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Russian forces conducting offensive actions at Lyman, Bakhmut, Avdiivka and Maryinka directio...</text:span>
</text:h>
      <text:p text:style-name="P4">
Authors: liveuamap (Language: en)</text:p>
      <text:p text:style-name="P4">
Time: 2023-05-10T-101:30:00</text:p>
      <text:p text:style-name="P4">
Location: Marinka, Donetsk Oblast (Latitude:47.94222 Longtitude:37.50286)</text:p>
      <text:p text:style-name="P4">
Videos: []</text:p>
      <text:p text:style-name="P4">
Images: []</text:p>
      <text:p text:style-name="P4">
Tags: ["Russia"]</text:p>
      <text:p text:style-name="P4">
Id: 22561768</text:p>
      <!--METADATA-->
      <text:p text:style-name="P4">
Russian forces conducting offensive actions at Lyman, Bakhmut, Avdiivka andMaryinka directions. Ukrainian military repelled over 46 Russian attacks.Russian forces attempting to advance near Masutivka and Stelmakhivka,Bilohorivka, Bakhmut, Ivanivske and Stupochky, Maryinka, - General Staff ofArmed Forces of Ukraine says in the morning report</text:p>
      <text:p text:style-name="P4">
News Collection Link: <text:a xlink:type="simple" xlink:href="https://liveuamap.com/en/2023/10-may-russian-forces-conducting-offensive-actions-at-lyman" text:style-name="Internet_20_link" text:visited-style-name="Visited_20_Internet_20_Link">
https://liveuamap.com/en/2023/10-may-russian-forces-conducting-offensive-actions-at-lyman</text:a>
</text:p>
      <text:p text:style-name="P4">
News Source: <text:a xlink:type="simple" xlink:href="https://t.me/lumsrc/4746" text:style-name="Internet_20_link" text:visited-style-name="Visited_20_Internet_20_Link">
https://t.me/lumsrc/4746</text:a>
</text:p>
      <!--NEWS-->
      <text:h text:style-name="P10" text:outline-level="1">
<text:span text:style-name="T4">
Odeska Oblast(23:09). Red Alert: aerial threat. Sirens sounding. Take cover now!</text:span>
</text:h>
      <text:p text:style-name="P4">
Authors: liveuamap (Language: en)</text:p>
      <text:p text:style-name="P4">
Time: 2023-05-10T-40:10:00</text:p>
      <text:p text:style-name="P4">
Location: Odeska Oblast (Latitude:46.75000000 Longtitude:30.25000000)</text:p>
      <text:p text:style-name="P4">
Videos: []</text:p>
      <text:p text:style-name="P4">
Images: []</text:p>
      <text:p text:style-name="P4">
Tags: ["Europe", "Central and Eastern Europe"]</text:p>
      <text:p text:style-name="P4">
Id: 22561929</text:p>
      <!--METADATA-->
      <text:p text:style-name="P4">
Odesa region(23:09). Red Alert: aerial threat. Sirens sounding. Take covernow!</text:p>
      <text:p text:style-name="P4">
News Collection Link: <text:a xlink:type="simple" xlink:href="https://liveuamap.com/en/2023/10-may-odeska-oblast2309-red-alert-aerial-thrg" text:style-name="Internet_20_link" text:visited-style-name="Visited_20_Internet_20_Link">
https://liveuamap.com/en/2023/10-may-odeska-oblast2309-red-alert-aerial-thrg</text:a>
</text:p>
      <text:p text:style-name="P4">
News Source: <text:a xlink:type="simple" xlink:href="https://t.me/suspilneodesa/23120" text:style-name="Internet_20_link" text:visited-style-name="Visited_20_Internet_20_Link">
https://t.me/suspilneodesa/23120</text:a>
</text:p>
      <!--NEWS-->
      <text:h text:style-name="P10" text:outline-level="1">
<text:span text:style-name="T4">
JSC Sivershchyna And Slobozhanshchina Directions Rusyan Army Shelled Hasichivka, Iron Bridge ...</text:span>
</text:h>
      <text:p text:style-name="P4">
Authors: liveuamap (Language: en)</text:p>
      <text:p text:style-name="P4">
Time: 2023-05-10T-88:29:00</text:p>
      <text:p text:style-name="P4">
Location: Vovchansk (Latitude:50.11794 Longtitude:37.56775)</text:p>
      <text:p text:style-name="P4">
Videos: []</text:p>
      <text:p text:style-name="P4">
Images: []</text:p>
      <text:p text:style-name="P4">
Tags: ["Russia"]</text:p>
      <text:p text:style-name="P4">
Id: 22561777</text:p>
      <!--METADATA-->
      <text:p text:style-name="P4">
At sivershchyna and slBozhanschyna directions Russian army ShelleDhasychivka, Zaliznyy Mist, Muravyi of Chernihiv Region; Tovstodubove, Bachivsk, Stari Vyrky, Iskryskivskivskyna, Volfyne, Yunakivka, Mohrytstststs Hatysche, Pletenivka, Tykhe, Mala Vovcha, Budarky, Zemlyanky, Vilkhuvatka, Dvorichanske and Khatnye of Kharkiv Region, - General Staff ofarMed Forces of Ukraine Says in the Morning Report</text:p>
      <text:p text:style-name="P4">
News Collection Link:(https://liveuamap.com/en/2023/10-may-at-sivershchyna-and-slobozhanschyna-directions-russian)</text:p>
      <text:p text:style-name="P4">
News Source: <text:a xlink:type="simple" xlink:href="https://t.me/lumsrc/4738" text:style-name="Internet_20_link" text:visited-style-name="Visited_20_Internet_20_Link">
https://t.me/lumsrc/4738</text:a>
</text:p>
      <!--NEWS-->
      <text:h text:style-name="P10" text:outline-level="1">
<text:span text:style-name="T4">
At Lyman direction Russian army shelled Makiyivka, Bilohorivka and Vesele of Luhansk region a...</text:span>
</text:h>
      <text:p text:style-name="P4">
Authors: liveuamap (Language: en)</text:p>
      <text:p text:style-name="P4">
Time: 2023-05-10T-90:29:00</text:p>
      <text:p text:style-name="P4">
Location: Bakhmut (Latitude:48.80822 Longtitude:38.24856)</text:p>
      <text:p text:style-name="P4">
Videos: []</text:p>
      <text:p text:style-name="P4">
Images: []</text:p>
      <text:p text:style-name="P4">
Tags: ["Russia"]</text:p>
      <text:p text:style-name="P4">
Id: 22561775</text:p>
      <!--METADATA-->
      <text:p text:style-name="P4">
At Lyman direction Russian army shelled Makiyivka, Bilohorivka and Vesele ofLuhansk region and Yampolivka and Spirne of Donetsk region, - General Staff ofArmed Forces of Ukraine says in the morning report</text:p>
      <text:p text:style-name="P4">
News Collection Link: <text:a xlink:type="simple" xlink:href="https://liveuamap.com/en/2023/10-may-at-lyman-direction-russian-army-shelled-makiyivka" text:style-name="Internet_20_link" text:visited-style-name="Visited_20_Internet_20_Link">
https://liveuamap.com/en/2023/10-may-at-lyman-direction-russian-army-shelled-makiyivka</text:a>
</text:p>
      <text:p text:style-name="P4">
News Source: <text:a xlink:type="simple" xlink:href="https://t.me/lumsrc/4740" text:style-name="Internet_20_link" text:visited-style-name="Visited_20_Internet_20_Link">
https://t.me/lumsrc/4740</text:a>
</text:p>
      <!--NEWS-->
      <text:h text:style-name="P10" text:outline-level="1">
<text:span text:style-name="T4">
JSU Bakhmut Directio Rusian Army Shelled Orikhovo-Vasylivka, Bogdanivka, Bakhmut, Ivanovsk, ...</text:span>
</text:h>
      <text:p text:style-name="P4">
Authors: liveuamap (Language: en)</text:p>
      <text:p text:style-name="P4">
Time: 2023-05-10T-92:29:00</text:p>
      <text:p text:style-name="P4">
Location: Novhorods'ke, Donetsk Oblast (Latitude:48.32544 Longtitude:37.84172)</text:p>
      <text:p text:style-name="P4">
Videos: []</text:p>
      <text:p text:style-name="P4">
Images: []</text:p>
      <text:p text:style-name="P4">
Tags: ["Russia"]</text:p>
      <text:p text:style-name="P4">
Id: 22561774</text:p>
      <!--METADATA-->
      <text:p text:style-name="P4">
At Bakhmut direction Russian army shelled Orikhovo-Vasylivka, Bohdanivka,Bakhmut, Ivanivske, Chasiv Yar, Stupochky, Zalizne and New York of Donetskregion, - General Staff of Armed Forces of Ukraine says in the morning report</text:p>
      <text:p text:style-name="P4">
News Collection Link: <text:a xlink:type="simple" xlink:href="https://liveuamap.com/en/2023/10-may-at-bakhmut-direction-russian-army-shelled-orikhovovasylivka" text:style-name="Internet_20_link" text:visited-style-name="Visited_20_Internet_20_Link">
https://liveuamap.com/en/2023/10-may-at-bakhmut-direction-russian-army-shelled-orikhovovasylivka</text:a>
</text:p>
      <text:p text:style-name="P4">
News Source: <text:a xlink:type="simple" xlink:href="https://t.me/lumsrc/4741" text:style-name="Internet_20_link" text:visited-style-name="Visited_20_Internet_20_Link">
https://t.me/lumsrc/4741</text:a>
</text:p>
      <!--NEWS-->
      <text:h text:style-name="P10" text:outline-level="1">
<text:span text:style-name="T4">
JSC Avdiivka Directio Rusian of the Army Shelled Novokalinova, Avdiivka, Pervomaisko, Neterilov A ...</text:span>
</text:h>
      <text:p text:style-name="P4">
Authors: liveuamap (Language: en)</text:p>
      <text:p text:style-name="P4">
Time: 2023-05-10T-94:29:00</text:p>
      <text:p text:style-name="P4">
Location: Donetsk Oblast (Latitude:48.10709 Longtitude:37.49084)</text:p>
      <text:p text:style-name="P4">
Videos: []</text:p>
      <text:p text:style-name="P4">
Images: []</text:p>
      <text:p text:style-name="P4">
Tags: ["Russia"]</text:p>
      <text:p text:style-name="P4">
Id: 22561773</text:p>
      <!--METADATA-->
      <text:p text:style-name="P4">
At Avdiyivka direction Russian army shelled Novokalynove, Avdiyivka,Pervomayske, Netaylove and Karlivka of Donetsk region. Russian aviationconducted airstrike near Avdiyivka, - General Staff of Armed Forces of Ukrainesays in the morning report</text:p>
      <text:p text:style-name="P4">
News Collection Link: <text:a xlink:type="simple" xlink:href="https://liveuamap.com/en/2023/10-may-at-avdiyivka-direction-russian-army-shelled-novokalynove" text:style-name="Internet_20_link" text:visited-style-name="Visited_20_Internet_20_Link">
https://liveuamap.com/en/2023/10-may-at-avdiyivka-direction-russian-army-shelled-novokalynove</text:a>
</text:p>
      <text:p text:style-name="P4">
News Source: <text:a xlink:type="simple" xlink:href="https://t.me/lumsrc/4742" text:style-name="Internet_20_link" text:visited-style-name="Visited_20_Internet_20_Link">
https://t.me/lumsrc/4742</text:a>
</text:p>
      <!--NEWS-->
      <text:h text:style-name="P10" text:outline-level="1">
<text:span text:style-name="T4">
JSC Shakhtar Directio Rusian Army Shelled Novomikhailivka, Vodyane, Vodane, Village, Wondering ...</text:span>
</text:h>
      <text:p text:style-name="P4">
Authors: liveuamap (Language: en)</text:p>
      <text:p text:style-name="P4">
Time: 2023-05-10T-97:30:00</text:p>
      <text:p text:style-name="P4">
Location: Velyka Novosilka (Latitude:47.82941 Longtitude:36.84059)</text:p>
      <text:p text:style-name="P4">
Videos: []</text:p>
      <text:p text:style-name="P4">
Images: []</text:p>
      <text:p text:style-name="P4">
Tags: ["Russia"]</text:p>
      <text:p text:style-name="P4">
Id: 22561771</text:p>
      <!--METADATA-->
      <text:p text:style-name="P4">
At Shakhtarske direction Russian army shelled Novomykhaylivka, Vodyane,Vuhledar, Prechystivka and Velyka Novosilka. Russian aviation conductedairstrike near Velyka Novosilka, - General Staff of Armed Forces of Ukrainesays in the morning report</text:p>
      <text:p text:style-name="P4">
News Collection Link: <text:a xlink:type="simple" xlink:href="https://liveuamap.com/en/2023/10-may-at-shakhtarske-direction-russian-army-shelled-novomykhaylivka" text:style-name="Internet_20_link" text:visited-style-name="Visited_20_Internet_20_Link">
https://liveuamap.com/en/2023/10-may-at-shakhtarske-direction-russian-army-shelled-novomykhaylivka</text:a>
</text:p>
      <text:p text:style-name="P4">
News Source: <text:a xlink:type="simple" xlink:href="https://t.me/lumsrc/4744" text:style-name="Internet_20_link" text:visited-style-name="Visited_20_Internet_20_Link">
https://t.me/lumsrc/4744</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5-10T-99:30:00</text:p>
      <text:p text:style-name="P4">
Location: Ukraine (Latitude:47.56593 Longtitude:35.78093)</text:p>
      <text:p text:style-name="P4">
Videos: []</text:p>
      <text:p text:style-name="P4">
Images: []</text:p>
      <text:p text:style-name="P4">
Tags: ["Russia"]</text:p>
      <text:p text:style-name="P4">
Id: 22561770</text:p>
      <!--METADATA-->
      <text:p text:style-name="P4">
At Zaporizhzhia and Kherson directions Russian army shelled Vremivka andNovopil of Donetsk region; Olhivske, Poltavka, Malynivka, Huliaipole,Charivne, Mala Tokmachka, Orikhiv, Novodanylivka, Novoandriyivka, Stepove,Kamyanske and Plavni of Zaporizhzhia region and Antonivka, Molodizhne andZelenivka of Kherson region. Russian aviation conducted airstrikes nearOrikhiv, Kizomys and Stanislav, - General Staff of Armed Forces of Ukrainesays in the morning report</text:p>
      <text:p text:style-name="P4">
News Collection Link: <text:a xlink:type="simple" xlink:href="https://liveuamap.com/en/2023/10-may-at-zaporizhzhia-and-kherson-directions-russian-army" text:style-name="Internet_20_link" text:visited-style-name="Visited_20_Internet_20_Link">
https://liveuamap.com/en/2023/10-may-at-zaporizhzhia-and-kherson-directions-russian-army</text:a>
</text:p>
      <text:p text:style-name="P4">
News Source: <text:a xlink:type="simple" xlink:href="https://t.me/lumsrc/4745" text:style-name="Internet_20_link" text:visited-style-name="Visited_20_Internet_20_Link">
https://t.me/lumsrc/4745</text:a>
</text:p>
      <!--NEWS-->
      <text:h text:style-name="P10" text:outline-level="1">
<text:span text:style-name="T4">
Zaporizka Oblast(09:16). Red Alert: aerial threat. Sirens sounding. Take cover now!</text:span>
</text:h>
      <text:p text:style-name="P4">
Authors: liveuamap (Language: en)</text:p>
      <text:p text:style-name="P4">
Time: 2023-05-10T03:18:00</text:p>
      <text:p text:style-name="P4">
Location: Zaporizka Oblast (Latitude:47.612021 Longtitude:35.765261)</text:p>
      <text:p text:style-name="P4">
Videos: []</text:p>
      <text:p text:style-name="P4">
Images: []</text:p>
      <text:p text:style-name="P4">
Tags: ["Europe", "Central and Eastern Europe"]</text:p>
      <text:p text:style-name="P4">
Id: 22561735</text:p>
      <!--METADATA-->
      <text:p text:style-name="P4">
Zaporizhzhia region(09:16). Red Alert: aerial threat. Sirens sounding. Take covernow!</text:p>
      <text:p text:style-name="P4">
News Collection Link: <text:a xlink:type="simple" xlink:href="https://liveuamap.com/en/2023/10-may-zaporizka-oblast0916-red-alert-aerial-g" text:style-name="Internet_20_link" text:visited-style-name="Visited_20_Internet_20_Link">
https://liveuamap.com/en/2023/10-may-zaporizka-oblast0916-red-alert-aerial-g</text:a>
</text:p>
      <text:p text:style-name="P4">
News Source: <text:a xlink:type="simple" xlink:href="https://t.me/air_alert_ua/44923" text:style-name="Internet_20_link" text:visited-style-name="Visited_20_Internet_20_Link">
https://t.me/air_alert_ua/44923</text:a>
</text:p>
      <!--NEWS-->
      <text:h text:style-name="P10" text:outline-level="1">
<text:span text:style-name="T4">
Experts confirm the findings of "Wyborcza": A Russian Kh-55  rocket fell near Bydgoszcz in De...</text:span>
</text:h>
      <text:p text:style-name="P4">
Authors: liveuamap (Language: en)</text:p>
      <text:p text:style-name="P4">
Time: 2023-05-10T05:14:00</text:p>
      <text:p text:style-name="P4">
Location: Bydgoszcz, kujawsko-pomorskie (Latitude:53.14306 Longtitude:18.05946)</text:p>
      <text:p text:style-name="P4">
Videos: []</text:p>
      <text:p text:style-name="P4">
Images: []</text:p>
      <text:p text:style-name="P4">
Tags: ["Poland", "Europe"]</text:p>
      <text:p text:style-name="P4">
Id: 22561815</text:p>
      <!--METADATA-->
      <text:p text:style-name="P4">
Experts confirm the findings of "Wyborcza": A Russian Kh-55 rocket fell nearBydgoszcz in December</text:p>
      <text:p text:style-name="P4">
News Collection Link: <text:a xlink:type="simple" xlink:href="https://liveuamap.com/en/2023/10-may-experts-confirm-the-findings-of-wyborcza-a-russian" text:style-name="Internet_20_link" text:visited-style-name="Visited_20_Internet_20_Link">
https://liveuamap.com/en/2023/10-may-experts-confirm-the-findings-of-wyborcza-a-russian</text:a>
</text:p>
      <text:p text:style-name="P4">
News Source: <text:a xlink:type="simple" xlink:href="https://twitter.com/gazeta_wyborcza/status/1656211060934713344" text:style-name="Internet_20_link" text:visited-style-name="Visited_20_Internet_20_Link">
https://twitter.com/gazeta_wyborcza/status/1656211060934713344</text:a>
</text:p>
      <!--NEWS-->
      <text:h text:style-name="P10" text:outline-level="1">
<text:span text:style-name="T4">
Transneft reported an attempted attack on the Druzhba oil pipeline system at a loading statio...</text:span>
</text:h>
      <text:p text:style-name="P4">
Authors: liveuamap (Language: en)</text:p>
      <text:p text:style-name="P4">
Time: 2023-05-10T05:43:00</text:p>
      <text:p text:style-name="P4">
Location: Bryansk,Bryanskaya oblast' (Latitude:53.26243000 Longtitude:34.41420000)</text:p>
      <text:p text:style-name="P4">
Videos: []</text:p>
      <text:p text:style-name="P4">
Images: []</text:p>
      <text:p text:style-name="P4">
Tags: ["Energy", "Russia"]</text:p>
      <text:p text:style-name="P4">
Id: 22561807</text:p>
      <!--METADATA-->
      <text:p text:style-name="P4">
Transneft reported an attempted attack on the Druzhba oil pipeline system at aloading station in Bryansk</text:p>
      <text:p text:style-name="P4">
News Collection Link: <text:a xlink:type="simple" xlink:href="https://liveuamap.com/en/2023/10-may-transneft-reported-an-attempted-attack-on-the-druzhba" text:style-name="Internet_20_link" text:visited-style-name="Visited_20_Internet_20_Link">
https://liveuamap.com/en/2023/10-may-transneft-reported-an-attempted-attack-on-the-druzhba</text:a>
</text:p>
      <text:p text:style-name="P4">
News Source: <text:a xlink:type="simple" xlink:href="https://t.me/bbbreaking/154980" text:style-name="Internet_20_link" text:visited-style-name="Visited_20_Internet_20_Link">
https://t.me/bbbreaking/154980</text:a>
</text:p>
      <!--NEWS-->
      <text:h text:style-name="P10" text:outline-level="1">
<text:span text:style-name="T4">
Explosion reported in Zaporizhzhia</text:span>
</text:h>
      <text:p text:style-name="P4">
Authors: liveuamap (Language: en)</text:p>
      <text:p text:style-name="P4">
Time: 2023-05-10T18:20:42</text:p>
      <text:p text:style-name="P4">
Location: Zaporizhzhia, Zaporiz'ka oblast (Latitude:47.82215 Longtitude:35.13393)</text:p>
      <text:p text:style-name="P4">
Videos: []</text:p>
      <text:p text:style-name="P4">
Images: []</text:p>
      <text:p text:style-name="P4">
Tags: ["Europe", "Central and Eastern Europe"]</text:p>
      <text:p text:style-name="P4">
Id: 22561938</text:p>
      <!--METADATA-->
      <text:p text:style-name="P4">
Explosion reported in Zaporizhzhia</text:p>
      <text:p text:style-name="P4">
News Collection Link: <text:a xlink:type="simple" xlink:href="https://liveuamap.com/en/2023/10-may-explosion-reported-in-zaporizhzhia-" text:style-name="Internet_20_link" text:visited-style-name="Visited_20_Internet_20_Link">
https://liveuamap.com/en/2023/10-may-explosion-reported-in-zaporizhzhia-</text:a>
</text:p>
      <text:p text:style-name="P4">
News Source: <text:a xlink:type="simple" xlink:href="https://t.me/suspilnezaporizhzhya/12762" text:style-name="Internet_20_link" text:visited-style-name="Visited_20_Internet_20_Link">
https://t.me/suspilnezaporizhzhya/12762</text:a>
</text:p>
      <!--NEWS-->
      <text:h text:style-name="P10" text:outline-level="1">
<text:span text:style-name="T4">
Small arms fighting reported at the border in Schebekino, Belgorod region</text:span>
</text:h>
      <text:p text:style-name="P4">
Authors: liveuamap (Language: en)</text:p>
      <text:p text:style-name="P4">
Time: 2023-05-10T18:34:36</text:p>
      <text:p text:style-name="P4">
Location: Kharkiv Oblast (Latitude:50.34767 Longtitude:36.92059)</text:p>
      <text:p text:style-name="P4">
Videos: []</text:p>
      <text:p text:style-name="P4">
Images: []</text:p>
      <text:p text:style-name="P4">
Tags: ["Russia"]</text:p>
      <text:p text:style-name="P4">
Id: 22561939</text:p>
      <!--METADATA-->
      <text:p text:style-name="P4">
Small arms fighting reported at the border in Schebekino, Belgorod region</text:p>
      <text:p text:style-name="P4">
News Collection Link: <text:a xlink:type="simple" xlink:href="https://liveuamap.com/en/2023/10-may-small-arms-fighting-reported-at-the-border-in-schebekino" text:style-name="Internet_20_link" text:visited-style-name="Visited_20_Internet_20_Link">
https://liveuamap.com/en/2023/10-may-small-arms-fighting-reported-at-the-border-in-schebekino</text:a>
</text:p>
      <text:p text:style-name="P4">
News Source: <text:a xlink:type="simple" xlink:href="https://t.me/belgorod_informant/4082" text:style-name="Internet_20_link" text:visited-style-name="Visited_20_Internet_20_Link">
https://t.me/belgorod_informant/4082</text:a>
</text:p>
      <!--NEWS-->
      <text:h text:style-name="P10" text:outline-level="1">
<text:span text:style-name="T4">
Chernihivska Oblast, Sumska Oblast(00:52). Red Alert: aerial threat. Sirens sounding. Take co...</text:span>
</text:h>
      <text:p text:style-name="P4">
Authors: liveuamap (Language: en)</text:p>
      <text:p text:style-name="P4">
Time: 2023-05-10T18:53:00</text:p>
      <text:p text:style-name="P4">
Location: Chernihivska Oblast (Latitude:51.3339 Longtitude:32.00118)</text:p>
      <text:p text:style-name="P4">
Videos: []</text:p>
      <text:p text:style-name="P4">
Images: []</text:p>
      <text:p text:style-name="P4">
Tags: ["Europe", "Central and Eastern Europe"]</text:p>
      <text:p text:style-name="P4">
Id: 22561940</text:p>
      <!--METADATA-->
      <text:p text:style-name="P4">
Chernihiv region, Sumy region(00:52). Red Alert: aerial threat. Sirenssounding. Take cover now!</text:p>
      <text:p text:style-name="P4">
News Collection Link: <text:a xlink:type="simple" xlink:href="https://liveuamap.com/en/2023/10-may-chernihivska-oblast-sumska-oblast0052-g" text:style-name="Internet_20_link" text:visited-style-name="Visited_20_Internet_20_Link">
https://liveuamap.com/en/2023/10-may-chernihivska-oblast-sumska-oblast0052-g</text:a>
</text:p>
      <text:p text:style-name="P4">
News Source: <text:a xlink:type="simple" xlink:href="https://t.me/air_alert_ua/44989" text:style-name="Internet_20_link" text:visited-style-name="Visited_20_Internet_20_Link">
https://t.me/air_alert_ua/44989</text:a>
</text:p>
      <!--NEWS-->
      <text:h text:style-name="P10" text:outline-level="1">
<text:span text:style-name="T4">
On the guard of the sky: how aircraft provides Ukraine's protection against air threats</text:span>
</text:h>
      <text:p text:style-name="P4">
Author: ['АРМІЯINFORM']</text:p>
      <text:p text:style-name="P4">
Time: 2023-05-10T31:00:00-04:00</text:p>
      <text:p text:style-name="P4">
Description: PPO Ground VIISK ZS Ukrainian to the Watch of Heaven. One IZ complex of the Submarks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5/346027380_573159581329497_2427395200774415437_n.jpg" text:style-name="Internet_20_link" text:visited-style-name="Visited_20_Internet_20_Link">
346027380_573159581329497_2427395200774415437_n.jpg</text:a>
', '<text:a xlink:type="simple" xlink:href="https://armyinform.com.ua/wp-content/uploads/2023/05/346059177_161828103258164_6861174670854764778_n-150x150.jpg" text:style-name="Internet_20_link" text:visited-style-name="Visited_20_Internet_20_Link">
346059177_161828103258164_6861174670854764778_n-150x150.jpg</text:a>
', '<text:a xlink:type="simple" xlink:href="https://armyinform.com.ua/wp-content/uploads/2023/05/346272440_1297994617453643_8823540362755819597_n-150x150.jpg" text:style-name="Internet_20_link" text:visited-style-name="Visited_20_Internet_20_Link">
346272440_1297994617453643_8823540362755819597_n-150x150.jpg</text:a>
']</text:p>
      <text:p text:style-name="P4">
Tags: ['STOPRUSSIA', 'АГРЕСІЯ РФ', 'ВІЙНА', 'ВТОРГНЕННЯ РФ', 'ППО']</text:p>
      <text:p text:style-name="P4">
Category: News</text:p>
      <!--METADATA-->
      <text:p text:style-name="P4">
<draw:frame draw:style-name="fr1" draw:name="Image2" text:anchor-type="as-char" svg:width="6.9236in" svg:height="4.615733in" draw:z-index="0">
<draw:image xlink:href="../Images/AРМІЯINFORM/2023-05-10T31-00-00-04-00/346027380_573159581329497_2427395200774415437_n.jpg" xlink:type="simple" xlink:show="embed" xlink:actuate="onLoad" draw:mime-type="image/jpeg"/>
</draw:frame>
Air Forces of the Armed Forces of Ukraine on the guard of the sky.</text:p>
      <text:p text:style-name="P4">
One of the companies of the Air Forces of the Armed Forces of Ukraine, which defends the sky of Nakivshchyna is the Swedish portable anti-aircraft missile complex RBS-70.</text:p>
      <text:p text:style-name="P4">
The RBS-70 crew consists of four "virtuosos" of their business: the commander, the assistant commander of the gunner and the two archers.</text:p>
      <text:p text:style-name="P4">
<text:a xlink:type="simple" xlink:href="https://armyinform.com.ua/wp-content/uploads/2023/05/346059177_161828103258164_6861174670854764778_n.jpg" text:style-name="Internet_20_link" text:visited-style-name="Visited_20_Internet_20_Link">
!(Images/AРМІЯINFORM/2023-05-10T31-00-00-04-00/346059177_161828103258164_6861174670854764778_n-150x150.jpg)</text:a>
</text:p>
      <text:p text:style-name="P4">
<text:a xlink:type="simple" xlink:href="https://armyinform.com.ua/wp-content/uploads/2023/05/346272440_1297994617453643_8823540362755819597_n.jpg" text:style-name="Internet_20_link" text:visited-style-name="Visited_20_Internet_20_Link">
<draw:frame draw:style-name="fr1" draw:name="Image3" text:anchor-type="as-char" svg:width="6.9236in" svg:height="6.9236in" draw:z-index="0">
<draw:image xlink:href="../Images/AРМІЯINFORM/2023-05-10T31-00-00-04-00/346272440_1297994617453643_8823540362755819597_n-150x150.jpg" xlink:type="simple" xlink:show="embed" xlink:actuate="onLoad" draw:mime-type="image/jpeg"/>
</draw:frame>
</text:a>
In January 2023, our military personnel were trained at the RRBS-70 simulators. The Swedish instructors were incredibly impressed when our warriors were figured out with this system in action.</text:p>
      <text:p text:style-name="P4">
The account of this Swedish complex already has whipped Russian missiles and Shahda.</text:p>
      <text:p text:style-name="P4">
<text:span text:style-name="T4">
 Source: </text:span>
 [_ Public Relations Command Command of Land Military(https://www.facebook.com/UALandForces/posts/pfbid0krm5Zz65WucpcDz75WxVAp4vGYkmu9yeCshCNmssSrcToEaXb5vE5LkDk3pefXkSl)</text:p>
      <text:p text:style-name="P4">
News Source: <text:a xlink:type="simple" xlink:href="https://armyinform.com.ua/2023/05/10/na-storozhi-neba-yak-ppo-zabezpechuye-zahyst-ukrayiny-vid-povitryanyh-zagroz/" text:style-name="Internet_20_link" text:visited-style-name="Visited_20_Internet_20_Link">
https://armyinform.com.ua/2023/05/10/na-storozhi-neba-yak-ppo-zabezpechuye-zahyst-ukrayiny-vid-povitryanyh-zagroz/</text:a>
</text:p>
      <!--NEWS-->
      <text:h text:style-name="P10" text:outline-level="1">
<text:span text:style-name="T4">
UWC launches an international student project to the 90s of the Holodomor</text:span>
</text:h>
      <text:p text:style-name="P4">
Author: ['АРМІЯINFORM']</text:p>
      <text:p text:style-name="P4">
Time: 2023-05-10T32:00:00-04:00</text:p>
      <text:p text:style-name="P4">
Description: About the tsee on the site SKA. Before the 90s of the Rocks ... The war with Ukraine 2022, the war with Ukraine is the latest news today, the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5/day-2.webp" text:style-name="Internet_20_link" text:visited-style-name="Visited_20_Internet_20_Link">
day-2.webp</text:a>
']</text:p>
      <text:p text:style-name="P4">
Tags: ['STOPRUSSIA', 'АГРЕСІЯ РФ', 'ВІЙНА', 'ВТОРГНЕННЯ РФ', 'ГОЛОДОМОР']</text:p>
      <text:p text:style-name="P4">
Category: News</text:p>
      <!--METADATA-->
      <text:p text:style-name="P4">
<draw:frame draw:style-name="fr1" draw:name="Image4" text:anchor-type="as-char" svg:width="6.9236in" svg:height="3.4618in" draw:z-index="0">
<draw:image xlink:href="../ConvertedIMGs/AРМІЯINFORM/2023-05-10T32-00-00-04-00/day-2.png" xlink:type="simple" xlink:show="embed" xlink:actuate="onLoad" draw:mime-type="image/png"/>
</draw:frame>
This was reported on <text:a xlink:type="simple" xlink:href="https://www.ukrainianworldcongress.org/ua/sku-zapuska%d1%94-mizhnarodnij-uchnivskij-pro%d1%94kt-do-90-h-rokovin-golodomoru/" text:style-name="Internet_20_link" text:visited-style-name="Visited_20_Internet_20_Link">
site</text:a>
.</text:p>
      <text:p text:style-name="P4">
До вшанування 90-х роковин Голодомору-геноциду 1932-33 років Світовий КонґресУкраїнців (SKU)It announces a unique project for students of grades 8-12, who will collect stories from the third and fourth generations of famine, and will also be able to share their memories of how they were able to escape from the genocide war of Russia.</text:p>
      <text:p text:style-name="P4">
The initiators of the project "We Remember" have been the world network of descendants of the void of the voice in cooperation with the World Coordination Educational and Educational Council(Codor)The World Congress of Ukrainians and Independent Ukrainian Television Chanada KONTAKT NEXT GEN.</text:p>
      <text:p text:style-name="P4">
As part of the project, students of grades 8-12 will record a series of interviews with the descendants of the 1932-33 one. A selection of records will be professionally edited, and this fall it can be aired by the KONTAKT NEXT GEN TV program as part of the UWC initiative to honor the 90th anniversary and will be published on the website of the Holodomor. Every lesson/student who/-a will submit a certificate for participation and and will be defined/-a on the site of the Holodomor descendants.</text:p>
      <text:p text:style-name="P4">
Olga Soroka, the head of the Holodomor descendants, considers this project as extracted: “As the descendants of those who have undergone unspeakable horrors at the hands of a totalitarian man during the famine-genocide, we remember. We remember the storylines of their experiences and pass them on to our children who will pass on their generations. We remember that Russia has tried to destroy the entire Ukrainian people and steal our history, culture, religion, because they cannot be proud of their own. We will also remember how Russia tries to carry out the most genocide today, killing innocent men, women and children, to destroy the Ukrainian nation. We are glad to welcome you to the other cycle "We Remember" where you will hear from the third and fourth -haired descendants of the Holodomor, some of which have avoided the present genocide made by Russia. "</text:p>
      <text:p text:style-name="P4">
The deadline for applying for participation is July 31, 2023. To obtain an additional information on the project, visit <text:a xlink:type="simple" xlink:href="https://hdn.ukrainianworldcongress.org/" text:style-name="Internet_20_link" text:visited-style-name="Visited_20_Internet_20_Link">
hdn.ukrainianworldcongCongress.org</text:a>
</text:p>
      <text:p text:style-name="P4">
News Source: <text:a xlink:type="simple" xlink:href="https://armyinform.com.ua/2023/05/10/sku-zapuskaye-mizhnarodnyj-uchnivskyj-proyekt-do-90-h-rokovyn-golodomoru/" text:style-name="Internet_20_link" text:visited-style-name="Visited_20_Internet_20_Link">
https://armyinform.com.ua/2023/05/10/sku-zapuskaye-mizhnarodnyj-uchnivskyj-proyekt-do-90-h-rokovyn-golodomoru/</text:a>
</text:p>
      <!--NEWS-->
      <text:h text:style-name="P10" text:outline-level="1">
<text:span text:style-name="T4">
To whom with IDPs will automatically continue granting subsidies for a non -heating period</text:span>
</text:h>
      <text:p text:style-name="P4">
Author: ['АРМІЯINFORM']</text:p>
      <text:p text:style-name="P4">
Time: 2023-05-10T33:00:00-04:00</text:p>
      <text:p text:style-name="P4">
Description: About CED DOIMLAY MINRINTEGRATIGE. The Pence of the Fund is automatically recognized as Zhitlovi ... War with Ukraine 2022, war with Ukraine latest news today, news war with Ukraine 2022 Last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1/11/5ncmojeg50czm07tphknalblebeajfzo-968x500-1-1.jpg" text:style-name="Internet_20_link" text:visited-style-name="Visited_20_Internet_20_Link">
5ncmojeg50czm07tphknalblebeajfzo-968x500-1-1.jpg</text:a>
']</text:p>
      <text:p text:style-name="P4">
Tags: ['STOPRUSSIA', 'АГРЕСІЯ РФ', 'ВИПЛАТИ ДЛЯ ВПО', 'ВІЙНА', 'ВПО', 'ВТОРГНЕННЯ РФ', 'МІНРЕІНТЕГРАЦІЇ']</text:p>
      <text:p text:style-name="P4">
Category: News</text:p>
      <!--METADATA-->
      <text:p text:style-name="P4">
<draw:frame draw:style-name="fr1" draw:name="Image5" text:anchor-type="as-char" svg:width="6.9236in" svg:height="3.57624in" draw:z-index="0">
<draw:image xlink:href="../Images/AРМІЯINFORM/2023-05-10T33-00-00-04-00/5ncmojeg50czm07tphknalblebeajfzo-968x500-1-1.jpg" xlink:type="simple" xlink:show="embed" xlink:actuate="onLoad" draw:mime-type="image/jpeg"/>
</draw:frame>
Illustrative photo</text:p>
      <text:p text:style-name="P4">
About it <text:a xlink:type="simple" xlink:href="https://minre.gov.ua/2023/05/09/komu-z-vpo-avtomatychno-prodovzhat-nadannya-subsydij-na-neopalyuvalnyj-period/" text:style-name="Internet_20_link" text:visited-style-name="Visited_20_Internet_20_Link">
reports</text:a>
Ministry of Reintegration.</text:p>
      <text:p text:style-name="P4">
The Pension Fund will automatically assign housing subsidies for non -heating periodoids for most households that received a subsidy in the previous fuel season. This is possible provided that the property of the property or family composition has not changed.</text:p>
      <text:p text:style-name="P4">
Housing subsidies will also be automatically re -assigned to intraveracted persons who receive them at the registration address.</text:p>
      <text:p text:style-name="P4">
If an internally displaced person plans to issue a subsidy at a address other than the place of registration, he or she must contact the Pension Fund of Ukraine and submit the relevant application and declaration of income.</text:p>
      <text:p text:style-name="P4">
Housing subsidies will be assigned on the basis of the services received from the providers on the provision of citizens with housing and communal services invented prices, tariffs and the amount of contributions/payments for the management of the household house and utilities.</text:p>
      <text:p text:style-name="P4">
In the absence of the necessary information, the housing subsidy for such services will not be determined.</text:p>
      <text:p text:style-name="P4">
Displaced persons can request a housing subsidy.(https://portal.pfu.gov.ua/sidebar/Templates/InfoSubsidy)Or by giving up to the Fund's service center at the place of actual stay.</text:p>
      <text:p text:style-name="P4">
News Source: <text:a xlink:type="simple" xlink:href="https://armyinform.com.ua/2023/05/10/komu-z-vpo-avtomatychno-prodovzhat-nadannya-subsydij-na-neopalyuvalnyj-period/" text:style-name="Internet_20_link" text:visited-style-name="Visited_20_Internet_20_Link">
https://armyinform.com.ua/2023/05/10/komu-z-vpo-avtomatychno-prodovzhat-nadannya-subsydij-na-neopalyuvalnyj-period/</text:a>
</text:p>
      <!--NEWS-->
      <text:h text:style-name="P10" text:outline-level="1">
<text:span text:style-name="T4">
Underwater drone in work</text:span>
</text:h>
      <text:p text:style-name="P4">
Author: ['АРМІЯINFORM']</text:p>
      <text:p text:style-name="P4">
Time: 2023-05-10T34:00:00-04:00</text:p>
      <text:p text:style-name="P4">
Description: About CED POLIDOLYA, Ukrainian, at his own company, Storinzi at the social Merezhi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ІЙНА', 'ВТОРГНЕННЯ РФ', 'ДРОН', 'ДСНС УКРАЇНИ']</text:p>
      <text:p text:style-name="P4">
Category: News</text:p>
      <!--METADATA-->
      <text:p text:style-name="P4">
About it <text:a xlink:type="simple" xlink:href="https://www.facebook.com/MNS.GOV.UA/videos/222195490545033/" text:style-name="Internet_20_link" text:visited-style-name="Visited_20_Internet_20_Link">
reports</text:a>
SESU Ukraine on its official page on the social network Facebook.</text:p>
      <text:p text:style-name="P4">
It is now used by Cherkasy divers of the SES. The remote controlled device combines compactness and efficiency. Quick, modular and simple, has excellent optics.</text:p>
      <text:p text:style-name="P4">
This allows the divers and sappers of Cherkasy region to carry out a wide range of underwater work without exposing themselves to the nananeous safety.</text:p>
      <text:p text:style-name="P4">
The apparatus helps the SES specialists in real time to observe, to examine the bottom, to inspect suspicious objects and to remove the water area remotely.</text:p>
      <text:p text:style-name="P4">
News Source: <text:a xlink:type="simple" xlink:href="https://armyinform.com.ua/2023/05/10/pidvodnyj-dron-u-roboti/" text:style-name="Internet_20_link" text:visited-style-name="Visited_20_Internet_20_Link">
https://armyinform.com.ua/2023/05/10/pidvodnyj-dron-u-roboti/</text:a>
</text:p>
      <!--NEWS-->
      <text:h text:style-name="P10" text:outline-level="1">
<text:span text:style-name="T4">
Misinformation on tot: what are the consequences and how to deal with them</text:span>
</text:h>
      <text:p text:style-name="P4">
Author: ['АРМІЯINFORM']</text:p>
      <text:p text:style-name="P4">
Time: 2023-05-10T35:00:00-04:00</text:p>
      <text:p text:style-name="P4">
Description: About the CENTROMAL Center for the Ophy -Format on Facebook by Facebook.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1/fejk-rashka-1.jpg" text:style-name="Internet_20_link" text:visited-style-name="Visited_20_Internet_20_Link">
fejk-rashka-1.jpg</text:a>
']</text:p>
      <text:p text:style-name="P4">
Tags: ['STOPRUSSIA', 'АГРЕСІЯ РФ', 'ВІЙНА', 'ВТОРГНЕННЯ РФ']</text:p>
      <text:p text:style-name="P4">
Category: News</text:p>
      <!--METADATA-->
      <text:p text:style-name="P4">
<draw:frame draw:style-name="fr1" draw:name="Image6" text:anchor-type="as-char" svg:width="6.9236in" svg:height="3.894525in" draw:z-index="0">
<draw:image xlink:href="../Images/AРМІЯINFORM/2023-05-10T35-00-00-04-00/fejk-rashka-1.jpg" xlink:type="simple" xlink:show="embed" xlink:actuate="onLoad" draw:mime-type="image/jpeg"/>
</draw:frame>
About it <text:a xlink:type="simple" xlink:href="https://www.facebook.com/protydiyadezinformatsiyi.cpd/posts/pfbid02WJEksXpj12W2uz9VYoPVbEMF2zpJgugJUVZuKzh8n18ErL46v1bedYft9uQ7ToNml" text:style-name="Internet_20_link" text:visited-style-name="Visited_20_Internet_20_Link">
reports</text:a>
The Center for Combating Misinformation on your Facebook page.</text:p>
      <text:p text:style-name="P4">
About misinformation and manipulative campaigns that occur on the tot.</text:p>
      <text:p text:style-name="P4">
<text:span text:style-name="T4">
 Zaporizhzhya region: </text:span>
</text:p>
      <ul>
        <li>
In Melitopol, the invaders smoke documents and take away passports of the Russian Federation in those who participated in the "referendum". In this way, the Russians try to hide the crime that have been committed during their pseudo -referendum</li>
      </ul>
      <text:p text:style-name="P4">
<text:span text:style-name="T4">
 Donetsk region: </text:span>
</text:p>
      <ul>
        <li>
In Athens, Russian propagandists opened an exhibition of drawings of children from the occupied Mariupol. In this way, Russia tries to show Europeans as if it are taking care of children on the tot</li>
      </ul>
      <text:p text:style-name="P4">
<text:span text:style-name="T4">
 Lugansk region: </text:span>
</text:p>
      <ul>
        <li>
In the temporarily occupied Severodonetsk, Russian invaders imposed penalties for attempting to call relatives in the free territory of Ukraine. So the enemy of the force imposes the "Russian measure"</li>
      </ul>
      <text:p text:style-name="P4">
<text:span text:style-name="T4">
 Kherson region: </text:span>
</text:p>
      <ul>
        <li>
Propagandists under the auspices of Gaulayter Kherson region V. Saldo and with the participation of the so -called Uunarmia delivered "Eternal Fire" to Tot. Thus Rospropaganda continues to create a picture, as if "Russia is here forever"</li>
      </ul>
      <text:p text:style-name="P4">
News Source: <text:a xlink:type="simple" xlink:href="https://armyinform.com.ua/2023/05/10/dezinformacziya-na-tot-yaki-ye-naslidky-ta-yak-z-nymy-borotysya/" text:style-name="Internet_20_link" text:visited-style-name="Visited_20_Internet_20_Link">
https://armyinform.com.ua/2023/05/10/dezinformacziya-na-tot-yaki-ye-naslidky-ta-yak-z-nymy-borotysya/</text:a>
</text:p>
      <!--NEWS-->
      <text:h text:style-name="P10" text:outline-level="1">
<text:span text:style-name="T4">
Solid Manipulation: As TG-Channel enemy leads an information war</text:span>
</text:h>
      <text:p text:style-name="P4">
Author: ['АРМІЯINFORM']</text:p>
      <text:p text:style-name="P4">
Time: 2023-05-10T36:00:00-04:00</text:p>
      <text:p text:style-name="P4">
Description: About the CENTROMAL Center for the Ophy -Format on Facebook by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2/11/fejk-telebachennya-1.jpg" text:style-name="Internet_20_link" text:visited-style-name="Visited_20_Internet_20_Link">
fejk-telebachennya-1.jpg</text:a>
']</text:p>
      <text:p text:style-name="P4">
Tags: ['STOPRUSSIA', 'АГРЕСІЯ РФ', 'ВІЙНА', 'ВТОРГНЕННЯ РФ']</text:p>
      <text:p text:style-name="P4">
Category: News</text:p>
      <!--METADATA-->
      <text:p text:style-name="P4">
<draw:frame draw:style-name="fr1" draw:name="Image7" text:anchor-type="as-char" svg:width="6.9236in" svg:height="3.606042in" draw:z-index="0">
<draw:image xlink:href="../Images/AРМІЯINFORM/2023-05-10T36-00-00-04-00/fejk-telebachennya-1.jpg" xlink:type="simple" xlink:show="embed" xlink:actuate="onLoad" draw:mime-type="image/jpeg"/>
</draw:frame>
About it <text:a xlink:type="simple" xlink:href="https://www.facebook.com/protydiyadezinformatsiyi.cpd/posts/pfbid023iX3pUEKD2QYKBHhVzM1vYssqNfgRsf6AuFYLKBGC6e5PLpXYwoTguYFQYcbTgXpl" text:style-name="Internet_20_link" text:visited-style-name="Visited_20_Internet_20_Link">
reports</text:a>
The Center for Combating Misinformation on your Facebook page.</text:p>
      <text:p text:style-name="P4">
<text:span text:style-name="T4">
Misinformation</text:span>
</text:p>
      <ul>
        <li>
The hostile TG channels wrote: "The Guardian today is a big article in which the wounded and injured military of the Armed Forces complain that they feel post-traumatic syndrome and at the same time absolutely no one in Ukraine is needed in Ukraine."</li>
      </ul>
      <text:p text:style-name="P4">
<text:span text:style-name="T4">
Manipulation</text:span>
</text:p>
      <ul>
        <li>
"In honor of the victory of the Soviet Union over Nazi Germany, on Victory Day, the United States announced their decision to allocate another $ 1.2 billion to help the Nazis in Ukraine," the American publicist Jackson Hinkle wrote on his Twitter page.</li>
      </ul>
      <text:p text:style-name="P4">
<text:span text:style-name="T4">
Manipulation</text:span>
</text:p>
      <ul>
        <li>
TG hostile channels reported that The Washington Post allegedly summarized: “Some fears that if Ukrainians do not cope, Kiev may lose international military assistance or face new pressure to start negotiations with Moscow at the negotiating table, not on the battlefield . Such negotiations will almost certainly include Russia's requirements for the negotiating surrender of the sovereign territory. "</li>
      </ul>
      <text:p text:style-name="P4">
News Source: <text:a xlink:type="simple" xlink:href="https://armyinform.com.ua/2023/05/10/suczilna-manipulyacziya-yak-vorozhi-tg-kanaly-vedut-informaczijnu-vijnu/" text:style-name="Internet_20_link" text:visited-style-name="Visited_20_Internet_20_Link">
https://armyinform.com.ua/2023/05/10/suczilna-manipulyacziya-yak-vorozhi-tg-kanaly-vedut-informaczijnu-vijnu/</text:a>
</text:p>
      <!--NEWS-->
      <text:h text:style-name="P10" text:outline-level="1">
<text:span text:style-name="T4">
Cleaning the Territory: Pyrotechnical Groups SESR help regain safety on Earth</text:span>
</text:h>
      <text:p text:style-name="P4">
Author: ['АРМІЯINFORM']</text:p>
      <text:p text:style-name="P4">
Time: 2023-05-10T37:00:00-04:00</text:p>
      <text:p text:style-name="P4">
Description: About CED POLIDOLYA, Ukrainian, at his own company, Storinzi at the social Merezhi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345593097_566230015644838_2561632100097028604_n.jpg" text:style-name="Internet_20_link" text:visited-style-name="Visited_20_Internet_20_Link">
345593097_566230015644838_2561632100097028604_n.jpg</text:a>
', '<text:a xlink:type="simple" xlink:href="https://armyinform.com.ua/wp-content/uploads/2023/05/345581720_130102766728161_8716587694382533572_n-150x150.jpg" text:style-name="Internet_20_link" text:visited-style-name="Visited_20_Internet_20_Link">
345581720_130102766728161_8716587694382533572_n-150x150.jpg</text:a>
', '<text:a xlink:type="simple" xlink:href="https://armyinform.com.ua/wp-content/uploads/2023/05/345591163_1195767054470188_446950970572500584_n-150x150.jpg" text:style-name="Internet_20_link" text:visited-style-name="Visited_20_Internet_20_Link">
345591163_1195767054470188_446950970572500584_n-150x150.jpg</text:a>
', '<text:a xlink:type="simple" xlink:href="https://armyinform.com.ua/wp-content/uploads/2023/05/345584884_926266115316369_970095276280264586_n-150x150.jpg" text:style-name="Internet_20_link" text:visited-style-name="Visited_20_Internet_20_Link">
345584884_926266115316369_970095276280264586_n-150x150.jpg</text:a>
', '<text:a xlink:type="simple" xlink:href="https://armyinform.com.ua/wp-content/uploads/2023/05/345616591_1142719273789859_8154179717644142217_n-150x150.jpg" text:style-name="Internet_20_link" text:visited-style-name="Visited_20_Internet_20_Link">
345616591_1142719273789859_8154179717644142217_n-150x150.jpg</text:a>
']</text:p>
      <text:p text:style-name="P4">
Tags: ['STOPRUSSIA', 'АГРЕСІЯ РФ', 'ВІЙНА', 'ВТОРГНЕННЯ РФ', 'ДСНС УКРАЇНИ']</text:p>
      <text:p text:style-name="P4">
Category: News</text:p>
      <!--METADATA-->
      <text:p text:style-name="P4">
<draw:frame draw:style-name="fr1" draw:name="Image8" text:anchor-type="as-char" svg:width="6.9236in" svg:height="4.615733in" draw:z-index="0">
<draw:image xlink:href="../Images/AРМІЯINFORM/2023-05-10T37-00-00-04-00/345593097_566230015644838_2561632100097028604_n.jpg" xlink:type="simple" xlink:show="embed" xlink:actuate="onLoad" draw:mime-type="image/jpeg"/>
</draw:frame>
About it <text:a xlink:type="simple" xlink:href="https://www.facebook.com/MNS.GOV.UA/posts/pfbid0Jn6GLqFifjYLaVLQKuStw2DqVcumLBFHgJLTJGV2r433tSEu9Ky6FgfW17PZ8TwTl" text:style-name="Internet_20_link" text:visited-style-name="Visited_20_Internet_20_Link">
reports</text:a>
SES of Ukraine on its official page on the social network Facebook.</text:p>
      <text:p text:style-name="P4">
12 Pyrotechnical Groups of SES from different parts of our country clean the territories of Donetsk region daily from explosive objects.</text:p>
      <text:p text:style-name="P4">
They make a great contribution to land mine exchanging so that each of us can be safe on our land!</text:p>
      <text:p text:style-name="P4">
<text:a xlink:type="simple" xlink:href="https://armyinform.com.ua/wp-content/uploads/2023/05/345581720_130102766728161_8716587694382533572_n.jpg" text:style-name="Internet_20_link" text:visited-style-name="Visited_20_Internet_20_Link">
!(Images/AРМІЯINFORM/2023-05-10T37-00-00-04-00/345581720_130102766728161_8716587694382533572_n-150x150.jpg)</text:a>
</text:p>
      <text:p text:style-name="P4">
<text:a xlink:type="simple" xlink:href="https://armyinform.com.ua/wp-content/uploads/2023/05/345591163_1195767054470188_446950970572500584_n.jpg" text:style-name="Internet_20_link" text:visited-style-name="Visited_20_Internet_20_Link">
<draw:frame draw:style-name="fr1" draw:name="Image9" text:anchor-type="as-char" svg:width="6.9236in" svg:height="6.9236in" draw:z-index="0">
<draw:image xlink:href="../Images/AРМІЯINFORM/2023-05-10T37-00-00-04-00/345591163_1195767054470188_446950970572500584_n-150x150.jpg" xlink:type="simple" xlink:show="embed" xlink:actuate="onLoad" draw:mime-type="image/jpeg"/>
</draw:frame>
</text:a>
</text:p>
      <text:p text:style-name="P4">
<text:a xlink:type="simple" xlink:href="https://armyinform.com.ua/wp-content/uploads/2023/05/345584884_926266115316369_970095276280264586_n.jpg" text:style-name="Internet_20_link" text:visited-style-name="Visited_20_Internet_20_Link">
<draw:frame draw:style-name="fr1" draw:name="Image10" text:anchor-type="as-char" svg:width="6.9236in" svg:height="6.9236in" draw:z-index="0">
<draw:image xlink:href="../Images/AРМІЯINFORM/2023-05-10T37-00-00-04-00/345584884_926266115316369_970095276280264586_n-150x150.jpg" xlink:type="simple" xlink:show="embed" xlink:actuate="onLoad" draw:mime-type="image/jpeg"/>
</draw:frame>
</text:a>
</text:p>
      <text:p text:style-name="P4">
<text:a xlink:type="simple" xlink:href="https://armyinform.com.ua/wp-content/uploads/2023/05/345616591_1142719273789859_8154179717644142217_n.jpg" text:style-name="Internet_20_link" text:visited-style-name="Visited_20_Internet_20_Link">
<draw:frame draw:style-name="fr1" draw:name="Image11" text:anchor-type="as-char" svg:width="6.9236in" svg:height="6.9236in" draw:z-index="0">
<draw:image xlink:href="../Images/AРМІЯINFORM/2023-05-10T37-00-00-04-00/345616591_1142719273789859_8154179717644142217_n-150x150.jpg" xlink:type="simple" xlink:show="embed" xlink:actuate="onLoad" draw:mime-type="image/jpeg"/>
</draw:frame>
</text:a>
<text:span text:style-name="T4">
 Over the past day in the territory of Donetsk region Pyrotechnics of the Service: </text:span>
</text:p>
      <ul>
        <li>
16 involvement in the Kramatorsk and Pokrovsky districts were carried out; * found 37 units of explosive objects; * surveyed 2.9 hectares of territory.</li>
      </ul>
      <text:p text:style-name="P4">
News Source: <text:a xlink:type="simple" xlink:href="https://armyinform.com.ua/2023/05/10/ochyshhennya-terytoriyi-pirotehnichni-grupy-dsns-dopomagayut-povernuty-bezpeku-na-zemli/" text:style-name="Internet_20_link" text:visited-style-name="Visited_20_Internet_20_Link">
https://armyinform.com.ua/2023/05/10/ochyshhennya-terytoriyi-pirotehnichni-grupy-dsns-dopomagayut-povernuty-bezpeku-na-zemli/</text:a>
</text:p>
      <!--NEWS-->
      <text:h text:style-name="P10" text:outline-level="1">
<text:span text:style-name="T4">
The Government has allowed access to registers on certain parts of active fighting territories</text:span>
</text:h>
      <text:p text:style-name="P4">
Author: ['АРМІЯINFORM']</text:p>
      <text:p text:style-name="P4">
Time: 2023-05-10T38:00:00-04:00</text:p>
      <text:p text:style-name="P4">
Description: About CED DOIMELA, URIVAS PORTAL. Nasyz access to the relay is allowed in Teritors ... The war with Ukraine 2022, the war with Ukraine is the latest news today, the News War with Ukraine 2022 is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5/15fa8e737ac61700d1d79fbb5f543480519199c2.jpg" text:style-name="Internet_20_link" text:visited-style-name="Visited_20_Internet_20_Link">
15fa8e737ac61700d1d79fbb5f543480519199c2.jpg</text:a>
']</text:p>
      <text:p text:style-name="P4">
Tags: ['STOPRUSSIA', 'АГРЕСІЯ РФ', 'ВІЙНА', 'ВТОРГНЕННЯ РФ', 'УРЯДОВИЙ ПОРТАЛ']</text:p>
      <text:p text:style-name="P4">
Category: News</text:p>
      <!--METADATA-->
      <text:p text:style-name="P4">
<draw:frame draw:style-name="fr1" draw:name="Image12" text:anchor-type="as-char" svg:width="6.9236in" svg:height="4.473711in" draw:z-index="0">
<draw:image xlink:href="../Images/AРМІЯINFORM/2023-05-10T38-00-00-04-00/15fa8e737ac61700d1d79fbb5f543480519199c2.jpg" xlink:type="simple" xlink:show="embed" xlink:actuate="onLoad" draw:mime-type="image/jpeg"/>
</draw:frame>
About it <text:a xlink:type="simple" xlink:href="https://www.kmu.gov.ua/news/minreintehratsii-uriad-dozvolyv-dostup-do-reiestriv-na-pevnykh-chastynakh-terytorii-aktyvnykh-boiovykh-dii" text:style-name="Internet_20_link" text:visited-style-name="Visited_20_Internet_20_Link">
reports</text:a>
Government portal.</text:p>
      <text:p text:style-name="P4">
Access to registers is currently allowed in the territories of possible fighting. There were no almetics in the territories of active fighting.</text:p>
      <text:p text:style-name="P4">
Today, the government has expanded the list of categories of territories where there are access to the registers. Repently, the functioning of registers in the territories of active hostilities is allowed, where the intensity of hostilities gives the objective possibility of functioning of registers.</text:p>
      <text:p text:style-name="P4">
Thus, in certain parts of the territories of active hostilities will be the permission of users of registers, and their residents will receive direct accesso administrative services.</text:p>
      <text:p text:style-name="P4">
News Source: <text:a xlink:type="simple" xlink:href="https://armyinform.com.ua/2023/05/10/uryad-dozvolyv-dostup-do-reyestriv-na-pevnyh-chastynah-terytorij-aktyvnyh-bojovyh-dij/" text:style-name="Internet_20_link" text:visited-style-name="Visited_20_Internet_20_Link">
https://armyinform.com.ua/2023/05/10/uryad-dozvolyv-dostup-do-reyestriv-na-pevnyh-chastynah-terytorij-aktyvnyh-bojovyh-dij/</text:a>
</text:p>
      <!--NEWS-->
      <text:h text:style-name="P10" text:outline-level="1">
<text:span text:style-name="T4">
Not give the enemy chances</text:span>
</text:h>
      <text:p text:style-name="P4">
Author: ['АРМІЯINFORM']</text:p>
      <text:p text:style-name="P4">
Time: 2023-05-10T39:00:00-04:00</text:p>
      <text:p text:style-name="P4">
Description: About the sovereign of the Podkordonna Service Service. In the initial center of Klorsko ... War with Ukraine 2022, the war with Ukraine is the latest news today, the news war with Ukraine 2022 last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3/05/news_20230509_102338_168361701810.jpg" text:style-name="Internet_20_link" text:visited-style-name="Visited_20_Internet_20_Link">
news_20230509_102338_168361701810.jpg</text:a>
', '<text:a xlink:type="simple" xlink:href="https://armyinform.com.ua/wp-content/uploads/2023/05/news_20230509_102335_16836170158-150x150.jpg" text:style-name="Internet_20_link" text:visited-style-name="Visited_20_Internet_20_Link">
news_20230509_102335_16836170158-150x150.jpg</text:a>
', '<text:a xlink:type="simple" xlink:href="https://armyinform.com.ua/wp-content/uploads/2023/05/news_20230509_102336_16836170169-150x150.jpg" text:style-name="Internet_20_link" text:visited-style-name="Visited_20_Internet_20_Link">
news_20230509_102336_16836170169-150x150.jpg</text:a>
', '<text:a xlink:type="simple" xlink:href="https://armyinform.com.ua/wp-content/uploads/2023/05/news_20230509_102354_168361703419-150x150.jpg" text:style-name="Internet_20_link" text:visited-style-name="Visited_20_Internet_20_Link">
news_20230509_102354_168361703419-150x150.jpg</text:a>
', '<text:a xlink:type="simple" xlink:href="https://armyinform.com.ua/wp-content/uploads/2023/05/news_20230509_102332_16836170127-150x150.jpg" text:style-name="Internet_20_link" text:visited-style-name="Visited_20_Internet_20_Link">
news_20230509_102332_16836170127-150x150.jpg</text:a>
', '<text:a xlink:type="simple" xlink:href="https://armyinform.com.ua/wp-content/uploads/2023/05/news_20230509_102345_168361702514-150x150.jpg" text:style-name="Internet_20_link" text:visited-style-name="Visited_20_Internet_20_Link">
news_20230509_102345_168361702514-150x150.jpg</text:a>
', '<text:a xlink:type="simple" xlink:href="https://armyinform.com.ua/wp-content/uploads/2023/05/news_20230509_102347_168361702715-150x150.jpg" text:style-name="Internet_20_link" text:visited-style-name="Visited_20_Internet_20_Link">
news_20230509_102347_168361702715-150x150.jpg</text:a>
', '<text:a xlink:type="simple" xlink:href="https://armyinform.com.ua/wp-content/uploads/2023/05/news_20230509_102348_168361702816-150x150.jpg" text:style-name="Internet_20_link" text:visited-style-name="Visited_20_Internet_20_Link">
news_20230509_102348_168361702816-150x150.jpg</text:a>
', '<text:a xlink:type="simple" xlink:href="https://armyinform.com.ua/wp-content/uploads/2023/05/news_20230509_102350_168361703017-150x150.jpg" text:style-name="Internet_20_link" text:visited-style-name="Visited_20_Internet_20_Link">
news_20230509_102350_168361703017-150x150.jpg</text:a>
', '<text:a xlink:type="simple" xlink:href="https://armyinform.com.ua/wp-content/uploads/2023/05/news_20230509_102352_168361703218-150x150.jpg" text:style-name="Internet_20_link" text:visited-style-name="Visited_20_Internet_20_Link">
news_20230509_102352_168361703218-150x150.jpg</text:a>
', '<text:a xlink:type="simple" xlink:href="https://armyinform.com.ua/wp-content/uploads/2023/05/news_20230509_102355_168361703520-150x150.jpg" text:style-name="Internet_20_link" text:visited-style-name="Visited_20_Internet_20_Link">
news_20230509_102355_168361703520-150x150.jpg</text:a>
', '<text:a xlink:type="simple" xlink:href="https://armyinform.com.ua/wp-content/uploads/2023/05/news_20230509_102357_168361703721-150x150.jpg" text:style-name="Internet_20_link" text:visited-style-name="Visited_20_Internet_20_Link">
news_20230509_102357_168361703721-150x150.jpg</text:a>
', '<text:a xlink:type="simple" xlink:href="https://armyinform.com.ua/wp-content/uploads/2023/05/news_20230509_102340_168361702011-150x150.jpg" text:style-name="Internet_20_link" text:visited-style-name="Visited_20_Internet_20_Link">
news_20230509_102340_168361702011-150x150.jpg</text:a>
', '<text:a xlink:type="simple" xlink:href="https://armyinform.com.ua/wp-content/uploads/2023/05/news_20230509_102342_168361702212-150x150.jpg" text:style-name="Internet_20_link" text:visited-style-name="Visited_20_Internet_20_Link">
news_20230509_102342_168361702212-150x150.jpg</text:a>
', '<text:a xlink:type="simple" xlink:href="https://armyinform.com.ua/wp-content/uploads/2023/05/news_20230509_102358_168361703822-150x150.jpg" text:style-name="Internet_20_link" text:visited-style-name="Visited_20_Internet_20_Link">
news_20230509_102358_168361703822-150x150.jpg</text:a>
']</text:p>
      <text:p text:style-name="P4">
Tags: ['STOPRUSSIA', 'АГРЕСІЯ РФ', 'ВІЙНА', 'ВТОРГНЕННЯ РФ', 'ДЕРЖАВНА ПРИКОРДОННА СЛУЖБА УКРАЇНИ']</text:p>
      <text:p text:style-name="P4">
Category: News</text:p>
      <!--METADATA-->
      <text:p text:style-name="P4">
<draw:frame draw:style-name="fr1" draw:name="Image13" text:anchor-type="as-char" svg:width="6.9236in" svg:height="5.1927in" draw:z-index="0">
<draw:image xlink:href="../Images/AРМІЯINFORM/2023-05-10T39-00-00-04-00/news_20230509_102338_168361701810.jpg" xlink:type="simple" xlink:show="embed" xlink:actuate="onLoad" draw:mime-type="image/jpeg"/>
</draw:frame>
About it <text:a xlink:type="simple" xlink:href="https://dpsu.gov.ua/ua/news/Ne-dati-vorogu-shansiv/" text:style-name="Internet_20_link" text:visited-style-name="Visited_20_Internet_20_Link">
reports</text:a>
State Border Service of Ukraine.</text:p>
      <text:p text:style-name="P4">
At the State Security Center, mobilized servicemen have mastered the basic general military training program within three weeks.</text:p>
      <text:p text:style-name="P4">
Servicemen without the experience of military service overcame the interruption, learned to navigate the terrain, honed the skills of the firefight on the landfill, to perform tasks for a certain position and to be able to support both physical and psychological loads.</text:p>
      <text:p text:style-name="P4">
<text:a xlink:type="simple" xlink:href="https://armyinform.com.ua/wp-content/uploads/2023/05/news_20230509_102335_16836170158.jpg" text:style-name="Internet_20_link" text:visited-style-name="Visited_20_Internet_20_Link">
!(Images/AРМІЯINFORM/2023-05-10T39-00-00-04-00/news_20230509_102335_16836170158-150x150.jpg)</text:a>
</text:p>
      <text:p text:style-name="P4">
<text:a xlink:type="simple" xlink:href="https://armyinform.com.ua/wp-content/uploads/2023/05/news_20230509_102336_16836170169.jpg" text:style-name="Internet_20_link" text:visited-style-name="Visited_20_Internet_20_Link">
<draw:frame draw:style-name="fr1" draw:name="Image14" text:anchor-type="as-char" svg:width="6.9236in" svg:height="6.9236in" draw:z-index="0">
<draw:image xlink:href="../Images/AРМІЯINFORM/2023-05-10T39-00-00-04-00/news_20230509_102336_16836170169-150x150.jpg" xlink:type="simple" xlink:show="embed" xlink:actuate="onLoad" draw:mime-type="image/jpeg"/>
</draw:frame>
</text:a>
</text:p>
      <text:p text:style-name="P4">
<text:a xlink:type="simple" xlink:href="https://armyinform.com.ua/wp-content/uploads/2023/05/news_20230509_102354_168361703419.jpg" text:style-name="Internet_20_link" text:visited-style-name="Visited_20_Internet_20_Link">
<draw:frame draw:style-name="fr1" draw:name="Image15" text:anchor-type="as-char" svg:width="6.9236in" svg:height="6.9236in" draw:z-index="0">
<draw:image xlink:href="../Images/AРМІЯINFORM/2023-05-10T39-00-00-04-00/news_20230509_102354_168361703419-150x150.jpg" xlink:type="simple" xlink:show="embed" xlink:actuate="onLoad" draw:mime-type="image/jpeg"/>
</draw:frame>
</text:a>
</text:p>
      <text:p text:style-name="P4">
<text:a xlink:type="simple" xlink:href="https://armyinform.com.ua/wp-content/uploads/2023/05/news_20230509_102332_16836170127.jpg" text:style-name="Internet_20_link" text:visited-style-name="Visited_20_Internet_20_Link">
<draw:frame draw:style-name="fr1" draw:name="Image16" text:anchor-type="as-char" svg:width="6.9236in" svg:height="6.9236in" draw:z-index="0">
<draw:image xlink:href="../Images/AРМІЯINFORM/2023-05-10T39-00-00-04-00/news_20230509_102332_16836170127-150x150.jpg" xlink:type="simple" xlink:show="embed" xlink:actuate="onLoad" draw:mime-type="image/jpeg"/>
</draw:frame>
</text:a>
At the same time, significant attention is paid to the development of skills in tactical medicine survival in the field. During the development of the March protocol, which NATO standards, a senior teacher of the general training department, Sergiy Korchev, honed with military personnel, the algorithm of actions and providing domestic assistance in conditions close to combat.</text:p>
      <text:p text:style-name="P4">
“This training is very important, because it significantly increases the chances of survival. Both our brothers. Defense, offensive, March protocol, air intelligence, communication on the battlefield - is a basic minimum of training, which is needed all, who dressed the military unicorn and did not stay away from the struggle of a reverse that arrogantly invaded our country, ” - the soldier of Andriydyachenko shares. .</text:p>
      <text:p text:style-name="P4">
<text:a xlink:type="simple" xlink:href="https://armyinform.com.ua/wp-content/uploads/2023/05/news_20230509_102345_168361702514.jpg" text:style-name="Internet_20_link" text:visited-style-name="Visited_20_Internet_20_Link">
!(Images/AРМІЯINFORM/2023-05-10T39-00-00-04-00/news_20230509_102345_168361702514-150x150.jpg)</text:a>
</text:p>
      <text:p text:style-name="P4">
<text:a xlink:type="simple" xlink:href="https://armyinform.com.ua/wp-content/uploads/2023/05/news_20230509_102347_168361702715.jpg" text:style-name="Internet_20_link" text:visited-style-name="Visited_20_Internet_20_Link">
<draw:frame draw:style-name="fr1" draw:name="Image17" text:anchor-type="as-char" svg:width="6.9236in" svg:height="6.9236in" draw:z-index="0">
<draw:image xlink:href="../Images/AРМІЯINFORM/2023-05-10T39-00-00-04-00/news_20230509_102347_168361702715-150x150.jpg" xlink:type="simple" xlink:show="embed" xlink:actuate="onLoad" draw:mime-type="image/jpeg"/>
</draw:frame>
</text:a>
</text:p>
      <text:p text:style-name="P4">
<text:a xlink:type="simple" xlink:href="https://armyinform.com.ua/wp-content/uploads/2023/05/news_20230509_102350_168361703017.jpg" text:style-name="Internet_20_link" text:visited-style-name="Visited_20_Internet_20_Link">
<draw:frame draw:style-name="fr1" draw:name="Image18" text:anchor-type="as-char" svg:width="6.9236in" svg:height="6.9236in" draw:z-index="0">
<draw:image xlink:href="../Images/AРМІЯINFORM/2023-05-10T39-00-00-04-00/news_20230509_102350_168361703017-150x150.jpg" xlink:type="simple" xlink:show="embed" xlink:actuate="onLoad" draw:mime-type="image/jpeg"/>
</draw:frame>
</text:a>
</text:p>
      <text:p text:style-name="P4">
<text:a xlink:type="simple" xlink:href="https://armyinform.com.ua/wp-content/uploads/2023/05/news_20230509_102352_168361703218.jpg" text:style-name="Internet_20_link" text:visited-style-name="Visited_20_Internet_20_Link">
<draw:frame draw:style-name="fr1" draw:name="Image19" text:anchor-type="as-char" svg:width="6.9236in" svg:height="6.9236in" draw:z-index="0">
<draw:image xlink:href="../Images/AРМІЯINFORM/2023-05-10T39-00-00-04-00/news_20230509_102352_168361703218-150x150.jpg" xlink:type="simple" xlink:show="embed" xlink:actuate="onLoad" draw:mime-type="image/jpeg"/>
</draw:frame>
</text:a>
</text:p>
      <text:p text:style-name="P4">
<text:a xlink:type="simple" xlink:href="https://armyinform.com.ua/wp-content/uploads/2023/05/news_20230509_102355_168361703520.jpg" text:style-name="Internet_20_link" text:visited-style-name="Visited_20_Internet_20_Link">
<draw:frame draw:style-name="fr1" draw:name="Image20" text:anchor-type="as-char" svg:width="6.9236in" svg:height="6.9236in" draw:z-index="0">
<draw:image xlink:href="../Images/AРМІЯINFORM/2023-05-10T39-00-00-04-00/news_20230509_102355_168361703520-150x150.jpg" xlink:type="simple" xlink:show="embed" xlink:actuate="onLoad" draw:mime-type="image/jpeg"/>
</draw:frame>
</text:a>
</text:p>
      <text:p text:style-name="P4">
<text:a xlink:type="simple" xlink:href="https://armyinform.com.ua/wp-content/uploads/2023/05/news_20230509_102357_168361703721.jpg" text:style-name="Internet_20_link" text:visited-style-name="Visited_20_Internet_20_Link">
<draw:frame draw:style-name="fr1" draw:name="Image21" text:anchor-type="as-char" svg:width="6.9236in" svg:height="6.9236in" draw:z-index="0">
<draw:image xlink:href="../Images/AРМІЯINFORM/2023-05-10T39-00-00-04-00/news_20230509_102357_168361703721-150x150.jpg" xlink:type="simple" xlink:show="embed" xlink:actuate="onLoad" draw:mime-type="image/jpeg"/>
</draw:frame>
</text:a>
</text:p>
      <text:p text:style-name="P4">
<text:a xlink:type="simple" xlink:href="https://armyinform.com.ua/wp-content/uploads/2023/05/news_20230509_102340_168361702011.jpg" text:style-name="Internet_20_link" text:visited-style-name="Visited_20_Internet_20_Link">
<draw:frame draw:style-name="fr1" draw:name="Image22" text:anchor-type="as-char" svg:width="6.9236in" svg:height="6.9236in" draw:z-index="0">
<draw:image xlink:href="../Images/AРМІЯINFORM/2023-05-10T39-00-00-04-00/news_20230509_102340_168361702011-150x150.jpg" xlink:type="simple" xlink:show="embed" xlink:actuate="onLoad" draw:mime-type="image/jpeg"/>
</draw:frame>
</text:a>
</text:p>
      <text:p text:style-name="P4">
<text:a xlink:type="simple" xlink:href="https://armyinform.com.ua/wp-content/uploads/2023/05/news_20230509_102342_168361702212.jpg" text:style-name="Internet_20_link" text:visited-style-name="Visited_20_Internet_20_Link">
<draw:frame draw:style-name="fr1" draw:name="Image23" text:anchor-type="as-char" svg:width="6.9236in" svg:height="6.9236in" draw:z-index="0">
<draw:image xlink:href="../Images/AРМІЯINFORM/2023-05-10T39-00-00-04-00/news_20230509_102342_168361702212-150x150.jpg" xlink:type="simple" xlink:show="embed" xlink:actuate="onLoad" draw:mime-type="image/jpeg"/>
</draw:frame>
</text:a>
</text:p>
      <text:p text:style-name="P4">
<text:a xlink:type="simple" xlink:href="https://armyinform.com.ua/wp-content/uploads/2023/05/news_20230509_102358_168361703822.jpg" text:style-name="Internet_20_link" text:visited-style-name="Visited_20_Internet_20_Link">
<draw:frame draw:style-name="fr1" draw:name="Image24" text:anchor-type="as-char" svg:width="6.9236in" svg:height="6.9236in" draw:z-index="0">
<draw:image xlink:href="../Images/AРМІЯINFORM/2023-05-10T39-00-00-04-00/news_20230509_102358_168361703822-150x150.jpg" xlink:type="simple" xlink:show="embed" xlink:actuate="onLoad" draw:mime-type="image/jpeg"/>
</draw:frame>
</text:a>
After graduation, the soldiers go to their units, and will perform tasks from the country's defense against the enemy.</text:p>
      <text:p text:style-name="P4">
News Source: <text:a xlink:type="simple" xlink:href="https://armyinform.com.ua/2023/05/10/ne-daty-vorogu-shansiv/" text:style-name="Internet_20_link" text:visited-style-name="Visited_20_Internet_20_Link">
https://armyinform.com.ua/2023/05/10/ne-daty-vorogu-shansiv/</text:a>
</text:p>
      <!--NEWS-->
      <text:h text:style-name="P10" text:outline-level="1">
<text:span text:style-name="T4">
Defenders destroyed the enemy remedy of the EW in Donetsk region</text:span>
</text:h>
      <text:p text:style-name="P4">
Author: ['АРМІЯINFORM']</text:p>
      <text:p text:style-name="P4">
Time: 2023-05-10T40:00:00-04:00</text:p>
      <text:p text:style-name="P4">
Description: About the sovereign of the Podkordonna Service Servic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ІЙНА', 'ВТОРГНЕННЯ РФ', 'ВТРАТИ ВОРОГА', 'ДЕРЖПРИКОРДОНСЛУЖБА']</text:p>
      <text:p text:style-name="P4">
Category: News</text:p>
      <!--METADATA-->
      <text:p text:style-name="P4">
About it <text:a xlink:type="simple" xlink:href="https://dpsu.gov.ua/ua/news/%20VIDEO%20-Na-Donechchini-prikordonniki-dopomogli-znishchiti-vorozhiy-zasib-REB/" text:style-name="Internet_20_link" text:visited-style-name="Visited_20_Internet_20_Link">
reports</text:a>
State Border Pedagogical University of Ukraine.</text:p>
      <text:p text:style-name="P4">
Once again, the clear interaction of border guards with other components defense has been a positive result.</text:p>
      <text:p text:style-name="P4">
In the Donetsk region, the Green Berets found positions, location of the reb and the movement of the enemy infantry with the help of UAV.</text:p>
      <text:p text:style-name="P4">
In online coordinates, the border guards handed over the artillery unit of the Armed Forces brigades. As a result of the fire under the correction of military servicemen of the SSSU, the invaders lost several of their fighters.</text:p>
      <text:p text:style-name="P4">
News Source: <text:a xlink:type="simple" xlink:href="https://armyinform.com.ua/2023/05/10/zahysnyky-znyshhyly-vorozhyj-zasib-reb-na-donechchyni/" text:style-name="Internet_20_link" text:visited-style-name="Visited_20_Internet_20_Link">
https://armyinform.com.ua/2023/05/10/zahysnyky-znyshhyly-vorozhyj-zasib-reb-na-donechchyni/</text:a>
</text:p>
      <!--NEWS-->
      <text:h text:style-name="P10" text:outline-level="1">
<text:span text:style-name="T4">
Under unincessible shelling "White Angels" rescue wounded residents of Avdiivka</text:span>
</text:h>
      <text:p text:style-name="P4">
Author: ['АРМІЯINFORM']</text:p>
      <text:p text:style-name="P4">
Time: 2023-05-10T41:00:00-04:00</text:p>
      <text:p text:style-name="P4">
Description: About the CEALEMELA, National Politsіya Ukrainian. —The Rosiyki’s shock is wounded ... War with Ukraine 2022, war with Ukraine latest news today, news war with Ukraine 2022 last today, will there be a war between Ukraine and Russia and when, there will be a war with Ukraine in 2022, there will be or not, it will be, whether the war with Ukraine in the near future says, the war with Ukraine, Ukrainian news today, Ukrainian news in Ukrainian media in Russian</text:p>
      <text:p text:style-name="P4">
Images: ['<text:a xlink:type="simple" xlink:href="https://armyinform.com.ua/wp-content/uploads/2023/05/prapor-natsionalnoi-politsii-donechchyny-bilyi-ianhol.jpg" text:style-name="Internet_20_link" text:visited-style-name="Visited_20_Internet_20_Link">
prapor-natsionalnoi-politsii-donechchyny-bilyi-ianhol.jpg</text:a>
']</text:p>
      <text:p text:style-name="P4">
Tags: ['STOPRUSSIA', 'АГРЕСІЯ РФ', 'БІЛИЙ ЯНГОЛ', 'ВІЙНА', 'ВТОРГНЕННЯ РФ']</text:p>
      <text:p text:style-name="P4">
Category: News</text:p>
      <!--METADATA-->
      <text:p text:style-name="P4">
<draw:frame draw:style-name="fr1" draw:name="Image25" text:anchor-type="as-char" svg:width="6.9236in" svg:height="4.621503in" draw:z-index="0">
<draw:image xlink:href="../Images/AРМІЯINFORM/2023-05-10T41-00-00-04-00/prapor-natsionalnoi-politsii-donechchyny-bilyi-ianhol.jpg" xlink:type="simple" xlink:show="embed" xlink:actuate="onLoad" draw:mime-type="image/jpeg"/>
</draw:frame>
About it <text:a xlink:type="simple" xlink:href="https://www.facebook.com/UA.National.Police/videos/1229903574340309/" text:style-name="Internet_20_link" text:visited-style-name="Visited_20_Internet_20_Link">
reports</text:a>
National Police of Ukraine.</text:p>
      <text:p text:style-name="P4">
—All, a 66-year-old woman had a result of a Russian blow. The Salt Angel crew, which was replaced in the burning city, was "ambulance". Police were provided to the victim of emergency medical care and delivered to the victim.</text:p>
      <text:p text:style-name="P4">
Destroyed houses, mutilated and deserted streets - so now looks Avdiivka. People who continue to live in this hell are helped by the White Angel policeman. The main tasks of law enforcement officers are instant help during hostile attacks, evacuation and humanitarian aid.</text:p>
      <text:p text:style-name="P4">
Gennady Yudin and Dmitry Solovaya - certified paramedics and vigilance in the ambulance rescue the wounded. The other day the hostile project was in a private yard. The fragments injured a woman who is sticlamala. The neighbors immediately called the angel hot line. Arriving the skills, law enforcement officers put the turnstile and took the wounded to the hospital. Road Police spoke to a woman so that she would not lose consciousness. The medical facilities were provided with the necessary help.</text:p>
      <text:p text:style-name="P4">
White Angel Gennady Yudin notes that staying in the city is very dangerous, it is better to evacuate, because the occupiers are beating in peaceful homes:</text:p>
      <text:p text:style-name="P4">
“The house of the victim is located near the line of hostilities, the street is constantly firing at fire, just yesterday there was burning a nearby house there. There were some accidents that we exported the locals, and in a few days in their homes the artillery shells or airbags were arrived, destroying the homes to the ground. So, the timely evacuation of people managed to save their lives. "</text:p>
      <text:p text:style-name="P4">
<text:span text:style-name="T4">
 Recall that you can contact the evacuation group "White Angel", which works on the Taudyevsky direction, by phone number 066-56-19-102. </text:span>
</text:p>
      <text:p text:style-name="P4">
News Source: <text:a xlink:type="simple" xlink:href="https://armyinform.com.ua/2023/05/10/pid-nestyhayuchymy-obstrilamy-bili-yangoly-ryatuyut-poranenyh-meshkancziv-avdiyivky/" text:style-name="Internet_20_link" text:visited-style-name="Visited_20_Internet_20_Link">
https://armyinform.com.ua/2023/05/10/pid-nestyhayuchymy-obstrilamy-bili-yangoly-ryatuyut-poranenyh-meshkancziv-avdiyivky/</text:a>
</text:p>
      <!--NEWS-->
      <text:h text:style-name="P10" text:outline-level="1">
<text:span text:style-name="T4">
Under unincessible shelling "White Angels" rescue wounded residents of Avdiivka</text:span>
</text:h>
      <text:p text:style-name="P4">
Author: ['АРМІЯINFORM']</text:p>
      <text:p text:style-name="P4">
Time: 2023-05-10T41:00:00-04:00</text:p>
      <text:p text:style-name="P4">
Description: About the CEALEMELA, National Politsіya Ukrainian. —The Rosiyki’s shock is wounded ... War with Ukraine 2022, war with Ukraine latest news today, news war with Ukraine 2022 last today, will there be a war between Ukraine and Russia and when, there will be a war with Ukraine in 2022, there will be or not, it will be, whether the war with Ukraine in the near future says, the war with Ukraine, Ukrainian news today, Ukrainian news in Ukrainian media in Russian</text:p>
      <text:p text:style-name="P4">
Images: ['<text:a xlink:type="simple" xlink:href="https://armyinform.com.ua/wp-content/uploads/2023/05/prapor-natsionalnoi-politsii-donechchyny-bilyi-ianhol.jpg" text:style-name="Internet_20_link" text:visited-style-name="Visited_20_Internet_20_Link">
prapor-natsionalnoi-politsii-donechchyny-bilyi-ianhol.jpg</text:a>
']</text:p>
      <text:p text:style-name="P4">
Tags: ['STOPRUSSIA', 'АГРЕСІЯ РФ', 'БІЛИЙ ЯНГОЛ', 'ВІЙНА', 'ВТОРГНЕННЯ РФ']</text:p>
      <text:p text:style-name="P4">
Category: News</text:p>
      <!--METADATA-->
      <text:p text:style-name="P4">
<draw:frame draw:style-name="fr1" draw:name="Image26" text:anchor-type="as-char" svg:width="6.9236in" svg:height="4.621503in" draw:z-index="0">
<draw:image xlink:href="../Images/AРМІЯINFORM/2023-05-10T41-00-00-04-00/prapor-natsionalnoi-politsii-donechchyny-bilyi-ianhol.jpg" xlink:type="simple" xlink:show="embed" xlink:actuate="onLoad" draw:mime-type="image/jpeg"/>
</draw:frame>
About it <text:a xlink:type="simple" xlink:href="https://www.facebook.com/UA.National.Police/videos/1229903574340309/" text:style-name="Internet_20_link" text:visited-style-name="Visited_20_Internet_20_Link">
reports</text:a>
National Police of Ukraine.</text:p>
      <text:p text:style-name="P4">
—All, a 66-year-old woman had a result of a Russian blow. The Salt Angel crew, which was replaced in the burning city, was "ambulance". Police were provided to the victim of emergency medical care and delivered to the victim.</text:p>
      <text:p text:style-name="P4">
Destroyed houses, mutilated and deserted streets - so now looks Avdiivka. People who continue to live in this hell are helped by the White Angel policeman. The main tasks of law enforcement officers are instant help during hostile attacks, evacuation and humanitarian aid.</text:p>
      <text:p text:style-name="P4">
Gennady Yudin and Dmitry Solovaya - certified paramedics and vigilance in the ambulance rescue the wounded. The other day the hostile project was in a private yard. The fragments injured a woman who is sticlamala. The neighbors immediately called the angel hot line. Arriving the skills, law enforcement officers put the turnstile and took the wounded to the hospital. Road Police spoke to a woman so that she would not lose consciousness. The medical facilities were provided with the necessary help.</text:p>
      <text:p text:style-name="P4">
White Angel Gennady Yudin notes that staying in the city is very dangerous, it is better to evacuate, because the occupiers are beating in peaceful homes:</text:p>
      <text:p text:style-name="P4">
“The house of the victim is located near the line of hostilities, the street is constantly firing at fire, just yesterday there was burning a nearby house there. There were some accidents that we exported the locals, and in a few days in their homes the artillery shells or airbags were arrived, destroying the homes to the ground. So, the timely evacuation of people managed to save their lives. "</text:p>
      <text:p text:style-name="P4">
<text:span text:style-name="T4">
 Recall that you can contact the evacuation group "White Angel", which works on the Taudyevsky direction, by phone number 066-56-19-102. </text:span>
</text:p>
      <text:p text:style-name="P4">
News Source: <text:a xlink:type="simple" xlink:href="https://armyinform.com.ua/2023/05/10/pid-nestyhayuchymy-obstrilamy-bili-yangoly-ryatuyut-poranenyh-meshkancziv-avdiyivky/" text:style-name="Internet_20_link" text:visited-style-name="Visited_20_Internet_20_Link">
https://armyinform.com.ua/2023/05/10/pid-nestyhayuchymy-obstrilamy-bili-yangoly-ryatuyut-poranenyh-meshkancziv-avdiyivky/</text:a>
</text:p>
      <!--NEWS-->
      <text:h text:style-name="P10" text:outline-level="1">
<text:span text:style-name="T4">
The Ombudsman's office met with prisoners of war families</text:span>
</text:h>
      <text:p text:style-name="P4">
Author: ['АРМІЯINFORM']</text:p>
      <text:p text:style-name="P4">
Time: 2023-05-10T42:00:00-04:00</text:p>
      <text:p text:style-name="P4">
Description: OFIC Ombudsman Direkhovoi Mechanism of the Belithkatsiyki Vіsikovikh, yaki is excited ... War with Ukraine 2022, War with Ukraine Latest News today, War with Ukraine 2022 Last for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46050004_1160354847972529_8659534743595591434_n.jpg" text:style-name="Internet_20_link" text:visited-style-name="Visited_20_Internet_20_Link">
346050004_1160354847972529_8659534743595591434_n.jpg</text:a>
', '<text:a xlink:type="simple" xlink:href="https://armyinform.com.ua/wp-content/uploads/2023/05/346032474_1116041586452403_1463274619901541936_n-150x150.jpg" text:style-name="Internet_20_link" text:visited-style-name="Visited_20_Internet_20_Link">
346032474_1116041586452403_1463274619901541936_n-150x150.jpg</text:a>
', '<text:a xlink:type="simple" xlink:href="https://armyinform.com.ua/wp-content/uploads/2023/05/346034997_1007677910613413_58319156337712443_n-1-150x150.jpg" text:style-name="Internet_20_link" text:visited-style-name="Visited_20_Internet_20_Link">
346034997_1007677910613413_58319156337712443_n-1-150x150.jpg</text:a>
']</text:p>
      <text:p text:style-name="P4">
Tags: ['STOPRUSSIA', 'АГРЕСІЯ РФ', 'ВІЙСЬКОВОПОЛОНЕНІ', 'ТЕРИТОРІАЛЬНА ОБОРОНА ЗС УКРАЇНИ', 'УПОВНОВАЖЕНИЙ З ПРАВ ЛЮДИНИ']</text:p>
      <text:p text:style-name="P4">
Category: News</text:p>
      <!--METADATA-->
      <text:p text:style-name="P4">
<draw:frame draw:style-name="fr1" draw:name="Image27" text:anchor-type="as-char" svg:width="6.9236in" svg:height="4.615733in" draw:z-index="0">
<draw:image xlink:href="../Images/AРМІЯINFORM/2023-05-10T42-00-00-04-00/346050004_1160354847972529_8659534743595591434_n.jpg" xlink:type="simple" xlink:show="embed" xlink:actuate="onLoad" draw:mime-type="image/jpeg"/>
</draw:frame>
The Ombudsman's office is working out a mechanism for verifying the Ukrainian soldiers who are captured.</text:p>
      <text:p text:style-name="P4">
About this <text:a xlink:type="simple" xlink:href="https://www.ombudsman.gov.ua/news_details/ofis-ombudsmana-napracovuye-mehanizm-verifikaciyi-ukrayinskih-vijskovih-yaki-perebuvayut-u-poloni" text:style-name="Internet_20_link" text:visited-style-name="Visited_20_Internet_20_Link">
it is referred</text:a>
in the publication on the official website of the Commissioner of the Verkhovna Rada of Ukraine in Human Rights.</text:p>
      <text:p text:style-name="P4">
The relatives were answered by representatives of the United Center for coordination and release of prisoners of war, illegally imprisoned persons as a result of aggression against Ukraine, the coordination headquarters on the management of the Warrior, the regional management of the Forces of the TRO "North", the commissioned and representatives of the military.</text:p>
      <text:p text:style-name="P4">
Most of the relatives were interested in the mechanisms and ways of forming the lists of military exchange. To which the representative of the coordination headquarters described in detail the logic of Ukrainian side and the lack of logic and moments of manipulation - the Rivne.</text:p>
      <text:p text:style-name="P4">
He stressed that communication on the return of the Ukrainian soldiers who re -entertained in hostile captivity is not through one entity. Negotsts constantly!</text:p>
      <text:p text:style-name="P4">
The relatives were also interested in the fate of the military who have not received confirmation now that they were captive.</text:p>
      <text:p text:style-name="P4">
On this issue, a representative of the Human Rights Commissioner in the Sector of Security Defense Oleksandr Kononenko stressed that the office of the Ombudsman was developing with the Kiev Research Institute of Judicial Expert Ministry captivity.</text:p>
      <text:p text:style-name="P4">
The Ombudsman's office understands anyone who is waiting for his son, husband, father or brother to return from captivity and calls for their return. After all, all the representatives of the coordination headquarters on the management of prisoners of war work and do not give up on a difficult way, which involves communication with the zinc and illogical Russian side.</text:p>
      <text:p text:style-name="P4">
“It is difficult for us, but it will definitely not be ashamed of your baby!I do not blame you, at least the Russian side, ” - said the woman who believes in the return of her son.</text:p>
      <text:p text:style-name="P4">
The Ombudsman's office, for its part, makes every effort to get home.</text:p>
      <text:p text:style-name="P4">
<text:a xlink:type="simple" xlink:href="https://armyinform.com.ua/wp-content/uploads/2023/05/346034997_1007677910613413_58319156337712443_n-1.jpg" text:style-name="Internet_20_link" text:visited-style-name="Visited_20_Internet_20_Link">
<draw:frame draw:style-name="fr1" draw:name="Image28" text:anchor-type="as-char" svg:width="6.9236in" svg:height="6.9236in" draw:z-index="0">
<draw:image xlink:href="../Images/AРМІЯINFORM/2023-05-10T42-00-00-04-00/346034997_1007677910613413_58319156337712443_n-1-150x150.jpg" xlink:type="simple" xlink:show="embed" xlink:actuate="onLoad" draw:mime-type="image/jpeg"/>
</draw:frame>
</text:a>
</text:p>
      <text:p text:style-name="P4">
News Source: <text:a xlink:type="simple" xlink:href="https://armyinform.com.ua/2023/05/10/v-ofisi-ombudsmana-vidbulasya-zustrich-iz-chlenamy-simej-vijskovopolonenyh-118-okremoyi-brygady-tro-zsu/" text:style-name="Internet_20_link" text:visited-style-name="Visited_20_Internet_20_Link">
https://armyinform.com.ua/2023/05/10/v-ofisi-ombudsmana-vidbulasya-zustrich-iz-chlenamy-simej-vijskovopolonenyh-118-okremoyi-brygady-tro-zsu/</text:a>
</text:p>
      <!--NEWS-->
      <text:h text:style-name="P10" text:outline-level="1">
<text:span text:style-name="T4">
Ursula von der Liaen: Our primary task - ammunition for Ukraine</text:span>
</text:h>
      <text:p text:style-name="P4">
Author: ['АРМІЯINFORM']</text:p>
      <text:p text:style-name="P4">
Time: 2023-05-10T43:00:00-04:00</text:p>
      <text:p text:style-name="P4">
Description: The General’s headquarters of the ZSU at the Facebook by Facebook, having quit the president of the єvrokomіs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ursula.jpg" text:style-name="Internet_20_link" text:visited-style-name="Visited_20_Internet_20_Link">
ursula.jpg</text:a>
']</text:p>
      <text:p text:style-name="P4">
Tags: ['ГЕНШТАБ ЗС УКРАЇНИ', 'ДОПОМОГА ПАРТНЕРІВ', 'ЄВРОКОМІСІЯ', 'УРСУЛА ФОН ДЕР ЛЯЄН']</text:p>
      <text:p text:style-name="P4">
Category: News</text:p>
      <!--METADATA-->
      <text:p text:style-name="P4">
<draw:frame draw:style-name="fr1" draw:name="Image29" text:anchor-type="as-char" svg:width="6.9236in" svg:height="4.615733in" draw:z-index="0">
<draw:image xlink:href="../Images/AРМІЯINFORM/2023-05-10T43-00-00-04-00/ursula.jpg" xlink:type="simple" xlink:show="embed" xlink:actuate="onLoad" draw:mime-type="image/jpeg"/>
</draw:frame>
Ursula von der leyen  The General Staff of the Armed Forces on its Facebook page <text:a xlink:type="simple" xlink:href="https://www.facebook.com/GeneralStaff.ua/posts/pfbid02StEuHL8Ri6dvm3sAjG98iVpRWFBEesMEznjSXxKQBqrALoyG67mDCEd2oZhYijNwl" text:style-name="Internet_20_link" text:visited-style-name="Visited_20_Internet_20_Link">
quoted</text:a>
The President of the European Commission of Ursula von Der Lyen: “Ukraine is on the forefront of all that Europeans value: our freedom, our democracy, our vocabulary of thought and words. Ukraine courageously fights for the ideals of Europe that we celebrate today. In Russia, Putin and his regime destroyed these values. And now they are destroyed here in Ukraine. Because they are afraid of the success you put out and the example you show. And they are afraid of your path of the Doevrosouz. "</text:p>
      <text:p text:style-name="P4">
Ursula von Der Lyen noted that “in this struggle, the European Union and its Member States stand side by side with Ukraine… The first task is to help providing the necessary ammunition to Ukraine. You know that we work in three directions. The fastest way is the immediate release of ammunition from the member states. We have allocated 1 billion euros, and that works. Significant ammunition was delivered or headed to Ukraine. Thus, the second-hand, which we agreed last week, provides 1 billion euros of the European Peace Fund for purchase by member states of ammunition155 and 152 millimeters. To accelerate this work, the third track helps member states to increase production, increase production and accelerate ammunition for meeting the needs of Ukraine and Member States. "</text:p>
      <text:p text:style-name="P4">
News Source: <text:a xlink:type="simple" xlink:href="https://armyinform.com.ua/2023/05/10/ursula-fon-der-lyayen-nashe-pershochergove-zavdannya-boyeprypasy-dlya-ukrayiny/" text:style-name="Internet_20_link" text:visited-style-name="Visited_20_Internet_20_Link">
https://armyinform.com.ua/2023/05/10/ursula-fon-der-lyayen-nashe-pershochergove-zavdannya-boyeprypasy-dlya-ukrayiny/</text:a>
</text:p>
      <!--NEWS-->
      <text:h text:style-name="P10" text:outline-level="1">
<text:span text:style-name="T4">
Aviation of Defense Forces has caught 10 blows across the enemy</text:span>
</text:h>
      <text:p text:style-name="P4">
Author: ['АРМІЯINFORM']</text:p>
      <text:p text:style-name="P4">
Time: 2023-05-10T44:00:00-04:00</text:p>
      <text:p text:style-name="P4">
Description: - Avіiaziya forces of defense for Permanu Dob was headed by 8 strokes in the districts of Zseridzhenny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ВІАЦІЯ ЗСУ', 'АГРЕСІЯ РФ', 'ВІЙНА', 'ВТОРГНЕННЯ РФ', 'ГЕНЕРАЛЬНИЙ ШТАБ ЗС УКРАЇНИ', 'РАНКОВЕ ЗВЕДЕННЯ']</text:p>
      <text:p text:style-name="P4">
Category: News</text:p>
      <!--METADATA-->
      <text:p text:style-name="P4">
<draw:frame draw:style-name="fr1" draw:name="Image30" text:anchor-type="as-char" svg:width="6.9236in" svg:height="4.501139in" draw:z-index="0">
<draw:image xlink:href="../Images/AРМІЯINFORM/2023-05-10T44-00-00-04-00/war-1.jpg" xlink:type="simple" xlink:show="embed" xlink:actuate="onLoad" draw:mime-type="image/jpeg"/>
</draw:frame>
Illustrative Photo <text:span text:style-name="T4">
 🔥 Situation on Russian invasion </text:span>
</text:p>
      <text:p text:style-name="P4">
-Aviation of defense forces over the past day has struck 8 beats in the areas of concentration of personal staff and military equipment of the enemy, as well as 2 strokes on anti-aircraft missile complexes,-<text:a xlink:type="simple" xlink:href="https://www.facebook.com/GeneralStaff.ua/posts/pfbid02Nx6nbxVELpgWuEha8HQ4Gb9sYwjgbm2TGRfU134agkGrCcC3RYbfYcrEU9oNwZEXl" text:style-name="Internet_20_link" text:visited-style-name="Visited_20_Internet_20_Link">
reports</text:a>
General Staff of the Armed Forces of Ukraine.</text:p>
      <text:p text:style-name="P4">
According to the Armed Forces General Staff, our defenders have shot down 6 enemy hostile types, 3 of them - Shahaned.</text:p>
      <text:p text:style-name="P4">
The departments of rocket troops and artillery were struck by the Office of Management, 4 districts of live force, 2 artillery units at the firing position.</text:p>
      <text:p text:style-name="P4">
News Source: <text:a xlink:type="simple" xlink:href="https://armyinform.com.ua/2023/05/10/aviacziya-syl-oborony-zavdala-10-udariv-po-vorogu/" text:style-name="Internet_20_link" text:visited-style-name="Visited_20_Internet_20_Link">
https://armyinform.com.ua/2023/05/10/aviacziya-syl-oborony-zavdala-10-udariv-po-vorogu/</text:a>
</text:p>
      <!--NEWS-->
      <text:h text:style-name="P10" text:outline-level="1">
<text:span text:style-name="T4">
Promised to "evacuate" to Berdyansk at the hotel, and taken to the Rostov region in the tent</text:span>
</text:h>
      <text:p text:style-name="P4">
Author: ['АРМІЯINFORM']</text:p>
      <text:p text:style-name="P4">
Time: 2023-05-10T45:00:00-04:00</text:p>
      <text:p text:style-name="P4">
Description: - At Energodari, Rosіyskіcyki organized the so -called “Evakuaci” for Members of Simy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deportacziya.png" text:style-name="Internet_20_link" text:visited-style-name="Visited_20_Internet_20_Link">
deportacziya.png</text:a>
']</text:p>
      <text:p text:style-name="P4">
Tags: ['STOPRUSSIA', 'АГРЕСІЯ РФ', 'ГЕНЕРАЛЬНИЙ ШТАБ ЗСУ', 'ДЕПОРТАЦІЯ', 'РАНКОВЕ ЗВЕДЕННЯ']</text:p>
      <text:p text:style-name="P4">
Category: News</text:p>
      <!--METADATA-->
      <text:p text:style-name="P4">
<draw:frame draw:style-name="fr1" draw:name="Image31" text:anchor-type="as-char" svg:width="6.9236in" svg:height="3.479109in" draw:z-index="0">
<draw:image xlink:href="../Images/AРМІЯINFORM/2023-05-10T45-00-00-04-00/deportacziya.png" xlink:type="simple" xlink:show="embed" xlink:actuate="onLoad" draw:mime-type="image/png"/>
</draw:frame>
Illustrative photo Reuters</text:p>
      <ul>
        <li>
In Energodar, Russian invaders organized the so -called "evacuation" for members of the families of employees of Zaporizhzhya NPP. At the same time, departure from the city is forbidden from the city. The invaders announced the evacuation of people in Berdyansk and Kirillovka at recreation facilities and hotels. However, those who burned out to the Rostov region and placed in tent towns, - the General Staff of the Armed Forces of Ukraine reports.</li>
      </ul>
      <text:p text:style-name="P4">
A slightly different situation has occurred in a large whitezer. Last week, most of the co -laborer left a settlement on their own vehicles of Crimea.</text:p>
      <text:p text:style-name="P4">
News Source: <text:a xlink:type="simple" xlink:href="https://armyinform.com.ua/2023/05/10/obiczyaly-evakuyuvaty-do-berdyanska-u-goteli-a-vyvezly-do-rostovskoyi-oblasti-u-namety/" text:style-name="Internet_20_link" text:visited-style-name="Visited_20_Internet_20_Link">
https://armyinform.com.ua/2023/05/10/obiczyaly-evakuyuvaty-do-berdyanska-u-goteli-a-vyvezly-do-rostovskoyi-oblasti-u-namety/</text:a>
</text:p>
      <!--NEWS-->
      <text:h text:style-name="P10" text:outline-level="1">
<text:span text:style-name="T4">
Last day the enemy made 97 shellings from jet fire systems</text:span>
</text:h>
      <text:p text:style-name="P4">
Author: ['АРМІЯINFORM']</text:p>
      <text:p text:style-name="P4">
Time: 2023-05-10T46:00:00-04:00</text:p>
      <text:p text:style-name="P4">
Description: - The last time was the opponent of 23 missiles of the 43 Avіaetsiyni strokes, having gone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ІЙНА', 'ВТОРГНЕННЯ РФ', 'ГЕНЕРАЛЬНИЙ ШТАБ ЗС УКРАЇНИ', 'РАКЕТНІ АТАКИ РФ', 'РАНКОВЕ ЗВЕДЕННЯ']</text:p>
      <text:p text:style-name="P4">
Category: News</text:p>
      <!--METADATA-->
      <text:p text:style-name="P4">
<draw:frame draw:style-name="fr1" draw:name="Image32" text:anchor-type="as-char" svg:width="6.9236in" svg:height="3.893007in" draw:z-index="0">
<draw:image xlink:href="../Images/AРМІЯINFORM/2023-05-10T46-00-00-04-00/raketnyj-udar.jpg" xlink:type="simple" xlink:show="embed" xlink:actuate="onLoad" draw:mime-type="image/jpeg"/>
</draw:frame>
<text:span text:style-name="T4">
 🔥 Situation on Russian invasion </text:span>
</text:p>
      <ul>
        <li>
Over the past day, the enemy struck 23 rocket and 43 aircraft strikes, and made 97 shelling of rocket launchers. For rocket launchers, it used rockets of different types, most of them were destroyed by our defense defects, and, unfortunately, we also have a hit. In particular, 5 missiles C-300 in the cities of Kupyansk, Slavyansk, Kramatorsk and Konstantinovka.</li>
      </ul>
      <text:p text:style-name="P4">
The likelihood of further rocket and aviation strikes throughout Ukraine is high, because the enemy continues the tactics of terror - <text:a xlink:type="simple" xlink:href="https://www.facebook.com/GeneralStaff.ua/posts/pfbid02Nx6nbxVELpgWuEha8HQ4Gb9sYwjgbm2TGRfU134agkGrCcC3RYbfYcrEU9oNwZEXl" text:style-name="Internet_20_link" text:visited-style-name="Visited_20_Internet_20_Link">
reports</text:a>
General Staff of the Armed Forces of Ukraine.</text:p>
      <text:p text:style-name="P4">
According to the General Staff of the Armed Forces, the enemy concentrates the main efforts of Nalimansk, Bakhmut, Avdiiv and Mariinsky directions - executed46 attacks. The most fierce battles continue for Bakhmut and Marinka.</text:p>
      <text:p text:style-name="P4">
News Source: <text:a xlink:type="simple" xlink:href="https://armyinform.com.ua/2023/05/10/mynuloyi-doby-vorog-zdijsnyv-97-obstriliv-z-reaktyvnyh-system-zalpovogo-vognyu/" text:style-name="Internet_20_link" text:visited-style-name="Visited_20_Internet_20_Link">
https://armyinform.com.ua/2023/05/10/mynuloyi-doby-vorog-zdijsnyv-97-obstriliv-z-reaktyvnyh-system-zalpovogo-vognyu/</text:a>
</text:p>
      <!--NEWS-->
      <text:h text:style-name="P10" text:outline-level="1">
<text:span text:style-name="T4">
The forces of defense over the past day eliminated nearly 700 invaders, destroyed 8 Artisystems and 18 BBM</text:span>
</text:h>
      <text:p text:style-name="P4">
Author: ['АРМІЯINFORM']</text:p>
      <text:p text:style-name="P4">
Time: 2023-05-10T47:00:00-04:00</text:p>
      <text:p text:style-name="P4">
Description: Zagalni Boyov, Find the enemy on 02/24/22 to 10.0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d6b17551-126b-450a-ba2d-3a5055b58095-scaled.jpg" text:style-name="Internet_20_link" text:visited-style-name="Visited_20_Internet_20_Link">
d6b17551-126b-450a-ba2d-3a5055b58095-scaled.jpg</text:a>
']</text:p>
      <text:p text:style-name="P4">
Tags: ['STOPRUSSIA', 'АГРЕСІЯ РФ', 'ВТОРГНЕННЯ РФ', 'ВТРАТИ ВОРОГА', 'ГШ ЗСУ']</text:p>
      <text:p text:style-name="P4">
Category: News</text:p>
      <!--METADATA-->
      <text:p text:style-name="P4">
<draw:frame draw:style-name="fr1" draw:name="Image33" text:anchor-type="as-char" svg:width="6.9236in" svg:height="6.975527in" draw:z-index="0">
<draw:image xlink:href="../Images/AРМІЯINFORM/2023-05-10T47-00-00-04-00/d6b17551-126b-450a-ba2d-3a5055b58095-scaled.jpg" xlink:type="simple" xlink:show="embed" xlink:actuate="onLoad" draw:mime-type="image/jpeg"/>
</draw:frame>
The total combat loss of the enemy from 24.02.22 to 10.05.23 will be orientated:</text:p>
      <text:p text:style-name="P4">
<text:span text:style-name="T4">
<text:span text:style-name="T5">
 Personnel - </text:span>
* 196310(+690)persons eliminated</text:span>
<text:span text:style-name="T5">
 tanks - </text:span>
<text:span text:style-name="T5">
 3736(+2)</text:span>
<text:span text:style-name="T4">
 combat armored vehicles - </text:span>
 7275(+18)<text:span text:style-name="T4">
<text:span text:style-name="T5">
 Artillery systems - </text:span>
<text:span text:style-name="T5">
 3039(+8)</text:span>
 </text:span>
 RSZV - <text:span text:style-name="T4">
 555(+1)</text:span>
<text:span text:style-name="T5">
 air defense - </text:span>
<text:span text:style-name="T5">
 308(+1)</text:span>
<text:span text:style-name="T4">
 aircraft - </text:span>
 308(0)<text:span text:style-name="T4">
<text:span text:style-name="T5">
 helicopters - </text:span>
* 294(0)</text:span>
<text:span text:style-name="T5">
 UAV Operative Tactical Level-</text:span>
<text:span text:style-name="T5">
 2624(+6)</text:span>
<text:span text:style-name="T4">
 Winged missiles - </text:span>
 970(+15)<text:span text:style-name="T4">
<text:span text:style-name="T5">
 ships / boats - </text:span>
* 18(0)</text:span>
<text:span text:style-name="T5">
 Automobile equipment and tanks - </text:span>
<text:span text:style-name="T5">
 5974(+5)</text:span>
<text:span text:style-name="T4">
 SPECIAL TECHANGE - </text:span>
 389(+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5.05.23.</text:p>
      <text:p text:style-name="P4">
News Source: <text:a xlink:type="simple" xlink:href="https://armyinform.com.ua/2023/05/10/syly-oborony-za-mynulu-dobu-likviduvaly-majzhe-700-okupantiv-znyshhyly-8-artsystem-i-18-bbm/" text:style-name="Internet_20_link" text:visited-style-name="Visited_20_Internet_20_Link">
https://armyinform.com.ua/2023/05/10/syly-oborony-za-mynulu-dobu-likviduvaly-majzhe-700-okupantiv-znyshhyly-8-artsystem-i-18-bbm/</text:a>
</text:p>
      <!--NEWS-->
      <text:h text:style-name="P10" text:outline-level="1">
<text:span text:style-name="T4">
Preparation of the TRU Sergeants meets NATO standards by almost 80%-master-adstal Sergey Live</text:span>
</text:h>
      <text:p text:style-name="P4">
Author: ['АРМІЯINFORM']</text:p>
      <text:p text:style-name="P4">
Time: 2023-05-10T48:00:00-04:00</text:p>
      <text:p text:style-name="P4">
Description: Head of the Center for the PIDGOTOTS of the sergeant warehouse of the Teritarian Defense Forces of the ZSU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photo_5390927883926621381_y.jpg" text:style-name="Internet_20_link" text:visited-style-name="Visited_20_Internet_20_Link">
photo_5390927883926621381_y.jpg</text:a>
']</text:p>
      <text:p text:style-name="P4">
Tags: ['ПІДГОТОВКА ВІЙСЬК', 'СЕРЖАНТИ ЗСУ', 'ТЕРОБОРОНА']</text:p>
      <text:p text:style-name="P4">
Category: News</text:p>
      <!--METADATA-->
      <text:p text:style-name="P4">
<draw:frame draw:style-name="fr1" draw:name="Image34" text:anchor-type="as-char" svg:width="6.9236in" svg:height="4.32725in" draw:z-index="0">
<draw:image xlink:href="../Images/AРМІЯINFORM/2023-05-10T48-00-00-04-00/photo_5390927883926621381_y.jpg" xlink:type="simple" xlink:show="embed" xlink:actuate="onLoad" draw:mime-type="image/jpeg"/>
</draw:frame>
The Head of the Center for the Territorial Defense Forces of Sergeant Master-Satent Sergey Live said that the Program for the preparation of sergeant-works of the Armed Forces of Ukraine is multi-level and meets NATO standards by almost 80%.</text:p>
      <text:p text:style-name="P4">
About this <text:a xlink:type="simple" xlink:href="https://t.me/militarymediacenter/1897" text:style-name="Internet_20_link" text:visited-style-name="Visited_20_Internet_20_Link">
it is referred</text:a>
on Military Mediacenter.</text:p>
      <text:p text:style-name="P4">
"Territorial defense is one of the most numerous troops in the Armed Forces. Therefore, there was a need to create a sergeant training center," Sergei Live said.</text:p>
      <text:p text:style-name="P4">
According to him, with the beginning of a large -scale invasion, the Center has made amendment of special programs, taking into account combat experience.</text:p>
      <text:p text:style-name="P4">
“Our curriculum additionally envisages the skills in settlements. We are engaged in multi -level preparation of soldiers, which will self -make basic and medium leadership, as well as training of instructors, ” - said in the message.</text:p>
      <text:p text:style-name="P4">
Also, in the center, in addition to the mentioned areas, they prepare the commanders of shooting departments. The platoon sergeants are also now in turn. It is programmed by NATO standards by almost 80%. For this time, instructors from Lithuania and Canada were enlightened.</text:p>
      <text:p text:style-name="P4">
“The main number of cadets who are now serving is adult motivated warriors. After our training, each cadet will clearly understand the core of physical training and psychological stability. Such training gives them necessary knowledge, experience and, accordingly, new opportunities. I now have the son of the front. Performs complex tasks in the east of our country. Therefore, I, as an Icomandir, always give the main instruction - it is necessary to complete a combat mission, but to perform it so that the maximum number of personnel after this swore alive and intact.</text:p>
      <text:p text:style-name="P4">
This is the most important thing. Any commander has to know about it. The power in learning is a trainee in battle!” - said the Head of the Center for Sergeant Composition.</text:p>
      <text:p text:style-name="P4">
News Source: <text:a xlink:type="simple" xlink:href="https://armyinform.com.ua/2023/05/10/pidgotovka-serzhantiv-tro-zsu-vidpovidaye-standartam-nato-praktychno-na-80-majster-serzhant-sergij-lyevyj/" text:style-name="Internet_20_link" text:visited-style-name="Visited_20_Internet_20_Link">
https://armyinform.com.ua/2023/05/10/pidgotovka-serzhantiv-tro-zsu-vidpovidaye-standartam-nato-praktychno-na-80-majster-serzhant-sergij-lyevyj/</text:a>
</text:p>
      <!--NEWS-->
      <text:h text:style-name="P10" text:outline-level="1">
<text:span text:style-name="T4">
In Lithuania, large -scale international military exercises have begun NATO countries</text:span>
</text:h>
      <text:p text:style-name="P4">
Author: ['АРМІЯINFORM']</text:p>
      <text:p text:style-name="P4">
Time: 2023-05-10T49:00:00-04:00</text:p>
      <text:p text:style-name="P4">
Description: Lithuania was out of the Mai-People's VISHANOVY Geležinis Vilkas 2023-1 (“Hall ... War with Ukraine 2022, war with Ukraine Latest news today, News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zaliznyj_vovk-2.jpg" text:style-name="Internet_20_link" text:visited-style-name="Visited_20_Internet_20_Link">
zaliznyj_vovk-2.jpg</text:a>
']</text:p>
      <text:p text:style-name="P4">
Tags: ['GELEŽINIS VILKAS', 'ВІЙСЬКОВІ НАВЧАННЯ', 'ЛИТВА']</text:p>
      <text:p text:style-name="P4">
Category: News</text:p>
      <!--METADATA-->
      <text:p text:style-name="P4">
<draw:frame draw:style-name="fr1" draw:name="Image35" text:anchor-type="as-char" svg:width="6.9236in" svg:height="3.894525in" draw:z-index="0">
<draw:image xlink:href="../Images/AРМІЯINFORM/2023-05-10T49-00-00-04-00/zaliznyj_vovk-2.jpg" xlink:type="simple" xlink:show="embed" xlink:actuate="onLoad" draw:mime-type="image/jpeg"/>
</draw:frame>
In Lithuania, International Military Exercises Gelethe Vilkas 2023-1 began(«<text:span text:style-name="T5">
 Illulic Wolf-2023-1» _ </text:span>
-Ed.).</text:p>
      <text:p text:style-name="P4">
Про це йдеться у <text:a xlink:type="simple" xlink:href="https://kariuomene.lt/lietuvoje-prasides-tarptautines-karines-pratybos-gelezinis-vilkas-2023-1-numatomas-karines-technikos-judejimas-keliais/25293" text:style-name="Internet_20_link" text:visited-style-name="Visited_20_Internet_20_Link">
повідомленні</text:a>
Lithuanian Armed Forces press services.</text:p>
      <text:p text:style-name="P4">
About 3,500 soldiers and 600 units of military equipment from Lithuania and other countries - Belgium, Czech Republic, Great Britain, the United States of America, Canada, Croatia, Poland, Luxembourg, the Netherlands, Norway, Portugal and Germany - are involved in a two -week training.</text:p>
      <text:p text:style-name="P4">
During the exercises, a battle group of NATO advanced forces stationed in Lithuania and Vaidoto infantry will learn the correct leading and defense surveys by the method of "force against force".</text:p>
      <text:p text:style-name="P4">
These training is organized annually by the infantry brigade of the Lithuanian Army Geležinisvilkas;</text:p>
      <text:p text:style-name="P4">
News Source: <text:a xlink:type="simple" xlink:href="https://armyinform.com.ua/2023/05/10/u-lytvi-rozpochalysya-masshtabni-mizhnarodni-vijskovi-navchannya-krayin-nato/" text:style-name="Internet_20_link" text:visited-style-name="Visited_20_Internet_20_Link">
https://armyinform.com.ua/2023/05/10/u-lytvi-rozpochalysya-masshtabni-mizhnarodni-vijskovi-navchannya-krayin-nato/</text:a>
</text:p>
      <!--NEWS-->
      <text:h text:style-name="P10" text:outline-level="1">
<text:span text:style-name="T4">
The units of the Northern Operating Area transferred another batch of mobile fire groups</text:span>
</text:h>
      <text:p text:style-name="P4">
Author: ['Євген Проворний']</text:p>
      <text:p text:style-name="P4">
Time: 2023-05-10T76:00:00-04:00</text:p>
      <text:p text:style-name="P4">
Description: Для підсилення єдиної системи протиповітряної оборони підрозділам, які виконують зав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40.jpg" text:style-name="Internet_20_link" text:visited-style-name="Visited_20_Internet_20_Link">
golovna-40.jpg</text:a>
', '<text:a xlink:type="simple" xlink:href="https://armyinform.com.ua/wp-content/uploads/2023/05/nayev.jpg" text:style-name="Internet_20_link" text:visited-style-name="Visited_20_Internet_20_Link">
nayev.jpg</text:a>
', '<text:a xlink:type="simple" xlink:href="https://armyinform.com.ua/wp-content/uploads/2023/05/oleksandr.jpg" text:style-name="Internet_20_link" text:visited-style-name="Visited_20_Internet_20_Link">
oleksandr.jpg</text:a>
', '<text:a xlink:type="simple" xlink:href="https://armyinform.com.ua/wp-content/uploads/2023/05/1-49-150x150.jpg" text:style-name="Internet_20_link" text:visited-style-name="Visited_20_Internet_20_Link">
1-49-150x150.jpg</text:a>
', '<text:a xlink:type="simple" xlink:href="https://armyinform.com.ua/wp-content/uploads/2023/05/2-44-150x150.jpg" text:style-name="Internet_20_link" text:visited-style-name="Visited_20_Internet_20_Link">
2-44-150x150.jpg</text:a>
', '<text:a xlink:type="simple" xlink:href="https://armyinform.com.ua/wp-content/uploads/2023/05/3-43-150x150.jpg" text:style-name="Internet_20_link" text:visited-style-name="Visited_20_Internet_20_Link">
3-43-150x150.jpg</text:a>
', '<text:a xlink:type="simple" xlink:href="https://armyinform.com.ua/wp-content/uploads/2023/05/4-39-150x150.jpg" text:style-name="Internet_20_link" text:visited-style-name="Visited_20_Internet_20_Link">
4-39-150x150.jpg</text:a>
', '<text:a xlink:type="simple" xlink:href="https://armyinform.com.ua/wp-content/uploads/2023/05/5-29-150x150.jpg" text:style-name="Internet_20_link" text:visited-style-name="Visited_20_Internet_20_Link">
5-29-150x150.jpg</text:a>
', '<text:a xlink:type="simple" xlink:href="https://armyinform.com.ua/wp-content/uploads/2023/05/6-23-150x150.jpg" text:style-name="Internet_20_link" text:visited-style-name="Visited_20_Internet_20_Link">
6-23-150x150.jpg</text:a>
']</text:p>
      <text:p text:style-name="P4">
Tags: ['СЕРГІЙ НАЄВ']</text:p>
      <text:p text:style-name="P4">
Category: News</text:p>
      <!--METADATA-->
      <text:p text:style-name="P4">
<draw:frame draw:style-name="fr1" draw:name="Image36" text:anchor-type="as-char" svg:width="6.9236in" svg:height="4.615733in" draw:z-index="0">
<draw:image xlink:href="../Images/AРМІЯINFORM/2023-05-10T76-00-00-04-00/golovna-40.jpg" xlink:type="simple" xlink:show="embed" xlink:actuate="onLoad" draw:mime-type="image/jpeg"/>
</draw:frame>
<text:span text:style-name="T5">
Do strengthening a unified air defense system for units that will be tasks in the northern operating area, another party -mobile firing groups were transferred.</text:span>
</text:p>
      <text:p text:style-name="P4">
<text:span text:style-name="T5">
What tasks will they perform? How reliable is the Northern Distinctive Demand? But who helped the Armed Forces of Ukraine get car for mobile fire groups. Correspondentarmiainfor learned about it .</text:span>
</text:p>
      <text:h text:style-name="P12" text:outline-level="3">
<text:span text:style-name="T4">
<text:span text:style-name="T4">
 In the northern operating area there are many mobile fire groups </text:span>
</text:span>
</text:h>
      <ul>
        <li>
Today we pass to our units, which perform tasks in the Sumy and Kiev directions, mobile fire groups, which are armed with wicked machine guns. For the most part, these mobile firing groups will be able to deal with shock, reconnaissance unmanned aircraft. Also, the most prepared crews will be able to fight even rockets. We do this in order to maximize the protective Ukrainian,-said the Commander of the United States of the Armed Forces of Ukraine General Lenantanturgiy Naev.</li>
      </ul>
      <text:p text:style-name="P4">
<draw:frame draw:style-name="fr1" draw:name="Image37" text:anchor-type="as-char" svg:width="6.9236in" svg:height="4.615733in" draw:z-index="0">
<draw:image xlink:href="../Images/AРМІЯINFORM/2023-05-10T76-00-00-04-00/nayev.jpg" xlink:type="simple" xlink:show="embed" xlink:actuate="onLoad" draw:mime-type="image/jpeg"/>
</draw:frame>
According to him, there are many mobile fire groups in the northern operating area:</text:p>
      <text:p text:style-name="P4">
-They strengthen the anti-aircraft missile complexes, which are equipped with both the Air Force and the Land Forces, the National Guard, the State Border Guard Service of Ukraine. Mobile fire groups are involved in a single air defense system. And each commander will have a plate that will be issued for the defeat. When the process of reflection of the air stroke, all the forces and means are involved in order to minimize the possible routes and directions of spanning of the means that the enemy is able to hit objects in Ukraine.</text:p>
      <text:p text:style-name="P4">
The serviceman Alexander said that such cars help in Bigimaximally mobile.</text:p>
      <ul>
        <li>
Equipment will still be added to this machine ... The situation has improved now, because they are machine guns with Turels, there are spotlights, there are thermal imagers. The commander gives us a navigation, and on the computer everything is clearly visible: where the purpose flies, how and where. There is a quick submission of the team from the commander. And instantly we need to respond to us, - the military explained.</li>
      </ul>
      <text:p text:style-name="P4">
<draw:frame draw:style-name="fr1" draw:name="Image38" text:anchor-type="as-char" svg:width="6.9236in" svg:height="4.615733in" draw:z-index="0">
<draw:image xlink:href="../Images/AРМІЯINFORM/2023-05-10T76-00-00-04-00/oleksandr.jpg" xlink:type="simple" xlink:show="embed" xlink:actuate="onLoad" draw:mime-type="image/jpeg"/>
</draw:frame>
Alexander came to the Armed Forces on February 24, 2022:</text:p>
      <ul>
        <li>
In civil life, I was the director of the firm. He was engaged in wholesale trade materials. From my company some of the guys also went to the army.- Because everything here needs to be done quickly. It is necessary to leave both in the rain and when the snow falls. And the main thing is that such a person has the desire to do it all.</li>
      </ul>
      <text:p text:style-name="P4">
<text:a xlink:type="simple" xlink:href="https://armyinform.com.ua/wp-content/uploads/2023/05/1-49.jpg" text:style-name="Internet_20_link" text:visited-style-name="Visited_20_Internet_20_Link">
!(Images/AРМІЯINFORM/2023-05-10T76-00-00-04-00/1-49-150x150.jpg)</text:a>
</text:p>
      <text:p text:style-name="P4">
<text:a xlink:type="simple" xlink:href="https://armyinform.com.ua/wp-content/uploads/2023/05/2-44.jpg" text:style-name="Internet_20_link" text:visited-style-name="Visited_20_Internet_20_Link">
<draw:frame draw:style-name="fr1" draw:name="Image39" text:anchor-type="as-char" svg:width="6.9236in" svg:height="6.9236in" draw:z-index="0">
<draw:image xlink:href="../Images/AРМІЯINFORM/2023-05-10T76-00-00-04-00/2-44-150x150.jpg" xlink:type="simple" xlink:show="embed" xlink:actuate="onLoad" draw:mime-type="image/jpeg"/>
</draw:frame>
</text:a>
</text:p>
      <text:p text:style-name="P4">
<text:a xlink:type="simple" xlink:href="https://armyinform.com.ua/wp-content/uploads/2023/05/3-43.jpg" text:style-name="Internet_20_link" text:visited-style-name="Visited_20_Internet_20_Link">
<draw:frame draw:style-name="fr1" draw:name="Image40" text:anchor-type="as-char" svg:width="6.9236in" svg:height="6.9236in" draw:z-index="0">
<draw:image xlink:href="../Images/AРМІЯINFORM/2023-05-10T76-00-00-04-00/3-43-150x150.jpg" xlink:type="simple" xlink:show="embed" xlink:actuate="onLoad" draw:mime-type="image/jpeg"/>
</draw:frame>
</text:a>
### <text:span text:style-name="T4">
 "We are happy to pass these machines to our military so they protect nashenebo" </text:span>
</text:p>
      <text:p text:style-name="P4">
Member of the Council of Kyiv Region of the Association of International Automobile Carriers(Apparatus)Anatoly Sachavsky said that the ASMAP appealed to the carriers of Krykivshchyna to raise funds for the purchase of pickups.</text:p>
      <ul>
        <li>
And today we are happy to pass these machines to our military so that they protect our sky and have the opportunity to move more conveniently. Our association has long and continues to assist the army by cars. Our carriers also passed on to the military and their trucks. Therefore, today's event is not uncommon. Each of our carriers contributes to this business. We are always ready to respond, and let the military come to us, we are building. In order to be a victory sooner, ”Anatoly Sachavsky said.</li>
      </ul>
      <text:p text:style-name="P4">
<text:a xlink:type="simple" xlink:href="https://armyinform.com.ua/wp-content/uploads/2023/05/4-39.jpg" text:style-name="Internet_20_link" text:visited-style-name="Visited_20_Internet_20_Link">
!(Images/AРМІЯINFORM/2023-05-10T76-00-00-04-00/4-39-150x150.jpg)</text:a>
</text:p>
      <text:p text:style-name="P4">
<text:a xlink:type="simple" xlink:href="https://armyinform.com.ua/wp-content/uploads/2023/05/5-29.jpg" text:style-name="Internet_20_link" text:visited-style-name="Visited_20_Internet_20_Link">
<draw:frame draw:style-name="fr1" draw:name="Image41" text:anchor-type="as-char" svg:width="6.9236in" svg:height="6.9236in" draw:z-index="0">
<draw:image xlink:href="../Images/AРМІЯINFORM/2023-05-10T76-00-00-04-00/5-29-150x150.jpg" xlink:type="simple" xlink:show="embed" xlink:actuate="onLoad" draw:mime-type="image/jpeg"/>
</draw:frame>
</text:a>
</text:p>
      <text:p text:style-name="P4">
<text:a xlink:type="simple" xlink:href="https://armyinform.com.ua/wp-content/uploads/2023/05/6-23.jpg" text:style-name="Internet_20_link" text:visited-style-name="Visited_20_Internet_20_Link">
<draw:frame draw:style-name="fr1" draw:name="Image42" text:anchor-type="as-char" svg:width="6.9236in" svg:height="6.9236in" draw:z-index="0">
<draw:image xlink:href="../Images/AРМІЯINFORM/2023-05-10T76-00-00-04-00/6-23-150x150.jpg" xlink:type="simple" xlink:show="embed" xlink:actuate="onLoad" draw:mime-type="image/jpeg"/>
</draw:frame>
</text:a>
According to Lieutenant General Sergiy Nayev, the Commander of the United States of the Armed Forces of Ukraine, the world has not yet encountered so many air and rocket strikes:</text:p>
      <ul>
        <li>
But we are trying to invent a method that will make it impossible for the enemy to make the enemy's efficiency. The Ukrainian air defense system is to protect our compatriots and critical infrastructure. We will, for our part, attract model-shaped samples of domestic anti-aircraft missile complexes and the help we receive from foreign partners to improve the pro-high defense system.</li>
      </ul>
      <text:p text:style-name="P4">
Lieutenant General Sergey Naev added that many air defense samples are involved in the northern operating area.</text:p>
      <text:p text:style-name="P4">
<text:span text:style-name="T5">
Opto author</text:span>
</text:p>
      <text:p text:style-name="P4">
News Source: <text:a xlink:type="simple" xlink:href="https://armyinform.com.ua/2023/05/10/pidrozdilam-pivnichnoyi-operaczijnoyi-zony-peredaly-chergovu-partiyu-mobilnyh-vognevyh-grup/" text:style-name="Internet_20_link" text:visited-style-name="Visited_20_Internet_20_Link">
https://armyinform.com.ua/2023/05/10/pidrozdilam-pivnichnoyi-operaczijnoyi-zony-peredaly-chergovu-partiyu-mobilnyh-vognevyh-grup/</text:a>
</text:p>
      <!--NEWS-->
      <text:h text:style-name="P10" text:outline-level="1">
<text:span text:style-name="T4">
"Support for Physical and Mental Health ’ I Defenders are our priority task" - Anna Malyar</text:span>
</text:h>
      <text:p text:style-name="P4">
Author: ['АРМІЯINFORM']</text:p>
      <text:p text:style-name="P4">
Time: 2023-05-10T92:00:00-04:00</text:p>
      <text:p text:style-name="P4">
Description: About Tse on his own Storinzi, Facebook wrote by Minstr Defense of Ukrainian Ganna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5393328478587307776_y.jpg" text:style-name="Internet_20_link" text:visited-style-name="Visited_20_Internet_20_Link">
photo_5393328478587307776_y.jpg</text:a>
']</text:p>
      <text:p text:style-name="P4">
Tags: ['ВІЙСЬКОВІ ПСИХОЛОГИ', 'ВІКНУ', 'МАЛЯР']</text:p>
      <text:p text:style-name="P4">
Category: News</text:p>
      <!--METADATA-->
      <text:p text:style-name="P4">
<draw:frame draw:style-name="fr1" draw:name="Image43" text:anchor-type="as-char" svg:width="6.9236in" svg:height="3.881002in" draw:z-index="0">
<draw:image xlink:href="../Images/AРМІЯINFORM/2023-05-10T92-00-00-04-00/photo_5393328478587307776_y.jpg" xlink:type="simple" xlink:show="embed" xlink:actuate="onLoad" draw:mime-type="image/jpeg"/>
</draw:frame>
About it on your Facebook page <text:a xlink:type="simple" xlink:href="https://www.facebook.com/ganna.maliar/posts/pfbid0xupELVnZrDcqoiuN1hpAmTcBJmuwByU7BQHQE1ayEt4DrmVzQBt3zmPqAVfayHZLl" text:style-name="Internet_20_link" text:visited-style-name="Visited_20_Internet_20_Link">
wrote</text:a>
Deputy Minister of Defense of Ukraine Anna Malyar. Today she <text:a xlink:type="simple" xlink:href="https://www.facebook.com/VIKNUKIEV/posts/pfbid0wLjYWhydRtPe1JKEdS74Ftb2UomfKMcViE3YCW13UeG1oLmEEtg4CzefWwreYDHyl" text:style-name="Internet_20_link" text:visited-style-name="Visited_20_Internet_20_Link">
visited</text:a>
cadets of the Taras Shevchenko Military Institute, who master the profession of military psychologists.</text:p>
      <text:p text:style-name="P4">
"Our future military psychologists. This profession is taught only at the Taras Shevchenko Military Institute.</text:p>
      <text:p text:style-name="P4">
The front is a test on the verge of capabilities of the human body - both physically and psychologically.</text:p>
      <text:p text:style-name="P4">
Our warriors and their human capabilities in the truest sense ensure the consciousness of the state. Supporting the physical and mental health of the fighters is our priority.</text:p>
      <text:p text:style-name="P4">
Hundreds of thousands of mobilized are not easy to provide military psychologists because they have not been taught so many servicemen.</text:p>
      <text:p text:style-name="P4">
Therefore, the Ministry of Defense and the Armed Forces followed several ways to decompose this issue.</text:p>
      <text:p text:style-name="P4">
And we have results:</text:p>
      <ul>
        <li>
Today, NATO standards have created groups of psychologists to work with combat stress. * Also, on the basis of the military institute of the window, mobilized civilian psychologists under an intensive program are being prepared. * We have already launched and tested the pilot project of decompression of fighters who are on the front country. Now we work on its scale. * And, of course, we prepare our students of future military psychologists.</li>
      </ul>
      <text:p text:style-name="P4">
She has repeatedly informed you about our work in this direction, taught photos of working trips, then there will be more, ”Anna Malyar wrote.</text:p>
      <text:p text:style-name="P4">
News Source: <text:a xlink:type="simple" xlink:href="https://armyinform.com.ua/2023/05/10/pidtrymka-fizychnogo-ta-psyhichnogo-zdorovya-zahysnykiv-cze-nasha-pryoritetna-zadacha-ganna-malyar/" text:style-name="Internet_20_link" text:visited-style-name="Visited_20_Internet_20_Link">
https://armyinform.com.ua/2023/05/10/pidtrymka-fizychnogo-ta-psyhichnogo-zdorovya-zahysnykiv-cze-nasha-pryoritetna-zadacha-ganna-malyar/</text:a>
</text:p>
      <!--NEWS-->
      <text:h text:style-name="P10" text:outline-level="1">
<text:span text:style-name="T4">
The projects of the All -Ukrainian Mental Health Program were considered at the meeting of the Interagency Coordination Council</text:span>
</text:h>
      <text:p text:style-name="P4">
Author: ['АРМІЯINFORM']</text:p>
      <text:p text:style-name="P4">
Time: 2023-05-10T95:00:00-04:00</text:p>
      <text:p text:style-name="P4">
Description: The framework of the all -Ukrainian programs of the mental healthy "Ti yak?" Vidbulo Zhidannya ... The war with Ukraine 2022, the war with Ukraine is the latest news today, the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1-51.jpg" text:style-name="Internet_20_link" text:visited-style-name="Visited_20_Internet_20_Link">
1-51.jpg</text:a>
', '<text:a xlink:type="simple" xlink:href="https://armyinform.com.ua/wp-content/uploads/2023/05/2-46.jpg" text:style-name="Internet_20_link" text:visited-style-name="Visited_20_Internet_20_Link">
2-46.jpg</text:a>
', '<text:a xlink:type="simple" xlink:href="https://armyinform.com.ua/wp-content/uploads/2023/05/3-45.jpg" text:style-name="Internet_20_link" text:visited-style-name="Visited_20_Internet_20_Link">
3-45.jpg</text:a>
', '<text:a xlink:type="simple" xlink:href="https://armyinform.com.ua/wp-content/uploads/2023/05/6-24-150x150.jpg" text:style-name="Internet_20_link" text:visited-style-name="Visited_20_Internet_20_Link">
6-24-150x150.jpg</text:a>
', '<text:a xlink:type="simple" xlink:href="https://armyinform.com.ua/wp-content/uploads/2023/05/4-40-150x150.jpg" text:style-name="Internet_20_link" text:visited-style-name="Visited_20_Internet_20_Link">
4-40-150x150.jpg</text:a>
', '<text:a xlink:type="simple" xlink:href="https://armyinform.com.ua/wp-content/uploads/2023/05/5-30-150x150.jpg" text:style-name="Internet_20_link" text:visited-style-name="Visited_20_Internet_20_Link">
5-30-150x150.jpg</text:a>
']</text:p>
      <text:p text:style-name="P4">
Tags: ['ВЛАДИСЛАВ КЛОЧКОВ', 'МІЖВІДОМЧА КООРДИНАЦІЙНА РАДА', 'ОЛЕКСІЙ РЕЗНІКОВ', 'ОФІЦІЙНО', 'ПСИХОЛОГІЧНА ДОПОМОГА']</text:p>
      <text:p text:style-name="P4">
Category: News</text:p>
      <!--METADATA-->
      <text:p text:style-name="P4">
<draw:frame draw:style-name="fr1" draw:name="Image44" text:anchor-type="as-char" svg:width="6.9236in" svg:height="4.619339in" draw:z-index="0">
<draw:image xlink:href="../Images/AРМІЯINFORM/2023-05-10T95-00-00-04-00/1-51.jpg" xlink:type="simple" xlink:show="embed" xlink:actuate="onLoad" draw:mime-type="image/jpeg"/>
</draw:frame>
Within the framework of the All -Ukrainian Mental Health Program "<text:a xlink:type="simple" xlink:href="https://armyinform.com.ua/2023/04/18/vseukrayinska-programa-mentalnogo-zdorovya-ty-yak-vijskovyj-aspekt/" text:style-name="Internet_20_link" text:visited-style-name="Visited_20_Internet_20_Link">
Tyak?</text:a>
»A meeting of the Interagency Coordination Council on Mental Health and Psychological Assistance to Persons Affected by the RFPROPT of Ukraine was held.</text:p>
      <text:p text:style-name="P4">
About it <text:a xlink:type="simple" xlink:href="https://www.mil.gov.ua/news/2023/05/10/programi-mentalnogo-zdorovya-rozglyanuli-na-zasidanni-mizhvidomchoi-koordinaczijnoi-radi/" text:style-name="Internet_20_link" text:visited-style-name="Visited_20_Internet_20_Link">
reports</text:a>
MOU press service.</text:p>
      <text:p text:style-name="P4">
It was attended by Prime Minister of Ukraine Denis Shmigal together with the first lady of Ukraine Elena Zelenskaya, as well as members of the Government of Ukraine, representatives of the Office of President of Ukraine, People's Deputies, representatives of the CMU Coordination Center. The heads of regional administrations and representatives of the Ukrainian Bureau of the UN, USAID, WHO, UNICEF were involved in the format online.</text:p>
      <text:p text:style-name="P4">
The participants of the event considered the project of the Cabinet of Ministers of Ukraine “On the formation of centers of support of civilians in the conditions of armed conflict”. The ministries also presented seven priority pro -pro -Ukrainian mental health program. In particular, the Ministry of Protection of Naturer - "Mental Health Protection in the Structure of Medical Assistance", Ministry of Veterans - "Transition from Military Service to Civil Life in Part of Psychological Assistance", Ministry of Social Policy - "Creating Centers levels of education ”, the Ministry of Internal Affairs -“ Algorithm for providing psychological assistance and support in crisis and emergency situations ”, Ministry of Youth -“ Youth Centers and Active Parks - part of ecosystem -psychological health ”.</text:p>
      <text:p text:style-name="P4">
<draw:frame draw:style-name="fr1" draw:name="Image45" text:anchor-type="as-char" svg:width="6.9236in" svg:height="4.619339in" draw:z-index="0">
<draw:image xlink:href="../Images/AРМІЯINFORM/2023-05-10T95-00-00-04-00/2-46.jpg" xlink:type="simple" xlink:show="embed" xlink:actuate="onLoad" draw:mime-type="image/jpeg"/>
</draw:frame>
As part of the meeting, the Ministry of Defense of Ukraine and the General Staff shifted the project "Creating a system of psychological restoration of the personnel of the Armed Forces of Ukraine" Recovery ".</text:p>
      <text:p text:style-name="P4">
The war, the conditions of the front edge, the active fights create superhuman loads of human ciz. Therefore, the Ministry of Defense of Ukraine and the General Staff of the Armed Forces of the Pilot Project have created and launched a system of psychological renewal of defenders and defenders who are fighting right now at the forefront.</text:p>
      <text:p text:style-name="P4">
<draw:frame draw:style-name="fr1" draw:name="Image46" text:anchor-type="as-char" svg:width="6.9236in" svg:height="4.619339in" draw:z-index="0">
<draw:image xlink:href="../Images/AРМІЯINFORM/2023-05-10T95-00-00-04-00/3-45.jpg" xlink:type="simple" xlink:show="embed" xlink:actuate="onLoad" draw:mime-type="image/jpeg"/>
</draw:frame>
</text:p>
      <text:p text:style-name="P4">
<text:a xlink:type="simple" xlink:href="https://armyinform.com.ua/wp-content/uploads/2023/05/6-24.jpg" text:style-name="Internet_20_link" text:visited-style-name="Visited_20_Internet_20_Link">
<draw:frame draw:style-name="fr1" draw:name="Image47" text:anchor-type="as-char" svg:width="6.9236in" svg:height="6.9236in" draw:z-index="0">
<draw:image xlink:href="../Images/AРМІЯINFORM/2023-05-10T95-00-00-04-00/6-24-150x150.jpg" xlink:type="simple" xlink:show="embed" xlink:actuate="onLoad" draw:mime-type="image/jpeg"/>
</draw:frame>
</text:a>
</text:p>
      <text:p text:style-name="P4">
<text:a xlink:type="simple" xlink:href="https://armyinform.com.ua/wp-content/uploads/2023/05/4-40.jpg" text:style-name="Internet_20_link" text:visited-style-name="Visited_20_Internet_20_Link">
<draw:frame draw:style-name="fr1" draw:name="Image48" text:anchor-type="as-char" svg:width="6.9236in" svg:height="6.9236in" draw:z-index="0">
<draw:image xlink:href="../Images/AРМІЯINFORM/2023-05-10T95-00-00-04-00/4-40-150x150.jpg" xlink:type="simple" xlink:show="embed" xlink:actuate="onLoad" draw:mime-type="image/jpeg"/>
</draw:frame>
</text:a>
</text:p>
      <text:p text:style-name="P4">
<text:a xlink:type="simple" xlink:href="https://armyinform.com.ua/wp-content/uploads/2023/05/5-30.jpg" text:style-name="Internet_20_link" text:visited-style-name="Visited_20_Internet_20_Link">
<draw:frame draw:style-name="fr1" draw:name="Image49" text:anchor-type="as-char" svg:width="6.9236in" svg:height="6.9236in" draw:z-index="0">
<draw:image xlink:href="../Images/AРМІЯINFORM/2023-05-10T95-00-00-04-00/5-30-150x150.jpg" xlink:type="simple" xlink:show="embed" xlink:actuate="onLoad" draw:mime-type="image/jpeg"/>
</draw:frame>
</text:a>
According to him, psychological recovery will contribute to the preservation of human resources, will ensure a complete cycle of control of combat stress and reduce the load on the medical sphere. "Recovery" is already working successfully, there are centrifugal recovery of mental health. Such centers also aim to provide efficient interaction and coordination with executive authorities, law enforcement and other state structures, local self -government, public organizations and build an effective mechanism for administration of need, resources and services.</text:p>
      <text:p text:style-name="P4">
"The next stage for the Ministry of Defense and the General Staff of the Armed Forces will be the scale of this project," - said Alexei Reznikov.</text:p>
      <text:p text:style-name="P4">
News Source: <text:a xlink:type="simple" xlink:href="https://armyinform.com.ua/2023/05/10/sim-priorytetnyh-proyektiv-vseukrayinskoyi-programy-mentalnogo-zdorovya-rozglyanuly-na-zasidanni-mizhvidomchoyi-koordynaczijnoyi-rady/" text:style-name="Internet_20_link" text:visited-style-name="Visited_20_Internet_20_Link">
https://armyinform.com.ua/2023/05/10/sim-priorytetnyh-proyektiv-vseukrayinskoyi-programy-mentalnogo-zdorovya-rozglyanuly-na-zasidanni-mizhvidomchoyi-koordynaczijnoyi-rady/</text:a>
</text:p>
      <!--NEWS-->
      <text:h text:style-name="P10" text:outline-level="1">
<text:span text:style-name="T4">
Migrants and borders: Klimenko met with the European Commissar Johansson</text:span>
</text:h>
      <text:p text:style-name="P4">
Authors: Ukrinform (Person)</text:p>
      <text:p text:style-name="P4">
Publisher: Укринформ (Organization)</text:p>
      <text:p text:style-name="P4">
Published Time: 2023-05-11T-125:41:00+03:00</text:p>
      <text:p text:style-name="P4">
Modified Time: 2023-05-11T17:41:00+03:00</text:p>
      <text:p text:style-name="P4">
Description: Interior Minister Igor Klimenko and the European Commissioner for Ilva Johansson, during the meeting, discussed migration issues and further assistance from the European Union in the formation of Ukrainian borders. - Ukrinform.</text:p>
      <text:p text:style-name="P4">
Images: ["<text:a xlink:type="simple" xlink:href="https://static.ukrinform.com/photos/2023_05/thumb_files/630_360_1683816244-397.jpg" text:style-name="Internet_20_link" text:visited-style-name="Visited_20_Internet_20_Link">
630_360_16838...</text:a>
", "<text:a xlink:type="simple" xlink:href="https://static.ukrinform.com/photos/2023_05/1683816245-151.jpg" text:style-name="Internet_20_link" text:visited-style-name="Visited_20_Internet_20_Link">
1683816245-15...</text:a>
", "<text:a xlink:type="simple" xlink:href="https://static.ukrinform.com/photos/2023_05/1683816245-548.jpg" text:style-name="Internet_20_link" text:visited-style-name="Visited_20_Internet_20_Link">
1683816245-54...</text:a>
", "<text:a xlink:type="simple" xlink:href="https://static.ukrinform.com/photos/2023_05/1683816246-268.jpg" text:style-name="Internet_20_link" text:visited-style-name="Visited_20_Internet_20_Link">
1683816246-26...</text:a>
"]</text:p>
      <text:p text:style-name="P4">
Tags: ['Клименко', 'Мігранти', 'Війна з росією', 'Ілва Йоганссон']</text:p>
      <text:p text:style-name="P4">
Type: Article</text:p>
      <!--METADATA-->
      <text:p text:style-name="P4">
<draw:frame draw:style-name="fr1" draw:name="Image50" text:anchor-type="as-char" svg:width="6.9236in" svg:height="3.956343in" draw:z-index="0">
<draw:image xlink:href="../Images/yкринформ/2023-05-11T-125-41-00-03-00/630_360_1683816244-397.jpg" xlink:type="simple" xlink:show="embed" xlink:actuate="onLoad" draw:mime-type="image/jpeg"/>
</draw:frame>
Igor Klimenko, Minister of Internal Affairs and the European Commissioner for Ilva Johansson, discussed migration and further assistance from the European Union in the arrangement of Ukrainian borders.</text:p>
      <text:p text:style-name="P4">
As Ukrinform reports, it reports <text:a xlink:type="simple" xlink:href="https://mvs.gov.ua/uk/news/bezpeka-ukrayini-ce-bezpeka-jevropeiskogo-soiuzu-igor-klimenko-zustrivsia-z-jevrokomisarkoiu-z-vnutrisnix-sprav-ilvoiu-iogansson" text:style-name="Internet_20_link" text:visited-style-name="Visited_20_Internet_20_Link">
</text:a>
Klimenko noted that this meeting is a continuation of the permanent dialogue of the Ministry of Internal Affairs of the Zevro Commission and concerns the formation of a single security space of Ukraine of the Tai -European Union.</text:p>
      <text:p text:style-name="P4">
According to him, "only in a part -time one year did we quickly move on the settlement of our joint programs, which allow Ukraine to first integrate into the European space."</text:p>
      <text:p text:style-name="P4">
<draw:frame draw:style-name="fr1" draw:name="Image51" text:anchor-type="as-char" svg:width="6.9236in" svg:height="4.615733in" draw:z-index="0">
<draw:image xlink:href="../Images/yкринформ/2023-05-11T-125-41-00-03-00/1683816245-151.jpg" xlink:type="simple" xlink:show="embed" xlink:actuate="onLoad" draw:mime-type="image/jpeg"/>
</draw:frame>
"Moreover, thanks to this collaboration, we receive from the European Union all -needing assistance - not only material and technical, but also professional and professional formation of a security environment in Ukraine - both during large -scale, and we plan joint actions after the end of hostilities," the Minister emphasized .</text:p>
      <text:p text:style-name="P4">
According to him, we are talking about Ukraine's participation on the European Migration Networks, on the network of crime, the European network of explosive units.</text:p>
      <text:p text:style-name="P4">
<draw:frame draw:style-name="fr1" draw:name="Image52" text:anchor-type="as-char" svg:width="6.9236in" svg:height="4.615733in" draw:z-index="0">
<draw:image xlink:href="../Images/yкринформ/2023-05-11T-125-41-00-03-00/1683816245-548.jpg" xlink:type="simple" xlink:show="embed" xlink:actuate="onLoad" draw:mime-type="image/jpeg"/>
</draw:frame>
He also noted that the Ukrainian state has joined the mechanism of civil protection of the EU, which attracts Ukraine to a pan -European family, in particular the retention of assistance in crisis situations.</text:p>
      <text:p text:style-name="P4">
In addition, the National Police of Ukraine joined the International Network of the OZG ZG and criminal structures.</text:p>
      <text:p text:style-name="P4">
<text:span text:style-name="T4">
 Read also: </text:span>
 <text:a xlink:type="simple" xlink:href="https://www.ukrinform.ua/rubric-polytics/3707747-do-kieva-pribula-evrokomisar-iz-vnutrisnih-sprav-ilva-jogansson.html" text:style-name="Internet_20_link" text:visited-style-name="Visited_20_Internet_20_Link">
</text:a>
The parties discussed a number of issues that interest Ukraine and the European Union.</text:p>
      <text:p text:style-name="P4">
It is a matter of migration, including the issues of migration control, the issue of Ukrainian borders with the countries of the European Union, as well as EU assistance in bordering borders throughout Ukraine.</text:p>
      <text:p text:style-name="P4">
In addition, the issue of investigation and documentation of the Russian Federation in the territory of Ukraine was considered.</text:p>
      <text:p text:style-name="P4">
"To date, the National Police have documented more than 75 thousand rays, which was carried out by the Russian Federation in the territory of Ukraine," - said.He added that all the weapons, which was published in the first days of a full -scale war, was -registered and recorded by the National Police.</text:p>
      <text:p text:style-name="P4">
The head of the department also reported that the bodies of the Ministry of Internal Affairs are working as a replacement of the Ukrainian territory, as 30% of Ukraine has been replaced.</text:p>
      <text:p text:style-name="P4">
<text:span text:style-name="T4">
 Read also: </text:span>
 <text:a xlink:type="simple" xlink:href="https://www.ukrinform.ua/rubric-society/3679236-mvs-trimae-pid-kontrolem-budaki-vipadki-nezakonnogo-vikoristanna-zbroi-klimenko.html" text:style-name="Internet_20_link" text:visited-style-name="Visited_20_Internet_20_Link">
</text:a>
The Center for Humanitarian Demining has been created, which optimizes all measures for humanitarian demining: planning, implementation and financing.</text:p>
      <text:p text:style-name="P4">
At the same time, the Minister paid attention to the basic needs of the Ministry of Internal Affairs during the Time and Formation of the Guard of the offensive.</text:p>
      <text:p text:style-name="P4">
“I am proud of every employee. Thank you for the high appreciation of our work. We will already plan a peaceful life together with the countries of the European Union, ”the Ministry of Internal Affairs said.</text:p>
      <text:p text:style-name="P4">
<draw:frame draw:style-name="fr1" draw:name="Image53" text:anchor-type="as-char" svg:width="6.9236in" svg:height="4.615733in" draw:z-index="0">
<draw:image xlink:href="../Images/yкринформ/2023-05-11T-125-41-00-03-00/1683816246-268.jpg" xlink:type="simple" xlink:show="embed" xlink:actuate="onLoad" draw:mime-type="image/jpeg"/>
</draw:frame>
In turn, the European Commissar noted: “People on the front line defend Ukraine, protect European ideas and values. And we, the European Union, are undisputed to give you our support. ”</text:p>
      <text:p text:style-name="P4">
Johansson emphasized that Ukraine's security is the safety of the European Union.</text:p>
      <text:p text:style-name="P4">
"We have identified 7 steps that Ukraine has to take before you go to the EU joining, and I have to admit that I am amazed at your success in the sphere of the sphere, taking into account that in parallel with all the processes you fight the war of war," - added she.</text:p>
      <text:p text:style-name="P4">
<text:a xlink:type="simple" xlink:href="https://www.ukrinform.ua/tag-klimenko" text:style-name="Internet_20_link" text:visited-style-name="Visited_20_Internet_20_Link">
</text:a>
He thanked the EU countries and the European Commissioner's assistance from the first days of a full -scale war.</text:p>
      <text:p text:style-name="P4">
<text:span text:style-name="T4">
 Read also: </text:span>
 <text:a xlink:type="simple" xlink:href="https://www.ukrinform.ua/rubric-polytics/3704425-klimenko-zustrivsa-z-poslom-britanii-govorili-pro-rozminuvanna-ukraini.html" text:style-name="Internet_20_link" text:visited-style-name="Visited_20_Internet_20_Link">
<text:span text:style-name="T4">
 Klimenko </text:span>
</text:a>
“The assistance that was aimed at training our specialists and then assistance to our investigator and forensic units, as well as interacting with the Office of the Prosecutor General and with all other law enforcement agencies will make it possible to prove the investigation of these crimes to international courts. Guilty of crimes that were committed in the territory of our country will arise before a fair court and make a corresponding punishment, ”the Ministry of Internal Affairs summed up.</text:p>
      <text:p text:style-name="P4">
As reported by Ukrinform, on May 11, the European Commissioner for Interior Ilvagansson arrived on a visit to Kiev.</text:p>
      <text:p text:style-name="P4">
<text:span text:style-name="T5">
Foto: Ministry of Internal Affairs</text:span>
</text:p>
      <text:p text:style-name="P4">
News Source: <text:a xlink:type="simple" xlink:href="https://www.ukrinform.ua/rubric-polytics/3707890-migranti-j-oblastuvanna-kordoniv-klimenko-zustrivsa-z-evrokomisarom-jogansson.html" text:style-name="Internet_20_link" text:visited-style-name="Visited_20_Internet_20_Link">
https://www.ukrinform.ua/rubric-polytics/3707890-migranti-j-oblastuvanna-kordoniv-klimenko-zustrivsa-z-evrokomisarom-jogansson.html</text:a>
</text:p>
      <!--NEWS-->
      <text:h text:style-name="P10" text:outline-level="1">
<text:span text:style-name="T4">
At Sivershchyna and Slobozhanschyna directions Russian army shelled Bleshnya, Leonivka, Krasn...</text:span>
</text:h>
      <text:p text:style-name="P4">
Authors: liveuamap (Language: en)</text:p>
      <text:p text:style-name="P4">
Time: 2023-05-11T-19:20:00</text:p>
      <text:p text:style-name="P4">
Location: Vovchansk (Latitude:50.38849 Longtitude:37.41892)</text:p>
      <text:p text:style-name="P4">
Videos: []</text:p>
      <text:p text:style-name="P4">
Images: []</text:p>
      <text:p text:style-name="P4">
Tags: ["Russia"]</text:p>
      <text:p text:style-name="P4">
Id: 22562048</text:p>
      <!--METADATA-->
      <text:p text:style-name="P4">
At sivershchyna and slBozhanschyna directions Russian army Shelled Bloshnya, Leonivka, Krasnyy Khutir of Chernihiv Region; Bachivsk, Khodyne, Boyaro -Lezhachi, Volfyne, Bilovody, Popivka, Pavlivka and Basivka of Sumy Region, Also Veterynarne, Zelene, Hatyscheche General Staff of Armed Forces of Ukraine Says in the Morning Report</text:p>
      <text:p text:style-name="P4">
News Collection Link:(https://liveuamap.com/en/2023/11-may-at-sivershchyna-and-slobozhanschyna-directions-russian)</text:p>
      <text:p text:style-name="P4">
News Source: <text:a xlink:type="simple" xlink:href="https://t.me/lumsrc/4748" text:style-name="Internet_20_link" text:visited-style-name="Visited_20_Internet_20_Link">
https://t.me/lumsrc/4748</text:a>
</text:p>
      <!--NEWS-->
      <text:h text:style-name="P10" text:outline-level="1">
<text:span text:style-name="T4">
Reznikov told about a new project for training Ukrainian officers in Latvia</text:span>
</text:h>
      <text:p text:style-name="P4">
Authors: Ukrinform (Person)</text:p>
      <text:p text:style-name="P4">
Publisher: Укринформ (Organization)</text:p>
      <text:p text:style-name="P4">
Published Time: 2023-05-11T-20:55:00+03:00</text:p>
      <text:p text:style-name="P4">
Modified Time: 2023-05-11T23:55:00+03:00</text:p>
      <text:p text:style-name="P4">
Description: The Minister of Defense of Ukraine Oleksiy Reznikov reported on Thursday the new project of training Ukrainian junior officers in Latvia Canadian and Latvian instructors. - Ukrinform.</text:p>
      <text:p text:style-name="P4">
Images: ["<text:a xlink:type="simple" xlink:href="https://static.ukrinform.com/photos/2023_03/thumb_files/630_360_1678277232-607.jpg" text:style-name="Internet_20_link" text:visited-style-name="Visited_20_Internet_20_Link">
630_360_16782...</text:a>
"]</text:p>
      <text:p text:style-name="P4">
Tags: ['Канада', 'Латвія', 'Військові навчання', 'Резніков']</text:p>
      <text:p text:style-name="P4">
Type: Article</text:p>
      <!--METADATA-->
      <text:p text:style-name="P4">
<draw:frame draw:style-name="fr1" draw:name="Image54" text:anchor-type="as-char" svg:width="6.9236in" svg:height="3.956343in" draw:z-index="0">
<draw:image xlink:href="../Images/yкринформ/2023-05-11T-20-55-00-03-00/630_360_1678277232-607.jpg" xlink:type="simple" xlink:show="embed" xlink:actuate="onLoad" draw:mime-type="image/jpeg"/>
</draw:frame>
Ministry of Ministry of Ukraine Oleksiy Reznikov reported on Thursday a new project of training in Ukrainian junior officers in Latvia Canadian and Latvian instructors.</text:p>
      <text:p text:style-name="P4">
He wrote about it in his <text:a xlink:type="simple" xlink:href="https://twitter.com/oleksiireznikov/status/1656661075864227845" text:style-name="Internet_20_link" text:visited-style-name="Visited_20_Internet_20_Link">
</text:a>
, reports Ukrinform.</text:p>
      <text:p text:style-name="P4">
“I believe that Canadian and Latvian instructors will do their best to help our soldiers learn to fight and win. Education is a key to success, ”the minister wrote.</text:p>
      <text:p text:style-name="P4">
He reported that his colleagues, Canadian Defense Minister Anita Anand and Latvia Ministry of Inar Inara Murniets, launched a new ambitious project on Ukrainian junior officers in <text:span text:style-name="T4">
 [] <text:a xlink:type="simple" xlink:href="https://www.ukrinform.ua/tag-latvia" text:style-name="Internet_20_link" text:visited-style-name="Visited_20_Internet_20_Link">
</text:a>
</text:span>
.</text:p>
      <text:p text:style-name="P4">
According to Reznikov, the military from Ukraine will master the process of planning such collection, coordination of maneuvers and intelligence.</text:p>
      <text:p text:style-name="P4">
At the end of the post, the Ukrainian Minister of Defense thanked the Canadian Talatin peoples for the support of Ukraine.</text:p>
      <text:p text:style-name="P4">
"We will celebrate the victory together," Reznikov said.</text:p>
      <text:p text:style-name="Quotations">

<text:p text:style-name="P4">
My and Colleagues <text:a xlink:type="simple" xlink:href="https://twitter.com/AnitaAnandMP" text:style-name="Internet_20_link" text:visited-style-name="Visited_20_Internet_20_Link">
</text:a>
&gt;
 and <text:a xlink:type="simple" xlink:href="https://twitter.com/IMurniece" text:style-name="Internet_20_link" text:visited-style-name="Visited_20_Internet_20_Link">
 </text:a>
launched a new&gt;
 ambitious project for training brave Ukrainian junior officers in Latvia.  &gt;
  They will master the process of planning and orders, maneuver coordination,&gt;
 intelligence reconnaissance, etc.  &gt;
  I believe that Canadian and…&gt;
&gt;
 — Oleksii Reznikov(@oleksireznikov) <text:a xlink:type="simple" xlink:href="https://twitter.com/oleksiireznikov/status/1656661075864227845" text:style-name="Internet_20_link" text:visited-style-name="Visited_20_Internet_20_Link">
&gt;
 </text:a>
<text:span text:style-name="T4">
 Read also: </text:span>
 <text:span text:style-name="T4">
 <text:a xlink:type="simple" xlink:href="https://www.ukrinform.ua/rubric-ato/3703662-instruktori-z-novoi-zelandii-vcat-ukrainskih-novobranciv-boam-na-peredovij.html" text:style-name="Internet_20_link" text:visited-style-name="Visited_20_Internet_20_Link">
</text:a>
</text:span>
</text:p>

</text:p>
      <text:p text:style-name="P4">
“Canada and Latvia will train the Ukrainian soldiers in the territory of Lantvia, since May 15. In partnership between Canadian Latvia's armed forces, we will conduct training in the development of leadership skills of the Armed Forces of the Armed Forces, ”said Canada's Defense Minister Anand on Thursday, 11th.</text:p>
      <text:p text:style-name="P4">
According to her, within the framework of this new program, the Ukrainian younger ones will be officer “responsibilities on the battlefield, the planning process and provisions, coordination of maneuvers, collecting reconnaissance data, planning of TACLOSION”.</text:p>
      <text:p text:style-name="P4">
As reported by Ukrinform, _ <text:span text:style-name="T4">
 <text:a xlink:type="simple" xlink:href="https://www.ukrinform.ua/rubric-ato/3707512-kanada-ta-latvia-navcatimut-ukrainskih-oficeriv-liderskih-navicok.html" text:style-name="Internet_20_link" text:visited-style-name="Visited_20_Internet_20_Link">
</text:a>
</text:span>
 _ that will focus on the development of their leadership skills.</text:p>
      <text:p text:style-name="P4">
News Source: <text:a xlink:type="simple" xlink:href="https://www.ukrinform.ua/rubric-ato/3707939-reznikov-rozpoviv-pro-novij-proekt-iz-navcanna-ukrainskih-oficeriv-u-latvii.html" text:style-name="Internet_20_link" text:visited-style-name="Visited_20_Internet_20_Link">
https://www.ukrinform.ua/rubric-ato/3707939-reznikov-rozpoviv-pro-novij-proekt-iz-navcanna-ukrainskih-oficeriv-u-latvii.html</text:a>
</text:p>
      <!--NEWS-->
      <text:h text:style-name="P10" text:outline-level="1">
<text:span text:style-name="T4">
JSC Kupiansk Directio Rusian Army Shelled Mykolaivka, Krasne First, Figolivka, Novomlinsk, ...</text:span>
</text:h>
      <text:p text:style-name="P4">
Authors: liveuamap (Language: en)</text:p>
      <text:p text:style-name="P4">
Time: 2023-05-11T-21:20:00</text:p>
      <text:p text:style-name="P4">
Location: Kramatorsk (Latitude:49.81019 Longtitude:37.68868)</text:p>
      <text:p text:style-name="P4">
Videos: []</text:p>
      <text:p text:style-name="P4">
Images: []</text:p>
      <text:p text:style-name="P4">
Tags: ["Russia"]</text:p>
      <text:p text:style-name="P4">
Id: 22562047</text:p>
      <!--METADATA-->
      <text:p text:style-name="P4">
At Kupiansk direction Russian army shelled Mykolayivka, Krasne Pershe,Fyholivka, Novomlynsk, Dvorichna, Masutivka, Lyman Pershyy, Kyslivka ofKharkiv region and Stelmakhivka of Luhansk region. Russian aviation conductedairstrikes at Masutivka, Pershotravneve and Terny, - General Staff of ArmedForces of Ukraine says in the morning report</text:p>
      <text:p text:style-name="P4">
News Collection Link: <text:a xlink:type="simple" xlink:href="https://liveuamap.com/en/2023/11-may-at-kupiansk-direction-russian-army-shelled-mykolayivka" text:style-name="Internet_20_link" text:visited-style-name="Visited_20_Internet_20_Link">
https://liveuamap.com/en/2023/11-may-at-kupiansk-direction-russian-army-shelled-mykolayivka</text:a>
</text:p>
      <text:p text:style-name="P4">
News Source: <text:a xlink:type="simple" xlink:href="https://t.me/lumsrc/4749" text:style-name="Internet_20_link" text:visited-style-name="Visited_20_Internet_20_Link">
https://t.me/lumsrc/4749</text:a>
</text:p>
      <!--NEWS-->
      <text:h text:style-name="P10" text:outline-level="1">
<text:span text:style-name="T4">
It takes a law enforcement system that will meet the purpose of rapid entry in the EU - Zelensky</text:span>
</text:h>
      <text:p text:style-name="P4">
Authors: Ukrinform (Person)</text:p>
      <text:p text:style-name="P4">
Publisher: Укринформ (Organization)</text:p>
      <text:p text:style-name="P4">
Published Time: 2023-05-11T-22:44:00+03:00</text:p>
      <text:p text:style-name="P4">
Modified Time: 2023-05-11T23:44:00+03:00</text:p>
      <text:p text:style-name="P4">
Description: Ukraine needs a law enforcement system that will meet the purpose of rapid entry into the EU.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Прокуратура', 'Зеленський', 'Документи']</text:p>
      <text:p text:style-name="P4">
Type: Article</text:p>
      <!--METADATA-->
      <text:p text:style-name="P4">
<draw:frame draw:style-name="fr1" draw:name="Image55" text:anchor-type="as-char" svg:width="6.9236in" svg:height="3.956343in" draw:z-index="0">
<draw:image xlink:href="../Images/yкринформ/2023-05-11T-22-44-00-03-00/630_360_1679682020-565.jpeg" xlink:type="simple" xlink:show="embed" xlink:actuate="onLoad" draw:mime-type="image/jpeg"/>
</draw:frame>
Ukraine is a law enforcement system that will meet the purpose of the UEC.</text:p>
      <text:p text:style-name="P4">
President Volodymyr Zelenskyy said this during <text:a xlink:type="simple" xlink:href="https://www.youtube.com/watch" text:style-name="Internet_20_link" text:visited-style-name="Visited_20_Internet_20_Link">
</text:a>
, reports Ukrinform.</text:p>
      <text:p text:style-name="P4">
"Today, it has approved a comprehensive strategic plan for reforming our law enforcement system-all law enforcement agencies and prosecutors. This is a detailed document, which is designed for a time before the 27th year. To put it simply, we are simply dying to ensure such a system Ukraine's accession to the EU, "Zelensky said.</text:p>
      <text:p text:style-name="P4">
<text:span text:style-name="T4">
 Read also: </text:span>
 <text:span text:style-name="T4">
 <text:a xlink:type="simple" xlink:href="https://www.ukrinform.ua/rubric-ato/3708019-prezident-shvaliv-kompleksnij-strategicnij-plan-reformuvanna-sistemi-pravoporadku.html" text:style-name="Internet_20_link" text:visited-style-name="Visited_20_Internet_20_Link">
</text:a>
</text:span>
</text:p>
      <text:p text:style-name="P4">
The President noted that law enforcement agencies, as an element of the state system, should work so that safety, protection, justice, which are primarily at the level of institutions, were felt at the level of daily work on whom people judge the state.</text:p>
      <text:p text:style-name="P4">
"Trust in the state, trust in the state are formed from confidence in those acting of the state.</text:p>
      <text:p text:style-name="P4">
<text:span text:style-name="T4">
 Read also: </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According to him, ensuring maximum security, freedom, respect for the law in Ukraine, and is the answer to the question of which Ukraine will be used after the war.</text:p>
      <text:p text:style-name="P4">
As reported by Ukrinform, previously the United States stated that _ <text:span text:style-name="T4">
 <text:a xlink:type="simple" xlink:href="https://www.ukrinform.ua/rubric-polytics/3708010-ssa-vistupaut-na-pidtrimku-pravosudda-ta-vidpovidalnosti-za-voenni-zlocini-derzdep.html" text:style-name="Internet_20_link" text:visited-style-name="Visited_20_Internet_20_Link">
</text:a>
</text:span>
 _ and prosecution for war crimes in Ukraine.</text:p>
      <text:p text:style-name="P4">
<text:span text:style-name="T5">
Foto: op</text:span>
</text:p>
      <text:p text:style-name="P4">
News Source: <text:a xlink:type="simple" xlink:href="https://www.ukrinform.ua/rubric-society/3708024-potribna-taka-sistema-pravoporadku-aka-vidpovidatime-meti-svidkogo-vstupu-u-es-zelenskij.html" text:style-name="Internet_20_link" text:visited-style-name="Visited_20_Internet_20_Link">
https://www.ukrinform.ua/rubric-society/3708024-potribna-taka-sistema-pravoporadku-aka-vidpovidatime-meti-svidkogo-vstupu-u-es-zelenskij.html</text:a>
</text:p>
      <!--NEWS-->
      <text:h text:style-name="P10" text:outline-level="1">
<text:span text:style-name="T4">
At Lyman direction Russian army shelled Makiyivka, Bilohorivka and Vesele of Luhansk region a...</text:span>
</text:h>
      <text:p text:style-name="P4">
Authors: liveuamap (Language: en)</text:p>
      <text:p text:style-name="P4">
Time: 2023-05-11T-23:20:00</text:p>
      <text:p text:style-name="P4">
Location: Bilohorivka (Latitude:48.91844 Longtitude:38.24203)</text:p>
      <text:p text:style-name="P4">
Videos: []</text:p>
      <text:p text:style-name="P4">
Images: []</text:p>
      <text:p text:style-name="P4">
Tags: ["Russia"]</text:p>
      <text:p text:style-name="P4">
Id: 22562046</text:p>
      <!--METADATA-->
      <text:p text:style-name="P4">
At Lyman direction Russian army shelled Makiyivka, Bilohorivka and Vesele ofLuhansk region and Yampolivka, Spirne and Berestove of Donetsk region. Russianaviation conducted airstrikes at Bilohorivka, Verkhnokamyanske and Spirne, -General Staff of Armed Forces of Ukraine says in the morning report</text:p>
      <text:p text:style-name="P4">
News Collection Link: <text:a xlink:type="simple" xlink:href="https://liveuamap.com/en/2023/11-may-at-lyman-direction-russian-army-shelled-makiyivka" text:style-name="Internet_20_link" text:visited-style-name="Visited_20_Internet_20_Link">
https://liveuamap.com/en/2023/11-may-at-lyman-direction-russian-army-shelled-makiyivka</text:a>
</text:p>
      <text:p text:style-name="P4">
News Source: <text:a xlink:type="simple" xlink:href="https://t.me/lumsrc/4750" text:style-name="Internet_20_link" text:visited-style-name="Visited_20_Internet_20_Link">
https://t.me/lumsrc/4750</text:a>
</text:p>
      <!--NEWS-->
      <text:h text:style-name="P10" text:outline-level="1">
<text:span text:style-name="T4">
Due to the hostile shelling in Kherson almost destroyed gymnasium</text:span>
</text:h>
      <text:p text:style-name="P4">
Authors: Ukrinform (Person)</text:p>
      <text:p text:style-name="P4">
Publisher: Укринформ (Organization)</text:p>
      <text:p text:style-name="P4">
Published Time: 2023-05-11T-24:36:00+03:00</text:p>
      <text:p text:style-name="P4">
Modified Time: 2023-05-11T23:36:00+03:00</text:p>
      <text:p text:style-name="P4">
Description: Due to the enemy shelling in Kherson, the gymnasium # 20 was almost destroyed. - Ukrinform.</text:p>
      <text:p text:style-name="P4">
Images: ["<text:a xlink:type="simple" xlink:href="https://static.ukrinform.com/photos/2023_05/thumb_files/630_360_1683831164-698.jpg" text:style-name="Internet_20_link" text:visited-style-name="Visited_20_Internet_20_Link">
630_360_16838...</text:a>
"]</text:p>
      <text:p text:style-name="P4">
Tags: ['Херсон', 'Обстріл', 'Війна з росією']</text:p>
      <text:p text:style-name="P4">
Type: Article</text:p>
      <!--METADATA-->
      <text:p text:style-name="P4">
<draw:frame draw:style-name="fr1" draw:name="Image56" text:anchor-type="as-char" svg:width="6.9236in" svg:height="3.956343in" draw:z-index="0">
<draw:image xlink:href="../Images/yкринформ/2023-05-11T-24-36-00-03-00/630_360_1683831164-698.jpg" xlink:type="simple" xlink:show="embed" xlink:actuate="onLoad" draw:mime-type="image/jpeg"/>
</draw:frame>
Due to the firing in Kherson, the gymnasium # 20 was almost destroyed.</text:p>
      <text:p text:style-name="P4">
Roman Mroczokopubi in <text:a xlink:type="simple" xlink:href="https://t.me/roman_mrochko/274" text:style-name="Internet_20_link" text:visited-style-name="Visited_20_Internet_20_Link">
</text:a>
, reports Ukrinform</text:p>
      <text:p text:style-name="P4">
"Kherson: Gymnasium 20 is almost destroyed!", - the message reads.</text:p>
      <text:p text:style-name="P4">
<text:span text:style-name="T4">
 Read also: </text:span>
 _ <text:span text:style-name="T4">
 <text:a xlink:type="simple" xlink:href="https://www.ukrinform.ua/rubric-ato/3707972-u-hersoni-rosiani-obstrilali-teritoriu-komunalnogo-pidpriemstva.html" text:style-name="Internet_20_link" text:visited-style-name="Visited_20_Internet_20_Link">
</text:a>
</text:span>
 _</text:p>
      <text:p text:style-name="P4">
According to MBA, the security remained alive.</text:p>
      <text:p text:style-name="P4">
As reported by Ukrinform, _ <text:span text:style-name="T4">
 <text:a xlink:type="simple" xlink:href="https://www.ukrinform.ua/rubric-ato/3707907-vorog-obstrilav-iz-artilerii-osvitnij-zaklad-u-hersoni.html" text:style-name="Internet_20_link" text:visited-style-name="Visited_20_Internet_20_Link">
</text:a>
</text:span>
 _herson.</text:p>
      <text:p text:style-name="P4">
<text:span text:style-name="T5">
Foto: Roman Mrochko, telegram</text:span>
</text:p>
      <text:p text:style-name="P4">
News Source: <text:a xlink:type="simple" xlink:href="https://www.ukrinform.ua/rubric-regions/3708008-cerez-vorozij-obstril-u-hersoni-majze-znisena-gimnazia.html" text:style-name="Internet_20_link" text:visited-style-name="Visited_20_Internet_20_Link">
https://www.ukrinform.ua/rubric-regions/3708008-cerez-vorozij-obstril-u-hersoni-majze-znisena-gimnazia.html</text:a>
</text:p>
      <!--NEWS-->
      <text:h text:style-name="P10" text:outline-level="1">
<text:span text:style-name="T4">
JSU Bakhmut Directio Rusian Army Shelled Orikhovo-Vasylivka, Bogdanivka, Bakhmut, Ivanovsk, ...</text:span>
</text:h>
      <text:p text:style-name="P4">
Authors: liveuamap (Language: en)</text:p>
      <text:p text:style-name="P4">
Time: 2023-05-11T-25:20:00</text:p>
      <text:p text:style-name="P4">
Location: Bakhmut (Latitude:48.48396 Longtitude:37.8606)</text:p>
      <text:p text:style-name="P4">
Videos: []</text:p>
      <text:p text:style-name="P4">
Images: []</text:p>
      <text:p text:style-name="P4">
Tags: ["Russia"]</text:p>
      <text:p text:style-name="P4">
Id: 22562045</text:p>
      <!--METADATA-->
      <text:p text:style-name="P4">
At Bakhmut Direction Russia Army Shelled Orikhovo-Vasylivka, Bohdanivka, Bakhmut, Ivanivske, Chasiv Yar, Stupochky, Zalizne and New York of Donters. Russian Aviation Conduched Aircrakes at Torske, Bakhmut, Klischiyivka, Kurdumivka and Bila Hora, - General Staff of Armed Forces ofukraine Says</text:p>
      <text:p text:style-name="P4">
News Collection Link:(https://liveuamap.com/en/2023/11-may-at-bakhmut-direction-russian-army-shelled-orikhovovasylivka)</text:p>
      <text:p text:style-name="P4">
News Source: <text:a xlink:type="simple" xlink:href="https://t.me/lumsrc/4751" text:style-name="Internet_20_link" text:visited-style-name="Visited_20_Internet_20_Link">
https://t.me/lumsrc/4751</text:a>
</text:p>
      <!--NEWS-->
      <text:h text:style-name="P10" text:outline-level="1">
<text:span text:style-name="T4">
The President celebrated 134 paratroopers state awards</text:span>
</text:h>
      <text:p text:style-name="P4">
Authors: Ukrinform (Person)</text:p>
      <text:p text:style-name="P4">
Publisher: Укринформ (Organization)</text:p>
      <text:p text:style-name="P4">
Published Time: 2023-05-11T-26:23:00+03:00</text:p>
      <text:p text:style-name="P4">
Modified Time: 2023-05-11T23:23:00+03:00</text:p>
      <text:p text:style-name="P4">
Description: President of Ukraine Volodymyr Zelensky celebrated 134 paratroopers state awards.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ЗСУ', 'Зеленський', 'Війна з росією']</text:p>
      <text:p text:style-name="P4">
Type: Article</text:p>
      <!--METADATA-->
      <text:p text:style-name="P4">
<draw:frame draw:style-name="fr1" draw:name="Image57" text:anchor-type="as-char" svg:width="6.9236in" svg:height="3.956343in" draw:z-index="0">
<draw:image xlink:href="../Images/yкринформ/2023-05-11T-26-23-00-03-00/630_360_1664353648-814.jpeg" xlink:type="simple" xlink:show="embed" xlink:actuate="onLoad" draw:mime-type="image/jpeg"/>
</draw:frame>
President of Ukraine Volodymyr Zelensky celebrated the state awards of 1,34 Aspirants.</text:p>
      <text:p text:style-name="P4">
He said this during <text:a xlink:type="simple" xlink:href="https://t.me/V_Zelenskiy_official/6195" text:style-name="Internet_20_link" text:visited-style-name="Visited_20_Internet_20_Link">
</text:a>
, reports Ukrinform.</text:p>
      <text:p text:style-name="P4">
"A new decree was signed today on the celebration of our soldiers by state-owned Navalhorod. It is the exemplary bold servicemen Brigade, 132th Separate Reconnaissance Battalion, 148th Separate Artillery Division of the 199th DShV Training Center ... Each of all these names, each of all units is an honor, it is the pride of Ukraine, it is the heroism of our people. It makes Ukraine free forever, "the President said.</text:p>
      <text:p text:style-name="P4">
<text:span text:style-name="T4">
 Read also: </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The head of state emphasized that having stood now against the enemy, every defender of the pelvis of Ukraine gives freedom and all new generations of our people.</text:p>
      <text:p text:style-name="P4">
"Never on our earth will not be dominated by other people's flags and will never be devoted to enslave ",- said Vladimir Zelensky.</text:p>
      <text:p text:style-name="P4">
As reported by Ukrinform, _ <text:span text:style-name="T4">
 <text:a xlink:type="simple" xlink:href="https://www.ukrinform.ua/rubric-ato/3707954-zsu-vrazili-visim-vorozih-punktiv-upravlinna-zasib-ppo-ta-dvi-vazlivi-cili-voroga.html" text:style-name="Internet_20_link" text:visited-style-name="Visited_20_Internet_20_Link">
</text:a>
</text:span>
 _, as well as destroyed 8 enemy control points, aircraft and 2 "important goals" of the enemy.</text:p>
      <text:p text:style-name="P4">
News Source: <text:a xlink:type="simple" xlink:href="https://www.ukrinform.ua/rubric-ato/3708022-prezident-vidznaciv-derzavnimi-nagorodami-134-desantnikiv.html" text:style-name="Internet_20_link" text:visited-style-name="Visited_20_Internet_20_Link">
https://www.ukrinform.ua/rubric-ato/3708022-prezident-vidznaciv-derzavnimi-nagorodami-134-desantnikiv.html</text:a>
</text:p>
      <!--NEWS-->
      <text:h text:style-name="P10" text:outline-level="1">
<text:span text:style-name="T4">
JSC Avdiivka Directio Rusian of the Army Shelled Berdyshi, Avdiivka, Pervomaisky Andes Neoelsk of ...</text:span>
</text:h>
      <text:p text:style-name="P4">
Authors: liveuamap (Language: en)</text:p>
      <text:p text:style-name="P4">
Time: 2023-05-11T-27:20:00</text:p>
      <text:p text:style-name="P4">
Location: Avdiyivka (Latitude:48.24571 Longtitude:37.69444)</text:p>
      <text:p text:style-name="P4">
Videos: []</text:p>
      <text:p text:style-name="P4">
Images: []</text:p>
      <text:p text:style-name="P4">
Tags: ["Russia"]</text:p>
      <text:p text:style-name="P4">
Id: 22562044</text:p>
      <!--METADATA-->
      <text:p text:style-name="P4">
At Avdiyivka direction Russian army shelled Berdychi, Avdiyivka, Pervomayskeand Nevelske of Donetsk region. Russian aviation conducted airstrikes atAvdiyivka and Novokalynove, - General Staff of Armed Forces of Ukraine says inthe morning report</text:p>
      <text:p text:style-name="P4">
News Collection Link: <text:a xlink:type="simple" xlink:href="https://liveuamap.com/en/2023/11-may-at-avdiyivka-direction-russian-army-shelled-berdychi" text:style-name="Internet_20_link" text:visited-style-name="Visited_20_Internet_20_Link">
https://liveuamap.com/en/2023/11-may-at-avdiyivka-direction-russian-army-shelled-berdychi</text:a>
</text:p>
      <text:p text:style-name="P4">
News Source: <text:a xlink:type="simple" xlink:href="https://t.me/lumsrc/4752" text:style-name="Internet_20_link" text:visited-style-name="Visited_20_Internet_20_Link">
https://t.me/lumsrc/4752</text:a>
</text:p>
      <!--NEWS-->
      <text:h text:style-name="P10" text:outline-level="1">
<text:span text:style-name="T4">
Energoatom is preparing to quickly change the staff of the ZPP after de -occupation</text:span>
</text:h>
      <text:p text:style-name="P4">
Authors: Ukrinform (Person)</text:p>
      <text:p text:style-name="P4">
Publisher: Укринформ (Organization)</text:p>
      <text:p text:style-name="P4">
Published Time: 2023-05-11T-28:15:00+03:00</text:p>
      <text:p text:style-name="P4">
Modified Time: 2023-05-11T23:15:00+03:00</text:p>
      <text:p text:style-name="P4">
Description: NNEGC Energoatom is training staff, who must enter the Zaporizhzhya NPP immediately after de -occupation and start working. - Ukrinform.</text:p>
      <text:p text:style-name="P4">
Images: ["<text:a xlink:type="simple" xlink:href="https://static.ukrinform.com/photos/2020_05/thumb_files/630_360_1589906243-565.jpg" text:style-name="Internet_20_link" text:visited-style-name="Visited_20_Internet_20_Link">
630_360_15899...</text:a>
"]</text:p>
      <text:p text:style-name="P4">
Tags: ['Енергоатом', 'Запорізька АЕС', 'Петро Котін', 'Єдині новини']</text:p>
      <text:p text:style-name="P4">
Type: Article</text:p>
      <!--METADATA-->
      <text:p text:style-name="P4">
<draw:frame draw:style-name="fr1" draw:name="Image58" text:anchor-type="as-char" svg:width="6.9236in" svg:height="3.956343in" draw:z-index="0">
<draw:image xlink:href="../Images/yкринформ/2023-05-11T-28-15-00-03-00/630_360_1589906243-565.jpg" xlink:type="simple" xlink:show="embed" xlink:actuate="onLoad" draw:mime-type="image/jpeg"/>
</draw:frame>
NNEGC "Energoatom" conducts the training of staff, which should go to Zaporizhzhia ZAP immediately after the de -occupation and start working.</text:p>
      <text:p text:style-name="P4">
According to Ukrinform, President of NNEGC Petro Kotinv Evinv TV Balerphone "Unified News" informed about it.</text:p>
      <text:p text:style-name="P4">
“We're getting ready now on(controlled - ed.)territories of Ukraine. We have the staff who left Energodar. It works at our other separated units, including nuclear power plants, but we mitigate his willingness to go to the Zaporizhzhya NPP for the first call, ”Kotin said.</text:p>
      <text:p text:style-name="P4">
<text:span text:style-name="T4">
 Read also: </text:span>
 <text:span text:style-name="T4">
 <text:a xlink:type="simple" xlink:href="https://www.ukrinform.ua/rubric-ato/3707651-zagarbniki-rozgrabuvali-usi-medicni-ustanovi-energodara-ta-pidpriemstva-navkolo-zaes-vijskovi.html" text:style-name="Internet_20_link" text:visited-style-name="Visited_20_Internet_20_Link">
</text:a>
</text:span>
</text:p>
      <text:p text:style-name="P4">
According to him, Energoatom also prepares watch at nuclear power plants, full changes of personnel, which will be needed in the event of a lack of staff at the Zaporizhzhya Aesecupy.</text:p>
      <text:p text:style-name="P4">
Kotin recalled that there are signs of preparation of the invaders for "evacuation". In particular, special training of Rosatoma staff and the military for a speedy departure from the station were carried out.</text:p>
      <text:p text:style-name="P4">
As it was reported, the invaders are preparing for "evacuation" with <text:span text:style-name="T4">
 <text:a xlink:type="simple" xlink:href="https://www.ukrinform.ua/tag-energodar" text:style-name="Internet_20_link" text:visited-style-name="Visited_20_Internet_20_Link">
</text:a>
</text:span>
 About 2.7 thousand employees of the Zaporozhye NPP and their families.</text:p>
      <text:p text:style-name="P4">
News Source: <text:a xlink:type="simple" xlink:href="https://www.ukrinform.ua/rubric-economy/3707977-energoatom-gotuetsa-svidko-zminiti-personal-zaes-pisla-deokupacii.html" text:style-name="Internet_20_link" text:visited-style-name="Visited_20_Internet_20_Link">
https://www.ukrinform.ua/rubric-economy/3707977-energoatom-gotuetsa-svidko-zminiti-personal-zaes-pisla-deokupacii.html</text:a>
</text:p>
      <!--NEWS-->
      <text:h text:style-name="P10" text:outline-level="1">
<text:span text:style-name="T4">
At Maryinka direction Russian army shelled Serhiivka and Pobeda of Donetsk region, - Generator...</text:span>
</text:h>
      <text:p text:style-name="P4">
Authors: liveuamap (Language: en)</text:p>
      <text:p text:style-name="P4">
Time: 2023-05-11T-29:20:00</text:p>
      <text:p text:style-name="P4">
Location: Donetsk Oblast (Latitude:47.91623 Longtitude:37.46235)</text:p>
      <text:p text:style-name="P4">
Videos: []</text:p>
      <text:p text:style-name="P4">
Images: []</text:p>
      <text:p text:style-name="P4">
Tags: ["Russia"]</text:p>
      <text:p text:style-name="P4">
Id: 22562043</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11-may-at-maryinka-direction-russian-army-shelled-heorhiyivka" text:style-name="Internet_20_link" text:visited-style-name="Visited_20_Internet_20_Link">
https://liveuamap.com/en/2023/11-may-at-maryinka-direction-russian-army-shelled-heorhiyivka</text:a>
</text:p>
      <text:p text:style-name="P4">
News Source: <text:a xlink:type="simple" xlink:href="https://t.me/lumsrc/4753" text:style-name="Internet_20_link" text:visited-style-name="Visited_20_Internet_20_Link">
https://t.me/lumsrc/4753</text:a>
</text:p>
      <!--NEWS-->
      <text:h text:style-name="P10" text:outline-level="1">
<text:span text:style-name="T4">
Zelensky thanked the defenders for the work on the front</text:span>
</text:h>
      <text:p text:style-name="P4">
Authors: Ukrinform (Person)</text:p>
      <text:p text:style-name="P4">
Publisher: Укринформ (Organization)</text:p>
      <text:p text:style-name="P4">
Published Time: 2023-05-11T-30:06:00+03:00</text:p>
      <text:p text:style-name="P4">
Modified Time: 2023-05-11T23:06:00+03:00</text:p>
      <text:p text:style-name="P4">
Description: President of Ukraine Volodymyr Zelensky thanked the Ukrainian defenders for their effective work on the destruction of the invaders.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text:p>
      <text:p text:style-name="P4">
Type: Article</text:p>
      <!--METADATA-->
      <text:p text:style-name="P4">
<draw:frame draw:style-name="fr1" draw:name="Image59" text:anchor-type="as-char" svg:width="6.9236in" svg:height="3.956343in" draw:z-index="0">
<draw:image xlink:href="../Images/yкринформ/2023-05-11T-30-06-00-03-00/630_360_1682862659-378.jpeg" xlink:type="simple" xlink:show="embed" xlink:actuate="onLoad" draw:mime-type="image/jpeg"/>
</draw:frame>
President of Ukraine Volodymyr Zelensky thanked the Ukrainian defenders for the reservoir work on the destruction of the invaders.</text:p>
      <text:p text:style-name="P4">
He said this in the traditional <text:a xlink:type="simple" xlink:href="https://www.youtube.com/watch" text:style-name="Internet_20_link" text:visited-style-name="Visited_20_Internet_20_Link">
</text:a>
, reports Ukrinform.</text:p>
      <text:p text:style-name="P4">
<text:span text:style-name="T5">
Viso: <text:a xlink:type="simple" xlink:href="https://t.me/OP_UA/9472" text:style-name="Internet_20_link" text:visited-style-name="Visited_20_Internet_20_Link">
</text:a>
</text:span>
</text:p>
      <text:p text:style-name="P4">
"Today I have an honorable and very pleasant task for this appeal-to thank our soldiers and units, which especially distinguished the states of the state from the beginning The Winter Knights Brigade ... Thank you all the guys -every soldier, sergeant and officer -a common successful action to destroy the invaders. A very good result!", the President said.</text:p>
      <text:p text:style-name="P4">
<text:span text:style-name="T4">
 Read also: </text:span>
 <text:a xlink:type="simple" xlink:href="https://www.ukrinform.ua/rubric-ato/3707893-zelenskij-vidznaciv-nagorodami-134-zahisnikiv-122-iz-nih-posmertno.html" text:style-name="Internet_20_link" text:visited-style-name="Visited_20_Internet_20_Link">
<text:span text:style-name="T4">
 Zelensky </text:span>
</text:a>
The head of state noted the "Tavriya"-soldiers of the 44th Separate Artillery Brigade named after Hetman Danylo the Apostle, 55th separate artillery brigade "Zaporizhzhya Sich", 59th Separate Motor infantry brigade named after Jacob Gandziuk and79.</text:p>
      <text:p text:style-name="P4">
"I thank you all for your strength and strength in the battles, for the inspiration of the pre -performance that you give all Ukraine with your own accuracy and courage," said Volodymyr Zelensky.</text:p>
      <text:p text:style-name="P4">
The President also mentioned Odessa and thanked them to the soldiers of the 406th Separate Iartilers of the name of the General Hurunji Alexei Diamozov for the miraculous ones in the destruction of the enemy's concentration sites.</text:p>
      <text:p text:style-name="P4">
<text:span text:style-name="T4">
 Read also: </text:span>
 <text:a xlink:type="simple" xlink:href="https://www.ukrinform.ua/rubric-ato/3707865-na-pivdni-vorog-u-panici-rozporosue-zusilla-na-kilka-napramkiv-gumenuk.html" text:style-name="Internet_20_link" text:visited-style-name="Visited_20_Internet_20_Link">
</text:a>
Volodymyr Zelenskyy also noted the ability to minus hostile technique of warmer calculations of the 63rd separate mechanized brigade.</text:p>
      <text:p text:style-name="P4">
"Everyone of your accurate blow, our heroes, is the lives of the lives of Ukrainians. Thank you!", - said the Head of State.</text:p>
      <text:p text:style-name="P4">
Also this week, he said, the units of the National Guard were also distinguished. In particular, the soldiers of the 1st and 14th brigades of the operational purpose of the Guard, who, along with all the defense and security forces of Ukraine, protect the state in Donetsk and Luhansk region.</text:p>
      <text:p text:style-name="P4">
<text:span text:style-name="T4">
 Read also: </text:span>
 <text:a xlink:type="simple" xlink:href="https://www.ukrinform.ua/rubric-ato/3707724-ne-mozna-dopustiti-zamorozenna-vijni-ci-povtorenna-minskih-ugod-zelenskij.html" text:style-name="Internet_20_link" text:visited-style-name="Visited_20_Internet_20_Link">
<text:span text:style-name="T4">
 Zelensky </text:span>
</text:a>
</text:p>
      <text:p text:style-name="P4">
As reported by Ukrinform, <text:a xlink:type="simple" xlink:href="https://www.ukrinform.ua/rubric-ato/3707954-zsu-vrazili-visim-vorozih-punktiv-upravlinna-zasib-ppo-ta-dvi-vazlivi-cili-voroga.html" text:style-name="Internet_20_link" text:visited-style-name="Visited_20_Internet_20_Link">
</text:a>
Russian invaders, as well as destroyed 8 enemy management, aircraft and 2 "important goals" of the enemy.</text:p>
      <text:p text:style-name="P4">
Photo: op</text:p>
      <text:p text:style-name="P4">
News Source: <text:a xlink:type="simple" xlink:href="https://www.ukrinform.ua/rubric-ato/3708021-zelenskij-podakuvav-zahisnikam-za-rezultativnu-robotu-na-fronti.html" text:style-name="Internet_20_link" text:visited-style-name="Visited_20_Internet_20_Link">
https://www.ukrinform.ua/rubric-ato/3708021-zelenskij-podakuvav-zahisnikam-za-rezultativnu-robotu-na-fronti.html</text:a>
</text:p>
      <!--NEWS-->
      <text:h text:style-name="P10" text:outline-level="1">
<text:span text:style-name="T4">
Zelensky thanked the defenders for the work on the front</text:span>
</text:h>
      <text:p text:style-name="P4">
Authors: Ukrinform (Person)</text:p>
      <text:p text:style-name="P4">
Publisher: Укринформ (Organization)</text:p>
      <text:p text:style-name="P4">
Published Time: 2023-05-11T-30:06:00+03:00</text:p>
      <text:p text:style-name="P4">
Modified Time: 2023-05-11T23:06:00+03:00</text:p>
      <text:p text:style-name="P4">
Description: President of Ukraine Volodymyr Zelensky thanked the Ukrainian defenders for their effective work on the destruction of the invaders.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text:p>
      <text:p text:style-name="P4">
Type: Article</text:p>
      <!--METADATA-->
      <text:p text:style-name="P4">
<draw:frame draw:style-name="fr1" draw:name="Image60" text:anchor-type="as-char" svg:width="6.9236in" svg:height="3.956343in" draw:z-index="0">
<draw:image xlink:href="../Images/yкринформ/2023-05-11T-30-06-00-03-00/630_360_1682862659-378.jpeg" xlink:type="simple" xlink:show="embed" xlink:actuate="onLoad" draw:mime-type="image/jpeg"/>
</draw:frame>
President of Ukraine Volodymyr Zelensky thanked the Ukrainian defenders for the reservoir work on the destruction of the invaders.</text:p>
      <text:p text:style-name="P4">
He said this in the traditional <text:a xlink:type="simple" xlink:href="https://www.youtube.com/watch" text:style-name="Internet_20_link" text:visited-style-name="Visited_20_Internet_20_Link">
</text:a>
, reports Ukrinform.</text:p>
      <text:p text:style-name="P4">
<text:span text:style-name="T5">
Viso: <text:a xlink:type="simple" xlink:href="https://t.me/OP_UA/9472" text:style-name="Internet_20_link" text:visited-style-name="Visited_20_Internet_20_Link">
</text:a>
</text:span>
</text:p>
      <text:p text:style-name="P4">
"Today I have an honorable and very pleasant task for this appeal-to thank our soldiers and units, which especially distinguished the states of the state from the beginning The Winter Knights Brigade ... Thank you all the guys -every soldier, sergeant and officer -a common successful action to destroy the invaders. A very good result!", the President said.</text:p>
      <text:p text:style-name="P4">
<text:span text:style-name="T4">
 Read also: </text:span>
 <text:a xlink:type="simple" xlink:href="https://www.ukrinform.ua/rubric-ato/3707893-zelenskij-vidznaciv-nagorodami-134-zahisnikiv-122-iz-nih-posmertno.html" text:style-name="Internet_20_link" text:visited-style-name="Visited_20_Internet_20_Link">
<text:span text:style-name="T4">
 Zelensky </text:span>
</text:a>
The head of state noted the "Tavriya"-soldiers of the 44th Separate Artillery Brigade named after Hetman Danylo the Apostle, 55th separate artillery brigade "Zaporizhzhya Sich", 59th Separate Motor infantry brigade named after Jacob Gandziuk and79.</text:p>
      <text:p text:style-name="P4">
"I thank you all for your strength and strength in the battles, for the inspiration of the pre -performance that you give all Ukraine with your own accuracy and courage," said Volodymyr Zelensky.</text:p>
      <text:p text:style-name="P4">
The President also mentioned Odessa and thanked them to the soldiers of the 406th Separate Iartilers of the name of the General Hurunji Alexei Diamozov for the miraculous ones in the destruction of the enemy's concentration sites.</text:p>
      <text:p text:style-name="P4">
<text:span text:style-name="T4">
 Read also: </text:span>
 <text:a xlink:type="simple" xlink:href="https://www.ukrinform.ua/rubric-ato/3707865-na-pivdni-vorog-u-panici-rozporosue-zusilla-na-kilka-napramkiv-gumenuk.html" text:style-name="Internet_20_link" text:visited-style-name="Visited_20_Internet_20_Link">
</text:a>
Volodymyr Zelenskyy also noted the ability to minus hostile technique of warmer calculations of the 63rd separate mechanized brigade.</text:p>
      <text:p text:style-name="P4">
"Everyone of your accurate blow, our heroes, is the lives of the lives of Ukrainians. Thank you!", - said the Head of State.</text:p>
      <text:p text:style-name="P4">
Also this week, he said, the units of the National Guard were also distinguished. In particular, the soldiers of the 1st and 14th brigades of the operational purpose of the Guard, who, along with all the defense and security forces of Ukraine, protect the state in Donetsk and Luhansk region.</text:p>
      <text:p text:style-name="P4">
<text:span text:style-name="T4">
 Read also: </text:span>
 <text:a xlink:type="simple" xlink:href="https://www.ukrinform.ua/rubric-ato/3707724-ne-mozna-dopustiti-zamorozenna-vijni-ci-povtorenna-minskih-ugod-zelenskij.html" text:style-name="Internet_20_link" text:visited-style-name="Visited_20_Internet_20_Link">
<text:span text:style-name="T4">
 Zelensky </text:span>
</text:a>
</text:p>
      <text:p text:style-name="P4">
As reported by Ukrinform, <text:a xlink:type="simple" xlink:href="https://www.ukrinform.ua/rubric-ato/3707954-zsu-vrazili-visim-vorozih-punktiv-upravlinna-zasib-ppo-ta-dvi-vazlivi-cili-voroga.html" text:style-name="Internet_20_link" text:visited-style-name="Visited_20_Internet_20_Link">
</text:a>
Russian invaders, as well as destroyed 8 enemy management, aircraft and 2 "important goals" of the enemy.</text:p>
      <text:p text:style-name="P4">
Photo: op</text:p>
      <text:p text:style-name="P4">
News Source: <text:a xlink:type="simple" xlink:href="https://www.ukrinform.ua/rubric-ato/3708021-zelenskij-podakuvav-zahisnikam-za-rezultativnu-robotu-na-fronti.html" text:style-name="Internet_20_link" text:visited-style-name="Visited_20_Internet_20_Link">
https://www.ukrinform.ua/rubric-ato/3708021-zelenskij-podakuvav-zahisnikam-za-rezultativnu-robotu-na-fronti.html</text:a>
</text:p>
      <!--NEWS-->
      <text:h text:style-name="P10" text:outline-level="1">
<text:span text:style-name="T4">
JSC Shakhtar Directio Rusian Army Shelled Novomykhailivka, Coal, Augustrivka And Nabe ...</text:span>
</text:h>
      <text:p text:style-name="P4">
Authors: liveuamap (Language: en)</text:p>
      <text:p text:style-name="P4">
Time: 2023-05-11T-31:20:00</text:p>
      <text:p text:style-name="P4">
Location: Zaporizhzhia (Latitude:47.7826 Longtitude:37.06203)</text:p>
      <text:p text:style-name="P4">
Videos: []</text:p>
      <text:p text:style-name="P4">
Images: []</text:p>
      <text:p text:style-name="P4">
Tags: ["Russia"]</text:p>
      <text:p text:style-name="P4">
Id: 22562042</text:p>
      <!--METADATA-->
      <text:p text:style-name="P4">
At Shakhtarske direction Russian army shelled Novomykhaylivka, Vuhledar,Prechystivka and Novoukrayinka. Russian aviation conducted airstrikes atPrechystivka and Novosilka, - General Staff of Armed Forces of Ukraine says inthe morning report</text:p>
      <text:p text:style-name="P4">
News Collection Link: <text:a xlink:type="simple" xlink:href="https://liveuamap.com/en/2023/11-may-at-shakhtarske-direction-russian-army-shelled-novomykhaylivka" text:style-name="Internet_20_link" text:visited-style-name="Visited_20_Internet_20_Link">
https://liveuamap.com/en/2023/11-may-at-shakhtarske-direction-russian-army-shelled-novomykhaylivka</text:a>
</text:p>
      <text:p text:style-name="P4">
News Source: <text:a xlink:type="simple" xlink:href="https://t.me/lumsrc/4754" text:style-name="Internet_20_link" text:visited-style-name="Visited_20_Internet_20_Link">
https://t.me/lumsrc/4754</text:a>
</text:p>
      <!--NEWS-->
      <text:h text:style-name="P10" text:outline-level="1">
<text:span text:style-name="T4">
South Africa reacted to state charges for weapons supply to the Russian Federation</text:span>
</text:h>
      <text:p text:style-name="P4">
Authors: Ukrinform (Person)</text:p>
      <text:p text:style-name="P4">
Publisher: Укринформ (Organization)</text:p>
      <text:p text:style-name="P4">
Published Time: 2023-05-11T-33:54:00+03:00</text:p>
      <text:p text:style-name="P4">
Modified Time: 2023-05-11T22:54:00+03:00</text:p>
      <text:p text:style-name="P4">
Description: South Africa responded to US accusations of supplying Russia's weapons, expressing "the disappointment that the US Ambassador had taken a counter -productive public position." - Ukrinform.</text:p>
      <text:p text:style-name="P4">
Images: ["<text:a xlink:type="simple" xlink:href="https://static.ukrinform.com/photos/2023_05/thumb_files/630_360_1683834760-394.jpg" text:style-name="Internet_20_link" text:visited-style-name="Visited_20_Internet_20_Link">
630_360_16838...</text:a>
"]</text:p>
      <text:p text:style-name="P4">
Tags: ['ПАР', 'США', 'Зброя', 'росія', 'Війна з росією']</text:p>
      <text:p text:style-name="P4">
Type: Article</text:p>
      <!--METADATA-->
      <text:p text:style-name="P4">
<draw:frame draw:style-name="fr1" draw:name="Image61" text:anchor-type="as-char" svg:width="6.9236in" svg:height="3.956343in" draw:z-index="0">
<draw:image xlink:href="../Images/yкринформ/2023-05-11T-33-54-00-03-00/630_360_1683834760-394.jpg" xlink:type="simple" xlink:show="embed" xlink:actuate="onLoad" draw:mime-type="image/jpeg"/>
</draw:frame>
Parchidnia reacted to US accusations of supplying Russia's weapons, expressing "the frustration that the US Ambassador has taken a counter -productive public position."</text:p>
      <text:p text:style-name="P4">
Ukrinform transfers this with reference to <text:a xlink:type="simple" xlink:href="https://www.radiosvoboda.org/a/news-par-ssha-zvynuvachennya/32407640.html" text:style-name="Internet_20_link" text:visited-style-name="Visited_20_Internet_20_Link">
</text:a>
.</text:p>
      <text:p text:style-name="P4">
“It is well known that a Russian ship called Lady R was mounted in South Africa. Since then, accusations have begun on the purpose of the trip. Although no evidence was provided to support these accusations this day. The government has obliged to start an independent investigation, ”the office of the country's office said.</text:p>
      <text:p text:style-name="P4">
<text:span text:style-name="T4">
 Read also: </text:span>
 <text:span text:style-name="T4">
 <text:a xlink:type="simple" xlink:href="https://www.ukrinform.ua/rubric-world/3703098-pivdennoafrikanska-respublika-zaklikae-putina-ne-ihati-na-samit-briks-sob-uniknuti-arestu-zmi.html" text:style-name="Internet_20_link" text:visited-style-name="Visited_20_Internet_20_Link">
</text:a>
</text:span>
</text:p>
      <text:p text:style-name="P4">
The statement also noted that during recent meetings by the inter-half-African delegation and US officials, a question of this Russian vessel has been discussed-the parties have reached an agreement that they will continue to investigate, and the US intelligence services will provide any evidence they possess.</text:p>
      <text:p text:style-name="P4">
"Therefore, it is frustrated that the US ambassador has taken a counter -productive public position that undermines the understanding of the issue on this issue," the South Africa has.</text:p>
      <text:p text:style-name="P4">
Earlier the US has accused <text:span text:style-name="T4">
 <text:a xlink:type="simple" xlink:href="http://www.ukrinform.ua/tag-par" text:style-name="Internet_20_link" text:visited-style-name="Visited_20_Internet_20_Link">
</text:a>
</text:span>
 In the supply of Russia's boobs through a Russian ship, which was rooted on the Naval Base of Simons-Town in Cape Town in December last year. According to media reports, these accusations were sounded from the US Ambassador to South Africa Ruben Bridzhiti. As the ambassador said, he was convinced that the vessel was loaded with weapons on his liberal journey to the Russian Federation.</text:p>
      <text:p text:style-name="P4">
The United States has repeatedly expressed repeatedly critically for the preservation of the authorities of the South Africa "convenient" relations with Russia.</text:p>
      <text:p text:style-name="P4">
<text:span text:style-name="T4">
 Read also: </text:span>
 <text:span text:style-name="T4">
 <text:a xlink:type="simple" xlink:href="https://www.ukrinform.ua/rubric-world/3700846-u-par-zaperecili-namir-vijti-z-miznarodnogo-kriminalnogo-sudu.html" text:style-name="Internet_20_link" text:visited-style-name="Visited_20_Internet_20_Link">
</text:a>
</text:span>
</text:p>
      <text:p text:style-name="P4">
During the UN voting, representatives of the South African Republic maintained from condemning Russia's war against Ukraine. In addition, Praetoria has not united as US sanctions and European countries against Moscow for aggression against Ukraine.</text:p>
      <text:p text:style-name="P4">
Washington also expressed concern about the participation of couples in _ <text:span text:style-name="T4">
 <text:a xlink:type="simple" xlink:href="https://www.ukrinform.ua/rubric-world/3657952-par-provede-vijskovi-navcanna-razom-iz-kitaem-ta-rf.html" text:style-name="Internet_20_link" text:visited-style-name="Visited_20_Internet_20_Link">
</text:a>
</text:span>
 _</text:p>
      <text:p text:style-name="P4">
News Source: <text:a xlink:type="simple" xlink:href="https://www.ukrinform.ua/rubric-world/3708018-u-par-vidreaguvali-na-zvinuvacenna-stativ-sodo-postacanna-zbroi-do-rf.html" text:style-name="Internet_20_link" text:visited-style-name="Visited_20_Internet_20_Link">
https://www.ukrinform.ua/rubric-world/3708018-u-par-vidreaguvali-na-zvinuvacenna-stativ-sodo-postacanna-zbroi-do-rf.html</text:a>
</text:p>
      <!--NEWS-->
      <text:h text:style-name="P10" text:outline-level="1">
<text:span text:style-name="T4">
The President has approved a comprehensive strategic plan for reforming the law enforcement system</text:span>
</text:h>
      <text:p text:style-name="P4">
Authors: Ukrinform (Person)</text:p>
      <text:p text:style-name="P4">
Publisher: Укринформ (Organization)</text:p>
      <text:p text:style-name="P4">
Published Time: 2023-05-11T-35:46:00+03:00</text:p>
      <text:p text:style-name="P4">
Modified Time: 2023-05-11T22:46:00+03:00</text:p>
      <text:p text:style-name="P4">
Description: President Volodymyr Zelensky has approved a comprehensive strategic plan for reforming all law enforcement agencies and the Prosecutor's Office of Ukraine-a detailed document, which was calculated in 2027. - Ukrinform.</text:p>
      <text:p text:style-name="P4">
Images: ["<text:a xlink:type="simple" xlink:href="https://static.ukrinform.com/photos/2023_05/thumb_files/630_360_1683114944-177.jpeg" text:style-name="Internet_20_link" text:visited-style-name="Visited_20_Internet_20_Link">
630_360_16831...</text:a>
"]</text:p>
      <text:p text:style-name="P4">
Tags: ['Поліція', 'Прокуратура', 'Реформа', 'Звернення', 'Зеленський', 'Війна з росією']</text:p>
      <text:p text:style-name="P4">
Type: Article</text:p>
      <!--METADATA-->
      <text:p text:style-name="P4">
<draw:frame draw:style-name="fr1" draw:name="Image62" text:anchor-type="as-char" svg:width="6.9236in" svg:height="3.956343in" draw:z-index="0">
<draw:image xlink:href="../Images/yкринформ/2023-05-11T-35-46-00-03-00/630_360_1683114944-177.jpeg" xlink:type="simple" xlink:show="embed" xlink:actuate="onLoad" draw:mime-type="image/jpeg"/>
</draw:frame>
President Volodymyr Zelensky has approved a comprehensive strategic planning of all law enforcement agencies and the prosecutor's office of Ukraine-a detailed document, which was designed in 2027.</text:p>
      <text:p text:style-name="P4">
The head of state said this during <text:a xlink:type="simple" xlink:href="https://www.youtube.com/watch" text:style-name="Internet_20_link" text:visited-style-name="Visited_20_Internet_20_Link">
</text:a>
At the end of the 442th day of the war, Ukrinform reports.</text:p>
      <text:p text:style-name="P4">
<text:span text:style-name="T5">
Viso: <text:a xlink:type="simple" xlink:href="https://t.me/OP_UA/9472" text:style-name="Internet_20_link" text:visited-style-name="Visited_20_Internet_20_Link">
</text:a>
</text:span>
</text:p>
      <text:p text:style-name="P4">
<text:span text:style-name="T4">
 _ I wish health, dear Ukrainians!_ </text:span>
</text:p>
      <text:p text:style-name="P4">
Today, I have an honorable and very pleasant task for this appeal - to thank our soldiers and units, who especially distinguished the states of the state from the beginning of this week.</text:p>
      <text:p text:style-name="P4">
Khortytsya was a 3rd and 5th separate assault brigades and the 28th separately managed brigade named after the knights of the winter hike ... I thank all of you guys-every soldier thank you, the sergeant and the officer for the extremely successful actions of the destruction of the occupiers. Very good result!</text:p>
      <text:p text:style-name="P4">
The Tavriya-the soldiers of the 44th Separate Artillery Brigade named after Hetmanadanil of the Apostle, the 55th Separate Artillery Brigade "Zaporizhzhya Sich", Our Slavic "Penyatyatyatya"-the 59th Separate Brigade of the Brigade named after Yakovag. All of you for the strength of the dispositions, for the power in the battles, for the inspiration for the victory that you give all Ukraine to the courage and courage.</text:p>
      <text:p text:style-name="P4">
Odessa dared-thank the soldiers of the 406th Separate Artillery Brigade of the names of the names-Hallzhi Alexei Diamozov for their wonderful results in the destruction of the enemy's location!</text:p>
      <text:p text:style-name="P4">
Today I will also note the artillery calculations of the 63rd mechanized university-the boys are able to "minus" hostile equipment on the battlefield. Every virtue blow, our heroes, is the lives of Ukrainians. Thank you!</text:p>
      <text:p text:style-name="P4">
There are something to note this week and the units of our National Guard. In particular, the warriors of the 1st and 14th brigades of the National Guard, the anchor with all the Defense and Security of Ukraine defend our state in Nadonnets, in Luhansk region. Thank you, the National Guards, and for your stability, and the fulfillment of your intelligence, artillery to move the former "Second Army" below and below in the list of military forces.</text:p>
      <text:p text:style-name="P4">
He also signed a new decree on the celebration of our warriors by state.Each of all of these names, each of all these units is an honor, a cure of Ukraine, it is the heroism of our people. The heroism that makes Ukraine free forever. With now, liberating our land now, giving Ukraine the winners now, everyone and anyone who fights for the sake of Ukraine gives freedom and all generations of our people.</text:p>
      <text:p text:style-name="P4">
Never on our earth will not be dominated by other people's flags and never our people will be devoted to enslavement. The resistance in battles now, the power in our active actions, the courage and the accuracy of our soldiers daily and every night - Ukraine's canezoundness, which will always be. Which we intensify and will strengthen.</text:p>
      <text:p text:style-name="P4">
Today, as always, was in contact with commander and intelligence.</text:p>
      <text:p text:style-name="P4">
He made several meetings on our international efforts. I will soon be able to declare very important news for our defense, for our relationships with partners.</text:p>
      <text:p text:style-name="P4">
He met with the special advisor of Brazil President on international issues. The opportunity to hold a summit in Ukraine - Latin America. Even once emphasized his invitation for Brazil President to visit our Ukraine and see the heroism Our cities of the icing, which are now blown by Russian terrorists.</text:p>
      <text:p text:style-name="P4">
Our formula of peace, which Ukraine suggested to the world last year, has now become only more relevant. It is the only complex and only realistic plan to return not only to our people, but also to all the peoples of the planet who seek life of units.</text:p>
      <text:p text:style-name="P4">
And one more.</text:p>
      <text:p text:style-name="P4">
Today, he approved a comprehensive strategic plan for reforming our system of law - all law enforcement agencies and prosecutors. This is a detailed document, which is designed for a while by the age of 27.</text:p>
      <text:p text:style-name="P4">
To put it simply, we have to provide such a system of guaranteeing and law and order for our country, which will also fit our rapid accession of Ukraine in the EU - add our willingness to implement the Tsumet, and, most important Now with the protection of our country.Ukraine should become and has already become the site of Europe and the entire free world. We have to provide the maximum of security, maximum freedom, maximum respect for the law, and a person in Ukraine.</text:p>
      <text:p text:style-name="P4">
And this is the answer to the question of Ukraine after the war we build. A state that respects its people and which is respected in the world. The state whose example of life is all. The path to this begins now. It begins in the actions, personalities of everyone and everyone who is fighting for the sake of Ukraine and for the sake of all Ukrainians.</text:p>
      <text:p text:style-name="P4">
Glory to all our soldiers who are now in battle!Glory to our beautiful people!</text:p>
      <text:p text:style-name="P4">
Thank you all in the world who helps us, Ukrainians!</text:p>
      <text:p text:style-name="P4">
<text:span text:style-name="T4">
<text:span text:style-name="T5">
Glory to Ukraine!</text:span>
 </text:span>
</text:p>
      <text:p text:style-name="P4">
News Source: <text:a xlink:type="simple" xlink:href="https://www.ukrinform.ua/rubric-ato/3708019-prezident-shvaliv-kompleksnij-strategicnij-plan-reformuvanna-sistemi-pravoporadku.html" text:style-name="Internet_20_link" text:visited-style-name="Visited_20_Internet_20_Link">
https://www.ukrinform.ua/rubric-ato/3708019-prezident-shvaliv-kompleksnij-strategicnij-plan-reformuvanna-sistemi-pravoporadku.html</text:a>
</text:p>
      <!--NEWS-->
      <text:h text:style-name="P10" text:outline-level="1">
<text:span text:style-name="T4">
Kalinina will play with Australian Open champion at WTA tournament in Rome</text:span>
</text:h>
      <text:p text:style-name="P4">
Authors: Ukrinform (Person)</text:p>
      <text:p text:style-name="P4">
Publisher: Укринформ (Organization)</text:p>
      <text:p text:style-name="P4">
Published Time: 2023-05-11T-37:35:00+03:00</text:p>
      <text:p text:style-name="P4">
Modified Time: 2023-05-11T22:35:00+03:00</text:p>
      <text:p text:style-name="P4">
Description: American Sofia Kenin will become the rival of the second "racquet" of Ukraine Angelina Kalinina in the third circle of prestigious soil tournament of the women's tennis association (WTA) - Internazionali BNL D'Atalia - in Rome (Italy) with a prize fund of $ 3.5 million.</text:p>
      <text:p text:style-name="P4">
Images: ["<text:a xlink:type="simple" xlink:href="https://static.ukrinform.com/photos/2023_05/thumb_files/630_360_1683833601-320.jpg" text:style-name="Internet_20_link" text:visited-style-name="Visited_20_Internet_20_Link">
630_360_16838...</text:a>
"]</text:p>
      <text:p text:style-name="P4">
Tags: ['Теніс', 'Ангеліна Калініна']</text:p>
      <text:p text:style-name="P4">
Type: Article</text:p>
      <!--METADATA-->
      <text:p text:style-name="P4">
<draw:frame draw:style-name="fr1" draw:name="Image63" text:anchor-type="as-char" svg:width="6.9236in" svg:height="3.956343in" draw:z-index="0">
<draw:image xlink:href="../Images/yкринформ/2023-05-11T-37-35-00-03-00/630_360_1683833601-320.jpg" xlink:type="simple" xlink:show="embed" xlink:actuate="onLoad" draw:mime-type="image/jpeg"/>
</draw:frame>
American Sofia Kenin will become the rival of the second "racket" of Ukraine Angelinikinina in the third circle(WTA)- International BNL of Italy - у(Italy)With a prize fund $ 3.5 million.</text:p>
      <text:p text:style-name="P4">
In the second round of Kenin competition(№134 WTA)Won the sown under the 2nd number of Arina Sobolenko - 7: 6(7:4), 6: 2, reports Ukrinform.</text:p>
      <text:p text:style-name="P4">
As it was reported, Kalinina, in turn, confidently beat Russian Annublinka(6:2, 6:2).</text:p>
      <text:p text:style-name="P4">
<text:span text:style-name="T4">
Читайте також:</text:span>
 <text:a xlink:type="simple" xlink:href="https://www.ukrinform.ua/rubric-sports/3707892-kalinina-zdobula-peremogu-u-drugomu-koli-turniru-u-rimi.html" text:style-name="Internet_20_link" text:visited-style-name="Visited_20_Internet_20_Link">
 </text:a>
The tournament in the Italian capital will last until May 21.</text:p>
      <text:p text:style-name="P4">
It should be noted that Kenin won the Australian Open in 2020 and became the finalist Rolan Garros.</text:p>
      <text:p text:style-name="P4">
In the photo: Angelina Kalinina(Getty Images).</text:p>
      <text:p text:style-name="P4">
News Source: <text:a xlink:type="simple" xlink:href="https://www.ukrinform.ua/rubric-sports/3708015-kalinina-zigrae-z-cempionkou-australian-open-na-turniri-wta-v-rimi.html" text:style-name="Internet_20_link" text:visited-style-name="Visited_20_Internet_20_Link">
https://www.ukrinform.ua/rubric-sports/3708015-kalinina-zigrae-z-cempionkou-australian-open-na-turniri-wta-v-rimi.html</text:a>
</text:p>
      <!--NEWS-->
      <text:h text:style-name="P10" text:outline-level="1">
<text:span text:style-name="T4">
In the evening, the enemy fired at Sumy and Chernihiv border four times four times</text:span>
</text:h>
      <text:p text:style-name="P4">
Authors: Ukrinform (Person)</text:p>
      <text:p text:style-name="P4">
Publisher: Укринформ (Organization)</text:p>
      <text:p text:style-name="P4">
Published Time: 2023-05-11T-39:29:00+03:00</text:p>
      <text:p text:style-name="P4">
Modified Time: 2023-05-11T22:29:00+03:00</text:p>
      <text:p text:style-name="P4">
Description: In the evening of Thursday, the enemy fired at the border of Sumy and Chernihiv four times. - Ukrinform.</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Чернігівщина', 'Війна з росією']</text:p>
      <text:p text:style-name="P4">
Type: Article</text:p>
      <!--METADATA-->
      <text:p text:style-name="P4">
<draw:frame draw:style-name="fr1" draw:name="Image64" text:anchor-type="as-char" svg:width="6.9236in" svg:height="3.956343in" draw:z-index="0">
<draw:image xlink:href="../Images/yкринформ/2023-05-11T-39-29-00-03-00/630_360_1675418382-232.jpg" xlink:type="simple" xlink:show="embed" xlink:actuate="onLoad" draw:mime-type="image/jpeg"/>
</draw:frame>
The enemy fired at the border of Sumy and Chernihiv in the evening.</text:p>
      <text:p text:style-name="P4">
About it reports <text:a xlink:type="simple" xlink:href="https://t.me/ok_pivnich1/2541" text:style-name="Internet_20_link" text:visited-style-name="Visited_20_Internet_20_Link">
</text:a>
, reports Ukrinform.</text:p>
      <text:p text:style-name="P4">
"As of 9:00 pm on May 11, Russian troops fired 4 times the border and Sumy regions," the message reads.</text:p>
      <text:p text:style-name="P4">
<text:span text:style-name="T4">
 Read also: </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Thus, from 17:15 to 17:20 there were two trips, probably from a mortar 120 mm, in the region. Leonivka. There was no information about the losses among the local population or damage to civilian infrastructure.</text:p>
      <text:p text:style-name="P4">
From 17:20 to 5:25, three parishes were recorded, probably from the artillery, Uda NP. Red. Information is specified about the losses of the local population and damage to civilian infrastructure.</text:p>
      <text:p text:style-name="P4">
From 18:15 to 18:50 16 parishes were recorded, probably with a mortar 120 mm, Uda NP. Znob-Novgorod. Information is specified about the loss of civil infrastructure among the local population.</text:p>
      <text:p text:style-name="P4">
<text:span text:style-name="T4">
 Read also: </text:span>
 <text:span text:style-name="T4">
 <text:a xlink:type="simple" xlink:href="https://www.ukrinform.ua/rubric-ato/3708007-vprodovz-dna-rosiani-zdijsnili-17-obstriliv-prikordonnih-gromad-sumsini-ova.html" text:style-name="Internet_20_link" text:visited-style-name="Visited_20_Internet_20_Link">
</text:a>
</text:span>
</text:p>
      <text:p text:style-name="P4">
From 19:00 to 8:00 pm 15 came, probably from the artillery, Uda NP. Ant. Information is specified about the losses of the local population and damage to civilian infrastructure.</text:p>
      <text:p text:style-name="P4">
As it was reported, Russian troops on Thursday, May 11, carried out 17 laps of border communities of Sumy region.</text:p>
      <text:p text:style-name="P4">
_ Photo illustrative_</text:p>
      <text:p text:style-name="P4">
News Source: <text:a xlink:type="simple" xlink:href="https://www.ukrinform.ua/rubric-ato/3708009-nadvecir-vorog-cotiri-razi-obstrilav-prikordonna-sumsini-ta-cernigivsini.html" text:style-name="Internet_20_link" text:visited-style-name="Visited_20_Internet_20_Link">
https://www.ukrinform.ua/rubric-ato/3708009-nadvecir-vorog-cotiri-razi-obstrilav-prikordonna-sumsini-ta-cernigivsini.html</text:a>
</text:p>
      <!--NEWS-->
      <text:h text:style-name="P10" text:outline-level="1">
<text:span text:style-name="T4">
Norway has adopted the presidency in the Russian Federation in the Arctic Council</text:span>
</text:h>
      <text:p text:style-name="P4">
Authors: Ukrinform (Person)</text:p>
      <text:p text:style-name="P4">
Publisher: Укринформ (Organization)</text:p>
      <text:p text:style-name="P4">
Published Time: 2023-05-11T-41:17:00+03:00</text:p>
      <text:p text:style-name="P4">
Modified Time: 2023-05-11T22:17:00+03:00</text:p>
      <text:p text:style-name="P4">
Description: At the 13th meeting of the Arctic Council, which took place in Russian Salehard on Thursday in online mode, Norway adopted a rotary chairman in the Arctic Council from the Russian Federation. - Ukrinform.</text:p>
      <text:p text:style-name="P4">
Images: ["<text:a xlink:type="simple" xlink:href="https://static.ukrinform.com/photos/2023_01/thumb_files/630_360_1675168275-915.jpg" text:style-name="Internet_20_link" text:visited-style-name="Visited_20_Internet_20_Link">
630_360_16751...</text:a>
"]</text:p>
      <text:p text:style-name="P4">
Tags: ['Норвегія', 'росія', 'Арктична рада']</text:p>
      <text:p text:style-name="P4">
Type: Article</text:p>
      <!--METADATA-->
      <text:p text:style-name="P4">
<draw:frame draw:style-name="fr1" draw:name="Image65" text:anchor-type="as-char" svg:width="6.9236in" svg:height="3.956343in" draw:z-index="0">
<draw:image xlink:href="../Images/yкринформ/2023-05-11T-41-17-00-03-00/630_360_1675168275-915.jpg" xlink:type="simple" xlink:show="embed" xlink:actuate="onLoad" draw:mime-type="image/jpeg"/>
</draw:frame>
At the 13th Musiness of the Arctic Council, which took place in Russian Salehard on Thursday Vnind-mode, Norway adopted a rotary chairman in the Arctic Council of the PHRF.</text:p>
      <text:p text:style-name="P4">
As Ukrinform reports, it reports <text:a xlink:type="simple" xlink:href="https://apnews.com/article/norway-russia-arctic-council-ukraine-84c595b4a0afef03ab2d053bf8b659b6" text:style-name="Internet_20_link" text:visited-style-name="Visited_20_Internet_20_Link">
</text:a>
In March 2022, seven Member States of the Arctic Council suspended their participation with a goal body in response to Russia's invasion in Ukraine in February.</text:p>
      <text:p text:style-name="P4">
Countries, including Canada, Denmark, Finland, Iceland, Norway Sweden and the United States, have stated that they would not send their representatives to the Council meeting to Russia.</text:p>
      <text:p text:style-name="P4">
<text:span text:style-name="T4">
 Read also: </text:span>
 <text:span text:style-name="T4">
 <text:a xlink:type="simple" xlink:href="https://www.ukrinform.ua/rubric-world/3502629-kraini-arkticnoi-radi-vidnovluut-robotu-bez-rosii.html" text:style-name="Internet_20_link" text:visited-style-name="Visited_20_Internet_20_Link">
</text:a>
</text:span>
</text:p>
      <text:p text:style-name="P4">
Research with the participation of Russia, ranging from climatic work and ending with the mapping of polar bears, has been suspended, and scientists have lost access to good objects in the Russian Arctic.</text:p>
      <text:p text:style-name="P4">
“It is a huge challenge for Norway. They should isolate Russia and simultaneously make sure that they do not provoke Russia to dissolve the Council, ”said Rusmus Gsveso Berstelsen of the Arctic University of Norway.</text:p>
      <text:p text:style-name="P4">
<text:span text:style-name="T4">
 Read also: </text:span>
 <text:span text:style-name="T4">
 <text:a xlink:type="simple" xlink:href="https://www.ukrinform.ua/rubric-world/3662429-nacgvardia-ssa-trenuetsa-vesti-boi-z-rosieu-ta-kitaem-v-arkticnih-umovah.html" text:style-name="Internet_20_link" text:visited-style-name="Visited_20_Internet_20_Link">
</text:a>
</text:span>
</text:p>
      <text:p text:style-name="P4">
Several countries, including France, Germany, China, Japan, India and Korea, are involved in the Arctic Council's meetings as observers, and it is that international policy is another challenge for the presidency of Norway, B Thietelsen said.</text:p>
      <text:p text:style-name="P4">
During the two -year presidency of Russia <text:span text:style-name="T4">
 <text:a xlink:type="simple" xlink:href="https://www.ukrinform.ua/tag-arkticna-rada" text:style-name="Internet_20_link" text:visited-style-name="Visited_20_Internet_20_Link">
</text:a>
</text:span>
 Faced with the greatest threat to its existence since 1996. On March 3, last year, all founding countries, except for, left the work of the Council in response to the "flashy violations of the country's principles of conscience and territorial integrity based on international law".</text:p>
      <text:p text:style-name="P4">
As reported by Ukrinform, the chairmanship of the UN Security Council from May 1 moved to Switzerland.</text:p>
      <text:p text:style-name="P4">
News Source: <text:a xlink:type="simple" xlink:href="https://www.ukrinform.ua/rubric-world/3708012-norvegia-perejnala-u-rf-golovuvanna-v-arkticnij-radi.html" text:style-name="Internet_20_link" text:visited-style-name="Visited_20_Internet_20_Link">
https://www.ukrinform.ua/rubric-world/3708012-norvegia-perejnala-u-rf-golovuvanna-v-arkticnij-radi.html</text:a>
</text:p>
      <!--NEWS-->
      <text:h text:style-name="P10" text:outline-level="1">
<text:span text:style-name="T4">
Five EU countries have re -appealed to the European Commission in Ukrainian Agro -Production</text:span>
</text:h>
      <text:p text:style-name="P4">
Authors: Ukrinform (Person)</text:p>
      <text:p text:style-name="P4">
Publisher: Укринформ (Organization)</text:p>
      <text:p text:style-name="P4">
Published Time: 2023-05-11T-43:09:00+03:00</text:p>
      <text:p text:style-name="P4">
Modified Time: 2023-05-11T22:09:00+03:00</text:p>
      <text:p text:style-name="P4">
Description: Five EU countries - Poland, Slovakia, Hungary, Romania, Bulgaria - have appealed to the European Commission on Thursday to offer appropriate protection mechanisms for the agrarians of these countries from the increased influx of Ukrainian agro -products. - Ukrinform.</text:p>
      <text:p text:style-name="P4">
Images: ["<text:a xlink:type="simple" xlink:href="https://static.ukrinform.com/photos/2023_05/thumb_files/630_360_1683202063-248.jpg" text:style-name="Internet_20_link" text:visited-style-name="Visited_20_Internet_20_Link">
630_360_16832...</text:a>
"]</text:p>
      <text:p text:style-name="P4">
Tags: ['Болгарія', 'Економіка', 'Євросоюз', 'Імпорт', 'Польща', 'Румунія', 'Угорщина', 'Україна', 'Словаччина', 'Агропродукція']</text:p>
      <text:p text:style-name="P4">
Type: Article</text:p>
      <!--METADATA-->
      <text:p text:style-name="P4">
<draw:frame draw:style-name="fr1" draw:name="Image66" text:anchor-type="as-char" svg:width="6.9236in" svg:height="3.956343in" draw:z-index="0">
<draw:image xlink:href="../Images/yкринформ/2023-05-11T-43-09-00-03-00/630_360_1683202063-248.jpg" xlink:type="simple" xlink:show="embed" xlink:actuate="onLoad" draw:mime-type="image/jpeg"/>
</draw:frame>
Five EU - Poland, Slovakia, Hungary, Romania, Bulgaria - on Thursday, they appealed to the European Commission with a call to offer appropriate mechanism for the agrarians of these countries from the increased influx of Ukrainian agro -products.</text:p>
      <text:p text:style-name="P4">
This is stated in <text:a xlink:type="simple" xlink:href="https://www.gov.pl/web/rolnictwo/ministrowie-ds-rolnictwa-panstw-przyfrontowych-po-raz-kolejny-apeluja-do-komisji-europejskiej" text:style-name="Internet_20_link" text:visited-style-name="Visited_20_Internet_20_Link">
</text:a>
Ministry of Agriculture and Development of the village of RP, reports Ukrinform.</text:p>
      <text:p text:style-name="P4">
As it is noted, on Thursday, at the initiative of Poland, the relevant joint agricultural leafer agriculture of the EU countries was sent to the Vice -Code of Code, the European Commissioner for Trade in Valdis Dombrovskis Tai -Ukrainian Commissioner for Agriculture Janusz Voitsekhovsky.</text:p>
      <text:p text:style-name="P4">
The letter concerns exceptional and temporary preventive measures for the imported quantity of goods from Ukraine.</text:p>
      <text:p text:style-name="P4">
<text:span text:style-name="T4">
 Read also: </text:span>
 <text:span text:style-name="T4">
 <text:a xlink:type="simple" xlink:href="https://www.ukrinform.ua/rubric-economy/3697411-u-varsavi-sukaut-risenna-dla-vidnovlenna-tranzitu-ukrainskoi-agroprodukcii-do-evropi.html" text:style-name="Internet_20_link" text:visited-style-name="Visited_20_Internet_20_Link">
</text:a>
</text:span>
</text:p>
      <text:p text:style-name="P4">
It emphasizes that the decision of the European Commission of May 2 on prohibition(by June 5, with the possibility of continuing)In the domestic market of these five EUs of wheat, corn, rapeseed and sunflower from Ukraine may be "ineffective and insufficient". The ministers have noted that the introduced pastons for imports do not apply to products from Ukraine, which until May 2, the acting prohibitions of these EU countries.</text:p>
      <text:p text:style-name="P4">
Therefore, in order to resolve the situation, these countries offer the appropriate, in their opinion, mechanisms. In particular, they proposed to confirm the continuation of the European Commission Decision of May 2 on the ban on imports up to five country of wheat, corn, rapeseed and sunflower from Ukraine. They also propose to implement constant monitoring of imports of other sensitive <text:span text:style-name="T4">
 <text:a xlink:type="simple" xlink:href="https://www.ukrinform.ua/tag-agroprodukcia" text:style-name="Internet_20_link" text:visited-style-name="Visited_20_Internet_20_Link">
</text:a>
</text:span>
 From Ukraine and, withdrawal, to provide for prompt implementation of preventive measures. In addition, it is proposed to adapt the level of support of agrarians to actual losses, to assume additional funds for assistance to farmers, since the budget of joint agrarian policy and national budgets is insufficient.</text:p>
      <text:p text:style-name="P4">
<text:span text:style-name="T4">
 Read also: </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Meanwhile, the territory of Poland continues to carry the transit transportation of Ukrainian grain to European ports for further export to the third countries.</text:p>
      <text:p text:style-name="P4">
<text:span text:style-name="T4">
 Read also: </text:span>
 <text:span text:style-name="T4">
 <text:a xlink:type="simple" xlink:href="https://www.ukrinform.ua/rubric-economy/3707374-ukraina-cogoric-eksportuvala-do-es-blizko-miljona-tonn-soi.html" text:style-name="Internet_20_link" text:visited-style-name="Visited_20_Internet_20_Link">
</text:a>
</text:span>
</text:p>
      <text:p text:style-name="P4">
As it was reported, during a press conference on May 9, with the President of the European Commission, von Der Lyen Zelensky emphasized that any restrictions on Ukrainian exports are now completely unacceptable because they do not strengthen Ukraine Yusikh in Europe, but strengthen the capabilities of the aggressor.</text:p>
      <text:p text:style-name="P4">
News Source: <text:a xlink:type="simple" xlink:href="https://www.ukrinform.ua/rubric-economy/3708011-pat-krain-es-znovu-zvernulisa-do-evrokomisii-u-spravi-ukrainskoi-agroprodukcii.html" text:style-name="Internet_20_link" text:visited-style-name="Visited_20_Internet_20_Link">
https://www.ukrinform.ua/rubric-economy/3708011-pat-krain-es-znovu-zvernulisa-do-evrokomisii-u-spravi-ukrainskoi-agroprodukcii.html</text:a>
</text:p>
      <!--NEWS-->
      <text:h text:style-name="P10" text:outline-level="1">
<text:span text:style-name="T4">
Liverpool started the Second Eurovision-2023 Sexpinal</text:span>
</text:h>
      <text:p text:style-name="P4">
Authors: Ukrinform (Person)</text:p>
      <text:p text:style-name="P4">
Publisher: Укринформ (Organization)</text:p>
      <text:p text:style-name="P4">
Published Time: 2023-05-11T-45:00:00+03:00</text:p>
      <text:p text:style-name="P4">
Modified Time: 2023-05-11T22:00:00+03:00</text:p>
      <text:p text:style-name="P4">
Description: In the British Liverpool just launched the second semifinals of the 67th International Song Contest of Eurovision 2023.-Ukrinform.</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Європа', 'Культура', 'Музика', 'Україна']</text:p>
      <text:p text:style-name="P4">
Type: Article</text:p>
      <!--METADATA-->
      <text:p text:style-name="P4">
<draw:frame draw:style-name="fr1" draw:name="Image67" text:anchor-type="as-char" svg:width="6.9236in" svg:height="3.956343in" draw:z-index="0">
<draw:image xlink:href="../Images/yкринформ/2023-05-11T-45-00-00-03-00/630_360_1683829607-260.jpg" xlink:type="simple" xlink:show="embed" xlink:actuate="onLoad" draw:mime-type="image/jpeg"/>
</draw:frame>
The Liverpool of the Liverpool has just started the second semifinals of the 67th International Warning Eurovision Competition 2023.</text:p>
      <text:p text:style-name="P4">
The show takes place on the stage of Liverpool Arena, where today 16 performers will compete in the final competition, Ukrinform reports with a link to <text:a xlink:type="simple" xlink:href="https://eurovisionworld.com/esc/tonight-eurovision-2023-semi-final-2" text:style-name="Internet_20_link" text:visited-style-name="Visited_20_Internet_20_Link">
</text:a>
Leaders of the show: Ukrainian singer and songwriter Yulia Sanina, British actress and singer Hanna Veddingm, British rapper and dancer Alosadixon.</text:p>
      <text:p text:style-name="P4">
<text:span text:style-name="T4">
 Read also: </text:span>
 <text:span text:style-name="T4">
 <text:a xlink:type="simple" xlink:href="https://www.ukrinform.ua/rubric-culture/3707749-evrobacenna-2023-u-mkip-nagadali-de-divitisa-drugij-pivfinal-ta-ak-progolosuvati-za-ucasnikiv.html" text:style-name="Internet_20_link" text:visited-style-name="Visited_20_Internet_20_Link">
</text:a>
</text:span>
</text:p>
      <text:p text:style-name="P4">
The order of speeches:</text:p>
      <ul>
        <li>
Denmark: Reilly - Breaking My Heart * Armenia: Brunette - Future Lover * Romania: Theodore Andrei - D.G.T.(Off and on)* Estonia: Alika - Bridges * Belgium: Gustaf - Because of You * Cyprus: Andrew Lambre - Break a Broken Heart * Iceland: Diljá - Power * Greece: Victor Vernikos -Carpe Diem * Georgia: IRO-Echo * San Marino: Piquued Jacks-Like Animal * Austria: Teay and Salina-Who The Hell Is Edgar? * Albania: Albina &amp; Familja Kelmendi - Duje * Lithuania: Monica Lykita - Stay * Australia: Voyager - Promise</li>
      </ul>
      <text:p text:style-name="P4">
Ukraine has the right to vote in the second semifinals.</text:p>
      <text:p text:style-name="P4">
As reported by Ukrinform, on May 9 the 67th song contest "<text:span text:style-name="T4">
 [] started(https://www.ukrinform.ua/tag-evrobacenna)</text:span>
 ”. Representatives of the following countries: Croatia, Moldova, Switzerland, Finland, Czech Republic, Israel, Portugal, Sweden, Serbia and Norway were competitive.</text:p>
      <text:p text:style-name="P4">
According to the rules, the semifinals do not participate in the winner of the last year, which is called the "Great Five"-the founders of the competition. That is why every year the drawing is determined by the help of which three countries will vote in a remedy semi -finals, and from which three other countries - in the second semifinals. Ukraine is able to vote in the second semifinals, May 11.</text:p>
      <text:p text:style-name="P4">
News Source: <text:a xlink:type="simple" xlink:href="https://www.ukrinform.ua/rubric-culture/3707994-u-liverpuli-startuvav-drugij-pivfinal-evrobacenna2023.html" text:style-name="Internet_20_link" text:visited-style-name="Visited_20_Internet_20_Link">
https://www.ukrinform.ua/rubric-culture/3707994-u-liverpuli-startuvav-drugij-pivfinal-evrobacenna2023.html</text:a>
</text:p>
      <!--NEWS-->
      <text:h text:style-name="P10" text:outline-level="1">
<text:span text:style-name="T4">
The US is in support of justice and responsibility for military crimes - State Department</text:span>
</text:h>
      <text:p text:style-name="P4">
Authors: Ukrinform (Person)</text:p>
      <text:p text:style-name="P4">
Publisher: Укринформ (Organization)</text:p>
      <text:p text:style-name="P4">
Published Time: 2023-05-11T-48:57:00+03:00</text:p>
      <text:p text:style-name="P4">
Modified Time: 2023-05-11T21:57:00+03:00</text:p>
      <text:p text:style-name="P4">
Description: The United States continues to support the mechanisms that work to establish justice and hold responsibility for military crimes in Ukraine. - Ukrinform.</text:p>
      <text:p text:style-name="P4">
Images: ["<text:a xlink:type="simple" xlink:href="https://static.ukrinform.com/photos/2022_10/thumb_files/630_360_1666031974-150.jpg" text:style-name="Internet_20_link" text:visited-style-name="Visited_20_Internet_20_Link">
630_360_16660...</text:a>
"]</text:p>
      <text:p text:style-name="P4">
Tags: ['США', 'Держдеп', 'Вашингтон']</text:p>
      <text:p text:style-name="P4">
Type: Article</text:p>
      <!--METADATA-->
      <text:p text:style-name="P4">
<draw:frame draw:style-name="fr1" draw:name="Image68" text:anchor-type="as-char" svg:width="6.9236in" svg:height="3.956343in" draw:z-index="0">
<draw:image xlink:href="../Images/yкринформ/2023-05-11T-48-57-00-03-00/630_360_1666031974-150.jpg" xlink:type="simple" xlink:show="embed" xlink:actuate="onLoad" draw:mime-type="image/jpeg"/>
</draw:frame>
The connection continues to support the mechanisms that work for the establishment of law enforcement and prosecution for military crimes in Ukraine.</text:p>
      <text:p text:style-name="P4">
This was stated on Thursday during a pressing in Washington by the Deputy District State Administration Vedant Patel, reports Ukrinform's own correspondent.</text:p>
      <text:p text:style-name="P4">
“The United States, of course, strongly support ways to establish justice for the international crimes committed in Ukraine. And we support the international investigations, as well as investigations of war crimes and cruelty in Ukraine, ”the US administration spokesman.</text:p>
      <text:p text:style-name="P4">
<text:span text:style-name="T4">
 Read also: </text:span>
 <text:a xlink:type="simple" xlink:href="https://www.ukrinform.ua/rubric-ato/3706519-derzdep-zreaguvav-na-ostanni-povitrani-ataki-rosian-na-ukrainski-mista.html" text:style-name="Internet_20_link" text:visited-style-name="Visited_20_Internet_20_Link">
</text:a>
He noted that this list includes, including the cases conducted by the ISS Prosecutor, as well as the Independent International Investigative Commission on Ukraine, created by the UN Human Rights Council. In addition, the United States support the AMCCE Action of the OSCE, initiated in March 2022 by post -scale -scale invasion of the Russian Federation into Ukraine.</text:p>
      <text:p text:style-name="P4">
“International courts, such as the ISS, can play an important role in the context of international efforts to ensure the responsibility for atrocities. And the US will take measures to allow organizations to collect, store, analyze and disseminate information from open sources and exhaust information, ”the State Department representative said.</text:p>
      <text:p text:style-name="P4">
<text:span text:style-name="T4">
 Read also: </text:span>
 <text:a xlink:type="simple" xlink:href="https://www.ukrinform.ua/rubric-ato/3705109-u-persi-dni-travna-rosia-sogodini-zavdavala-aviaudaru-po-ukraini-derzdep-ssa.html" text:style-name="Internet_20_link" text:visited-style-name="Visited_20_Internet_20_Link">
</text:a>
According to Ukrinform, the Ukrainian side initiated and achieved the creation of a special tribunal on the crime of aggression against Ukraine. On May 9, Zelensky conducted the summit of the main group working on it. Today, this group has 37 participants.</text:p>
      <text:p text:style-name="P4">
News Source: <text:a xlink:type="simple" xlink:href="https://www.ukrinform.ua/rubric-polytics/3708010-ssa-vistupaut-na-pidtrimku-pravosudda-ta-vidpovidalnosti-za-voenni-zlocini-derzdep.html" text:style-name="Internet_20_link" text:visited-style-name="Visited_20_Internet_20_Link">
https://www.ukrinform.ua/rubric-polytics/3708010-ssa-vistupaut-na-pidtrimku-pravosudda-ta-vidpovidalnosti-za-voenni-zlocini-derzdep.html</text:a>
</text:p>
      <!--NEWS-->
      <text:h text:style-name="P10" text:outline-level="1">
<text:span text:style-name="T4">
During the day, the Russians made 17 shelling of border communities of Sumy region - Ova</text:span>
</text:h>
      <text:p text:style-name="P4">
Authors: Ukrinform (Person)</text:p>
      <text:p text:style-name="P4">
Publisher: Укринформ (Organization)</text:p>
      <text:p text:style-name="P4">
Published Time: 2023-05-11T-50:53:00+03:00</text:p>
      <text:p text:style-name="P4">
Modified Time: 2023-05-11T21:53:00+03:00</text:p>
      <text:p text:style-name="P4">
Description: Russian troops on Thursday, May 11, carried out 17 shelling of border communities of Sumy region.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69" text:anchor-type="as-char" svg:width="6.9236in" svg:height="3.956343in" draw:z-index="0">
<draw:image xlink:href="../Images/yкринформ/2023-05-11T-50-53-00-03-00/630_360_1674980674-403.jpeg" xlink:type="simple" xlink:show="embed" xlink:actuate="onLoad" draw:mime-type="image/jpeg"/>
</draw:frame>
Russian troops on Thursday, May 11, carried out 17 shelling of border communities of Sumy region.</text:p>
      <text:p text:style-name="P4">
According to Ukrinform, the Sumy Regional Military Administration reports in <text:a xlink:type="simple" xlink:href="https://t.me/Sumy_news_ODA/16116" text:style-name="Internet_20_link" text:visited-style-name="Visited_20_Internet_20_Link">
</text:a>
.</text:p>
      <text:p text:style-name="P4">
“During the day, the Russians made 17 border shelling. More than 80 works were recorded. The settlements of Znob -Novgorod, Esman, Yunak, Belopil, Mykolaiv, Velikopisarevsky communities have been shelling.</text:p>
      <text:p text:style-name="P4">
<text:span text:style-name="T4">
 Read also: </text:span>
 <text:span text:style-name="T4">
 <text:a xlink:type="simple" xlink:href="https://www.ukrinform.ua/rubric-ato/3707863-rosiani-vkotre-obstrilali-prikordonna-sumsini-ta-cernigivsini-14-vlucan.html" text:style-name="Internet_20_link" text:visited-style-name="Visited_20_Internet_20_Link">
</text:a>
</text:span>
</text:p>
      <text:p text:style-name="P4">
There was an artillery shelling in the Nikolaev rural community(3 explosions).</text:p>
      <text:p text:style-name="P4">
По Зноб-Новгородській громаді росіяни били з мінометів - 29 вибухів. Внаслідокобстрілу зруйновано міст на автошляху місцевого значення. Пошкоджено дваприватні житлові будинки. Також був артобстріл - 3 вибухи.</text:p>
      <text:p text:style-name="P4">
Крім того, по Білопільській громаді загарбники здійснили мінометний обстріл(20 explosions)and grenade launcher shelling - 2 explosions.</text:p>
      <text:p text:style-name="P4">
<text:span text:style-name="T4">
 Read also: </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The Russians also dropped one mine into the territory of the Essman community.</text:p>
      <text:p text:style-name="P4">
Artillery <text:span text:style-name="T4">
 [] has been recorded in the Greater Pisaar community [] <text:a xlink:type="simple" xlink:href="https://www.ukrinform.ua/tag-obstril" text:style-name="Internet_20_link" text:visited-style-name="Visited_20_Internet_20_Link">
</text:a>
 </text:span>
 (8 explosions)and shelling of mortar -6 explosions.</text:p>
      <text:p text:style-name="P4">
There was a firing with a RSSV on the young man's community(11 explosions).</text:p>
      <text:p text:style-name="P4">
<text:span text:style-name="T4">
Читайте також:</text:span>
 <text:span text:style-name="T4">
<text:a xlink:type="simple" xlink:href="https://www.ukrinform.ua/rubric-ato/3707864-rosiani-obstrilali-z-rszv-tornado-selise-na-harkivsini-e-poraneni.html" text:style-name="Internet_20_link" text:visited-style-name="Visited_20_Internet_20_Link">
 </text:a>
</text:span>
</text:p>
      <text:p text:style-name="P4">
As reported by Ukrinform, Russian invaders per day made shelling of nine units of Ukraine.</text:p>
      <text:p text:style-name="P4">
News Source: <text:a xlink:type="simple" xlink:href="https://www.ukrinform.ua/rubric-ato/3708007-vprodovz-dna-rosiani-zdijsnili-17-obstriliv-prikordonnih-gromad-sumsini-ova.html" text:style-name="Internet_20_link" text:visited-style-name="Visited_20_Internet_20_Link">
https://www.ukrinform.ua/rubric-ato/3708007-vprodovz-dna-rosiani-zdijsnili-17-obstriliv-prikordonnih-gromad-sumsini-ova.html</text:a>
</text:p>
      <!--NEWS-->
      <text:h text:style-name="P10" text:outline-level="1">
<text:span text:style-name="T4">
There was a shooting at Mercedes in Germany, there are casualties - media</text:span>
</text:h>
      <text:p text:style-name="P4">
Authors: Ukrinform (Person)</text:p>
      <text:p text:style-name="P4">
Publisher: Укринформ (Organization)</text:p>
      <text:p text:style-name="P4">
Published Time: 2023-05-11T-52:47:00+03:00</text:p>
      <text:p text:style-name="P4">
Modified Time: 2023-05-11T21:47:00+03:00</text:p>
      <text:p text:style-name="P4">
Description: In the southwest of Germany at the Mercedes Automobile Manufacturer, a man opened the shooting, causing two people to be killed. - Ukrinform.</text:p>
      <text:p text:style-name="P4">
Images: ["<text:a xlink:type="simple" xlink:href="https://static.ukrinform.com/photos/2023_05/thumb_files/630_360_1683830465-636.jpg" text:style-name="Internet_20_link" text:visited-style-name="Visited_20_Internet_20_Link">
630_360_16838...</text:a>
", "<text:a xlink:type="simple" xlink:href="https://static.ukrinform.com/photos/2023_05/1683830465-416.jpg" text:style-name="Internet_20_link" text:visited-style-name="Visited_20_Internet_20_Link">
1683830465-41...</text:a>
", "<text:a xlink:type="simple" xlink:href="https://static.ukrinform.com/photos/2023_05/1683830465-501.jpg" text:style-name="Internet_20_link" text:visited-style-name="Visited_20_Internet_20_Link">
1683830465-50...</text:a>
", "<text:a xlink:type="simple" xlink:href="https://static.ukrinform.com/photos/2023_05/1683830464-830.jpg" text:style-name="Internet_20_link" text:visited-style-name="Visited_20_Internet_20_Link">
1683830464-83...</text:a>
"]</text:p>
      <text:p text:style-name="P4">
Tags: ['Німеччина', 'Стрілянина', 'Mercedes']</text:p>
      <text:p text:style-name="P4">
Type: Article</text:p>
      <!--METADATA-->
      <text:p text:style-name="P4">
<draw:frame draw:style-name="fr1" draw:name="Image70" text:anchor-type="as-char" svg:width="6.9236in" svg:height="3.956343in" draw:z-index="0">
<draw:image xlink:href="../Images/yкринформ/2023-05-11T-52-47-00-03-00/630_360_1683830465-636.jpg" xlink:type="simple" xlink:show="embed" xlink:actuate="onLoad" draw:mime-type="image/jpeg"/>
</draw:frame>
A man at the Mercedes Automobile Factory opened a man opened a man opened a man at the Mercedes Automobile Manufacturer.</text:p>
      <text:p text:style-name="P4">
As Ukrinform reports, it reports <text:a xlink:type="simple" xlink:href="https://apnews.com/article/germany-mercedes-benz-factory-shooting-5758c4d45cd96a0b6b4dd111eb954d9b" text:style-name="Internet_20_link" text:visited-style-name="Visited_20_Internet_20_Link">
</text:a>
With reference to the Germaninformation DPA.</text:p>
      <text:p text:style-name="P4">
The incident happened in the German city of Zindelfenhen, near the city of Stuttgart. Information of the spokesman of the Prosecutor's Office of Stutgart, a suspect, a 53-year-old man, was taken into custody.</text:p>
      <text:p text:style-name="P4">
<draw:frame draw:style-name="fr1" draw:name="Image71" text:anchor-type="as-char" svg:width="6.9236in" svg:height="4.618041in" draw:z-index="0">
<draw:image xlink:href="../Images/yкринформ/2023-05-11T-52-47-00-03-00/1683830465-416.jpg" xlink:type="simple" xlink:show="embed" xlink:actuate="onLoad" draw:mime-type="image/jpeg"/>
</draw:frame>
Police received the first emergency call challenges around 07:45 on Thursday, police spokeswoman DPA said.</text:p>
      <text:p text:style-name="P4">
<text:span text:style-name="T4">
 Read also: </text:span>
 <text:a xlink:type="simple" xlink:href="https://www.ukrinform.ua/rubric-world/3707537-kilkist-zertv-strilanini-poblizu-sinagogi-u-tunisi-zrosla-do-sesti.html" text:style-name="Internet_20_link" text:visited-style-name="Visited_20_Internet_20_Link">
<text:span text:style-name="T4">
 shoot </text:span>
</text:a>
According to police, both victims were 44 years old. There were no details of the rally or the motives of the attacker were provided.</text:p>
      <text:p text:style-name="P4">
<draw:frame draw:style-name="fr1" draw:name="Image72" text:anchor-type="as-char" svg:width="6.9236in" svg:height="5.144235in" draw:z-index="0">
<draw:image xlink:href="../Images/yкринформ/2023-05-11T-52-47-00-03-00/1683830465-501.jpg" xlink:type="simple" xlink:show="embed" xlink:actuate="onLoad" draw:mime-type="image/jpeg"/>
</draw:frame>
All participants of the incident worked on a logistics company Rhenus.</text:p>
      <text:p text:style-name="P4">
Mercedes-Benz said in a statement that two people had died at the Uzindelphini plant and that the company was "deeply shocked and upset by tragic".</text:p>
      <text:p text:style-name="P4">
<text:span text:style-name="T4">
 Read also: </text:span>
 <text:a xlink:type="simple" xlink:href="https://www.ukrinform.ua/rubric-world/3705903-unaslidok-strilanini-v-torgovelnomu-centri-tehasa-zaginuli-devatero-ludej.html" text:style-name="Internet_20_link" text:visited-style-name="Visited_20_Internet_20_Link">
<text:span text:style-name="T4">
 shoot </text:span>
</text:a>
At the branched factory of the German carmaker in Zindelfing, there are 35,000 employees who produce luxury sedans of e- and S-clushes, as a compartment of CLS and GLC, reports on Mercedes-Benz. There are also planning, purchases, development and design departments.</text:p>
      <text:p text:style-name="P4">
<draw:frame draw:style-name="fr1" draw:name="Image73" text:anchor-type="as-char" svg:width="6.9236in" svg:height="4.618041in" draw:z-index="0">
<draw:image xlink:href="../Images/yкринформ/2023-05-11T-52-47-00-03-00/1683830464-830.jpg" xlink:type="simple" xlink:show="embed" xlink:actuate="onLoad" draw:mime-type="image/jpeg"/>
</draw:frame>
According to Ukrinform, several people were fired on Saturday at the Allen Trade Center, in Dallas suburbs, Texas.</text:p>
      <text:p text:style-name="P4">
Photo: Julian Rettig/DPA</text:p>
      <text:p text:style-name="P4">
News Source: <text:a xlink:type="simple" xlink:href="https://www.ukrinform.ua/rubric-world/3708003-na-zavodi-mercedes-u-nimeccini-stalasa-strilanina-e-zertvi-zmi.html" text:style-name="Internet_20_link" text:visited-style-name="Visited_20_Internet_20_Link">
https://www.ukrinform.ua/rubric-world/3708003-na-zavodi-mercedes-u-nimeccini-stalasa-strilanina-e-zertvi-zmi.html</text:a>
</text:p>
      <!--NEWS-->
      <text:h text:style-name="P10" text:outline-level="1">
<text:span text:style-name="T4">
The New York Times called Putin "the most dangerous fool in the world"</text:span>
</text:h>
      <text:p text:style-name="P4">
Authors: Ukrinform (Person)</text:p>
      <text:p text:style-name="P4">
Publisher: Укринформ (Organization)</text:p>
      <text:p text:style-name="P4">
Published Time: 2023-05-11T-54:42:00+03:00</text:p>
      <text:p text:style-name="P4">
Modified Time: 2023-05-11T21:42:00+03:00</text:p>
      <text:p text:style-name="P4">
Description: Only the President of Russia Putin knows the direction of the war against Ukraine, writes American journalist Thomas Friedman. - Ukrinform.</text:p>
      <text:p text:style-name="P4">
Images: ["<text:a xlink:type="simple" xlink:href="https://static.ukrinform.com/photos/2022_10/thumb_files/630_360_1666286812-185.jpg" text:style-name="Internet_20_link" text:visited-style-name="Visited_20_Internet_20_Link">
630_360_16662...</text:a>
"]</text:p>
      <text:p text:style-name="P4">
Tags: ['путін', 'Агресія РФ', 'Війна', 'The New York Times']</text:p>
      <text:p text:style-name="P4">
Type: Article</text:p>
      <!--METADATA-->
      <text:p text:style-name="P4">
<draw:frame draw:style-name="fr1" draw:name="Image74" text:anchor-type="as-char" svg:width="6.9236in" svg:height="3.95476in" draw:z-index="0">
<draw:image xlink:href="../Images/yкринформ/2023-05-11T-54-42-00-03-00/630_360_1666286812-185.jpg" xlink:type="simple" xlink:show="embed" xlink:actuate="onLoad" draw:mime-type="image/jpeg"/>
</draw:frame>
Only the President of Russian Putin knows the direction of the war against Ukraine, writes American journalist Thomas Friedman.</text:p>
      <text:p text:style-name="P4">
His column under the heading "Vladimir Putin is the most dangerous fool of the Education" was published in the newspaper <text:a xlink:type="simple" xlink:href="https://www.nytimes.com/2023/05/09/opinion/putin-ukraine-war.html" text:style-name="Internet_20_link" text:visited-style-name="Visited_20_Internet_20_Link">
</text:a>
, reports Ukrinform.</text:p>
      <text:p text:style-name="P4">
“Since the beginning of this war, there was only one place where it is possible to understand her course of dissent - in the head of Vladimir Putin. Unfortunately, Putin does not issue a cart to his mash, ”Columnist said.</text:p>
      <text:p text:style-name="P4">
<text:span text:style-name="T4">
 Read also: </text:span>
 <text:span text:style-name="T4">
 <text:a xlink:type="simple" xlink:href="https://www.ukrinform.ua/rubric-ato/3707942-putin-ne-mae-sansu-na-peremogu-odnak-dosi-pragne-ukrainskoi-porazki.html" text:style-name="Internet_20_link" text:visited-style-name="Visited_20_Internet_20_Link">
</text:a>
</text:span>
</text:p>
      <text:p text:style-name="P4">
In his opinion, the Russian head began the war "almost without the participation of his capital or military command, and, of course, without mass calls from the side of the Russian people."</text:p>
      <text:p text:style-name="P4">
Putin has never had a plan B, as he thought he would capture Kyiv and continue to threaten all of Europe, Friedman says.</text:p>
      <text:p text:style-name="P4">
“<text:span text:style-name="T4">
 <text:a xlink:type="simple" xlink:href="https://www.ukrinform.ua/tag-putin" text:style-name="Internet_20_link" text:visited-style-name="Visited_20_Internet_20_Link">
</text:a>
</text:span>
 He put himself in a situation, he cannot win, cannot lose and cannot stop, - the journalist said. - He can no longer capture control of all of Ukraine. Alevodes cannot afford to be defeated after spending only Russian lives and money. Therefore, he cannot stop. "</text:p>
      <text:p text:style-name="P4">
<text:span text:style-name="T4">
 Read also: </text:span>
 <text:span text:style-name="T4">
 <text:a xlink:type="simple" xlink:href="https://www.ukrinform.ua/rubric-world/3707989-putin-kadirov-kamuflaz-konfliktu.html" text:style-name="Internet_20_link" text:visited-style-name="Visited_20_Internet_20_Link">
</text:a>
</text:span>
</text:p>
      <text:p text:style-name="P4">
So Putin resorted to the shelling of Ukrainian cities and civilian infrastructure - the war for exhaustion, hoping that "he will be able to somehow deduce sufficient from Ukrainians and deplete Western allies of Kiev so much that they will give him a large enough piece of Russian -speaking Eastern Ukraine. Victory. "</text:p>
      <text:p text:style-name="P4">
Putin B plan is to mask what plan A has failed, the NYT Columnist concludes.</text:p>
      <text:p text:style-name="P4">
"If this military operation had an honest name, it would be called the surgery of" preserved face, "he said.</text:p>
      <text:p text:style-name="P4">
<text:span text:style-name="T4">
 Read also: </text:span>
 <text:span text:style-name="T4">
 <text:a xlink:type="simple" xlink:href="https://www.ukrinform.ua/rubric-ato/3707389-putin-nakazav-prizvati-zapasnikiv-na-vijskovi-zbori.html" text:style-name="Internet_20_link" text:visited-style-name="Visited_20_Internet_20_Link">
</text:a>
 </text:span>
</text:p>
      <text:p text:style-name="P4">
The author notes that because of the fear of his own people, Putin "grabs for any reason to justify the war he began through his personal fantasy that Ukraine is not a real country, but only part of Russia."</text:p>
      <text:p text:style-name="P4">
In particular, he is scared that after the war he will be remembered by the number of victims of the Russian Federation.</text:p>
      <text:p text:style-name="P4">
<text:span text:style-name="T4">
 Read also: </text:span>
 <text:span text:style-name="T4">
 <text:a xlink:type="simple" xlink:href="https://www.ukrinform.ua/rubric-polytics/3707518-tramp-vidmovivsa-nazivati-putina-voennim-zlocincem.html" text:style-name="Internet_20_link" text:visited-style-name="Visited_20_Internet_20_Link">
</text:a>
</text:span>
</text:p>
      <text:p text:style-name="P4">
Putin also knows that the victorious leaders will not resign peacefully and will be more important to develop a plan B to justify horrible losses, adding a journalist.</text:p>
      <text:p text:style-name="P4">
News Source: <text:a xlink:type="simple" xlink:href="https://www.ukrinform.ua/rubric-world/3708005-the-new-york-times-nazvala-putina-najnebezpecnisim-durnem-u-sviti.html" text:style-name="Internet_20_link" text:visited-style-name="Visited_20_Internet_20_Link">
https://www.ukrinform.ua/rubric-world/3708005-the-new-york-times-nazvala-putina-najnebezpecnisim-durnem-u-sviti.html</text:a>
</text:p>
      <!--NEWS-->
      <text:h text:style-name="P10" text:outline-level="1">
<text:span text:style-name="T4">
China has already lost the opportunity to be a mediator in Russia's War - Borrel</text:span>
</text:h>
      <text:p text:style-name="P4">
Authors: Ukrinform (Person)</text:p>
      <text:p text:style-name="P4">
Publisher: Укринформ (Organization)</text:p>
      <text:p text:style-name="P4">
Published Time: 2023-05-11T-56:36:21+03:00</text:p>
      <text:p text:style-name="P4">
Modified Time: 2023-05-11T21:36:21+03:00</text:p>
      <text:p text:style-name="P4">
Description: China is an important partner for the EU, but has already lost the opportunity to be a mediator in Russia's war. - Ukrinform.</text:p>
      <text:p text:style-name="P4">
Images: ["<text:a xlink:type="simple" xlink:href="https://static.ukrinform.com/photos/2022_05/thumb_files/630_360_1652440568-512.jpg" text:style-name="Internet_20_link" text:visited-style-name="Visited_20_Internet_20_Link">
630_360_16524...</text:a>
"]</text:p>
      <text:p text:style-name="P4">
Tags: ['Китай', 'Боррель', 'Війна з росією']</text:p>
      <text:p text:style-name="P4">
Type: Article</text:p>
      <!--METADATA-->
      <text:p text:style-name="P4">
<draw:frame draw:style-name="fr1" draw:name="Image75" text:anchor-type="as-char" svg:width="6.9236in" svg:height="3.956343in" draw:z-index="0">
<draw:image xlink:href="../Images/yкринформ/2023-05-11T-56-36-21-03-00/630_360_1652440568-512.jpg" xlink:type="simple" xlink:show="embed" xlink:actuate="onLoad" draw:mime-type="image/jpeg"/>
</draw:frame>
China is a self -important EU partner, but has already lost the opportunity to be a mediator in the war.</text:p>
      <text:p text:style-name="P4">
This was announced today in Brussels during a discussion under the European Chief and Defense Summit and Defense Summit, the EU High Representative Josep Borrel, Ukrinform reports.</text:p>
      <text:p text:style-name="P4">
“We must act very carefully and diplomatically so as not to push Russia in the arms and ask China to take advantage of our influence to stop the war. Zedobre that President Xi called President Zelensky. When we will be consumed by our strategy(EU - ed.)As for China, we must be very disagreeable in order for China to act according to its own responsibility, the country is a permanent member of the UN Security Council, ”said Josep Borrel.</text:p>
      <text:p text:style-name="P4">
<text:span text:style-name="T4">
 Read also: </text:span>
 <text:a xlink:type="simple" xlink:href="https://www.ukrinform.ua/rubric-polytics/3707966-borrel-zaversenna-agresii-rf-e-odnim-z-klucovih-moih-zavdan-u-najblizci-18-misaciv.html" text:style-name="Internet_20_link" text:visited-style-name="Visited_20_Internet_20_Link">
<text:span text:style-name="T4">
 Borrel </text:span>
</text:a>
He noted that China has a great impact on Russia and can help to break aggression. At the same time, Beijing has already lost the opportunity to play the role of intermediary, since his "neutrality" in this war of Russia against Ukraine was rather pro -Russian. Meanwhile, according to the high representative of the EU, unlimited friendship between Russia and China has its limits.</text:p>
      <text:p text:style-name="P4">
“It is a kind of limited unlimited friendship. This couple is quite unbalanced: Russia has only 1 percent of world GDP - economically it can be compared, for example, with Italy or with Spain. China accounts for 20 percent of world GDP. Yes, China supports Russia, but it has not yet provided military assistance. We must be vigilant so as not to pushes Russia in China. But I don't think China feels very comfortable from what(in Russia)It happens, ”Borrel said.</text:p>
      <text:p text:style-name="P4">
<text:span text:style-name="T4">
 Read also: </text:span>
 <text:a xlink:type="simple" xlink:href="https://www.ukrinform.ua/rubric-ato/3707940-es-vid-lutogo-peredav-ukraini-ponad-tisacu-raket-borrel.html" text:style-name="Internet_20_link" text:visited-style-name="Visited_20_Internet_20_Link">
<text:span text:style-name="T4">
 Borrel </text:span>
</text:a>
According to him, China remains an important partner for the EU, which is a trade in goods and services about $ 2.7 billion. At the same time, China remains a competitor in the economy and a prohibition in values.As it was reported, on April 26, President of Ukraine Volodymyr Zelensky had a hours talking with the head of the PRC, the Chinese chairman.</text:p>
      <text:p text:style-name="P4">
Photo: picdrop.com</text:p>
      <text:p text:style-name="P4">
News Source: <text:a xlink:type="simple" xlink:href="https://www.ukrinform.ua/rubric-polytics/3707999-kitaj-vze-vtrativ-mozlivist-buti-poserednikom-u-rozvazanij-rosieu-vijni-borrel.html" text:style-name="Internet_20_link" text:visited-style-name="Visited_20_Internet_20_Link">
https://www.ukrinform.ua/rubric-polytics/3707999-kitaj-vze-vtrativ-mozlivist-buti-poserednikom-u-rozvazanij-rosieu-vijni-borrel.html</text:a>
</text:p>
      <!--NEWS-->
      <text:h text:style-name="P10" text:outline-level="1">
<text:span text:style-name="T4">
Zinchenko dropped by the end of the season due to injury - media</text:span>
</text:h>
      <text:p text:style-name="P4">
Authors: Ukrinform (Person)</text:p>
      <text:p text:style-name="P4">
Publisher: Укринформ (Organization)</text:p>
      <text:p text:style-name="P4">
Published Time: 2023-05-11T-58:34:21+03:00</text:p>
      <text:p text:style-name="P4">
Modified Time: 2023-05-11T21:34:21+03:00</text:p>
      <text:p text:style-name="P4">
Description: The Ukrainian defender of the Arsenal London Alexander Zinchenko dropped out by the end of the season of the English Football Premier League (APP). - Ukrinform.</text:p>
      <text:p text:style-name="P4">
Images: ["<text:a xlink:type="simple" xlink:href="https://static.ukrinform.com/photos/2023_05/thumb_files/630_360_1683829951-412.jpg" text:style-name="Internet_20_link" text:visited-style-name="Visited_20_Internet_20_Link">
630_360_16838...</text:a>
"]</text:p>
      <text:p text:style-name="P4">
Tags: ['Арсенал', 'Футбол', 'Зінченко', 'АПЛ']</text:p>
      <text:p text:style-name="P4">
Type: Article</text:p>
      <!--METADATA-->
      <text:p text:style-name="P4">
<draw:frame draw:style-name="fr1" draw:name="Image76" text:anchor-type="as-char" svg:width="6.9236in" svg:height="3.956343in" draw:z-index="0">
<draw:image xlink:href="../Images/yкринформ/2023-05-11T-58-34-21-03-00/630_360_1683829951-412.jpg" xlink:type="simple" xlink:show="embed" xlink:actuate="onLoad" draw:mime-type="image/jpeg"/>
</draw:frame>
Ukrainian defender of the London "Arsenal" Alexander Zinchenko through injury by the end of the season of English football premier league(Premier League).</text:p>
      <text:p text:style-name="P4">
Як повідомляє <text:a xlink:type="simple" xlink:href="https://theathletic.com/4423917/2023/05/11/william-saliba-zinchenko-arsenal-injury/" text:style-name="Internet_20_link" text:visited-style-name="Visited_20_Internet_20_Link">
 </text:a>
The Athletic, Zinchenko spent an hour in the field of Newcastle in the field(2:0)After which he was replaced by defender Tirney, reports Ukrinform.</text:p>
      <text:p text:style-name="P4">
According to The Athletic, Zinchenko was injured in the match against Newcastle, the replacement was forced. Because of this, the Ukrainian footballer dropped to the end of the season.</text:p>
      <text:p text:style-name="P4">
At the same time, according to the source, the decision of the coaching staff of Arsenal is epirest. In this way, "canonicals" want to avoid the need for surgical development.</text:p>
      <text:p text:style-name="P4">
Zinchenko's injury will deprive the defender of the opportunity to play in the decisive matches of Arsenal in the Championship of England. The Ukrainian team continues to fight for the title with Manchester City, lagging behind the "locals" for one point(81 against 82), having a duel more.</text:p>
      <text:p text:style-name="P4">
<text:span text:style-name="T4">
 Read also: </text:span>
 <text:a xlink:type="simple" xlink:href="https://www.ukrinform.ua/rubric-sports/3706048-apl-arsenal-iz-zincenkom-peremig-nukasl.html" text:style-name="Internet_20_link" text:visited-style-name="Visited_20_Internet_20_Link">
<text:span text:style-name="T4">
 Zinchenko </text:span>
</text:a>
It is also unknown whether Zinchenko will participate in the nearby selection matches of the European 20124, which the national team of Ukraine will hold in June.</text:p>
      <text:p text:style-name="P4">
Photo: Getty Images.</text:p>
      <text:p text:style-name="P4">
News Source: <text:a xlink:type="simple" xlink:href="https://www.ukrinform.ua/rubric-sports/3707996-zincenko-vibuv-do-kinca-sezonu-cerez-travmu-zmi.html" text:style-name="Internet_20_link" text:visited-style-name="Visited_20_Internet_20_Link">
https://www.ukrinform.ua/rubric-sports/3707996-zincenko-vibuv-do-kinca-sezonu-cerez-travmu-zmi.html</text:a>
</text:p>
      <!--NEWS-->
      <text:h text:style-name="P10" text:outline-level="1">
<text:span text:style-name="T4">
WHO stated that the flash of smallpox is no longer a global emergency</text:span>
</text:h>
      <text:p text:style-name="P4">
Authors: Ukrinform (Person)</text:p>
      <text:p text:style-name="P4">
Publisher: Укринформ (Organization)</text:p>
      <text:p text:style-name="P4">
Published Time: 2023-05-11T-60:30:00+03:00</text:p>
      <text:p text:style-name="P4">
Modified Time: 2023-05-11T21:30:00+03:00</text:p>
      <text:p text:style-name="P4">
Description: The World Health Organization (WHO) has stated on Thursday that a global smallpox outbreak is no longer an international emergency after a sharp decrease in the number of cases in recent months. - Ukrinform.</text:p>
      <text:p text:style-name="P4">
Images: ["<text:a xlink:type="simple" xlink:href="https://static.ukrinform.com/photos/2022_05/thumb_files/630_360_1653415716-874.jpg" text:style-name="Internet_20_link" text:visited-style-name="Visited_20_Internet_20_Link">
630_360_16534...</text:a>
"]</text:p>
      <text:p text:style-name="P4">
Tags: ['Надзвичайна ситуація', 'ВООЗ', 'Мавпяча віспа']</text:p>
      <text:p text:style-name="P4">
Type: Article</text:p>
      <!--METADATA-->
      <text:p text:style-name="P4">
<draw:frame draw:style-name="fr1" draw:name="Image77" text:anchor-type="as-char" svg:width="6.9236in" svg:height="3.956343in" draw:z-index="0">
<draw:image xlink:href="../Images/yкринформ/2023-05-11T-60-30-00-03-00/630_360_1653415716-874.jpg" xlink:type="simple" xlink:show="embed" xlink:actuate="onLoad" draw:mime-type="image/jpeg"/>
</draw:frame>
World Health Organization(WHO)She stated on Thursday that global flashvispa is no longer an international emergency after a sharp decrease in the number of cases in recent months.</text:p>
      <text:p text:style-name="P4">
As Ukrinform reports, it reports <text:a xlink:type="simple" xlink:href="https://apnews.com/article/who-mpox-monkeypox-global-outbreak-emergency-a0d6935e99a0117ed921c10059a074ae" text:style-name="Internet_20_link" text:visited-style-name="Visited_20_Internet_20_Link">
</text:a>
.</text:p>
      <text:p text:style-name="P4">
WHO CEO Tedros Adan Hebreessus reported on Thursday that his expert committee concluded that a recent sharp decline in quantities(about 90%)no longer causes acute concern.</text:p>
      <text:p text:style-name="P4">
As of today, more than 87,000 cases of smallpox and 140 deaths have been registered worldwide, WHO is evidenced.</text:p>
      <text:p text:style-name="P4">
<text:span text:style-name="T4">
 Read also: </text:span>
 <text:span text:style-name="T4">
 <text:a xlink:type="simple" xlink:href="https://www.ukrinform.ua/rubric-society/3705279-vooz-skasuvala-status-pandemii-covid19.html" text:style-name="Internet_20_link" text:visited-style-name="Visited_20_Internet_20_Link">
</text:a>
</text:span>
</text:p>
      <text:p text:style-name="P4">
Last year, the Hebreessus declared a smallpox, which is also known as monkeyvispa, a "emergency" situation.</text:p>
      <text:p text:style-name="P4">
Almost all cases of infection have been found in men unconventional sexual orientation, bisexuals and those who have had other men who had intimate relationships.</text:p>
      <text:p text:style-name="P4">
Last year, more than 100 countries swept the disease. It was the largest outbreak in history.</text:p>
      <text:p text:style-name="P4">
<text:span text:style-name="T4">
 Read also: </text:span>
 <text:span text:style-name="T4">
 <text:a xlink:type="simple" xlink:href="https://www.ukrinform.ua/rubric-world/3623576-vooz-perejmenuvala-hvorobu-vispi-mavp-na-mpox.html" text:style-name="Internet_20_link" text:visited-style-name="Visited_20_Internet_20_Link">
</text:a>
</text:span>
</text:p>
      <text:p text:style-name="P4">
Monkey smallpox most often causes rash, fever, headache, pain, and enlargement of the lymph nodes. Skin lesions can last up to a month. The performer spreads through close physical contact with an infected person or red clothes or bedding. Most people do not need treatment to recover.</text:p>
      <text:p text:style-name="P4">
As reported by Ukrinform, <text:span text:style-name="T4">
 <text:a xlink:type="simple" xlink:href="https://www.ukrinform.ua/tag-vooz" text:style-name="Internet_20_link" text:visited-style-name="Visited_20_Internet_20_Link">
</text:a>
</text:span>
 has announced that the Covid-19 is no longer considered a global emergency in the healthcare sector.</text:p>
      <text:p text:style-name="P4">
News Source: <text:a xlink:type="simple" xlink:href="https://www.ukrinform.ua/rubric-world/3707992-vooz-zaavila-so-spalah-vispi-bilse-ne-e-globalnou-nadzvicajnou-situacieu.html" text:style-name="Internet_20_link" text:visited-style-name="Visited_20_Internet_20_Link">
https://www.ukrinform.ua/rubric-world/3707992-vooz-zaavila-so-spalah-vispi-bilse-ne-e-globalnou-nadzvicajnou-situacieu.html</text:a>
</text:p>
      <!--NEWS-->
      <text:h text:style-name="P10" text:outline-level="1">
<text:span text:style-name="T4">
Reznikov on Storm Shadow: Cyclone moves from Britain, bringing storms with him</text:span>
</text:h>
      <text:p text:style-name="P4">
Authors: Ukrinform (Person)</text:p>
      <text:p text:style-name="P4">
Publisher: Укринформ (Organization)</text:p>
      <text:p text:style-name="P4">
Published Time: 2023-05-11T-62:23:00+03:00</text:p>
      <text:p text:style-name="P4">
Modified Time: 2023-05-11T21:23:00+03:00</text:p>
      <text:p text:style-name="P4">
Description: The Minister of Defense of Ukraine Alexei Reznikov commented on the transfer of Storm Shadow to Ukraine with Britain. - Ukrinform.</text:p>
      <text:p text:style-name="P4">
Images: ["<text:a xlink:type="simple" xlink:href="https://static.ukrinform.com/photos/2023_03/thumb_files/630_360_1678276922-524.jpg" text:style-name="Internet_20_link" text:visited-style-name="Visited_20_Internet_20_Link">
630_360_16782...</text:a>
"]</text:p>
      <text:p text:style-name="P4">
Tags: ['Ракета', 'Резніков', 'Війна з росією']</text:p>
      <text:p text:style-name="P4">
Type: Article</text:p>
      <!--METADATA-->
      <text:p text:style-name="P4">
<draw:frame draw:style-name="fr1" draw:name="Image78" text:anchor-type="as-char" svg:width="6.9236in" svg:height="3.956343in" draw:z-index="0">
<draw:image xlink:href="../Images/yкринформ/2023-05-11T-62-23-00-03-00/630_360_1678276922-524.jpg" xlink:type="simple" xlink:show="embed" xlink:actuate="onLoad" draw:mime-type="image/jpeg"/>
</draw:frame>
Ministry of Ministry of Ukraine Alexei Reznnikov commented on the transfer of Ukrainian Storm Shadow missiles by Britain.</text:p>
      <text:p text:style-name="P4">
He wrote about it in <text:a xlink:type="simple" xlink:href="https://twitter.com/oleksiireznikov/status/1656689517703712769" text:style-name="Internet_20_link" text:visited-style-name="Visited_20_Internet_20_Link">
</text:a>
, reports Ukrinform.</text:p>
      <text:p text:style-name="P4">
"Forecasters predict that the cyclone is moving from the UK to Ukraine, bringing storms with it. It is through the shadow of the storm that(Storm Shadow)The solid light of our freedom will break and lights light on our victory. " - writes.</text:p>
      <text:p text:style-name="P4">
<text:span text:style-name="T4">
 Read also: </text:span>
 <text:a xlink:type="simple" xlink:href="https://www.ukrinform.ua/rubric-ato/3707816-raketa-storm-shadow-dla-ukraini-u-comu-suttevij-proriv.html" text:style-name="Internet_20_link" text:visited-style-name="Visited_20_Internet_20_Link">
<text:span text:style-name="T4">
 Storm </text:span>
</text:a>
As reported, <text:a xlink:type="simple" xlink:href="https://www.ukrinform.ua/rubric-ato/3707788-ministr-oboroni-britanii-pidtverdiv-peredacu-ukraini-raket-storm-shadow.html" text:style-name="Internet_20_link" text:visited-style-name="Visited_20_Internet_20_Link">
</text:a>
range up to 250 km.</text:p>
      <text:p text:style-name="P4">
News Source: <text:a xlink:type="simple" xlink:href="https://www.ukrinform.ua/rubric-ato/3707991-reznikov-pro-peredacu-storm-shadow-ciklon-ruhaetsa-z-britanii-prinosaci-z-sobou-stormi.html" text:style-name="Internet_20_link" text:visited-style-name="Visited_20_Internet_20_Link">
https://www.ukrinform.ua/rubric-ato/3707991-reznikov-pro-peredacu-storm-shadow-ciklon-ruhaetsa-z-britanii-prinosaci-z-sobou-stormi.html</text:a>
</text:p>
      <!--NEWS-->
      <text:h text:style-name="P10" text:outline-level="1">
<text:span text:style-name="T4">
Польща розслідує можливу участь Шредера у підготовці російської агресії - ЗМІ</text:span>
</text:h>
      <text:p text:style-name="P4">
Authors: Ukrinform (Person)</text:p>
      <text:p text:style-name="P4">
Publisher: Укринформ (Organization)</text:p>
      <text:p text:style-name="P4">
Published Time: 2023-05-11T-64:13:00+03:00</text:p>
      <text:p text:style-name="P4">
Modified Time: 2023-05-11T21:13:00+03:00</text:p>
      <text:p text:style-name="P4">
Description: Національна прокуратура Польщі розслідує можливу участь колишнього німецького канцлера Герхарда Шредера у підготовці росією повномасштабного вторгнення в Україну. — Укрінформ.</text:p>
      <text:p text:style-name="P4">
Images: ["<text:a xlink:type="simple" xlink:href="https://static.ukrinform.com/photos/2018_11/thumb_files/630_360_1542350301-354.jpg" text:style-name="Internet_20_link" text:visited-style-name="Visited_20_Internet_20_Link">
630_360_15423...</text:a>
"]</text:p>
      <text:p text:style-name="P4">
Tags: ['Польща', 'Агресія РФ', 'росія', 'Шредер', 'Розслідування']</text:p>
      <text:p text:style-name="P4">
Type: Article</text:p>
      <!--METADATA-->
      <text:p text:style-name="P4">
<draw:frame draw:style-name="fr1" draw:name="Image79" text:anchor-type="as-char" svg:width="6.9236in" svg:height="3.956343in" draw:z-index="0">
<draw:image xlink:href="../Images/yкринформ/2023-05-11T-64-13-00-03-00/630_360_1542350301-354.jpg" xlink:type="simple" xlink:show="embed" xlink:actuate="onLoad" draw:mime-type="image/jpeg"/>
</draw:frame>
The National Prosecutor's Office of Poland is investigating the possible involvement of former German chamber Gerhard Schroeder in the preparation of a full -scale invasion of Russia in Russia.</text:p>
      <text:p text:style-name="P4">
About it with reference to its sources informs <text:a xlink:type="simple" xlink:href="https://www.rmf24.pl/raporty/raport-wojna-z-rosja/news-gerhard-schroeder-pod-lupa-polskich-sledczych-chodzi-o-wojne,nId,6771210#crp_state=1" text:style-name="Internet_20_link" text:visited-style-name="Visited_20_Internet_20_Link">
</text:a>
, reports Ukrinform.</text:p>
      <text:p text:style-name="P4">
As it is noted, the National Prosecutor's Office of the RP received reports of probability of Schroeder of a crime, which is included in the investigation into Russian aggression, conducted by the Mazowiec Department on organized crime in Warsaw.</text:p>
      <text:p text:style-name="P4">
According to the documents received, the former German politician could use the position in the Russian energy sector to further exercise the EU and Ukraine. As it is noted, investigators also evaluate that Yakorol Schroeder could play in preparation for aggression of the Russian Federation against Ukraine.</text:p>
      <text:p text:style-name="P4">
<text:span text:style-name="T4">
 Read also: </text:span>
 <text:span text:style-name="T4">
 <text:a xlink:type="simple" xlink:href="https://www.ukrinform.ua/rubric-world/3704904-sreder-prograv-sud-sodo-ofisiv-u-bundestazi.html" text:style-name="Internet_20_link" text:visited-style-name="Visited_20_Internet_20_Link">
</text:a>
</text:span>
</text:p>
      <text:p text:style-name="P4">
As emphasized in the statement to the prosecutor's office, after the start of the full -scale interference of the Russian Federation in Ukraine <text:span text:style-name="T4">
 <text:a xlink:type="simple" xlink:href="https://www.ukrinform.ua/tag-sreder" text:style-name="Internet_20_link" text:visited-style-name="Visited_20_Internet_20_Link">
</text:a>
</text:span>
 He was unlawful from the Kremlin and continued to occupy positions in Russian energy companies. And a few days ago, he was in the West at the Embassy of the RFZ Accident of the Victory of the USSR in the war with Germany in 1945.</text:p>
      <text:p text:style-name="P4">
It is noted that Polish investigators carry out proceedings in the case of Russian aggression in agreement with the Ukrainian side. They have already interviewed almost 2 thousand sides. Polish prosecutors documented the destroyed buildings in Ukraine, in particular with the use of 3D scanners.</text:p>
      <text:p text:style-name="P4">
<text:span text:style-name="T4">
 Read also: </text:span>
 <text:span text:style-name="T4">
 <text:a xlink:type="simple" xlink:href="https://www.ukrinform.ua/rubric-world/3598992-nimecki-politiki-pomilalisa-sodo-rosii-i-zaraz-koreguut-svij-kurs-spiker-bundestagu.html" text:style-name="Internet_20_link" text:visited-style-name="Visited_20_Internet_20_Link">
</text:a>
</text:span>
</text:p>
      <text:p text:style-name="P4">
Recall that Gerhard Schroeder was German Chancellor from 1998 to 2005. The afternoon of political career, 79-year-old Schroeder has worked for Russian energy concerns now and is considered close to Putin.</text:p>
      <text:p text:style-name="P4">
News Source: <text:a xlink:type="simple" xlink:href="https://www.ukrinform.ua/rubric-world/3707986-polsa-rozslidue-mozlivu-ucast-sredera-u-pidgotovci-rosijskoi-agresii-zmi.html" text:style-name="Internet_20_link" text:visited-style-name="Visited_20_Internet_20_Link">
https://www.ukrinform.ua/rubric-world/3707986-polsa-rozslidue-mozlivu-ucast-sredera-u-pidgotovci-rosijskoi-agresii-zmi.html</text:a>
</text:p>
      <!--NEWS-->
      <text:h text:style-name="P10" text:outline-level="1">
<text:span text:style-name="T4">
In Ukraine, they exceeded the planning plan of trees under the Green Country program</text:span>
</text:h>
      <text:p text:style-name="P4">
Authors: Ukrinform (Person)</text:p>
      <text:p text:style-name="P4">
Publisher: Укринформ (Organization)</text:p>
      <text:p text:style-name="P4">
Published Time: 2023-05-11T-66:05:22+03:00</text:p>
      <text:p text:style-name="P4">
Modified Time: 2023-05-11T21:05:22+03:00</text:p>
      <text:p text:style-name="P4">
Description: Branches of the State Enterprise "Forests of Ukraine" completed the spring planting of trees under the Green Country program, exceeding the plan. - Ukrinform.</text:p>
      <text:p text:style-name="P4">
Images: ["<text:a xlink:type="simple" xlink:href="https://static.ukrinform.com/photos/2023_05/thumb_files/630_360_1683828255-726.jpg" text:style-name="Internet_20_link" text:visited-style-name="Visited_20_Internet_20_Link">
630_360_16838...</text:a>
"]</text:p>
      <text:p text:style-name="P4">
Tags: ['Зелена країна', 'Юрій Болоховець']</text:p>
      <text:p text:style-name="P4">
Type: Article</text:p>
      <!--METADATA-->
      <text:p text:style-name="P4">
<draw:frame draw:style-name="fr1" draw:name="Image80" text:anchor-type="as-char" svg:width="6.9236in" svg:height="3.956343in" draw:z-index="0">
<draw:image xlink:href="../Images/yкринформ/2023-05-11T-66-05-22-03-00/630_360_1683828255-726.jpg" xlink:type="simple" xlink:show="embed" xlink:actuate="onLoad" draw:mime-type="image/jpeg"/>
</draw:frame>
The Filid State Enterprise "Forests of Ukraine" completed the spring planting of trees with the program "Green Country", exceeding the plan.</text:p>
      <text:p text:style-name="P4">
This was reported in. at. Heads of SE "Forests of Ukraine" Yuri Bolokhovets during the time of the working group for reforming the forest industry, reports Ukrinform.</text:p>
      <text:p text:style-name="P4">
“The main task of SE“ Forests of Ukraine ”is the preservation and multiplication of the country's forest fund. The spring boarding company has just completed. Plan offices are exceeded - the implementation of the Green Country President program is successful. The program for the preservation of self -seeded forests of forestry grounds is also active, ”the head of the enterprise said.</text:p>
      <text:p text:style-name="P4">
He emphasized that it is also done now to provide access to the processing industry to quality raw materials, in particular, transparent conditioning of the product has been created. Raw wood and lumber are one hundred percent percentage at e-auctions.</text:p>
      <text:p text:style-name="P4">
<text:span text:style-name="T4">
 Read also: </text:span>
 <text:a xlink:type="simple" xlink:href="https://www.ukrinform.ua/rubric-economy/3666519-lisi-ukraini-perehodit-na-zakupivli-cerez-emajdancik.html" text:style-name="Internet_20_link" text:visited-style-name="Visited_20_Internet_20_Link">
</text:a>
In addition, the company is actively working to reduce the cost of products, which makes it possible to guarantee the market availability of raw materials and at the same time ensure a high level of revenues to budgets of all levels.</text:p>
      <text:p text:style-name="P4">
“The purchase of DP is centralized, only what increases the efficiency of production and provides an increase in economic indicators. In addition, purchases are transferred to one of the sites <text:a xlink:type="simple" xlink:href="https://www.ukrinform.ua/tag-prozorro" text:style-name="Internet_20_link" text:visited-style-name="Visited_20_Internet_20_Link">
</text:a>
that makes it possible to buy much cheaper, ”Nadbolokhovets.</text:p>
      <text:p text:style-name="P4">
As part of the Green Country Environmental Program, it is planned to pay 1 billion trees. The Ministry of Environmental Protection and Natural Resources planned to plant at least 200 million tree seedlings in the spring of 2023.</text:p>
      <text:p text:style-name="P4">
<text:span text:style-name="T5">
Foto: rv.gov.ua</text:span>
</text:p>
      <text:p text:style-name="P4">
News Source: <text:a xlink:type="simple" xlink:href="https://www.ukrinform.ua/rubric-economy/3707984-v-ukraini-perevikonali-plan-posadki-derev-za-programou-zelena-kraina.html" text:style-name="Internet_20_link" text:visited-style-name="Visited_20_Internet_20_Link">
https://www.ukrinform.ua/rubric-economy/3707984-v-ukraini-perevikonali-plan-posadki-derev-za-programou-zelena-kraina.html</text:a>
</text:p>
      <!--NEWS-->
      <text:h text:style-name="P10" text:outline-level="1">
<text:span text:style-name="T4">
The Armed Forces destroyed the Russian shell C1 in the Bakhmut direction</text:span>
</text:h>
      <text:p text:style-name="P4">
Authors: Ukrinform (Person)</text:p>
      <text:p text:style-name="P4">
Publisher: Укринформ (Organization)</text:p>
      <text:p text:style-name="P4">
Published Time: 2023-05-11T-68:01:00+03:00</text:p>
      <text:p text:style-name="P4">
Modified Time: 2023-05-11T21:01:00+03:00</text:p>
      <text:p text:style-name="P4">
Description: In the Bakhmut direction, the Armed Forces fighters were destroyed by the Russian SPRC. - Ukrinform.</text:p>
      <text:p text:style-name="P4">
Images: ["<text:a xlink:type="simple" xlink:href="https://static.ukrinform.com/photos/2023_05/thumb_files/630_360_1683827831-947.jpg" text:style-name="Internet_20_link" text:visited-style-name="Visited_20_Internet_20_Link">
630_360_16838...</text:a>
"]</text:p>
      <text:p text:style-name="P4">
Tags: ['Бахмут', 'ЗСУ', 'Війна з росією']</text:p>
      <text:p text:style-name="P4">
Type: Article</text:p>
      <!--METADATA-->
      <text:p text:style-name="P4">
<draw:frame draw:style-name="fr1" draw:name="Image81" text:anchor-type="as-char" svg:width="6.9236in" svg:height="3.956343in" draw:z-index="0">
<draw:image xlink:href="../Images/yкринформ/2023-05-11T-68-01-00-03-00/630_360_1683827831-947.jpg" xlink:type="simple" xlink:show="embed" xlink:actuate="onLoad" draw:mime-type="image/jpeg"/>
</draw:frame>
The Nabakhmut direction of the Armed Forces fighters destroyed the Russian SPRC. The shell C1.</text:p>
      <text:p text:style-name="P4">
This was reported by 45 separate artillery brigade of the Armed Forces of Ukraine in <text:a xlink:type="simple" xlink:href="https://www.facebook.com/watch/" text:style-name="Internet_20_link" text:visited-style-name="Visited_20_Internet_20_Link">
</text:a>
, reports Ukrinform.</text:p>
      <text:p text:style-name="P4">
"The minus the shell C1. Bakhmut direction. Air Intelligence 45 Oabr found a shell1, in collaboration with a missile unit and aerial intelligence 132 ORBs are complex on metal," the statement reads.</text:p>
      <text:p text:style-name="P4">
<text:span text:style-name="T4">
 Read also: </text:span>
 <text:a xlink:type="simple" xlink:href="https://www.ukrinform.ua/rubric-ato/3707954-zsu-vrazili-visim-vorozih-punktiv-upravlinna-zasib-ppo-ta-dvi-vazlivi-cili-voroga.html" text:style-name="Internet_20_link" text:visited-style-name="Visited_20_Internet_20_Link">
</text:a>
As reported by Ukrinform, in the Kherson region, the forces and means of the airway of the air command "South" <text:a xlink:type="simple" xlink:href="https://www.ukrinform.ua/rubric-ato/3707915-sili-ppo-znisili-na-hersonsini-rosijskij-bezpilotnik-orlan10.html" text:style-name="Internet_20_link" text:visited-style-name="Visited_20_Internet_20_Link">
</text:a>
.</text:p>
      <text:p text:style-name="P4">
Photo illustrative, wikipedia</text:p>
      <text:p text:style-name="P4">
News Source: <text:a xlink:type="simple" xlink:href="https://www.ukrinform.ua/rubric-ato/3707983-zsu-znisili-na-bahmutskomu-napramku-rosijskij-pancir-s1.html" text:style-name="Internet_20_link" text:visited-style-name="Visited_20_Internet_20_Link">
https://www.ukrinform.ua/rubric-ato/3707983-zsu-znisili-na-bahmutskomu-napramku-rosijskij-pancir-s1.html</text:a>
</text:p>
      <!--NEWS-->
      <text:h text:style-name="P10" text:outline-level="1">
<text:span text:style-name="T4">
The Czech Republic transferred 75 generators to Dnipropetrovsk region</text:span>
</text:h>
      <text:p text:style-name="P4">
Authors: Ukrinform (Person)</text:p>
      <text:p text:style-name="P4">
Publisher: Укринформ (Organization)</text:p>
      <text:p text:style-name="P4">
Published Time: 2023-05-11T-98:45:00+03:00</text:p>
      <text:p text:style-name="P4">
Modified Time: 2023-05-11T18:45:00+03:00</text:p>
      <text:p text:style-name="P4">
Description: The Czech Republic has transferred 75 generators for critical infrastructure and military in Dnipropetrovsk region. - Ukrinform.</text:p>
      <text:p text:style-name="P4">
Images: ["<text:a xlink:type="simple" xlink:href="https://static.ukrinform.com/photos/2023_05/thumb_files/630_360_1683819834-171.jpeg" text:style-name="Internet_20_link" text:visited-style-name="Visited_20_Internet_20_Link">
630_360_16838...</text:a>
", "<text:a xlink:type="simple" xlink:href="https://static.ukrinform.com/photos/2023_05/1683819855-111.jpeg" text:style-name="Internet_20_link" text:visited-style-name="Visited_20_Internet_20_Link">
1683819855-11...</text:a>
", "<text:a xlink:type="simple" xlink:href="https://static.ukrinform.com/photos/2023_05/1683819841-490.jpeg" text:style-name="Internet_20_link" text:visited-style-name="Visited_20_Internet_20_Link">
1683819841-49...</text:a>
"]</text:p>
      <text:p text:style-name="P4">
Tags: ['Чехія', 'Дніпропетровщина', 'генератор']</text:p>
      <text:p text:style-name="P4">
Type: Article</text:p>
      <!--METADATA-->
      <text:p text:style-name="P4">
<draw:frame draw:style-name="fr1" draw:name="Image82" text:anchor-type="as-char" svg:width="6.9236in" svg:height="3.956343in" draw:z-index="0">
<draw:image xlink:href="../Images/yкринформ/2023-05-11T-98-45-00-03-00/630_360_1683819834-171.jpeg" xlink:type="simple" xlink:show="embed" xlink:actuate="onLoad" draw:mime-type="image/jpeg"/>
</draw:frame>
The Czech Republic reported 75 generators for critical infrastructure and military Dnipropetrovsk region.</text:p>
      <text:p text:style-name="P4">
About it in <text:a xlink:type="simple" xlink:href="https://t.me/mykola_lukashuk/4506" text:style-name="Internet_20_link" text:visited-style-name="Visited_20_Internet_20_Link">
</text:a>
Informs Mykola Lukashuk, the Chief Properepetrovsk Regional Council, Ukrinform reports.</text:p>
      <text:p text:style-name="P4">
"He passed the generators to the heads of territorial communities <text:a xlink:type="simple" xlink:href="https://www.ukrinform.ua/tag-dnipropetrovsina" text:style-name="Internet_20_link" text:visited-style-name="Visited_20_Internet_20_Link">
</text:a>
. These are the devices that the South Moravian Territory in the Czech Republic. The assistance was received thanks to the joint ventures of the Dnipropetrovsk Regional Council and the Dnipropetrovsk Chamber of Commerce and Industry, "he wrote.</text:p>
      <text:p text:style-name="P4">
<draw:frame draw:style-name="fr1" draw:name="Image83" text:anchor-type="as-char" svg:width="6.9236in" svg:height="4.615733in" draw:z-index="0">
<draw:image xlink:href="../Images/yкринформ/2023-05-11T-98-45-00-03-00/1683819855-111.jpeg" xlink:type="simple" xlink:show="embed" xlink:actuate="onLoad" draw:mime-type="image/jpeg"/>
</draw:frame>
A total of 75 units were transferred. According to Lukashuk, part of the cargo is transferred, part was distributed between critical infrastructure.</text:p>
      <text:p text:style-name="P4">
<text:span text:style-name="T4">
 Read also: </text:span>
 <text:a xlink:type="simple" xlink:href="https://www.ukrinform.ua/rubric-society/3707729-usaid-peredalo-665-generatoriv-dla-potreb-teplokomunenergo-i-socialnoi-sferi.html" text:style-name="Internet_20_link" text:visited-style-name="Visited_20_Internet_20_Link">
</text:a>
</text:p>
      <text:p text:style-name="P4">
<draw:frame draw:style-name="fr1" draw:name="Image84" text:anchor-type="as-char" svg:width="6.9236in" svg:height="4.615733in" draw:z-index="0">
<draw:image xlink:href="../Images/yкринформ/2023-05-11T-98-45-00-03-00/1683819841-490.jpeg" xlink:type="simple" xlink:show="embed" xlink:actuate="onLoad" draw:mime-type="image/jpeg"/>
</draw:frame>
"Today, part of 31 communities from all seven districts of Dnipropetrovsk have received.</text:p>
      <text:p text:style-name="P4">
As it was reported, the President of the Czech Republic Peter Pavel during the visit to the Ukraine at the end of April <text:a xlink:type="simple" xlink:href="https://www.ukrinform.ua/rubric-vidbudova/3702465-prezident-cehii-obgovorue-na-dnipropetrovsini-pitanna-vidbudovi.html" text:style-name="Internet_20_link" text:visited-style-name="Visited_20_Internet_20_Link">
</text:a>
<text:span text:style-name="T5">
Foto: Mykola Lukashuk - head of dor</text:span>
</text:p>
      <text:p text:style-name="P4">
News Source: <text:a xlink:type="simple" xlink:href="https://www.ukrinform.ua/rubric-regions/3707927-cehia-peredala-75-generatoriv-dnipropetrovskij-oblasti.html" text:style-name="Internet_20_link" text:visited-style-name="Visited_20_Internet_20_Link">
https://www.ukrinform.ua/rubric-regions/3707927-cehia-peredala-75-generatoriv-dnipropetrovskij-oblasti.html</text:a>
</text:p>
      <!--NEWS-->
      <text:h text:style-name="P10" text:outline-level="1">
<text:span text:style-name="T4">
Kherson, Kherson region, Poltava region, Zaporizhzhya region (08:16). Red Alrt: Aerial dash ...</text:span>
</text:h>
      <text:p text:style-name="P4">
Authors: liveuamap (Language: en)</text:p>
      <text:p text:style-name="P4">
Time: 2023-05-11T02:17:00</text:p>
      <text:p text:style-name="P4">
Location: Kherson (Latitude:46.65508 Longtitude:32.61706)</text:p>
      <text:p text:style-name="P4">
Videos: []</text:p>
      <text:p text:style-name="P4">
Images: []</text:p>
      <text:p text:style-name="P4">
Tags: ["Europe", "Central and Eastern Europe"]</text:p>
      <text:p text:style-name="P4">
Id: 22562009</text:p>
      <!--METADATA-->
      <text:p text:style-name="P4">
Kherson, Kherson region, Poltava region, Zaporizhzhya region(08:16). RedAlert: aerial threat. Sirens sounding. Take cover now!</text:p>
      <text:p text:style-name="P4">
News Collection Link: <text:a xlink:type="simple" xlink:href="https://liveuamap.com/en/2023/11-may-kherson-khersonska-oblast-poltavska-obg" text:style-name="Internet_20_link" text:visited-style-name="Visited_20_Internet_20_Link">
https://liveuamap.com/en/2023/11-may-kherson-khersonska-oblast-poltavska-obg</text:a>
</text:p>
      <text:p text:style-name="P4">
News Source: <text:a xlink:type="simple" xlink:href="https://t.me/air_alert_ua/45000" text:style-name="Internet_20_link" text:visited-style-name="Visited_20_Internet_20_Link">
https://t.me/air_alert_ua/45000</text:a>
</text:p>
      <!--NEWS-->
      <text:h text:style-name="P10" text:outline-level="1">
<text:span text:style-name="T4">
Sumy region, Dnipro, Dnipropetrovsk region, Donetsk region, Kirovohrad region, Kharkiv, ...</text:span>
</text:h>
      <text:p text:style-name="P4">
Authors: liveuamap (Language: en)</text:p>
      <text:p text:style-name="P4">
Time: 2023-05-11T02:19:00</text:p>
      <text:p text:style-name="P4">
Location: Sumska Oblast (Latitude:50.99897 Longtitude:33.99886)</text:p>
      <text:p text:style-name="P4">
Videos: []</text:p>
      <text:p text:style-name="P4">
Images: []</text:p>
      <text:p text:style-name="P4">
Tags: ["Europe", "Central and Eastern Europe"]</text:p>
      <text:p text:style-name="P4">
Id: 22562014</text:p>
      <!--METADATA-->
      <text:p text:style-name="P4">
Sumy region, Dnipro, Dnipropetrovsk region, Donetsk region, Kirovogradska region, Kharkiv, Kharkiv region(08:18). Red Alert: aerial threat. Sirenssounding. Take cover now!</text:p>
      <text:p text:style-name="P4">
News Collection Link: <text:a xlink:type="simple" xlink:href="https://liveuamap.com/en/2023/11-may-sumska-oblast-dnipro-dnipropetrovska-og" text:style-name="Internet_20_link" text:visited-style-name="Visited_20_Internet_20_Link">
https://liveuamap.com/en/2023/11-may-sumska-oblast-dnipro-dnipropetrovska-og</text:a>
</text:p>
      <text:p text:style-name="P4">
News Source: <text:a xlink:type="simple" xlink:href="https://t.me/air_alert_ua/45005" text:style-name="Internet_20_link" text:visited-style-name="Visited_20_Internet_20_Link">
https://t.me/air_alert_ua/45005</text:a>
</text:p>
      <!--NEWS-->
      <text:h text:style-name="P10" text:outline-level="1">
<text:span text:style-name="T4">
Chernihivska Oblast(08:46). Red Alert: aerial threat. Sirens sounding. Take cover now!</text:span>
</text:h>
      <text:p text:style-name="P4">
Authors: liveuamap (Language: en)</text:p>
      <text:p text:style-name="P4">
Time: 2023-05-11T02:47:00</text:p>
      <text:p text:style-name="P4">
Location: Chernihivska Oblast (Latitude:51.33269 Longtitude:31.9988)</text:p>
      <text:p text:style-name="P4">
Videos: []</text:p>
      <text:p text:style-name="P4">
Images: []</text:p>
      <text:p text:style-name="P4">
Tags: ["Europe", "Central and Eastern Europe"]</text:p>
      <text:p text:style-name="P4">
Id: 22562019</text:p>
      <!--METADATA-->
      <text:p text:style-name="P4">
Chernihiv region(08:46). Red Alert: aerial threat. Sirens sounding. Takecover now!</text:p>
      <text:p text:style-name="P4">
News Collection Link: <text:a xlink:type="simple" xlink:href="https://liveuamap.com/en/2023/11-may-chernihivska-oblast0846-red-alert-aerig" text:style-name="Internet_20_link" text:visited-style-name="Visited_20_Internet_20_Link">
https://liveuamap.com/en/2023/11-may-chernihivska-oblast0846-red-alert-aerig</text:a>
</text:p>
      <text:p text:style-name="P4">
News Source: <text:a xlink:type="simple" xlink:href="https://t.me/air_alert_ua/45006" text:style-name="Internet_20_link" text:visited-style-name="Visited_20_Internet_20_Link">
https://t.me/air_alert_ua/45006</text:a>
</text:p>
      <!--NEWS-->
      <text:h text:style-name="P10" text:outline-level="1">
<text:span text:style-name="T4">
8 person wounded as result of Russian shelling in Malokaterynivka village of Zaporizhzhia region</text:span>
</text:h>
      <text:p text:style-name="P4">
Authors: liveuamap (Language: en)</text:p>
      <text:p text:style-name="P4">
Time: 2023-05-11T03:02:37</text:p>
      <text:p text:style-name="P4">
Location: Zaporizhzhia (Latitude:47.65343 Longtitude:35.25822)</text:p>
      <text:p text:style-name="P4">
Videos: []</text:p>
      <text:p text:style-name="P4">
Images: ["<text:a xlink:type="simple" xlink:href="https://liveuamap.com/pics/2023/05/11/22562020_1.jpg" text:style-name="Internet_20_link" text:visited-style-name="Visited_20_Internet_20_Link">
22562020_1.jpg</text:a>
"]</text:p>
      <text:p text:style-name="P4">
Tags: []</text:p>
      <text:p text:style-name="P4">
Id: 22562020</text:p>
      <!--METADATA-->
      <text:p text:style-name="P4">
8 person wounded as result of Russian shelling in Malokaterynivka village ofZaporizhzhia region</text:p>
      <text:p text:style-name="P4">
<draw:frame draw:style-name="fr1" draw:name="Image85" text:anchor-type="as-char" svg:width="6.9236in" svg:height="5.1927in" draw:z-index="0">
<draw:image xlink:href="../Images/liveuamap/2023-05-11T03-02-37/22562020_1.jpg" xlink:type="simple" xlink:show="embed" xlink:actuate="onLoad" draw:mime-type="image/jpeg"/>
</draw:frame>
News Collection Link: <text:a xlink:type="simple" xlink:href="https://liveuamap.com/en/2023/11-may-8-person-wounded-as-result-of-russian-shelling-in" text:style-name="Internet_20_link" text:visited-style-name="Visited_20_Internet_20_Link">
https://liveuamap.com/en/2023/11-may-8-person-wounded-as-result-of-russian-shelling-in</text:a>
</text:p>
      <text:p text:style-name="P4">
News Source: <text:a xlink:type="simple" xlink:href="https://t.me/dnepr_operativ/41602" text:style-name="Internet_20_link" text:visited-style-name="Visited_20_Internet_20_Link">
https://t.me/dnepr_operativ/41602</text:a>
</text:p>
      <!--NEWS-->
      <text:h text:style-name="P10" text:outline-level="1">
<text:span text:style-name="T4">
Donetsk Oblast(09:09). Red Alert: aerial threat. Sirens sounding. Take cover now!</text:span>
</text:h>
      <text:p text:style-name="P4">
Authors: liveuamap (Language: en)</text:p>
      <text:p text:style-name="P4">
Time: 2023-05-11T03:11:00</text:p>
      <text:p text:style-name="P4">
Location: Donetsk Oblast (Latitude:48.72748 Longtitude:37.57736)</text:p>
      <text:p text:style-name="P4">
Videos: []</text:p>
      <text:p text:style-name="P4">
Images: []</text:p>
      <text:p text:style-name="P4">
Tags: ["Europe", "Central and Eastern Europe"]</text:p>
      <text:p text:style-name="P4">
Id: 22562025</text:p>
      <!--METADATA-->
      <text:p text:style-name="P4">
Donetsk Oblast(09:09). Red Alert: aerial threat. Sirens sounding. Take covernow!</text:p>
      <text:p text:style-name="P4">
News Collection Link: <text:a xlink:type="simple" xlink:href="https://liveuamap.com/en/2023/11-may-donetsk-oblast0909-red-alert-aerial-thg" text:style-name="Internet_20_link" text:visited-style-name="Visited_20_Internet_20_Link">
https://liveuamap.com/en/2023/11-may-donetsk-oblast0909-red-alert-aerial-thg</text:a>
</text:p>
      <text:p text:style-name="P4">
News Source: <text:a xlink:type="simple" xlink:href="https://t.me/air_alert_ua/45014" text:style-name="Internet_20_link" text:visited-style-name="Visited_20_Internet_20_Link">
https://t.me/air_alert_ua/45014</text:a>
</text:p>
      <!--NEWS-->
      <text:h text:style-name="P10" text:outline-level="1">
<text:span text:style-name="T4">
Kharkiv, Kharkivska Oblast(09:43). Red Alert: aerial threat. Sirens sounding. Take cover now!</text:span>
</text:h>
      <text:p text:style-name="P4">
Authors: liveuamap (Language: en)</text:p>
      <text:p text:style-name="P4">
Time: 2023-05-11T03:44:00</text:p>
      <text:p text:style-name="P4">
Location: Kharkiv (Latitude:49.98043 Longtitude:36.25298)</text:p>
      <text:p text:style-name="P4">
Videos: []</text:p>
      <text:p text:style-name="P4">
Images: []</text:p>
      <text:p text:style-name="P4">
Tags: ["Europe", "Central and Eastern Europe"]</text:p>
      <text:p text:style-name="P4">
Id: 22562027</text:p>
      <!--METADATA-->
      <text:p text:style-name="P4">
Kharkiv, Kharkiv region(09:43). Red Alert: aerial threat. Sirens sounding.Take cover now!</text:p>
      <text:p text:style-name="P4">
News Collection Link: <text:a xlink:type="simple" xlink:href="https://liveuamap.com/en/2023/11-may-kharkiv-kharkivska-oblast0943-red-alerg" text:style-name="Internet_20_link" text:visited-style-name="Visited_20_Internet_20_Link">
https://liveuamap.com/en/2023/11-may-kharkiv-kharkivska-oblast0943-red-alerg</text:a>
</text:p>
      <text:p text:style-name="P4">
News Source: <text:a xlink:type="simple" xlink:href="https://t.me/air_alert_ua/45016" text:style-name="Internet_20_link" text:visited-style-name="Visited_20_Internet_20_Link">
https://t.me/air_alert_ua/45016</text:a>
</text:p>
      <!--NEWS-->
      <text:h text:style-name="P10" text:outline-level="1">
<text:span text:style-name="T4">
Zaporizka Oblast(09:55). Red Alert: aerial threat. Sirens sounding. Take cover now!</text:span>
</text:h>
      <text:p text:style-name="P4">
Authors: liveuamap (Language: en)</text:p>
      <text:p text:style-name="P4">
Time: 2023-05-11T03:55:00</text:p>
      <text:p text:style-name="P4">
Location: Zaporizka Oblast (Latitude:47.612021 Longtitude:35.765261)</text:p>
      <text:p text:style-name="P4">
Videos: []</text:p>
      <text:p text:style-name="P4">
Images: []</text:p>
      <text:p text:style-name="P4">
Tags: ["Europe", "Central and Eastern Europe"]</text:p>
      <text:p text:style-name="P4">
Id: 22562030</text:p>
      <!--METADATA-->
      <text:p text:style-name="P4">
Zaporizhzhia region(09:55). Red Alert: aerial threat. Sirens sounding. Take covernow!</text:p>
      <text:p text:style-name="P4">
News Collection Link: <text:a xlink:type="simple" xlink:href="https://liveuamap.com/en/2023/11-may-zaporizka-oblast0955-red-alert-aerial-g" text:style-name="Internet_20_link" text:visited-style-name="Visited_20_Internet_20_Link">
https://liveuamap.com/en/2023/11-may-zaporizka-oblast0955-red-alert-aerial-g</text:a>
</text:p>
      <text:p text:style-name="P4">
News Source: <text:a xlink:type="simple" xlink:href="https://t.me/suspilnezaporizhzhya/12769" text:style-name="Internet_20_link" text:visited-style-name="Visited_20_Internet_20_Link">
https://t.me/suspilnezaporizhzhya/12769</text:a>
</text:p>
      <!--NEWS-->
      <text:h text:style-name="P10" text:outline-level="1">
<text:span text:style-name="T4">
Suspected drone dropped an explosive device at Rosneft Briansknefteprodukt oil depot in Klintsy</text:span>
</text:h>
      <text:p text:style-name="P4">
Authors: liveuamap (Language: en)</text:p>
      <text:p text:style-name="P4">
Time: 2023-05-11T04:02:38</text:p>
      <text:p text:style-name="P4">
Location: Bryansk (Latitude:52.73669 Longtitude:32.23761)</text:p>
      <text:p text:style-name="P4">
Videos: []</text:p>
      <text:p text:style-name="P4">
Images: []</text:p>
      <text:p text:style-name="P4">
Tags: ["Russia"]</text:p>
      <text:p text:style-name="P4">
Id: 22562031</text:p>
      <!--METADATA-->
      <text:p text:style-name="P4">
Suspected drone dropped an explosive device at Rosneft Briansknefteprodukt oildepot in Klintsy</text:p>
      <text:p text:style-name="P4">
News Collection Link: <text:a xlink:type="simple" xlink:href="https://liveuamap.com/en/2023/11-may-suspected-drone-dropped-an-explosive-device-at-rosneft" text:style-name="Internet_20_link" text:visited-style-name="Visited_20_Internet_20_Link">
https://liveuamap.com/en/2023/11-may-suspected-drone-dropped-an-explosive-device-at-rosneft</text:a>
</text:p>
      <text:p text:style-name="P4">
News Source: <text:a xlink:type="simple" xlink:href="https://t.me/bryansk_off/9401" text:style-name="Internet_20_link" text:visited-style-name="Visited_20_Internet_20_Link">
https://t.me/bryansk_off/9401</text:a>
</text:p>
      <!--NEWS-->
      <text:h text:style-name="P10" text:outline-level="1">
<text:span text:style-name="T4">
Kherson, Khersonska Oblast(10:15). Red Alert: aerial threat. Sirens sounding. Take cover now!</text:span>
</text:h>
      <text:p text:style-name="P4">
Authors: liveuamap (Language: en)</text:p>
      <text:p text:style-name="P4">
Time: 2023-05-11T04:17:00</text:p>
      <text:p text:style-name="P4">
Location: Kherson (Latitude:46.65581000 Longtitude:32.61780000)</text:p>
      <text:p text:style-name="P4">
Videos: []</text:p>
      <text:p text:style-name="P4">
Images: []</text:p>
      <text:p text:style-name="P4">
Tags: ["Europe", "Central and Eastern Europe"]</text:p>
      <text:p text:style-name="P4">
Id: 22562039</text:p>
      <!--METADATA-->
      <text:p text:style-name="P4">
Kherson, Kherson region(10:15). Red Alert: aerial threat. Sirens sounding.Take cover now!</text:p>
      <text:p text:style-name="P4">
News Collection Link: <text:a xlink:type="simple" xlink:href="https://liveuamap.com/en/2023/11-may-kherson-khersonska-oblast1015-red-alerg" text:style-name="Internet_20_link" text:visited-style-name="Visited_20_Internet_20_Link">
https://liveuamap.com/en/2023/11-may-kherson-khersonska-oblast1015-red-alerg</text:a>
</text:p>
      <text:p text:style-name="P4">
News Source: <text:a xlink:type="simple" xlink:href="https://t.me/air_alert_ua/45020" text:style-name="Internet_20_link" text:visited-style-name="Visited_20_Internet_20_Link">
https://t.me/air_alert_ua/45020</text:a>
</text:p>
      <!--NEWS-->
      <text:h text:style-name="P10" text:outline-level="1">
<text:span text:style-name="T4">
Russian army conducted 1 missile strike, 45 airstrikes and over 53 shelling with MLRS, - Gene...</text:span>
</text:h>
      <text:p text:style-name="P4">
Authors: liveuamap (Language: en)</text:p>
      <text:p text:style-name="P4">
Time: 2023-05-11T04:20:00</text:p>
      <text:p text:style-name="P4">
Location: Kostyantynivka (Latitude:48.52115 Longtitude:37.71881)</text:p>
      <text:p text:style-name="P4">
Videos: []</text:p>
      <text:p text:style-name="P4">
Images: []</text:p>
      <text:p text:style-name="P4">
Tags: ["Russia"]</text:p>
      <text:p text:style-name="P4">
Id: 22562050</text:p>
      <!--METADATA-->
      <text:p text:style-name="P4">
Russian army conducted 1 missile strike, 45 airstrikes and over 53 shellingwith MLRS, - General Staff of Armed Forces of Ukraine says in the morningreport</text:p>
      <text:p text:style-name="P4">
News Collection Link: <text:a xlink:type="simple" xlink:href="https://liveuamap.com/en/2023/11-may-russian-army-conducted-1-missile-strike-45-airstrikes" text:style-name="Internet_20_link" text:visited-style-name="Visited_20_Internet_20_Link">
https://liveuamap.com/en/2023/11-may-russian-army-conducted-1-missile-strike-45-airstrikes</text:a>
</text:p>
      <text:p text:style-name="P4">
News Source: <text:a xlink:type="simple" xlink:href="https://t.me/lumsrc/4747" text:style-name="Internet_20_link" text:visited-style-name="Visited_20_Internet_20_Link">
https://t.me/lumsrc/474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1T04:22:34</text:p>
      <text:p text:style-name="P4">
Location: Donetsk (Latitude:47.84992 Longtitude:37.50698)</text:p>
      <text:p text:style-name="P4">
Videos: []</text:p>
      <text:p text:style-name="P4">
Images: []</text:p>
      <text:p text:style-name="P4">
Tags: ["Russia"]</text:p>
      <text:p text:style-name="P4">
Id: 22562040</text:p>
      <!--METADATA-->
      <text:p text:style-name="P4">
Russian forces conducting offensive actions at Lyman, Bakhmut, Avdiivka andMaryinka directions. Ukrainian military repelled over 39 Russian attacks.Russian forces attempting to advance near Serebryanske forestry, Bakhmut,Avdiyivka, Maryinka, Novomykhaylivka, - General Staff of Armed Forces ofUkraine says in the morning report</text:p>
      <text:p text:style-name="P4">
News Collection Link: <text:a xlink:type="simple" xlink:href="https://liveuamap.com/en/2023/11-may-russian-forces-conducting-offensive-actions-at-lyman" text:style-name="Internet_20_link" text:visited-style-name="Visited_20_Internet_20_Link">
https://liveuamap.com/en/2023/11-may-russian-forces-conducting-offensive-actions-at-lyman</text:a>
</text:p>
      <text:p text:style-name="P4">
News Source: <text:a xlink:type="simple" xlink:href="https://t.me/lumsrc/4756" text:style-name="Internet_20_link" text:visited-style-name="Visited_20_Internet_20_Link">
https://t.me/lumsrc/4756</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11T04:26:12</text:p>
      <text:p text:style-name="P4">
Location: Zaporizhiye (Latitude:47.66585 Longtitude:36.26965)</text:p>
      <text:p text:style-name="P4">
Videos: []</text:p>
      <text:p text:style-name="P4">
Images: []</text:p>
      <text:p text:style-name="P4">
Tags: ["Russia"]</text:p>
      <text:p text:style-name="P4">
Id: 22562041</text:p>
      <!--METADATA-->
      <text:p text:style-name="P4">
At zaporizhzhzhia and kherson directions Russian Army Shelled Vremivka, Novopilof Donetsk Region; Malynivka, Huliapole, Mykilske, Mala tokmachka, Orikhiv, Kamyanske of Zaporizhzhia Region; Marhanets and Nikopol of Dnipropetrovskregion; Dudchany, Beryslav, Vesele, Antonivka, Dniprovske, Berehove, Bilozerka, Kizomys, Shyroka Balka, Stanislav of Kherson Region and Khersoncity. Russian Aviation Conducted Aircrakes at Huliapole, Mala Tokmachka, Stepnohirsk, Kizomys and Stanislav, - General Staff of Armed Forces of UKRAINESAYS IN THE MORNESAYS</text:p>
      <text:p text:style-name="P4">
News Collection Link:(https://liveuamap.com/en/2023/11-may-at-zaporizhzhia-and-kherson-directions-russian-army)</text:p>
      <text:p text:style-name="P4">
News Source: <text:a xlink:type="simple" xlink:href="https://t.me/lumsrc/4755" text:style-name="Internet_20_link" text:visited-style-name="Visited_20_Internet_20_Link">
https://t.me/lumsrc/4755</text:a>
</text:p>
      <!--NEWS-->
      <text:h text:style-name="P10" text:outline-level="1">
<text:span text:style-name="T4">
Donetsk Oblast(10:37). Red Alert: aerial threat. Sirens sounding. Take cover now!</text:span>
</text:h>
      <text:p text:style-name="P4">
Authors: liveuamap (Language: en)</text:p>
      <text:p text:style-name="P4">
Time: 2023-05-11T04:39:00</text:p>
      <text:p text:style-name="P4">
Location: Donetsk Oblast (Latitude:48.72654 Longtitude:37.57894)</text:p>
      <text:p text:style-name="P4">
Videos: []</text:p>
      <text:p text:style-name="P4">
Images: []</text:p>
      <text:p text:style-name="P4">
Tags: ["Europe", "Central and Eastern Europe"]</text:p>
      <text:p text:style-name="P4">
Id: 22562049</text:p>
      <!--METADATA-->
      <text:p text:style-name="P4">
Donetsk Oblast(10:37). Red Alert: aerial threat. Sirens sounding. Take covernow!</text:p>
      <text:p text:style-name="P4">
News Collection Link: <text:a xlink:type="simple" xlink:href="https://liveuamap.com/en/2023/11-may-donetsk-oblast1037-red-alert-aerial-thg" text:style-name="Internet_20_link" text:visited-style-name="Visited_20_Internet_20_Link">
https://liveuamap.com/en/2023/11-may-donetsk-oblast1037-red-alert-aerial-thg</text:a>
</text:p>
      <text:p text:style-name="P4">
News Source: <text:a xlink:type="simple" xlink:href="https://t.me/air_alert_ua/45024" text:style-name="Internet_20_link" text:visited-style-name="Visited_20_Internet_20_Link">
https://t.me/air_alert_ua/45024</text:a>
</text:p>
      <!--NEWS-->
      <text:h text:style-name="P10" text:outline-level="1">
<text:span text:style-name="T4">
Kharkiv, Kharkivska Oblast(11:10). Red Alert: aerial threat. Sirens sounding. Take cover now!</text:span>
</text:h>
      <text:p text:style-name="P4">
Authors: liveuamap (Language: en)</text:p>
      <text:p text:style-name="P4">
Time: 2023-05-11T05:10:00</text:p>
      <text:p text:style-name="P4">
Location: Kharkiv (Latitude:49.98 Longtitude:36.25238)</text:p>
      <text:p text:style-name="P4">
Videos: []</text:p>
      <text:p text:style-name="P4">
Images: []</text:p>
      <text:p text:style-name="P4">
Tags: ["Europe", "Central and Eastern Europe"]</text:p>
      <text:p text:style-name="P4">
Id: 22562052</text:p>
      <!--METADATA-->
      <text:p text:style-name="P4">
Kharkiv, Kharkiv region(11:10). Red Alert: aerial threat. Sirens sounding.Take cover now!</text:p>
      <text:p text:style-name="P4">
News Collection Link: <text:a xlink:type="simple" xlink:href="https://liveuamap.com/en/2023/11-may-kharkiv-kharkivska-oblast1110-red-alerg" text:style-name="Internet_20_link" text:visited-style-name="Visited_20_Internet_20_Link">
https://liveuamap.com/en/2023/11-may-kharkiv-kharkivska-oblast1110-red-alerg</text:a>
</text:p>
      <text:p text:style-name="P4">
News Source: <text:a xlink:type="simple" xlink:href="https://t.me/suspilnekharkiv/24723" text:style-name="Internet_20_link" text:visited-style-name="Visited_20_Internet_20_Link">
https://t.me/suspilnekharkiv/24723</text:a>
</text:p>
      <!--NEWS-->
      <text:h text:style-name="P10" text:outline-level="1">
<text:span text:style-name="T4">
Russian army conducted missile strike with S-300 at Sloviansk</text:span>
</text:h>
      <text:p text:style-name="P4">
Authors: liveuamap (Language: en)</text:p>
      <text:p text:style-name="P4">
Time: 2023-05-11T05:15:00</text:p>
      <text:p text:style-name="P4">
Location: Sloviansk (Latitude:48.84551 Longtitude:37.62131)</text:p>
      <text:p text:style-name="P4">
Videos: []</text:p>
      <text:p text:style-name="P4">
Images: []</text:p>
      <text:p text:style-name="P4">
Tags: ["Europe", "Central and Eastern Europe"]</text:p>
      <text:p text:style-name="P4">
Id: 22562071</text:p>
      <!--METADATA-->
      <text:p text:style-name="P4">
Russian army conducted missile strike with S-300 at Sloviansk</text:p>
      <text:p text:style-name="P4">
News Collection Link: <text:a xlink:type="simple" xlink:href="https://liveuamap.com/en/2023/11-may-russian-army-conducted-missile-strike-with-s300-at" text:style-name="Internet_20_link" text:visited-style-name="Visited_20_Internet_20_Link">
https://liveuamap.com/en/2023/11-may-russian-army-conducted-missile-strike-with-s300-at</text:a>
</text:p>
      <text:p text:style-name="P4">
News Source: <text:a xlink:type="simple" xlink:href="https://twitter.com/olehbatkovych/status/1656573810231984133" text:style-name="Internet_20_link" text:visited-style-name="Visited_20_Internet_20_Link">
https://twitter.com/olehbatkovych/status/1656573810231984133</text:a>
</text:p>
      <!--NEWS-->
      <text:h text:style-name="P10" text:outline-level="1">
<text:span text:style-name="T4">
Zaporizka Oblast(11:32). Red Alert: aerial threat. Sirens sounding. Take cover now!</text:span>
</text:h>
      <text:p text:style-name="P4">
Authors: liveuamap (Language: en)</text:p>
      <text:p text:style-name="P4">
Time: 2023-05-11T05:34:00</text:p>
      <text:p text:style-name="P4">
Location: Zaporizka Oblast (Latitude:47.610891 Longtitude:35.766451)</text:p>
      <text:p text:style-name="P4">
Videos: []</text:p>
      <text:p text:style-name="P4">
Images: []</text:p>
      <text:p text:style-name="P4">
Tags: ["Europe", "Central and Eastern Europe"]</text:p>
      <text:p text:style-name="P4">
Id: 22562055</text:p>
      <!--METADATA-->
      <text:p text:style-name="P4">
Zaporizhzhia region(11:32). Red Alert: aerial threat. Sirens sounding. Take covernow!</text:p>
      <text:p text:style-name="P4">
News Collection Link: <text:a xlink:type="simple" xlink:href="https://liveuamap.com/en/2023/11-may-zaporizka-oblast1132-red-alert-aerial-g" text:style-name="Internet_20_link" text:visited-style-name="Visited_20_Internet_20_Link">
https://liveuamap.com/en/2023/11-may-zaporizka-oblast1132-red-alert-aerial-g</text:a>
</text:p>
      <text:p text:style-name="P4">
News Source: <text:a xlink:type="simple" xlink:href="https://t.me/air_alert_ua/45027" text:style-name="Internet_20_link" text:visited-style-name="Visited_20_Internet_20_Link">
https://t.me/air_alert_ua/45027</text:a>
</text:p>
      <!--NEWS-->
      <text:h text:style-name="P10" text:outline-level="1">
<text:span text:style-name="T4">
Dnipro, Dnipropetrovska Oblast(11:33). Red Alert: aerial threat. Sirens sounding. Take cover ...</text:span>
</text:h>
      <text:p text:style-name="P4">
Authors: liveuamap (Language: en)</text:p>
      <text:p text:style-name="P4">
Time: 2023-05-11T05:36:00</text:p>
      <text:p text:style-name="P4">
Location: Dnipro (Latitude:48.45930000 Longtitude:35.03865000)</text:p>
      <text:p text:style-name="P4">
Videos: []</text:p>
      <text:p text:style-name="P4">
Images: []</text:p>
      <text:p text:style-name="P4">
Tags: ["Europe", "Central and Eastern Europe"]</text:p>
      <text:p text:style-name="P4">
Id: 22562057</text:p>
      <!--METADATA-->
      <text:p text:style-name="P4">
Dnipro, Dnipropetrovsk region(11:33). Red Alert: aerial threat. Sirenssounding. Take cover now!</text:p>
      <text:p text:style-name="P4">
News Collection Link: <text:a xlink:type="simple" xlink:href="https://liveuamap.com/en/2023/11-may-dnipro-dnipropetrovska-oblast1133-red-g" text:style-name="Internet_20_link" text:visited-style-name="Visited_20_Internet_20_Link">
https://liveuamap.com/en/2023/11-may-dnipro-dnipropetrovska-oblast1133-red-g</text:a>
</text:p>
      <text:p text:style-name="P4">
News Source: <text:a xlink:type="simple" xlink:href="https://t.me/air_alert_ua/45028" text:style-name="Internet_20_link" text:visited-style-name="Visited_20_Internet_20_Link">
https://t.me/air_alert_ua/45028</text:a>
</text:p>
      <!--NEWS-->
      <text:h text:style-name="P10" text:outline-level="1">
<text:span text:style-name="T4">
Reconnaissance drone was shot down near Dnipro city with small arms</text:span>
</text:h>
      <text:p text:style-name="P4">
Authors: liveuamap (Language: en)</text:p>
      <text:p text:style-name="P4">
Time: 2023-05-11T05:50:00</text:p>
      <text:p text:style-name="P4">
Location: Illarionove (Latitude:48.34312 Longtitude:35.22932)</text:p>
      <text:p text:style-name="P4">
Videos: []</text:p>
      <text:p text:style-name="P4">
Images: ["<text:a xlink:type="simple" xlink:href="https://liveuamap.com/pics/2023/05/11/22562073_0.jpg" text:style-name="Internet_20_link" text:visited-style-name="Visited_20_Internet_20_Link">
22562073_0.jpg</text:a>
", "<text:a xlink:type="simple" xlink:href="https://liveuamap.com/pics/2023/05/11/22562073_1.jpg" text:style-name="Internet_20_link" text:visited-style-name="Visited_20_Internet_20_Link">
22562073_1.jpg</text:a>
"]</text:p>
      <text:p text:style-name="P4">
Tags: ["Europe", "Central and Eastern Europe"]</text:p>
      <text:p text:style-name="P4">
Id: 22562073</text:p>
      <!--METADATA-->
      <text:p text:style-name="P4">
Reconnaissance drone was shot down near Dnipro city with small arms</text:p>
      <text:p text:style-name="P4">
<draw:frame draw:style-name="fr1" draw:name="Image86" text:anchor-type="as-char" svg:width="6.9236in" svg:height="3.894525in" draw:z-index="0">
<draw:image xlink:href="../Images/liveuamap/2023-05-11T05-50-00/22562073_0.jpg" xlink:type="simple" xlink:show="embed" xlink:actuate="onLoad" draw:mime-type="image/jpeg"/>
</draw:frame>
<draw:frame draw:style-name="fr1" draw:name="Image87" text:anchor-type="as-char" svg:width="6.9236in" svg:height="9.231467in" draw:z-index="0">
<draw:image xlink:href="../Images/liveuamap/2023-05-11T05-50-00/22562073_1.jpg" xlink:type="simple" xlink:show="embed" xlink:actuate="onLoad" draw:mime-type="image/jpeg"/>
</draw:frame>
News Collection Link: <text:a xlink:type="simple" xlink:href="https://liveuamap.com/en/2023/11-may-reconnaissance-drone-was-shot-down-near-dnipro-city" text:style-name="Internet_20_link" text:visited-style-name="Visited_20_Internet_20_Link">
https://liveuamap.com/en/2023/11-may-reconnaissance-drone-was-shot-down-near-dnipro-city</text:a>
</text:p>
      <text:p text:style-name="P4">
News Source: <text:a xlink:type="simple" xlink:href="https://t.me/dnepr_operativ/41615" text:style-name="Internet_20_link" text:visited-style-name="Visited_20_Internet_20_Link">
https://t.me/dnepr_operativ/41615</text:a>
</text:p>
      <!--NEWS-->
      <text:h text:style-name="P10" text:outline-level="1">
<text:span text:style-name="T4">
CNN reporting western officials told them, the UK has supplied Ukraine with multiple Storm Sh...</text:span>
</text:h>
      <text:p text:style-name="P4">
Authors: liveuamap (Language: en)</text:p>
      <text:p text:style-name="P4">
Time: 2023-05-11T06:49:00</text:p>
      <text:p text:style-name="P4">
Location: Kryvyy Rih (Latitude:47.52881 Longtitude:33.62854)</text:p>
      <text:p text:style-name="P4">
Videos: []</text:p>
      <text:p text:style-name="P4">
Images: ["<text:a xlink:type="simple" xlink:href="https://liveuamap.com/pics/2023/05/11/22562075_0.jpg" text:style-name="Internet_20_link" text:visited-style-name="Visited_20_Internet_20_Link">
22562075_0.jpg</text:a>
"]</text:p>
      <text:p text:style-name="P4">
Tags: ["UK", "Weapons"]</text:p>
      <text:p text:style-name="P4">
Id: 22562075</text:p>
      <!--METADATA-->
      <text:p text:style-name="P4">
CNN reporting western officials told them, the UK has supplied Ukraine withmultiple Storm Shadow cruise missiles. These are usually air launched &amp;importantly have a firing range in excess of 250km, or 155 miles</text:p>
      <text:p text:style-name="P4">
<draw:frame draw:style-name="fr1" draw:name="Image88" text:anchor-type="as-char" svg:width="6.9236in" svg:height="2.665586in" draw:z-index="0">
<draw:image xlink:href="../Images/liveuamap/2023-05-11T06-49-00/22562075_0.jpg" xlink:type="simple" xlink:show="embed" xlink:actuate="onLoad" draw:mime-type="image/jpeg"/>
</draw:frame>
News Collection Link: <text:a xlink:type="simple" xlink:href="https://liveuamap.com/en/2023/11-may-cnn-reporting-western-officials-told-them-the-uk-has" text:style-name="Internet_20_link" text:visited-style-name="Visited_20_Internet_20_Link">
https://liveuamap.com/en/2023/11-may-cnn-reporting-western-officials-told-them-the-uk-has</text:a>
</text:p>
      <text:p text:style-name="P4">
News Source: <text:a xlink:type="simple" xlink:href="https://twitter.com/GlasnostGone/status/1656597466077179904" text:style-name="Internet_20_link" text:visited-style-name="Visited_20_Internet_20_Link">
https://twitter.com/GlasnostGone/status/1656597466077179904</text:a>
</text:p>
      <!--NEWS-->
      <text:h text:style-name="P10" text:outline-level="1">
<text:span text:style-name="T4">
Donetsk Oblast(13:18). Red Alert: aerial threat. Sirens sounding. Take cover now!</text:span>
</text:h>
      <text:p text:style-name="P4">
Authors: liveuamap (Language: en)</text:p>
      <text:p text:style-name="P4">
Time: 2023-05-11T07:19:00</text:p>
      <text:p text:style-name="P4">
Location: Donetsk Oblast (Latitude:48.72744 Longtitude:37.5781)</text:p>
      <text:p text:style-name="P4">
Videos: []</text:p>
      <text:p text:style-name="P4">
Images: []</text:p>
      <text:p text:style-name="P4">
Tags: ["Europe", "Central and Eastern Europe"]</text:p>
      <text:p text:style-name="P4">
Id: 22562076</text:p>
      <!--METADATA-->
      <text:p text:style-name="P4">
Donetsk Oblast(13:18). Red Alert: aerial threat. Sirens sounding. Take covernow!</text:p>
      <text:p text:style-name="P4">
News Collection Link: <text:a xlink:type="simple" xlink:href="https://liveuamap.com/en/2023/11-may-donetsk-oblast1318-red-alert-aerial-thg" text:style-name="Internet_20_link" text:visited-style-name="Visited_20_Internet_20_Link">
https://liveuamap.com/en/2023/11-may-donetsk-oblast1318-red-alert-aerial-thg</text:a>
</text:p>
      <text:p text:style-name="P4">
News Source: <text:a xlink:type="simple" xlink:href="https://t.me/air_alert_ua/45034" text:style-name="Internet_20_link" text:visited-style-name="Visited_20_Internet_20_Link">
https://t.me/air_alert_ua/45034</text:a>
</text:p>
      <!--NEWS-->
      <text:h text:style-name="P10" text:outline-level="1">
<text:span text:style-name="T4">
2 person wounded as result of shelling in Velykyi Burluk town of Kharkiv region</text:span>
</text:h>
      <text:p text:style-name="P4">
Authors: liveuamap (Language: en)</text:p>
      <text:p text:style-name="P4">
Time: 2023-05-11T07:34:44</text:p>
      <text:p text:style-name="P4">
Location: Kharkiv (Latitude:50.05846 Longtitude:37.38562)</text:p>
      <text:p text:style-name="P4">
Videos: []</text:p>
      <text:p text:style-name="P4">
Images: []</text:p>
      <text:p text:style-name="P4">
Tags: ["Europe", "Central and Eastern Europe"]</text:p>
      <text:p text:style-name="P4">
Id: 22562082</text:p>
      <!--METADATA-->
      <text:p text:style-name="P4">
2 person wounded as result of shelling in Velykyi Burluk town of Kharkivregion</text:p>
      <text:p text:style-name="P4">
News Collection Link: <text:a xlink:type="simple" xlink:href="https://liveuamap.com/en/2023/11-may-2-person-wounded-as-result-of-shelling-in-velykyi" text:style-name="Internet_20_link" text:visited-style-name="Visited_20_Internet_20_Link">
https://liveuamap.com/en/2023/11-may-2-person-wounded-as-result-of-shelling-in-velykyi</text:a>
</text:p>
      <text:p text:style-name="P4">
News Source: <text:a xlink:type="simple" xlink:href="https://t.me/babel/32170" text:style-name="Internet_20_link" text:visited-style-name="Visited_20_Internet_20_Link">
https://t.me/babel/32170</text:a>
</text:p>
      <!--NEWS-->
      <text:h text:style-name="P10" text:outline-level="1">
<text:span text:style-name="T4">
Britain has supplied Storm Shadow cruise missiles to Ukraine, Ben Wallace announces. Defence ...</text:span>
</text:h>
      <text:p text:style-name="P4">
Authors: liveuamap (Language: en)</text:p>
      <text:p text:style-name="P4">
Time: 2023-05-11T07:52:51</text:p>
      <text:p text:style-name="P4">
Location: London, England (Latitude:51.50351 Longtitude:-0.12411)</text:p>
      <text:p text:style-name="P4">
Videos: []</text:p>
      <text:p text:style-name="P4">
Images: []</text:p>
      <text:p text:style-name="P4">
Tags: ["UK", "Russia"]</text:p>
      <text:p text:style-name="P4">
Id: 22562083</text:p>
      <!--METADATA-->
      <text:p text:style-name="P4">
Britain has supplied Storm Shadow cruise missiles to Ukraine, Ben Wallaceannounces. Defence Sec tells MPs the donation gives Ukraine the "best chanceto defend themselves against Russia's continued brutality", especially thetargeting of civilian infrastructure against international law</text:p>
      <text:p text:style-name="P4">
News Collection Link: <text:a xlink:type="simple" xlink:href="https://liveuamap.com/en/2023/11-may-britain-has-supplied-storm-shadow-cruise-missiles" text:style-name="Internet_20_link" text:visited-style-name="Visited_20_Internet_20_Link">
https://liveuamap.com/en/2023/11-may-britain-has-supplied-storm-shadow-cruise-missiles</text:a>
</text:p>
      <text:p text:style-name="P4">
News Source: <text:a xlink:type="simple" xlink:href="https://twitter.com/LOS_Fisher/status/1656626430262796291" text:style-name="Internet_20_link" text:visited-style-name="Visited_20_Internet_20_Link">
https://twitter.com/LOS_Fisher/status/1656626430262796291</text:a>
</text:p>
      <!--NEWS-->
      <text:h text:style-name="P10" text:outline-level="1">
<text:span text:style-name="T4">
The Kremlin: Britain's supply of long-range missiles to Ukraine requires a response from the ...</text:span>
</text:h>
      <text:p text:style-name="P4">
Authors: liveuamap (Language: en)</text:p>
      <text:p text:style-name="P4">
Time: 2023-05-11T08:13:07</text:p>
      <text:p text:style-name="P4">
Location: Moskva, Moscow (Latitude:55.75214 Longtitude:37.62234)</text:p>
      <text:p text:style-name="P4">
Videos: []</text:p>
      <text:p text:style-name="P4">
Images: []</text:p>
      <text:p text:style-name="P4">
Tags: []</text:p>
      <text:p text:style-name="P4">
Id: 22562086</text:p>
      <!--METADATA-->
      <text:p text:style-name="P4">
None</text:p>
      <text:p text:style-name="P4">
News Collection Link: <text:a xlink:type="simple" xlink:href="https://liveuamap.com/en/2023/11-may-the-kremlin-britains-supply-of-longrange-missiles" text:style-name="Internet_20_link" text:visited-style-name="Visited_20_Internet_20_Link">
https://liveuamap.com/en/2023/11-may-the-kremlin-britains-supply-of-longrange-missiles</text:a>
</text:p>
      <text:p text:style-name="P4">
News Source: <text:a xlink:type="simple" xlink:href="https://liveuamap.com/en/2023/11-may-the-kremlin-britains-supply-of-longrange-missiles" text:style-name="Internet_20_link" text:visited-style-name="Visited_20_Internet_20_Link">
https://liveuamap.com/en/2023/11-may-the-kremlin-britains-supply-of-longrange-missiles</text:a>
</text:p>
      <!--NEWS-->
      <text:h text:style-name="P10" text:outline-level="1">
<text:span text:style-name="T4">
The Kremlin: Britain's supply of long-range missiles to Ukraine requires a response from the ...</text:span>
</text:h>
      <text:p text:style-name="P4">
Authors: liveuamap (Language: en)</text:p>
      <text:p text:style-name="P4">
Time: 2023-05-11T08:13:07</text:p>
      <text:p text:style-name="P4">
Location: Moskva, Moscow (Latitude:55.75214 Longtitude:37.62234)</text:p>
      <text:p text:style-name="P4">
Videos: []</text:p>
      <text:p text:style-name="P4">
Images: []</text:p>
      <text:p text:style-name="P4">
Tags: []</text:p>
      <text:p text:style-name="P4">
Id: 22562086</text:p>
      <!--METADATA-->
      <text:p text:style-name="P4">
None</text:p>
      <text:p text:style-name="P4">
News Collection Link: <text:a xlink:type="simple" xlink:href="https://liveuamap.com/en/2023/11-may-the-kremlin-britains-supply-of-longrange-missiles" text:style-name="Internet_20_link" text:visited-style-name="Visited_20_Internet_20_Link">
https://liveuamap.com/en/2023/11-may-the-kremlin-britains-supply-of-longrange-missiles</text:a>
</text:p>
      <text:p text:style-name="P4">
News Source: <text:a xlink:type="simple" xlink:href="https://liveuamap.com/en/2023/11-may-the-kremlin-britains-supply-of-longrange-missiles" text:style-name="Internet_20_link" text:visited-style-name="Visited_20_Internet_20_Link">
https://liveuamap.com/en/2023/11-may-the-kremlin-britains-supply-of-longrange-missiles</text:a>
</text:p>
      <!--NEWS-->
      <text:h text:style-name="P10" text:outline-level="1">
<text:span text:style-name="T4">
Sumska Oblast(15:37). Red Alert: aerial threat. Sirens sounding. Take cover now!</text:span>
</text:h>
      <text:p text:style-name="P4">
Authors: liveuamap (Language: en)</text:p>
      <text:p text:style-name="P4">
Time: 2023-05-11T09:39:00</text:p>
      <text:p text:style-name="P4">
Location: Sumska Oblast (Latitude:50.99947 Longtitude:33.99992)</text:p>
      <text:p text:style-name="P4">
Videos: []</text:p>
      <text:p text:style-name="P4">
Images: []</text:p>
      <text:p text:style-name="P4">
Tags: ["Europe", "Central and Eastern Europe"]</text:p>
      <text:p text:style-name="P4">
Id: 22562090</text:p>
      <!--METADATA-->
      <text:p text:style-name="P4">
Sumy region(15:37). Red Alert: aerial threat. Sirens sounding. Take covernow!</text:p>
      <text:p text:style-name="P4">
News Collection Link: <text:a xlink:type="simple" xlink:href="https://liveuamap.com/en/2023/11-may-sumska-oblast1537-red-alert-aerial-thrg" text:style-name="Internet_20_link" text:visited-style-name="Visited_20_Internet_20_Link">
https://liveuamap.com/en/2023/11-may-sumska-oblast1537-red-alert-aerial-thrg</text:a>
</text:p>
      <text:p text:style-name="P4">
News Source: <text:a xlink:type="simple" xlink:href="https://t.me/air_alert_ua/45036" text:style-name="Internet_20_link" text:visited-style-name="Visited_20_Internet_20_Link">
https://t.me/air_alert_ua/45036</text:a>
</text:p>
      <!--NEWS-->
      <text:h text:style-name="P10" text:outline-level="1">
<text:span text:style-name="T4">
Sumska Oblast(15:37). Red Alert: aerial threat. Sirens sounding. Take cover now!</text:span>
</text:h>
      <text:p text:style-name="P4">
Authors: liveuamap (Language: en)</text:p>
      <text:p text:style-name="P4">
Time: 2023-05-11T09:39:00</text:p>
      <text:p text:style-name="P4">
Location: Sumska Oblast (Latitude:50.99947 Longtitude:33.99992)</text:p>
      <text:p text:style-name="P4">
Videos: []</text:p>
      <text:p text:style-name="P4">
Images: []</text:p>
      <text:p text:style-name="P4">
Tags: ["Europe", "Central and Eastern Europe"]</text:p>
      <text:p text:style-name="P4">
Id: 22562090</text:p>
      <!--METADATA-->
      <text:p text:style-name="P4">
Sumy region(15:37). Red Alert: aerial threat. Sirens sounding. Take covernow!</text:p>
      <text:p text:style-name="P4">
News Collection Link: <text:a xlink:type="simple" xlink:href="https://liveuamap.com/en/2023/11-may-sumska-oblast1537-red-alert-aerial-thrg" text:style-name="Internet_20_link" text:visited-style-name="Visited_20_Internet_20_Link">
https://liveuamap.com/en/2023/11-may-sumska-oblast1537-red-alert-aerial-thrg</text:a>
</text:p>
      <text:p text:style-name="P4">
News Source: <text:a xlink:type="simple" xlink:href="https://t.me/air_alert_ua/45036" text:style-name="Internet_20_link" text:visited-style-name="Visited_20_Internet_20_Link">
https://t.me/air_alert_ua/45036</text:a>
</text:p>
      <!--NEWS-->
      <text:h text:style-name="P10" text:outline-level="1">
<text:span text:style-name="T4">
Chernihivska Oblast(20:22). Red Alert: aerial threat. Sirens sounding. Take cover now!</text:span>
</text:h>
      <text:p text:style-name="P4">
Authors: liveuamap (Language: en)</text:p>
      <text:p text:style-name="P4">
Time: 2023-05-11T11:24:00</text:p>
      <text:p text:style-name="P4">
Location: Chernihivska Oblast (Latitude:51.33333000 Longtitude:32.00000000)</text:p>
      <text:p text:style-name="P4">
Videos: []</text:p>
      <text:p text:style-name="P4">
Images: []</text:p>
      <text:p text:style-name="P4">
Tags: ["Europe", "Central and Eastern Europe"]</text:p>
      <text:p text:style-name="P4">
Id: 22562151</text:p>
      <!--METADATA-->
      <text:p text:style-name="P4">
Chernihiv region(20:22). Red Alert: aerial threat. Sirens sounding. Takecover now!</text:p>
      <text:p text:style-name="P4">
News Collection Link: <text:a xlink:type="simple" xlink:href="https://liveuamap.com/en/2023/11-may-chernihivska-oblast2022-red-alert-aerig" text:style-name="Internet_20_link" text:visited-style-name="Visited_20_Internet_20_Link">
https://liveuamap.com/en/2023/11-may-chernihivska-oblast2022-red-alert-aerig</text:a>
</text:p>
      <text:p text:style-name="P4">
News Source: <text:a xlink:type="simple" xlink:href="https://t.me/suspilnechernihiv/18479" text:style-name="Internet_20_link" text:visited-style-name="Visited_20_Internet_20_Link">
https://t.me/suspilnechernihiv/18479</text:a>
</text:p>
      <!--NEWS-->
      <text:h text:style-name="P10" text:outline-level="1">
<text:span text:style-name="T4">
Russian Deputy Foreign Minister: In the event that it is impossible to reach a consensus that...</text:span>
</text:h>
      <text:p text:style-name="P4">
Authors: liveuamap (Language: en)</text:p>
      <text:p text:style-name="P4">
Time: 2023-05-11T11:30:00</text:p>
      <text:p text:style-name="P4">
Location: Moskva, Moscow (Latitude:55.74576 Longtitude:37.58492)</text:p>
      <text:p text:style-name="P4">
Videos: []</text:p>
      <text:p text:style-name="P4">
Images: []</text:p>
      <text:p text:style-name="P4">
Tags: ["Russia", "Central and Eastern Europe"]</text:p>
      <text:p text:style-name="P4">
Id: 22562179</text:p>
      <!--METADATA-->
      <text:p text:style-name="P4">
Russian Deputy Foreign Minister: In the event that it is impossible to reach aconsensus that takes into account the Russian demands by May 18, this will bethe end of the grain agreement</text:p>
      <text:p text:style-name="P4">
News Collection Link: <text:a xlink:type="simple" xlink:href="https://liveuamap.com/en/2023/11-may-russian-deputy-foreign-minister-in-the-event-that" text:style-name="Internet_20_link" text:visited-style-name="Visited_20_Internet_20_Link">
https://liveuamap.com/en/2023/11-may-russian-deputy-foreign-minister-in-the-event-that</text:a>
</text:p>
      <text:p text:style-name="P4">
News Source: <text:a xlink:type="simple" xlink:href="https://twitter.com/SkyNewsArabia_B/status/1656668113830834177" text:style-name="Internet_20_link" text:visited-style-name="Visited_20_Internet_20_Link">
https://twitter.com/SkyNewsArabia_B/status/1656668113830834177</text:a>
</text:p>
      <!--NEWS-->
      <text:h text:style-name="P10" text:outline-level="1">
<text:span text:style-name="T4">
Mykolaiv, Mykolayivska Oblast(19:01). Red Alert: aerial threat. Sirens sounding. Take cover now!</text:span>
</text:h>
      <text:p text:style-name="P4">
Authors: liveuamap (Language: en)</text:p>
      <text:p text:style-name="P4">
Time: 2023-05-11T13:01:00</text:p>
      <text:p text:style-name="P4">
Location: Mykolaiv (Latitude:46.94866 Longtitude:32.00639)</text:p>
      <text:p text:style-name="P4">
Videos: []</text:p>
      <text:p text:style-name="P4">
Images: []</text:p>
      <text:p text:style-name="P4">
Tags: ["Europe", "Central and Eastern Europe"]</text:p>
      <text:p text:style-name="P4">
Id: 22562140</text:p>
      <!--METADATA-->
      <text:p text:style-name="P4">
Nikolaev, Mykolaiv region(19:01). Red Alert: aerial threat. Sirenssounding. Take cover now!</text:p>
      <text:p text:style-name="P4">
News Collection Link: <text:a xlink:type="simple" xlink:href="https://liveuamap.com/en/2023/11-may-mykolaiv-mykolayivska-oblast1901-red-ag" text:style-name="Internet_20_link" text:visited-style-name="Visited_20_Internet_20_Link">
https://liveuamap.com/en/2023/11-may-mykolaiv-mykolayivska-oblast1901-red-ag</text:a>
</text:p>
      <text:p text:style-name="P4">
News Source: <text:a xlink:type="simple" xlink:href="https://t.me/suspilnemykolaiv/25214" text:style-name="Internet_20_link" text:visited-style-name="Visited_20_Internet_20_Link">
https://t.me/suspilnemykolaiv/25214</text:a>
</text:p>
      <!--NEWS-->
      <text:h text:style-name="P10" text:outline-level="1">
<text:span text:style-name="T4">
Poltavska Oblast(19:01). Red Alert: aerial threat. Sirens sounding. Take cover now!</text:span>
</text:h>
      <text:p text:style-name="P4">
Authors: liveuamap (Language: en)</text:p>
      <text:p text:style-name="P4">
Time: 2023-05-11T13:02:00</text:p>
      <text:p text:style-name="P4">
Location: Poltavska Oblast (Latitude:49.47705000 Longtitude:33.81866000)</text:p>
      <text:p text:style-name="P4">
Videos: []</text:p>
      <text:p text:style-name="P4">
Images: []</text:p>
      <text:p text:style-name="P4">
Tags: ["Europe", "Central and Eastern Europe"]</text:p>
      <text:p text:style-name="P4">
Id: 22562141</text:p>
      <!--METADATA-->
      <text:p text:style-name="P4">
Poltava(19:01). Red Alert: aerial threat. Sirens sounding. Take covernow!</text:p>
      <text:p text:style-name="P4">
News Collection Link: <text:a xlink:type="simple" xlink:href="https://liveuamap.com/en/2023/11-may-poltavska-oblast1901-red-alert-aerial-g" text:style-name="Internet_20_link" text:visited-style-name="Visited_20_Internet_20_Link">
https://liveuamap.com/en/2023/11-may-poltavska-oblast1901-red-alert-aerial-g</text:a>
</text:p>
      <text:p text:style-name="P4">
News Source: <text:a xlink:type="simple" xlink:href="https://t.me/suspilnepoltava/11106" text:style-name="Internet_20_link" text:visited-style-name="Visited_20_Internet_20_Link">
https://t.me/suspilnepoltava/11106</text:a>
</text:p>
      <!--NEWS-->
      <text:h text:style-name="P10" text:outline-level="1">
<text:span text:style-name="T4">
Dnipro, Dnipropetrovsk region, Kharkiv, Kharkiv region, Donetsk region, Kherson, Kherson ...</text:span>
</text:h>
      <text:p text:style-name="P4">
Authors: liveuamap (Language: en)</text:p>
      <text:p text:style-name="P4">
Time: 2023-05-11T13:03:00</text:p>
      <text:p text:style-name="P4">
Location: Dnipro (Latitude:48.45917 Longtitude:35.03925)</text:p>
      <text:p text:style-name="P4">
Videos: []</text:p>
      <text:p text:style-name="P4">
Images: []</text:p>
      <text:p text:style-name="P4">
Tags: ["Europe", "Central and Eastern Europe"]</text:p>
      <text:p text:style-name="P4">
Id: 22562142</text:p>
      <!--METADATA-->
      <text:p text:style-name="P4">
Dnipro, Dnipropetrovsk region, Kharkiv, Kharkiv region, Donetsk region, Kherson, Kherson region(19:02). Red Alert: aerial threat. Sirens sounding.Take cover now!</text:p>
      <text:p text:style-name="P4">
News Collection Link: <text:a xlink:type="simple" xlink:href="https://liveuamap.com/en/2023/11-may-dnipro-dnipropetrovska-oblast-kharkiv-g" text:style-name="Internet_20_link" text:visited-style-name="Visited_20_Internet_20_Link">
https://liveuamap.com/en/2023/11-may-dnipro-dnipropetrovska-oblast-kharkiv-g</text:a>
</text:p>
      <text:p text:style-name="P4">
News Source: <text:a xlink:type="simple" xlink:href="https://t.me/air_alert_ua/45045" text:style-name="Internet_20_link" text:visited-style-name="Visited_20_Internet_20_Link">
https://t.me/air_alert_ua/45045</text:a>
</text:p>
      <!--NEWS-->
      <text:h text:style-name="P10" text:outline-level="1">
<text:span text:style-name="T4">
Sumska Oblast(20:23). Red Alert: aerial threat. Sirens sounding. Take cover now!</text:span>
</text:h>
      <text:p text:style-name="P4">
Authors: liveuamap (Language: en)</text:p>
      <text:p text:style-name="P4">
Time: 2023-05-11T14:24:00</text:p>
      <text:p text:style-name="P4">
Location: Sumska Oblast (Latitude:51.00014 Longtitude:34.00007)</text:p>
      <text:p text:style-name="P4">
Videos: []</text:p>
      <text:p text:style-name="P4">
Images: []</text:p>
      <text:p text:style-name="P4">
Tags: ["Europe", "Central and Eastern Europe"]</text:p>
      <text:p text:style-name="P4">
Id: 22562152</text:p>
      <!--METADATA-->
      <text:p text:style-name="P4">
Sumy region(20:23). Red Alert: aerial threat. Sirens sounding. Take covernow!</text:p>
      <text:p text:style-name="P4">
News Collection Link: <text:a xlink:type="simple" xlink:href="https://liveuamap.com/en/2023/11-may-sumska-oblast2023-red-alert-aerial-thrg" text:style-name="Internet_20_link" text:visited-style-name="Visited_20_Internet_20_Link">
https://liveuamap.com/en/2023/11-may-sumska-oblast2023-red-alert-aerial-thrg</text:a>
</text:p>
      <text:p text:style-name="P4">
News Source: <text:a xlink:type="simple" xlink:href="https://t.me/air_alert_ua/45054" text:style-name="Internet_20_link" text:visited-style-name="Visited_20_Internet_20_Link">
https://t.me/air_alert_ua/45054</text:a>
</text:p>
      <!--NEWS-->
      <text:h text:style-name="P10" text:outline-level="1">
<text:span text:style-name="T4">
Wounded while hit on a mine in Rivne region tractor driver - in serious condition</text:span>
</text:h>
      <text:p text:style-name="P4">
Authors: Ukrinform (Person)</text:p>
      <text:p text:style-name="P4">
Publisher: Укринформ (Organization)</text:p>
      <text:p text:style-name="P4">
Published Time: 2023-05-11T16:10:00+03:00</text:p>
      <text:p text:style-name="P4">
Modified Time: 2023-05-11T16:10:00+03:00</text:p>
      <text:p text:style-name="P4">
Description: During the life of a tractor driver, who was blown on May 10 at the anti -tank mini in the Rivne region, doctors are fighting, he was in serious condition, the man was taken from the burning tractor by military and police. - Ukrinform.</text:p>
      <text:p text:style-name="P4">
Images: ["<text:a xlink:type="simple" xlink:href="https://static.ukrinform.com/photos/2023_05/thumb_files/630_360_1683810869-880.jpg" text:style-name="Internet_20_link" text:visited-style-name="Visited_20_Internet_20_Link">
630_360_16838...</text:a>
"]</text:p>
      <text:p text:style-name="P4">
Tags: ['Міна', 'Вибух', 'Травма', 'Лікарня']</text:p>
      <text:p text:style-name="P4">
Type: Article</text:p>
      <!--METADATA-->
      <text:p text:style-name="P4">
<draw:frame draw:style-name="fr1" draw:name="Image89" text:anchor-type="as-char" svg:width="6.9236in" svg:height="3.956343in" draw:z-index="0">
<draw:image xlink:href="../Images/yкринформ/2023-05-11T16-10-00-03-00/630_360_1683810869-880.jpg" xlink:type="simple" xlink:show="embed" xlink:actuate="onLoad" draw:mime-type="image/jpeg"/>
</draw:frame>
During the life of a tractor, who exploded on May 10 at the anti -tank mini in the Rivne region, doctors are fighting, he was in serious condition, the man was taken from the burning tractors and a police officer.</text:p>
      <text:p text:style-name="P4">
As Ukrinform reports, it reports <text:a xlink:type="simple" xlink:href="https://www.facebook.com/police.in.Rivne.region/posts/pfbid0f3rAVE1ZBFdMGgt8KW3gpND3qWbbWwo2Zatkm7GpkuPgUEKQ37YC8LMEsMcwsdZHl" text:style-name="Internet_20_link" text:visited-style-name="Visited_20_Internet_20_Link">
</text:a>
“The 54-year-old man cultivated his own land with his acquaintance tractorist. However, during the work, they ignored the warning plate, resulting in the tractor left for a safe boundary where <text:a xlink:type="simple" xlink:href="https://www.ukrinform.ua/tag-mina" text:style-name="Internet_20_link" text:visited-style-name="Visited_20_Internet_20_Link">
</text:a>
”, - the message said.</text:p>
      <text:p text:style-name="P4">
As it is noted, the owner of the site was killed on the spot.</text:p>
      <text:p text:style-name="P4">
The driver, the peer of the deceased, from the burning tractor was taken by the military with the police officer of the Vysotsk Territorial Community, who was passing. The law enforcement officer provided the first domestic assistance to the victim. Therefore, he helped to move to the "ambulance", which together the scamplers arrived at the scene.</text:p>
      <text:p text:style-name="P4">
A man with injuries of varying degrees was hospitalized for intensive care. As reported by the police, doctors fight for his life, he is in serious condition.</text:p>
      <text:p text:style-name="P4">
On this fact, information was entered in the Unified Register(With a mark -up).</text:p>
      <text:p text:style-name="P4">
<text:span text:style-name="T4">
Читайте також:</text:span>
 <text:a xlink:type="simple" xlink:href="https://www.ukrinform.ua/rubric-regions/3707728-na-hersonsini-u-poli-pidirvavsa-na-mini-j-zaginuv-civilnij.html" text:style-name="Internet_20_link" text:visited-style-name="Visited_20_Internet_20_Link">
 <text:span text:style-name="T4">
підірвався</text:span>
 </text:a>
Police call in martial law not to ignore the prohibitions, which are warned by the corresponding signs.</text:p>
      <text:p text:style-name="P4">
As reported by Ukrinform, <text:a xlink:type="simple" xlink:href="https://www.ukrinform.ua/rubric-regions/3707332-na-rivnensini-na-mini-pidirvavsa-traktor-e-zagiblij-ta-poranenij.html" text:style-name="Internet_20_link" text:visited-style-name="Visited_20_Internet_20_Link">
</text:a>
, as a result of which one person was killed and another. The explosion occurred in the field in the territory of the Dubrovytsia Territorial Guard. The tractor drove to the field, ignoring the sign of the marking sign of the fence about the replacement of the territory.</text:p>
      <text:p text:style-name="P4">
<text:span text:style-name="T5">
Foto: police of Rivne region</text:span>
</text:p>
      <text:p text:style-name="P4">
News Source: <text:a xlink:type="simple" xlink:href="https://www.ukrinform.ua/rubric-regions/3707837-poranenij-pid-cas-naizdu-na-minu-na-rivnensini-traktorist-u-tazkomu-stani.html" text:style-name="Internet_20_link" text:visited-style-name="Visited_20_Internet_20_Link">
https://www.ukrinform.ua/rubric-regions/3707837-poranenij-pid-cas-naizdu-na-minu-na-rivnensini-traktorist-u-tazkomu-stani.html</text:a>
</text:p>
      <!--NEWS-->
      <text:h text:style-name="P10" text:outline-level="1">
<text:span text:style-name="T4">
Night Attack in Zaporozhye: There is a hit in infrastructure objects</text:span>
</text:h>
      <text:p text:style-name="P4">
Authors: Ukrinform (Person)</text:p>
      <text:p text:style-name="P4">
Publisher: Укринформ (Organization)</text:p>
      <text:p text:style-name="P4">
Published Time: 2023-05-11T16:11:12+03:00</text:p>
      <text:p text:style-name="P4">
Modified Time: 2023-05-11T16:11:12+03:00</text:p>
      <text:p text:style-name="P4">
Description: At night, during the air anxiety, the enemy army released rockets in Zaporozhye. There is an entry into infrastructure objects. - Ukrinform.</text:p>
      <text:p text:style-name="P4">
Images: ["<text:a xlink:type="simple" xlink:href="https://static.ukrinform.com/photos/2022_04/thumb_files/630_360_1650977494-848.jpg" text:style-name="Internet_20_link" text:visited-style-name="Visited_20_Internet_20_Link">
630_360_16509...</text:a>
"]</text:p>
      <text:p text:style-name="P4">
Tags: ['Інфраструктура', 'Обстріл', 'Запоріжжя', 'Війна з росією']</text:p>
      <text:p text:style-name="P4">
Type: Article</text:p>
      <!--METADATA-->
      <text:p text:style-name="P4">
<draw:frame draw:style-name="fr1" draw:name="Image90" text:anchor-type="as-char" svg:width="6.9236in" svg:height="3.956343in" draw:z-index="0">
<draw:image xlink:href="../Images/yкринформ/2023-05-11T16-11-12-03-00/630_360_1650977494-848.jpg" xlink:type="simple" xlink:show="embed" xlink:actuate="onLoad" draw:mime-type="image/jpeg"/>
</draw:frame>
At night, during the air anxiety, the enemy army released rockets in Zaporozhye. There are infrastructure objects.</text:p>
      <text:p text:style-name="P4">
About it in <text:a xlink:type="simple" xlink:href="https://t.me/zap_gp_gov_ua/1279" text:style-name="Internet_20_link" text:visited-style-name="Visited_20_Internet_20_Link">
</text:a>
The Zaporizhzhya Regional Prosecutor's Office reports, Ukrinform reports.</text:p>
      <text:p text:style-name="P4">
"On May 11, at 1:30, the occupiers struck rocket strokes on infrastructure <text:a xlink:type="simple" xlink:href="https://www.ukrinform.ua/tag-zaporizza" text:style-name="Internet_20_link" text:visited-style-name="Visited_20_Internet_20_Link">
</text:a>
. There are no victims, " -goes to the post.</text:p>
      <text:p text:style-name="P4">
Earlier it was reported that on May 10 at 22:00 Russian troops were previously from RSSV "Grad" <text:a xlink:type="simple" xlink:href="https://www.ukrinform.ua/rubric-ato/3707548-vorog-obstrilav-kasetnimi-ta-fosfornimi-snaradami-selo-poblizu-zaporizza-e-postrazdali.html" text:style-name="Internet_20_link" text:visited-style-name="Visited_20_Internet_20_Link">
</text:a>
. Six local residents have been traumed. Two car assistance came under fire, resulting in the wounded three health workers. More than 50 private homes and educational institutions were damaged due to the attack.</text:p>
      <text:p text:style-name="P4">
<text:span text:style-name="T4">
 Read also: </text:span>
 <text:a xlink:type="simple" xlink:href="https://www.ukrinform.ua/rubric-ato/3707745-vorog-zavdav-cotiri-aviaudari-po-gromadi-na-zaporizzi.html" text:style-name="Internet_20_link" text:visited-style-name="Visited_20_Internet_20_Link">
<text:span text:style-name="T4">
 Zaporozhye </text:span>
</text:a>
The pre -trial investigation in criminal proceedings is carried out by the SBU investigation department in Zaporizhzhia region.</text:p>
      <text:p text:style-name="P4">
News Source: <text:a xlink:type="simple" xlink:href="https://www.ukrinform.ua/rubric-ato/3707827-nicna-ataka-na-zaporizzi-e-vlucanna-v-infrastrukturni-obekti.html" text:style-name="Internet_20_link" text:visited-style-name="Visited_20_Internet_20_Link">
https://www.ukrinform.ua/rubric-ato/3707827-nicna-ataka-na-zaporizzi-e-vlucanna-v-infrastrukturni-obekti.html</text:a>
</text:p>
      <!--NEWS-->
      <text:h text:style-name="P10" text:outline-level="1">
<text:span text:style-name="T4">
A memorial plaque was opened at the Askold Tomb</text:span>
</text:h>
      <text:p text:style-name="P4">
Authors: Ukrinform (Person)</text:p>
      <text:p text:style-name="P4">
Publisher: Укринформ (Organization)</text:p>
      <text:p text:style-name="P4">
Published Time: 2023-05-11T16:13:00+03:00</text:p>
      <text:p text:style-name="P4">
Modified Time: 2023-05-11T16:13:00+03:00</text:p>
      <text:p text:style-name="P4">
Description: To the anniversary of the death of the 95th ODSBR Aero-Intelligence Lieutenant and the veteran of 81 Uaembras Denis Antipov on a military chapel, which was opened and consecrated on the Askold Tomb in Kiev in Kiev. - Ukrinform.</text:p>
      <text:p text:style-name="P4">
Images: ["<text:a xlink:type="simple" xlink:href="https://static.ukrinform.com/photos/2023_05/thumb_files/630_360_1683808328-9718.jpeg" text:style-name="Internet_20_link" text:visited-style-name="Visited_20_Internet_20_Link">
630_360_16838...</text:a>
", "<text:a xlink:type="simple" xlink:href="https://static.ukrinform.com/photos/2023_05/thumb_files/630_360_1683808327-6410.jpeg" text:style-name="Internet_20_link" text:visited-style-name="Visited_20_Internet_20_Link">
630_360_16838...</text:a>
", "<text:a xlink:type="simple" xlink:href="https://static.ukrinform.com/photos/2023_05/thumb_files/630_360_1683808325-3903.jpeg" text:style-name="Internet_20_link" text:visited-style-name="Visited_20_Internet_20_Link">
630_360_16838...</text:a>
", "<text:a xlink:type="simple" xlink:href="https://static.ukrinform.com/photos/2023_05/thumb_files/630_360_1683808325-6258.jpeg" text:style-name="Internet_20_link" text:visited-style-name="Visited_20_Internet_20_Link">
630_360_16838...</text:a>
", "<text:a xlink:type="simple" xlink:href="https://static.ukrinform.com/photos/2023_05/thumb_files/630_360_1683808325-5911.jpeg" text:style-name="Internet_20_link" text:visited-style-name="Visited_20_Internet_20_Link">
630_360_16838...</text:a>
", "<text:a xlink:type="simple" xlink:href="https://static.ukrinform.com/photos/2023_05/thumb_files/630_360_1683808325-7015.jpeg" text:style-name="Internet_20_link" text:visited-style-name="Visited_20_Internet_20_Link">
630_360_16838...</text:a>
", "<text:a xlink:type="simple" xlink:href="https://static.ukrinform.com/photos/2023_05/thumb_files/630_360_1683808326-4800.jpeg" text:style-name="Internet_20_link" text:visited-style-name="Visited_20_Internet_20_Link">
630_360_16838...</text:a>
", "<text:a xlink:type="simple" xlink:href="https://static.ukrinform.com/photos/2023_05/thumb_files/630_360_1683808326-9864.jpeg" text:style-name="Internet_20_link" text:visited-style-name="Visited_20_Internet_20_Link">
630_360_16838...</text:a>
", "<text:a xlink:type="simple" xlink:href="https://static.ukrinform.com/photos/2023_05/thumb_files/630_360_1683808326-6114.jpeg" text:style-name="Internet_20_link" text:visited-style-name="Visited_20_Internet_20_Link">
630_360_16838...</text:a>
", "<text:a xlink:type="simple" xlink:href="https://static.ukrinform.com/photos/2023_05/thumb_files/630_360_1683808328-5718.jpeg" text:style-name="Internet_20_link" text:visited-style-name="Visited_20_Internet_20_Link">
630_360_16838...</text:a>
", "<text:a xlink:type="simple" xlink:href="https://static.ukrinform.com/photos/2023_05/thumb_files/630_360_1683808328-5718 (1).jpeg" text:style-name="Internet_20_link" text:visited-style-name="Visited_20_Internet_20_Link">
630_360_16838...</text:a>
", "<text:a xlink:type="simple" xlink:href="https://static.ukrinform.com/photos/2023_05/thumb_files/630_360_1683808328-7074.jpeg" text:style-name="Internet_20_link" text:visited-style-name="Visited_20_Internet_20_Link">
630_360_16838...</text:a>
", "<text:a xlink:type="simple" xlink:href="https://static.ukrinform.com/photos/2023_05/thumb_files/630_360_1683808328-9949.jpeg" text:style-name="Internet_20_link" text:visited-style-name="Visited_20_Internet_20_Link">
630_360_16838...</text:a>
"]</text:p>
      <text:p text:style-name="P4">
Tags: ['Київ', 'Війна з росією']</text:p>
      <text:p text:style-name="P4">
Type: Article</text:p>
      <!--METADATA-->
      <text:p text:style-name="P4">
<draw:frame draw:style-name="fr1" draw:name="Image91" text:anchor-type="as-char" svg:width="6.9236in" svg:height="3.956343in" draw:z-index="0">
<draw:image xlink:href="../Images/yкринформ/2023-05-11T16-13-00-03-00/630_360_1683808328-9718.jpeg" xlink:type="simple" xlink:show="embed" xlink:actuate="onLoad" draw:mime-type="image/jpeg"/>
</draw:frame>
Dorokovin since the death of the 95th ODSBR Aero-Intelligence Lieutenant and the 81 veteran of Antipov on a military chapel that opened and consecrated a plaque on Askold's Tomb in Kiev.</text:p>
      <text:p text:style-name="P4">
This was reported by Ukrinform correspondent.</text:p>
      <text:p text:style-name="P4">
"The priority for Denis was to preserve the integrity of our country. He after -container(received in March 2022 - ed.)He was worried about those people who had been on the front to defend us with you, so he went to fight, though he was not enough. He supported national values, always consciously walking. My husband and I are proud that he helped, preserved the memory of the propobratists, passed it to his students, " - said the mother of the hero Marianaantipova.</text:p>
      <text:p text:style-name="P4">
<text:span text:style-name="T4">
 Read also: </text:span>
 <text:a xlink:type="simple" xlink:href="https://www.ukrinform.ua/rubric-kyiv/3706286-ada-rogovceva-iniciuvala-perejmenuvanna-vulici-u-kievi-na-cest-geroa-ukraini-da-vinci.html" text:style-name="Internet_20_link" text:visited-style-name="Visited_20_Internet_20_Link">
</text:a>
</text:p>
      <text:p text:style-name="P4">
Antipov died in Kharkiv region on May 11, 2022. About a hundred people, including friends, colleagues, relatives and brothers, have been honored by the warrior. During the event, a memorial plaque was opened and consecrated in honor of the fallen warrior.</text:p>
      <text:p text:style-name="P4">
To pay tribute to the warrior, who in civil life worked as a teacher of the Department of Literature of the Far East and Southeast Asia Educational and Scientific Institute of Philology of the Shevchenko KNU, came an extraordinary and plenirable post of the Republic of Korea in Ukraine Kim Khng. He expressed his condolences to the parents of hero, and also emphasized that Korea would support Ukraine.</text:p>
      <text:p text:style-name="P4">
<text:span text:style-name="T4">
 Read also: </text:span>
 <text:a xlink:type="simple" xlink:href="https://www.ukrinform.ua/rubric-society/3686790-peticia-pro-stvorenna-panteonu-geroiv-na-askoldovij-mogili-nabrala-25-tisac-golosiv.html" text:style-name="Internet_20_link" text:visited-style-name="Visited_20_Internet_20_Link">
<text:span text:style-name="T4">
 Askold </text:span>
</text:a>
"The Republic of Korea, which Denis loved so much, expresses solidarity with Ukraine, strongly condemns Russia's armed aggression against Ukraine, considering the UN Statute. Also last year, the Korea government transferred to Ukraine the humanitarian assistance for $ 100 million, this year is planning to assist $ 130 this year million, bilateral negotiations are currently underway in post -war reconstruction of Ukraine, "the ambassador said.</text:p>
      <text:p text:style-name="P4">
In his turn, the President of the Kiev School of Economics Timothy Milovanov, where in 2018 Antipov studied under the program of business activity for veterans and OOS, urged the audience to always remember "people who are ready to pay for freedom of Ukraine".</text:p>
      <text:p text:style-name="P4">
"Denis brought us to school to learn such people who, as veterans already, in the first days of a full -scale invasion went to fight again. Many of them are not present, from those he brought, every seventh or tenth has already died. We all pay for us to exist. The most important thing for us.</text:p>
      <text:p text:style-name="P4">
Denis Antipov is a graduate of Taras Shevchenko KNU in the specialty of Koreyskamov and literature and translation. He has repeatedly trained in South Korea, and also worked as a teacher of the Department of Languages and Literature of the Far East Taul-Eastern Asia of the Educational and Scientific Institute of Philology of KNU. Tarashevchenko.Antipov died on May 11, 2022 near the village of Dovgenke in Kharkiv region as a result of artillery shelling. He received the Order of Bogdanakhmelnitsky III degree. In his honor, one of the streets in the capital was named.</text:p>
      <text:p text:style-name="P4">
News Source: <text:a xlink:type="simple" xlink:href="https://www.ukrinform.ua/rubric-kyiv/3707830-na-askoldovij-mogili-vidkrili-memorialnu-dosku-zagiblomu-vijskovomu-denisu-antipovu.html" text:style-name="Internet_20_link" text:visited-style-name="Visited_20_Internet_20_Link">
https://www.ukrinform.ua/rubric-kyiv/3707830-na-askoldovij-mogili-vidkrili-memorialnu-dosku-zagiblomu-vijskovomu-denisu-antipovu.html</text:a>
</text:p>
      <!--NEWS-->
      <text:h text:style-name="P10" text:outline-level="1">
<text:span text:style-name="T4">
Work in the deoocred territories: Vereshchuk announced the government's resolution for personnel reserve</text:span>
</text:h>
      <text:p text:style-name="P4">
Authors: Ukrinform (Person)</text:p>
      <text:p text:style-name="P4">
Publisher: Укринформ (Organization)</text:p>
      <text:p text:style-name="P4">
Published Time: 2023-05-11T16:16:03+03:00</text:p>
      <text:p text:style-name="P4">
Modified Time: 2023-05-11T16:16:03+03:00</text:p>
      <text:p text:style-name="P4">
Description: The government will approve a resolution for the formation of a personnel reserve for work on de -industrial triges. - Ukrinform.</text:p>
      <text:p text:style-name="P4">
Images: ["<text:a xlink:type="simple" xlink:href="https://static.ukrinform.com/photos/2023_05/thumb_files/630_360_1683807599-494.jpg" text:style-name="Internet_20_link" text:visited-style-name="Visited_20_Internet_20_Link">
630_360_16838...</text:a>
"]</text:p>
      <text:p text:style-name="P4">
Tags: ['Деокупація', 'Кабмін', 'Верещук', 'Кадровий резерв']</text:p>
      <text:p text:style-name="P4">
Type: Article</text:p>
      <!--METADATA-->
      <text:p text:style-name="P4">
<draw:frame draw:style-name="fr1" draw:name="Image92" text:anchor-type="as-char" svg:width="6.9236in" svg:height="3.956343in" draw:z-index="0">
<draw:image xlink:href="../Images/yкринформ/2023-05-11T16-16-03-03-00/630_360_1683807599-494.jpg" xlink:type="simple" xlink:show="embed" xlink:actuate="onLoad" draw:mime-type="image/jpeg"/>
</draw:frame>
Government will be a resolution for the formation of a personnel reserve for the work of predacocculated triges.</text:p>
      <text:p text:style-name="P4">
Ukraine - Ukrinform - Updatev Licepremier -Minister - Minister of Reintegration of the Temporarily Occupied territory Irina Vereshchuk.</text:p>
      <text:p text:style-name="P4">
“We, together with the Presidential Representation to the Autonomous Republic of Crimea, National Agency for Civil Service, Nazitaras Shevchenko, Kyiv National University, went through the development of a separate resolution on the creation of a reservoir of state bodies to work in the purchased territories. We need tens of thousands of motivated, patriotic specialists. States to give them a clear motivational line. They have to understand .. that they will produce, for what money, what a security component guarantees the state. Of course, it is also about their professional level, ”the official said.</text:p>
      <text:p text:style-name="P4">
<text:span text:style-name="T4">
 Read also: </text:span>
 <text:a xlink:type="simple" xlink:href="https://www.ukrinform.ua/rubric-vidbudova/3698356-veresuk-mi-vze-gotuemosa-do-vizvolenna-nasih-teritorij-i-formuemo-plani-reintegracii.html" text:style-name="Internet_20_link" text:visited-style-name="Visited_20_Internet_20_Link">
</text:a>
According to her, the relevant resolution will soon be approved.</text:p>
      <text:p text:style-name="P4">
At the same time, Vereshchuk noted that the formation of a personnel reserve for the deocutative territory has already begun.</text:p>
      <text:p text:style-name="P4">
“Dozens of people are publicly and publicly addressed. First, these are those who have forced the displaced person, left everything in his native <text:a xlink:type="simple" xlink:href="https://www.ukrinform.ua/tag-krim" text:style-name="Internet_20_link" text:visited-style-name="Visited_20_Internet_20_Link">
</text:a>
And left. Also veterans, representatives of root peoples. Who, not they, have the right to priority for the state to restore Ukraine in Crimea? ” - said the official.</text:p>
      <text:p text:style-name="P4">
She added that the strategy of de -occupation and reintegration of Crimea, which is nowadays, is an important fundamental document that will determine the policies on Crimea.</text:p>
      <text:p text:style-name="P4">
<text:span text:style-name="T4">
 Read also: </text:span>
 <text:a xlink:type="simple" xlink:href="https://www.ukrinform.ua/rubric-crimea/3669570-dla-roboti-derzaparatu-v-krimu-pisla-deokupacii-dodatkovo-budut-potribni-50-tisac-osib-taseva.html" text:style-name="Internet_20_link" text:visited-style-name="Visited_20_Internet_20_Link">
</text:a>
“We, as the government, are ready to join and make changes or accept a new plan for the de -occupation of the Crimea reintegration. It is important that the executive authorities are in synergies that the NSDC, the presidential representation in the Crimea and other bodies, ”Vereshchuk stressed.</text:p>
      <text:p text:style-name="P4">
The NSDC Secretary Oleksiy Danilov said that the strategy of deduction and reinstallation of the temporarily occupied Crimea requires a new version.</text:p>
      <text:p text:style-name="P4">
News Source: <text:a xlink:type="simple" xlink:href="https://www.ukrinform.ua/rubric-crimea/3707831-robota-na-deokupovanih-teritoriah-veresuk-anonsuvala-postanovu-uradu-dla-kadrovogo-rezervu.html" text:style-name="Internet_20_link" text:visited-style-name="Visited_20_Internet_20_Link">
https://www.ukrinform.ua/rubric-crimea/3707831-robota-na-deokupovanih-teritoriah-veresuk-anonsuvala-postanovu-uradu-dla-kadrovogo-rezervu.html</text:a>
</text:p>
      <!--NEWS-->
      <text:h text:style-name="P10" text:outline-level="1">
<text:span text:style-name="T4">
The enemy strengthened the shelling of the South - a day almost one hundred beats</text:span>
</text:h>
      <text:p text:style-name="P4">
Authors: Ukrinform (Person)</text:p>
      <text:p text:style-name="P4">
Publisher: Укринформ (Organization)</text:p>
      <text:p text:style-name="P4">
Published Time: 2023-05-11T16:17:36+03:00</text:p>
      <text:p text:style-name="P4">
Modified Time: 2023-05-11T16:17:36+03:00</text:p>
      <text:p text:style-name="P4">
Description: Russian occupation troops significantly intensified shelling in the southern operating area. In particular, 98 shellings were recorded there, including five times fired at the Dnipro-Buzi estuary. - Ukrinform.</text:p>
      <text:p text:style-name="P4">
Images: ["<text:a xlink:type="simple" xlink:href="https://static.ukrinform.com/photos/2022_12/thumb_files/630_360_1671211666-272.jpg" text:style-name="Internet_20_link" text:visited-style-name="Visited_20_Internet_20_Link">
630_360_16712...</text:a>
"]</text:p>
      <text:p text:style-name="P4">
Tags: ['Обстріл', 'Російські військові', 'Війна з росією']</text:p>
      <text:p text:style-name="P4">
Type: Article</text:p>
      <!--METADATA-->
      <text:p text:style-name="P4">
<draw:frame draw:style-name="fr1" draw:name="Image93" text:anchor-type="as-char" svg:width="6.9236in" svg:height="3.956343in" draw:z-index="0">
<draw:image xlink:href="../Images/yкринформ/2023-05-11T16-17-36-03-00/630_360_1671211666-272.jpg" xlink:type="simple" xlink:show="embed" xlink:actuate="onLoad" draw:mime-type="image/jpeg"/>
</draw:frame>
The Russian Occupation Troops significantly intensified shelling in the southern operating area. In particular, 98 shellings were recorded there, including five times fired at the Dnipro-Buzky estuary.</text:p>
      <text:p text:style-name="P4">
As Ukrinform reports, about it in <text:a xlink:type="simple" xlink:href="https://www.facebook.com/OperationalCommandSouth/posts/566692198924360" text:style-name="Internet_20_link" text:visited-style-name="Visited_20_Internet_20_Link">
</text:a>
The press service of the OK "South" reports.</text:p>
      <text:p text:style-name="P4">
“Over the past day, the enemy significantly increased the intensity <text:a xlink:type="simple" xlink:href="https://www.ukrinform.ua/tag-obstril" text:style-name="Internet_20_link" text:visited-style-name="Visited_20_Internet_20_Link">
</text:a>
. In our area of responsibility, 98 were recorded, using 488 shells. Including five times the waters of the Dnieper -Buzky estuary, where the enemy was intensified at the Thomp in Istanbul of the participants of the "grain initiative" ", - it is said.</text:p>
      <text:p text:style-name="P4">
As it is noted, twice the enemy was attacked by Kizomis and Stanislav with the recovery of four Su-35 with the reset of seven cabins. Nine houses were damaged. Without human loss.</text:p>
      <text:p text:style-name="P4">
According to the press service, the enemy also attacked Kherson 10 times, kissing the factory. On other settlements of the Right Bank three more times the enemy by bearing. There is a hit in residential quarters, one person was killed, one has undergone. Another local resident of the deoocular territories in the Nikolaevshchyna was arranged during field work - the tractor ran into a mine.</text:p>
      <text:p text:style-name="P4">
The press service reported that the aviation forces of defense forces had two aviation strikes by the location of the enemy units in the Kakhovsky district, and the performance of nine people, one T-62 tank, three large-scale giacin and mstyb B », one anti-aircraft installation 23-2, six units of auto-bronze, and one shock drone type Lancet.</text:p>
      <text:p text:style-name="P4">
<text:span text:style-name="T4">
 Read also: </text:span>
 <text:a xlink:type="simple" xlink:href="https://www.ukrinform.ua/rubric-ato/3707623-zsu-vidbili-na-tavrijskomu-napramku-22-ataki-ta-znisili-ponad-rotu-zagarbnikiv.html" text:style-name="Internet_20_link" text:visited-style-name="Visited_20_Internet_20_Link">
<text:span text:style-name="T4">
 Tavri </text:span>
</text:a>
The OK South also reported that there are currently 10 hostile ships in the Black Sea, including two surface rocket launchers, whose equipment can be 16 calibers. The rest of the rocket carriers may return on duty within 2-3 hours. Thus, the level of rocket threat remains high. In addition, the activity of unmanned scouts over the territorial sea is recorded in the command.</text:p>
      <text:p text:style-name="P4">
News Source: <text:a xlink:type="simple" xlink:href="https://www.ukrinform.ua/rubric-ato/3707832-vorog-posiliv-obstrili-pivdna-za-dobu-majze-sto-udariv.html" text:style-name="Internet_20_link" text:visited-style-name="Visited_20_Internet_20_Link">
https://www.ukrinform.ua/rubric-ato/3707832-vorog-posiliv-obstrili-pivdna-za-dobu-majze-sto-udariv.html</text:a>
</text:p>
      <!--NEWS-->
      <text:h text:style-name="P10" text:outline-level="1">
<text:span text:style-name="T4">
In 1885 camcorder - NEBITIV in the system of "safe Kyiv region" has already integrated into the "Safe Kyiv region" system</text:span>
</text:h>
      <text:p text:style-name="P4">
Authors: Ukrinform (Person)</text:p>
      <text:p text:style-name="P4">
Publisher: Укринформ (Organization)</text:p>
      <text:p text:style-name="P4">
Published Time: 2023-05-11T16:18:08+03:00</text:p>
      <text:p text:style-name="P4">
Modified Time: 2023-05-11T16:18:08+03:00</text:p>
      <text:p text:style-name="P4">
Description: In the intellectual system "Safe Kyiv region", 1885 camcorders have already been integrated. - Ukrinform.</text:p>
      <text:p text:style-name="P4">
Images: ["<text:a xlink:type="simple" xlink:href="https://static.ukrinform.com/photos/2023_05/thumb_files/630_360_1683790135-511.jpg" text:style-name="Internet_20_link" text:visited-style-name="Visited_20_Internet_20_Link">
630_360_16837...</text:a>
"]</text:p>
      <text:p text:style-name="P4">
Tags: ['Поліція', 'Київщина', 'Андрій Нєбитов']</text:p>
      <text:p text:style-name="P4">
Type: Article</text:p>
      <!--METADATA-->
      <text:p text:style-name="P4">
<draw:frame draw:style-name="fr1" draw:name="Image94" text:anchor-type="as-char" svg:width="6.9236in" svg:height="3.956343in" draw:z-index="0">
<draw:image xlink:href="../Images/yкринформ/2023-05-11T16-18-08-03-00/630_360_1683790135-511.jpg" xlink:type="simple" xlink:show="embed" xlink:actuate="onLoad" draw:mime-type="image/jpeg"/>
</draw:frame>
Wintelectual system "Safe Kyiv Region" has already been integrated in 1885 camcorder.</text:p>
      <text:p text:style-name="P4">
The Head of the Main Directorate of the National Police in the Kyiv Oblast Iandri Nepbitov told in <text:a xlink:type="simple" xlink:href="https://www.ukrinform.ua/rubric-ato/3707597-andrij-nebitov-nacalnik-golovnogo-upravlinna-nacionalnoi-policii-v-kiivskij-oblasti.html" text:style-name="Internet_20_link" text:visited-style-name="Visited_20_Internet_20_Link">
</text:a>
.</text:p>
      <text:p text:style-name="P4">
"The intellectual system of" safe Kyiv region "has proven effective both during the fight against crime and law enforcement and during the military action and their planning for the relevant defense forces," he said.</text:p>
      <text:p text:style-name="P4">
<text:span text:style-name="T4">
 Read also: </text:span>
 <text:a xlink:type="simple" xlink:href="https://www.ukrinform.ua/rubric-regions/3707802-cistema-sustody-records-vze-zaprovadzena-u-pati-viddilah-policii-kiivsini-nebitov.html" text:style-name="Internet_20_link" text:visited-style-name="Visited_20_Internet_20_Link">
<text:span text:style-name="T4">
 Nebitov </text:span>
</text:a>
Nebitov reported that during a full -scale invasion of the Russians destroy 30% of video surveillance cameras integrated into this system, but the state of Nazaraz was lost.</text:p>
      <text:p text:style-name="P4">
"Currently, in the system" Safe Kyiv region "1885 cameras. Of these, 480 chambers are the reflection of license plates of vehicles, 500 cameras are facial recognition, 905 are inspection cameras," - informed the headman of the Main Directorate of the National Police in Kyiv region.</text:p>
      <text:p text:style-name="P4">
Nebitov noted that the peculiarity of the survey cameras is that they take a wide circle and allow them to receive more information with the cameras with the cameras with the function of recognition.</text:p>
      <text:p text:style-name="P4">
<text:span text:style-name="T4">
 Read also: </text:span>
 <text:a xlink:type="simple" xlink:href="https://www.ukrinform.ua/rubric-regions/3707768-nebitov-cetvero-policejskih-z-kiivsini-vvazautsa-zniklimi-bezvisti.html" text:style-name="Internet_20_link" text:visited-style-name="Visited_20_Internet_20_Link">
<text:span text:style-name="T4">
 Nebitov </text:span>
</text:a>
“For example, if we see a car whose license plate failed to fix it or it has been removed, we will see it from the survey chamber, even if it will stop on the rest of the road. This will allow a criminal police or other security forces to analyze who and how it uses this transport, ”he explained.</text:p>
      <text:p text:style-name="P4">
In the context of the conversation, the law enforcement officer said that more than 30 video surveillance storage storage chambers have been set up in Chernobyl zone, in particular with the possibility of working at a very long distance, recognition of objects.</text:p>
      <text:p text:style-name="P4">
"This is a very serious system. It helps border guards and other co -safety to receive information from the border from Belarus, and then conduct a relevant analysis," Nebitov added.As it was reported, one of the main areas of the project "Safe Kyiv region" is the creation of a general system of video surveillance for effective struggle with confusion.</text:p>
      <text:p text:style-name="P4">
During the occupation of the Kyiv region, this system made it possible to track the perpetration of the military of the Russian Federation, now - helps in the disclosure of their rank.</text:p>
      <text:p text:style-name="P4">
News Source: <text:a xlink:type="simple" xlink:href="https://www.ukrinform.ua/rubric-regions/3707833-u-sistemu-bezpecna-kiivsina-vze-integruvali-1885-videokamer-nebitov.html" text:style-name="Internet_20_link" text:visited-style-name="Visited_20_Internet_20_Link">
https://www.ukrinform.ua/rubric-regions/3707833-u-sistemu-bezpecna-kiivsina-vze-integruvali-1885-videokamer-nebitov.html</text:a>
</text:p>
      <!--NEWS-->
      <text:h text:style-name="P10" text:outline-level="1">
<text:span text:style-name="T4">
The Moldova National Library opened the program of the Year of Ukrainian Culture</text:span>
</text:h>
      <text:p text:style-name="P4">
Authors: Ukrinform (Person)</text:p>
      <text:p text:style-name="P4">
Publisher: Укринформ (Organization)</text:p>
      <text:p text:style-name="P4">
Published Time: 2023-05-11T16:20:00+03:00</text:p>
      <text:p text:style-name="P4">
Modified Time: 2023-05-11T16:20:00+03:00</text:p>
      <text:p text:style-name="P4">
Description: The National Library of the Republic of Moldova opened a thematic program of events of the year of Ukrainian culture. - Ukrinform.</text:p>
      <text:p text:style-name="P4">
Images: ["<text:a xlink:type="simple" xlink:href="https://static.ukrinform.com/photos/2023_05/thumb_files/630_360_1683811156-307.jpg" text:style-name="Internet_20_link" text:visited-style-name="Visited_20_Internet_20_Link">
630_360_16838...</text:a>
"]</text:p>
      <text:p text:style-name="P4">
Tags: ['Бібліотека', 'Молдова', 'Ткаченко']</text:p>
      <text:p text:style-name="P4">
Type: Article</text:p>
      <!--METADATA-->
      <text:p text:style-name="P4">
<draw:frame draw:style-name="fr1" draw:name="Image95" text:anchor-type="as-char" svg:width="6.9236in" svg:height="3.956343in" draw:z-index="0">
<draw:image xlink:href="../Images/yкринформ/2023-05-11T16-20-00-03-00/630_360_1683811156-307.jpg" xlink:type="simple" xlink:show="embed" xlink:actuate="onLoad" draw:mime-type="image/jpeg"/>
</draw:frame>
The Union Library of the Republic of Moldova was opened by a thematic program of events of the year of Ukrainian culture.</text:p>
      <text:p text:style-name="P4">
According to Ukrinform, the Minister of Culture and Information Politics Tkachenko reported in <text:a xlink:type="simple" xlink:href="https://t.me/otkachenkokyiv/3537" text:style-name="Internet_20_link" text:visited-style-name="Visited_20_Internet_20_Link">
</text:a>
.</text:p>
      <text:p text:style-name="P4">
“The Year of the Great War became a turning point for Ukraine and Moldova's relations. This period of trials has brought together our countries. Today, the National Library of the Republic of Moldova opened a thematic program of events of Ukrainian culture in Moldova, the importance and importance of which is difficult to revalue, ”Tkachenko said.</text:p>
      <text:p text:style-name="P4">
<text:span text:style-name="T4">
 Read also: </text:span>
 <text:a xlink:type="simple" xlink:href="https://www.ukrinform.ua/rubric-other_news/3706204-tkacenko-pro-den-evropi-9-travna-ce-povernenna-do-evropejskih-tradicij.html" text:style-name="Internet_20_link" text:visited-style-name="Visited_20_Internet_20_Link">
<text:span text:style-name="T4">
 Tkachenko </text:span>
</text:a>
According to him, within the framework of the year of Ukrainian culture in Moldova, joint events have already taken place. It is, in particular, the exhibition "Culture under the sight" at the National Art Museum of Moldova and the festival East of the Sound ofukraine Opera, in which the team of Kharkiv National Academic Theater and Ballet named after Mykola Lysenko brilliantly presented 7 performances.</text:p>
      <text:p text:style-name="P4">
"There are many more in common projects ahead and we are grateful for this opportunity to attract more attention to Ukraine, to our rich culture, and thus even more unite for the sake of our common victory over the forces of evil, which now personally personally personally personally personally personally personally personally personally personally personally personally personally personally personally personally personally personally personally personally personality.</text:p>
      <text:p text:style-name="P4">
<text:span text:style-name="T4">
 Read also: </text:span>
 <text:a xlink:type="simple" xlink:href="https://www.ukrinform.ua/rubric-culture/3705915-v-ukraini-zapocatkuvali-proekt-kniga-na-front.html" text:style-name="Internet_20_link" text:visited-style-name="Visited_20_Internet_20_Link">
</text:a>
As reported by Ukrinform, in the French Reims, which became a brotherly Ukrainian Chernihiv, on May 10 opened a photo exhibition "Crossroads, Photos of Reims and Chernihiv", which depicted the crushed during the city's wars.</text:p>
      <text:p text:style-name="P4">
News Source: <text:a xlink:type="simple" xlink:href="https://www.ukrinform.ua/rubric-culture/3707835-u-nacionalnij-biblioteci-moldovi-vidkrilas-programa-zahodiv-roku-ukrainskoi-kulturi.html" text:style-name="Internet_20_link" text:visited-style-name="Visited_20_Internet_20_Link">
https://www.ukrinform.ua/rubric-culture/3707835-u-nacionalnij-biblioteci-moldovi-vidkrilas-programa-zahodiv-roku-ukrainskoi-kulturi.html</text:a>
</text:p>
      <!--NEWS-->
      <text:h text:style-name="P10" text:outline-level="1">
<text:span text:style-name="T4">
Russia has included Arestovich in the List of Terrorists and Extremists</text:span>
</text:h>
      <text:p text:style-name="P4">
Authors: Ukrinform (Person)</text:p>
      <text:p text:style-name="P4">
Publisher: Укринформ (Organization)</text:p>
      <text:p text:style-name="P4">
Published Time: 2023-05-11T16:22:56+03:00</text:p>
      <text:p text:style-name="P4">
Modified Time: 2023-05-11T16:22:56+03:00</text:p>
      <text:p text:style-name="P4">
Description: Rosphinmonitoring was introduced by the former freelance adviser to the Presidential Office of Ukraine, blogger Alexei Arestovich and Russian actor Arthur Smolyaninov on the list of "extremists and terrorists". - Ukrinform.</text:p>
      <text:p text:style-name="P4">
Images: ["<text:a xlink:type="simple" xlink:href="https://static.ukrinform.com/photos/2020_12/thumb_files/630_360_1607679221-346.jpg" text:style-name="Internet_20_link" text:visited-style-name="Visited_20_Internet_20_Link">
630_360_16076...</text:a>
", "<text:a xlink:type="simple" xlink:href="https://static.ukrinform.com/photos/2023_05/1683811175-287.jpg" text:style-name="Internet_20_link" text:visited-style-name="Visited_20_Internet_20_Link">
1683811175-28...</text:a>
", "<text:a xlink:type="simple" xlink:href="https://static.ukrinform.com/photos/2023_05/1683811212-154.jpg" text:style-name="Internet_20_link" text:visited-style-name="Visited_20_Internet_20_Link">
1683811212-15...</text:a>
"]</text:p>
      <text:p text:style-name="P4">
Tags: ['росія', 'Арестович']</text:p>
      <text:p text:style-name="P4">
Type: Article</text:p>
      <!--METADATA-->
      <text:p text:style-name="P4">
<draw:frame draw:style-name="fr1" draw:name="Image96" text:anchor-type="as-char" svg:width="6.9236in" svg:height="3.956343in" draw:z-index="0">
<draw:image xlink:href="../Images/yкринформ/2023-05-11T16-22-56-03-00/630_360_1607679221-346.jpg" xlink:type="simple" xlink:show="embed" xlink:actuate="onLoad" draw:mime-type="image/jpeg"/>
</draw:frame>
Rosphinmonitoring was introduced by the former freelance adviser to the office of the President of Ukraine, blogger Alexei Arestovich and Russian actor Arthur Smolyaninovado of the list of "extremists and terrorists".</text:p>
      <text:p text:style-name="P4">
About it reports Ukrinform with reference to <text:a xlink:type="simple" xlink:href="https://fedsfm.ru/documents/terrorists-catalog-portal-act" text:style-name="Internet_20_link" text:visited-style-name="Visited_20_Internet_20_Link">
</text:a>
.</text:p>
      <text:p text:style-name="P4">
With <text:a xlink:type="simple" xlink:href="https://www.ukrinform.ua/tag-arestovic" text:style-name="Internet_20_link" text:visited-style-name="Visited_20_Internet_20_Link">
 </text:a>
entered in the registry indicated in the form of an asterisk(*). <text:a xlink:type="simple" xlink:href="https://meduza.io/news/2023/05/11/artura-smolyaninova-i-alekseya-arestovicha-vklyuchili-v-rossiyskiy-spisok-terroristov-i-ekstremistov" text:style-name="Internet_20_link" text:visited-style-name="Visited_20_Internet_20_Link">
 </text:a>
It specifies that the asterisks "marked the organizations of tafhysical persons, for whom there is information about their involvement in terrorism."</text:p>
      <text:p text:style-name="P4">
<draw:frame draw:style-name="fr1" draw:name="Image97" text:anchor-type="as-char" svg:width="6.9236in" svg:height="4.32725in" draw:z-index="0">
<draw:image xlink:href="../Images/yкринформ/2023-05-11T16-22-56-03-00/1683811175-287.jpg" xlink:type="simple" xlink:show="embed" xlink:actuate="onLoad" draw:mime-type="image/jpeg"/>
</draw:frame>
<draw:frame draw:style-name="fr1" draw:name="Image98" text:anchor-type="as-char" svg:width="6.9236in" svg:height="4.308018in" draw:z-index="0">
<draw:image xlink:href="../Images/yкринформ/2023-05-11T16-22-56-03-00/1683811212-154.jpg" xlink:type="simple" xlink:show="embed" xlink:actuate="onLoad" draw:mime-type="image/jpeg"/>
</draw:frame>
The persecution of the famous Russian actor Arthur Smolyaninov, who was emigrated, began in Russia after his interview with the New Gazeta.Evrop in January 2023. In it, the actor, in particular, stated that it is a hypothetical participation in current fighting only on the side of Ukraine. Soon, the Glavs of the Russian Federation, Alexander Basrykin, instructed the criminal case of the anti -actor. On January 13, the Ministry of Justice of the Russian Federation introduced Smolyaninov to the Register of "Inagents".</text:p>
      <text:p text:style-name="P4">
<text:span text:style-name="T4">
 Read also: </text:span>
 <text:a xlink:type="simple" xlink:href="https://www.ukrinform.ua/rubric-world/3693106-zurnalista-arkadia-babcenko-viznali-u-rosii-inoagentom.html" text:style-name="Internet_20_link" text:visited-style-name="Visited_20_Internet_20_Link">
</text:a>
Currently, there are 11 139 people in the list of terrorists and extremists.</text:p>
      <text:p text:style-name="P4">
News Source: <text:a xlink:type="simple" xlink:href="https://www.ukrinform.ua/rubric-world/3707838-rosia-vklucila-arestovica-do-spisku-teroristiv-i-ekstremistiv.html" text:style-name="Internet_20_link" text:visited-style-name="Visited_20_Internet_20_Link">
https://www.ukrinform.ua/rubric-world/3707838-rosia-vklucila-arestovica-do-spisku-teroristiv-i-ekstremistiv.html</text:a>
</text:p>
      <!--NEWS-->
      <text:h text:style-name="P10" text:outline-level="1">
<text:span text:style-name="T4">
ArcelorMittal in the first quarter received $ 1.1 billion in net profit</text:span>
</text:h>
      <text:p text:style-name="P4">
Authors: Ukrinform (Person)</text:p>
      <text:p text:style-name="P4">
Publisher: Укринформ (Organization)</text:p>
      <text:p text:style-name="P4">
Published Time: 2023-05-11T16:24:55+03:00</text:p>
      <text:p text:style-name="P4">
Modified Time: 2023-05-11T16:24:55+03:00</text:p>
      <text:p text:style-name="P4">
Description: In January-March 2023, ArcelorMittal received $ 1.1 billion in 2023. US net profit. - Ukrinform.</text:p>
      <text:p text:style-name="P4">
Images: ["<text:a xlink:type="simple" xlink:href="https://static.ukrinform.com/photos/2023_05/thumb_files/630_360_1683809479-181.jpg" text:style-name="Internet_20_link" text:visited-style-name="Visited_20_Internet_20_Link">
630_360_16838...</text:a>
"]</text:p>
      <text:p text:style-name="P4">
Tags: ['АрселорМіттал', 'Гроші']</text:p>
      <text:p text:style-name="P4">
Type: Article</text:p>
      <!--METADATA-->
      <text:p text:style-name="P4">
<draw:frame draw:style-name="fr1" draw:name="Image99" text:anchor-type="as-char" svg:width="6.9236in" svg:height="3.956343in" draw:z-index="0">
<draw:image xlink:href="../Images/yкринформ/2023-05-11T16-24-55-03-00/630_360_1683809479-181.jpg" xlink:type="simple" xlink:show="embed" xlink:actuate="onLoad" draw:mime-type="image/jpeg"/>
</draw:frame>
In January-March 2023, ArcelorMittal received $ 1.1 billion in 2023. US USE.</text:p>
      <text:p text:style-name="P4">
According to Ukrinform, the press service reports <text:a xlink:type="simple" xlink:href="https://www.metalurg.online/ofitsiyno/rezultaty-roboty-kompanii-arcelormittal-za-1-y-kvartal-2023-roku" text:style-name="Internet_20_link" text:visited-style-name="Visited_20_Internet_20_Link">
</text:a>
.</text:p>
      <text:p text:style-name="P4">
“Our EBITDA has $ 1.8 billion in comparison with US 1.3 billionists in the fourth quarter of last year. Clean profit amounted to $ 1.1mlrd compared to $ 0.3 billion in the fourth quarter, ”the message goes.</text:p>
      <text:p text:style-name="P4">
At the same time, the company reports an increase in clean <text:a xlink:type="simple" xlink:href="https://www.ukrinform.ua/tag-borg" text:style-name="Internet_20_link" text:visited-style-name="Visited_20_Internet_20_Link">
</text:a>
From $ 2.2 billion to the end of 2022 to $ 5.2lrd, which is mostly related to the cost of merger and absorption processes, in particular, the acquisition of ArcelorMittal PECEM.</text:p>
      <text:p text:style-name="P4">
<text:span text:style-name="T4">
 Read also: </text:span>
 <text:a xlink:type="simple" xlink:href="https://www.ukrinform.ua/rubric-economy/3659112-arselormittal-krivij-rig-vivodit-z-ekspluatacii-aglomeracijnu-fabriku.html" text:style-name="Internet_20_link" text:visited-style-name="Visited_20_Internet_20_Link">
<text:span text:style-name="T4">
 ArcelorMittal </text:span>
</text:a>
According to CEO of Aditia Mittal, the company is expected to improve market conditions in the second quarter and promise to continue to support Ukrainian colleagues.</text:p>
      <text:p text:style-name="P4">
As reported, in 2022 PJSC "ArcelorMittal Kryvyi Rih" produced 1.2 million tons of steel, which is only 23.1% of the planned volumes(5.1 million tons), 1,1 mln t rolling(22.8% of the planned 4.8 million tonnes), 1.6 million tonnes of cast iron(29% out -planned 5.6 mn t).</text:p>
      <text:p text:style-name="P4">
News Source: <text:a xlink:type="simple" xlink:href="https://www.ukrinform.ua/rubric-economy/3707840-arselormittal-u-i-kvartali-otrimav-11-milardi-cistogo-pributku.html" text:style-name="Internet_20_link" text:visited-style-name="Visited_20_Internet_20_Link">
https://www.ukrinform.ua/rubric-economy/3707840-arselormittal-u-i-kvartali-otrimav-11-milardi-cistogo-pributku.html</text:a>
</text:p>
      <!--NEWS-->
      <text:h text:style-name="P10" text:outline-level="1">
<text:span text:style-name="T4">
Bahrain will show the movie "My Thought Quiet"</text:span>
</text:h>
      <text:p text:style-name="P4">
Authors: Ukrinform (Person)</text:p>
      <text:p text:style-name="P4">
Publisher: Укринформ (Organization)</text:p>
      <text:p text:style-name="P4">
Published Time: 2023-05-11T16:26:00+03:00</text:p>
      <text:p text:style-name="P4">
Modified Time: 2023-05-11T16:26:00+03:00</text:p>
      <text:p text:style-name="P4">
Description: Within the framework of the European Cinema Festival in Bahrain on Sunday, May 14, the movie "My thoughts" quietly "Ukrainian director Antonio Lukich. - Ukrinform.</text:p>
      <text:p text:style-name="P4">
Images: ["<text:a xlink:type="simple" xlink:href="https://static.ukrinform.com/photos/2020_01/thumb_files/630_360_1580206382-514.jpg" text:style-name="Internet_20_link" text:visited-style-name="Visited_20_Internet_20_Link">
630_360_15802...</text:a>
"]</text:p>
      <text:p text:style-name="P4">
Tags: ['Бахрейн', 'фільм', 'Мої думки тихі']</text:p>
      <text:p text:style-name="P4">
Type: Article</text:p>
      <!--METADATA-->
      <text:p text:style-name="P4">
<draw:frame draw:style-name="fr1" draw:name="Image100" text:anchor-type="as-char" svg:width="6.9236in" svg:height="3.956343in" draw:z-index="0">
<draw:image xlink:href="../Images/yкринформ/2023-05-11T16-26-00-03-00/630_360_1580206382-514.jpg" xlink:type="simple" xlink:show="embed" xlink:actuate="onLoad" draw:mime-type="image/jpeg"/>
</draw:frame>
Within the framework of the European Cinema Festival in Bahrain on Sunday, May 14, there will be an indication of "My thoughts" of Ukrainian director Antonio Lukich.</text:p>
      <text:p text:style-name="P4">
This was reported in <text:a xlink:type="simple" xlink:href="https://www.facebook.com/EmbassyOfUkraineInTheUAE/posts/pfbid0tQ9a1NimA5nACCAufeMpi3qLTgefaTfqL5Vr3wL3asnJiv6AGtDbbKBbSpJGFDoYl" text:style-name="Internet_20_link" text:visited-style-name="Visited_20_Internet_20_Link">
</text:a>
The Embassy of Ukraine in the United Arab Emirates and in combination of Bahrain, Ukrinform reports.</text:p>
      <text:p text:style-name="P4">
“We invite the Ukrainian community of Bahrain and everyone who wants to attend the indication of" My thoughts "Ukrainian director Antonio Lukich within the framework of the European Cinema Festival in Bahrain. The show will take place on Sunday, 14th, at 7 pm in the premises <text:a xlink:type="simple" xlink:href="https://www.facebook.com/AllianceFrancaiseBahrain" text:style-name="Internet_20_link" text:visited-style-name="Visited_20_Internet_20_Link">
</text:a>
», - the post indicates.</text:p>
      <text:p text:style-name="P4">
<text:span text:style-name="T4">
 Read also: </text:span>
 <text:a xlink:type="simple" xlink:href="https://www.ukrinform.ua/rubric-culture/3699920-antonio-lukic-reziser.html" text:style-name="Internet_20_link" text:visited-style-name="Visited_20_Internet_20_Link">
<text:span text:style-name="T4">
 Lukich </text:span>
</text:a>
The embassy informed that <text:a xlink:type="simple" xlink:href="https://www.ukrinform.ua/tag-film" text:style-name="Internet_20_link" text:visited-style-name="Visited_20_Internet_20_Link">
</text:a>
will be demonstrated in Ukrainian with English subtitles. Entrance.</text:p>
      <text:p text:style-name="P4">
My thoughts are quiet - Ukrainian tragicomedy of Ukrainian director Antoniolukich 2019; for which she became a debut full -length artistic shoot.</text:p>
      <text:p text:style-name="P4">
It takes the 20th position in the list of 100 best films in the history of Ukrainian cinema.</text:p>
      <text:p text:style-name="P4">
_Kadr from the movie "My thoughts quiet" _</text:p>
      <text:p text:style-name="P4">
News Source: <text:a xlink:type="simple" xlink:href="https://www.ukrinform.ua/rubric-culture/3707843-u-bahrejni-pokazut-film-moi-dumki-tihi.html" text:style-name="Internet_20_link" text:visited-style-name="Visited_20_Internet_20_Link">
https://www.ukrinform.ua/rubric-culture/3707843-u-bahrejni-pokazut-film-moi-dumki-tihi.html</text:a>
</text:p>
      <!--NEWS-->
      <text:h text:style-name="P10" text:outline-level="1">
<text:span text:style-name="T4">
French Foreign Minister met with a Chinese colleague - said about Ukraine</text:span>
</text:h>
      <text:p text:style-name="P4">
Authors: Ukrinform (Person)</text:p>
      <text:p text:style-name="P4">
Publisher: Укринформ (Organization)</text:p>
      <text:p text:style-name="P4">
Published Time: 2023-05-11T16:32:07+03:00</text:p>
      <text:p text:style-name="P4">
Modified Time: 2023-05-11T16:32:07+03:00</text:p>
      <text:p text:style-name="P4">
Description: France is ready to intensify communication with China on the issue of settlement in Ukraine and look for touch points for the termination of the Russian-Ukrainian war. - Ukrinform.</text:p>
      <text:p text:style-name="P4">
Images: ["<text:a xlink:type="simple" xlink:href="https://static.ukrinform.com/photos/2023_05/thumb_files/630_360_1683811832-262.jpeg" text:style-name="Internet_20_link" text:visited-style-name="Visited_20_Internet_20_Link">
630_360_16838...</text:a>
"]</text:p>
      <text:p text:style-name="P4">
Tags: ['Франція', 'Китай', 'МЗС']</text:p>
      <text:p text:style-name="P4">
Type: Article</text:p>
      <!--METADATA-->
      <text:p text:style-name="P4">
<draw:frame draw:style-name="fr1" draw:name="Image101" text:anchor-type="as-char" svg:width="6.9236in" svg:height="3.956343in" draw:z-index="0">
<draw:image xlink:href="../Images/yкринформ/2023-05-11T16-32-07-03-00/630_360_1683811832-262.jpeg" xlink:type="simple" xlink:show="embed" xlink:actuate="onLoad" draw:mime-type="image/jpeg"/>
</draw:frame>
Franceotov to intensify communication with China on the issue of regulation in Ukraine to seize the touch points for the termination of the Russian-Ukrainian war.</text:p>
      <text:p text:style-name="P4">
About it as reports <text:a xlink:type="simple" xlink:href="https://news.cgtn.com/news/2023-05-11/Chinese-FM-calls-for-closer-exchanges-in-all-levels-with-France-1jI4lFWYuQg/index.html" text:style-name="Internet_20_link" text:visited-style-name="Visited_20_Internet_20_Link">
</text:a>
, said France Minister Katrin Kolonna during a meeting with a Chinese colleague of a Gan, Ukrinform correspondent.</text:p>
      <text:p text:style-name="P4">
During the negotiations, the ministers exchanged views on the Crisis in Ukraine. Drain informed the column about the position of China and the work he has done to solve the "Ukrainian crisis", emphasizing that China "seeks to seek its political regulation, maintains communication with all the parties and continue to play a constructive role in this attitude."</text:p>
      <text:p text:style-name="P4">
<text:span text:style-name="T4">
 Read also: </text:span>
 <text:a xlink:type="simple" xlink:href="https://www.ukrinform.ua/rubric-world/3707343-kitaj-mae-dati-rosii-zrozumiti-so-vona-zajsla-u-gluhij-kut-glava-mzs-francii.html" text:style-name="Internet_20_link" text:visited-style-name="Visited_20_Internet_20_Link">
<text:span text:style-name="T4">
 China </text:span>
</text:a>
The column, according to CGTN, stated: "France is ready to activate COMMUNICATION with China and look for more touch points for" crisis in Ukraine ", as well as on major international and regional issues."</text:p>
      <text:p text:style-name="P4">
Zinn called French President Emmanuel Macron's state visit to China in early April "great success" and stated that China "always considered a EuropeanPuvsebic strategic partner and always unambiguously supported the continent of his strategic autonomy and strengthening his role."</text:p>
      <text:p text:style-name="P4">
The column, for its part, noted that France attaches great importance to its own economic relations with China and suggested both the parties fully resolved the mechanisms of cooperation in various fields and to strengthen the interaction in the issues of protribution of climate change, biodiversity conservation and the transition of reference energy.</text:p>
      <text:p text:style-name="P4">
<text:span text:style-name="T4">
 Read also: </text:span>
 <text:a xlink:type="simple" xlink:href="https://www.ukrinform.ua/rubric-polytics/3706915-glava-mzs-kitau-mi-ne-budemo-pidlivati-masla-u-vogon-ukrainskoi-krizi.html" text:style-name="Internet_20_link" text:visited-style-name="Visited_20_Internet_20_Link">
<text:span text:style-name="T4">
 China </text:span>
</text:a>
As reported by Ukrinform, French Foreign Minister Katrin Colonnaya by the country's government stated that China should urge Russia "return peace" and let Moscow understand that it "had been" deadlocked "in Ukraine.</text:p>
      <text:p text:style-name="P4">
Photo: Xinhua</text:p>
      <text:p text:style-name="P4">
News Source: <text:a xlink:type="simple" xlink:href="https://www.ukrinform.ua/rubric-world/3707844-glava-mzs-francii-zustrilas-z-kitajskim-kolegou-govorili-pro-ukrainu.html" text:style-name="Internet_20_link" text:visited-style-name="Visited_20_Internet_20_Link">
https://www.ukrinform.ua/rubric-world/3707844-glava-mzs-francii-zustrilas-z-kitajskim-kolegou-govorili-pro-ukrainu.html</text:a>
</text:p>
      <!--NEWS-->
      <text:h text:style-name="P10" text:outline-level="1">
<text:span text:style-name="T4">
The Russians hit rockets in Toretsk, six civilians were injured</text:span>
</text:h>
      <text:p text:style-name="P4">
Authors: Ukrinform (Person)</text:p>
      <text:p text:style-name="P4">
Publisher: Укринформ (Organization)</text:p>
      <text:p text:style-name="P4">
Published Time: 2023-05-11T16:33:00+03:00</text:p>
      <text:p text:style-name="P4">
Modified Time: 2023-05-11T16:33:00+03:00</text:p>
      <text:p text:style-name="P4">
Description: The Russian troops fired at the Toretsk in the Donetsk region, six people were injured. - Ukrinform.</text:p>
      <text:p text:style-name="P4">
Images: ["<text:a xlink:type="simple" xlink:href="https://static.ukrinform.com/photos/2023_05/thumb_files/630_360_1683811919-809.jpg" text:style-name="Internet_20_link" text:visited-style-name="Visited_20_Internet_20_Link">
630_360_16838...</text:a>
"]</text:p>
      <text:p text:style-name="P4">
Tags: ['Донеччина', 'Обстріл', 'Торецьк', 'Війна з росією']</text:p>
      <text:p text:style-name="P4">
Type: Article</text:p>
      <!--METADATA-->
      <text:p text:style-name="P4">
<draw:frame draw:style-name="fr1" draw:name="Image102" text:anchor-type="as-char" svg:width="6.9236in" svg:height="3.956343in" draw:z-index="0">
<draw:image xlink:href="../Images/yкринформ/2023-05-11T16-33-00-03-00/630_360_1683811919-809.jpg" xlink:type="simple" xlink:show="embed" xlink:actuate="onLoad" draw:mime-type="image/jpeg"/>
</draw:frame>
Troops of Rfost were shot in the Donetsk region, and six people were injured.</text:p>
      <text:p text:style-name="P4">
This was reported by Presidential Office Andriy Ermak in <text:a xlink:type="simple" xlink:href="https://t.me/ermaka2022/2629" text:style-name="Internet_20_link" text:visited-style-name="Visited_20_Internet_20_Link">
</text:a>
transmits Ukrinform.</text:p>
      <text:p text:style-name="P4">
“Russians <text:a xlink:type="simple" xlink:href="https://www.ukrinform.ua/tag-obstril" text:style-name="Internet_20_link" text:visited-style-name="Visited_20_Internet_20_Link">
</text:a>
Toretsk. There are victims in the adjoining territory in the adjoining territory - 6 people are known. Medicals provide all the necessary help, ”he said.</text:p>
      <text:p text:style-name="P4">
Yermak also posted a photo of the consequences of hostile shelling.</text:p>
      <text:p text:style-name="P4">
<text:span text:style-name="T4">
 Read also: </text:span>
 <text:a xlink:type="simple" xlink:href="https://www.ukrinform.ua/rubric-ato/3707672-rosiani-vdarili-raketami-po-slovansku-zaginula-zinka.html" text:style-name="Internet_20_link" text:visited-style-name="Visited_20_Internet_20_Link">
<text:span text:style-name="T4">
 words </text:span>
</text:a>
According to Ukrinform, according to the head of the Donetsk Regional Administration Pavel Kirilenko, in Donetsk the army of Russian Federation on May 10 [] <text:a xlink:type="simple" xlink:href="https://www.ukrinform.ua/rubric-regions/3707550-rosiani-za-dobu-vbili-na-doneccini-troh-civilnih.html" text:style-name="Internet_20_link" text:visited-style-name="Visited_20_Internet_20_Link">
</text:a>
</text:p>
      <text:p text:style-name="P4">
News Source: <text:a xlink:type="simple" xlink:href="https://www.ukrinform.ua/rubric-ato/3707845-rosiani-vdarili-raketami-po-torecku-postrazdali-sestero-civilnih.html" text:style-name="Internet_20_link" text:visited-style-name="Visited_20_Internet_20_Link">
https://www.ukrinform.ua/rubric-ato/3707845-rosiani-vdarili-raketami-po-torecku-postrazdali-sestero-civilnih.html</text:a>
</text:p>
      <!--NEWS-->
      <text:h text:style-name="P10" text:outline-level="1">
<text:span text:style-name="T4">
American neurosurgeon of Ukrainian descent conducted 30 operations in Lviv</text:span>
</text:h>
      <text:p text:style-name="P4">
Authors: Ukrinform (Person)</text:p>
      <text:p text:style-name="P4">
Publisher: Укринформ (Organization)</text:p>
      <text:p text:style-name="P4">
Published Time: 2023-05-11T16:36:44+03:00</text:p>
      <text:p text:style-name="P4">
Modified Time: 2023-05-11T16:36:44+03:00</text:p>
      <text:p text:style-name="P4">
Description: American neurosurgeon of Ukrainian descent Maxim Shapiro came to Lviv to help save patients with diseases of the brain and spinal cord. - Ukrinform.</text:p>
      <text:p text:style-name="P4">
Images: ["<text:a xlink:type="simple" xlink:href="https://static.ukrinform.com/photos/2023_05/thumb_files/630_360_1683812067-6094.jpeg" text:style-name="Internet_20_link" text:visited-style-name="Visited_20_Internet_20_Link">
630_360_16838...</text:a>
", "<text:a xlink:type="simple" xlink:href="https://static.ukrinform.com/photos/2023_05/thumb_files/630_360_1683812067-2784.jpeg" text:style-name="Internet_20_link" text:visited-style-name="Visited_20_Internet_20_Link">
630_360_16838...</text:a>
", "<text:a xlink:type="simple" xlink:href="https://static.ukrinform.com/photos/2023_05/thumb_files/630_360_1683812067-1374.jpeg" text:style-name="Internet_20_link" text:visited-style-name="Visited_20_Internet_20_Link">
630_360_16838...</text:a>
", "<text:a xlink:type="simple" xlink:href="https://static.ukrinform.com/photos/2023_05/thumb_files/630_360_1683812067-8976.jpeg" text:style-name="Internet_20_link" text:visited-style-name="Visited_20_Internet_20_Link">
630_360_16838...</text:a>
", "<text:a xlink:type="simple" xlink:href="https://static.ukrinform.com/photos/2023_05/thumb_files/630_360_1683812067-6953.jpeg" text:style-name="Internet_20_link" text:visited-style-name="Visited_20_Internet_20_Link">
630_360_16838...</text:a>
", "<text:a xlink:type="simple" xlink:href="https://static.ukrinform.com/photos/2023_05/thumb_files/630_360_1683812067-6879.jpeg" text:style-name="Internet_20_link" text:visited-style-name="Visited_20_Internet_20_Link">
630_360_16838...</text:a>
"]</text:p>
      <text:p text:style-name="P4">
Tags: ['Львів', 'Операція', 'США']</text:p>
      <text:p text:style-name="P4">
Type: Article</text:p>
      <!--METADATA-->
      <text:p text:style-name="P4">
<draw:frame draw:style-name="fr1" draw:name="Image103" text:anchor-type="as-char" svg:width="6.9236in" svg:height="3.956343in" draw:z-index="0">
<draw:image xlink:href="../Images/yкринформ/2023-05-11T16-36-44-03-00/630_360_1683812067-6094.jpeg" xlink:type="simple" xlink:show="embed" xlink:actuate="onLoad" draw:mime-type="image/jpeg"/>
</draw:frame>
American neurosurgeon of Ukrainian descent Maxim Shapiro arrived Dolvovo to help save patients with diseases of the brain.</text:p>
      <text:p text:style-name="P4">
About it in <text:a xlink:type="simple" xlink:href="https://www.facebook.com/1tmolviv/posts/pfbid02auatr8hDL2wCVahwunxJM6uJ6MPXPgySg5xRajSoZ4sRDtoGsyVQ2owGaxVVAyfZl" text:style-name="Internet_20_link" text:visited-style-name="Visited_20_Internet_20_Link">
</text:a>
The press service of the first medical association of Lviv reported, Ukrinform reports.</text:p>
      <text:p text:style-name="P4">
“The doctor did not come, but with a team of 12 specialists: neurosurgeons, anesthesiologists and interns. Within the framework of the Ukrainian-American Neurosurgical Mission, foreign doctors conducted 50 consultations in our health facilities. Patients were examined first with vascular pathologies: aneurysms and arteriovenous malformations of the brain and spinal cord, ” -it is reported.</text:p>
      <text:p text:style-name="P4">
<text:span text:style-name="T4">
 Read also: </text:span>
 <text:a xlink:type="simple" xlink:href="https://www.ukrinform.ua/rubric-regions/3707366-divcini-zi-lvivsini-u-ssa-proveli-unikalnu-operaciu-kistku-nogi-implantuvali-v-selepu.html" text:style-name="Internet_20_link" text:visited-style-name="Visited_20_Internet_20_Link">
<text:span text:style-name="T4">
 operas </text:span>
</text:a>
It is noted that US experts also advised patients with tumors, trigeminal neuralgia and complex spine pathologies, performed plane and urgent operations. The most severe patients, together with Lviv hospitals, carried out 30 endovascular and open surgical interventions.</text:p>
      <text:p text:style-name="P4">
<draw:frame draw:style-name="fr1" draw:name="Image104" text:anchor-type="as-char" svg:width="6.9236in" svg:height="3.956343in" draw:z-index="0">
<draw:image xlink:href="../Images/yкринформ/2023-05-11T16-36-44-03-00/630_360_1683812067-2784.jpeg" xlink:type="simple" xlink:show="embed" xlink:actuate="onLoad" draw:mime-type="image/jpeg"/>
</draw:frame>
American neurosurgeon of Ukrainian descent conducted 30 operations in Lviv/ Photo: the first medical association of Lviv <text:a xlink:type="simple" xlink:href="https://static.ukrinform.com/photos/2023_05/1683812067-2784.jpeg" text:style-name="Internet_20_link" text:visited-style-name="Visited_20_Internet_20_Link">
![] [](Images/yкринформ/2023-05-11T16-36-44-03-00/630_360_1683812067-2784.jpeg)</text:a>
 <text:a xlink:type="simple" xlink:href="https://static.ukrinform.com/photos/2023_05/1683812067-1374.jpeg" text:style-name="Internet_20_link" text:visited-style-name="Visited_20_Internet_20_Link">
<draw:frame draw:style-name="fr1" draw:name="Image105" text:anchor-type="as-char" svg:width="6.9236in" svg:height="3.956343in" draw:z-index="0">
<draw:image xlink:href="../Images/yкринформ/2023-05-11T16-36-44-03-00/630_360_1683812067-1374.jpeg" xlink:type="simple" xlink:show="embed" xlink:actuate="onLoad" draw:mime-type="image/jpeg"/>
</draw:frame>
</text:a>
 <text:a xlink:type="simple" xlink:href="https://static.ukrinform.com/photos/2023_05/1683812067-8976.jpeg" text:style-name="Internet_20_link" text:visited-style-name="Visited_20_Internet_20_Link">
<draw:frame draw:style-name="fr1" draw:name="Image106" text:anchor-type="as-char" svg:width="6.9236in" svg:height="3.956343in" draw:z-index="0">
<draw:image xlink:href="../Images/yкринформ/2023-05-11T16-36-44-03-00/630_360_1683812067-8976.jpeg" xlink:type="simple" xlink:show="embed" xlink:actuate="onLoad" draw:mime-type="image/jpeg"/>
</draw:frame>
</text:a>
 <text:a xlink:type="simple" xlink:href="https://static.ukrinform.com/photos/2023_05/1683812067-6953.jpeg" text:style-name="Internet_20_link" text:visited-style-name="Visited_20_Internet_20_Link">
<draw:frame draw:style-name="fr1" draw:name="Image107" text:anchor-type="as-char" svg:width="6.9236in" svg:height="3.956343in" draw:z-index="0">
<draw:image xlink:href="../Images/yкринформ/2023-05-11T16-36-44-03-00/630_360_1683812067-6953.jpeg" xlink:type="simple" xlink:show="embed" xlink:actuate="onLoad" draw:mime-type="image/jpeg"/>
</draw:frame>
</text:a>
 <text:a xlink:type="simple" xlink:href="https://static.ukrinform.com/photos/2023_05/1683812067-6879.jpeg" text:style-name="Internet_20_link" text:visited-style-name="Visited_20_Internet_20_Link">
<draw:frame draw:style-name="fr1" draw:name="Image108" text:anchor-type="as-char" svg:width="6.9236in" svg:height="3.956343in" draw:z-index="0">
<draw:image xlink:href="../Images/yкринформ/2023-05-11T16-36-44-03-00/630_360_1683812067-6879.jpeg" xlink:type="simple" xlink:show="embed" xlink:actuate="onLoad" draw:mime-type="image/jpeg"/>
</draw:frame>
</text:a>
 <text:a xlink:type="simple" xlink:href="https://static.ukrinform.com/photos/2023_05/1683812067-6094.jpeg" text:style-name="Internet_20_link" text:visited-style-name="Visited_20_Internet_20_Link">
<draw:frame draw:style-name="fr1" draw:name="Image109" text:anchor-type="as-char" svg:width="6.9236in" svg:height="3.956343in" draw:z-index="0">
<draw:image xlink:href="../Images/yкринформ/2023-05-11T16-36-44-03-00/630_360_1683812067-6094.jpeg" xlink:type="simple" xlink:show="embed" xlink:actuate="onLoad" draw:mime-type="image/jpeg"/>
</draw:frame>
</text:a>
</text:p>
      <text:p text:style-name="P4">
The medical institution states that the doctor was born in the village of Stara Vyzhivka, which is a nap. For over 20 years, he has been operating in the US patients.</text:p>
      <text:p text:style-name="P4">
<text:span text:style-name="T4">
 Read also: </text:span>
 <text:a xlink:type="simple" xlink:href="https://www.ukrinform.ua/rubric-regions/3706894-u-lvovi-hirurgi-vidalili-zinci-puhlinu-vagou-13-kilogramiv.html" text:style-name="Internet_20_link" text:visited-style-name="Visited_20_Internet_20_Link">
<text:span text:style-name="T4">
 surgeon </text:span>
</text:a>
The visit of the neurosurgical team from the United States to Ukrainian hospitals took place in the UMAF2023 charitable mission, organized by the Razom for Ukraine.</text:p>
      <text:p text:style-name="P4">
According to Ukrinform, in Lviv, on May 5, the neurosurgeons of St. Pantelimon Hospital for the first time performed surgery on the brain with the awakening of the patient during processing.</text:p>
      <text:p text:style-name="P4">
News Source: <text:a xlink:type="simple" xlink:href="https://www.ukrinform.ua/rubric-regions/3707847-amerikanskij-nejrohirurg-ukrainskogo-pohodzenna-proviv-u-lvovi-30-operacij.html" text:style-name="Internet_20_link" text:visited-style-name="Visited_20_Internet_20_Link">
https://www.ukrinform.ua/rubric-regions/3707847-amerikanskij-nejrohirurg-ukrainskogo-pohodzenna-proviv-u-lvovi-30-operacij.html</text:a>
</text:p>
      <!--NEWS-->
      <text:h text:style-name="P10" text:outline-level="1">
<text:span text:style-name="T4">
The church community in Shpoli in Cherkasy region moved from the Moscow Patriarchate to the PCCU</text:span>
</text:h>
      <text:p text:style-name="P4">
Authors: Ukrinform (Person)</text:p>
      <text:p text:style-name="P4">
Publisher: Укринформ (Organization)</text:p>
      <text:p text:style-name="P4">
Published Time: 2023-05-11T16:43:00+03:00</text:p>
      <text:p text:style-name="P4">
Modified Time: 2023-05-11T16:43:00+03:00</text:p>
      <text:p text:style-name="P4">
Description: In the Shpol of Cherkasy region, the community of the Nikolaev Church made a unanimous decision on the transition from the UOC of the Moscow Patriarchate to the ranks of the Orthodox Church of Ukraine. - Ukrinform.</text:p>
      <text:p text:style-name="P4">
Images: ["<text:a xlink:type="simple" xlink:href="https://static.ukrinform.com/photos/2023_05/thumb_files/630_360_1683812559-792.jpg" text:style-name="Internet_20_link" text:visited-style-name="Visited_20_Internet_20_Link">
630_360_16838...</text:a>
"]</text:p>
      <text:p text:style-name="P4">
Tags: ['Черкащина', 'УПЦ МП', 'Православна церква України']</text:p>
      <text:p text:style-name="P4">
Type: Article</text:p>
      <!--METADATA-->
      <text:p text:style-name="P4">
<draw:frame draw:style-name="fr1" draw:name="Image110" text:anchor-type="as-char" svg:width="6.9236in" svg:height="3.956343in" draw:z-index="0">
<draw:image xlink:href="../Images/yкринформ/2023-05-11T16-43-00-03-00/630_360_1683812559-792.jpg" xlink:type="simple" xlink:show="embed" xlink:actuate="onLoad" draw:mime-type="image/jpeg"/>
</draw:frame>
In the Shpolycherkasy region, the community of the Nikolaev church has made a unanimous decision for the transition from the UOC of the Moscow Patriarchate to the ranks of the Orthodox Church of Ukraine.</text:p>
      <text:p text:style-name="P4">
This was reported by Ukrinform correspondent.</text:p>
      <text:p text:style-name="P4">
"There were a community meeting today and made a decision to move from Moscow Church to ranks <text:a xlink:type="simple" xlink:href="https://www.ukrinform.ua/tag-pravoslavna-cerkva-ukraini" text:style-name="Internet_20_link" text:visited-style-name="Visited_20_Internet_20_Link">
</text:a>
. This was the last Moscow Church in the city. There is a parishes on the territory of the community. The largest is in swan. There is a church and a monastery. However, both groups also intend to join the ranks of the Orthodox Church of Ukraine at the next time, " - said Ukrinform correspondent, the head of the Shpolyansky Grade Oleg Koshovy.</text:p>
      <text:p text:style-name="P4">
According to Koshovo, 14 religious communities of Shpolyan region are already representing the PCU.</text:p>
      <text:p text:style-name="P4">
<text:span text:style-name="T4">
 Read also: </text:span>
 <text:a xlink:type="simple" xlink:href="https://www.ukrinform.ua/rubric-regions/3706608-na-zitomirsini-se-odna-parafia-moskovskogo-patriarhatu-priednalasa-do-pcu.html" text:style-name="Internet_20_link" text:visited-style-name="Visited_20_Internet_20_Link">
</text:a>
As reported by Ukrinform, the day before the deputies of the Shpolyansk City Council were in the Verkhovna Rada with a request to accelerate the consideration of the bill No. 8371 "On Amendments to Some Laws of Ukraine on Activities in Ukraine in Ukraine", which will allow to build a single Orthodox Ukrainian Church.</text:p>
      <text:p text:style-name="P4">
<text:span text:style-name="T5">
Foto: Public Cherkasy</text:span>
</text:p>
      <text:p text:style-name="P4">
News Source: <text:a xlink:type="simple" xlink:href="https://www.ukrinform.ua/rubric-regions/3707849-gromada-cerkvi-u-spoli-na-cerkasini-perejsla-z-moskovskogo-patriarhatu-do-pcu.html" text:style-name="Internet_20_link" text:visited-style-name="Visited_20_Internet_20_Link">
https://www.ukrinform.ua/rubric-regions/3707849-gromada-cerkvi-u-spoli-na-cerkasini-perejsla-z-moskovskogo-patriarhatu-do-pcu.html</text:a>
</text:p>
      <!--NEWS-->
      <text:h text:style-name="P10" text:outline-level="1">
<text:span text:style-name="T4">
Barshelboy went out to the quarterfinals of 25 thousand in Sweden</text:span>
</text:h>
      <text:p text:style-name="P4">
Authors: Ukrinform (Person)</text:p>
      <text:p text:style-name="P4">
Publisher: Укринформ (Organization)</text:p>
      <text:p text:style-name="P4">
Published Time: 2023-05-11T16:43:01+03:00</text:p>
      <text:p text:style-name="P4">
Modified Time: 2023-05-11T16:43:01+03:00</text:p>
      <text:p text:style-name="P4">
Description: The Ukrainian beat the host of the competition Jonathan Mrried. - Ukrinform.</text:p>
      <text:p text:style-name="P4">
Images: ["<text:a xlink:type="simple" xlink:href="https://static.ukrinform.com/photos/2023_05/thumb_files/630_360_1683812541-765.jpg" text:style-name="Internet_20_link" text:visited-style-name="Visited_20_Internet_20_Link">
630_360_16838...</text:a>
"]</text:p>
      <text:p text:style-name="P4">
Tags: ['Теніс']</text:p>
      <text:p text:style-name="P4">
Type: Article</text:p>
      <!--METADATA-->
      <text:p text:style-name="P4">
<draw:frame draw:style-name="fr1" draw:name="Image111" text:anchor-type="as-char" svg:width="6.9236in" svg:height="3.956343in" draw:z-index="0">
<draw:image xlink:href="../Images/yкринформ/2023-05-11T16-43-01-03-00/630_360_1683812541-765.jpg" xlink:type="simple" xlink:show="embed" xlink:actuate="onLoad" draw:mime-type="image/jpeg"/>
</draw:frame>
The Ukrainian played the owner of the competition Jonathan Mrried.</text:p>
      <text:p text:style-name="P4">
Ukrainian tennis player Eric Barshelboim(ATP 453)went out to the quarterfin from the ITF M25 series in Varnamo(Sweden), reports Ukrinform.</text:p>
      <text:p text:style-name="P4">
In the 1/8 finals of the competition, a Ukrainian in two sets beat Jonathan Mridhu(Sweden, ATP 796)- 6: 2, 6: 4.</text:p>
      <text:p text:style-name="P4">
The Ukrainian is the seventh sown on this 25,000th.</text:p>
      <text:p text:style-name="P4">
In the quarterfinals of the Swedish competitions, Vangeselboy will play from Andrea Gola from Italy.</text:p>
      <text:p text:style-name="P4">
<text:span text:style-name="T4">
 Read also: </text:span>
 <text:a xlink:type="simple" xlink:href="https://www.ukrinform.ua/rubric-sports/3706959-kalinina-rozpocne-turnir-wta-v-italii-protistoannam-iz-rosiankou.html" text:style-name="Internet_20_link" text:visited-style-name="Visited_20_Internet_20_Link">
<text:span text:style-name="T4">
 Kalinina </text:span>
</text:a>
As reported by Ukrinform, Ukrainian tennis player Kalinina plays with Russian -haired in the second round of the WTA tournament 1000 in Rome, the first set lasts.</text:p>
      <text:p text:style-name="P4">
Photo: btu.org.ua</text:p>
      <text:p text:style-name="P4">
News Source: <text:a xlink:type="simple" xlink:href="https://www.ukrinform.ua/rubric-sports/3707850-vanselbojm-vijsov-do-cvertfinalu-25tisacnika-u-svecii.html" text:style-name="Internet_20_link" text:visited-style-name="Visited_20_Internet_20_Link">
https://www.ukrinform.ua/rubric-sports/3707850-vanselbojm-vijsov-do-cvertfinalu-25tisacnika-u-svecii.html</text:a>
</text:p>
      <!--NEWS-->
      <text:h text:style-name="P10" text:outline-level="1">
<text:span text:style-name="T4">
65 street shelters were installed in Kherson region, more than 50 will be equipped by the end of June</text:span>
</text:h>
      <text:p text:style-name="P4">
Authors: Ukrinform (Person)</text:p>
      <text:p text:style-name="P4">
Publisher: Укринформ (Organization)</text:p>
      <text:p text:style-name="P4">
Published Time: 2023-05-11T16:45:36+03:00</text:p>
      <text:p text:style-name="P4">
Modified Time: 2023-05-11T16:45:36+03:00</text:p>
      <text:p text:style-name="P4">
Description: 65 street shelters were installed in the liberated territory of Kherson region, and 51 are planned to be equipped by the end of June. - Ukrinform.</text:p>
      <text:p text:style-name="P4">
Images: ["<text:a xlink:type="simple" xlink:href="https://static.ukrinform.com/photos/2022_06/thumb_files/630_360_1655545558-391.jpg" text:style-name="Internet_20_link" text:visited-style-name="Visited_20_Internet_20_Link">
630_360_16555...</text:a>
"]</text:p>
      <text:p text:style-name="P4">
Tags: ['Херсонщина', 'Укриття', 'Війна з росією']</text:p>
      <text:p text:style-name="P4">
Type: Article</text:p>
      <!--METADATA-->
      <text:p text:style-name="P4">
<draw:frame draw:style-name="fr1" draw:name="Image112" text:anchor-type="as-char" svg:width="6.9236in" svg:height="3.956343in" draw:z-index="0">
<draw:image xlink:href="../Images/yкринформ/2023-05-11T16-45-36-03-00/630_360_1655545558-391.jpg" xlink:type="simple" xlink:show="embed" xlink:actuate="onLoad" draw:mime-type="image/jpeg"/>
</draw:frame>
The named territory of Kherson region has installed 65 street shelters, and 51 plan to equip by the end of June.</text:p>
      <text:p text:style-name="P4">
As Ukrinform reports, it reports <text:a xlink:type="simple" xlink:href="https://t.me/khersonskaODA/5766" text:style-name="Internet_20_link" text:visited-style-name="Visited_20_Internet_20_Link">
</text:a>
.</text:p>
      <text:p text:style-name="P4">
“Street shelters are installed in the places of mass gathering people. There are 65 such shelters in Kherson region, 51 more - it is planned to be equipped by the end, ”the message reads.</text:p>
      <text:p text:style-name="P4">
As reported by Ukrinform, five more street anti -agents were installed in Kherson, two of them received from the charity foundation.</text:p>
      <text:p text:style-name="P4">
<text:span text:style-name="T4">
 Read also: </text:span>
 <text:a xlink:type="simple" xlink:href="https://www.ukrinform.ua/rubric-regions/3707700-u-hersoni-vstanovili-se-pat-vulicnih-ukrittiv.html" text:style-name="Internet_20_link" text:visited-style-name="Visited_20_Internet_20_Link">
<text:span text:style-name="T4">
 shelter </text:span>
</text:a>
A mobile concrete shelter was installed in the center of Beryslav.</text:p>
      <text:p text:style-name="P4">
According to the OVA, the regional authorities, together with district and city administrations, have determined the minimum need for street shelters, as assaulting 158 units. As they explained in Ova, this is a priority need for pumping points along the Dnieper, including Kherson.</text:p>
      <text:p text:style-name="P4">
News Source: <text:a xlink:type="simple" xlink:href="https://www.ukrinform.ua/rubric-regions/3707851-na-hersonsini-vstanovili-65-vulicnih-ukrittiv-se-ponad-50-oblastuut-do-kinca-cervna.html" text:style-name="Internet_20_link" text:visited-style-name="Visited_20_Internet_20_Link">
https://www.ukrinform.ua/rubric-regions/3707851-na-hersonsini-vstanovili-65-vulicnih-ukrittiv-se-ponad-50-oblastuut-do-kinca-cervna.html</text:a>
</text:p>
      <!--NEWS-->
      <text:h text:style-name="P10" text:outline-level="1">
<text:span text:style-name="T4">
The Ukrainian-Belarusian Hub will be opened in Kiev</text:span>
</text:h>
      <text:p text:style-name="P4">
Authors: Ukrinform (Person)</text:p>
      <text:p text:style-name="P4">
Publisher: Укринформ (Organization)</text:p>
      <text:p text:style-name="P4">
Published Time: 2023-05-11T16:46:41+03:00</text:p>
      <text:p text:style-name="P4">
Modified Time: 2023-05-11T16:46:41+03:00</text:p>
      <text:p text:style-name="P4">
Description: NGO "Sustrecha. The will to justice ”opens a Ukrainian-Belarusian hub in Kyiv. - Ukrinform.</text:p>
      <text:p text:style-name="P4">
Images: ["<text:a xlink:type="simple" xlink:href="https://static.ukrinform.com/photos/2023_05/thumb_files/630_360_1683812668-103.jpg" text:style-name="Internet_20_link" text:visited-style-name="Visited_20_Internet_20_Link">
630_360_16838...</text:a>
", "<text:a xlink:type="simple" xlink:href="https://static.ukrinform.com/photos/2023_05/1683812667-360.jpg" text:style-name="Internet_20_link" text:visited-style-name="Visited_20_Internet_20_Link">
1683812667-36...</text:a>
", "<text:a xlink:type="simple" xlink:href="https://static.ukrinform.com/photos/2023_05/1683812725-305.jpg" text:style-name="Internet_20_link" text:visited-style-name="Visited_20_Internet_20_Link">
1683812725-30...</text:a>
"]</text:p>
      <text:p text:style-name="P4">
Tags: ['білорусь', 'Волонтери', 'ЗСУ']</text:p>
      <text:p text:style-name="P4">
Type: Article</text:p>
      <!--METADATA-->
      <text:p text:style-name="P4">
<draw:frame draw:style-name="fr1" draw:name="Image113" text:anchor-type="as-char" svg:width="6.9236in" svg:height="3.956343in" draw:z-index="0">
<draw:image xlink:href="../Images/yкринформ/2023-05-11T16-46-41-03-00/630_360_1683812668-103.jpg" xlink:type="simple" xlink:show="embed" xlink:actuate="onLoad" draw:mime-type="image/jpeg"/>
</draw:frame>
Public organization "Sustrecha. The will to justice ”opens a Ukrainian-Belarusian hub in Kyiv.</text:p>
      <text:p text:style-name="P4">
This was stated by the head of the NGO "Agency for Democracy and Information Division", the editor -in -chief of the Svoboda matrix site Yuriy Fedorenko during a press conference in Ukrinform.</text:p>
      <text:p text:style-name="P4">
The purpose of the hub, which will be on the street. Herevanskaya, 30 in Kiev, is the formation of a centralized platform for a common dialogue, mutual assistance of the tailotor movement of the Belarusians in Ukraine. The priority of the Hub of the Armed Forces of the Armed Forces and Belarusian volunteers at the front.</text:p>
      <text:p text:style-name="P4">
<text:span text:style-name="T4">
 Read also: </text:span>
 <text:a xlink:type="simple" xlink:href="https://www.ukrinform.ua/rubric-world/3706055-u-biloruskij-kolonii-pomer-bloger-zasudzenij-cerez-karikaturu-na-lukasenka.html" text:style-name="Internet_20_link" text:visited-style-name="Visited_20_Internet_20_Link">
<text:span text:style-name="T4">
 Belarus </text:span>
</text:a>
“We had synergy not to appear yesterday, not the day before. She is at least a year. Our hub will have several key activities, ”Fedorenko said.</text:p>
      <text:p text:style-name="P4">
<draw:frame draw:style-name="fr1" draw:name="Image114" text:anchor-type="as-char" svg:width="6.9236in" svg:height="4.615733in" draw:z-index="0">
<draw:image xlink:href="../Images/yкринформ/2023-05-11T16-46-41-03-00/1683812667-360.jpg" xlink:type="simple" xlink:show="embed" xlink:actuate="onLoad" draw:mime-type="image/jpeg"/>
</draw:frame>
He informed that, in addition, the hub focuses on legal assistance, that is, the workout of road cards in solving key problems of Belarusians in Ukraine, and on the help of Belarusian children with self -identification and to hear them in the information space.</text:p>
      <text:p text:style-name="P4">
“What we make these efforts for - in order to help the families of our warriors, Belarusian, children, and so on, that the Volosenger movement is popularized. On the other hand, we have a big problem in communication between Ukrainians and Byelorussians. Ukrainians ... have little to know, ” - said the adviser of the Association of the city of Ukraine, adviser to the Ukrainian Association of District and Regional Councils Ivan Fursenko.</text:p>
      <text:p text:style-name="P4">
<draw:frame draw:style-name="fr1" draw:name="Image115" text:anchor-type="as-char" svg:width="6.9236in" svg:height="4.615733in" draw:z-index="0">
<draw:image xlink:href="../Images/yкринформ/2023-05-11T16-46-41-03-00/1683812725-305.jpg" xlink:type="simple" xlink:show="embed" xlink:actuate="onLoad" draw:mime-type="image/jpeg"/>
</draw:frame>
The hub will also help in emergency situations, with the implementation of common initiative(Interaction with public authorities, assistance in drawing up grant applications as a realizer of the project)and analyzing the value of the projects to keep grants.</text:p>
      <text:p text:style-name="P4">
News Source: <text:a xlink:type="simple" xlink:href="https://www.ukrinform.ua/rubric-kyiv/3707852-u-kievi-vidkriut-ukrainskobiloruskij-hab.html" text:style-name="Internet_20_link" text:visited-style-name="Visited_20_Internet_20_Link">
https://www.ukrinform.ua/rubric-kyiv/3707852-u-kievi-vidkriut-ukrainskobiloruskij-hab.html</text:a>
</text:p>
      <!--NEWS-->
      <text:h text:style-name="P10" text:outline-level="1">
<text:span text:style-name="T4">
Istanbul has not agreed to continue the "grain agreement", negotiations will continue</text:span>
</text:h>
      <text:p text:style-name="P4">
Authors: Ukrinform (Person)</text:p>
      <text:p text:style-name="P4">
Publisher: Укринформ (Organization)</text:p>
      <text:p text:style-name="P4">
Published Time: 2023-05-11T16:48:00+03:00</text:p>
      <text:p text:style-name="P4">
Modified Time: 2023-05-11T16:48:00+03:00</text:p>
      <text:p text:style-name="P4">
Description: In Istanbul, two -day negotiations on the Black Sea Grain initiative at the level of Deputy Ministers of Defense ended, agreed on the continuation of negotiations in the same format in the near future, as well as the return of ships and crews that remained in Ukraine. - Ukrinform.</text:p>
      <text:p text:style-name="P4">
Images: ["<text:a xlink:type="simple" xlink:href="https://static.ukrinform.com/photos/2023_05/thumb_files/630_360_1683812884-521.jpg" text:style-name="Internet_20_link" text:visited-style-name="Visited_20_Internet_20_Link">
630_360_16838...</text:a>
"]</text:p>
      <text:p text:style-name="P4">
Tags: ['Переговори', 'Зерно', 'Туреччина']</text:p>
      <text:p text:style-name="P4">
Type: Article</text:p>
      <!--METADATA-->
      <text:p text:style-name="P4">
<draw:frame draw:style-name="fr1" draw:name="Image116" text:anchor-type="as-char" svg:width="6.9236in" svg:height="3.956343in" draw:z-index="0">
<draw:image xlink:href="../Images/yкринформ/2023-05-11T16-48-00-03-00/630_360_1683812884-521.jpg" xlink:type="simple" xlink:show="embed" xlink:actuate="onLoad" draw:mime-type="image/jpeg"/>
</draw:frame>
In the Istanbulic, two -day negotiations on the Black Sea Grain initiative on the Rivnispayers of Defense Ministers, and the continuation of the negotiations of the same format in the near future, as well as the return of ships and crews that remained in Ukraine.</text:p>
      <text:p text:style-name="P4">
About it reports Ukrinform with reference to the statement <text:a xlink:type="simple" xlink:href="https://www.msb.gov.tr/SlaytHaber/9c28546eadad43eb9eb599aa031517fc" text:style-name="Internet_20_link" text:visited-style-name="Visited_20_Internet_20_Link">
</text:a>
“The parties have agreed to continue at the technical level in the four -sided formatisation, the site for which provides <text:a xlink:type="simple" xlink:href="https://www.ukrinform.ua/tag-tureccina" text:style-name="Internet_20_link" text:visited-style-name="Visited_20_Internet_20_Link">
</text:a>
, to ensure the effective work of the grain initiative in the next period, ”the ministry reported.</text:p>
      <text:p text:style-name="P4">
It is noted that the implementation and constructive approaches of the parties.</text:p>
      <text:p text:style-name="P4">
"The parties demonstrated a positive approach to coordinating the return of the more merchant vessels and their crews, which remained in Ukrainian ports due to conflict conditions, to planning and carrying out evacuation," the Ministry's statement.</text:p>
      <text:p text:style-name="P4">
It was also agreed that this operation would be a model for evacuation of vessels of other countries that remained in Ukrainian ports and will be supported in this premium, which will be carried out in the near future.</text:p>
      <text:p text:style-name="P4">
<text:span text:style-name="T4">
 Read also: </text:span>
 <text:a xlink:type="simple" xlink:href="https://www.ukrinform.ua/rubric-economy/3707476-derzdep-zaaviv-pro-terminovu-neobhidnist-prodovziti-cornomorsku-zernovu-ugodu.html" text:style-name="Internet_20_link" text:visited-style-name="Visited_20_Internet_20_Link">
<text:span text:style-name="T4">
 grain </text:span>
</text:a>
The document emphasizes the importance of the Black Sea Grain Initiative to Stabilize Food Prices around the world and its importance of the world's views for food and security.</text:p>
      <text:p text:style-name="P4">
Viceremier-Minister for Recovery-Minister of Community Development, Territories of Tainfrastructure Alexander Kubrakov on Facebook <text:a xlink:type="simple" xlink:href="https://www.facebook.com/oleksandr.kubrakov/posts/pfbid02w9vQ9RMn66KMZEsFUqvfKeU1DpFvK21bX331yeCLkUhoqYapEZg4jNjtCEVcgvCAl" text:style-name="Internet_20_link" text:visited-style-name="Visited_20_Internet_20_Link">
</text:a>
that the Ukrainian delegation in the next negotiations noted that the "grain" should be extended for a longer period and expanded. It is a predictability and confidence in both world and Ukrainian markets.</text:p>
      <text:p text:style-name="P4">
“But for this purpose it is necessary to restore the registration of the incoming fleet and conducting inspections without artificial delays and in accordance with the procedures of the Common Coordination Center(SKC)”, - the head of the Ministry of Recovery is convinced.<text:span text:style-name="T5">
Foto: Ministry of National Defense Turkey</text:span>
</text:p>
      <text:p text:style-name="P4">
News Source: <text:a xlink:type="simple" xlink:href="https://www.ukrinform.ua/rubric-economy/3707855-u-stambuli-zaversilisa-peregovori-sodo-zernovogo-koridoru.html" text:style-name="Internet_20_link" text:visited-style-name="Visited_20_Internet_20_Link">
https://www.ukrinform.ua/rubric-economy/3707855-u-stambuli-zaversilisa-peregovori-sodo-zernovogo-koridoru.html</text:a>
</text:p>
      <!--NEWS-->
      <text:h text:style-name="P10" text:outline-level="1">
<text:span text:style-name="T4">
The head coach of the Polish "Rakuva" Marek Paphun can become a new head coach of Dynamo Kyiv - media</text:span>
</text:h>
      <text:p text:style-name="P4">
Authors: Ukrinform (Person)</text:p>
      <text:p text:style-name="P4">
Publisher: Укринформ (Organization)</text:p>
      <text:p text:style-name="P4">
Published Time: 2023-05-11T16:48:21+03:00</text:p>
      <text:p text:style-name="P4">
Modified Time: 2023-05-11T16:48:21+03:00</text:p>
      <text:p text:style-name="P4">
Description: Under his leadership, Rakov became a champion of Poland for the first time. - Ukrinform.</text:p>
      <text:p text:style-name="P4">
Images: ["<text:a xlink:type="simple" xlink:href="https://static.ukrinform.com/photos/2023_05/thumb_files/630_360_1683812808-722.jpg" text:style-name="Internet_20_link" text:visited-style-name="Visited_20_Internet_20_Link">
630_360_16838...</text:a>
"]</text:p>
      <text:p text:style-name="P4">
Tags: ['Динамо', 'Футбол']</text:p>
      <text:p text:style-name="P4">
Type: Article</text:p>
      <!--METADATA-->
      <text:p text:style-name="P4">
<draw:frame draw:style-name="fr1" draw:name="Image117" text:anchor-type="as-char" svg:width="6.9236in" svg:height="3.956343in" draw:z-index="0">
<draw:image xlink:href="../Images/yкринформ/2023-05-11T16-48-21-03-00/630_360_1683812808-722.jpg" xlink:type="simple" xlink:show="embed" xlink:actuate="onLoad" draw:mime-type="image/jpeg"/>
</draw:frame>
Under his number of Rakov, he became a champion of Poland for the first time.</text:p>
      <text:p text:style-name="P4">
Marek Paphun got to the sphere of interests of Dynamo Kyiv, <text:a xlink:type="simple" xlink:href="https://dynamo.kiev.ua/news/473207-glavnyij-trener-rakuva-popal-v-sferu-interesov-kievskogo-dinamo" text:style-name="Internet_20_link" text:visited-style-name="Visited_20_Internet_20_Link">
</text:a>
Dynamo.kiev.ua, reports Ukrinform.</text:p>
      <text:p text:style-name="P4">
Until talking or official proposals. It is known that a 48-year-old person does not intend to continue his contract with "Rakav", which is operating at the end of the current season.</text:p>
      <text:p text:style-name="P4">
Under the leadership of Paphun "Rakuva" became the champion of Poland the Universon-2022/23 ahead of schedule. This is a debut champion for the Czestochow club. The Ukrainian midfielder Vladislav Kochergin acts as part of Rakuva. His account is 42 matches in all tournaments in which Mavbek was scored by 10 goals and doubles.</text:p>
      <text:p text:style-name="P4">
<text:span text:style-name="T4">
 Read also: </text:span>
 <text:a xlink:type="simple" xlink:href="https://www.ukrinform.ua/rubric-sports/3703368-lucesku-pisla-perenesenoi-operacii-moze-zaversiti-kareru-trenera-zmi.html" text:style-name="Internet_20_link" text:visited-style-name="Visited_20_Internet_20_Link">
<text:span text:style-name="T4">
 Lucescu </text:span>
</text:a>
According to Ukrinform, Dynamo Mircea Mircea Mirchi Luzykiv Surgery on the left thigh. The meadow is waiting for a long process of rehabilitation after surgery. Oleksandr Shovkovsky became acting head coach at the time hospital.</text:p>
      <text:p text:style-name="P4">
Photo: Getty Image</text:p>
      <text:p text:style-name="P4">
News Source: <text:a xlink:type="simple" xlink:href="https://www.ukrinform.ua/rubric-sports/3707854-golovnij-trener-polskogo-rakuva-marek-papsun-moze-stati-novim-golovnim-trenerom-kiivskogo-dinamo-zmi.html" text:style-name="Internet_20_link" text:visited-style-name="Visited_20_Internet_20_Link">
https://www.ukrinform.ua/rubric-sports/3707854-golovnij-trener-polskogo-rakuva-marek-papsun-moze-stati-novim-golovnim-trenerom-kiivskogo-dinamo-zmi.html</text:a>
</text:p>
      <!--NEWS-->
      <text:h text:style-name="P10" text:outline-level="1">
<text:span text:style-name="T4">
In Vinnitsa, they approved the town planning documentation of the monument dead from the rocket strike of the Russian Federation</text:span>
</text:h>
      <text:p text:style-name="P4">
Authors: Ukrinform (Person)</text:p>
      <text:p text:style-name="P4">
Publisher: Укринформ (Organization)</text:p>
      <text:p text:style-name="P4">
Published Time: 2023-05-11T16:50:16+03:00</text:p>
      <text:p text:style-name="P4">
Modified Time: 2023-05-11T16:50:16+03:00</text:p>
      <text:p text:style-name="P4">
Description: In Vinnitsa, town planning documentation was approved on the memorial sign of the dead as a result of rocket attack on July 14, 2022. - Ukrinform.</text:p>
      <text:p text:style-name="P4">
Images: ["<text:a xlink:type="simple" xlink:href="https://static.ukrinform.com/photos/2023_05/thumb_files/630_360_1683812863-432.jpg" text:style-name="Internet_20_link" text:visited-style-name="Visited_20_Internet_20_Link">
630_360_16838...</text:a>
"]</text:p>
      <text:p text:style-name="P4">
Tags: ["Пам'ятник", 'Вінниця', 'Війна з росією']</text:p>
      <text:p text:style-name="P4">
Type: Article</text:p>
      <!--METADATA-->
      <text:p text:style-name="P4">
<draw:frame draw:style-name="fr1" draw:name="Image118" text:anchor-type="as-char" svg:width="6.9236in" svg:height="3.956343in" draw:z-index="0">
<draw:image xlink:href="../Images/yкринформ/2023-05-11T16-50-16-03-00/630_360_1683812863-432.jpg" xlink:type="simple" xlink:show="embed" xlink:actuate="onLoad" draw:mime-type="image/jpeg"/>
</draw:frame>
Vinnytsia approved town planning documentation on the memorial sign of the deaths of July 14, 2022.</text:p>
      <text:p text:style-name="P4">
About it in <text:a xlink:type="simple" xlink:href="https://t.me/morgunovofficial/3593" text:style-name="Internet_20_link" text:visited-style-name="Visited_20_Internet_20_Link">
</text:a>
Sergey Morgunov reported the city head, Ukrinform reports.</text:p>
      <text:p text:style-name="P4">
"Today, the executive committee of the city council approved the town planning documentation, which allows to install on the Victory Square a memorial sign to the dead in the terrorist attack on July 14, 2022," Morgunov wrote.</text:p>
      <text:p text:style-name="P4">
<text:span text:style-name="T4">
 Read also: </text:span>
 <text:a xlink:type="simple" xlink:href="https://www.ukrinform.ua/rubric-kyiv/3707323-busti-ukrainskih-diaciv-na-stancii-universitet-u-zastosunku-kiiv-cifrovij-pocali-opituvanna.html" text:style-name="Internet_20_link" text:visited-style-name="Visited_20_Internet_20_Link">
</text:a>
According to him, it is a detailed plan of the territory limited by the streets of Zamostyansk, Ostrozky, Volodymyr Vynnychenko, Ivan Bevz, Prospektovtotsubynsky in Vinnitsa, who supported Vinnitsa residents at public listeners.</text:p>
      <text:p text:style-name="P4">
The sketch project of the square in memory of those who died as a result of Russian terrorist missile strikes near the Officers' House, on Victory Square, was presented in March. It also plans to place a memorial sign.</text:p>
      <text:p text:style-name="P4">
*!(https://www.ukrinform.ua/rubric-regions/3702104-na-prikarpatti-demontuvali-pamatnik-so-geroizuvav-cervonu-armiu.html)As it was reported, on July 14, 2022, the enemy fired at the city of Caliber rockets. They hit the building of the Officers' House, destroying it. The surrounding buildings - the house of life "Anniversary", burned down the privateaccontchinum, damaged the RACSU building. About 50 residential buildings were injured. 29 people were killed, including children, more than 200 more.</text:p>
      <text:p text:style-name="P4">
Photo: Vinnytsia City Council</text:p>
      <text:p text:style-name="P4">
News Source: <text:a xlink:type="simple" xlink:href="https://www.ukrinform.ua/rubric-regions/3707858-u-vinnici-zatverdili-mistobudivnu-dokumentaciu-pamatnika-zagiblim-vid-raketnogo-udaru-rf.html" text:style-name="Internet_20_link" text:visited-style-name="Visited_20_Internet_20_Link">
https://www.ukrinform.ua/rubric-regions/3707858-u-vinnici-zatverdili-mistobudivnu-dokumentaciu-pamatnika-zagiblim-vid-raketnogo-udaru-rf.html</text:a>
</text:p>
      <!--NEWS-->
      <text:h text:style-name="P10" text:outline-level="1">
<text:span text:style-name="T4">
In the Bakhmut direction, 165 invaders were eliminated per day, more than 200 were injured</text:span>
</text:h>
      <text:p text:style-name="P4">
Authors: Ukrinform (Person)</text:p>
      <text:p text:style-name="P4">
Publisher: Укринформ (Organization)</text:p>
      <text:p text:style-name="P4">
Published Time: 2023-05-11T16:57:00+03:00</text:p>
      <text:p text:style-name="P4">
Modified Time: 2023-05-11T16:57:00+03:00</text:p>
      <text:p text:style-name="P4">
Description: Over the past day, there were 15 combatants with Russian troops in the Bakhmut direction, the forces of defense destroyed 165 and injured 216 invaders. - Ukrinform.</text:p>
      <text:p text:style-name="P4">
Images: ["<text:a xlink:type="simple" xlink:href="https://static.ukrinform.com/photos/2023_04/thumb_files/630_360_1681489070-713.jpg" text:style-name="Internet_20_link" text:visited-style-name="Visited_20_Internet_20_Link">
630_360_16814...</text:a>
"]</text:p>
      <text:p text:style-name="P4">
Tags: ['Бахмут', 'Обстріл', 'ЗСУ', 'Війна з росією', 'Єдині новини']</text:p>
      <text:p text:style-name="P4">
Type: Article</text:p>
      <!--METADATA-->
      <text:p text:style-name="P4">
<draw:frame draw:style-name="fr1" draw:name="Image119" text:anchor-type="as-char" svg:width="6.9236in" svg:height="3.956343in" draw:z-index="0">
<draw:image xlink:href="../Images/yкринформ/2023-05-11T16-57-00-03-00/630_360_1681489070-713.jpg" xlink:type="simple" xlink:show="embed" xlink:actuate="onLoad" draw:mime-type="image/jpeg"/>
</draw:frame>
The Bakhmut day in the Bakhmut direction took place 15 capitals with the Russian military, the forces of defense destroyed 165 and injured 216 invaders.</text:p>
      <text:p text:style-name="P4">
The spokesman of the Eastern Urgent Armed Forces of the Armed Forces Sergey Cherevaty reported this on the air of the Televahorphone "Unified News", Ukrinform correspondent reports.</text:p>
      <text:p text:style-name="P4">
“In the last day, the enemy made 390 <text:a xlink:type="simple" xlink:href="https://www.ukrinform.ua/tag-obstril" text:style-name="Internet_20_link" text:visited-style-name="Visited_20_Internet_20_Link">
</text:a>
our positions in the Bakhmut direction. There were 15 combatants, 9 Aviar. As a result of the battleships, 165 invaders were destroyed, 216 were injured, one was captured, ”the spokesman said.</text:p>
      <text:p text:style-name="P4">
According to him, 2 Russian T-72 tanks, a landing machine, 2 armored vehicles, UAV control and field warehouse with ammunition were also destroyed.</text:p>
      <text:p text:style-name="P4">
At the same time, according to the spokesman, the number of aircraft and wicked is almost unchanged, while the enemy loses a large number of personal composition.</text:p>
      <text:p text:style-name="P4">
<text:span text:style-name="T4">
 Read also: </text:span>
 <text:a xlink:type="simple" xlink:href="https://www.ukrinform.ua/rubric-other_news/3707661-maemo-castkovij-uspih-bahmut-zdavati-ne-zbiraemosa-danilov.html" text:style-name="Internet_20_link" text:visited-style-name="Visited_20_Internet_20_Link">
<text:span text:style-name="T4">
 Bakhmut </text:span>
</text:a>
Cherevaty also reported that there were 470 latches, 1 hosting and 11 aircraft on the Liman-Kupyansk direction. The forces of defense destroyed 38 accumants, another 65 invaders were injured. In addition, 4 BMPs were destroyed, the Strizh Radio Electronic Wrestling Station, 4 Russian field deposits.</text:p>
      <text:p text:style-name="P4">
As reported by Ukrinform, the Defense Forces of Ukraine from February 24, 2022 to 11th 2023 <text:a xlink:type="simple" xlink:href="https://www.ukrinform.ua/rubric-ato/3707542-sili-oboroni-znisili-vze-196-920-rosijskih-zagarbnikiv.html" text:style-name="Internet_20_link" text:visited-style-name="Visited_20_Internet_20_Link">
</text:a>
 .</text:p>
      <text:p text:style-name="P4">
News Source: <text:a xlink:type="simple" xlink:href="https://www.ukrinform.ua/rubric-ato/3707859-na-bahmutskomu-napramku-za-dobu-likviduvali-165-zagarbnikiv-poranili-ponad-200-cerevatij.html" text:style-name="Internet_20_link" text:visited-style-name="Visited_20_Internet_20_Link">
https://www.ukrinform.ua/rubric-ato/3707859-na-bahmutskomu-napramku-za-dobu-likviduvali-165-zagarbnikiv-poranili-ponad-200-cerevatij.html</text:a>
</text:p>
      <!--NEWS-->
      <text:h text:style-name="P10" text:outline-level="1">
<text:span text:style-name="T4">
Police of the Kyiv region undergoes training on reflection of the probable recurrence of the Russian Federation on the region</text:span>
</text:h>
      <text:p text:style-name="P4">
Authors: Ukrinform (Person)</text:p>
      <text:p text:style-name="P4">
Publisher: Укринформ (Organization)</text:p>
      <text:p text:style-name="P4">
Published Time: 2023-05-11T16:58:32+03:00</text:p>
      <text:p text:style-name="P4">
Modified Time: 2023-05-11T16:58:32+03:00</text:p>
      <text:p text:style-name="P4">
Description: Police of Kyiv region is systematically trained with representatives of the Armed Forces of Ukraine and the Security Service of Ukraine to reflect the probable recurrence of the Russian Federation on the Central Region. - Ukrinform.</text:p>
      <text:p text:style-name="P4">
Images: ["<text:a xlink:type="simple" xlink:href="https://static.ukrinform.com/photos/2017_10/thumb_files/630_360_1507654552-5163.jpeg" text:style-name="Internet_20_link" text:visited-style-name="Visited_20_Internet_20_Link">
630_360_15076...</text:a>
"]</text:p>
      <text:p text:style-name="P4">
Tags: ['Поліція', 'Київщина', 'Війна з росією', 'Андрій Нєбитов']</text:p>
      <text:p text:style-name="P4">
Type: Article</text:p>
      <!--METADATA-->
      <text:p text:style-name="P4">
<draw:frame draw:style-name="fr1" draw:name="Image120" text:anchor-type="as-char" svg:width="6.9236in" svg:height="3.956343in" draw:z-index="0">
<draw:image xlink:href="../Images/yкринформ/2023-05-11T16-58-32-03-00/630_360_1507654552-5163.jpeg" xlink:type="simple" xlink:show="embed" xlink:actuate="onLoad" draw:mime-type="image/jpeg"/>
</draw:frame>
Police officers of the Kyiv region are systematically trained by the representatives of the Armed Forces of Ukraine and the Security Service of Ukraine on reflection of the probable recurrence of the Russian Federation on the Central Region.</text:p>
      <text:p text:style-name="P4">
The Head of the Main Directorate of the National Police in the Kyiv Oblast Iandri Nepbitov told in <text:a xlink:type="simple" xlink:href="https://www.ukrinform.ua/rubric-ato/3707597-andrij-nebitov-nacalnik-golovnogo-upravlinna-nacionalnoi-policii-v-kiivskij-oblasti.html" text:style-name="Internet_20_link" text:visited-style-name="Visited_20_Internet_20_Link">
</text:a>
.</text:p>
      <text:p text:style-name="P4">
“At this time, police of the Central Region are serving in the Chernobyl zone. There were appropriate fortifications, where military units were established, which in cooperation with the police provide protection of the State Border, ”he said.</text:p>
      <text:p text:style-name="P4">
<text:span text:style-name="T4">
 Read also: </text:span>
 <text:a xlink:type="simple" xlink:href="https://www.ukrinform.ua/rubric-regions/3707833-u-sistemu-bezpecna-kiivsina-vze-integruvali-1885-videokamer-nebitov.html" text:style-name="Internet_20_link" text:visited-style-name="Visited_20_Internet_20_Link">
<text:span text:style-name="T4">
 Nebitov </text:span>
</text:a>
Nebitov emphasized that law enforcement officers systematically undergo training of a potential re -terrestrial attack by Russia, which can be divided into two directions.</text:p>
      <text:p text:style-name="P4">
“The first is our inner. We have reviewed the personnel training system. Among the mandatory skills-the possession of automatic weapons, manual gramatomators, mine-explosive business, domestic training, ”-the Celebration of the Main Directorate of the National Police of the Kyiv Region.</text:p>
      <text:p text:style-name="P4">
He emphasized that all the activities of the training center, the management of the circuit support is aimed at ensuring that every police officer of the police officer's skills.</text:p>
      <text:p text:style-name="P4">
<text:span text:style-name="T4">
 Read also: </text:span>
 <text:a xlink:type="simple" xlink:href="https://www.ukrinform.ua/rubric-ato/3707696-policia-kiivsini-priznacila-do-gvardii-nastupu-vze-208-osib-nebitov.html" text:style-name="Internet_20_link" text:visited-style-name="Visited_20_Internet_20_Link">
<text:span text:style-name="T4">
 Nebitov </text:span>
</text:a>
The second, according to him, is training in cooperation with the Armed Forces and the SBU.</text:p>
      <text:p text:style-name="P4">
"With the Security Service of Ukraine, we take measures to identify the DRG, to develop prompt information on possible collaborative and other actions aimed at subversive activities in the context of the security of the country, some persons," Nepbit said.</text:p>
      <text:p text:style-name="P4">
At the same time, he added that with the Armed Forces of Ukraine, law enforcement agencies opened the tactics of police actions in the event of a second offensive. Most of all about the creation of checkpoints, filtration, "raging" of a certain territory, evacuation of the population.</text:p>
      <text:p text:style-name="P4">
<text:span text:style-name="T4">
 Read also: </text:span>
 <text:a xlink:type="simple" xlink:href="https://www.ukrinform.ua/rubric-ato/3707656-policia-kiivsini-vidkrila-majze-115-tisaci-sprav-proti-rosijskih-zlocinciv-nebitov.html" text:style-name="Internet_20_link" text:visited-style-name="Visited_20_Internet_20_Link">
<text:span text:style-name="T4">
 Nebitov </text:span>
</text:a>
</text:p>
      <text:p text:style-name="P4">
As reported by Ukrinform, the National Police installed 1885 camcorders, including more than 30 special video surveillance cameras with a variety of functions of the teaching area, with the possibility of shooting at a very long distance, recognition of objects at night.</text:p>
      <text:p text:style-name="P4">
News Source: <text:a xlink:type="simple" xlink:href="https://www.ukrinform.ua/rubric-regions/3707860-policia-kiivsini-prohodit-trenuvanna-sodo-vidbitta-imovirnogo-povtornogo-nastupu-rf-na-region.html" text:style-name="Internet_20_link" text:visited-style-name="Visited_20_Internet_20_Link">
https://www.ukrinform.ua/rubric-regions/3707860-policia-kiivsini-prohodit-trenuvanna-sodo-vidbitta-imovirnogo-povtornogo-nastupu-rf-na-region.html</text:a>
</text:p>
      <!--NEWS-->
      <text:h text:style-name="P10" text:outline-level="1">
<text:span text:style-name="T4">
Lina Kostenko proposes to provide the title "Honorary Citizen of Kyiv"</text:span>
</text:h>
      <text:p text:style-name="P4">
Authors: Ukrinform (Person)</text:p>
      <text:p text:style-name="P4">
Publisher: Укринформ (Organization)</text:p>
      <text:p text:style-name="P4">
Published Time: 2023-05-11T17:07:39+03:00</text:p>
      <text:p text:style-name="P4">
Modified Time: 2023-05-11T17:07:39+03:00</text:p>
      <text:p text:style-name="P4">
Description: Kyiv City Council deputy Olesya Pynzenyk and Hero of Ukraine Ada Rogovtseva submitted to the Kyiv Mayor Vitaliy Klitschko a petition for the title "Honorary Citizen of Kyiv" Lina Kostenko. - Ukrinform.</text:p>
      <text:p text:style-name="P4">
Images: ["<text:a xlink:type="simple" xlink:href="https://static.ukrinform.com/photos/2020_03/thumb_files/630_360_1584601556-892.jpg" text:style-name="Internet_20_link" text:visited-style-name="Visited_20_Internet_20_Link">
630_360_15846...</text:a>
", "<text:a xlink:type="simple" xlink:href="https://static.ukrinform.com/photos/2023_05/1683813861-544.jpg" text:style-name="Internet_20_link" text:visited-style-name="Visited_20_Internet_20_Link">
1683813861-54...</text:a>
"]</text:p>
      <text:p text:style-name="P4">
Tags: ['Депутат', 'Ліна Костенко', 'Київ']</text:p>
      <text:p text:style-name="P4">
Type: Article</text:p>
      <!--METADATA-->
      <text:p text:style-name="P4">
<draw:frame draw:style-name="fr1" draw:name="Image121" text:anchor-type="as-char" svg:width="6.9236in" svg:height="3.956343in" draw:z-index="0">
<draw:image xlink:href="../Images/yкринформ/2023-05-11T17-07-39-03-00/630_360_1584601556-892.jpg" xlink:type="simple" xlink:show="embed" xlink:actuate="onLoad" draw:mime-type="image/jpeg"/>
</draw:frame>
Deputykakivrada Oles Pynzenyk and Hero of Ukraine Ada Rogovtseva filed the Kyiv City Head of Klitschko's request for the title of "Honorary Citizen of Kyiv" Lyni Kostenko.</text:p>
      <text:p text:style-name="P4">
This was reported <text:a xlink:type="simple" xlink:href="https://kyivcity.gov.ua/news/vidatniy_ukranskiy_pismennitsi_ta_poetesi_lini_kostenko_planuyut_nadati_zvannya_pochesniy_gromadyanin_mista_kiyeva/" text:style-name="Internet_20_link" text:visited-style-name="Visited_20_Internet_20_Link">
</text:a>
, reports Ukrinform.</text:p>
      <text:p text:style-name="P4">
"The deputy of the Kyiv City Council Olesya Pynzenyk together with the Ukrainian actor of theater and cinema, the Hero of Ukraine Ada Rogovtsev filed the Kyiv City Head Vitaliy Klitschko with a petition for the title" Honorary City of Kyiv "prominent Ukrainian writer and poet.</text:p>
      <text:p text:style-name="P4">
<draw:frame draw:style-name="fr1" draw:name="Image122" text:anchor-type="as-char" svg:width="6.9236in" svg:height="5.41847in" draw:z-index="0">
<draw:image xlink:href="../Images/yкринформ/2023-05-11T17-07-39-03-00/1683813861-544.jpg" xlink:type="simple" xlink:show="embed" xlink:actuate="onLoad" draw:mime-type="image/jpeg"/>
</draw:frame>
According to Pynzenik, Lina was and continues to be creative beacomb -de -generations of Ukrainians.</text:p>
      <text:p text:style-name="P4">
"Lina Kostenko is one of the first and brightest in the galaxy of young Ukrainian-Sixties. In the 1960s, the writer was already reading in Poland Tachekhi, her works were published in many countries of the West, but completely ignored her publishing house of Soviet Ukraine. At the same time, Lina Vasylivna not only defended her beliefs, but also protected the rights of other Ukrainian writers in the courts, "the deputy said.</text:p>
      <text:p text:style-name="P4">
<text:span text:style-name="T4">
 Read also: </text:span>
 <text:a xlink:type="simple" xlink:href="https://www.ukrinform.ua/rubric-kyiv/3654984-klicko-vruciv-dzonsonu-vidznaku-pocesnij-gromadanin-kieva.html" text:style-name="Internet_20_link" text:visited-style-name="Visited_20_Internet_20_Link">
<text:span text:style-name="T4">
 Honorary </text:span>
 <text:span text:style-name="T4">
 Citizen </text:span>
</text:a>
She emphasized that Lina Kostenko's poetic and prose work strengthened the consciousness of many generations of Kyivans and Ukrainians in general, has replaced the depths of Ukrainian and European history and perinized with a sense of conscience and dignity.</text:p>
      <text:p text:style-name="P4">
"Lina Kostenko made a great contribution to the development of Ukrainian literature, thus strengthening the authority of our artists on the world stage for ahead of years. Inspect its large-scale public and writing activity, the contribution of the Ukrainian, the world and the city of Kiev in particular, I believe that this outstanding Ukrainian is a woman. The legend that we were lucky to live at one time, is worthy of the title "Honorary Citizen of Kyiv," - said Pynzenik.</text:p>
      <text:p text:style-name="P4">
She noted that the best incentive to confidence in the Ukrainian spirit of the melting of our nation during the war is the recognition and the opportunity to take outstanding people, such as Lina Kostenko."She proves the importance of pro -Ukrainian performs for a common victory every day," the deputy added.</text:p>
      <text:p text:style-name="P4">
As it was reported, the title "Honorary Citizen of Kyiv" is awarded to citizens who have made a significant personal contribution to the socio-economic development of the city of Kyiv, in the case of enrichment of the city's national unaffected heritage.</text:p>
      <text:p text:style-name="P4">
News Source: <text:a xlink:type="simple" xlink:href="https://www.ukrinform.ua/rubric-kyiv/3707862-lini-kostenko-proponuut-nadati-zvanna-pocesnij-gromadanin-mista-kieva.html" text:style-name="Internet_20_link" text:visited-style-name="Visited_20_Internet_20_Link">
https://www.ukrinform.ua/rubric-kyiv/3707862-lini-kostenko-proponuut-nadati-zvanna-pocesnij-gromadanin-mista-kieva.html</text:a>
</text:p>
      <!--NEWS-->
      <text:h text:style-name="P10" text:outline-level="1">
<text:span text:style-name="T4">
The Russians once again fired at the border of Sumy region and Chernihiv region - 14 hits</text:span>
</text:h>
      <text:p text:style-name="P4">
Authors: Ukrinform (Person)</text:p>
      <text:p text:style-name="P4">
Publisher: Укринформ (Organization)</text:p>
      <text:p text:style-name="P4">
Published Time: 2023-05-11T17:09:36+03:00</text:p>
      <text:p text:style-name="P4">
Modified Time: 2023-05-11T17:09:36+03:00</text:p>
      <text:p text:style-name="P4">
Description: The Russian army on Thursday, May 11, struck the next blows in the border areas of Chernihiv and Sumy regions, having carried out a total of 14 more trains. - Ukrinform.</text:p>
      <text:p text:style-name="P4">
Images: ["<text:a xlink:type="simple" xlink:href="https://static.ukrinform.com/photos/2022_04/thumb_files/630_360_1651318370-894.jpg" text:style-name="Internet_20_link" text:visited-style-name="Visited_20_Internet_20_Link">
630_360_16513...</text:a>
"]</text:p>
      <text:p text:style-name="P4">
Tags: ['Обстріл', 'Сумщина', 'Чернігівщина', 'Війна з росією']</text:p>
      <text:p text:style-name="P4">
Type: Article</text:p>
      <!--METADATA-->
      <text:p text:style-name="P4">
<draw:frame draw:style-name="fr1" draw:name="Image123" text:anchor-type="as-char" svg:width="6.9236in" svg:height="3.956343in" draw:z-index="0">
<draw:image xlink:href="../Images/yкринформ/2023-05-11T17-09-36-03-00/630_360_1651318370-894.jpg" xlink:type="simple" xlink:show="embed" xlink:actuate="onLoad" draw:mime-type="image/jpeg"/>
</draw:frame>
The Russian army on Thursday, May 11, struck the next strikes in the border territories of Chernihiv and Sumy regions, having carried out a total of 14 more hits.</text:p>
      <text:p text:style-name="P4">
According to Ukrinform, the operational command "North" reported in <text:a xlink:type="simple" xlink:href="https://t.me/ok_pivnich1/2531" text:style-name="Internet_20_link" text:visited-style-name="Visited_20_Internet_20_Link">
</text:a>
.</text:p>
      <text:p text:style-name="P4">
In particular, from 11:30 to 12:00 in the area of Ukrainian village seven hits, probably, from a mortar of 120 mm caliber.</text:p>
      <text:p text:style-name="P4">
At about 12:00 in the area of the village of Galaganivka there are four trains, probably unmanaged aviation missiles produced by the Russians from the helicopter.</text:p>
      <text:p text:style-name="P4">
From 15:35 to 15:50 in the area of the village of Znob-Novgorod invasions carried out a long time, probably from a mortar of 120 mm caliber.</text:p>
      <text:p text:style-name="P4">
<text:span text:style-name="T4">
 Read also: </text:span>
 <text:a xlink:type="simple" xlink:href="https://www.ukrinform.ua/rubric-ato/3707845-rosiani-vdarili-raketami-po-torecku-postrazdali-sestero-civilnih.html" text:style-name="Internet_20_link" text:visited-style-name="Visited_20_Internet_20_Link">
</text:a>
In all cases, information about losses among the local population or damage to civilian infrastructure was not received.</text:p>
      <text:p text:style-name="P4">
As reported by Ukrinform, as of 11:00 on May 11, the invaders three times <text:a xlink:type="simple" xlink:href="https://www.ukrinform.ua/rubric-ato/3707693-vijska-rf-trici-obstrilali-prikordonna-sumsini-ta-cernigivsini.html" text:style-name="Internet_20_link" text:visited-style-name="Visited_20_Internet_20_Link">
</text:a>
Chernihiv and Sumy regions of changes and aviation.</text:p>
      <text:p text:style-name="P4">
News Source: <text:a xlink:type="simple" xlink:href="https://www.ukrinform.ua/rubric-ato/3707863-rosiani-vkotre-obstrilali-prikordonna-sumsini-ta-cernigivsini-14-vlucan.html" text:style-name="Internet_20_link" text:visited-style-name="Visited_20_Internet_20_Link">
https://www.ukrinform.ua/rubric-ato/3707863-rosiani-vkotre-obstrilali-prikordonna-sumsini-ta-cernigivsini-14-vlucan.html</text:a>
</text:p>
      <!--NEWS-->
      <text:h text:style-name="P10" text:outline-level="1">
<text:span text:style-name="T4">
The invaders fired at Tornado RSSV village in Kharkiv region, wounded</text:span>
</text:h>
      <text:p text:style-name="P4">
Authors: Ukrinform (Person)</text:p>
      <text:p text:style-name="P4">
Publisher: Укринформ (Organization)</text:p>
      <text:p text:style-name="P4">
Published Time: 2023-05-11T17:11:00+03:00</text:p>
      <text:p text:style-name="P4">
Modified Time: 2023-05-11T17:11:00+03:00</text:p>
      <text:p text:style-name="P4">
Description: The troops of the Russian Federation on Thursday, May 11, fired at the village of Veliky Burluk, Kharkiv region, injuring two civilians. - Ukrinform.</text:p>
      <text:p text:style-name="P4">
Images: ["<text:a xlink:type="simple" xlink:href="https://static.ukrinform.com/photos/2023_05/thumb_files/630_360_1683814202-998.jpg" text:style-name="Internet_20_link" text:visited-style-name="Visited_20_Internet_20_Link">
630_360_16838...</text:a>
", "<text:a xlink:type="simple" xlink:href="https://static.ukrinform.com/photos/2023_05/1683814201-806.jpg" text:style-name="Internet_20_link" text:visited-style-name="Visited_20_Internet_20_Link">
1683814201-80...</text:a>
", "<text:a xlink:type="simple" xlink:href="https://static.ukrinform.com/photos/2023_05/1683814201-833.jpg" text:style-name="Internet_20_link" text:visited-style-name="Visited_20_Internet_20_Link">
1683814201-83...</text:a>
"]</text:p>
      <text:p text:style-name="P4">
Tags: None</text:p>
      <text:p text:style-name="P4">
Type: Article</text:p>
      <!--METADATA-->
      <text:p text:style-name="P4">
<draw:frame draw:style-name="fr1" draw:name="Image124" text:anchor-type="as-char" svg:width="6.9236in" svg:height="3.956343in" draw:z-index="0">
<draw:image xlink:href="../Images/yкринформ/2023-05-11T17-11-00-03-00/630_360_1683814202-998.jpg" xlink:type="simple" xlink:show="embed" xlink:actuate="onLoad" draw:mime-type="image/jpeg"/>
</draw:frame>
The Russian Federation on Thursday, May 11, fired at the Veliky Burlukharkiv region, injuring two civilians.</text:p>
      <text:p text:style-name="P4">
As Ukrinform reports, it has reported <text:a xlink:type="simple" xlink:href="https://www.gp.gov.ua/ua/posts/prokurori-ta-slidci-policiyi-pracyuyut-na-misci-vorozogo-obstrilu-smt-velikii-burluk-na-xarkivshhini" text:style-name="Internet_20_link" text:visited-style-name="Visited_20_Internet_20_Link">
</text:a>
According to the investigation, on May 11 at about 11:40 Russian military <text:a xlink:type="simple" xlink:href="https://www.ukrinform.ua/tag-obstril" text:style-name="Internet_20_link" text:visited-style-name="Visited_20_Internet_20_Link">
</text:a>
The Great Burluk, pre -reactive systems of the Tornado Fire.</text:p>
      <text:p text:style-name="P4">
A woman and a 16-year-old girl, damaged private residential buildings and cars of locals were injured.</text:p>
      <text:p text:style-name="P4">
<draw:frame draw:style-name="fr1" draw:name="Image125" text:anchor-type="as-char" svg:width="6.9236in" svg:height="9.498615in" draw:z-index="0">
<draw:image xlink:href="../Images/yкринформ/2023-05-11T17-11-00-03-00/1683814201-806.jpg" xlink:type="simple" xlink:show="embed" xlink:actuate="onLoad" draw:mime-type="image/jpeg"/>
</draw:frame>
After violation of the laws and customs of war(Part 1 of Art. 438 of the Criminal Code of Ukraine)The pre -trial investigation is started.</text:p>
      <text:p text:style-name="P4">
<draw:frame draw:style-name="fr1" draw:name="Image126" text:anchor-type="as-char" svg:width="6.9236in" svg:height="5.199111in" draw:z-index="0">
<draw:image xlink:href="../Images/yкринформ/2023-05-11T17-11-00-03-00/1683814201-833.jpg" xlink:type="simple" xlink:show="embed" xlink:actuate="onLoad" draw:mime-type="image/jpeg"/>
</draw:frame>
<text:span text:style-name="T4">
 Read also: </text:span>
 <text:a xlink:type="simple" xlink:href="https://www.ukrinform.ua/rubric-ato/3707845-rosiani-vdarili-raketami-po-torecku-postrazdali-sestero-civilnih.html" text:style-name="Internet_20_link" text:visited-style-name="Visited_20_Internet_20_Link">
<text:span text:style-name="T4">
 Torets </text:span>
</text:a>
As reported by Ukrinform, May 10 <text:a xlink:type="simple" xlink:href="https://www.ukrinform.ua/rubric-ato/3707403-rosiani-za-sogodni-obstrilali-blizko-20-naselenih-punktiv-harkivsini.html" text:style-name="Internet_20_link" text:visited-style-name="Visited_20_Internet_20_Link">
</text:a>
 <text:a xlink:type="simple" xlink:href="https://www.ukrinform.ua/rubric-ato/3707403-rosiani-za-sogodni-obstrilali-blizko-20-naselenih-punktiv-harkivsini.html" text:style-name="Internet_20_link" text:visited-style-name="Visited_20_Internet_20_Link">
 </text:a>
There were 20 settlements of Kharkiv region, there is a victim among peaceful regulations.</text:p>
      <text:p text:style-name="P4">
News Source: <text:a xlink:type="simple" xlink:href="https://www.ukrinform.ua/rubric-ato/3707864-rosiani-obstrilali-z-rszv-tornado-selise-na-harkivsini-e-poraneni.html" text:style-name="Internet_20_link" text:visited-style-name="Visited_20_Internet_20_Link">
https://www.ukrinform.ua/rubric-ato/3707864-rosiani-obstrilali-z-rszv-tornado-selise-na-harkivsini-e-poraneni.html</text:a>
</text:p>
      <!--NEWS-->
      <text:h text:style-name="P10" text:outline-level="1">
<text:span text:style-name="T4">
China against Taiwan's participation in WHO's work, says - "no political grounds"</text:span>
</text:h>
      <text:p text:style-name="P4">
Authors: Ukrinform (Person)</text:p>
      <text:p text:style-name="P4">
Publisher: Укринформ (Organization)</text:p>
      <text:p text:style-name="P4">
Published Time: 2023-05-11T17:13:00+03:00</text:p>
      <text:p text:style-name="P4">
Modified Time: 2023-05-11T17:13:00+03:00</text:p>
      <text:p text:style-name="P4">
Description: Beijing believes that there are no political grounds for Taiwan in any status in the World Health Organization or other international organization. - Ukrinform.</text:p>
      <text:p text:style-name="P4">
Images: ["<text:a xlink:type="simple" xlink:href="https://static.ukrinform.com/photos/2023_05/thumb_files/630_360_1683814858-971.jpg" text:style-name="Internet_20_link" text:visited-style-name="Visited_20_Internet_20_Link">
630_360_16838...</text:a>
"]</text:p>
      <text:p text:style-name="P4">
Tags: ['Китай', 'США', 'Тайвань', 'ВООЗ']</text:p>
      <text:p text:style-name="P4">
Type: Article</text:p>
      <!--METADATA-->
      <text:p text:style-name="P4">
<draw:frame draw:style-name="fr1" draw:name="Image127" text:anchor-type="as-char" svg:width="6.9236in" svg:height="3.956343in" draw:z-index="0">
<draw:image xlink:href="../Images/yкринформ/2023-05-11T17-13-00-03-00/630_360_1683814858-971.jpg" xlink:type="simple" xlink:show="embed" xlink:actuate="onLoad" draw:mime-type="image/jpeg"/>
</draw:frame>
Beijing think that there are no political grounds for Taiwan in any status in the work of the World Health Organization or other international organization.</text:p>
      <text:p text:style-name="P4">
This was stated at a briefing by the Ministry of Foreign Affairs of the Interior Wanbin, commenting on US Secretary of State Anthony Blinken to invite Taiwan to Geneva's annual meeting, Ukrinform correspondent reports.</text:p>
      <text:p text:style-name="P4">
The diplomat stressed that "there is only one China in the world, and Taiwan is an integral part of China."</text:p>
      <text:p text:style-name="P4">
“Participation of the Taiwan region in the activities of international organizations, including <text:a xlink:type="simple" xlink:href="https://www.ukrinform.ua/tag-vooz" text:style-name="Internet_20_link" text:visited-style-name="Visited_20_Internet_20_Link">
</text:a>
, should be carried out in accordance with the precinctory of one China, ”Van said.</text:p>
      <text:p text:style-name="P4">
According to him, this important principle is confirmed by a number of international documents, in particular, resolutions of the UN General Assembly and WHO itself.</text:p>
      <text:p text:style-name="P4">
“Since the current power(Taiwan - Ed.)Refuses to recognize the consensus in 1992, which embodies the principle of one China, and continues to advocate for independence Talatana,… the political basis for the participation of Taiwan region in WHO is no longer existing, ”the spokesman said, adding that the statement of the United States is a misleading.</text:p>
      <text:p text:style-name="P4">
“China strongly opposes the US statement. Taiwan's question is in China's Centri. This is the number one red line that cannot be crossed, ”Van.</text:p>
      <text:p text:style-name="P4">
<text:span text:style-name="T4">
 Read also: </text:span>
 <text:a xlink:type="simple" xlink:href="https://www.ukrinform.ua/rubric-world/3705506-kitaj-risuce-vistupae-proti-prodazu-spolucenimi-statami-zbroi-tajvanu-mzs.html" text:style-name="Internet_20_link" text:visited-style-name="Visited_20_Internet_20_Link">
<text:span text:style-name="T4">
 Taiwan </text:span>
</text:a>
Taiwan from 2009 to 2016 participated in the WHO Assembly as an observer. After the arrival of power in Taiwan, President Tsi Invven's political force and increased course of independence, China blocked the continuation of this status. Nizcraine, including the United States, advocates Taiwan's participation in the WHO meeting.</text:p>
      <text:p text:style-name="P4">
As reported by Ukrinform, US Secretary of State Anthony Blinken stated that to connect persistently <text:a xlink:type="simple" xlink:href="https://www.ukrinform.ua/rubric-world/3706999-ssa-zaklikaut-vooz-zaprositi-tajvan-na-travnevu-zustric-blinken.html" text:style-name="Internet_20_link" text:visited-style-name="Visited_20_Internet_20_Link">
</text:a>
Participate in the annual meeting in Geneva on May 21-30.</text:p>
      <text:p text:style-name="P4">
_ Photo: era_</text:p>
      <text:p text:style-name="P4">
News Source: <text:a xlink:type="simple" xlink:href="https://www.ukrinform.ua/rubric-world/3707878-kitaj-proti-ucasti-tajvanu-v-roboti-vooz-kaze-nemae-politicnih-pidstav.html" text:style-name="Internet_20_link" text:visited-style-name="Visited_20_Internet_20_Link">
https://www.ukrinform.ua/rubric-world/3707878-kitaj-proti-ucasti-tajvanu-v-roboti-vooz-kaze-nemae-politicnih-pidstav.html</text:a>
</text:p>
      <!--NEWS-->
      <text:h text:style-name="P10" text:outline-level="1">
<text:span text:style-name="T4">
In the south, the enemy in panic sprays efforts in several directions - Humeniuk</text:span>
</text:h>
      <text:p text:style-name="P4">
Authors: Ukrinform (Person)</text:p>
      <text:p text:style-name="P4">
Publisher: Укринформ (Organization)</text:p>
      <text:p text:style-name="P4">
Published Time: 2023-05-11T17:13:11+03:00</text:p>
      <text:p text:style-name="P4">
Modified Time: 2023-05-11T17:13:11+03:00</text:p>
      <text:p text:style-name="P4">
Description: The invaders feel restless before the Ukrainian counter -offensive and, not understanding where to expect the main blow, spray efforts in several directions. - Ukrinform.</text:p>
      <text:p text:style-name="P4">
Images: ["<text:a xlink:type="simple" xlink:href="https://static.ukrinform.com/photos/2023_05/thumb_files/630_360_1683203408-838.jpg" text:style-name="Internet_20_link" text:visited-style-name="Visited_20_Internet_20_Link">
630_360_16832...</text:a>
"]</text:p>
      <text:p text:style-name="P4">
Tags: ['Війна з росією', 'Єдині новини', 'Наталія Гуменюк']</text:p>
      <text:p text:style-name="P4">
Type: Article</text:p>
      <!--METADATA-->
      <text:p text:style-name="P4">
<draw:frame draw:style-name="fr1" draw:name="Image128" text:anchor-type="as-char" svg:width="6.9236in" svg:height="3.956343in" draw:z-index="0">
<draw:image xlink:href="../Images/yкринформ/2023-05-11T17-13-11-03-00/630_360_1683203408-838.jpg" xlink:type="simple" xlink:show="embed" xlink:actuate="onLoad" draw:mime-type="image/jpeg"/>
</draw:frame>
The invaders are restless before the Ukrainian counter -offensive and, not understanding where to look at the main blow, spray efforts in several directions.</text:p>
      <text:p text:style-name="P4">
The head of the united press center of the operative command "South" Natalia Humeniuk, the head of the operative command "South" said on the broadcast of the "only news", reported by Ukrinform.</text:p>
      <text:p text:style-name="P4">
"Their panic is viewed and is that they do not know from what way to expect the maximum impact force, which is why they spray their Zaporozhye direction and Kherson," Humeniuk emphasized.</text:p>
      <text:p text:style-name="P4">
<text:span text:style-name="T4">
 Read also: </text:span>
 <text:a xlink:type="simple" xlink:href="https://www.ukrinform.ua/rubric-ato/3706678-rf-potuzno-obstrilue-hersonsinu-abi-zapobigti-kontrnastupu-gumenuk.html" text:style-name="Internet_20_link" text:visited-style-name="Visited_20_Internet_20_Link">
<text:span text:style-name="T4">
 Humeniuk </text:span>
</text:a>
According to her, the situation in Kherson region is quite tense, the enemy continues to be performed, although it feels detachment by the defense forces, and "tries to seize the position very carefully, because it feels restless in this lane, we are working with a nave."</text:p>
      <text:p text:style-name="P4">
"Very tightly mining from the cutting of the left shore of water deep, trying to ensure the inability for the defense forces to overcome the river peer and subsequent land. So they(invaders - ed.)They are trying to defend themselves, "the spokeswoman said.</text:p>
      <text:p text:style-name="P4">
According to her, the evacuation of the civilians in these areas is "confirmation that they are trying to equip the same defense border that has some hopes."</text:p>
      <text:p text:style-name="P4">
<text:span text:style-name="T4">
 Read also: </text:span>
 <text:a xlink:type="simple" xlink:href="https://www.ukrinform.ua/rubric-ato/3706658-vorog-trimae-u-cornomu-mori-pat-raketonosiiv-z-28-kalibrami-gumenuk.html" text:style-name="Internet_20_link" text:visited-style-name="Visited_20_Internet_20_Link">
<text:span text:style-name="T4">
 Humeniuk </text:span>
</text:a>
As reported by Ukrinform, President Volodymyr Zelenskyy stated that <text:a xlink:type="simple" xlink:href="https://www.ukrinform.ua/rubric-ato/3707632-ukraini-potribno-bilse-casu-dla-kontrnastupu-zelenskij.html" text:style-name="Internet_20_link" text:visited-style-name="Visited_20_Internet_20_Link">
</text:a>
 .</text:p>
      <text:p text:style-name="P4">
News Source: <text:a xlink:type="simple" xlink:href="https://www.ukrinform.ua/rubric-ato/3707865-na-pivdni-vorog-u-panici-rozporosue-zusilla-na-kilka-napramkiv-gumenuk.html" text:style-name="Internet_20_link" text:visited-style-name="Visited_20_Internet_20_Link">
https://www.ukrinform.ua/rubric-ato/3707865-na-pivdni-vorog-u-panici-rozporosue-zusilla-na-kilka-napramkiv-gumenuk.html</text:a>
</text:p>
      <!--NEWS-->
      <text:h text:style-name="P10" text:outline-level="1">
<text:span text:style-name="T4">
Import of Russian oil to India last year increased almost ten - BBC</text:span>
</text:h>
      <text:p text:style-name="P4">
Authors: Ukrinform (Person)</text:p>
      <text:p text:style-name="P4">
Publisher: Укринформ (Organization)</text:p>
      <text:p text:style-name="P4">
Published Time: 2023-05-11T17:14:06+03:00</text:p>
      <text:p text:style-name="P4">
Modified Time: 2023-05-11T17:14:06+03:00</text:p>
      <text:p text:style-name="P4">
Description: In 2022, the import of Russian oil to India increased tenfold, the data of the Indian state lender Bank of Baroda. - Ukrinform.</text:p>
      <text:p text:style-name="P4">
Images: ["<text:a xlink:type="simple" xlink:href="https://static.ukrinform.com/photos/2020_04/thumb_files/630_360_1587540254-431.jpg" text:style-name="Internet_20_link" text:visited-style-name="Visited_20_Internet_20_Link">
630_360_15875...</text:a>
"]</text:p>
      <text:p text:style-name="P4">
Tags: ['Індія', 'нафта', 'росія']</text:p>
      <text:p text:style-name="P4">
Type: Article</text:p>
      <!--METADATA-->
      <text:p text:style-name="P4">
<draw:frame draw:style-name="fr1" draw:name="Image129" text:anchor-type="as-char" svg:width="6.9236in" svg:height="3.956343in" draw:z-index="0">
<draw:image xlink:href="../Images/yкринформ/2023-05-11T17-14-06-03-00/630_360_1587540254-431.jpg" xlink:type="simple" xlink:show="embed" xlink:actuate="onLoad" draw:mime-type="image/jpeg"/>
</draw:frame>
In 2022, the import of Russian oil to India increased tenfold, testify to Daniinddi state lender Bank of Baroda.</text:p>
      <text:p text:style-name="P4">
About it reports <text:a xlink:type="simple" xlink:href="https://www.bbc.com/news/business-65553920" text:style-name="Internet_20_link" text:visited-style-name="Visited_20_Internet_20_Link">
</text:a>
, reports Ukrinform.</text:p>
      <text:p text:style-name="P4">
India managed to save about five billion US dollars by exceeding the procurement of raw oil from Russia.</text:p>
      <text:p text:style-name="P4">
Russia sold energy at China and India discount. In 2021, Russian oil was only 2% of annual imports to India. This figure is now almost 20%, Bank of Baroda reports.</text:p>
      <text:p text:style-name="P4">
<text:span text:style-name="T4">
 Read also: </text:span>
 <text:a xlink:type="simple" xlink:href="https://www.ukrinform.ua/rubric-world/3705215-india-planue-viroblati-rosijsku-zbrou-na-vlasnij-teritorii-zmi.html" text:style-name="Internet_20_link" text:visited-style-name="Visited_20_Internet_20_Link">
</text:a>
According to data, the purchase of oil in Russia during the last financial year saved about $ 89 per ton of raw <text:a xlink:type="simple" xlink:href="https://www.ukrinform.ua/tag-nafta" text:style-name="Internet_20_link" text:visited-style-name="Visited_20_Internet_20_Link">
</text:a>
.</text:p>
      <text:p text:style-name="P4">
Despite the pressure from the United States and Europe, India refused to comply with the Vanunciations of the West on Russian imports. New Delhi also does not directly condemn the full-scale invasion of Russia into Ukraine.</text:p>
      <text:p text:style-name="P4">
<text:span text:style-name="T4">
 Read also: </text:span>
 <text:a xlink:type="simple" xlink:href="https://www.ukrinform.ua/rubric-world/3704453-kitaj-u-berezni-pridbav-u-rosii-za-znizenou-cinou-rekordni-obsagi-nafti-kyodo.html" text:style-name="Internet_20_link" text:visited-style-name="Visited_20_Internet_20_Link">
</text:a>
As reported by Ukrinform, the import of Russian oil into Singapore in the first quarter of 20123 increased almost three times after the European Union forbade imported fetroproducts from the Russian Federation.</text:p>
      <text:p text:style-name="P4">
News Source: <text:a xlink:type="simple" xlink:href="https://www.ukrinform.ua/rubric-economy/3707866-import-rosijskoi-nafti-v-indiu-torik-zris-majze-udesatero-bbc.html" text:style-name="Internet_20_link" text:visited-style-name="Visited_20_Internet_20_Link">
https://www.ukrinform.ua/rubric-economy/3707866-import-rosijskoi-nafti-v-indiu-torik-zris-majze-udesatero-bbc.html</text:a>
</text:p>
      <!--NEWS-->
      <text:h text:style-name="P10" text:outline-level="1">
<text:span text:style-name="T4">
OP told about the priority task to rebuild settlements</text:span>
</text:h>
      <text:p text:style-name="P4">
Authors: Ukrinform (Person)</text:p>
      <text:p text:style-name="P4">
Publisher: Укринформ (Organization)</text:p>
      <text:p text:style-name="P4">
Published Time: 2023-05-11T17:18:50+03:00</text:p>
      <text:p text:style-name="P4">
Modified Time: 2023-05-11T17:18:50+03:00</text:p>
      <text:p text:style-name="P4">
Description: Ukraine will start a large rebuilding immediately after the victory in Russia's war, is now trying to restore that it is possible to repair and provide people with a maximum package of public services. - Ukrinform.</text:p>
      <text:p text:style-name="P4">
Images: ["<text:a xlink:type="simple" xlink:href="https://static.ukrinform.com/photos/2022_10/thumb_files/630_360_1665507187-911.jpg" text:style-name="Internet_20_link" text:visited-style-name="Visited_20_Internet_20_Link">
630_360_16655...</text:a>
"]</text:p>
      <text:p text:style-name="P4">
Tags: ['Офіс Президента', 'Війна з росією', 'Відбудова']</text:p>
      <text:p text:style-name="P4">
Type: Article</text:p>
      <!--METADATA-->
      <text:p text:style-name="P4">
<draw:frame draw:style-name="fr1" draw:name="Image130" text:anchor-type="as-char" svg:width="6.9236in" svg:height="3.956343in" draw:z-index="0">
<draw:image xlink:href="../Images/yкринформ/2023-05-11T17-18-50-03-00/630_360_1665507187-911.jpg" xlink:type="simple" xlink:show="embed" xlink:actuate="onLoad" draw:mime-type="image/jpeg"/>
</draw:frame>
Ukraine's large reconstruction immediately after the victory in Russia's war, is now trying to restore that it is possible to repair quickly and to provide the maximum package of public services.</text:p>
      <text:p text:style-name="P4">
The deputy head of the office of President Alexei Kuleb in [] told about it.(https://www.youtube.com/watch?v=pyYFDqQ1myc&amp;t=248s&amp;ab_channel=%D0%A2%D0%B5%D0%BB%D0%B5%D0%BA%D0%B0%D0%BD%D0%B0%D0%BB%D0%A0%D0%B0%D0%B4%D0%B0), reports Ukrinform.</text:p>
      <text:p text:style-name="P4">
“We will rebuild every piece of our land immediately after our victory. Therefore, the most difficult task now is victory. This is why we, unfortunately, are paying, ”Kuleba said. He emphasized that nowadays, hostilities are being detoured in the settlements or which are close to the war zone, the issue of reconstruction is difficult, given the danger to people through Russian shelling.</text:p>
      <text:p text:style-name="P4">
<text:span text:style-name="T4">
 Read also: </text:span>
 <text:a xlink:type="simple" xlink:href="https://www.ukrinform.ua/rubric-vidbudova/3707762-agentstvo-vidnovlenna-ta-ova-vze-opracuvali-ponad-100-proektiv-iz-vidbudovi-u-desati-regionah.html" text:style-name="Internet_20_link" text:visited-style-name="Visited_20_Internet_20_Link">
<text:span text:style-name="T4">
 rebuilding </text:span>
</text:a>
"This is already greatly complicated not only by the process of reconstruction, but also by the process of restoring the life of communities," - said the deputy head of the OP.</text:p>
      <text:p text:style-name="P4">
According to him, in order to start rebuilding, it is necessary to make a huge amount of work - to change the territory, to restore networks, to restore institutions.</text:p>
      <text:p text:style-name="P4">
Kuleba emphasized that now the primary task is to provide people with a maximal package of public services, "that all settlements are a day for life."</text:p>
      <text:p text:style-name="P4">
<text:span text:style-name="T4">
 Read also: </text:span>
 <text:a xlink:type="simple" xlink:href="https://www.ukrinform.ua/rubric-vidbudova/3707503-genprokuror-ssa-sankcionuvav-peredacu-konfiskovanih-aktiviv-rf-na-vidbudovu-ukraini.html" text:style-name="Internet_20_link" text:visited-style-name="Visited_20_Internet_20_Link">
<text:span text:style-name="T4">
 reconstruction </text:span>
</text:a>
He also reminded that Ukraine is holding the fastest recovery, such as houses that have undergone minor damage so that people can return to their homes.</text:p>
      <text:p text:style-name="P4">
He explained that both budget funds and money partners and funds are involved in such reconstruction.</text:p>
      <text:p text:style-name="P4">
As a result of Russian aggression, about 400 establishments have been completely destroyed in Ukraine, almost 3,000 were damaged.</text:p>
      <text:p text:style-name="P4">
Photo: Facebook Alexei Kuleba</text:p>
      <text:p text:style-name="P4">
News Source: <text:a xlink:type="simple" xlink:href="https://www.ukrinform.ua/rubric-vidbudova/3707868-v-op-rozpovili-pro-persocergove-zavdanna-dla-vidbudovi-naselenih-punktiv.html" text:style-name="Internet_20_link" text:visited-style-name="Visited_20_Internet_20_Link">
https://www.ukrinform.ua/rubric-vidbudova/3707868-v-op-rozpovili-pro-persocergove-zavdanna-dla-vidbudovi-naselenih-punktiv.html</text:a>
</text:p>
      <!--NEWS-->
      <text:h text:style-name="P10" text:outline-level="1">
<text:span text:style-name="T4">
Retail gas station networks continue to reduce prices</text:span>
</text:h>
      <text:p text:style-name="P4">
Authors: Ukrinform (Person)</text:p>
      <text:p text:style-name="P4">
Publisher: Укринформ (Organization)</text:p>
      <text:p text:style-name="P4">
Published Time: 2023-05-11T17:21:30+03:00</text:p>
      <text:p text:style-name="P4">
Modified Time: 2023-05-11T17:21:30+03:00</text:p>
      <text:p text:style-name="P4">
Description: The gas station has a tendency to reduce fuel prices, in particular the average price for gasoline has fallen to 45.98 UAH/l and to 44.91 UAH/l on diesel. - Ukrinform.</text:p>
      <text:p text:style-name="P4">
Images: ["<text:a xlink:type="simple" xlink:href="https://static.ukrinform.com/photos/2012_04/thumb_files/630_360_1335347700.jpg" text:style-name="Internet_20_link" text:visited-style-name="Visited_20_Internet_20_Link">
630_360_13353...</text:a>
", "<text:a xlink:type="simple" xlink:href="https://static.ukrinform.com/photos/2023_05/1683814763-822.jpg" text:style-name="Internet_20_link" text:visited-style-name="Visited_20_Internet_20_Link">
1683814763-82...</text:a>
"]</text:p>
      <text:p text:style-name="P4">
Tags: ['АЗС', 'Бензин', 'Ціни', 'Пальне']</text:p>
      <text:p text:style-name="P4">
Type: Article</text:p>
      <!--METADATA-->
      <text:p text:style-name="P4">
<draw:frame draw:style-name="fr1" draw:name="Image131" text:anchor-type="as-char" svg:width="6.9236in" svg:height="3.956343in" draw:z-index="0">
<draw:image xlink:href="../Images/yкринформ/2023-05-11T17-21-30-03-00/630_360_1335347700.jpg" xlink:type="simple" xlink:show="embed" xlink:actuate="onLoad" draw:mime-type="image/jpeg"/>
</draw:frame>
The background is a tendency to reduce fuel prices, including the average price for gasoline up to 45.98 UAH/l and up to 44.91 UAH/l for diesel.</text:p>
      <text:p text:style-name="P4">
As Ukrinform reports, it reports <text:a xlink:type="simple" xlink:href="https://enkorr.ua/uk/news/rozdrbn_merezh_azs_prodovzhuyut_znizhuvati_cni/254686" text:style-name="Internet_20_link" text:visited-style-name="Visited_20_Internet_20_Link">
</text:a>
.</text:p>
      <text:p text:style-name="P4">
На всі види пального знизила ціну мережа <text:a xlink:type="simple" xlink:href="https://www.ukrinform.ua/tag-azs" text:style-name="Internet_20_link" text:visited-style-name="Visited_20_Internet_20_Link">
 </text:a>
Shell: for gasoline A-95-up to 47.71 UAH/l(-60 cents on a liter), on A-95+-up to 50.40 UAH/l(-50 kop. / L)and on DP - up to 46.80 UAH/l(-1.09 UAH/l).</text:p>
      <text:p text:style-name="P4">
У мережах Chipo й U.GO звичайна «п’ятірка» просіла на 58 і 33 копійки на літрі– до 42,68 грн/л і 44,91 грн/л відповідно. На станціях U.GO також здешевшала й«п’ятірка плюс» і дизпальне – до 46,75 (-20 kop. / L)and 44 UAH/l(-39 kop. / L)in accordance.</text:p>
      <text:p text:style-name="P4">
<draw:frame draw:style-name="fr1" draw:name="Image132" text:anchor-type="as-char" svg:width="6.002345in" svg:height="10.0in" draw:z-index="0">
<draw:image xlink:href="../Images/yкринформ/2023-05-11T17-21-30-03-00/1683814763-822.jpg" xlink:type="simple" xlink:show="embed" xlink:actuate="onLoad" draw:mime-type="image/jpeg"/>
</draw:frame>
The diesel during the day was cheaper more actively than gasoline: at the filling station network, BVS, ChiPo and others, this type of fuel cheaper at 0.11-1.50 UAH/l.</text:p>
      <text:p text:style-name="P4">
<text:span text:style-name="T4">
 Read also: </text:span>
 <text:a xlink:type="simple" xlink:href="https://www.ukrinform.ua/rubric-economy/3706969-kabmin-zaboroniv-import-palnogo-neviznacenogo-pohodzenna.html" text:style-name="Internet_20_link" text:visited-style-name="Visited_20_Internet_20_Link">
</text:a>
In general, gasoline was on average cheaper to 45.98 UAH/l(A -95, -7 kopeck/l)I47,90 UAH/l(A -95+, -5 kopecks/l), diesel - up to 44.91 UAH/l(-13 pennies of a half -year).</text:p>
      <text:p text:style-name="P4">
News Source: <text:a xlink:type="simple" xlink:href="https://www.ukrinform.ua/rubric-economy/3707872-rozdribni-merezi-azs-prodovzuut-znizuvati-cini.html" text:style-name="Internet_20_link" text:visited-style-name="Visited_20_Internet_20_Link">
https://www.ukrinform.ua/rubric-economy/3707872-rozdribni-merezi-azs-prodovzuut-znizuvati-cini.html</text:a>
</text:p>
      <!--NEWS-->
      <text:h text:style-name="P10" text:outline-level="1">
<text:span text:style-name="T4">
Albania asked Poland to support Kosovo's membership in NATO</text:span>
</text:h>
      <text:p text:style-name="P4">
Authors: Ukrinform (Person)</text:p>
      <text:p text:style-name="P4">
Publisher: Укринформ (Organization)</text:p>
      <text:p text:style-name="P4">
Published Time: 2023-05-11T17:27:22+03:00</text:p>
      <text:p text:style-name="P4">
Modified Time: 2023-05-11T17:27:22+03:00</text:p>
      <text:p text:style-name="P4">
Description: Tirana asked Warsaw to support Kosovo's membership in NATO. - Ukrinform.</text:p>
      <text:p text:style-name="P4">
Images: ["<text:a xlink:type="simple" xlink:href="https://static.ukrinform.com/photos/2017_04/thumb_files/630_360_1493024357-5023.jpeg" text:style-name="Internet_20_link" text:visited-style-name="Visited_20_Internet_20_Link">
630_360_14930...</text:a>
"]</text:p>
      <text:p text:style-name="P4">
Tags: ['Албанія', 'Косово', 'НАТО', 'Польща']</text:p>
      <text:p text:style-name="P4">
Type: Article</text:p>
      <!--METADATA-->
      <text:p text:style-name="P4">
<draw:frame draw:style-name="fr1" draw:name="Image133" text:anchor-type="as-char" svg:width="6.9236in" svg:height="3.951035in" draw:z-index="0">
<draw:image xlink:href="../Images/yкринформ/2023-05-11T17-27-22-03-00/630_360_1493024357-5023.jpeg" xlink:type="simple" xlink:show="embed" xlink:actuate="onLoad" draw:mime-type="image/jpeg"/>
</draw:frame>
Tirana posted Warsaw to support Kosovo's membership in NATO.</text:p>
      <text:p text:style-name="P4">
This was stated by President of Albania Bayram Begay during a joint press conference on Thursday with President Duda, President Albania Bayram Begay, Ukrinform.</text:p>
      <text:p text:style-name="P4">
"I asked for Poland's support for the possibility of Kosovo membership in NATO," Baram said.</text:p>
      <text:p text:style-name="P4">
He noted that the summit <text:a xlink:type="simple" xlink:href="https://www.ukrinform.ua/tag-nato" text:style-name="Internet_20_link" text:visited-style-name="Visited_20_Internet_20_Link">
</text:a>
, which will be reached in July in Vilnius, "will be a good opportunity to support Kosovo's tsing."</text:p>
      <text:p text:style-name="P4">
Albania President noted that Russian aggression threatens not only the neighboring Ukrainians but also the Balkan region. Begay noted that Albania unambiguously maintains Ukraine's independence and territorial integrity. He thanked Varashava for the possibility of transferring assistance to Ukraine through a Polish hub.</text:p>
      <text:p text:style-name="P4">
<text:span text:style-name="T4">
 Read also: </text:span>
 <text:a xlink:type="simple" xlink:href="https://www.ukrinform.ua/rubric-world/3703995-kosovo-ta-serbia-ne-zmogli-domovitis-pro-normalizaciu-vidnosin.html" text:style-name="Internet_20_link" text:visited-style-name="Visited_20_Internet_20_Link">
<text:span text:style-name="T4">
 Kosovo </text:span>
</text:a>
It is known that Prime Minister Kosovo Albin Kurty during the meeting of the North Atlantic Council in May 2022 announced his desire to rely on NATO and the EU. This desire he motivated Russian aggression of anti -Ukraine aggression.</text:p>
      <text:p text:style-name="P4">
News Source: <text:a xlink:type="simple" xlink:href="https://www.ukrinform.ua/rubric-world/3707877-albania-poprosila-polsu-pidtrimati-clenstvo-kosova-v-nato.html" text:style-name="Internet_20_link" text:visited-style-name="Visited_20_Internet_20_Link">
https://www.ukrinform.ua/rubric-world/3707877-albania-poprosila-polsu-pidtrimati-clenstvo-kosova-v-nato.html</text:a>
</text:p>
      <!--NEWS-->
      <text:h text:style-name="P10" text:outline-level="1">
<text:span text:style-name="T4">
Since the beginning of the year, ARMA has searched for assets for more than ₴ 23 billion</text:span>
</text:h>
      <text:p text:style-name="P4">
Authors: Ukrinform (Person)</text:p>
      <text:p text:style-name="P4">
Publisher: Укринформ (Organization)</text:p>
      <text:p text:style-name="P4">
Published Time: 2023-05-11T17:30:45+03:00</text:p>
      <text:p text:style-name="P4">
Modified Time: 2023-05-11T17:30:45+03:00</text:p>
      <text:p text:style-name="P4">
Description: During January - April 2023, the National Agency for the Detection, Investigation and Management of Assets received from corruption and other crimes (ARMA) searched for funds and corporate rights in the amount of more than UAH 23 billion. - Ukrinform.</text:p>
      <text:p text:style-name="P4">
Images: ["<text:a xlink:type="simple" xlink:href="https://static.ukrinform.com/photos/2022_08/thumb_files/630_360_1660553796-610.jpg" text:style-name="Internet_20_link" text:visited-style-name="Visited_20_Internet_20_Link">
630_360_16605...</text:a>
"]</text:p>
      <text:p text:style-name="P4">
Tags: ['Арешт', 'АРМА', 'Активи']</text:p>
      <text:p text:style-name="P4">
Type: Article</text:p>
      <!--METADATA-->
      <text:p text:style-name="P4">
<draw:frame draw:style-name="fr1" draw:name="Image134" text:anchor-type="as-char" svg:width="6.9236in" svg:height="3.956343in" draw:z-index="0">
<draw:image xlink:href="../Images/yкринформ/2023-05-11T17-30-45-03-00/630_360_1660553796-610.jpg" xlink:type="simple" xlink:show="embed" xlink:actuate="onLoad" draw:mime-type="image/jpeg"/>
</draw:frame>
Infantry - April 2023 The National Agency for Detection, Investigation(Arma)The funds and corporate rights for the amount of more than UAH 23 billion were searched.</text:p>
      <text:p text:style-name="P4">
This was reported by the press service <text:a xlink:type="simple" xlink:href="https://arma.gov.ua/news/typical/z-pochatku-minulogo-roku-arma-rozshukalo-korprava-ta-koshti-na-sumu-ponad-80-mlrd-grn" text:style-name="Internet_20_link" text:visited-style-name="Visited_20_Internet_20_Link">
</text:a>
, reports Ukrinform.</text:p>
      <text:p text:style-name="P4">
“In January-April this year, according to the results of the processing of law enforcement officers and requests of the Ministry of Justice of Ukraine by experts of the ARMA investigated funds and corporate rights(Share in the authorized capital)for the sum of UAH 23 billion, ”the message reads.</text:p>
      <text:p text:style-name="P4">
In addition, 507 intellectual property rights were revealed during this period, 3,475 of residential and non -residential real estate, 13 114 <text:a xlink:type="simple" xlink:href="https://www.ukrinform.ua/tag-zemla" text:style-name="Internet_20_link" text:visited-style-name="Visited_20_Internet_20_Link">
</text:a>
plots, 4 287 units of transport, 912 days. agricultural machinery with components, 79 608 units other property(goods).</text:p>
      <text:p text:style-name="P4">
<text:span text:style-name="T4">
Читайте також:</text:span>
 <text:a xlink:type="simple" xlink:href="https://www.ukrinform.ua/rubric-economy/3704604-arma-peredalo-upravitelam-aktivi-na-ponad-7-milardiv.html" text:style-name="Internet_20_link" text:visited-style-name="Visited_20_Internet_20_Link">
 <text:span text:style-name="T4">
АРМА</text:span>
 </text:a>
The National Agency emphasizes that since the beginning of 2022, the share of equipment and cash has been searched for more than 80 billion bills.</text:p>
      <text:p text:style-name="P4">
As it was reported, since the beginning of 2023 the National Agency for Displaying, Investigation and Asset Management, received from corruption and other rats(Arma)5,981 appeals to the search of assets.</text:p>
      <text:p text:style-name="P4">
<text:span text:style-name="T5">
Foto: 24tv.ua</text:span>
</text:p>
      <text:p text:style-name="P4">
News Source: <text:a xlink:type="simple" xlink:href="https://www.ukrinform.ua/rubric-economy/3707879-z-pocatku-roku-arma-rozsukalo-aktiviv-na-ponad-23-milardi.html" text:style-name="Internet_20_link" text:visited-style-name="Visited_20_Internet_20_Link">
https://www.ukrinform.ua/rubric-economy/3707879-z-pocatku-roku-arma-rozsukalo-aktiviv-na-ponad-23-milardi.html</text:a>
</text:p>
      <!--NEWS-->
      <text:h text:style-name="P10" text:outline-level="1">
<text:span text:style-name="T4">
Strasbourg showed a stage version of the play dedicated to Vasily Slipak</text:span>
</text:h>
      <text:p text:style-name="P4">
Authors: Ukrinform (Person)</text:p>
      <text:p text:style-name="P4">
Publisher: Укринформ (Organization)</text:p>
      <text:p text:style-name="P4">
Published Time: 2023-05-11T17:33:00+03:00</text:p>
      <text:p text:style-name="P4">
Modified Time: 2023-05-11T17:33:00+03:00</text:p>
      <text:p text:style-name="P4">
Description: At the Strasbourg National Theater, the first stage version of the play of Otvetka@UA/RiPoste, dedicated to the opera performer, Vasyl Slipak, was held at the Strasbourg National Opera Festival, organized by the National Opera of the Du Ren Ren. - Ukrinform.</text:p>
      <text:p text:style-name="P4">
Images: ["<text:a xlink:type="simple" xlink:href="https://static.ukrinform.com/photos/2023_05/thumb_files/630_360_1683815369-122.jpg" text:style-name="Internet_20_link" text:visited-style-name="Visited_20_Internet_20_Link">
630_360_16838...</text:a>
", "<text:a xlink:type="simple" xlink:href="https://static.ukrinform.com/photos/2023_05/1683815425-360.jpg" text:style-name="Internet_20_link" text:visited-style-name="Visited_20_Internet_20_Link">
1683815425-36...</text:a>
"]</text:p>
      <text:p text:style-name="P4">
Tags: ['Франція', 'Культура', 'Страсбург', 'Вистава']</text:p>
      <text:p text:style-name="P4">
Type: Article</text:p>
      <!--METADATA-->
      <text:p text:style-name="P4">
<draw:frame draw:style-name="fr1" draw:name="Image135" text:anchor-type="as-char" svg:width="6.9236in" svg:height="3.956343in" draw:z-index="0">
<draw:image xlink:href="../Images/yкринформ/2023-05-11T17-33-00-03-00/630_360_1683815369-122.jpg" xlink:type="simple" xlink:show="embed" xlink:actuate="onLoad" draw:mime-type="image/jpeg"/>
</draw:frame>
The Strasbourg Union Theater, as part of the Arsmondo Festival, organized by Du Ren, the first stage version of Piessiotvetka@UA/RiPoste, dedicated to the opera performer, Vasyl Slipak, took place.</text:p>
      <text:p text:style-name="P4">
As Ukrinform reports, about it in <text:a xlink:type="simple" xlink:href="https://www.facebook.com/100000924970902/posts/984870132681232/" text:style-name="Internet_20_link" text:visited-style-name="Visited_20_Internet_20_Link">
</text:a>
The author of the play Ned Neszhana reported.</text:p>
      <text:p text:style-name="P4">
<draw:frame draw:style-name="fr1" draw:name="Image136" text:anchor-type="as-char" svg:width="6.9236in" svg:height="9.231467in" draw:z-index="0">
<draw:image xlink:href="../Images/yкринформ/2023-05-11T17-33-00-03-00/1683815425-360.jpg" xlink:type="simple" xlink:show="embed" xlink:actuate="onLoad" draw:mime-type="image/jpeg"/>
</draw:frame>
Photo: Ned Non -Nezhnan/ Facebook</text:p>
      <text:p text:style-name="P4">
The play was presented in the French translation by Viktuar Fabua and Katerynitarasyuk and Laura Verkman.</text:p>
      <text:p text:style-name="P4">
“It was touching, subtly, expressive, deep, in a broken rhythm. Then Baladiscus together with the Franco-German author Marina Skalova(The play Complete and Astronauts)And a moderator of the meeting with Professor of Literature at the University of Pascal Maarar, ”Ms. Nezhdan wrote.</text:p>
      <text:p text:style-name="P4">
She thanked the translators, organizers, theaters and all involved.</text:p>
      <text:p text:style-name="P4">
Recall that in February on the initiative of the Cultural Center of Ukraine in France, the Tafranko-Ukrainian Association "Ideas without borders" of the premiere of the mono-exhibition "Otvetka.ua" <text:a xlink:type="simple" xlink:href="https://www.ukrinform.ua/rubric-diaspora/3669499-u-parizi-vidbulasa-premera-monovistavi-prisvacenoi-vasilu-slipaku.html" text:style-name="Internet_20_link" text:visited-style-name="Visited_20_Internet_20_Link">
</text:a>
in Paris.</text:p>
      <text:p text:style-name="P4">
News Source: <text:a xlink:type="simple" xlink:href="https://www.ukrinform.ua/rubric-diaspora/3707883-u-strasburzi-pokazali-scenicnu-versiu-pesi-prisvacenoi-vasilu-slipaku.html" text:style-name="Internet_20_link" text:visited-style-name="Visited_20_Internet_20_Link">
https://www.ukrinform.ua/rubric-diaspora/3707883-u-strasburzi-pokazali-scenicnu-versiu-pesi-prisvacenoi-vasilu-slipaku.html</text:a>
</text:p>
      <!--NEWS-->
      <text:h text:style-name="P10" text:outline-level="1">
<text:span text:style-name="T4">
In OP conducted a security briefing for the Brazilian delegation</text:span>
</text:h>
      <text:p text:style-name="P4">
Authors: Ukrinform (Person)</text:p>
      <text:p text:style-name="P4">
Publisher: Укринформ (Organization)</text:p>
      <text:p text:style-name="P4">
Published Time: 2023-05-11T17:33:16+03:00</text:p>
      <text:p text:style-name="P4">
Modified Time: 2023-05-11T17:33:16+03:00</text:p>
      <text:p text:style-name="P4">
Description: The Presidential Office has a briefing on safety for the Brazilian delegation, headed by the main adviser to the President of the Federal Republic of Brazil Selso Amorim. - Ukrinform.</text:p>
      <text:p text:style-name="P4">
Images: ["<text:a xlink:type="simple" xlink:href="https://static.ukrinform.com/photos/2023_05/thumb_files/630_360_1683815496-188.jpeg" text:style-name="Internet_20_link" text:visited-style-name="Visited_20_Internet_20_Link">
630_360_16838...</text:a>
", "<text:a xlink:type="simple" xlink:href="https://static.ukrinform.com/photos/2023_05/1683815495-351.jpeg" text:style-name="Internet_20_link" text:visited-style-name="Visited_20_Internet_20_Link">
1683815495-35...</text:a>
", "<text:a xlink:type="simple" xlink:href="https://static.ukrinform.com/photos/2023_05/1683815495-286.jpeg" text:style-name="Internet_20_link" text:visited-style-name="Visited_20_Internet_20_Link">
1683815495-28...</text:a>
"]</text:p>
      <text:p text:style-name="P4">
Tags: ['Бразилія', 'Брифінг', 'Формула миру']</text:p>
      <text:p text:style-name="P4">
Type: Article</text:p>
      <!--METADATA-->
      <text:p text:style-name="P4">
<draw:frame draw:style-name="fr1" draw:name="Image137" text:anchor-type="as-char" svg:width="6.9236in" svg:height="3.956343in" draw:z-index="0">
<draw:image xlink:href="../Images/yкринформ/2023-05-11T17-33-16-03-00/630_360_1683815496-188.jpeg" xlink:type="simple" xlink:show="embed" xlink:actuate="onLoad" draw:mime-type="image/jpeg"/>
</draw:frame>
The office of the President had a briefing on safety for the Brazilian delegation, headed by the main adviser to the President of the Federal Republic of Brazil Selsoamorim.</text:p>
      <text:p text:style-name="P4">
The meeting was attended by the head of OP Andriy Yermak and his deputies Igorzhovkva and Roman Mashovets, the adviser - the Presidential for the Rights of the Child Rehabilitation Darya Gerasimchuk, the Minister of Environmental Protection and Natural Resources Ruslan Strelets, Ukrinform reports <text:a xlink:type="simple" xlink:href="https://www.president.gov.ua/news/v-ofisi-prezidenta-vidbuvsya-brifing-z-pitan-bezpeki-dlya-br-82813" text:style-name="Internet_20_link" text:visited-style-name="Visited_20_Internet_20_Link">
</text:a>
.</text:p>
      <text:p text:style-name="P4">
It is noted that during the briefing of the Brazilians was informed of the challenges that were faced by Ukraine due to the invasion of the Russian Federation.</text:p>
      <text:p text:style-name="P4">
Igor Zhovkva, in particular, told Ukrainian <text:a xlink:type="simple" xlink:href="https://www.ukrinform.ua/tag-formula-miru" text:style-name="Internet_20_link" text:visited-style-name="Visited_20_Internet_20_Link">
</text:a>
aimed at termination of the universal overcoming of the consequences provoked by Russian aggression.</text:p>
      <text:p text:style-name="P4">
Representatives of Ukraine informed the Brazilian delegation in detail the proactal situation on the front, the actions of Russian invaders, in particular, the recent missile attacks of Russia on civil infrastructure and Ukrainian citizens.</text:p>
      <text:p text:style-name="P4">
<draw:frame draw:style-name="fr1" draw:name="Image138" text:anchor-type="as-char" svg:width="6.9236in" svg:height="4.613521in" draw:z-index="0">
<draw:image xlink:href="../Images/yкринформ/2023-05-11T17-33-16-03-00/1683815495-351.jpeg" xlink:type="simple" xlink:show="embed" xlink:actuate="onLoad" draw:mime-type="image/jpeg"/>
</draw:frame>
In his turn, Roman Mashovets stressed that during a full -scale invasion of Russia constantly strikes rockets and drones in the civilian infrastructure, which is a civil terror.</text:p>
      <text:p text:style-name="P4">
Advisor - Presidential Commissioner for the Rights of the Child and Children's Rehabilitation, Darjesimchuk informed the Brazil's delegation on the situation with the deportation of Ukrainian children into temporarily occupied territories and to Russia. Currently, nearly 20,000 children were illegally taken to Russia, she said.</text:p>
      <text:p text:style-name="P4">
The Minister of Environmental Protection and Natural Resources Ruslan Streach told the environment of Ukraine, which is caused by Russian aggression.</text:p>
      <text:p text:style-name="P4">
<text:span text:style-name="T4">
 Read also: </text:span>
 <text:a xlink:type="simple" xlink:href="https://www.ukrinform.ua/rubric-polytics/3707823-zelenskij-obgovoriv-z-radnikom-prezidenta-brazilii-mozlivist-samitu-ukrainalatinska-amerika.html" text:style-name="Internet_20_link" text:visited-style-name="Visited_20_Internet_20_Link">
<text:span text:style-name="T4">
 Brazil </text:span>
</text:a>
"The only plan capable of ceasing Russian aggression in Ukraine is Ukrainian formula," Yermak said.</text:p>
      <text:p text:style-name="P4">
Head of the Office of the Head of State expressed his hope for a further prudent position of Brazilia and personally the President hearded the Silva on Russian armed aggression against Ukraine.</text:p>
      <text:p text:style-name="P4">
<draw:frame draw:style-name="fr1" draw:name="Image139" text:anchor-type="as-char" svg:width="6.9236in" svg:height="4.613521in" draw:z-index="0">
<draw:image xlink:href="../Images/yкринформ/2023-05-11T17-33-16-03-00/1683815495-286.jpeg" xlink:type="simple" xlink:show="embed" xlink:actuate="onLoad" draw:mime-type="image/jpeg"/>
</draw:frame>
</text:p>
      <text:p text:style-name="P4">
"They would be grateful to the Brazilian side and personally President Luli Da Silvi Zadobog in attracting Ukraine to this summit," he said.</text:p>
      <text:p text:style-name="P4">
On behalf of Volodymyr Zelensky delegation, the invitation of the Presidentialbrazil was given a visit to Ukraine at a convenient time.</text:p>
      <text:p text:style-name="P4">
<text:span text:style-name="T5">
Foto: op</text:span>
</text:p>
      <text:p text:style-name="P4">
News Source: <text:a xlink:type="simple" xlink:href="https://www.ukrinform.ua/rubric-polytics/3707880-v-op-proveli-bezpekovij-brifing-dla-brazilskoi-delegacii.html" text:style-name="Internet_20_link" text:visited-style-name="Visited_20_Internet_20_Link">
https://www.ukrinform.ua/rubric-polytics/3707880-v-op-proveli-bezpekovij-brifing-dla-brazilskoi-delegacii.html</text:a>
</text:p>
      <!--NEWS-->
      <text:h text:style-name="P10" text:outline-level="1">
<text:span text:style-name="T4">
"Dryad. Forest Song ”has already collected over € 1 million in Italian rental</text:span>
</text:h>
      <text:p text:style-name="P4">
Authors: Ukrinform (Person)</text:p>
      <text:p text:style-name="P4">
Publisher: Укринформ (Organization)</text:p>
      <text:p text:style-name="P4">
Published Time: 2023-05-11T17:33:33+03:00</text:p>
      <text:p text:style-name="P4">
Modified Time: 2023-05-11T17:33:33+03:00</text:p>
      <text:p text:style-name="P4">
Description: Animation tape "Mavka. Forest Song ”in the third week of a movie rental in Italy has collected more than one million euros. - Ukrinform.</text:p>
      <text:p text:style-name="P4">
Images: ["<text:a xlink:type="simple" xlink:href="https://static.ukrinform.com/photos/2023_02/thumb_files/630_360_1675255427-859.jpg" text:style-name="Internet_20_link" text:visited-style-name="Visited_20_Internet_20_Link">
630_360_16752...</text:a>
"]</text:p>
      <text:p text:style-name="P4">
Tags: ['Італія', 'Мультфільм', 'Мультфільм «Мавка»']</text:p>
      <text:p text:style-name="P4">
Type: Article</text:p>
      <!--METADATA-->
      <text:p text:style-name="P4">
<draw:frame draw:style-name="fr1" draw:name="Image140" text:anchor-type="as-char" svg:width="6.9236in" svg:height="3.956343in" draw:z-index="0">
<draw:image xlink:href="../Images/yкринформ/2023-05-11T17-33-33-03-00/630_360_1675255427-859.jpg" xlink:type="simple" xlink:show="embed" xlink:actuate="onLoad" draw:mime-type="image/jpeg"/>
</draw:frame>
Animation Naster "Mavka. Forest Song ”for the third week of the movie rental in Italy collected a million euros.</text:p>
      <text:p text:style-name="P4">
According to Ukrinform, the State Agency of Ukraine for Cinema reported in <text:a xlink:type="simple" xlink:href="https://www.facebook.com/ukrainefilmagency/posts/pfbid0ZxsYy47PVGgSMVfYrNk2yXip25YUAR7QcEMJBvp2rp2BQXnXcpmrWL4qJ7oDLXM8l" text:style-name="Internet_20_link" text:visited-style-name="Visited_20_Internet_20_Link">
</text:a>
.</text:p>
      <text:p text:style-name="P4">
Так, за даними Держкіно, після третього тижня касові збори мультфільму сягнули1 055 490 євро. Кількість проданих квитків становить 159 202.</text:p>
      <text:p text:style-name="P4">
Прокат в Італії триває.</text:p>
      <text:p text:style-name="P4">
<text:span text:style-name="T4">
Читайте також:</text:span>
 <text:a xlink:type="simple" xlink:href="https://www.ukrinform.ua/rubric-culture/3707755-mavka-lisova-pisna-stala-odnim-iz-najkrasih-filmiv-tizna-u-rumunskomu-prokati-derzkino.html" text:style-name="Internet_20_link" text:visited-style-name="Visited_20_Internet_20_Link">
 <text:span text:style-name="T4">
Мавка</text:span>
 </text:a>
As it was reported, the animated movie "Mavka. Forest Song »Creed Stocks of State and US Agency for International Development(USAID).Кінотеатральну дистрибуцію в Україні здійснює FILM.UA Distribution таKinomania Film Distribution.</text:p>
      <text:p text:style-name="P4">
У кінотеатральному прокаті в Румунії «Мавка. Лісова пісня» стала одним ізнайкращих фільмів тижня.</text:p>
      <text:p text:style-name="P4">
У Франції мультфільм <text:a xlink:type="simple" xlink:href="https://www.ukrinform.ua/rubric-culture/3706342-multfilm-mavka-lisova-pisna-zibrav-u-francii-ponad-35-miljona.html" text:style-name="Internet_20_link" text:visited-style-name="Visited_20_Internet_20_Link">
 </text:a>
.</text:p>
      <text:p text:style-name="P4">
For the first week of rental in Spain "Mavka" <text:a xlink:type="simple" xlink:href="https://www.ukrinform.ua/rubric-culture/3703846-v-ispanii-multfilm-mavka-lisova-pisna-za-persij-tizden-prokatu-zibrav-ponad-3215-tisaci.html" text:style-name="Internet_20_link" text:visited-style-name="Visited_20_Internet_20_Link">
</text:a>
. She was tapped to the five most successful films for weekends.</text:p>
      <text:p text:style-name="P4">
News Source: <text:a xlink:type="simple" xlink:href="https://www.ukrinform.ua/rubric-culture/3707882-mavka-lisova-pisna-vze-zibrala-ponad-1-miljon-v-italijskomu-prokati.html" text:style-name="Internet_20_link" text:visited-style-name="Visited_20_Internet_20_Link">
https://www.ukrinform.ua/rubric-culture/3707882-mavka-lisova-pisna-vze-zibrala-ponad-1-miljon-v-italijskomu-prokati.html</text:a>
</text:p>
      <!--NEWS-->
      <text:h text:style-name="P10" text:outline-level="1">
<text:span text:style-name="T4">
One of the candidates for the post of President of Turkey left races three days before the vote</text:span>
</text:h>
      <text:p text:style-name="P4">
Authors: Ukrinform (Person)</text:p>
      <text:p text:style-name="P4">
Publisher: Укринформ (Organization)</text:p>
      <text:p text:style-name="P4">
Published Time: 2023-05-11T17:36:00+03:00</text:p>
      <text:p text:style-name="P4">
Modified Time: 2023-05-11T17:36:00+03:00</text:p>
      <text:p text:style-name="P4">
Description: One of the candidates for the post of President of Turkey, the leader of the Batkivshchyna Party, Muharram, India withdrew his candidacy from election race three days before the election. - Ukrinform.</text:p>
      <text:p text:style-name="P4">
Images: ["<text:a xlink:type="simple" xlink:href="https://static.ukrinform.com/photos/2022_07/thumb_files/630_360_1656891223-699.jpg" text:style-name="Internet_20_link" text:visited-style-name="Visited_20_Internet_20_Link">
630_360_16568...</text:a>
"]</text:p>
      <text:p text:style-name="P4">
Tags: ['Президент', 'Вибори Президента']</text:p>
      <text:p text:style-name="P4">
Type: Article</text:p>
      <!--METADATA-->
      <text:p text:style-name="P4">
<draw:frame draw:style-name="fr1" draw:name="Image141" text:anchor-type="as-char" svg:width="6.9236in" svg:height="3.956343in" draw:z-index="0">
<draw:image xlink:href="../Images/yкринформ/2023-05-11T17-36-00-03-00/630_360_1656891223-699.jpg" xlink:type="simple" xlink:show="embed" xlink:actuate="onLoad" draw:mime-type="image/jpeg"/>
</draw:frame>
One of Turkey Presidential Candidates, the leader of the Batkivshchyna Party Muharremindzh withdrew his candidacy from election races three days before the election.</text:p>
      <text:p text:style-name="P4">
About it reports Ukrinform with reference to <text:a xlink:type="simple" xlink:href="https://www.cnnturk.com/turkiye/secim-2023/son-dakika-muharrem-ince-adayliktan-cekilecegini-acikladi" text:style-name="Internet_20_link" text:visited-style-name="Visited_20_Internet_20_Link">
</text:a>
“I resisted 45 days. I shoot my candidacy at the final stage, I do for my country, ”Muharram India said.</text:p>
      <text:p text:style-name="P4">
The candidate for the post of president was complained that he was a detached information campaign against him with the dissemination of false information of tanaclets, while the state could not protect his reputation.</text:p>
      <text:p text:style-name="P4">
<text:span text:style-name="T4">
 Read also: </text:span>
 [<text:span text:style-name="T4">
 Turkish </text:span>
 <text:span text:style-name="T4">
 Opposition </text:span>
 <text:span text:style-name="T4">
 decided </text:span>
 <text:span text:style-name="T4">
 </text:span>
 by opponent <text:span text:style-name="T4">
** Erdogan </text:span>
(https://www.ukrinform.ua/rubric-world/3679073-turecka-opozicia-viznacilasa-iz-supernikom-erdogana-na-viborah.html)“The Turkish Republic could not protect my reputation. The state is assigned to protect the reputation of a citizen, a presidential candidate. The prosecutor's office, the media, the security services of this country are responsible for protection, ”he said.</text:p>
      <text:p text:style-name="P4">
Muharrama India emphasized the importance of his party for the future country to vote for her.</text:p>
      <text:p text:style-name="P4">
<text:span text:style-name="T4">
 Read also: </text:span>
 <text:a xlink:type="simple" xlink:href="https://www.ukrinform.ua/rubric-world/3706507-na-tureckij-viborcij-dilnici-v-amsterdami-stalasa-bijka-za-ucasti-300-ludej.html" text:style-name="Internet_20_link" text:visited-style-name="Visited_20_Internet_20_Link">
</text:a>
As reports <text:a xlink:type="simple" xlink:href="https://www.trthaber.com/haber/turkiye/cumhurbaskani-erdogandan-muharrem-ince-yorumu-cekilmesine-uzuldum-766670.html" text:style-name="Internet_20_link" text:visited-style-name="Visited_20_Internet_20_Link">
</text:a>
, in the removal of the candidate, India has already reacted Recep Tayyip Erdogan. "I am sorry, if honestly, I would like this race to last so much," he said.</text:p>
      <text:p text:style-name="P4">
Removing his candidacy, Muharrame India did not indicate whether it was in favor of one of the candidates.</text:p>
      <text:p text:style-name="P4">
Thus in <text:a xlink:type="simple" xlink:href="https://www.ukrinform.ua/tag-vibori" text:style-name="Internet_20_link" text:visited-style-name="Visited_20_Internet_20_Link">
</text:a>
Tricandidates are now involved - the current head of state and the leader of the ruling party of justice and development of Recep Tayip Erdogan, his chief opponent - the leader of the opposition Republican National Party of Turkey Kemal Kilicaroglu and candidate of the departed alliance of the ancestors Sinan Agan.</text:p>
      <text:p text:style-name="P4">
News Source: <text:a xlink:type="simple" xlink:href="https://www.ukrinform.ua/rubric-world/3707886-odin-iz-kandidativ-na-posadu-prezidenta-tureccini-zalisiv-peregoni-za-tri-dni-do-golosuvanna.html" text:style-name="Internet_20_link" text:visited-style-name="Visited_20_Internet_20_Link">
https://www.ukrinform.ua/rubric-world/3707886-odin-iz-kandidativ-na-posadu-prezidenta-tureccini-zalisiv-peregoni-za-tri-dni-do-golosuvanna.html</text:a>
</text:p>
      <!--NEWS-->
      <text:h text:style-name="P10" text:outline-level="1">
<text:span text:style-name="T4">
Before the counter -offensive of the Armed Forces, Russians are massively deported by children - Save Ukraine</text:span>
</text:h>
      <text:p text:style-name="P4">
Authors: Ukrinform (Person)</text:p>
      <text:p text:style-name="P4">
Publisher: Укринформ (Organization)</text:p>
      <text:p text:style-name="P4">
Published Time: 2023-05-11T17:36:49+03:00</text:p>
      <text:p text:style-name="P4">
Modified Time: 2023-05-11T17:36:49+03:00</text:p>
      <text:p text:style-name="P4">
Description: Before the Ukrainian counter -offensive from the adjacent to the line of delimitation of settlements into the territory of the temporarily occupied Crimea and into Russia massively export Ukrainian children. - Ukrinform.</text:p>
      <text:p text:style-name="P4">
Images: ["<text:a xlink:type="simple" xlink:href="https://static.ukrinform.com/photos/2023_05/thumb_files/630_360_1683815696-103.jpg" text:style-name="Internet_20_link" text:visited-style-name="Visited_20_Internet_20_Link">
630_360_16838...</text:a>
"]</text:p>
      <text:p text:style-name="P4">
Tags: ['Депортація', 'Діти', 'Війна з росією', 'Save Ukraine']</text:p>
      <text:p text:style-name="P4">
Type: Article</text:p>
      <!--METADATA-->
      <text:p text:style-name="P4">
<draw:frame draw:style-name="fr1" draw:name="Image142" text:anchor-type="as-char" svg:width="6.9236in" svg:height="3.956343in" draw:z-index="0">
<draw:image xlink:href="../Images/yкринформ/2023-05-11T17-36-49-03-00/630_360_1683815696-103.jpg" xlink:type="simple" xlink:show="embed" xlink:actuate="onLoad" draw:mime-type="image/jpeg"/>
</draw:frame>
The pre -Ukrainian counter -offensive from the adjacent to the line of the settlement territory of the temporarily occupied Crimea and to Russia massively export Ukrainian children.</text:p>
      <text:p text:style-name="P4">
This was stated(2014-2021.)Mykola Kuleba Postpressconference at the Media Center Ukraine - Ukrinform in a comment to correspondent agency.</text:p>
      <text:p text:style-name="P4">
According to him, a few days ago, information was published that 660 Ukrainian children were exported by the occupied Berdyansk, which was collected from the surrounding settlements.</text:p>
      <text:p text:style-name="P4">
“At present, we are still unknown locations where these children are, but we know that before the threat of a counter -offensive of the Ukrainian Armed Forces are now in the territories close to the demarcation line, so -called evacuation is constantly taking place, and adjour we are deportations when children are being imprisoned, planted Buses and take the unique direction, ”he said.</text:p>
      <text:p text:style-name="P4">
<text:span text:style-name="T4">
 Read also: </text:span>
 <text:a xlink:type="simple" xlink:href="https://www.ukrinform.ua/rubric-polytics/3705282-mzs-pro-deportaciu-ditej-zvit-obse-moze-buti-vikoristanij-dla-pritagnenna-rosii-do-vidpovidalnosti.html" text:style-name="Internet_20_link" text:visited-style-name="Visited_20_Internet_20_Link">
<text:span text:style-name="T4">
 deportation </text:span>
</text:a>
“At the time of five days ago, 660 children were taken out of Berdyansk, and now we will speak about thousands of children who are re -exported to the enemy. This is for children who are families and whether they have families at all, we do not now, ”Kuleba added.</text:p>
      <text:p text:style-name="P4">
On May 8, Natalia Humeniuk, the head of the united coordination press center of Ukraine, reported on the air of the National Marathon "Unified News", which the enemy exports to the Berdyansk residents(https://www.ukrinform.ua/tag-hersonsina)In order to create the illusion of concern for civilians and at the expense of them to ensure their units, which they deploy on new borders.</text:p>
      <text:p text:style-name="P4">
<text:span text:style-name="T4">
 Read also: </text:span>
 <text:a xlink:type="simple" xlink:href="https://www.ukrinform.ua/rubric-polytics/3704681-deportacia-ukrainskih-ditej-moze-vvazatisa-voennim-zlocinom-misia-obse.html" text:style-name="Internet_20_link" text:visited-style-name="Visited_20_Internet_20_Link">
<text:span text:style-name="T4">
 Deportation </text:span>
</text:a>
According to Gaulayter, the temporarily occupied part of the Zaporizhzhya region of Balytsky, as of the evening of May 7, 1679 people were moved to Berdyansk, including 660 children. They are placed in "squeezed" recreation establishments of Vbdyansk. Also exported should be accepted by Primorsk and Kirillovka. There is information that further evacuation will be in the Rostov region of the Russian Federation. Or generously.</text:p>
      <text:p text:style-name="P4">
News Source: <text:a xlink:type="simple" xlink:href="https://www.ukrinform.ua/rubric-society/3707884-pered-kontrnastupom-zsu-rosiani-masovo-deportuut-ditej-save-ukraine.html" text:style-name="Internet_20_link" text:visited-style-name="Visited_20_Internet_20_Link">
https://www.ukrinform.ua/rubric-society/3707884-pered-kontrnastupom-zsu-rosiani-masovo-deportuut-ditej-save-ukraine.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5-11T17:39:00+03:00</text:p>
      <text:p text:style-name="P4">
Modified Time: 2023-05-11T17:39: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43" text:anchor-type="as-char" svg:width="6.9236in" svg:height="3.956343in" draw:z-index="0">
<draw:image xlink:href="../Images/yкринформ/2023-05-11T17-39-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44" text:anchor-type="as-char" svg:width="6.9236in" svg:height="6.9236in" draw:z-index="0">
<draw:image xlink:href="../Images/yкринформ/2023-05-11T17-39-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45" text:anchor-type="as-char" svg:width="6.9236in" svg:height="6.9236in" draw:z-index="0">
<draw:image xlink:href="../Images/yкринформ/2023-05-11T17-39-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46" text:anchor-type="as-char" svg:width="6.9236in" svg:height="6.9236in" draw:z-index="0">
<draw:image xlink:href="../Images/yкринформ/2023-05-11T17-39-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47" text:anchor-type="as-char" svg:width="6.9236in" svg:height="6.9236in" draw:z-index="0">
<draw:image xlink:href="../Images/yкринформ/2023-05-11T17-39-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148" text:anchor-type="as-char" svg:width="6.9236in" svg:height="6.9236in" draw:z-index="0">
<draw:image xlink:href="../Images/yкринформ/2023-05-11T17-39-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49" text:anchor-type="as-char" svg:width="6.9236in" svg:height="6.9236in" draw:z-index="0">
<draw:image xlink:href="../Images/yкринформ/2023-05-11T17-39-00-03-00/1659948836-620.jpg" xlink:type="simple" xlink:show="embed" xlink:actuate="onLoad" draw:mime-type="image/jpeg"/>
</draw:frame>
On May 25, 2022, the girl disappeared in the village. Kivsharivka in Kharkiv region.</text:p>
      <text:p text:style-name="P4">
Signs of the baby: looks 17 years old, 158 cm in height, skinny, brownie, gray-green eyes.</text:p>
      <text:p text:style-name="P4">
Special signs: wears glasses.</text:p>
      <text:p text:style-name="P4">
<text:span text:style-name="T4">
 Mykola Grigoriev, 17 years old </text:span>
</text:p>
      <text:p text:style-name="P4">
<draw:frame draw:style-name="fr1" draw:name="Image150" text:anchor-type="as-char" svg:width="6.9236in" svg:height="6.9236in" draw:z-index="0">
<draw:image xlink:href="../Images/yкринформ/2023-05-11T17-39-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151" text:anchor-type="as-char" svg:width="6.9236in" svg:height="6.9236in" draw:z-index="0">
<draw:image xlink:href="../Images/yкринформ/2023-05-11T17-39-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52" text:anchor-type="as-char" svg:width="6.9236in" svg:height="6.9236in" draw:z-index="0">
<draw:image xlink:href="../Images/yкринформ/2023-05-11T17-39-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53" text:anchor-type="as-char" svg:width="6.9236in" svg:height="6.9236in" draw:z-index="0">
<draw:image xlink:href="../Images/yкринформ/2023-05-11T17-39-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Returning children from Russia has become much harder - Mykola Kuleba</text:span>
</text:h>
      <text:p text:style-name="P4">
Authors: Ukrinform (Person)</text:p>
      <text:p text:style-name="P4">
Publisher: Укринформ (Organization)</text:p>
      <text:p text:style-name="P4">
Published Time: 2023-05-11T17:41:00+03:00</text:p>
      <text:p text:style-name="P4">
Modified Time: 2023-05-11T17:41:00+03:00</text:p>
      <text:p text:style-name="P4">
Description: Returning Russia stolen children has become much more difficult. - Ukrinform.</text:p>
      <text:p text:style-name="P4">
Images: ["<text:a xlink:type="simple" xlink:href="https://static.ukrinform.com/photos/2023_05/thumb_files/630_360_1683815136-379.jpg" text:style-name="Internet_20_link" text:visited-style-name="Visited_20_Internet_20_Link">
630_360_16838...</text:a>
"]</text:p>
      <text:p text:style-name="P4">
Tags: ['Діти', 'Викрадення людей', 'Війна з росією']</text:p>
      <text:p text:style-name="P4">
Type: Article</text:p>
      <!--METADATA-->
      <text:p text:style-name="P4">
<draw:frame draw:style-name="fr1" draw:name="Image154" text:anchor-type="as-char" svg:width="6.9236in" svg:height="3.956343in" draw:z-index="0">
<draw:image xlink:href="../Images/yкринформ/2023-05-11T17-41-00-03-00/630_360_1683815136-379.jpg" xlink:type="simple" xlink:show="embed" xlink:actuate="onLoad" draw:mime-type="image/jpeg"/>
</draw:frame>
The return of children by Russia has become much more difficult.</text:p>
      <text:p text:style-name="P4">
This was stated by the executive director of BO Save Ukraine, the Presidential Commissioner for the Rights of the Child in 2014-2021.</text:p>
      <text:p text:style-name="P4">
“Despite the fact that Russian officials report that they ignore the ISS and it is worthless, we can testify that today they are afraid and precipitate the return of children. Returning children has become much more difficult because every sophisticated child in Ukraine is a witness of a crime, ”he said.</text:p>
      <text:p text:style-name="P4">
<text:span text:style-name="T4">
 Read also: </text:span>
 <text:a xlink:type="simple" xlink:href="https://www.ukrinform.ua/rubric-society/3707884-pered-kontrnastupom-zsu-rosiani-masovo-deportuut-ditej-save-ukraine.html" text:style-name="Internet_20_link" text:visited-style-name="Visited_20_Internet_20_Link">
</text:a>
According to Kuleba, the abducted children witness the crime of a genocide against the Ukrainian people who are investigating the International Criminal Court, and may be evidence that will help to hold officials involved in illegal deportation in Russia.</text:p>
      <text:p text:style-name="P4">
"They(Russia - ed.)They are afraid of this, because it helps us to form the Caseid of future sentences not only Putin and Mary in Lviv -Beliv, but also for other persons who made and executed the appropriate decisions, ”Dami Kuleba.</text:p>
      <text:p text:style-name="P4">
As reported by Ukrinform, the Commissioner of the Verkhovna Rada of Human Rights Dmitrylubinets stated that Russia does not provide any data on Ukrainian children who are in place, in particular about their place of residence.</text:p>
      <text:p text:style-name="P4">
<text:span text:style-name="T4">
 Read also: </text:span>
 <text:a xlink:type="simple" xlink:href="https://www.ukrinform.ua/rubric-polytics/3704893-kuleba-privitav-zvit-obse-sodo-vikradenna-rosieu-ukrainskih-ditej.html" text:style-name="Internet_20_link" text:visited-style-name="Visited_20_Internet_20_Link">
</text:a>
In March, the International Criminal Court issued warrants for the arrest of Russian President Putin and the Children's Ombudsman Maria Lviv-Belova. They are suspected in war crimes in the form of illegal deportation and movement of the population, including children, from the occupied territory of Ukraine.</text:p>
      <text:p text:style-name="P4">
News Source: <text:a xlink:type="simple" xlink:href="https://www.ukrinform.ua/rubric-society/3707887-povertati-ditej-z-rosii-stalo-nabagato-vazce-mikola-kuleba.html" text:style-name="Internet_20_link" text:visited-style-name="Visited_20_Internet_20_Link">
https://www.ukrinform.ua/rubric-society/3707887-povertati-ditej-z-rosii-stalo-nabagato-vazce-mikola-kuleba.html</text:a>
</text:p>
      <!--NEWS-->
      <text:h text:style-name="P10" text:outline-level="1">
<text:span text:style-name="T4">
Border guards knocked down four Russian drones in Bakhmut</text:span>
</text:h>
      <text:p text:style-name="P4">
Authors: Ukrinform (Person)</text:p>
      <text:p text:style-name="P4">
Publisher: Укринформ (Organization)</text:p>
      <text:p text:style-name="P4">
Published Time: 2023-05-11T17:49:00+03:00</text:p>
      <text:p text:style-name="P4">
Modified Time: 2023-05-11T17:49:00+03:00</text:p>
      <text:p text:style-name="P4">
Description: In Bakhmut, Donetsk region fighters of the State Border Service of Ukraine reflected another wave of hostile attacks and shot down four Russian drones with antitrone rifles. - Ukrinform.</text:p>
      <text:p text:style-name="P4">
Images: ["<text:a xlink:type="simple" xlink:href="https://static.ukrinform.com/photos/2023_05/thumb_files/630_360_1683816487-299.jpg" text:style-name="Internet_20_link" text:visited-style-name="Visited_20_Internet_20_Link">
630_360_16838...</text:a>
"]</text:p>
      <text:p text:style-name="P4">
Tags: ['Бахмут', 'Безпілотник', 'Дрон', 'Війна з росією']</text:p>
      <text:p text:style-name="P4">
Type: Article</text:p>
      <!--METADATA-->
      <text:p text:style-name="P4">
<draw:frame draw:style-name="fr1" draw:name="Image155" text:anchor-type="as-char" svg:width="6.9236in" svg:height="3.956343in" draw:z-index="0">
<draw:image xlink:href="../Images/yкринформ/2023-05-11T17-49-00-03-00/630_360_1683816487-299.jpg" xlink:type="simple" xlink:show="embed" xlink:actuate="onLoad" draw:mime-type="image/jpeg"/>
</draw:frame>
In the Bakhmutidnetsky region, the fighters of the State Border Guard Service of Ukraine reflected the drawn up of enemy attacks and shot down four Russian non -expilos with the help of antitrone rifles.</text:p>
      <text:p text:style-name="P4">
As Ukrinform reports, the State Tax Service of Ukraine reported in <text:a xlink:type="simple" xlink:href="https://t.me/DPSUkr/11170" text:style-name="Internet_20_link" text:visited-style-name="Visited_20_Internet_20_Link">
</text:a>
The attacks of Russian troops are reflected by mortar calculations in the border guards. According to the State Tax Service, the invaders went away with losses.</text:p>
      <text:p text:style-name="P4">
In another position, Ukrainian defenders discovered two Russian <text:a xlink:type="simple" xlink:href="https://www.ukrinform.ua/tag-bezpilotnik" text:style-name="Internet_20_link" text:visited-style-name="Visited_20_Internet_20_Link">
</text:a>
. Both were disabled with antitrone guns.</text:p>
      <text:p text:style-name="P4">
"The same fate befell another enemy unmanned" couple "who tried to fly at night," the service said.</text:p>
      <text:p text:style-name="P4">
<text:span text:style-name="T4">
 Read also: </text:span>
 <text:a xlink:type="simple" xlink:href="https://www.ukrinform.ua/rubric-ato/3707650-maemo-castkovij-uspih-bahmut-zdavati-ne-zbiraemosa-danilov.html" text:style-name="Internet_20_link" text:visited-style-name="Visited_20_Internet_20_Link">
<text:span text:style-name="T4">
 Bakhmut </text:span>
</text:a>
As reported by Ukrinform, per day <text:a xlink:type="simple" xlink:href="https://www.ukrinform.ua/rubric-ato/3707859-na-bahmutskomu-napramku-za-dobu-likviduvali-165-zagarbnikiv-poranili-ponad-200-cerevatij.html" text:style-name="Internet_20_link" text:visited-style-name="Visited_20_Internet_20_Link">
</text:a>
There were 15 combatants with Russian. The defense forces destroyed 165 invaders, another 216 were wounded.</text:p>
      <text:p text:style-name="P4">
<text:span text:style-name="T5">
Foto: DPSU</text:span>
</text:p>
      <text:p text:style-name="P4">
News Source: <text:a xlink:type="simple" xlink:href="https://www.ukrinform.ua/rubric-ato/3707889-prikordonniki-zbili-cotiri-rosijskih-bezpilotniki-u-bahmuti.html" text:style-name="Internet_20_link" text:visited-style-name="Visited_20_Internet_20_Link">
https://www.ukrinform.ua/rubric-ato/3707889-prikordonniki-zbili-cotiri-rosijskih-bezpilotniki-u-bahmuti.html</text:a>
</text:p>
      <!--NEWS-->
      <text:h text:style-name="P10" text:outline-level="1">
<text:span text:style-name="T4">
Kalinina won the second round of the tournament in Rome</text:span>
</text:h>
      <text:p text:style-name="P4">
Authors: Ukrinform (Person)</text:p>
      <text:p text:style-name="P4">
Publisher: Укринформ (Organization)</text:p>
      <text:p text:style-name="P4">
Published Time: 2023-05-11T17:50:00+03:00</text:p>
      <text:p text:style-name="P4">
Modified Time: 2023-05-11T17:50:00+03:00</text:p>
      <text:p text:style-name="P4">
Description: The Ukrainian beat the Russian tennis player. - Ukrinform.</text:p>
      <text:p text:style-name="P4">
Images: ["<text:a xlink:type="simple" xlink:href="https://static.ukrinform.com/photos/2023_05/thumb_files/630_360_1683815688-272.jpg" text:style-name="Internet_20_link" text:visited-style-name="Visited_20_Internet_20_Link">
630_360_16838...</text:a>
"]</text:p>
      <text:p text:style-name="P4">
Tags: ['Теніс', 'Ангеліна Калініна']</text:p>
      <text:p text:style-name="P4">
Type: Article</text:p>
      <!--METADATA-->
      <text:p text:style-name="P4">
<draw:frame draw:style-name="fr1" draw:name="Image156" text:anchor-type="as-char" svg:width="6.9236in" svg:height="3.956343in" draw:z-index="0">
<draw:image xlink:href="../Images/yкринформ/2023-05-11T17-50-00-03-00/630_360_1683815688-272.jpg" xlink:type="simple" xlink:show="embed" xlink:actuate="onLoad" draw:mime-type="image/jpeg"/>
</draw:frame>
The Ukrainian played a Russian tennis player.</text:p>
      <text:p text:style-name="P4">
Angelina Kalinina won Russian Anna Blinka on a soil tournament tennis association(WTA)- International BNL of Italy - у(Italy), reports Ukrinform.</text:p>
      <text:p text:style-name="P4">
The Ukrainian gave only four games for the whole game. So - 6: 2, 6: 2 Kalinina won.</text:p>
      <text:p text:style-name="P4">
The match lasted 1 hour 26 minutes.</text:p>
      <text:p text:style-name="P4">
In the third circle of competitions, Kalinin will play against the winner of the match by the inter -American Sofia Kenin and Belarusian Arina Sobolenko.</text:p>
      <text:p text:style-name="P4">
<text:span text:style-name="T4">
 Read also: </text:span>
 <text:a xlink:type="simple" xlink:href="https://www.ukrinform.ua/rubric-sports/3707397-curenko-obigrala-svitolinu-na-turniri-u-rimi.html" text:style-name="Internet_20_link" text:visited-style-name="Visited_20_Internet_20_Link">
<text:span text:style-name="T4">
 Tsurenko </text:span>
</text:a>
According to Ukrinform, in the second round of the tournament in Rome will also play Lesytsurenko and Marta Kostyuk.</text:p>
      <text:p text:style-name="P4">
Photo: btu.org.ua</text:p>
      <text:p text:style-name="P4">
News Source: <text:a xlink:type="simple" xlink:href="https://www.ukrinform.ua/rubric-sports/3707892-kalinina-zdobula-peremogu-u-drugomu-koli-turniru-u-rimi.html" text:style-name="Internet_20_link" text:visited-style-name="Visited_20_Internet_20_Link">
https://www.ukrinform.ua/rubric-sports/3707892-kalinina-zdobula-peremogu-u-drugomu-koli-turniru-u-rimi.html</text:a>
</text:p>
      <!--NEWS-->
      <text:h text:style-name="P10" text:outline-level="1">
<text:span text:style-name="T4">
Belgorod-Dnestrovsky Port was auctioned for the third time</text:span>
</text:h>
      <text:p text:style-name="P4">
Authors: Ukrinform (Person)</text:p>
      <text:p text:style-name="P4">
Publisher: Укринформ (Organization)</text:p>
      <text:p text:style-name="P4">
Published Time: 2023-05-11T17:50:24+03:00</text:p>
      <text:p text:style-name="P4">
Modified Time: 2023-05-11T17:50:24+03:00</text:p>
      <text:p text:style-name="P4">
Description: On June 6, the State Property Fund again puts the privatization of the Belgorod-Dnestrovsky Maritime Trade Port because of non-payment by the buyer for the facility. - Ukrinform.</text:p>
      <text:p text:style-name="P4">
Images: ["<text:a xlink:type="simple" xlink:href="https://static.ukrinform.com/photos/2019_03/thumb_files/630_360_1553081163-640.jpg" text:style-name="Internet_20_link" text:visited-style-name="Visited_20_Internet_20_Link">
630_360_15530...</text:a>
"]</text:p>
      <text:p text:style-name="P4">
Tags: ['Аукціон', 'ФДМУ', 'Приватизація', 'Білгород-Дністровський порт']</text:p>
      <text:p text:style-name="P4">
Type: Article</text:p>
      <!--METADATA-->
      <text:p text:style-name="P4">
<draw:frame draw:style-name="fr1" draw:name="Image157" text:anchor-type="as-char" svg:width="6.9236in" svg:height="3.956343in" draw:z-index="0">
<draw:image xlink:href="../Images/yкринформ/2023-05-11T17-50-24-03-00/630_360_1553081163-640.jpg" xlink:type="simple" xlink:show="embed" xlink:actuate="onLoad" draw:mime-type="image/jpeg"/>
</draw:frame>
On June 6, the fund of state property again puts the privatization of the Belgorod-Dnestrovsky Maritime Trade Port because of non-payment by the buyer of funds.</text:p>
      <text:p text:style-name="P4">
About it reports Ukrinform with reference to the press service <text:a xlink:type="simple" xlink:href="https://www.spfu.gov.ua/ua/news/9675.html" text:style-name="Internet_20_link" text:visited-style-name="Visited_20_Internet_20_Link">
</text:a>
.</text:p>
      <text:p text:style-name="P4">
"SPMU will hold a privatization auction for the sale of" Belgorod-Dnestrovsky Maritime Trade Port "on June 6. Bidding will take place at ProZorro. Sales. The starting price is UAH 184.9 million. Guarantee Contribution for Revealing - 37 million UAH(Without VAT). Станом на 31 березня порт має простроченукредиторську заборгованість на суму 118,7 млн грн», - йдеться в повідомленні.</text:p>
      <text:p text:style-name="P4">
Порт розташований на західному березі Дністровського лиману. До його складувходить 59 га основної території порту та понад 5 га портопункту Бугаз вселищі Затока. Також – дев’ять суден, чотири тепловози, 18 портальних кранів,47 транспортних засобів.</text:p>
      <text:p text:style-name="P4">
<text:span text:style-name="T4">
Читайте також:</text:span>
 <text:a xlink:type="simple" xlink:href="https://www.ukrinform.ua/rubric-economy/3704388-fond-derzmajna-znovu-vistavit-na-torgi-elektronmas.html" text:style-name="Internet_20_link" text:visited-style-name="Visited_20_Internet_20_Link">
 </text:a>
As it was reported, in March, the State Property Fund from the second attempt sold at the auction Bilgorod-Dnestrovsky Maritime Trade Port for more than 220 million. But the previous winner did not pay the funds for the object. Therefore, it will be taken to another auction.</text:p>
      <text:p text:style-name="P4">
The buyer is obliged to pay off wages and pay offs within 6 months <text:a xlink:type="simple" xlink:href="https://www.ukrinform.ua/tag-budzet" text:style-name="Internet_20_link" text:visited-style-name="Visited_20_Internet_20_Link">
</text:a>
. He will also not be able to dismiss employees on his own initiative during this period.</text:p>
      <text:p text:style-name="P4">
Photo: AMPU</text:p>
      <text:p text:style-name="P4">
News Source: <text:a xlink:type="simple" xlink:href="https://www.ukrinform.ua/rubric-economy/3707891-bilgoroddnistrovskij-port-vtrete-vistavili-na-aukcion.html" text:style-name="Internet_20_link" text:visited-style-name="Visited_20_Internet_20_Link">
https://www.ukrinform.ua/rubric-economy/3707891-bilgoroddnistrovskij-port-vtrete-vistavili-na-aukcion.html</text:a>
</text:p>
      <!--NEWS-->
      <text:h text:style-name="P10" text:outline-level="1">
<text:span text:style-name="T4">
More than 21,000 Ukrainians have been involved in the Army of Restoration</text:span>
</text:h>
      <text:p text:style-name="P4">
Authors: Ukrinform (Person)</text:p>
      <text:p text:style-name="P4">
Publisher: Укринформ (Organization)</text:p>
      <text:p text:style-name="P4">
Published Time: 2023-05-11T17:51:00+03:00</text:p>
      <text:p text:style-name="P4">
Modified Time: 2023-05-11T17:51:00+03:00</text:p>
      <text:p text:style-name="P4">
Description: The employment service has already issued more than 21.1 thousand directions for the performance of socially useful work on the project "Army of Restoration". - Ukrinform.</text:p>
      <text:p text:style-name="P4">
Images: ["<text:a xlink:type="simple" xlink:href="https://static.ukrinform.com/photos/2022_11/thumb_files/630_360_1669423661-654.jpg" text:style-name="Internet_20_link" text:visited-style-name="Visited_20_Internet_20_Link">
630_360_16694...</text:a>
", "<text:a xlink:type="simple" xlink:href="https://static.ukrinform.com/photos/2023_05/1683817063-945.jpeg" text:style-name="Internet_20_link" text:visited-style-name="Visited_20_Internet_20_Link">
1683817063-94...</text:a>
"]</text:p>
      <text:p text:style-name="P4">
Tags: ['Відбудова', 'Відновлення України', 'Армія відновлення']</text:p>
      <text:p text:style-name="P4">
Type: Article</text:p>
      <!--METADATA-->
      <text:p text:style-name="P4">
<draw:frame draw:style-name="fr1" draw:name="Image158" text:anchor-type="as-char" svg:width="6.9236in" svg:height="3.956343in" draw:z-index="0">
<draw:image xlink:href="../Images/yкринформ/2023-05-11T17-51-00-03-00/630_360_1669423661-654.jpg" xlink:type="simple" xlink:show="embed" xlink:actuate="onLoad" draw:mime-type="image/jpeg"/>
</draw:frame>
Service has already issued more than 21.1 thousand directions for the performance of public useful works under the project "Army of Restoration".</text:p>
      <text:p text:style-name="P4">
According to Ukrinform, the State Employment Service reports in <text:a xlink:type="simple" xlink:href="https://t.me/SESofUkraine/1155" text:style-name="Internet_20_link" text:visited-style-name="Visited_20_Internet_20_Link">
</text:a>
It is noted that as of May 11, 21 115 unemployed from 18 regions are involved in socially useful work from service.</text:p>
      <text:p text:style-name="P4">
<draw:frame draw:style-name="fr1" draw:name="Image159" text:anchor-type="as-char" svg:width="6.9236in" svg:height="8.217923in" draw:z-index="0">
<draw:image xlink:href="../Images/yкринформ/2023-05-11T17-51-00-03-00/1683817063-945.jpeg" xlink:type="simple" xlink:show="embed" xlink:actuate="onLoad" draw:mime-type="image/jpeg"/>
</draw:frame>
For payment for services for the performance of socially useful works, the state directed UAH 123 mln.</text:p>
      <text:p text:style-name="P4">
The department added that the largest number of directions to work on the project <text:a xlink:type="simple" xlink:href="https://www.ukrinform.ua/tag-armia-vidnovlenna" text:style-name="Internet_20_link" text:visited-style-name="Visited_20_Internet_20_Link">
</text:a>
Issued in the Poltava region - 4 322. In the second place Kharkiv region - 3 334 referrals, in the third - in Kyiv region, where the work was given 2 479 unemployed.</text:p>
      <text:p text:style-name="P4">
<text:span text:style-name="T4">
 Read also: </text:span>
 <text:a xlink:type="simple" xlink:href="https://www.ukrinform.ua/rubric-vidbudova/3695784-u-minekonomiki-skazali-skilki-platat-v-armii-vidnovlenna.html" text:style-name="Internet_20_link" text:visited-style-name="Visited_20_Internet_20_Link">
</text:a>
As it was reported, the project "Army of Restoration" was introduced by the Government in the fall of 20122 in order to attract people who have temporarily lost their work to the reconstruction of Ukraine through the performance of socially useful work.</text:p>
      <text:p text:style-name="P4">
News Source: <text:a xlink:type="simple" xlink:href="https://www.ukrinform.ua/rubric-vidbudova/3707896-do-armii-vidnovlenna-zalucili-vze-ponad-21-tisacu-ukrainciv.html" text:style-name="Internet_20_link" text:visited-style-name="Visited_20_Internet_20_Link">
https://www.ukrinform.ua/rubric-vidbudova/3707896-do-armii-vidnovlenna-zalucili-vze-ponad-21-tisacu-ukrainciv.html</text:a>
</text:p>
      <!--NEWS-->
      <text:h text:style-name="P10" text:outline-level="1">
<text:span text:style-name="T4">
Zelensky noted awards with 134 defenders, 122 of them - posthumously</text:span>
</text:h>
      <text:p text:style-name="P4">
Authors: Ukrinform (Person)</text:p>
      <text:p text:style-name="P4">
Publisher: Укринформ (Organization)</text:p>
      <text:p text:style-name="P4">
Published Time: 2023-05-11T17:54:38+03:00</text:p>
      <text:p text:style-name="P4">
Modified Time: 2023-05-11T17:54:38+03:00</text:p>
      <text:p text:style-name="P4">
Description: President Volodymyr Zelenskyy celebrated 134 servicemen with state awards, among them 122 - posthumously.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Нагорода', 'Військові', 'Зеленський', 'Орден', 'Війна з росією']</text:p>
      <text:p text:style-name="P4">
Type: Article</text:p>
      <!--METADATA-->
      <text:p text:style-name="P4">
<draw:frame draw:style-name="fr1" draw:name="Image160" text:anchor-type="as-char" svg:width="6.9236in" svg:height="3.956343in" draw:z-index="0">
<draw:image xlink:href="../Images/yкринформ/2023-05-11T17-54-38-03-00/630_360_1679682020-565.jpeg" xlink:type="simple" xlink:show="embed" xlink:actuate="onLoad" draw:mime-type="image/jpeg"/>
</draw:frame>
Presidential lodge Zelensky celebrated 134 servicemen with state awards, among them 122 - posthumously.</text:p>
      <text:p text:style-name="P4">
Appropriate <text:a xlink:type="simple" xlink:href="https://www.president.gov.ua/documents/2722023-46725" text:style-name="Internet_20_link" text:visited-style-name="Visited_20_Internet_20_Link">
</text:a>
Posted on the website of the Head of State, Ukrinform reports.</text:p>
      <text:p text:style-name="P4">
It is noted that the awards were awarded "for personal courage, revealed in the protection of the state sovereignty and territorial integrity of Ukraine, selfless military duty."</text:p>
      <text:p text:style-name="P4">
<text:span text:style-name="T4">
 Read also: </text:span>
 <text:a xlink:type="simple" xlink:href="https://www.ukrinform.ua/rubric-ato/3707498-same-v-ukraini-svit-bacitime-na-so-zdatna-evropa-prezident.html" text:style-name="Internet_20_link" text:visited-style-name="Visited_20_Internet_20_Link">
</text:a>
The President noted the defenders by the orders of Bohdan Khmelnytsky, "for courage", as well as medals "for military service of Ukraine", "Defender of the Fatherland" and "Live Life".</text:p>
      <text:p text:style-name="P4">
News Source: <text:a xlink:type="simple" xlink:href="https://www.ukrinform.ua/rubric-ato/3707893-zelenskij-vidznaciv-nagorodami-134-zahisnikiv-122-iz-nih-posmertno.html" text:style-name="Internet_20_link" text:visited-style-name="Visited_20_Internet_20_Link">
https://www.ukrinform.ua/rubric-ato/3707893-zelenskij-vidznaciv-nagorodami-134-zahisnikiv-122-iz-nih-posmertno.html</text:a>
</text:p>
      <!--NEWS-->
      <text:h text:style-name="P10" text:outline-level="1">
<text:span text:style-name="T4">
In Melitopol, a list of traitors and collaborators includes about 1000 people - mayor</text:span>
</text:h>
      <text:p text:style-name="P4">
Authors: Ukrinform (Person)</text:p>
      <text:p text:style-name="P4">
Publisher: Укринформ (Organization)</text:p>
      <text:p text:style-name="P4">
Published Time: 2023-05-11T17:59:00+03:00</text:p>
      <text:p text:style-name="P4">
Modified Time: 2023-05-11T17:59:00+03:00</text:p>
      <text:p text:style-name="P4">
Description: In Melitopol and partly the Melitopol district, there were about a thousand traitors and collaborators. All of them were introduced into a special database. - Ukrinform.</text:p>
      <text:p text:style-name="P4">
Images: ["<text:a xlink:type="simple" xlink:href="https://static.ukrinform.com/photos/2023_04/thumb_files/630_360_1681996461-700.jpg" text:style-name="Internet_20_link" text:visited-style-name="Visited_20_Internet_20_Link">
630_360_16819...</text:a>
"]</text:p>
      <text:p text:style-name="P4">
Tags: ['Мелітополь', 'Федоров', 'Єдині новини']</text:p>
      <text:p text:style-name="P4">
Type: Article</text:p>
      <!--METADATA-->
      <text:p text:style-name="P4">
<draw:frame draw:style-name="fr1" draw:name="Image161" text:anchor-type="as-char" svg:width="6.9236in" svg:height="3.956343in" draw:z-index="0">
<draw:image xlink:href="../Images/yкринформ/2023-05-11T17-59-00-03-00/630_360_1681996461-700.jpg" xlink:type="simple" xlink:show="embed" xlink:actuate="onLoad" draw:mime-type="image/jpeg"/>
</draw:frame>
Umelitopoli and partially Melitopol district counted about thousands of organizations and collaborators. All of them were introduced into a special database.</text:p>
      <text:p text:style-name="P4">
Ivan Fedorov, Ukrinform, said this on the national telecommunications "One News".</text:p>
      <text:p text:style-name="P4">
"Our team has made a list of collaborators and traitors who have agreed to work with the enemy. There are about 1000 people in our list, but only the city of Melitopol and partially Melitopol district," he said.</text:p>
      <text:p text:style-name="P4">
<text:span text:style-name="T4">
 Read also: </text:span>
 <text:a xlink:type="simple" xlink:href="https://www.ukrinform.ua/rubric-regions/3706003-u-melitopoli-ta-berdansku-zakrilis-supermarketi-vlasnik-vtik.html" text:style-name="Internet_20_link" text:visited-style-name="Visited_20_Internet_20_Link">
<text:span text:style-name="T4">
 Melitopol </text:span>
</text:a>
According to Fedorov, all these databases are synchronized with databases of the Ukrainian special services.</text:p>
      <text:p text:style-name="P4">
He also noted that it is possible to report collaborators from Melitopol region to electronic mail zradnyk@mlt.gov.ua.</text:p>
      <text:p text:style-name="P4">
According to Ukrinform, the temporarily captured Melitopol and Berdyansk Zaporozhye region closed supermarkets - the owner fled.</text:p>
      <text:p text:style-name="P4">
News Source: <text:a xlink:type="simple" xlink:href="https://www.ukrinform.ua/rubric-regions/3707897-u-melitopoli-do-spisku-zradnikiv-ta-kolaborantiv-vhodit-blizko-1000-osib-mer.html" text:style-name="Internet_20_link" text:visited-style-name="Visited_20_Internet_20_Link">
https://www.ukrinform.ua/rubric-regions/3707897-u-melitopoli-do-spisku-zradnikiv-ta-kolaborantiv-vhodit-blizko-1000-osib-mer.html</text:a>
</text:p>
      <!--NEWS-->
      <text:h text:style-name="P10" text:outline-level="1">
<text:span text:style-name="T4">
The IMF plans to conduct the first view of the program for Ukraine in May</text:span>
</text:h>
      <text:p text:style-name="P4">
Authors: Ukrinform (Person)</text:p>
      <text:p text:style-name="P4">
Publisher: Укринформ (Organization)</text:p>
      <text:p text:style-name="P4">
Published Time: 2023-05-11T18:00:00+03:00</text:p>
      <text:p text:style-name="P4">
Modified Time: 2023-05-11T18:00:00+03:00</text:p>
      <text:p text:style-name="P4">
Description: </text:p>
      <text:p text:style-name="P4">
Міжнародний Валютний Фонд Планує Провести Перший Перегляд Програми Розширеного Фінансування Eff Для України В Другій Половині Травня. — Укрінформ.: </text:p>
      <text:p text:style-name="P4">
Images: ["<text:a xlink:type="simple" xlink:href="https://static.ukrinform.com/photos/2023_04/thumb_files/630_360_1680538218-164.jpg" text:style-name="Internet_20_link" text:visited-style-name="Visited_20_Internet_20_Link">
630_360_16805...</text:a>
"]</text:p>
      <text:p text:style-name="P4">
Tags: ['МВФ', 'Україна']</text:p>
      <text:p text:style-name="P4">
Type: Article</text:p>
      <!--METADATA-->
      <text:p text:style-name="P4">
<draw:frame draw:style-name="fr1" draw:name="Image162" text:anchor-type="as-char" svg:width="6.9236in" svg:height="3.956343in" draw:z-index="0">
<draw:image xlink:href="../Images/yкринформ/2023-05-11T18-00-00-03-00/630_360_1680538218-164.jpg" xlink:type="simple" xlink:show="embed" xlink:actuate="onLoad" draw:mime-type="image/jpeg"/>
</draw:frame>
The International Monetary Fund plans to conduct the first review of the EFF extended financing program for Ukraine in the second half of May.</text:p>
      <text:p text:style-name="P4">
This was reported on Thursday in response to the question of its own correspondentukrugform director of the IMF Communications Department Julia Kozak.</text:p>
      <text:p text:style-name="P4">
"We expect that the first mission will take place later in May," the Fund's representative said.</text:p>
      <text:p text:style-name="P4">
She also clarified that the work of the Fund's representatives will focus on Ukraine's political obligations and EFF conditions. The main thing, this will apply to the spheres of fiscal policy, public administration of the exchange rate of the exchange rate.</text:p>
      <text:p text:style-name="P4">
*!(https://www.ukrinform.ua/rubric-economy/3703321-mvf-dvici-na-rik-peregladatime-programu-rozsirenogo-finansuvanna-ukraini.html)“Of course, the revision will take into account the latest development in the economic and financial facilities, as well as update the prospects and risks for(Ukrainian - ed.)Economics, ”Kozak said.</text:p>
      <text:p text:style-name="P4">
She reminded that <text:a xlink:type="simple" xlink:href="https://www.ukrinform.ua/tag-mvf" text:style-name="Internet_20_link" text:visited-style-name="Visited_20_Internet_20_Link">
</text:a>
It has the so -called "basic scenario" of events in Ukraine, as well as negative - given the innovation associated with Russian aggression.</text:p>
      <text:p text:style-name="P4">
<text:span text:style-name="T4">
 Read also: </text:span>
 <text:a xlink:type="simple" xlink:href="https://www.ukrinform.ua/rubric-economy/3686552-ukraina-vikonala-vrazaucu-robotu-sodo-upravlinna-ekonomikou-v-umovah-vijni-mvf.html" text:style-name="Internet_20_link" text:visited-style-name="Visited_20_Internet_20_Link">
</text:a>
According to Ukrinform, the IMF Executive Council on March 31 <text:a xlink:type="simple" xlink:href="https://www.ukrinform.ua/rubric-economy/3690077-mvf-shvaliv-programu-finansuvanna-dla-ukraini-na-156-milarda.html" text:style-name="Internet_20_link" text:visited-style-name="Visited_20_Internet_20_Link">
</text:a>
, designed for 48 months. The first stage of the IMF has planned frequent views of its implementation, in particular this year there are two such views.</text:p>
      <text:p text:style-name="P4">
News Source: <text:a xlink:type="simple" xlink:href="https://www.ukrinform.ua/rubric-economy/3707894-mvf-planue-provesti-persij-pereglad-programi-dla-ukraini-vze-u-travni.html" text:style-name="Internet_20_link" text:visited-style-name="Visited_20_Internet_20_Link">
https://www.ukrinform.ua/rubric-economy/3707894-mvf-planue-provesti-persij-pereglad-programi-dla-ukraini-vze-u-travni.html</text:a>
</text:p>
      <!--NEWS-->
      <text:h text:style-name="P10" text:outline-level="1">
<text:span text:style-name="T4">
The IMF plans to conduct the first view of the program for Ukraine in May</text:span>
</text:h>
      <text:p text:style-name="P4">
Authors: Ukrinform (Person)</text:p>
      <text:p text:style-name="P4">
Publisher: Укринформ (Organization)</text:p>
      <text:p text:style-name="P4">
Published Time: 2023-05-11T18:00:00+03:00</text:p>
      <text:p text:style-name="P4">
Modified Time: 2023-05-11T18:00:00+03:00</text:p>
      <text:p text:style-name="P4">
Description: </text:p>
      <text:p text:style-name="P4">
Міжнародний Валютний Фонд Планує Провести Перший Перегляд Програми Розширеного Фінансування Eff Для України В Другій Половині Травня. — Укрінформ.: </text:p>
      <text:p text:style-name="P4">
Images: ["<text:a xlink:type="simple" xlink:href="https://static.ukrinform.com/photos/2023_04/thumb_files/630_360_1680538218-164.jpg" text:style-name="Internet_20_link" text:visited-style-name="Visited_20_Internet_20_Link">
630_360_16805...</text:a>
"]</text:p>
      <text:p text:style-name="P4">
Tags: ['МВФ', 'Україна']</text:p>
      <text:p text:style-name="P4">
Type: Article</text:p>
      <!--METADATA-->
      <text:p text:style-name="P4">
<draw:frame draw:style-name="fr1" draw:name="Image163" text:anchor-type="as-char" svg:width="6.9236in" svg:height="3.956343in" draw:z-index="0">
<draw:image xlink:href="../Images/yкринформ/2023-05-11T18-00-00-03-00/630_360_1680538218-164.jpg" xlink:type="simple" xlink:show="embed" xlink:actuate="onLoad" draw:mime-type="image/jpeg"/>
</draw:frame>
The International Monetary Fund plans to conduct the first review of the EFF extended financing program for Ukraine in the second half of May.</text:p>
      <text:p text:style-name="P4">
This was reported on Thursday in response to the question of its own correspondentukrugform director of the IMF Communications Department Julia Kozak.</text:p>
      <text:p text:style-name="P4">
"We expect that the first mission will take place later in May," the Fund's representative said.</text:p>
      <text:p text:style-name="P4">
She also clarified that the work of the Fund's representatives will focus on Ukraine's political obligations and EFF conditions. The main thing, this will apply to the spheres of fiscal policy, public administration of the exchange rate of the exchange rate.</text:p>
      <text:p text:style-name="P4">
*!(https://www.ukrinform.ua/rubric-economy/3703321-mvf-dvici-na-rik-peregladatime-programu-rozsirenogo-finansuvanna-ukraini.html)“Of course, the revision will take into account the latest development in the economic and financial facilities, as well as update the prospects and risks for(Ukrainian - ed.)Economics, ”Kozak said.</text:p>
      <text:p text:style-name="P4">
She reminded that <text:a xlink:type="simple" xlink:href="https://www.ukrinform.ua/tag-mvf" text:style-name="Internet_20_link" text:visited-style-name="Visited_20_Internet_20_Link">
</text:a>
It has the so -called "basic scenario" of events in Ukraine, as well as negative - given the innovation associated with Russian aggression.</text:p>
      <text:p text:style-name="P4">
<text:span text:style-name="T4">
 Read also: </text:span>
 <text:a xlink:type="simple" xlink:href="https://www.ukrinform.ua/rubric-economy/3686552-ukraina-vikonala-vrazaucu-robotu-sodo-upravlinna-ekonomikou-v-umovah-vijni-mvf.html" text:style-name="Internet_20_link" text:visited-style-name="Visited_20_Internet_20_Link">
</text:a>
According to Ukrinform, the IMF Executive Council on March 31 <text:a xlink:type="simple" xlink:href="https://www.ukrinform.ua/rubric-economy/3690077-mvf-shvaliv-programu-finansuvanna-dla-ukraini-na-156-milarda.html" text:style-name="Internet_20_link" text:visited-style-name="Visited_20_Internet_20_Link">
</text:a>
, designed for 48 months. The first stage of the IMF has planned frequent views of its implementation, in particular this year there are two such views.</text:p>
      <text:p text:style-name="P4">
News Source: <text:a xlink:type="simple" xlink:href="https://www.ukrinform.ua/rubric-economy/3707894-mvf-planue-provesti-persij-pereglad-programi-dla-ukraini-vze-u-travni.html" text:style-name="Internet_20_link" text:visited-style-name="Visited_20_Internet_20_Link">
https://www.ukrinform.ua/rubric-economy/3707894-mvf-planue-provesti-persij-pereglad-programi-dla-ukraini-vze-u-travni.html</text:a>
</text:p>
      <!--NEWS-->
      <text:h text:style-name="P10" text:outline-level="1">
<text:span text:style-name="T4">
The Ukrainian Danube Recruitment has begun a reconstruction of the Fleet of the River - Sea</text:span>
</text:h>
      <text:p text:style-name="P4">
Authors: Ukrinform (Person)</text:p>
      <text:p text:style-name="P4">
Publisher: Укринформ (Organization)</text:p>
      <text:p text:style-name="P4">
Published Time: 2023-05-11T18:06:30+03:00</text:p>
      <text:p text:style-name="P4">
Modified Time: 2023-05-11T18:06:30+03:00</text:p>
      <text:p text:style-name="P4">
Description: The Ukrainian Danube Recruitment began to restore the Fleet of the River - Sea on the repair of a dry cargo ship. - Ukrinform.</text:p>
      <text:p text:style-name="P4">
Images: ["<text:a xlink:type="simple" xlink:href="https://static.ukrinform.com/photos/2023_05/thumb_files/630_360_1683817204-545.jpg" text:style-name="Internet_20_link" text:visited-style-name="Visited_20_Internet_20_Link">
630_360_16838...</text:a>
", "<text:a xlink:type="simple" xlink:href="https://static.ukrinform.com/photos/2023_05/1683817443-435.jpg" text:style-name="Internet_20_link" text:visited-style-name="Visited_20_Internet_20_Link">
1683817443-43...</text:a>
", "<text:a xlink:type="simple" xlink:href="https://static.ukrinform.com/photos/2023_05/1683817442-609.jpg" text:style-name="Internet_20_link" text:visited-style-name="Visited_20_Internet_20_Link">
1683817442-60...</text:a>
", "<text:a xlink:type="simple" xlink:href="https://static.ukrinform.com/photos/2023_05/1683817442-616.jpg" text:style-name="Internet_20_link" text:visited-style-name="Visited_20_Internet_20_Link">
1683817442-61...</text:a>
"]</text:p>
      <text:p text:style-name="P4">
Tags: ['Корабель', 'Ремонт', 'Українське Дунайське пароплавство']</text:p>
      <text:p text:style-name="P4">
Type: Article</text:p>
      <!--METADATA-->
      <text:p text:style-name="P4">
<draw:frame draw:style-name="fr1" draw:name="Image164" text:anchor-type="as-char" svg:width="6.9236in" svg:height="3.956343in" draw:z-index="0">
<draw:image xlink:href="../Images/yкринформ/2023-05-11T18-06-30-03-00/630_360_1683817204-545.jpg" xlink:type="simple" xlink:show="embed" xlink:actuate="onLoad" draw:mime-type="image/jpeg"/>
</draw:frame>
The Ukrainian Square Staff began to restore the Fleet of the River - Sea Fleet Repair of a dry cargo ship.</text:p>
      <text:p text:style-name="P4">
As Ukrinform reports, he reported in <text:a xlink:type="simple" xlink:href="https://www.facebook.com/permalink.php" text:style-name="Internet_20_link" text:visited-style-name="Visited_20_Internet_20_Link">
</text:a>
Dmitry Moskalenko CEO.</text:p>
      <text:p text:style-name="P4">
“We are starting a program of development and restoration of maritime transportation!Restore the Drying Fleet of the River - Sea. It is the most popular today's vessels on the Danube, which is actively involved in the export of Ukrainian agar production, ”the message reads.</text:p>
      <text:p text:style-name="P4">
<draw:frame draw:style-name="fr1" draw:name="Image165" text:anchor-type="as-char" svg:width="6.9236in" svg:height="6.100412in" draw:z-index="0">
<draw:image xlink:href="../Images/yкринформ/2023-05-11T18-06-30-03-00/1683817443-435.jpg" xlink:type="simple" xlink:show="embed" xlink:actuate="onLoad" draw:mime-type="image/jpeg"/>
</draw:frame>
Currently, the first returned from the freight of the shipping vessel. In particular, the dock repair of the dry cargo begins <text:a xlink:type="simple" xlink:href="https://www.ukrinform.ua/tag-korabel" text:style-name="Internet_20_link" text:visited-style-name="Visited_20_Internet_20_Link">
</text:a>
Vilkovo, which has been on Charter since March 2017.</text:p>
      <text:p text:style-name="P4">
<draw:frame draw:style-name="fr1" draw:name="Image166" text:anchor-type="as-char" svg:width="6.9236in" svg:height="6.220365in" draw:z-index="0">
<draw:image xlink:href="../Images/yкринформ/2023-05-11T18-06-30-03-00/1683817442-609.jpg" xlink:type="simple" xlink:show="embed" xlink:actuate="onLoad" draw:mime-type="image/jpeg"/>
</draw:frame>
According to the UDP head, the vessel will update the system of purification of ballast waters in accordance with international requirements and a large amount of other works. The renewed and upgraded vessel will start working this summer.</text:p>
      <text:p text:style-name="P4">
<draw:frame draw:style-name="fr1" draw:name="Image167" text:anchor-type="as-char" svg:width="6.9236in" svg:height="4.833699in" draw:z-index="0">
<draw:image xlink:href="../Images/yкринформ/2023-05-11T18-06-30-03-00/1683817442-616.jpg" xlink:type="simple" xlink:show="embed" xlink:actuate="onLoad" draw:mime-type="image/jpeg"/>
</draw:frame>
Volkovo ship - a universal dry cargo vessel intended for transportation of general, bulk cargoes of different nomenclature, grain, containers. In December 2008, the ship was arrested at Psakhn's port(Greece)For perennial debts to local companies. Released in March 2010.</text:p>
      <text:p text:style-name="P4">
<text:span text:style-name="T4">
 Read also: </text:span>
 <text:a xlink:type="simple" xlink:href="https://www.ukrinform.ua/rubric-economy/3703188-dla-ukrainskogo-dunajskogo-paroplavstva-kapitalno-vidremontuvali-sim-barz.html" text:style-name="Internet_20_link" text:visited-style-name="Visited_20_Internet_20_Link">
</text:a>
As it was reported, PJSC "Ukrainian Danube Shipping" <text:a xlink:type="simple" xlink:href="https://www.ukrinform.ua/rubric-economy/3707288-dunajske-paroplavstvo-gotue-do-spusku-na-vodu-buksir-odesa.html" text:style-name="Internet_20_link" text:visited-style-name="Visited_20_Internet_20_Link">
</text:a>
. It is the second tugboat in the composition of the steamboat, which works with caravans with 9 barges.</text:p>
      <text:p text:style-name="P4">
<text:span text:style-name="T5">
Foto: Dmitry Moskalenko, Facebook</text:span>
</text:p>
      <text:p text:style-name="P4">
News Source: <text:a xlink:type="simple" xlink:href="https://www.ukrinform.ua/rubric-economy/3707900-ukrainske-dunajske-paroplavstvo-rozpocalo-vidnovlenna-flotu-tipu-rika-more.html" text:style-name="Internet_20_link" text:visited-style-name="Visited_20_Internet_20_Link">
https://www.ukrinform.ua/rubric-economy/3707900-ukrainske-dunajske-paroplavstvo-rozpocalo-vidnovlenna-flotu-tipu-rika-more.html</text:a>
</text:p>
      <!--NEWS-->
      <text:h text:style-name="P10" text:outline-level="1">
<text:span text:style-name="T4">
The Ukrainian Danube Recruitment has begun a reconstruction of the Fleet of the River - Sea</text:span>
</text:h>
      <text:p text:style-name="P4">
Authors: Ukrinform (Person)</text:p>
      <text:p text:style-name="P4">
Publisher: Укринформ (Organization)</text:p>
      <text:p text:style-name="P4">
Published Time: 2023-05-11T18:06:30+03:00</text:p>
      <text:p text:style-name="P4">
Modified Time: 2023-05-11T18:06:30+03:00</text:p>
      <text:p text:style-name="P4">
Description: The Ukrainian Danube Recruitment began to restore the Fleet of the River - Sea on the repair of a dry cargo ship. - Ukrinform.</text:p>
      <text:p text:style-name="P4">
Images: ["<text:a xlink:type="simple" xlink:href="https://static.ukrinform.com/photos/2023_05/thumb_files/630_360_1683817204-545.jpg" text:style-name="Internet_20_link" text:visited-style-name="Visited_20_Internet_20_Link">
630_360_16838...</text:a>
", "<text:a xlink:type="simple" xlink:href="https://static.ukrinform.com/photos/2023_05/1683817443-435.jpg" text:style-name="Internet_20_link" text:visited-style-name="Visited_20_Internet_20_Link">
1683817443-43...</text:a>
", "<text:a xlink:type="simple" xlink:href="https://static.ukrinform.com/photos/2023_05/1683817442-609.jpg" text:style-name="Internet_20_link" text:visited-style-name="Visited_20_Internet_20_Link">
1683817442-60...</text:a>
", "<text:a xlink:type="simple" xlink:href="https://static.ukrinform.com/photos/2023_05/1683817442-616.jpg" text:style-name="Internet_20_link" text:visited-style-name="Visited_20_Internet_20_Link">
1683817442-61...</text:a>
"]</text:p>
      <text:p text:style-name="P4">
Tags: ['Корабель', 'Ремонт', 'Українське Дунайське пароплавство']</text:p>
      <text:p text:style-name="P4">
Type: Article</text:p>
      <!--METADATA-->
      <text:p text:style-name="P4">
<draw:frame draw:style-name="fr1" draw:name="Image168" text:anchor-type="as-char" svg:width="6.9236in" svg:height="3.956343in" draw:z-index="0">
<draw:image xlink:href="../Images/yкринформ/2023-05-11T18-06-30-03-00/630_360_1683817204-545.jpg" xlink:type="simple" xlink:show="embed" xlink:actuate="onLoad" draw:mime-type="image/jpeg"/>
</draw:frame>
The Ukrainian Square Staff began to restore the Fleet of the River - Sea Fleet Repair of a dry cargo ship.</text:p>
      <text:p text:style-name="P4">
As Ukrinform reports, he reported in <text:a xlink:type="simple" xlink:href="https://www.facebook.com/permalink.php" text:style-name="Internet_20_link" text:visited-style-name="Visited_20_Internet_20_Link">
</text:a>
Dmitry Moskalenko CEO.</text:p>
      <text:p text:style-name="P4">
“We are starting a program of development and restoration of maritime transportation!Restore the Drying Fleet of the River - Sea. It is the most popular today's vessels on the Danube, which is actively involved in the export of Ukrainian agar production, ”the message reads.</text:p>
      <text:p text:style-name="P4">
<draw:frame draw:style-name="fr1" draw:name="Image169" text:anchor-type="as-char" svg:width="6.9236in" svg:height="6.100412in" draw:z-index="0">
<draw:image xlink:href="../Images/yкринформ/2023-05-11T18-06-30-03-00/1683817443-435.jpg" xlink:type="simple" xlink:show="embed" xlink:actuate="onLoad" draw:mime-type="image/jpeg"/>
</draw:frame>
Currently, the first returned from the freight of the shipping vessel. In particular, the dock repair of the dry cargo begins <text:a xlink:type="simple" xlink:href="https://www.ukrinform.ua/tag-korabel" text:style-name="Internet_20_link" text:visited-style-name="Visited_20_Internet_20_Link">
</text:a>
Vilkovo, which has been on Charter since March 2017.</text:p>
      <text:p text:style-name="P4">
<draw:frame draw:style-name="fr1" draw:name="Image170" text:anchor-type="as-char" svg:width="6.9236in" svg:height="6.220365in" draw:z-index="0">
<draw:image xlink:href="../Images/yкринформ/2023-05-11T18-06-30-03-00/1683817442-609.jpg" xlink:type="simple" xlink:show="embed" xlink:actuate="onLoad" draw:mime-type="image/jpeg"/>
</draw:frame>
According to the UDP head, the vessel will update the system of purification of ballast waters in accordance with international requirements and a large amount of other works. The renewed and upgraded vessel will start working this summer.</text:p>
      <text:p text:style-name="P4">
<draw:frame draw:style-name="fr1" draw:name="Image171" text:anchor-type="as-char" svg:width="6.9236in" svg:height="4.833699in" draw:z-index="0">
<draw:image xlink:href="../Images/yкринформ/2023-05-11T18-06-30-03-00/1683817442-616.jpg" xlink:type="simple" xlink:show="embed" xlink:actuate="onLoad" draw:mime-type="image/jpeg"/>
</draw:frame>
Volkovo ship - a universal dry cargo vessel intended for transportation of general, bulk cargoes of different nomenclature, grain, containers. In December 2008, the ship was arrested at Psakhn's port(Greece)For perennial debts to local companies. Released in March 2010.</text:p>
      <text:p text:style-name="P4">
<text:span text:style-name="T4">
 Read also: </text:span>
 <text:a xlink:type="simple" xlink:href="https://www.ukrinform.ua/rubric-economy/3703188-dla-ukrainskogo-dunajskogo-paroplavstva-kapitalno-vidremontuvali-sim-barz.html" text:style-name="Internet_20_link" text:visited-style-name="Visited_20_Internet_20_Link">
</text:a>
As it was reported, PJSC "Ukrainian Danube Shipping" <text:a xlink:type="simple" xlink:href="https://www.ukrinform.ua/rubric-economy/3707288-dunajske-paroplavstvo-gotue-do-spusku-na-vodu-buksir-odesa.html" text:style-name="Internet_20_link" text:visited-style-name="Visited_20_Internet_20_Link">
</text:a>
. It is the second tugboat in the composition of the steamboat, which works with caravans with 9 barges.</text:p>
      <text:p text:style-name="P4">
<text:span text:style-name="T5">
Foto: Dmitry Moskalenko, Facebook</text:span>
</text:p>
      <text:p text:style-name="P4">
News Source: <text:a xlink:type="simple" xlink:href="https://www.ukrinform.ua/rubric-economy/3707900-ukrainske-dunajske-paroplavstvo-rozpocalo-vidnovlenna-flotu-tipu-rika-more.html" text:style-name="Internet_20_link" text:visited-style-name="Visited_20_Internet_20_Link">
https://www.ukrinform.ua/rubric-economy/3707900-ukrainske-dunajske-paroplavstvo-rozpocalo-vidnovlenna-flotu-tipu-rika-more.html</text:a>
</text:p>
      <!--NEWS-->
      <text:h text:style-name="P10" text:outline-level="1">
<text:span text:style-name="T4">
There was an explosion in the apartment in Germany, 12 people were injured</text:span>
</text:h>
      <text:p text:style-name="P4">
Authors: Ukrinform (Person)</text:p>
      <text:p text:style-name="P4">
Publisher: Укринформ (Organization)</text:p>
      <text:p text:style-name="P4">
Published Time: 2023-05-11T18:10:59+03:00</text:p>
      <text:p text:style-name="P4">
Modified Time: 2023-05-11T18:10:59+03:00</text:p>
      <text:p text:style-name="P4">
Description: In the German city of Ratingen there was an explosion in an apartment building, which caused 12 people. - Ukrinform.</text:p>
      <text:p text:style-name="P4">
Images: ["<text:a xlink:type="simple" xlink:href="https://static.ukrinform.com/photos/2023_05/thumb_files/630_360_1683817834-236.jpg" text:style-name="Internet_20_link" text:visited-style-name="Visited_20_Internet_20_Link">
630_360_16838...</text:a>
"]</text:p>
      <text:p text:style-name="P4">
Tags: ['Німеччина', 'Вибух']</text:p>
      <text:p text:style-name="P4">
Type: Article</text:p>
      <!--METADATA-->
      <text:p text:style-name="P4">
<draw:frame draw:style-name="fr1" draw:name="Image172" text:anchor-type="as-char" svg:width="6.9236in" svg:height="3.956343in" draw:z-index="0">
<draw:image xlink:href="../Images/yкринформ/2023-05-11T18-10-59-03-00/630_360_1683817834-236.jpg" xlink:type="simple" xlink:show="embed" xlink:actuate="onLoad" draw:mime-type="image/jpeg"/>
</draw:frame>
An explosion in an apartment building occurred to the University city of Ratingen, which was affected by 12 people.</text:p>
      <text:p text:style-name="P4">
About it reports <text:a xlink:type="simple" xlink:href="https://www.bild.de/regional/duesseldorf/duesseldorf-aktuell/polizisten-verletzt-explosion-in-ratingen-nrw-83885420.bild.html" text:style-name="Internet_20_link" text:visited-style-name="Visited_20_Internet_20_Link">
</text:a>
, Ukrinform correspondent reports.</text:p>
      <text:p text:style-name="P4">
According to the publication, <text:a xlink:type="simple" xlink:href="https://www.ukrinform.ua/tag-vibuh" text:style-name="Internet_20_link" text:visited-style-name="Visited_20_Internet_20_Link">
</text:a>
He was probably deliberate.</text:p>
      <text:p text:style-name="P4">
Police and firefighters were called by residents of the house because one was overwhelmed, and the neighbors were suspected. When the law enforcement was open to open the door to the apartment, there was an explosion.</text:p>
      <text:p text:style-name="P4">
The Minister of Internal Affairs of the North Rhine-Westphalia Herbert Reulted that he had a suspicion of being in a person's apartment. "When the police arrived, they opened the door of the apartment. In the fire covered in the premises was a son and mother; the man staged a blanket," he said.</text:p>
      <text:p text:style-name="P4">
<text:span text:style-name="T4">
 Read also: </text:span>
 <text:a xlink:type="simple" xlink:href="https://www.ukrinform.ua/rubric-world/3707739-u-nimeccini-profspilka-zupinit-potagi-na-50-godin.html" text:style-name="Internet_20_link" text:visited-style-name="Visited_20_Internet_20_Link">
<text:span text:style-name="T4">
 German </text:span>
</text:a>
According to preliminary data, ten firefighters and two police disposal, some injury is very serious.</text:p>
      <text:p text:style-name="P4">
It is noted that the apartment found a corpse.</text:p>
      <text:p text:style-name="P4">
Special assignee and snipers are involved in the place of the detachment, and snipers.</text:p>
      <text:p text:style-name="P4">
<text:span text:style-name="T5">
Foto: dpa</text:span>
</text:p>
      <text:p text:style-name="P4">
News Source: <text:a xlink:type="simple" xlink:href="https://www.ukrinform.ua/rubric-world/3707901-na-zahodi-nimeccini-stavsa-vibuh-u-kvartiri-postrazdali-12-ludej.html" text:style-name="Internet_20_link" text:visited-style-name="Visited_20_Internet_20_Link">
https://www.ukrinform.ua/rubric-world/3707901-na-zahodi-nimeccini-stavsa-vibuh-u-kvartiri-postrazdali-12-ludej.html</text:a>
</text:p>
      <!--NEWS-->
      <text:h text:style-name="P10" text:outline-level="1">
<text:span text:style-name="T4">
Special French Supporter mobilizes Ukraine's support in Japan</text:span>
</text:h>
      <text:p text:style-name="P4">
Authors: Ukrinform (Person)</text:p>
      <text:p text:style-name="P4">
Publisher: Укринформ (Organization)</text:p>
      <text:p text:style-name="P4">
Published Time: 2023-05-11T18:14:31+03:00</text:p>
      <text:p text:style-name="P4">
Modified Time: 2023-05-11T18:14:31+03:00</text:p>
      <text:p text:style-name="P4">
Description: French Special Messenger on Assistance and Restoration of Ukraine Pierre Elbronn discusses Ukraine's conctional support during a visit to Japan. - Ukrinform.</text:p>
      <text:p text:style-name="P4">
Images: ["<text:a xlink:type="simple" xlink:href="https://static.ukrinform.com/photos/2023_05/thumb_files/630_360_1683818051-722.jpeg" text:style-name="Internet_20_link" text:visited-style-name="Visited_20_Internet_20_Link">
630_360_16838...</text:a>
"]</text:p>
      <text:p text:style-name="P4">
Tags: ['Японія', 'Франція', 'допомога', 'Війна з росією']</text:p>
      <text:p text:style-name="P4">
Type: Article</text:p>
      <!--METADATA-->
      <text:p text:style-name="P4">
<draw:frame draw:style-name="fr1" draw:name="Image173" text:anchor-type="as-char" svg:width="6.9236in" svg:height="3.956343in" draw:z-index="0">
<draw:image xlink:href="../Images/yкринформ/2023-05-11T18-14-31-03-00/630_360_1683818051-722.jpeg" xlink:type="simple" xlink:show="embed" xlink:actuate="onLoad" draw:mime-type="image/jpeg"/>
</draw:frame>
The special ambassador of France on the issues of assistance and restoration of Ukraine Pjerelbronn, during a visit to Japan, discusses Ukraine's concrete support.</text:p>
      <text:p text:style-name="P4">
This was reported in <text:a xlink:type="simple" xlink:href="https://twitter.com/FranceenUkraine/status/1656655217193287682" text:style-name="Internet_20_link" text:visited-style-name="Visited_20_Internet_20_Link">
</text:a>
Franks in Ukraine, Ukrinform reports.</text:p>
      <text:p text:style-name="P4">
"Pierre Elbronn, Special Messenger <text:a xlink:type="simple" xlink:href="https://www.ukrinform.ua/tag-francia" text:style-name="Internet_20_link" text:visited-style-name="Visited_20_Internet_20_Link">
</text:a>
On assistance and restoration of Ukraine, it is in Japan from May 9 to May 12. In cooperation with its close partners, France mobilizes their own knowledge to provide specific support to Ukraine, "the post reads.</text:p>
      <text:p text:style-name="P4">
As it was reported, in April, a special messenger of France on the assistance of the Tavidudoud of Ukraine <text:a xlink:type="simple" xlink:href="https://www.ukrinform.ua/rubric-vidbudova/3699351-smigal-pro-vidnovlenna-ukraini-francia-mae-konkretni-proekti-u-sferi-logistiki-ta-transportu.html" text:style-name="Internet_20_link" text:visited-style-name="Visited_20_Internet_20_Link">
</text:a>
to discuss the International Recovery Strategy.  <text:span text:style-name="T4">
 Read also: </text:span>
 <text:a xlink:type="simple" xlink:href="https://www.ukrinform.ua/rubric-society/3707267-francia-peredala-ukraini-avarijnoratuvalne-obladnanna.html" text:style-name="Internet_20_link" text:visited-style-name="Visited_20_Internet_20_Link">
<text:span text:style-name="T4">
 France </text:span>
</text:a>
In March, French President Emmanuel Macron appointed the former Vice -President of the EBRD on Pierre's politics and partnerships by Elbron Special Special Supporter of Independent of Assistance and Reconstruction of Ukraine.</text:p>
      <text:p text:style-name="P4">
Photo: Twitter Pierre Heilbronn</text:p>
      <text:p text:style-name="P4">
News Source: <text:a xlink:type="simple" xlink:href="https://www.ukrinform.ua/rubric-polytics/3707904-specposlannik-francii-mobilizue-v-aponii-pidtrimku-ukraini.html" text:style-name="Internet_20_link" text:visited-style-name="Visited_20_Internet_20_Link">
https://www.ukrinform.ua/rubric-polytics/3707904-specposlannik-francii-mobilizue-v-aponii-pidtrimku-ukraini.html</text:a>
</text:p>
      <!--NEWS-->
      <text:h text:style-name="P10" text:outline-level="1">
<text:span text:style-name="T4">
Marchenko participated in the meeting of the G7 and the IMF financial unit</text:span>
</text:h>
      <text:p text:style-name="P4">
Authors: Ukrinform (Person)</text:p>
      <text:p text:style-name="P4">
Publisher: Укринформ (Organization)</text:p>
      <text:p text:style-name="P4">
Published Time: 2023-05-11T18:17:51+03:00</text:p>
      <text:p text:style-name="P4">
Modified Time: 2023-05-11T18:17:51+03:00</text:p>
      <text:p text:style-name="P4">
Description: Finance Minister of Ukraine Serhiy Marchenko discussed the current economic situation in Ukraine and increased sanction pressure on the Russian Federation with international partners. - Ukrinform.</text:p>
      <text:p text:style-name="P4">
Images: ["<text:a xlink:type="simple" xlink:href="https://static.ukrinform.com/photos/2023_05/thumb_files/630_360_1683818192-913.jpg" text:style-name="Internet_20_link" text:visited-style-name="Visited_20_Internet_20_Link">
630_360_16838...</text:a>
"]</text:p>
      <text:p text:style-name="P4">
Tags: ['Мінфін', 'МВФ', 'Сергій Марченко']</text:p>
      <text:p text:style-name="P4">
Type: Article</text:p>
      <!--METADATA-->
      <text:p text:style-name="P4">
<draw:frame draw:style-name="fr1" draw:name="Image174" text:anchor-type="as-char" svg:width="6.9236in" svg:height="3.956343in" draw:z-index="0">
<draw:image xlink:href="../Images/yкринформ/2023-05-11T18-17-51-03-00/630_360_1683818192-913.jpg" xlink:type="simple" xlink:show="embed" xlink:actuate="onLoad" draw:mime-type="image/jpeg"/>
</draw:frame>
Ukraine Minister Serhiy Marchenko discussed the current economic situation in Ukraine and increased sanction pressure on the Russian Federation with international partners.</text:p>
      <text:p text:style-name="P4">
According to Ukrinform, the Ministry of Finance of Ukraine informs about it.</text:p>
      <text:p text:style-name="P4">
“In 2023, Ukraine received $ 16.7 billion in budget assistance from foreign donors. We also have assurances from partners to further support the state budget deficit in 2023. In particular, the EU Macro -Financial Macro -Financial Program, a full -fledged IMF financial program, grant funding from the United States, preferential from Japan and contributions of other countries. I am grateful to the donors for the unprecedented efforts in the mobilization of funds for Ukraine, ”Marchenko said during a meeting of ministers and leaders of the Central Bank of the G7 countries, the IMF leadership, the OECD World Bank.</text:p>
      <text:p text:style-name="P4">
<text:span text:style-name="T4">
 Read also: </text:span>
 <text:a xlink:type="simple" xlink:href="https://www.ukrinform.ua/rubric-economy/3706723-ministri-finansiv-g7-zaprosat-marcenka-na-zasidanna-sesii.html" text:style-name="Internet_20_link" text:visited-style-name="Visited_20_Internet_20_Link">
<text:span text:style-name="T4">
 Marchenko </text:span>
</text:a>
In addition, the Minister of Finance thanked the partners for the comprehensive support of Ukraine, as well as separately Japan - for preserving the permanent focus on the issues of Ukraine in the G7 leadership of this year's leadership.</text:p>
      <text:p text:style-name="P4">
He also stressed that the synchronization of partners' efforts to support Ukraine with more than a year of a full -scale war helps to maintain stability and successfully resist the aggressor.</text:p>
      <text:p text:style-name="P4">
In turn, finance ministers and leaders of the Central Bank, the IMF, the OECD World Bank noted the efforts of the Government of Ukraine, and also assured of preserved support.</text:p>
      <text:p text:style-name="P4">
<text:span text:style-name="T4">
 Read also: </text:span>
 <text:a xlink:type="simple" xlink:href="https://www.ukrinform.ua/rubric-society/3704071-dla-finansuvanna-doplat-vijskovim-treba-vnositi-zmini-v-budzet-marcenko.html" text:style-name="Internet_20_link" text:visited-style-name="Visited_20_Internet_20_Link">
<text:span text:style-name="T4">
 Marchenko </text:span>
</text:a>
As it was reported, finance ministers and heads of central banks of the Seven Group countries(G7)At a meeting in Japan, Russia will be discussed in Japan's sanction pressure for its war against Ukraine, as well as measures for the elimination of landscapes by which Moscow bypasses the imposed restrictions.</text:p>
      <text:p text:style-name="P4">
Photo: Ministry of Finance, Telegram</text:p>
      <text:p text:style-name="P4">
News Source: <text:a xlink:type="simple" xlink:href="https://www.ukrinform.ua/rubric-economy/3707905-marcenko-vzav-ucast-u-zustrici-finansovogo-bloku-g7-ta-mvf.html" text:style-name="Internet_20_link" text:visited-style-name="Visited_20_Internet_20_Link">
https://www.ukrinform.ua/rubric-economy/3707905-marcenko-vzav-ucast-u-zustrici-finansovogo-bloku-g7-ta-mvf.html</text:a>
</text:p>
      <!--NEWS-->
      <text:h text:style-name="P10" text:outline-level="1">
<text:span text:style-name="T4">
The invaders under the pretext of "evacuation" are removed from Energodar documentation and equipment - the head of the ova</text:span>
</text:h>
      <text:p text:style-name="P4">
Authors: Ukrinform (Person)</text:p>
      <text:p text:style-name="P4">
Publisher: Укринформ (Organization)</text:p>
      <text:p text:style-name="P4">
Published Time: 2023-05-11T18:19:58+03:00</text:p>
      <text:p text:style-name="P4">
Modified Time: 2023-05-11T18:19:58+03:00</text:p>
      <text:p text:style-name="P4">
Description: The invaders under the cover of the so -called evacuation of the population from Energodar exports documentation and equipment. - Ukrinform.</text:p>
      <text:p text:style-name="P4">
Images: ["<text:a xlink:type="simple" xlink:href="https://static.ukrinform.com/photos/2023_05/thumb_files/630_360_1683818217-937.jpg" text:style-name="Internet_20_link" text:visited-style-name="Visited_20_Internet_20_Link">
630_360_16838...</text:a>
"]</text:p>
      <text:p text:style-name="P4">
Tags: ['Евакуація', 'Війна з росією', 'Енергодар', 'Єдині новини']</text:p>
      <text:p text:style-name="P4">
Type: Article</text:p>
      <!--METADATA-->
      <text:p text:style-name="P4">
<draw:frame draw:style-name="fr1" draw:name="Image175" text:anchor-type="as-char" svg:width="6.9236in" svg:height="3.956343in" draw:z-index="0">
<draw:image xlink:href="../Images/yкринформ/2023-05-11T18-19-58-03-00/630_360_1683818217-937.jpg" xlink:type="simple" xlink:show="embed" xlink:actuate="onLoad" draw:mime-type="image/jpeg"/>
</draw:frame>
The invaders under the cover of the so -called evacuation of the population out of energy exporting and equipment.</text:p>
      <text:p text:style-name="P4">
About it in <text:a xlink:type="simple" xlink:href="https://t.me/zoda_gov_ua/18686" text:style-name="Internet_20_link" text:visited-style-name="Visited_20_Internet_20_Link">
</text:a>
The national telephone "Unin" said the head of Zaporizhzhya Ova Yuri Malashko, reports correspondent.</text:p>
      <text:p text:style-name="P4">
"The occupiers try to take out the employees of the ZPE, talk about three thousand workers, but there is no such figure. However, under the cover <text:a xlink:type="simple" xlink:href="https://www.ukrinform.ua/tag-evakuacia" text:style-name="Internet_20_link" text:visited-style-name="Visited_20_Internet_20_Link">
</text:a>
Important documentation and equipment are exported, "Malashko said.</text:p>
      <text:p text:style-name="P4">
According to him, together with civilians also move Rosgvardia fighters. According to Glava Ova, this indicates that the enemy is preparing for the de -occupation of these territories.</text:p>
      <text:p text:style-name="P4">
<text:span text:style-name="T4">
 Read also: </text:span>
 <text:a xlink:type="simple" xlink:href="https://www.ukrinform.ua/rubric-ato/3707651-zagarbniki-rozgrabuvali-usi-medicni-ustanovi-energodara-ta-pidpriemstva-navkolo-zaes-vijskovi.html" text:style-name="Internet_20_link" text:visited-style-name="Visited_20_Internet_20_Link">
<text:span text:style-name="T4">
 Energodar </text:span>
</text:a>
As it was reported, in Zaporozhye Russian troops took to Berdyansk about 300 people, including children. The invaders continue to export the looted property of stumped areas, storage hospitals and enterprises.</text:p>
      <text:p text:style-name="P4">
<text:span text:style-name="T5">
Foto: zoda.gov.ua</text:span>
</text:p>
      <text:p text:style-name="P4">
News Source: <text:a xlink:type="simple" xlink:href="https://www.ukrinform.ua/rubric-regions/3707906-zagarbniki-pid-privodom-evakuacii-vivozat-z-energodara-dokumentaciu-i-obladnanna-glava-ova.html" text:style-name="Internet_20_link" text:visited-style-name="Visited_20_Internet_20_Link">
https://www.ukrinform.ua/rubric-regions/3707906-zagarbniki-pid-privodom-evakuacii-vivozat-z-energodara-dokumentaciu-i-obladnanna-glava-ova.html</text:a>
</text:p>
      <!--NEWS-->
      <text:h text:style-name="P10" text:outline-level="1">
<text:span text:style-name="T4">
The enemy fired at the artillery educational institution in Kherson</text:span>
</text:h>
      <text:p text:style-name="P4">
Authors: Ukrinform (Person)</text:p>
      <text:p text:style-name="P4">
Publisher: Укринформ (Organization)</text:p>
      <text:p text:style-name="P4">
Published Time: 2023-05-11T18:20:00+03:00</text:p>
      <text:p text:style-name="P4">
Modified Time: 2023-05-11T18:20:00+03:00</text:p>
      <text:p text:style-name="P4">
Description: Russian artillery struck one of Kherson's educational institutions. - Ukrinform.</text:p>
      <text:p text:style-name="P4">
Images: ["<text:a xlink:type="simple" xlink:href="https://static.ukrinform.com/photos/2022_06/thumb_files/630_360_1656480323-642.jpg" text:style-name="Internet_20_link" text:visited-style-name="Visited_20_Internet_20_Link">
630_360_16564...</text:a>
"]</text:p>
      <text:p text:style-name="P4">
Tags: ['Херсон', 'Обстріл', 'Освіта', 'Війна з росією']</text:p>
      <text:p text:style-name="P4">
Type: Article</text:p>
      <!--METADATA-->
      <text:p text:style-name="P4">
<draw:frame draw:style-name="fr1" draw:name="Image176" text:anchor-type="as-char" svg:width="6.9236in" svg:height="3.956343in" draw:z-index="0">
<draw:image xlink:href="../Images/yкринформ/2023-05-11T18-20-00-03-00/630_360_1656480323-642.jpg" xlink:type="simple" xlink:show="embed" xlink:actuate="onLoad" draw:mime-type="image/jpeg"/>
</draw:frame>
The Russian artillery struck one of Kherson's educational institutions.</text:p>
      <text:p text:style-name="P4">
As Ukrinform reports, it reports <text:a xlink:type="simple" xlink:href="https://t.me/khersonskaODA/5769" text:style-name="Internet_20_link" text:visited-style-name="Visited_20_Internet_20_Link">
</text:a>
“Russian artillery hit one of the educational institutions <text:a xlink:type="simple" xlink:href="https://www.ukrinform.ua/tag-herson" text:style-name="Internet_20_link" text:visited-style-name="Visited_20_Internet_20_Link">
</text:a>
”, - the message said.</text:p>
      <text:p text:style-name="P4">
As it is noted, because of the enclosure of the enemy projectile there was a fire, which was treated by rescuers. Ova reports that peaceful people were not injured.</text:p>
      <text:p text:style-name="P4">
<text:span text:style-name="T4">
 Read also: </text:span>
 <text:a xlink:type="simple" xlink:href="https://www.ukrinform.ua/rubric-ato/3707864-rosiani-obstrilali-z-rszv-tornado-selise-na-harkivsini-e-poraneni.html" text:style-name="Internet_20_link" text:visited-style-name="Visited_20_Internet_20_Link">
<text:span text:style-name="T4">
 firing </text:span>
</text:a>
As reported by Ukrinform, <text:a xlink:type="simple" xlink:href="https://www.ukrinform.ua/rubric-regions/3707613-na-hersonsini-cerez-aviaudari-rf-poskodzeni-primisenna-apteki-ta-selisnoi-radi.html" text:style-name="Internet_20_link" text:visited-style-name="Visited_20_Internet_20_Link">
</text:a>
</text:p>
      <text:p text:style-name="P4">
News Source: <text:a xlink:type="simple" xlink:href="https://www.ukrinform.ua/rubric-ato/3707907-vorog-obstrilav-iz-artilerii-osvitnij-zaklad-u-hersoni.html" text:style-name="Internet_20_link" text:visited-style-name="Visited_20_Internet_20_Link">
https://www.ukrinform.ua/rubric-ato/3707907-vorog-obstrilav-iz-artilerii-osvitnij-zaklad-u-hersoni.html</text:a>
</text:p>
      <!--NEWS-->
      <text:h text:style-name="P10" text:outline-level="1">
<text:span text:style-name="T4">
Bank's excluder will be tried for wasting ₴ 477 million</text:span>
</text:h>
      <text:p text:style-name="P4">
Authors: Ukrinform (Person)</text:p>
      <text:p text:style-name="P4">
Publisher: Укринформ (Organization)</text:p>
      <text:p text:style-name="P4">
Published Time: 2023-05-11T18:25:49+03:00</text:p>
      <text:p text:style-name="P4">
Modified Time: 2023-05-11T18:25:49+03:00</text:p>
      <text:p text:style-name="P4">
Description: The former chairman of the bank will stand up to the court for the waste of UAH 477 million. - Ukrinform.</text:p>
      <text:p text:style-name="P4">
Images: ["<text:a xlink:type="simple" xlink:href="https://static.ukrinform.com/photos/2018_10/thumb_files/630_360_1540839872-223.jpg" text:style-name="Internet_20_link" text:visited-style-name="Visited_20_Internet_20_Link">
630_360_15408...</text:a>
"]</text:p>
      <text:p text:style-name="P4">
Tags: ['Банк', 'Махінації', 'Суд', 'Гроші']</text:p>
      <text:p text:style-name="P4">
Type: Article</text:p>
      <!--METADATA-->
      <text:p text:style-name="P4">
<draw:frame draw:style-name="fr1" draw:name="Image177" text:anchor-type="as-char" svg:width="6.9236in" svg:height="3.956343in" draw:z-index="0">
<draw:image xlink:href="../Images/yкринформ/2023-05-11T18-25-49-03-00/630_360_1540839872-223.jpg" xlink:type="simple" xlink:show="embed" xlink:actuate="onLoad" draw:mime-type="image/jpeg"/>
</draw:frame>
The former Board of the Bank will stand up to the court for the waste of UAH 477 million.</text:p>
      <text:p text:style-name="P4">
As Ukrinform reports, it reports <text:a xlink:type="simple" xlink:href="https://www.gp.gov.ua/ua/posts/kolisnyogo-golovu-pravlinnya-banku-suditimut-za-roztratu-477-mln-grn" text:style-name="Internet_20_link" text:visited-style-name="Visited_20_Internet_20_Link">
</text:a>
.</text:p>
      <text:p text:style-name="P4">
To the court directed indictment on the fact(Part 5 of Art. 27 h. 5 Art. 191 of the Criminal Code of Ukraine).</text:p>
      <text:p text:style-name="P4">
Встановлено, що спільно з головою спостережної ради та його заступникомобвинувачений протягом 2014 року сприяв розтраті майна банку в особливовеликих розмірах.</text:p>
      <text:p text:style-name="P4">
За даними слідства, фігуранти оформили та видали на підставних юридичних осіб<text:a xlink:type="simple" xlink:href="https://www.ukrinform.ua/tag-kredit" text:style-name="Internet_20_link" text:visited-style-name="Visited_20_Internet_20_Link">
 </text:a>
The total amount of UAH 477 million was returned.</text:p>
      <text:p text:style-name="P4">
The indictments regarding the Chairman of the Supervisory Board and his deputy are already being heard in court.</text:p>
      <text:p text:style-name="P4">
<text:span text:style-name="T4">
 Read also: </text:span>
 <text:a xlink:type="simple" xlink:href="https://www.ukrinform.ua/rubric-economy/3694377-do-sudu-peredali-spravu-eksvlasnika-delta-banku.html" text:style-name="Internet_20_link" text:visited-style-name="Visited_20_Internet_20_Link">
<text:span text:style-name="T4">
 court </text:span>
 <text:span text:style-name="T4">
 </text:span>
 transferred <text:span text:style-name="T4">
 </text:span>
 to case <text:span text:style-name="T4">
 </text:span>
 expert <text:span text:style-name="T4">
<text:span text:style-name="T5">
* Delta </text:span>
* </text:span>
 <text:span text:style-name="T4">
 bank </text:span>
</text:a>
The Office of the Prosecutor General does not name the name of the bank nor the name of the subdust, but the circumstances of the case indicate the bank "Standard", which was accumulated in early 2015, writes <text:a xlink:type="simple" xlink:href="https://finance.liga.net/ua/bank/novosti/v-kieve-budut-sudit-eks-glavu-obankrotivshegosya-banka-inkriminiruyut-rastratu-477-mln-grn" text:style-name="Internet_20_link" text:visited-style-name="Visited_20_Internet_20_Link">
</text:a>
.</text:p>
      <text:p text:style-name="P4">
July 21, 2022 The Main Investigation Department of the National Police <text:a xlink:type="simple" xlink:href="https://reyestr.court.gov.ua/Review/105596142" text:style-name="Internet_20_link" text:visited-style-name="Visited_20_Internet_20_Link">
</text:a>
Former chairman of the board of "Standard" on aiding in the waste of UAH 476.76 million.</text:p>
      <text:p text:style-name="P4">
As it was reported, the State Fiscal Service exposed the officials of the bank, in particular the former head of the institution, which during 2014, according to preliminary, spent UAH 476.7 million of funds by lending to the controlled entities.</text:p>
      <text:p text:style-name="P4">
News Source: <text:a xlink:type="simple" xlink:href="https://www.ukrinform.ua/rubric-economy/3707911-ekskerivnika-banku-suditimut-za-roztratu-477-miljona.html" text:style-name="Internet_20_link" text:visited-style-name="Visited_20_Internet_20_Link">
https://www.ukrinform.ua/rubric-economy/3707911-ekskerivnika-banku-suditimut-za-roztratu-477-miljona.html</text:a>
</text:p>
      <!--NEWS-->
      <text:h text:style-name="P10" text:outline-level="1">
<text:span text:style-name="T4">
During the I quarter of the year in Ukraine, 26 children were killed through an accident</text:span>
</text:h>
      <text:p text:style-name="P4">
Authors: Ukrinform (Person)</text:p>
      <text:p text:style-name="P4">
Publisher: Укринформ (Organization)</text:p>
      <text:p text:style-name="P4">
Published Time: 2023-05-11T18:26:27+03:00</text:p>
      <text:p text:style-name="P4">
Modified Time: 2023-05-11T18:26:27+03:00</text:p>
      <text:p text:style-name="P4">
Description: In the first quarter of 2023 in Ukraine 26 children were killed in road accidents, 571 children were injured. - Ukrinform.</text:p>
      <text:p text:style-name="P4">
Images: ["<text:a xlink:type="simple" xlink:href="https://static.ukrinform.com/photos/2023_05/thumb_files/630_360_1683796887-821.jpg" text:style-name="Internet_20_link" text:visited-style-name="Visited_20_Internet_20_Link">
630_360_16837...</text:a>
"]</text:p>
      <text:p text:style-name="P4">
Tags: ['Діти', 'ДТП', 'Поліція']</text:p>
      <text:p text:style-name="P4">
Type: Article</text:p>
      <!--METADATA-->
      <text:p text:style-name="P4">
<draw:frame draw:style-name="fr1" draw:name="Image178" text:anchor-type="as-char" svg:width="6.9236in" svg:height="3.956343in" draw:z-index="0">
<draw:image xlink:href="../Images/yкринформ/2023-05-11T18-26-27-03-00/630_360_1683796887-821.jpg" xlink:type="simple" xlink:show="embed" xlink:actuate="onLoad" draw:mime-type="image/jpeg"/>
</draw:frame>
26 children were killed in traffic accidents in Ukraine in 2023 in Ukraine, 571 children were injured.</text:p>
      <text:p text:style-name="P4">
The head of the Department of Public Relations with Public Relations of the Department of Department of the Department of Center of Ukraine Oleksandr Kotsar, Ukrinform reports at the presentation of the New Standard for the New Standard of Safety Classes of Labels.</text:p>
      <text:p text:style-name="P4">
“For the first quarter of 2023, that is, in January-March, 518 road accidents were recorded, 26 children were killed and/or 571 children were injured. The main causes of road accident are the improvement of safe and set speed, violation of the rules of traveling crossings, ”the Kotsar said.</text:p>
      <text:p text:style-name="P4">
<text:span text:style-name="T4">
 Read also: </text:span>
 <text:a xlink:type="simple" xlink:href="https://www.ukrinform.ua/rubric-regions/3707681-u-dtp-na-lvivsini-zaginula-zinka-ta-dvoe-ii-ditej.html" text:style-name="Internet_20_link" text:visited-style-name="Visited_20_Internet_20_Link">
<text:span text:style-name="T4">
 accident </text:span>
</text:a>
According to him, in 2022, according to the information portlusal police system, 2625 traffic accidents were registered in Ukraine with dead and/or injured children, with 125 children killed, 2978 children were injured.</text:p>
      <text:p text:style-name="P4">
The Kotsar added that the police are introducing new approaches to prevent such accidents - auto -fixation of traffic violations, approaching patrol police crew at some time to educational institutions, that is, when children go out and when they leave them, carrying out complexes of preventive measures, work with public organizations security projects.</text:p>
      <text:p text:style-name="P4">
<text:span text:style-name="T4">
 Read also: </text:span>
 <text:a xlink:type="simple" xlink:href="https://www.ukrinform.ua/rubric-world/3705794-motorosna-dtp-u-tureccini-vantazivka-vrizalasa-v-natovp-vbivsi-12-osib.html" text:style-name="Internet_20_link" text:visited-style-name="Visited_20_Internet_20_Link">
<text:span text:style-name="T4">
 accident </text:span>
</text:a>
As it was reported, because of February 24, 2022, 967 children were injured due to a full -scale Russian invasion of Ukraine, set by the Prosecutor General's Office, and 967 children were injured.</text:p>
      <text:p text:style-name="P4">
News Source: <text:a xlink:type="simple" xlink:href="https://www.ukrinform.ua/rubric-society/3707912-za-i-kvartal-roku-v-ukraini-cerez-dtp-zaginuli-26-ditej.html" text:style-name="Internet_20_link" text:visited-style-name="Visited_20_Internet_20_Link">
https://www.ukrinform.ua/rubric-society/3707912-za-i-kvartal-roku-v-ukraini-cerez-dtp-zaginuli-26-ditej.html</text:a>
</text:p>
      <!--NEWS-->
      <text:h text:style-name="P10" text:outline-level="1">
<text:span text:style-name="T4">
Levko Lukyanenko's scholarships received nine political prisoners in May</text:span>
</text:h>
      <text:p text:style-name="P4">
Authors: Ukrinform (Person)</text:p>
      <text:p text:style-name="P4">
Publisher: Укринформ (Organization)</text:p>
      <text:p text:style-name="P4">
Published Time: 2023-05-11T18:29:07+03:00</text:p>
      <text:p text:style-name="P4">
Modified Time: 2023-05-11T18:29:07+03:00</text:p>
      <text:p text:style-name="P4">
Description: In May, the Ministry of Reintegration of the Temporarily Occupied Territories paid Nine Ukrainian citizens in May. - Ukrinform.</text:p>
      <text:p text:style-name="P4">
Images: ["<text:a xlink:type="simple" xlink:href="https://static.ukrinform.com/photos/2023_05/thumb_files/630_360_1683818917-750.jpg" text:style-name="Internet_20_link" text:visited-style-name="Visited_20_Internet_20_Link">
630_360_16838...</text:a>
"]</text:p>
      <text:p text:style-name="P4">
Tags: ["Політв'язні Кремля", 'Стипендія', "Левко Лук'яненко"]</text:p>
      <text:p text:style-name="P4">
Type: Article</text:p>
      <!--METADATA-->
      <text:p text:style-name="P4">
<draw:frame draw:style-name="fr1" draw:name="Image179" text:anchor-type="as-char" svg:width="6.9236in" svg:height="3.948443in" draw:z-index="0">
<draw:image xlink:href="../Images/yкринформ/2023-05-11T18-29-07-03-00/630_360_1683818917-750.jpg" xlink:type="simple" xlink:show="embed" xlink:actuate="onLoad" draw:mime-type="image/jpeg"/>
</draw:frame>
The Ministry of Reintegration of the Temporarily Occupied Territories in May paid the Lukyanenko State Scholarships to nine Ukrainian citizens.</text:p>
      <text:p text:style-name="P4">
About it reports Ukrinform with reference to <text:a xlink:type="simple" xlink:href="https://minre.gov.ua/2023/05/11/stypendiyi-imeni-levka-lukyanenka-za-traven-otrymaly-9-politvyazniv/" text:style-name="Internet_20_link" text:visited-style-name="Visited_20_Internet_20_Link">
</text:a>
Office.</text:p>
      <text:p text:style-name="P4">
"This scholarship is provided to citizens of Ukraine, illegally detained, maintained by the Russian Federation or the occupying administration of the Russian Federation in connection with their public or political activity," the Ministry of Reintegration noted.</text:p>
      <text:p text:style-name="P4">
State <text:a xlink:type="simple" xlink:href="https://www.ukrinform.ua/tag-stipendia" text:style-name="Internet_20_link" text:visited-style-name="Visited_20_Internet_20_Link">
</text:a>
The name of Levko Lukyanenko is assigned to the presidential decree. Payments are made during the period of non -consumed detention, detention and within one year after release.</text:p>
      <text:p text:style-name="P4">
<text:span text:style-name="T4">
 Read also: </text:span>
 <text:a xlink:type="simple" xlink:href="https://www.ukrinform.ua/rubric-crimea/3631091-zelenskij-priznaciv-eksbrancu-kremla-bekirovu-stipendiu-imeni-lukanenka.html" text:style-name="Internet_20_link" text:visited-style-name="Visited_20_Internet_20_Link">
</text:a>
As reported by Ukrinform, in January, February, March and April the Scholarships <text:a xlink:type="simple" xlink:href="https://www.ukrinform.ua/rubric-society/3698012-stipendii-imeni-levka-lukanenka-za-kviten-otrimali-devat-politvazniv-kremla.html" text:style-name="Internet_20_link" text:visited-style-name="Visited_20_Internet_20_Link">
</text:a>
They also received some Ukrainians.</text:p>
      <text:p text:style-name="P4">
During 2022, the Ministry of Reintegration paid these statespolkipons on a monthly basis. During this time, 18 people received them totaling UAH 1.6 million.</text:p>
      <text:p text:style-name="P4">
News Source: <text:a xlink:type="simple" xlink:href="https://www.ukrinform.ua/rubric-society/3707913-stipendii-imeni-levka-lukanenka-u-travni-otrimali-devat-politvazniv.html" text:style-name="Internet_20_link" text:visited-style-name="Visited_20_Internet_20_Link">
https://www.ukrinform.ua/rubric-society/3707913-stipendii-imeni-levka-lukanenka-u-travni-otrimali-devat-politvazniv.html</text:a>
</text:p>
      <!--NEWS-->
      <text:h text:style-name="P10" text:outline-level="1">
<text:span text:style-name="T4">
The air defense forces destroyed in Kherson the Russian drone "Orlan-10"</text:span>
</text:h>
      <text:p text:style-name="P4">
Authors: Ukrinform (Person)</text:p>
      <text:p text:style-name="P4">
Publisher: Укринформ (Organization)</text:p>
      <text:p text:style-name="P4">
Published Time: 2023-05-11T18:31:39+03:00</text:p>
      <text:p text:style-name="P4">
Modified Time: 2023-05-11T18:31:39+03:00</text:p>
      <text:p text:style-name="P4">
Description: The Air Force forces in the Kherson region were shot down by a Russian reconnaissance drone "Orlan-10". - Ukrinform.</text:p>
      <text:p text:style-name="P4">
Images: ["<text:a xlink:type="simple" xlink:href="https://static.ukrinform.com/photos/2019_06/thumb_files/630_360_1560689258-427.jpg" text:style-name="Internet_20_link" text:visited-style-name="Visited_20_Internet_20_Link">
630_360_15606...</text:a>
", "<text:a xlink:type="simple" xlink:href="https://static.ukrinform.com/photos/2023_05/1683818980-757.jpg" text:style-name="Internet_20_link" text:visited-style-name="Visited_20_Internet_20_Link">
1683818980-75...</text:a>
"]</text:p>
      <text:p text:style-name="P4">
Tags: ['Безпілотник', 'Війна з росією', 'ППО']</text:p>
      <text:p text:style-name="P4">
Type: Article</text:p>
      <!--METADATA-->
      <text:p text:style-name="P4">
<draw:frame draw:style-name="fr1" draw:name="Image180" text:anchor-type="as-char" svg:width="6.9236in" svg:height="3.956343in" draw:z-index="0">
<draw:image xlink:href="../Images/yкринформ/2023-05-11T18-31-39-03-00/630_360_1560689258-427.jpg" xlink:type="simple" xlink:show="embed" xlink:actuate="onLoad" draw:mime-type="image/jpeg"/>
</draw:frame>
The forces of the award of the Kherson region were shot down by the Russian reconnaissance drone "Orlan-10".</text:p>
      <text:p text:style-name="P4">
About it reports the air command "South" in <text:a xlink:type="simple" xlink:href="https://www.facebook.com/PvKPivden/posts/pfbid0KGGXybFmsJeX27du9TFmeCkgMNorijrb4RgkfjKS934LY6mXZZrgFYmhvjeCwRRzl" text:style-name="Internet_20_link" text:visited-style-name="Visited_20_Internet_20_Link">
</text:a>
, reports Ukrinform.</text:p>
      <text:p text:style-name="P4">
"On May 11, in Kherson region, the Russian reconnaissance UAV" Orlan -10 "was destroyed by the forces and means of air defense" South "," the post reads.</text:p>
      <text:p text:style-name="P4">
<text:span text:style-name="T4">
 Read also: </text:span>
 <text:a xlink:type="simple" xlink:href="https://www.ukrinform.ua/rubric-ato/3707541-ppo-zbila-rosijskij-dron-u-nebi-nad-dnipropetrovsinou.html" text:style-name="Internet_20_link" text:visited-style-name="Visited_20_Internet_20_Link">
<text:span text:style-name="T4">
 air defense </text:span>
</text:a>
</text:p>
      <text:p text:style-name="P4">
<draw:frame draw:style-name="fr1" draw:name="Image181" text:anchor-type="as-char" svg:width="6.9236in" svg:height="6.9236in" draw:z-index="0">
<draw:image xlink:href="../Images/yкринформ/2023-05-11T18-31-39-03-00/1683818980-757.jpg" xlink:type="simple" xlink:show="embed" xlink:actuate="onLoad" draw:mime-type="image/jpeg"/>
</draw:frame>
As it was reported, on May 9 in the Nikolaev area forces and means of airborne defense of the air command "South" was beaten by the Russian reconnaissance "Orlan-10". According to various data, the cost of such drone varies from $ 87 to $ 120 thousand.</text:p>
      <text:p text:style-name="P4">
Photo illustrative</text:p>
      <text:p text:style-name="P4">
News Source: <text:a xlink:type="simple" xlink:href="https://www.ukrinform.ua/rubric-ato/3707915-sili-ppo-znisili-na-hersonsini-rosijskij-bezpilotnik-orlan10.html" text:style-name="Internet_20_link" text:visited-style-name="Visited_20_Internet_20_Link">
https://www.ukrinform.ua/rubric-ato/3707915-sili-ppo-znisili-na-hersonsini-rosijskij-bezpilotnik-orlan10.html</text:a>
</text:p>
      <!--NEWS-->
      <text:h text:style-name="P10" text:outline-level="1">
<text:span text:style-name="T4">
Mkip deprived the security status of two Pushkin monuments in Kiev</text:span>
</text:h>
      <text:p text:style-name="P4">
Authors: Ukrinform (Person)</text:p>
      <text:p text:style-name="P4">
Publisher: Укринформ (Organization)</text:p>
      <text:p text:style-name="P4">
Published Time: 2023-05-11T18:32:00+03:00</text:p>
      <text:p text:style-name="P4">
Modified Time: 2023-05-11T18:32:00+03:00</text:p>
      <text:p text:style-name="P4">
Description: The Ministry of Culture and Information Policy has recognized as not subject to the enlist of real estate of Ukraine, cultural heritage objects by the Russian poet Alexander Pushkin in Kiev. - Ukrinform.</text:p>
      <text:p text:style-name="P4">
Images: ["<text:a xlink:type="simple" xlink:href="https://static.ukrinform.com/photos/2023_05/thumb_files/630_360_1683819105-819.jpg" text:style-name="Internet_20_link" text:visited-style-name="Visited_20_Internet_20_Link">
630_360_16838...</text:a>
"]</text:p>
      <text:p text:style-name="P4">
Tags: ['Культурна спадщина', "Пам'ятка", 'МКІП ', 'Пушкін']</text:p>
      <text:p text:style-name="P4">
Type: Article</text:p>
      <!--METADATA-->
      <text:p text:style-name="P4">
<draw:frame draw:style-name="fr1" draw:name="Image182" text:anchor-type="as-char" svg:width="6.9236in" svg:height="3.956343in" draw:z-index="0">
<draw:image xlink:href="../Images/yкринформ/2023-05-11T18-32-00-03-00/630_360_1683819105-819.jpg" xlink:type="simple" xlink:show="embed" xlink:actuate="onLoad" draw:mime-type="image/jpeg"/>
</draw:frame>
The Ministry of Culture and Information Policy has recognized as not being included in the State Register of Real Estate Monuments of Ukraine, cultural heritage objects by two monuments of the Russian poet Alexanderpushkin in Kiev.</text:p>
      <text:p text:style-name="P4">
According to Ukrinform, the corresponding order was signed by the Minister of Culture of and Information Policy Oleksandr Tkachenko, reports <text:a xlink:type="simple" xlink:href="https://mkip.gov.ua/news/9128.html" text:style-name="Internet_20_link" text:visited-style-name="Visited_20_Internet_20_Link">
</text:a>
“To recognize that it is not subject to the entry into the State Register of real estate of Ukraine, the object of cultural heritage on the form of the history“ Monument of the bust. Pushkin ”, located at: ul. Mikhail Omelyanovich-Pavlenko, 1 UKIEV, due to the mismatch of the criteria defined by the third paragraphs. 1 and Art. 2 of the Law of Ukraine “On the Protection of Cultural Heritage”, to such features, a certain procedure for determining the categories of monuments, approved by the Cabinet of Ministers of Ukraine of May 22, 2019 No. 452 ”, - the document reads.</text:p>
      <text:p text:style-name="P4">
<text:span text:style-name="T4">
 Read also: </text:span>
 <text:a xlink:type="simple" xlink:href="https://www.ukrinform.ua/rubric-society/3704200-rada-uhvalila-zakon-akij-sprosue-ocisenna-publicnogo-prostoru-vid-markeriv-rf.html" text:style-name="Internet_20_link" text:visited-style-name="Visited_20_Internet_20_Link">
</text:a>
In addition, the object of cultural heritage by type, monumental art “OS Bust, is recognized as not subject to the state register of real estate of Ukraine. Pushkin ”, located on the street of Chornovil, 37th in Kiev.</text:p>
      <text:p text:style-name="P4">
It is noted that the decision was made in accordance with Art. 5 and 14 of the Law of Ukraine “On the Protection of Cultural Heritage”, the procedure for accounting of objects of cultural sites, approved by the order of the Ministry of Culture of March 11, 2013 № 158, taking into account the decision of the expert committee on accounting Kyiv City State Administration of January 31, 2022 of the Talist of the KSCA of November 11, 2022.</text:p>
      <text:p text:style-name="P4">
As reported by Ukrinform, under the Ministry of Culture and Information Policy, the Ukrainian Institute of National Memory was created <text:a xlink:type="simple" xlink:href="https://www.ukrinform.ua/rubric-culture/3501741-pri-mkip-stvorili-radu-z-pitan-derusifikacii.html" text:style-name="Internet_20_link" text:visited-style-name="Visited_20_Internet_20_Link">
</text:a>
<text:span text:style-name="T5">
Foto: Prymasal, Wikipedia</text:span>
</text:p>
      <text:p text:style-name="P4">
News Source: <text:a xlink:type="simple" xlink:href="https://www.ukrinform.ua/rubric-kyiv/3707918-mkip-pozbavilo-ohoronnogo-statusu-dva-pamatniki-puskinu-u-kievi.html" text:style-name="Internet_20_link" text:visited-style-name="Visited_20_Internet_20_Link">
https://www.ukrinform.ua/rubric-kyiv/3707918-mkip-pozbavilo-ohoronnogo-statusu-dva-pamatniki-puskinu-u-kievi.html</text:a>
</text:p>
      <!--NEWS-->
      <text:h text:style-name="P10" text:outline-level="1">
<text:span text:style-name="T4">
Mkip deprived the security status of two Pushkin monuments in Kiev</text:span>
</text:h>
      <text:p text:style-name="P4">
Authors: Ukrinform (Person)</text:p>
      <text:p text:style-name="P4">
Publisher: Укринформ (Organization)</text:p>
      <text:p text:style-name="P4">
Published Time: 2023-05-11T18:32:00+03:00</text:p>
      <text:p text:style-name="P4">
Modified Time: 2023-05-11T18:32:00+03:00</text:p>
      <text:p text:style-name="P4">
Description: The Ministry of Culture and Information Policy has recognized as not subject to the enlist of real estate of Ukraine, cultural heritage objects by the Russian poet Alexander Pushkin in Kiev. - Ukrinform.</text:p>
      <text:p text:style-name="P4">
Images: ["<text:a xlink:type="simple" xlink:href="https://static.ukrinform.com/photos/2023_05/thumb_files/630_360_1683819105-819.jpg" text:style-name="Internet_20_link" text:visited-style-name="Visited_20_Internet_20_Link">
630_360_16838...</text:a>
"]</text:p>
      <text:p text:style-name="P4">
Tags: ['Культурна спадщина', "Пам'ятка", 'МКІП ', 'Пушкін']</text:p>
      <text:p text:style-name="P4">
Type: Article</text:p>
      <!--METADATA-->
      <text:p text:style-name="P4">
<draw:frame draw:style-name="fr1" draw:name="Image183" text:anchor-type="as-char" svg:width="6.9236in" svg:height="3.956343in" draw:z-index="0">
<draw:image xlink:href="../Images/yкринформ/2023-05-11T18-32-00-03-00/630_360_1683819105-819.jpg" xlink:type="simple" xlink:show="embed" xlink:actuate="onLoad" draw:mime-type="image/jpeg"/>
</draw:frame>
The Ministry of Culture and Information Policy has recognized as not being included in the State Register of Real Estate Monuments of Ukraine, cultural heritage objects by two monuments of the Russian poet Alexanderpushkin in Kiev.</text:p>
      <text:p text:style-name="P4">
According to Ukrinform, the corresponding order was signed by the Minister of Culture of and Information Policy Oleksandr Tkachenko, reports <text:a xlink:type="simple" xlink:href="https://mkip.gov.ua/news/9128.html" text:style-name="Internet_20_link" text:visited-style-name="Visited_20_Internet_20_Link">
</text:a>
“To recognize that it is not subject to the entry into the State Register of real estate of Ukraine, the object of cultural heritage on the form of the history“ Monument of the bust. Pushkin ”, located at: ul. Mikhail Omelyanovich-Pavlenko, 1 UKIEV, due to the mismatch of the criteria defined by the third paragraphs. 1 and Art. 2 of the Law of Ukraine “On the Protection of Cultural Heritage”, to such features, a certain procedure for determining the categories of monuments, approved by the Cabinet of Ministers of Ukraine of May 22, 2019 No. 452 ”, - the document reads.</text:p>
      <text:p text:style-name="P4">
<text:span text:style-name="T4">
 Read also: </text:span>
 <text:a xlink:type="simple" xlink:href="https://www.ukrinform.ua/rubric-society/3704200-rada-uhvalila-zakon-akij-sprosue-ocisenna-publicnogo-prostoru-vid-markeriv-rf.html" text:style-name="Internet_20_link" text:visited-style-name="Visited_20_Internet_20_Link">
</text:a>
In addition, the object of cultural heritage by type, monumental art “OS Bust, is recognized as not subject to the state register of real estate of Ukraine. Pushkin ”, located on the street of Chornovil, 37th in Kiev.</text:p>
      <text:p text:style-name="P4">
It is noted that the decision was made in accordance with Art. 5 and 14 of the Law of Ukraine “On the Protection of Cultural Heritage”, the procedure for accounting of objects of cultural sites, approved by the order of the Ministry of Culture of March 11, 2013 № 158, taking into account the decision of the expert committee on accounting Kyiv City State Administration of January 31, 2022 of the Talist of the KSCA of November 11, 2022.</text:p>
      <text:p text:style-name="P4">
As reported by Ukrinform, under the Ministry of Culture and Information Policy, the Ukrainian Institute of National Memory was created <text:a xlink:type="simple" xlink:href="https://www.ukrinform.ua/rubric-culture/3501741-pri-mkip-stvorili-radu-z-pitan-derusifikacii.html" text:style-name="Internet_20_link" text:visited-style-name="Visited_20_Internet_20_Link">
</text:a>
<text:span text:style-name="T5">
Foto: Prymasal, Wikipedia</text:span>
</text:p>
      <text:p text:style-name="P4">
News Source: <text:a xlink:type="simple" xlink:href="https://www.ukrinform.ua/rubric-kyiv/3707918-mkip-pozbavilo-ohoronnogo-statusu-dva-pamatniki-puskinu-u-kievi.html" text:style-name="Internet_20_link" text:visited-style-name="Visited_20_Internet_20_Link">
https://www.ukrinform.ua/rubric-kyiv/3707918-mkip-pozbavilo-ohoronnogo-statusu-dva-pamatniki-puskinu-u-kievi.html</text:a>
</text:p>
      <!--NEWS-->
      <text:h text:style-name="P10" text:outline-level="1">
<text:span text:style-name="T4">
Barcelona women's team interrupted a historic victory series in national championships</text:span>
</text:h>
      <text:p text:style-name="P4">
Authors: Ukrinform (Person)</text:p>
      <text:p text:style-name="P4">
Publisher: Укринформ (Organization)</text:p>
      <text:p text:style-name="P4">
Published Time: 2023-05-11T18:32:39+03:00</text:p>
      <text:p text:style-name="P4">
Modified Time: 2023-05-11T18:32:39+03:00</text:p>
      <text:p text:style-name="P4">
Description: In the Spanish league, Catalans have not lost their points since 2021. - Ukrinform.</text:p>
      <text:p text:style-name="P4">
Images: ["<text:a xlink:type="simple" xlink:href="https://static.ukrinform.com/photos/2023_05/thumb_files/630_360_1683819100-511.jpg" text:style-name="Internet_20_link" text:visited-style-name="Visited_20_Internet_20_Link">
630_360_16838...</text:a>
"]</text:p>
      <text:p text:style-name="P4">
Tags: ['Барселона', 'Футбол']</text:p>
      <text:p text:style-name="P4">
Type: Article</text:p>
      <!--METADATA-->
      <text:p text:style-name="P4">
<draw:frame draw:style-name="fr1" draw:name="Image184" text:anchor-type="as-char" svg:width="6.9236in" svg:height="3.956343in" draw:z-index="0">
<draw:image xlink:href="../Images/yкринформ/2023-05-11T18-32-39-03-00/630_360_1683819100-511.jpg" xlink:type="simple" xlink:show="embed" xlink:actuate="onLoad" draw:mime-type="image/jpeg"/>
</draw:frame>
The Catalan Visan League has not lost its points since 2021.</text:p>
      <text:p text:style-name="P4">
For the first time in 63 matches, Barcelona lost her points in the Spanish Championships among women's teams, Catalans played a draw with Seville in the local League F - 1: 1, Ukrinform reports.</text:p>
      <text:p text:style-name="P4">
This season, "Blauhranas" was guaranteed the fourth title scamples of Spain in a row ahead of schedule. Before the match with Seville, they won 27 victories and currently keep a 11-point separation from the closest pursuers from Real Madrid.</text:p>
      <text:p text:style-name="P4">
The last "Barcelona" lost points in the championship in the summer(3:4). Та відтоді встановила світовий рекорд, здобувшиу лізі 62 перемоги поспіль — лише каталонкам підкорювалася серія з 50 вигранихматчів у професійних чемпіонатах.</text:p>
      <text:p text:style-name="P4">
<text:span text:style-name="T4">
Читайте також:</text:span>
 <text:a xlink:type="simple" xlink:href="https://www.ukrinform.ua/rubric-sports/3703374-u-finali-zinocoi-ligi-cempioniv-uefa-zigraut-volfsburg-ta-barselona.html" text:style-name="Internet_20_link" text:visited-style-name="Visited_20_Internet_20_Link">
 <text:span text:style-name="T4">
Барселона</text:span>
 </text:a>
As reported by Ukrinform, on June 3, Barcelona will play in the Champions League for the third time in a row, and the Wolfsburgh's rivals will become the rivals of the Spanish.</text:p>
      <text:p text:style-name="P4">
Photo: Getty Images</text:p>
      <text:p text:style-name="P4">
News Source: <text:a xlink:type="simple" xlink:href="https://www.ukrinform.ua/rubric-sports/3707917-zinoca-komanda-barseloni-perervala-istoricnu-seriu-peremog-u-nacionalnih-cempionatah.html" text:style-name="Internet_20_link" text:visited-style-name="Visited_20_Internet_20_Link">
https://www.ukrinform.ua/rubric-sports/3707917-zinoca-komanda-barseloni-perervala-istoricnu-seriu-peremog-u-nacionalnih-cempionatah.html</text:a>
</text:p>
      <!--NEWS-->
      <text:h text:style-name="P10" text:outline-level="1">
<text:span text:style-name="T4">
Barcelona women's team interrupted a historic victory series in national championships</text:span>
</text:h>
      <text:p text:style-name="P4">
Authors: Ukrinform (Person)</text:p>
      <text:p text:style-name="P4">
Publisher: Укринформ (Organization)</text:p>
      <text:p text:style-name="P4">
Published Time: 2023-05-11T18:32:39+03:00</text:p>
      <text:p text:style-name="P4">
Modified Time: 2023-05-11T18:32:39+03:00</text:p>
      <text:p text:style-name="P4">
Description: In the Spanish league, Catalans have not lost their points since 2021. - Ukrinform.</text:p>
      <text:p text:style-name="P4">
Images: ["<text:a xlink:type="simple" xlink:href="https://static.ukrinform.com/photos/2023_05/thumb_files/630_360_1683819100-511.jpg" text:style-name="Internet_20_link" text:visited-style-name="Visited_20_Internet_20_Link">
630_360_16838...</text:a>
"]</text:p>
      <text:p text:style-name="P4">
Tags: ['Барселона', 'Футбол']</text:p>
      <text:p text:style-name="P4">
Type: Article</text:p>
      <!--METADATA-->
      <text:p text:style-name="P4">
<draw:frame draw:style-name="fr1" draw:name="Image185" text:anchor-type="as-char" svg:width="6.9236in" svg:height="3.956343in" draw:z-index="0">
<draw:image xlink:href="../Images/yкринформ/2023-05-11T18-32-39-03-00/630_360_1683819100-511.jpg" xlink:type="simple" xlink:show="embed" xlink:actuate="onLoad" draw:mime-type="image/jpeg"/>
</draw:frame>
The Catalan Visan League has not lost its points since 2021.</text:p>
      <text:p text:style-name="P4">
For the first time in 63 matches, Barcelona lost her points in the Spanish Championships among women's teams, Catalans played a draw with Seville in the local League F - 1: 1, Ukrinform reports.</text:p>
      <text:p text:style-name="P4">
This season, "Blauhranas" was guaranteed the fourth title scamples of Spain in a row ahead of schedule. Before the match with Seville, they won 27 victories and currently keep a 11-point separation from the closest pursuers from Real Madrid.</text:p>
      <text:p text:style-name="P4">
The last "Barcelona" lost points in the championship in the summer(3:4). Та відтоді встановила світовий рекорд, здобувшиу лізі 62 перемоги поспіль — лише каталонкам підкорювалася серія з 50 вигранихматчів у професійних чемпіонатах.</text:p>
      <text:p text:style-name="P4">
<text:span text:style-name="T4">
Читайте також:</text:span>
 <text:a xlink:type="simple" xlink:href="https://www.ukrinform.ua/rubric-sports/3703374-u-finali-zinocoi-ligi-cempioniv-uefa-zigraut-volfsburg-ta-barselona.html" text:style-name="Internet_20_link" text:visited-style-name="Visited_20_Internet_20_Link">
 <text:span text:style-name="T4">
Барселона</text:span>
 </text:a>
As reported by Ukrinform, on June 3, Barcelona will play in the Champions League for the third time in a row, and the Wolfsburgh's rivals will become the rivals of the Spanish.</text:p>
      <text:p text:style-name="P4">
Photo: Getty Images</text:p>
      <text:p text:style-name="P4">
News Source: <text:a xlink:type="simple" xlink:href="https://www.ukrinform.ua/rubric-sports/3707917-zinoca-komanda-barseloni-perervala-istoricnu-seriu-peremog-u-nacionalnih-cempionatah.html" text:style-name="Internet_20_link" text:visited-style-name="Visited_20_Internet_20_Link">
https://www.ukrinform.ua/rubric-sports/3707917-zinoca-komanda-barseloni-perervala-istoricnu-seriu-peremog-u-nacionalnih-cempionatah.html</text:a>
</text:p>
      <!--NEWS-->
      <text:h text:style-name="P10" text:outline-level="1">
<text:span text:style-name="T4">
Gandziuk attack: The prosecutor's office asks 10 years in prison for the accused</text:span>
</text:h>
      <text:p text:style-name="P4">
Authors: Ukrinform (Person)</text:p>
      <text:p text:style-name="P4">
Publisher: Укринформ (Organization)</text:p>
      <text:p text:style-name="P4">
Published Time: 2023-05-11T18:36:00+03:00</text:p>
      <text:p text:style-name="P4">
Modified Time: 2023-05-11T18:36:00+03:00</text:p>
      <text:p text:style-name="P4">
Description: During the judicial debate in the case of Kateryna Gandziuk's murder, the prosecutor's office asked to impose a penalty in the form of 10 years in prison for the accused. - Ukrinform.</text:p>
      <text:p text:style-name="P4">
Images: ["<text:a xlink:type="simple" xlink:href="https://static.ukrinform.com/photos/2023_05/thumb_files/630_360_1683819569-220.jpg" text:style-name="Internet_20_link" text:visited-style-name="Visited_20_Internet_20_Link">
630_360_16838...</text:a>
", "<text:a xlink:type="simple" xlink:href="https://static.ukrinform.com/photos/2023_05/1683820947-345.jpg" text:style-name="Internet_20_link" text:visited-style-name="Visited_20_Internet_20_Link">
1683820947-34...</text:a>
"]</text:p>
      <text:p text:style-name="P4">
Tags: ['Прокуратура', 'Вбивство', 'Гандзюк']</text:p>
      <text:p text:style-name="P4">
Type: Article</text:p>
      <!--METADATA-->
      <text:p text:style-name="P4">
<draw:frame draw:style-name="fr1" draw:name="Image186" text:anchor-type="as-char" svg:width="6.9236in" svg:height="3.956343in" draw:z-index="0">
<draw:image xlink:href="../Images/yкринформ/2023-05-11T18-36-00-03-00/630_360_1683819569-220.jpg" xlink:type="simple" xlink:show="embed" xlink:actuate="onLoad" draw:mime-type="image/jpeg"/>
</draw:frame>
During the debate in the case of Kateryna Gandziuk's murder, the prosecutor's office is asked to impose a penalty in the form of 10 years in prison for the accused.</text:p>
      <text:p text:style-name="P4">
The prosecutor Andriy Sinyuk, who is a supported prosecution in this case, which is heard in the Dniprovsky District Court of Justice, reported in a comment to Ukrinform.</text:p>
      <text:p text:style-name="P4">
"During the judicial debate, I asked the court to recognize Mannger and Levin to the organization of an attack on Kateryna Gandziuk and to impose a punishment for ten years of imprisonment," he said.</text:p>
      <text:p text:style-name="P4">
As stated on page B <text:a xlink:type="simple" xlink:href="https://www.facebook.com/gandziukgate/posts/pfbid0RhSUTLpmwnHZ8vckRujL5r4KsadEq9mDBJ5oh96YrHi7cJjcmxP3YXtMCxxv3zuhl" text:style-name="Internet_20_link" text:visited-style-name="Visited_20_Internet_20_Link">
</text:a>
Katya Gandziuk communities?</text:p>
      <text:p text:style-name="P4">
<text:span text:style-name="T4">
 Read also: </text:span>
 <text:a xlink:type="simple" xlink:href="https://www.ukrinform.ua/rubric-regions/3707416-u-spravi-vbivstva-gandzuk-11-travna-vidbudutsa-debati.html" text:style-name="Internet_20_link" text:visited-style-name="Visited_20_Internet_20_Link">
<text:span text:style-name="T4">
 Gandziuk </text:span>
</text:a>
According to Sinyuk, he made a request to continue both the accused measures in the form of detention without an alternative to making a consequence before the entry into force.</text:p>
      <text:p text:style-name="P4">
In addition, the prosecutor supported the civil claim of the victims against the accused in the size of UAH 15 million.</text:p>
      <text:p text:style-name="P4">
The next court hearing in the case was appointed for 14 hours. May 15. The latest will be the defendants Manger and Levin, after which the court will go to the Donrade Room to make a decision.</text:p>
      <text:p text:style-name="P4">
<draw:frame draw:style-name="fr1" draw:name="Image187" text:anchor-type="as-char" svg:width="6.9236in" svg:height="3.89773in" draw:z-index="0">
<draw:image xlink:href="../Images/yкринформ/2023-05-11T18-36-00-03-00/1683820947-345.jpg" xlink:type="simple" xlink:show="embed" xlink:actuate="onLoad" draw:mime-type="image/jpeg"/>
</draw:frame>
<text:span text:style-name="T5">
Foto: Kolyan Pastyko, Public</text:span>
</text:p>
      <text:p text:style-name="P4">
<text:span text:style-name="T4">
 Read also: </text:span>
 <text:a xlink:type="simple" xlink:href="https://www.ukrinform.ua/rubric-society/3647048-sprava-gandzuk-obvinuvacenih-v-organizacii-napadu-zalisili-pid-vartou.html" text:style-name="Internet_20_link" text:visited-style-name="Visited_20_Internet_20_Link">
<text:span text:style-name="T4">
 Gandziuk </text:span>
</text:a>
As reported by Ukrinform, public activist, acting On July 31, 2018, the head of the affairs of the executive committee of the Kherson City Council was used by sulfuric acid on July 31, 2018 at the entrance of her house in Kherson. Burns were 40% of the woman's body. She underwent several operations, but on November 4, she died.</text:p>
      <text:p text:style-name="P4">
The direct performers of the attempt are convicted of imprisonment for a term of 3 to 6.5 years.</text:p>
      <text:p text:style-name="P4">
The expert of the Kherson Regional Council Vladislav Manger and Assistant MP Alexei Levin, suspected of organizing an attempt on Gandziuk, are in custody.</text:p>
      <text:p text:style-name="P4">
Photo: Stas Yurchenko, lattice</text:p>
      <text:p text:style-name="P4">
News Source: <text:a xlink:type="simple" xlink:href="https://www.ukrinform.ua/rubric-society/3707923-napad-na-gandzuk-prokuratura-prosit-10-rokiv-uvaznenna-dla-obvinuvacenih.html" text:style-name="Internet_20_link" text:visited-style-name="Visited_20_Internet_20_Link">
https://www.ukrinform.ua/rubric-society/3707923-napad-na-gandzuk-prokuratura-prosit-10-rokiv-uvaznenna-dla-obvinuvacenih.html</text:a>
</text:p>
      <!--NEWS-->
      <text:h text:style-name="P10" text:outline-level="1">
<text:span text:style-name="T4">
Stephanyshina arrived in Poland for a meeting of ministers of the Weimar Triangle</text:span>
</text:h>
      <text:p text:style-name="P4">
Authors: Ukrinform (Person)</text:p>
      <text:p text:style-name="P4">
Publisher: Укринформ (Organization)</text:p>
      <text:p text:style-name="P4">
Published Time: 2023-05-11T18:36:35+03:00</text:p>
      <text:p text:style-name="P4">
Modified Time: 2023-05-11T18:36:35+03:00</text:p>
      <text:p text:style-name="P4">
Description: Olga Stephanyshyn's Viceremier-Minister for European and Euro-Atlantic Integration is on a working visit in Poland. - Ukrinform.</text:p>
      <text:p text:style-name="P4">
Images: ["<text:a xlink:type="simple" xlink:href="https://static.ukrinform.com/photos/2023_05/thumb_files/630_360_1683819250-646.jpg" text:style-name="Internet_20_link" text:visited-style-name="Visited_20_Internet_20_Link">
630_360_16838...</text:a>
", "<text:a xlink:type="simple" xlink:href="https://static.ukrinform.com/photos/2023_05/1683819314-417.jpg" text:style-name="Internet_20_link" text:visited-style-name="Visited_20_Internet_20_Link">
1683819314-41...</text:a>
"]</text:p>
      <text:p text:style-name="P4">
Tags: ['Польща', 'Візит', 'Стефанішина', 'Веймарський трикутник']</text:p>
      <text:p text:style-name="P4">
Type: Article</text:p>
      <!--METADATA-->
      <text:p text:style-name="P4">
<draw:frame draw:style-name="fr1" draw:name="Image188" text:anchor-type="as-char" svg:width="6.9236in" svg:height="3.956343in" draw:z-index="0">
<draw:image xlink:href="../Images/yкринформ/2023-05-11T18-36-35-03-00/630_360_1683819250-646.jpg" xlink:type="simple" xlink:show="embed" xlink:actuate="onLoad" draw:mime-type="image/jpeg"/>
</draw:frame>
Viceremier-Minister for European and Euro-Atlantic Integration Olgastfanyshyn is a working visit in Poland.</text:p>
      <text:p text:style-name="P4">
This was reported by the Viceremier Office in <text:a xlink:type="simple" xlink:href="https://www.facebook.com/UA.EU.NATO/posts/pfbid0YQZBPSwmj6jUHrbVRiJhSdevj9H5zW9VDzBFWMciSYx7e6trMum2FefcxFyFa6Mvl" text:style-name="Internet_20_link" text:visited-style-name="Visited_20_Internet_20_Link">
</text:a>
, reports Ukrinform.</text:p>
      <text:p text:style-name="P4">
"At the invitation of the Polish side, the Viceremier will take part in the Meeting of the European Union of the Weimar Triangle, which will be on May 12 in the city of Poznan, the Republic of Poland," the post reads.</text:p>
      <text:p text:style-name="P4">
<draw:frame draw:style-name="fr1" draw:name="Image189" text:anchor-type="as-char" svg:width="6.9236in" svg:height="6.492632in" draw:z-index="0">
<draw:image xlink:href="../Images/yкринформ/2023-05-11T18-36-35-03-00/1683819314-417.jpg" xlink:type="simple" xlink:show="embed" xlink:actuate="onLoad" draw:mime-type="image/jpeg"/>
</draw:frame>
As it is noted, together with the EU Minister of Poland Shimon Shynkovsky Senk, French Secretary of State for Europe, Laurens Bun Taminister on European issues and climate of Germany Anna Lurmann Stephanishin will build the issues of Russia's consequences, expand the European Union.</text:p>
      <text:p text:style-name="P4">
<text:span text:style-name="T4">
 Read also: </text:span>
 <text:a xlink:type="simple" xlink:href="https://www.ukrinform.ua/rubric-ato/3674870-kraini-vejmarskogo-trikutnika-prodovzat-pidtrimku-ukraini.html" text:style-name="Internet_20_link" text:visited-style-name="Visited_20_Internet_20_Link">
<text:span text:style-name="T4">
 Weimarsky </text:span>
 <text:span text:style-name="T4">
 triangle </text:span>
</text:a>
Separately, the participants plan to discuss Ukraine's integration into the EU and process of reforms.</text:p>
      <text:p text:style-name="P4">
Weimar triangle is an informal international association <text:a xlink:type="simple" xlink:href="https://www.ukrinform.ua/tag-polsa" text:style-name="Internet_20_link" text:visited-style-name="Visited_20_Internet_20_Link">
</text:a>
, France, Germany, founded in 1991.  Photo Vit Shimanek / CTK</text:p>
      <text:p text:style-name="P4">
News Source: <text:a xlink:type="simple" xlink:href="https://www.ukrinform.ua/rubric-polytics/3707920-stefanisina-pribula-u-polsu-na-zustric-ministriv-krain-vejmarskogo-trikutnika.html" text:style-name="Internet_20_link" text:visited-style-name="Visited_20_Internet_20_Link">
https://www.ukrinform.ua/rubric-polytics/3707920-stefanisina-pribula-u-polsu-na-zustric-ministriv-krain-vejmarskogo-trikutnika.html</text:a>
</text:p>
      <!--NEWS-->
      <text:h text:style-name="P10" text:outline-level="1">
<text:span text:style-name="T4">
Duda: Many indicates that a rocket could fall near Bydgosch</text:span>
</text:h>
      <text:p text:style-name="P4">
Authors: Ukrinform (Person)</text:p>
      <text:p text:style-name="P4">
Publisher: Укринформ (Organization)</text:p>
      <text:p text:style-name="P4">
Published Time: 2023-05-11T18:41:00+03:00</text:p>
      <text:p text:style-name="P4">
Modified Time: 2023-05-11T18:41:00+03:00</text:p>
      <text:p text:style-name="P4">
Description: A military object found in the forest near the Polish city of Bidgosch is probably a rocket. - Ukrinform.</text:p>
      <text:p text:style-name="P4">
Images: ["<text:a xlink:type="simple" xlink:href="https://static.ukrinform.com/photos/2023_01/thumb_files/630_360_1673446462-648.jpg" text:style-name="Internet_20_link" text:visited-style-name="Visited_20_Internet_20_Link">
630_360_16734...</text:a>
"]</text:p>
      <text:p text:style-name="P4">
Tags: ['Дуда', 'Польща', 'Ракета', 'Війна з росією']</text:p>
      <text:p text:style-name="P4">
Type: Article</text:p>
      <!--METADATA-->
      <text:p text:style-name="P4">
<draw:frame draw:style-name="fr1" draw:name="Image190" text:anchor-type="as-char" svg:width="6.9236in" svg:height="3.956343in" draw:z-index="0">
<draw:image xlink:href="../Images/yкринформ/2023-05-11T18-41-00-03-00/630_360_1673446462-648.jpg" xlink:type="simple" xlink:show="embed" xlink:actuate="onLoad" draw:mime-type="image/jpeg"/>
</draw:frame>
A military object found in the forest near the Polish city of Bydgoszcz is probably Ekrak.</text:p>
      <text:p text:style-name="P4">
This was stated by Polish President Andrzej Duda at a press conference during Albania's businessman, Ukrinform correspondent reports.</text:p>
      <text:p text:style-name="P4">
According to the Polish leader, at this time there is no final result of the research conducted by the Polish prosecutor's office.</text:p>
      <text:p text:style-name="P4">
“I expect official results in this case. Many indicates that the camago has been falling <text:a xlink:type="simple" xlink:href="https://www.ukrinform.ua/tag-raketa" text:style-name="Internet_20_link" text:visited-style-name="Visited_20_Internet_20_Link">
</text:a>
”, - emphasized.</text:p>
      <text:p text:style-name="P4">
He stressed that there was no explosion at the emergency situation, no explosives and this did not pose a threat to Poland's security. " According to his words, it is "most important".</text:p>
      <text:p text:style-name="P4">
<text:span text:style-name="T4">
 Read also: </text:span>
 <text:a xlink:type="simple" xlink:href="https://www.ukrinform.ua/rubric-world/3701496-u-polsi-pripuskaut-so-v-lisi-mogli-znajti-ulamki-raketi-z-ihnogo-mig29.html" text:style-name="Internet_20_link" text:visited-style-name="Visited_20_Internet_20_Link">
</text:a>
As reported, according to RMF.FM, <text:a xlink:type="simple" xlink:href="undefined" text:style-name="Internet_20_link" text:visited-style-name="Visited_20_Internet_20_Link">
</text:a>
that in the northern Poland the Russian rocket-55 was discovered in the forest nearby in northern Poland.</text:p>
      <text:p text:style-name="P4">
The commander of the operational command of the Armed Forces of Poland, General Tomashipotrovsky, at the end of April during the press conference, stated that the identified object could be associated with the "which was happening in the airspace of the 16th December", when Russia carried out another mass firing of Ukraine, releasing76 missiles.</text:p>
      <text:p text:style-name="P4">
According to the publication <text:a xlink:type="simple" xlink:href="https://www.onet.pl/informacje/onetwiadomosci/co-uderzylo-pod-bydgoszcza-sledczy-badaja-rosyjski-slad/6xyv7rb,79cfc278" text:style-name="Internet_20_link" text:visited-style-name="Visited_20_Internet_20_Link">
</text:a>
One of the main versions of the investigation is the fall of the X-55 missile, released from the Russian landlord, which was in the airspace of Belarus.</text:p>
      <text:p text:style-name="P4">
According to the media, then the Polish air defense forces monitored an object that violated the air space of the country, but it disappeared from the radars.</text:p>
      <text:p text:style-name="P4">
News Source: <text:a xlink:type="simple" xlink:href="https://www.ukrinform.ua/rubric-world/3707929-duda-bagato-vkazue-na-te-so-bila-bidgosa-mogla-vpasti-raketa.html" text:style-name="Internet_20_link" text:visited-style-name="Visited_20_Internet_20_Link">
https://www.ukrinform.ua/rubric-world/3707929-duda-bagato-vkazue-na-te-so-bila-bidgosa-mogla-vpasti-raketa.html</text:a>
</text:p>
      <!--NEWS-->
      <text:h text:style-name="P10" text:outline-level="1">
<text:span text:style-name="T4">
The IMF called for all measures to continue the "grain agreement"</text:span>
</text:h>
      <text:p text:style-name="P4">
Authors: Ukrinform (Person)</text:p>
      <text:p text:style-name="P4">
Publisher: Укринформ (Organization)</text:p>
      <text:p text:style-name="P4">
Published Time: 2023-05-11T18:43:00+03:00</text:p>
      <text:p text:style-name="P4">
Modified Time: 2023-05-11T18:43:00+03:00</text:p>
      <text:p text:style-name="P4">
Description: The International Monetary Fund considers it very important in the global context to continue the Black Sea Grain Agreement, which the Russian Federation is trying to disrupt and use food supply as weapons. - Ukrinform.</text:p>
      <text:p text:style-name="P4">
Images: ["<text:a xlink:type="simple" xlink:href="https://static.ukrinform.com/photos/2023_05/thumb_files/630_360_1683819939-412.jpg" text:style-name="Internet_20_link" text:visited-style-name="Visited_20_Internet_20_Link">
630_360_16838...</text:a>
"]</text:p>
      <text:p text:style-name="P4">
Tags: ['МВФ', 'зерновий коридор']</text:p>
      <text:p text:style-name="P4">
Type: Article</text:p>
      <!--METADATA-->
      <text:p text:style-name="P4">
<draw:frame draw:style-name="fr1" draw:name="Image191" text:anchor-type="as-char" svg:width="6.9236in" svg:height="3.956343in" draw:z-index="0">
<draw:image xlink:href="../Images/yкринформ/2023-05-11T18-43-00-03-00/630_360_1683819939-412.jpg" xlink:type="simple" xlink:show="embed" xlink:actuate="onLoad" draw:mime-type="image/jpeg"/>
</draw:frame>
The International Monetary Fund considers it very important in the global context to proceed with the Black Sea Grain Agreement, which the Russian Federation is trying to disrupt the TAVAKORTS OF CLAIMS as weapons.</text:p>
      <text:p text:style-name="P4">
She made a corresponding statement on Thursday during a briefing at the Washingtonoid Director of the IMF Communications Department Julia Kozak, Ukrinform reports.</text:p>
      <text:p text:style-name="P4">
"From our point of view, it is very important to implement all measures that can help reduce the lack of food security and to really support the most vulnerable members of our global community in the overcome of this very difficult problem," the Fund's representative said in response to the Black Sea.</text:p>
      <text:p text:style-name="P4">
<text:span text:style-name="T4">
 Read also: </text:span>
 <text:a xlink:type="simple" xlink:href="https://www.ukrinform.ua/rubric-economy/3707476-derzdep-zaaviv-pro-terminovu-neobhidnist-prodovziti-cornomorsku-zernovu-ugodu.html" text:style-name="Internet_20_link" text:visited-style-name="Visited_20_Internet_20_Link">
</text:a>
In this connection, she emphasized that many countries are now all over the world.</text:p>
      <text:p text:style-name="P4">
As reported by Ukrinform, negotiations began in Istanbul on Wednesday regarding the Black Sea Grain Agreement at the level of Deputy Ministers of Turkey, Ukraine, Russia, and UN officials. However, Thursday, after the end of a two -day meeting, it became clear that <text:a xlink:type="simple" xlink:href="https://www.ukrinform.ua/rubric-economy/3707855-u-stambuli-zaversilisa-peregovori-sodo-zernovogo-koridoru.html" text:style-name="Internet_20_link" text:visited-style-name="Visited_20_Internet_20_Link">
</text:a>
. The participants of the negotiations have agreed to continue to make efforts at the technical level in a four -sided format, whose playground provides <text:a xlink:type="simple" xlink:href="https://www.ukrinform.ua/tag-tureccina" text:style-name="Internet_20_link" text:visited-style-name="Visited_20_Internet_20_Link">
</text:a>
 .</text:p>
      <text:p text:style-name="P4">
News Source: <text:a xlink:type="simple" xlink:href="https://www.ukrinform.ua/rubric-economy/3707926-mvf-zaklikav-vziti-vsih-zahodiv-dla-prodovzenna-zernovoi-ugodi.html" text:style-name="Internet_20_link" text:visited-style-name="Visited_20_Internet_20_Link">
https://www.ukrinform.ua/rubric-economy/3707926-mvf-zaklikav-vziti-vsih-zahodiv-dla-prodovzenna-zernovoi-ugodi.html</text:a>
</text:p>
      <!--NEWS-->
      <text:h text:style-name="P10" text:outline-level="1">
<text:span text:style-name="T4">
The Armed Forces shot from howitzers neutralized under Bakhmut a group of Russian military</text:span>
</text:h>
      <text:p text:style-name="P4">
Authors: Ukrinform (Person)</text:p>
      <text:p text:style-name="P4">
Publisher: Укринформ (Organization)</text:p>
      <text:p text:style-name="P4">
Published Time: 2023-05-11T18:45:00+03:00</text:p>
      <text:p text:style-name="P4">
Modified Time: 2023-05-11T18:45:00+03:00</text:p>
      <text:p text:style-name="P4">
Description: The artillerymen of the third separate assault brigade of the Armed Forces of Ukraine with the use of howitzers D-30 struck the personnel of Russian troops under the city of Bakhmut, Donetsk region, causing the enemy losses. - Ukrinform.</text:p>
      <text:p text:style-name="P4">
Images: ["<text:a xlink:type="simple" xlink:href="https://static.ukrinform.com/photos/2023_04/thumb_files/630_360_1681573947-281.jpg" text:style-name="Internet_20_link" text:visited-style-name="Visited_20_Internet_20_Link">
630_360_16815...</text:a>
"]</text:p>
      <text:p text:style-name="P4">
Tags: ['Бахмут', 'ЗСУ', 'Війна з росією']</text:p>
      <text:p text:style-name="P4">
Type: Article</text:p>
      <!--METADATA-->
      <text:p text:style-name="P4">
<draw:frame draw:style-name="fr1" draw:name="Image192" text:anchor-type="as-char" svg:width="6.9236in" svg:height="3.956343in" draw:z-index="0">
<draw:image xlink:href="../Images/yкринформ/2023-05-11T18-45-00-03-00/630_360_1681573947-281.jpg" xlink:type="simple" xlink:show="embed" xlink:actuate="onLoad" draw:mime-type="image/jpeg"/>
</draw:frame>
The artillerymen of the third separate assault brigade of the Armed Forces of Ukraine by considering howitzers D-30 struck the personnel of the Russian Rus in the city of Bakhmut, Donetsk region, causing the enemy losses.</text:p>
      <text:p text:style-name="P4">
According to Ukrinform, the crew of the brigade reported in <text:a xlink:type="simple" xlink:href="https://t.me/ab3army/2527" text:style-name="Internet_20_link" text:visited-style-name="Visited_20_Internet_20_Link">
</text:a>
By publishing the appropriate video.</text:p>
      <text:p text:style-name="P4">
"Six hundred of them became" three hundred ". Another one hundred percent two hundred," the Armed Forces said.</text:p>
      <text:p text:style-name="P4">
<text:span text:style-name="T4">
 Read also: </text:span>
 <text:a xlink:type="simple" xlink:href="https://www.ukrinform.ua/rubric-ato/3707721-rozvidniki-pokazali-ak-znisuut-tehniku-rosian-na-doneccini.html" text:style-name="Internet_20_link" text:visited-style-name="Visited_20_Internet_20_Link">
<text:span text:style-name="T4">
 destroy </text:span>
</text:a>
As reported by Ukrinform, border guards in Bakhmut with the help of antitronous mackerels knocked down four <text:a xlink:type="simple" xlink:href="https://www.ukrinform.ua/rubric-ato/3707889-prikordonniki-zbili-cotiri-rosijskih-bezpilotniki-u-bahmuti.html" text:style-name="Internet_20_link" text:visited-style-name="Visited_20_Internet_20_Link">
</text:a>
_ Photo illustrative _</text:p>
      <text:p text:style-name="P4">
News Source: <text:a xlink:type="simple" xlink:href="https://www.ukrinform.ua/rubric-ato/3707914-zsu-postrilom-iz-gaubici-zneskodili-pid-bahmutom-grupu-rosijskih-vijskovih.html" text:style-name="Internet_20_link" text:visited-style-name="Visited_20_Internet_20_Link">
https://www.ukrinform.ua/rubric-ato/3707914-zsu-postrilom-iz-gaubici-zneskodili-pid-bahmutom-grupu-rosijskih-vijskovih.html</text:a>
</text:p>
      <!--NEWS-->
      <text:h text:style-name="P10" text:outline-level="1">
<text:span text:style-name="T4">
Poland calls Albania to support the strengthening of NATO's eastern flank</text:span>
</text:h>
      <text:p text:style-name="P4">
Authors: Ukrinform (Person)</text:p>
      <text:p text:style-name="P4">
Publisher: Укринформ (Organization)</text:p>
      <text:p text:style-name="P4">
Published Time: 2023-05-11T18:48:00+03:00</text:p>
      <text:p text:style-name="P4">
Modified Time: 2023-05-11T18:48:00+03:00</text:p>
      <text:p text:style-name="P4">
Description: Poland supports Albania's membership in the EU, and at the same time calls Tirana supporting the strengthening of NATO's eastern flank. - Ukrinform.</text:p>
      <text:p text:style-name="P4">
Images: ["<text:a xlink:type="simple" xlink:href="https://static.ukrinform.com/photos/2023_05/thumb_files/630_360_1683820454-552.jpg" text:style-name="Internet_20_link" text:visited-style-name="Visited_20_Internet_20_Link">
630_360_16838...</text:a>
"]</text:p>
      <text:p text:style-name="P4">
Tags: ['Албанія', 'Дуда', 'НАТО', 'Польща']</text:p>
      <text:p text:style-name="P4">
Type: Article</text:p>
      <!--METADATA-->
      <text:p text:style-name="P4">
<draw:frame draw:style-name="fr1" draw:name="Image193" text:anchor-type="as-char" svg:width="6.9236in" svg:height="3.956343in" draw:z-index="0">
<draw:image xlink:href="../Images/yкринформ/2023-05-11T18-48-00-03-00/630_360_1683820454-552.jpg" xlink:type="simple" xlink:show="embed" xlink:actuate="onLoad" draw:mime-type="image/jpeg"/>
</draw:frame>
Polanda's membership of Albania in the EU, and at the same time calls Tirana supporting NATO's eastern flank.</text:p>
      <text:p text:style-name="P4">
This was stated by the President of the RP Andrzej Duda during a joint press conference with Albania Bayram Highai in Tyrane, Ukrinform correspondent reports.</text:p>
      <text:p text:style-name="P4">
According to the Polish leader, he asked the Albanian colleague to support NATO's July Summit in Vilnius in Vilnius, Poland's efforts to enhance the reconciliation of the North Atlantic Alliance on the Eastern flank.</text:p>
      <text:p text:style-name="P4">
"It is now the most vulnerable and dangerous area of the world, where potential aggression is possible, especially in the context of what is happening in Ukraine and Russia's positions," Duda emphasized.</text:p>
      <text:p text:style-name="P4">
He urged the Albanian colleague to support collective decisions to strengthen the east flank <text:a xlink:type="simple" xlink:href="https://www.ukrinform.ua/tag-nato" text:style-name="Internet_20_link" text:visited-style-name="Visited_20_Internet_20_Link">
</text:a>
, which is injected in the NATO headquarters, as well as the Member States of the Alliance in excess and multilateral levels.</text:p>
      <text:p text:style-name="P4">
<text:span text:style-name="T4">
 Read also: </text:span>
 <text:a xlink:type="simple" xlink:href="https://www.ukrinform.ua/rubric-polytics/3703489-v-interesah-polsi-sob-ukraina-dala-vidsic-rosijskomu-agresoru-duda.html" text:style-name="Internet_20_link" text:visited-style-name="Visited_20_Internet_20_Link">
<text:span text:style-name="T4">
 Duda </text:span>
</text:a>
"I have also clearly and clearly declared Polish support for trying to become a member of the EU," Duda emphasized.</text:p>
      <text:p text:style-name="P4">
The President of the RP reminded that after the strengthening of the Euro -Atlantic interference and the United States priority of the Polish presidency in the EU in the first half of 2025 will be membership in the EU of Ukraine, Moldova and the Western Balkans, among which Alabania is "in absolute avant -garde" when it comes to correspond to EU membership.</text:p>
      <text:p text:style-name="P4">
Albania has been a NATO member since 2009. In 2014, the country was granted the EU membership status.</text:p>
      <text:p text:style-name="P4">
As reported, <text:a xlink:type="simple" xlink:href="https://www.ukrinform.ua/rubric-world/3707877-albania-poprosila-polsu-pidtrimati-clenstvo-kosova-v-nato.html" text:style-name="Internet_20_link" text:visited-style-name="Visited_20_Internet_20_Link">
</text:a>
<text:span text:style-name="T5">
 Фото: PAP/Radek Pietruszka</text:span>
</text:p>
      <text:p text:style-name="P4">
News Source: <text:a xlink:type="simple" xlink:href="https://www.ukrinform.ua/rubric-world/3707930-polsa-zaklikae-albaniu-pidtrimati-posilenna-shidnogo-flangu-nato.html" text:style-name="Internet_20_link" text:visited-style-name="Visited_20_Internet_20_Link">
https://www.ukrinform.ua/rubric-world/3707930-polsa-zaklikae-albaniu-pidtrimati-posilenna-shidnogo-flangu-nato.html</text:a>
</text:p>
      <!--NEWS-->
      <text:h text:style-name="P10" text:outline-level="1">
<text:span text:style-name="T4">
Shevchenko University will prepare specialists for deocal territories under two programs - Rector</text:span>
</text:h>
      <text:p text:style-name="P4">
Authors: Ukrinform (Person)</text:p>
      <text:p text:style-name="P4">
Publisher: Укринформ (Organization)</text:p>
      <text:p text:style-name="P4">
Published Time: 2023-05-11T19:05:00+03:00</text:p>
      <text:p text:style-name="P4">
Modified Time: 2023-05-11T19:05:00+03:00</text:p>
      <text:p text:style-name="P4">
Description: Experts for work in the de -industrial territories will be prepared according to two educational programs - "Post -conflict governance" and "Governance in post -war territories". - Ukrinform.</text:p>
      <text:p text:style-name="P4">
Images: ["<text:a xlink:type="simple" xlink:href="https://static.ukrinform.com/photos/2023_05/thumb_files/630_360_1683821664-828.jpg" text:style-name="Internet_20_link" text:visited-style-name="Visited_20_Internet_20_Link">
630_360_16838...</text:a>
", "<text:a xlink:type="simple" xlink:href="https://static.ukrinform.com/photos/2023_05/1683821213-767.jpg" text:style-name="Internet_20_link" text:visited-style-name="Visited_20_Internet_20_Link">
1683821213-76...</text:a>
"]</text:p>
      <text:p text:style-name="P4">
Tags: ['Деокупація', 'Освіта', 'КНУ імені Шевченка']</text:p>
      <text:p text:style-name="P4">
Type: Article</text:p>
      <!--METADATA-->
      <text:p text:style-name="P4">
<draw:frame draw:style-name="fr1" draw:name="Image194" text:anchor-type="as-char" svg:width="6.9236in" svg:height="3.956343in" draw:z-index="0">
<draw:image xlink:href="../Images/yкринформ/2023-05-11T19-05-00-03-00/630_360_1683821664-828.jpg" xlink:type="simple" xlink:show="embed" xlink:actuate="onLoad" draw:mime-type="image/jpeg"/>
</draw:frame>
Specialists will be prepared in the territories in two educational programs - "Post -conflict government" and "Governance on post -war territories".</text:p>
      <text:p text:style-name="P4">
This was reported during a press conference at the Media Center of Ukraine-Ukrinform as a reporter of the Taras Shevchenko National University of Kyiv Vladimirbugrov.</text:p>
      <text:p text:style-name="P4">
“Post -Conflict Governance Programs” and “Governance in the post -war territories” are announced in the recruitment, they are in admission rules to the Kiev national <text:a xlink:type="simple" xlink:href="https://www.ukrinform.ua/tag-knu-imeni-sevcenka" text:style-name="Internet_20_link" text:visited-style-name="Visited_20_Internet_20_Link">
</text:a>
Introduction to correspondence forming occurs through the National Agency for Civil Service. Introduction to full -time education - on the general rules that approves mining. The Admissions Commission of the Educational and Scientific Institute of Public Administration and Civil Service is ready, ”the rector said.</text:p>
      <text:p text:style-name="P4">
<draw:frame draw:style-name="fr1" draw:name="Image195" text:anchor-type="as-char" svg:width="6.9236in" svg:height="4.615733in" draw:z-index="0">
<draw:image xlink:href="../Images/yкринформ/2023-05-11T19-05-00-03-00/1683821213-767.jpg" xlink:type="simple" xlink:show="embed" xlink:actuate="onLoad" draw:mime-type="image/jpeg"/>
</draw:frame>
<text:span text:style-name="T4">
 Read also: </text:span>
 <text:a xlink:type="simple" xlink:href="https://www.ukrinform.ua/rubric-culture/3697599-ulia-zdanovska-ocistila-alma-mater-vid-tazkoi-istoricnoi-karmi.html" text:style-name="Internet_20_link" text:visited-style-name="Visited_20_Internet_20_Link">
<text:span text:style-name="T4">
 Zdanovskaya </text:span>
</text:a>
According to him, the students of education will be issued by diploma masters to work in public authorities, local government in de -industrial territories.</text:p>
      <text:p text:style-name="P4">
The rector explained that students will acquire knowledge in the fields of management, economy, safety, and cultural sphere. In particular, they will be taught to solve the problems of public administration related to the peculiarities of post -conflict government and community development in de -economic territories; to develop and implement a local economic policy and to create a security environment, taking into account the national interests of Ukraine; to create a common humanitarian space, which is on the cultural and ethnic diversity of the territory.</text:p>
      <text:p text:style-name="P4">
These training programs, the rector noted, will be a certain start for the training of people who will be able to occupy positions in de -industrial territories.</text:p>
      <text:p text:style-name="P4">
<text:span text:style-name="T4">
 Read also: </text:span>
 <text:a xlink:type="simple" xlink:href="https://www.ukrinform.ua/rubric-society/3657203-ukrainska-osvita-u-pislavoennij-period-mae-buti-konkurentospromoznou-zelenskij.html" text:style-name="Internet_20_link" text:visited-style-name="Visited_20_Internet_20_Link">
<text:span text:style-name="T4">
 Ukrainian </text:span>
 <text:span text:style-name="T4">
 Education </text:span>
 <text:span text:style-name="T4">
 </text:span>
 post -war <text:span text:style-name="T4">
 </text:span>
 <text:span text:style-name="T4">
 period </text:span>
<text:span text:style-name="T4">
 has </text:span>
 <text:span text:style-name="T4">
 be </text:span>
 <text:span text:style-name="T4">
 </text:span>
 <text:span text:style-name="T4">
 competitive </text:span>
 <text:span text:style-name="T4">
 </text:span>
 Zelensky <text:span text:style-name="T4">
 </text:span>
</text:a>
“We have to have as many people as possible, including Ministry of Reintegration, the office of the president will be able to choose specialists. We need to prepare as much as possible because there will be a lot of work, ”the rector said.</text:p>
      <text:p text:style-name="P4">
News Source: <text:a xlink:type="simple" xlink:href="https://www.ukrinform.ua/rubric-society/3707938-universitet-sevcenka-gotuvatime-fahivciv-dla-deokupovanih-teritorij-za-dvoma-programami-rektor.html" text:style-name="Internet_20_link" text:visited-style-name="Visited_20_Internet_20_Link">
https://www.ukrinform.ua/rubric-society/3707938-universitet-sevcenka-gotuvatime-fahivciv-dla-deokupovanih-teritorij-za-dvoma-programami-rektor.html</text:a>
</text:p>
      <!--NEWS-->
      <text:h text:style-name="P10" text:outline-level="1">
<text:span text:style-name="T4">
The EU from February has handed over more than a thousand rockets to Ukraine - Borrel</text:span>
</text:h>
      <text:p text:style-name="P4">
Authors: Ukrinform (Person)</text:p>
      <text:p text:style-name="P4">
Publisher: Укринформ (Organization)</text:p>
      <text:p text:style-name="P4">
Published Time: 2023-05-11T19:07:00+03:00</text:p>
      <text:p text:style-name="P4">
Modified Time: 2023-05-11T19:07:00+03:00</text:p>
      <text:p text:style-name="P4">
Description: The European Union has already transferred more than a thousand missiles to Ukraine since February and has to continue support to help Kiev prepare for a counter -offensive. - Ukrinform.</text:p>
      <text:p text:style-name="P4">
Images: ["<text:a xlink:type="simple" xlink:href="https://static.ukrinform.com/photos/2023_02/thumb_files/630_360_1675345931-700.jpeg" text:style-name="Internet_20_link" text:visited-style-name="Visited_20_Internet_20_Link">
630_360_16753...</text:a>
"]</text:p>
      <text:p text:style-name="P4">
Tags: ['Ракета', 'Боррель', 'Війна з росією']</text:p>
      <text:p text:style-name="P4">
Type: Article</text:p>
      <!--METADATA-->
      <text:p text:style-name="P4">
<draw:frame draw:style-name="fr1" draw:name="Image196" text:anchor-type="as-char" svg:width="6.9236in" svg:height="3.956343in" draw:z-index="0">
<draw:image xlink:href="../Images/yкринформ/2023-05-11T19-07-00-03-00/630_360_1675345931-700.jpeg" xlink:type="simple" xlink:show="embed" xlink:actuate="onLoad" draw:mime-type="image/jpeg"/>
</draw:frame>
In February, the European Union has already handed over more than a thousand rockets to Ukraine and has to continue supporting to help Kiev to prepare for a counter -offensive.</text:p>
      <text:p text:style-name="P4">
This was stated by the EU High Representative Josep Borrel during a discussion within a European safety and defense summit, correspondentation.</text:p>
      <text:p text:style-name="P4">
“We provide ammunition to Ukraine ... Since February 9, when we have approved three tracks in the supply of ammunition, we have handed over more than 1000 missiles to Ukraine. I know that this is not good. We have to put more. President Zelensky said he was to delay the beginning of the counter -offensive. Obviously, they need more preparation, more weapons, concentrate more capacity. It is we who should give them all this, ”Borrel emphasized.</text:p>
      <text:p text:style-name="P4">
<text:span text:style-name="T4">
 Read also: </text:span>
 <text:a xlink:type="simple" xlink:href="https://www.ukrinform.ua/rubric-ato/3707816-raketa-storm-shadow-dla-ukraini-u-comu-suttevij-proriv.html" text:style-name="Internet_20_link" text:visited-style-name="Visited_20_Internet_20_Link">
<text:span text:style-name="T4">
 missile </text:span>
</text:a>
He recalled that from the beginning of a full -scale war, the EU has provided about 400 thousand artillery ammunition to Ukraine, but now they need to grow sharply. Emergency was the aim of setting 1 million shells of the caliber to Ukraine 155 mint for the next 12 months. These deliveries must be made immediately.</text:p>
      <text:p text:style-name="P4">
According to Borrel, as of today, the amount of military assistance, provided by the Heurosouz Ukraine, is approaching € 6 billion. If you take into account the EU and Member States contributions, Ukraine has received assistance and military equipment in the amount of about 16 billion euros.</text:p>
      <text:p text:style-name="P4">
“This is a considerable amount, but it's not the end. I ... I would like the war to faster. But look at what is happening: Russia continues to systematically bombard the civilian population, although its army has already been defeated. They went to take Kiev for several weeks, failed and were broken back. They were unable to capture Bakhmut. This is a bloody war, butrosia has already lost. Ukraine has not yet won, but Russia has already suffered a obvious native defeat, ”the high representative of the EU stressed.</text:p>
      <text:p text:style-name="P4">
<text:span text:style-name="T4">
 Read also: </text:span>
 <text:a xlink:type="simple" xlink:href="https://www.ukrinform.ua/rubric-ato/3707788-ministr-oboroni-britanii-pidtverdiv-peredacu-ukraini-raket-storm-shadow.html" text:style-name="Internet_20_link" text:visited-style-name="Visited_20_Internet_20_Link">
<text:span text:style-name="T4">
 missile </text:span>
</text:a>
He noted that Russian aggression against Ukraine forced the EU to increase the attention of EU to defense and security. Over the next three years, the Member States intend to invest about 70 billion euros in increasing their defense.As it was reported, on March 20, the European Council has made a decision to raise supplies of ammunition for Ukraine and to increase the capabilities of the European defense industry. This decision stipulates that countries will be exposed to Ukraine 1 million artillery ammunition, including 155 mm shells, over the next 12 months.</text:p>
      <text:p text:style-name="P4">
On May 5, the EU Council finally approved the allocation of EUR 1 billion within the European Peace Fund for the purchase of ammunition and missiles for Ukraine.</text:p>
      <text:p text:style-name="P4">
News Source: <text:a xlink:type="simple" xlink:href="https://www.ukrinform.ua/rubric-ato/3707940-es-vid-lutogo-peredav-ukraini-ponad-tisacu-raket-borrel.html" text:style-name="Internet_20_link" text:visited-style-name="Visited_20_Internet_20_Link">
https://www.ukrinform.ua/rubric-ato/3707940-es-vid-lutogo-peredav-ukraini-ponad-tisacu-raket-borrel.html</text:a>
</text:p>
      <!--NEWS-->
      <text:h text:style-name="P10" text:outline-level="1">
<text:span text:style-name="T4">
Stefanchuk discussed with the European Commissioner Johansson creation of a special about a journal for Russian Federation</text:span>
</text:h>
      <text:p text:style-name="P4">
Authors: Ukrinform (Person)</text:p>
      <text:p text:style-name="P4">
Publisher: Укринформ (Organization)</text:p>
      <text:p text:style-name="P4">
Published Time: 2023-05-11T19:21:00+03:00</text:p>
      <text:p text:style-name="P4">
Modified Time: 2023-05-11T19:21:00+03:00</text:p>
      <text:p text:style-name="P4">
Description: Verkhovna Rada Chairman Ruslan Stefanchuk and the European Commissioner for Ilva Johansson's internal affairs discussed a number of important issues during a meeting in Kiev, including the European integration of Ukraine and the creation of a special tribunal for Russia. - Ukrinform.</text:p>
      <text:p text:style-name="P4">
Images: ["<text:a xlink:type="simple" xlink:href="https://static.ukrinform.com/photos/2023_05/thumb_files/630_360_1683822001-513.jpg" text:style-name="Internet_20_link" text:visited-style-name="Visited_20_Internet_20_Link">
630_360_16838...</text:a>
", "<text:a xlink:type="simple" xlink:href="https://static.ukrinform.com/photos/2023_05/1683821999-181.jpg" text:style-name="Internet_20_link" text:visited-style-name="Visited_20_Internet_20_Link">
1683821999-18...</text:a>
", "<text:a xlink:type="simple" xlink:href="https://static.ukrinform.com/photos/2023_05/1683822000-428.jpg" text:style-name="Internet_20_link" text:visited-style-name="Visited_20_Internet_20_Link">
1683822000-42...</text:a>
", "<text:a xlink:type="simple" xlink:href="https://static.ukrinform.com/photos/2023_05/1683822000-264.jpg" text:style-name="Internet_20_link" text:visited-style-name="Visited_20_Internet_20_Link">
1683822000-26...</text:a>
"]</text:p>
      <text:p text:style-name="P4">
Tags: ['Трибунал', 'росія', 'Стефанчук', 'Війна з росією', 'Ілва Йоганссон']</text:p>
      <text:p text:style-name="P4">
Type: Article</text:p>
      <!--METADATA-->
      <text:p text:style-name="P4">
<draw:frame draw:style-name="fr1" draw:name="Image197" text:anchor-type="as-char" svg:width="6.9236in" svg:height="3.956343in" draw:z-index="0">
<draw:image xlink:href="../Images/yкринформ/2023-05-11T19-21-00-03-00/630_360_1683822001-513.jpg" xlink:type="simple" xlink:show="embed" xlink:actuate="onLoad" draw:mime-type="image/jpeg"/>
</draw:frame>
Ruslan Stefanchuk and the European Commissioner for Internal Affairs Ilvaganson, during a meeting in Kyiv, they discussed a number of important issues, and the European integration of Ukraine and the creation of a special tribunal for Russia during the meeting.</text:p>
      <text:p text:style-name="P4">
Stefanchuk wrote about it in <text:a xlink:type="simple" xlink:href="https://www.facebook.com/stefanchuk.official/posts/pfbid0Zqmq5t439Hi7iMu19H6JV5TyJXkAVuiorwQsWrZUXDMtSdybKRrr7G5e9F7fs5dpl" text:style-name="Internet_20_link" text:visited-style-name="Visited_20_Internet_20_Link">
</text:a>
, reports Ukrinform.</text:p>
      <text:p text:style-name="P4">
“During a meeting with the European Internal Affairs Commissioner, Ilviogansson discussed a number of important issues. The main thing is the status of a candidate country to enter the EU and preparation for the negotiation process, ”Stefanchuk said.</text:p>
      <text:p text:style-name="P4">
<draw:frame draw:style-name="fr1" draw:name="Image198" text:anchor-type="as-char" svg:width="6.9236in" svg:height="5.301683in" draw:z-index="0">
<draw:image xlink:href="../Images/yкринформ/2023-05-11T19-21-00-03-00/1683821999-181.jpg" xlink:type="simple" xlink:show="embed" xlink:actuate="onLoad" draw:mime-type="image/jpeg"/>
</draw:frame>
He stressed that Ukraine has performed a large amount of work on the seven recommendations of the European Commission and will make every effort to achieve the maximum results to the intermediate evaluation of the European Commission in June. “Iresultat, I hope, will start the start negotiations(Ukraine - ed.)the WEC this year, ”added <text:a xlink:type="simple" xlink:href="https://www.ukrinform.ua/tag-stefancuk" text:style-name="Internet_20_link" text:visited-style-name="Visited_20_Internet_20_Link">
</text:a>
</text:p>
      <text:p text:style-name="P4">
<draw:frame draw:style-name="fr1" draw:name="Image199" text:anchor-type="as-char" svg:width="6.9236in" svg:height="4.615733in" draw:z-index="0">
<draw:image xlink:href="../Images/yкринформ/2023-05-11T19-21-00-03-00/1683822000-428.jpg" xlink:type="simple" xlink:show="embed" xlink:actuate="onLoad" draw:mime-type="image/jpeg"/>
</draw:frame>
According to the head of the Ukrainian Parliament, the second question is justice, because for every crime committed by Russia, there should be a legal response, a judgment of the court. And, importantly, we strive to work without any hybrid formats, ”Stefanchuk emphasized.</text:p>
      <text:p text:style-name="P4">
<text:span text:style-name="T4">
 Read also: </text:span>
 <text:a xlink:type="simple" xlink:href="https://www.ukrinform.ua/rubric-polytics/3707747-do-kieva-pribula-evrokomisar-iz-vnutrisnih-sprav-ilva-jogansson.html" text:style-name="Internet_20_link" text:visited-style-name="Visited_20_Internet_20_Link">
<text:span text:style-name="T4">
 Johansson </text:span>
</text:a>
</text:p>
      <text:p text:style-name="P4">
<draw:frame draw:style-name="fr1" draw:name="Image200" text:anchor-type="as-char" svg:width="6.9236in" svg:height="4.615733in" draw:z-index="0">
<draw:image xlink:href="../Images/yкринформ/2023-05-11T19-21-00-03-00/1683822000-264.jpg" xlink:type="simple" xlink:show="embed" xlink:actuate="onLoad" draw:mime-type="image/jpeg"/>
</draw:frame>
The Chairman of the Verkhovna Rada also stressed that Ukraine is extremely appreciating the high level of dialogue with the European Union, in particular, the European Commission.</text:p>
      <text:p text:style-name="P4">
European Commissioner for Internal Affairs Ilva Johanneson <text:a xlink:type="simple" xlink:href="https://www.rada.gov.ua/news/Top-novyna/236379.html" text:style-name="Internet_20_link" text:visited-style-name="Visited_20_Internet_20_Link">
</text:a>
that the EU makes the most important for Ukraine support. “Putin should not win. The European Union has a union on this path to fight, ”she said.</text:p>
      <text:p text:style-name="P4">
The European Commissioner emphasized that the European Union fully supports the creation of a special tribunal and helps Ukraine in this matter, collecting evidence of Russia's crimes by Russia.As reported by Ukrinform, on May 11, the European Commissioner for Interior Ilvagansson arrived on a visit to Kiev. Minister of Internal Affairs <text:a xlink:type="simple" xlink:href="https://www.ukrinform.ua/rubric-polytics/3707890-migranti-j-oblastuvanna-kordoniv-klimenko-zustrivsa-z-evrokomisarom-jogansson.html" text:style-name="Internet_20_link" text:visited-style-name="Visited_20_Internet_20_Link">
</text:a>
in the arrangement of Ukrainian borders.  _ Photo: Ruslan Stefanchuk _</text:p>
      <text:p text:style-name="P4">
News Source: <text:a xlink:type="simple" xlink:href="https://www.ukrinform.ua/rubric-polytics/3707945-stefancuk-obgovoriv-iz-evrokomisarom-stvorenna-spectribunalu-dla-rf.html" text:style-name="Internet_20_link" text:visited-style-name="Visited_20_Internet_20_Link">
https://www.ukrinform.ua/rubric-polytics/3707945-stefancuk-obgovoriv-iz-evrokomisarom-stvorenna-spectribunalu-dla-rf.html</text:a>
</text:p>
      <!--NEWS-->
      <text:h text:style-name="P10" text:outline-level="1">
<text:span text:style-name="T4">
The IMF expects Ukraine to adoption important legislative changes</text:span>
</text:h>
      <text:p text:style-name="P4">
Authors: Ukrinform (Person)</text:p>
      <text:p text:style-name="P4">
Publisher: Укринформ (Organization)</text:p>
      <text:p text:style-name="P4">
Published Time: 2023-05-11T19:22:00+03:00</text:p>
      <text:p text:style-name="P4">
Modified Time: 2023-05-11T19:22:00+03:00</text:p>
      <text:p text:style-name="P4">
Description: Director of the IMF Communication Department, Julia Kozak, confirmed the expectation of the Fund's expectations for adopting important legislative changes in Ukraine in the coming months of reforming and combating corruption in the coming months. - Ukrinform.</text:p>
      <text:p text:style-name="P4">
Images: ["<text:a xlink:type="simple" xlink:href="https://static.ukrinform.com/photos/2023_05/thumb_files/630_360_1683819930-225.jpg" text:style-name="Internet_20_link" text:visited-style-name="Visited_20_Internet_20_Link">
630_360_16838...</text:a>
"]</text:p>
      <text:p text:style-name="P4">
Tags: ['Е-декларації', 'МВФ', 'Відмивання коштів', 'Корупція']</text:p>
      <text:p text:style-name="P4">
Type: Article</text:p>
      <!--METADATA-->
      <text:p text:style-name="P4">
<draw:frame draw:style-name="fr1" draw:name="Image201" text:anchor-type="as-char" svg:width="6.9236in" svg:height="3.956343in" draw:z-index="0">
<draw:image xlink:href="../Images/yкринформ/2023-05-11T19-22-00-03-00/630_360_1683819930-225.jpg" xlink:type="simple" xlink:show="embed" xlink:actuate="onLoad" draw:mime-type="image/jpeg"/>
</draw:frame>
The IMF Directorate for Communication, Julia Kozak, confirmed the expectation of the Fund on the adoption in Ukraine in the coming months of important legislative changes in the Usfere of Reform and Combating Corruption.</text:p>
      <text:p text:style-name="P4">
She stated this at a pressing in Washington, responding to the issue of Ukrinform.</text:p>
      <text:p text:style-name="P4">
"Power(in Ukraine - ed.)She took on very serious obligations of the Tavlovlov clear schedules to promote important legislative changes, ”the representative said <text:a xlink:type="simple" xlink:href="https://www.ukrinform.ua/tag-mvf" text:style-name="Internet_20_link" text:visited-style-name="Visited_20_Internet_20_Link">
</text:a>
.</text:p>
      <text:p text:style-name="P4">
She specified that, in particular, the restoration of the obligation for government officials to declare their assets, which, under the EFF program, is expected to end the July.</text:p>
      <text:p text:style-name="P4">
<text:span text:style-name="T4">
 Read also: </text:span>
 <text:a xlink:type="simple" xlink:href="https://www.ukrinform.ua/rubric-economy/3707894-mvf-planue-provesti-persij-pereglad-programi-dla-ukraini-vze-u-travni.html" text:style-name="Internet_20_link" text:visited-style-name="Visited_20_Internet_20_Link">
<text:span text:style-name="T4">
 IMF </text:span>
</text:a>
In addition, the IMF is expected to make legislative changes to the fight against money laundering by the end of September, as well as the adoption by December of the law on strengthening the institutional autonomy of the Specialized Anti -Corruption Prosecutor's Office.</text:p>
      <text:p text:style-name="P4">
As reported by Ukrinform, at the end of March IMF <text:a xlink:type="simple" xlink:href="https://www.ukrinform.ua/rubric-economy/3690077-mvf-shvaliv-programu-finansuvanna-dla-ukraini-na-156-milarda.html" text:style-name="Internet_20_link" text:visited-style-name="Visited_20_Internet_20_Link">
</text:a>
, designed for 48 months. The program envisages, in particular, the fulfillment of the obligations by the Ukrainian authorities in order to strengthen government, as well as to strengthen the struggle at all levels.</text:p>
      <text:p text:style-name="P4">
News Source: <text:a xlink:type="simple" xlink:href="https://www.ukrinform.ua/rubric-economy/3707924-mvf-ocikue-vid-ukraini-uhvalenna-vazlivih-zakonodavcih-zmin.html" text:style-name="Internet_20_link" text:visited-style-name="Visited_20_Internet_20_Link">
https://www.ukrinform.ua/rubric-economy/3707924-mvf-ocikue-vid-ukraini-uhvalenna-vazlivih-zakonodavcih-zmin.html</text:a>
</text:p>
      <!--NEWS-->
      <text:h text:style-name="P10" text:outline-level="1">
<text:span text:style-name="T4">
Leipzig opened an exhibition about Kyiv</text:span>
</text:h>
      <text:p text:style-name="P4">
Authors: Ukrinform (Person)</text:p>
      <text:p text:style-name="P4">
Publisher: Укринформ (Organization)</text:p>
      <text:p text:style-name="P4">
Published Time: 2023-05-11T19:28:00+03:00</text:p>
      <text:p text:style-name="P4">
Modified Time: 2023-05-11T19:28:00+03:00</text:p>
      <text:p text:style-name="P4">
Description: The German Leipzig opened the exhibition "Kiev - the unbreakable heart of Europe". - Ukrinform.</text:p>
      <text:p text:style-name="P4">
Images: ["<text:a xlink:type="simple" xlink:href="https://static.ukrinform.com/photos/2023_05/thumb_files/630_360_1683822715-505.jpg" text:style-name="Internet_20_link" text:visited-style-name="Visited_20_Internet_20_Link">
630_360_16838...</text:a>
", "<text:a xlink:type="simple" xlink:href="https://static.ukrinform.com/photos/2023_05/1683822715-876.jpg" text:style-name="Internet_20_link" text:visited-style-name="Visited_20_Internet_20_Link">
1683822715-87...</text:a>
", "<text:a xlink:type="simple" xlink:href="https://static.ukrinform.com/photos/2023_05/1683822716-920.jpg" text:style-name="Internet_20_link" text:visited-style-name="Visited_20_Internet_20_Link">
1683822716-92...</text:a>
", "<text:a xlink:type="simple" xlink:href="https://static.ukrinform.com/photos/2023_05/1683822716-477.jpg" text:style-name="Internet_20_link" text:visited-style-name="Visited_20_Internet_20_Link">
1683822716-47...</text:a>
", "<text:a xlink:type="simple" xlink:href="https://static.ukrinform.com/photos/2023_05/1683822715-595.jpg" text:style-name="Internet_20_link" text:visited-style-name="Visited_20_Internet_20_Link">
1683822715-59...</text:a>
"]</text:p>
      <text:p text:style-name="P4">
Tags: ['Німеччина', 'Виставка', 'Фотовиставка', 'Київ', 'Війна з росією']</text:p>
      <text:p text:style-name="P4">
Type: Article</text:p>
      <!--METADATA-->
      <text:p text:style-name="P4">
<draw:frame draw:style-name="fr1" draw:name="Image202" text:anchor-type="as-char" svg:width="6.9236in" svg:height="3.956343in" draw:z-index="0">
<draw:image xlink:href="../Images/yкринформ/2023-05-11T19-28-00-03-00/630_360_1683822715-505.jpg" xlink:type="simple" xlink:show="embed" xlink:actuate="onLoad" draw:mime-type="image/jpeg"/>
</draw:frame>
The University of Kiev is the unbreakable heart of Europe.</text:p>
      <text:p text:style-name="P4">
About it reports <text:a xlink:type="simple" xlink:href="https://kyivcity.gov.ua/news/u_nimetskomu_misti_leyptsigu_vidkrili_fotovistavku_kiv__nezlamne_sertse_yevropi/" text:style-name="Internet_20_link" text:visited-style-name="Visited_20_Internet_20_Link">
</text:a>
, reports Ukrinform.</text:p>
      <text:p text:style-name="P4">
"Leipzig became the fifth German city where the exhibition" Kiev - Namnesher's Europe "was opened, which was prepared These regions despite the destruction, " - the testimony reads.</text:p>
      <text:p text:style-name="P4">
<draw:frame draw:style-name="fr1" draw:name="Image203" text:anchor-type="as-char" svg:width="6.9236in" svg:height="9.231467in" draw:z-index="0">
<draw:image xlink:href="../Images/yкринформ/2023-05-11T19-28-00-03-00/1683822715-876.jpg" xlink:type="simple" xlink:show="embed" xlink:actuate="onLoad" draw:mime-type="image/jpeg"/>
</draw:frame>
<draw:frame draw:style-name="fr1" draw:name="Image204" text:anchor-type="as-char" svg:width="6.9236in" svg:height="4.615733in" draw:z-index="0">
<draw:image xlink:href="../Images/yкринформ/2023-05-11T19-28-00-03-00/1683822716-920.jpg" xlink:type="simple" xlink:show="embed" xlink:actuate="onLoad" draw:mime-type="image/jpeg"/>
</draw:frame>
Exposure placed in Stadtbüro(Open public space)cities.</text:p>
      <text:p text:style-name="P4">
<text:a xlink:type="simple" xlink:href="https://www.ukrinform.ua/tag-vistavka" text:style-name="Internet_20_link" text:visited-style-name="Visited_20_Internet_20_Link">
</text:a>
Organized with the assistance of Leipzig Music and German Society of International Cooperation(GIZ).</text:p>
      <text:p text:style-name="P4">
«Сьогодні дуже важливо вести боротьбу з агресором і на інформаційному фронті,демонструвати правду про злочини проти людяності, які коїть росія на територіїУкраїни. Наша мета – показати за допомогою цієї виставки Київ як уособленняголовного форпосту боротьби за незалежність у війні з рф. Показати, що війнапросто зараз триває у самому серці Європи, тому маємо разом докладати зусильдля нашої спільної перемоги», – наголосив директор Департаменту суспільнихкомунікацій КМДА Роман Лелюк.</text:p>
      <text:p text:style-name="P4">
<text:span text:style-name="T4">
Читайте також:</text:span>
 <text:a xlink:type="simple" xlink:href="https://www.ukrinform.ua/rubric-culture/3707630-u-francii-vidkrilasa-fotovistavka-pro-cernigiv.html" text:style-name="Internet_20_link" text:visited-style-name="Visited_20_Internet_20_Link">
 </text:a>
</text:p>
      <text:p text:style-name="P4">
<draw:frame draw:style-name="fr1" draw:name="Image205" text:anchor-type="as-char" svg:width="6.9236in" svg:height="4.615733in" draw:z-index="0">
<draw:image xlink:href="../Images/yкринформ/2023-05-11T19-28-00-03-00/1683822716-477.jpg" xlink:type="simple" xlink:show="embed" xlink:actuate="onLoad" draw:mime-type="image/jpeg"/>
</draw:frame>
<draw:frame draw:style-name="fr1" draw:name="Image206" text:anchor-type="as-char" svg:width="6.9236in" svg:height="4.615733in" draw:z-index="0">
<draw:image xlink:href="../Images/yкринформ/2023-05-11T19-28-00-03-00/1683822715-595.jpg" xlink:type="simple" xlink:show="embed" xlink:actuate="onLoad" draw:mime-type="image/jpeg"/>
</draw:frame>
This exhibition has already been exhibited in many countries, including the Czech Republic, Slovenia, Mexico, Germany, Poland, Canada, Hungary. In Ukraine, it was located the nasalization stations of Kyiv and Lviv. Also in May, the exhibition is presented by France's units.</text:p>
      <text:p text:style-name="P4">
The exhibition uses the works of Denis Kopylov, Alexei Samsonov, Mykolaimchenko, Mykola Sinelnikov, Boris Korpusenko, Pavel Petrov, Andriyskacodub and the SES press service.</text:p>
      <text:p text:style-name="P4">
As it was reported, in the Lithuanian capital city of Vilnius <text:a xlink:type="simple" xlink:href="https://www.ukrinform.ua/rubric-culture/3706698-u-litvi-vidkrietsa-fotovistavka-istorii-z-okupovanogo-krimu.html" text:style-name="Internet_20_link" text:visited-style-name="Visited_20_Internet_20_Link">
</text:a>
<text:span text:style-name="T5">
Foto: KSCA</text:span>
</text:p>
      <text:p text:style-name="P4">
News Source: <text:a xlink:type="simple" xlink:href="https://www.ukrinform.ua/rubric-kyiv/3707950-u-lejpcigu-vidkrilasa-vistavka-pro-kiiv.html" text:style-name="Internet_20_link" text:visited-style-name="Visited_20_Internet_20_Link">
https://www.ukrinform.ua/rubric-kyiv/3707950-u-lejpcigu-vidkrilasa-vistavka-pro-kiiv.html</text:a>
</text:p>
      <!--NEWS-->
      <text:h text:style-name="P10" text:outline-level="1">
<text:span text:style-name="T4">
The Ministry of Health plans to attract about 500 civilian medical facilities to pass the VLK</text:span>
</text:h>
      <text:p text:style-name="P4">
Authors: Ukrinform (Person)</text:p>
      <text:p text:style-name="P4">
Publisher: Укринформ (Organization)</text:p>
      <text:p text:style-name="P4">
Published Time: 2023-05-11T19:31:12+03:00</text:p>
      <text:p text:style-name="P4">
Modified Time: 2023-05-11T19:31:12+03:00</text:p>
      <text:p text:style-name="P4">
Description: Within the new package of services in the Medicinal Program "Medical Review of Persons, which is organized by territorial centers of acquisition and social support" it is planned to regulate about 500 medical facilities. - Ukrinform.</text:p>
      <text:p text:style-name="P4">
Images: ["<text:a xlink:type="simple" xlink:href="https://static.ukrinform.com/photos/2023_01/thumb_files/630_360_1675107920-435.jpg" text:style-name="Internet_20_link" text:visited-style-name="Visited_20_Internet_20_Link">
630_360_16751...</text:a>
"]</text:p>
      <text:p text:style-name="P4">
Tags: ['Міноборони', 'Медична допомога', 'ВЛК']</text:p>
      <text:p text:style-name="P4">
Type: Article</text:p>
      <!--METADATA-->
      <text:p text:style-name="P4">
<draw:frame draw:style-name="fr1" draw:name="Image207" text:anchor-type="as-char" svg:width="6.9236in" svg:height="3.956343in" draw:z-index="0">
<draw:image xlink:href="../Images/yкринформ/2023-05-11T19-31-12-03-00/630_360_1675107920-435.jpg" xlink:type="simple" xlink:show="embed" xlink:actuate="onLoad" draw:mime-type="image/jpeg"/>
</draw:frame>
Within the medical package of services in the program of medical examination "Medical examination of persons, which is organized by territorial centers of staffing and social support" it is planned to regulate about 500 medical institutions.</text:p>
      <text:p text:style-name="P4">
About it reports <text:a xlink:type="simple" xlink:href="https://moz.gov.ua/article/news/scho-vzhe-zrobleno-dlja-vdoskonalennja-vlk" text:style-name="Internet_20_link" text:visited-style-name="Visited_20_Internet_20_Link">
</text:a>
, reports Ukrinform.</text:p>
      <text:p text:style-name="P4">
"This package is intended to pay for medical examinations to the teams of doctors of public medical institutions for assessment The Health Service concludes contracts with these institutions provides payment for the services provided. In general, it is expected that about 500 medical institutions have been stored within the package, "the Ministry of Health said.</text:p>
      <text:p text:style-name="P4">
<text:span text:style-name="T4">
 Read also: </text:span>
 <text:a xlink:type="simple" xlink:href="https://www.ukrinform.ua/rubric-society/3707265-u-medsilah-zsu-rozpovili-aki-zmini-planuut-u-roboti-vijskovolikarskih-komisij.html" text:style-name="Internet_20_link" text:visited-style-name="Visited_20_Internet_20_Link">
</text:a>
As it is noted, all services that are included in the package are free for the military who are undergoing VLK.</text:p>
      <text:p text:style-name="P4">
In addition, civilian medical institutions are involved in order to unload network and hospital and hospital military commissions. Proceeds of the VLK by defenders after injuries, injuries or diseases, or treatment(granting leave).</text:p>
      <text:p text:style-name="P4">
Триває впровадження електронного документообігу між закладами охорониздоров’я, військовими частинами та територіальними центрами соціальноїпідтримки. Це дасть змогу не лише спростити процедуру проходження ВЛК, а йскоротити час.</text:p>
      <text:p text:style-name="P4">
<text:span text:style-name="T4">
Читайте також:</text:span>
 <text:a xlink:type="simple" xlink:href="https://www.ukrinform.ua/rubric-society/3707425-u-minoboroni-proponuut-monitoringovi-viziti-u-likarni-ta-vijskovi-castini.html" text:style-name="Internet_20_link" text:visited-style-name="Visited_20_Internet_20_Link">
 </text:a>
An electronic queue for VLK is also being introduced. Online recording to specialists during the passage of military medical commissions is already working in test mode of the cities where it is held most people. It is about Lviv, Kiev, Kharkiv, Vinnitsa and Odessa. In the future, it is planned to transfer to the electronic turn all commissions.</text:p>
      <text:p text:style-name="P4">
In addition, the medical institutions of the Defense Ministry will be involved in the work of the Zelektron System of Health, which will provide them with access to anamneozed soldiers who are undergoing VLK. Work is also done to provide their computer equipment.<text:span text:style-name="T4">
 Read also: </text:span>
 <text:a xlink:type="simple" xlink:href="https://www.ukrinform.ua/rubric-society/3697552-meddopomoga-vijskovim-ak-virisiti-mizvidomci-problemi.html" text:style-name="Internet_20_link" text:visited-style-name="Visited_20_Internet_20_Link">
</text:a>
As it was reported, amendments to the laws of Ukraine "Fundamentals of legislation on health care" and "Statute of the Internal Service of Armed Forces", which provide the simplification of the procedure of sending a wounded military serviceman for treatment and registration of relevant documents.</text:p>
      <text:p text:style-name="P4">
News Source: <text:a xlink:type="simple" xlink:href="https://www.ukrinform.ua/rubric-society/3707948-u-moz-planuut-zaluciti-blizko-500-civilnih-medzakladiv-dla-prohodzenna-vlk.html" text:style-name="Internet_20_link" text:visited-style-name="Visited_20_Internet_20_Link">
https://www.ukrinform.ua/rubric-society/3707948-u-moz-planuut-zaluciti-blizko-500-civilnih-medzakladiv-dla-prohodzenna-vlk.html</text:a>
</text:p>
      <!--NEWS-->
      <text:h text:style-name="P10" text:outline-level="1">
<text:span text:style-name="T4">
The Armed Forces struck 8 enemy control points, aircraft and two "important goals" of an enemy</text:span>
</text:h>
      <text:p text:style-name="P4">
Authors: Ukrinform (Person)</text:p>
      <text:p text:style-name="P4">
Publisher: Укринформ (Organization)</text:p>
      <text:p text:style-name="P4">
Published Time: 2023-05-11T19:39:00+03:00</text:p>
      <text:p text:style-name="P4">
Modified Time: 2023-05-11T19:39:00+03:00</text:p>
      <text:p text:style-name="P4">
Description: The Armed Forces of Ukraine per day made 13 strikes in the areas of concentration of personnel and military equipment of Russian invaders, as well as destroyed 8 enemy management points, aircraft and 2 "important goals" of the enemy. - Ukrinform.</text:p>
      <text:p text:style-name="P4">
Images: ["<text:a xlink:type="simple" xlink:href="https://static.ukrinform.com/photos/2023_04/thumb_files/630_360_1681751257-743.jpg" text:style-name="Internet_20_link" text:visited-style-name="Visited_20_Internet_20_Link">
630_360_16817...</text:a>
"]</text:p>
      <text:p text:style-name="P4">
Tags: ['Генштаб', 'ЗСУ', 'Війна з росією']</text:p>
      <text:p text:style-name="P4">
Type: Article</text:p>
      <!--METADATA-->
      <text:p text:style-name="P4">
<draw:frame draw:style-name="fr1" draw:name="Image208" text:anchor-type="as-char" svg:width="6.9236in" svg:height="3.956343in" draw:z-index="0">
<draw:image xlink:href="../Images/yкринформ/2023-05-11T19-39-00-03-00/630_360_1681751257-743.jpg" xlink:type="simple" xlink:show="embed" xlink:actuate="onLoad" draw:mime-type="image/jpeg"/>
</draw:frame>
The arms of Ukraine per day made 13 strokes in the areas of concentration of the personnel and military equipment of Russian invaders, as well as destroyed 8 hostile control centers, aircraft and 2 "important goals" of the enemy.</text:p>
      <text:p text:style-name="P4">
According to Ukrinform, the General Staff of the Armed Forces of Ukraine reported in <text:a xlink:type="simple" xlink:href="https://www.facebook.com/GeneralStaff.ua/posts/pfbid02iKeyCi7tvsLGCUdMAVnHcZgMGPaFfLnB5zdCEQzYUcsEgLJTGzoi3BGYdL3Ak8Hql" text:style-name="Internet_20_link" text:visited-style-name="Visited_20_Internet_20_Link">
</text:a>
Having published the prompt information as of 18:00 on May 11.</text:p>
      <text:p text:style-name="P4">
The departments of rocket troops and artillery of the Armed Forces, for their part, struck eight points of management, 13 areas of concentration of live power, composition of ammunition, folding and lubricants, five artillery units at firearms, one means of air defense and two more important enemy.</text:p>
      <text:p text:style-name="P4">
<text:span text:style-name="T4">
 Read also: </text:span>
 <text:a xlink:type="simple" xlink:href="https://www.ukrinform.ua/rubric-ato/3707915-sili-ppo-znisili-na-hersonsini-rosijskij-bezpilotnik-orlan10.html" text:style-name="Internet_20_link" text:visited-style-name="Visited_20_Internet_20_Link">
<text:span text:style-name="T4">
 destroy </text:span>
</text:a>
Also, Ukrainian defenders have destroyed seven Russian non -Russian non -types during the current day.</text:p>
      <text:p text:style-name="P4">
According to the General Staff, the troops of the Russian Federation continue to focus on the Liman, Bakhmut, Avdiivsky and Marinsky Napryamki, having carried out more than 30 attacks during the day. The most fierce battles continue to Bakhmut and Marinka of Donetsk region.</text:p>
      <text:p text:style-name="P4">
In total, during the current day, the Russian army made six missile and 46 aviation strikes, as well as 69 shelling from the reactive systems of the volley fire of the positions of defense forces and settlements. The invaders struck, in particular, in Slavyansk, Konstantinovka and Zaporizhzhia.</text:p>
      <text:p text:style-name="P4">
<text:span text:style-name="T4">
 Read also: </text:span>
 <text:a xlink:type="simple" xlink:href="https://www.ukrinform.ua/rubric-ato/3707889-prikordonniki-zbili-cotiri-rosijskih-bezpilotniki-u-bahmuti.html" text:style-name="Internet_20_link" text:visited-style-name="Visited_20_Internet_20_Link">
</text:a>
As a result of hostile attacks, private dwellings, as well as other civilian and administrative -infrastructure, are damaged and injured among civilians, damaged private dwellings.</text:p>
      <text:p text:style-name="P4">
The General Staff warns: the likelihood of rocket launchers throughout the Russians remains high throughout Ukraine.</text:p>
      <text:p text:style-name="P4">
_ <text:span text:style-name="T4">
 In Volyn and Polissya directions </text:span>
 _ signs of formation of offensive groups of the enemy were not detected. At the same time, Russia continues to use the territory and material and technical base of the Republic of Belarus for the preparation and combat coordination of units of its armed forces, formed by mobilization, in order to further involve them in the fighting of Ukraine._ <text:span text:style-name="T4">
 In the Siversky and Slobozhansky directions </text:span>
 _ of the Russian Federation continues to retain a military presence in border areas with Ukraine.</text:p>
      <text:p text:style-name="P4">
The districts of hostile aircraft during the day were the districts of Krasnoy Khutornyhiv region, Krendydivka, Znob-Novgorod and Ural Sumy region.</text:p>
      <text:p text:style-name="P4">
From the artillery and mortars, the invaders were beaten by Novovasilivka, Ukrainian, Iskrykivshchyna, Belopil, Yaststubin, Kindratravka and Basivka of the Sumy region Ilyakhk Burluk of Kharkiv region.</text:p>
      <text:p text:style-name="P4">
<text:span text:style-name="T4">
 Read also: </text:span>
 <text:a xlink:type="simple" xlink:href="https://www.ukrinform.ua/rubric-ato/3707682-sili-specoperacij-znisili-patrul-u-tilu-rosian.html" text:style-name="Internet_20_link" text:visited-style-name="Visited_20_Internet_20_Link">
<text:span text:style-name="T4">
 destroy </text:span>
</text:a>
_ <text:span text:style-name="T4">
 In the Kupyansky direction </text:span>
 _ during the day of offensive actions, the Russians were not instead caused artillery and mortar blows to the Odradny, Dvorychansky, Kamianets, Poplar, Krasny First, Figolivka, Novominsky, two -year and Tabaivka of Kharkiv region and Tabaivka. .</text:p>
      <text:p text:style-name="P4">
_ <text:span text:style-name="T4">
 In the Liman direction </text:span>
 _ during the day the Russian army led the following in the area of Serebryansky forestry, but was not successful. From the aircraft, the zagarbers hit the controversial.</text:p>
      <text:p text:style-name="P4">
Artillery shellings from the enemy were suffered by Makeevka and Nevsky Luhansk region, Bigorivka, Torke, Serebryanka, Verkhnokamonsk, controversial, Brest and Vesele Donetsk region.</text:p>
      <text:p text:style-name="P4">
<text:span text:style-name="T4">
 Read also: </text:span>
 <text:a xlink:type="simple" xlink:href="https://www.ukrinform.ua/rubric-ato/3707623-zsu-vidbili-na-tavrijskomu-napramku-22-ataki-ta-znisili-ponad-rotu-zagarbnikiv.html" text:style-name="Internet_20_link" text:visited-style-name="Visited_20_Internet_20_Link">
<text:span text:style-name="T4">
 destroy </text:span>
</text:a>
_ <text:span text:style-name="T4">
 In the Bakhmut direction </text:span>
 _ the Russian troops continue to run off, the battles of Bakhmut continue. During the day, the Russians conducted unsuccessful offensive actions of the launchers.</text:p>
      <text:p text:style-name="P4">
The invaders struck the aviation strikes around Bakhmut, Kurdyumivka and New York. Vasyukivka, Orikhovo-Vasylivka, Novomarkove, Markovo, Bakhmut, Ivanovsk, Yar, Konstantinovka, Alexander-Schultine, South, Toretsk, North and New York of Donetsk region were injured from enemy shelling.</text:p>
      <text:p text:style-name="P4">
<text:span text:style-name="T4">
 Read also: </text:span>
 <text:a xlink:type="simple" xlink:href="https://www.ukrinform.ua/rubric-ato/3707721-rozvidniki-pokazali-ak-znisuut-tehniku-rosian-na-doneccini.html" text:style-name="Internet_20_link" text:visited-style-name="Visited_20_Internet_20_Link">
</text:a>
<text:span text:style-name="T5">
 <text:span text:style-name="T4">
 In the Avdeevsky direction </text:span>
 _ the Russian army led unsuccessful offensive in the Avdiivka area, fired at Novokalin, Berdychi, Steppe, Avdiivka, Severtne and Pervomaisk Donetsk region.</text:span>
 <text:span text:style-name="T4">
 In the mineral direction </text:span>
 _ during the day the invaders led the offensive dihs of the Novomikhailivka district, but did not have success. Aviation blows were struck near the coal and the precursor. Under the Russian shelling were Paraskovka, Konstantinovka, Novomikhailivka, Khaledar, Novoukrainka Taprechistivka.</text:p>
      <text:p text:style-name="P4">
<text:span text:style-name="T4">
 Read also: </text:span>
 <text:a xlink:type="simple" xlink:href="https://www.ukrinform.ua/rubric-ato/3707859-na-bahmutskomu-napramku-za-dobu-likviduvali-165-zagarbnikiv-poranili-ponad-200-cerevatij.html" text:style-name="Internet_20_link" text:visited-style-name="Visited_20_Internet_20_Link">
<text:span text:style-name="T4">
 liquidation </text:span>
</text:a>
_ <text:span text:style-name="T4">
 In Zaporizhzhya and Kherson directions </text:span>
 _ Russian troops continue defense. From aviation, the Russians were beaten in the areas of small Tokmachka, Omelnik and Kizomys.</text:p>
      <text:p text:style-name="P4">
At the same time, the invaders continue to fire settlements located Belinite of combat collision. The hostile blows were suffering, in particular, the Tanovopil Tanovopil region, Olgiv, Gulyaypole, Railway, Gulyaypil, Belogorye, Mala Tokmachka and Kamyansk Zaporizhzhya region, Nikopoldnipropetrovsk region, as well as Kherson, Golden, and Lavo, Lavo, Lavo. , Dniprovske and Kizomis of Kherson region.</text:p>
      <text:p text:style-name="P4">
As reported by Ukrinform, in a full -scale war -solved against Ukraine <text:a xlink:type="simple" xlink:href="https://www.ukrinform.ua/rubric-ato/3707542-sili-oboroni-znisili-vze-196-920-rosijskih-zagarbnikiv.html" text:style-name="Internet_20_link" text:visited-style-name="Visited_20_Internet_20_Link">
</text:a>
and thousands of units of military equipment.</text:p>
      <text:p text:style-name="P4">
Photo: Facebook Ministry of Defense</text:p>
      <text:p text:style-name="P4">
News Source: <text:a xlink:type="simple" xlink:href="https://www.ukrinform.ua/rubric-ato/3707954-zsu-vrazili-visim-vorozih-punktiv-upravlinna-zasib-ppo-ta-dvi-vazlivi-cili-voroga.html" text:style-name="Internet_20_link" text:visited-style-name="Visited_20_Internet_20_Link">
https://www.ukrinform.ua/rubric-ato/3707954-zsu-vrazili-visim-vorozih-punktiv-upravlinna-zasib-ppo-ta-dvi-vazlivi-cili-voroga.html</text:a>
</text:p>
      <!--NEWS-->
      <text:h text:style-name="P10" text:outline-level="1">
<text:span text:style-name="T4">
Zavatskaya will play with a cherry in the quarterfinals of ITF tournament in Trnava</text:span>
</text:h>
      <text:p text:style-name="P4">
Authors: Ukrinform (Person)</text:p>
      <text:p text:style-name="P4">
Publisher: Укринформ (Organization)</text:p>
      <text:p text:style-name="P4">
Published Time: 2023-05-11T19:40:00+03:00</text:p>
      <text:p text:style-name="P4">
Modified Time: 2023-05-11T19:40:00+03:00</text:p>
      <text:p text:style-name="P4">
Description: The rival of Ukrainian Katarina Zavatskaya in the 1/4 finals of the International Tennis Federation (ITF) in Trnava (Czech Republic) with a prize fund of $ 100,000 - Ukrinform was determined.</text:p>
      <text:p text:style-name="P4">
Images: ["<text:a xlink:type="simple" xlink:href="https://static.ukrinform.com/photos/2023_05/thumb_files/630_360_1683823186-253.jpg" text:style-name="Internet_20_link" text:visited-style-name="Visited_20_Internet_20_Link">
630_360_16838...</text:a>
"]</text:p>
      <text:p text:style-name="P4">
Tags: ['Теніс']</text:p>
      <text:p text:style-name="P4">
Type: Article</text:p>
      <!--METADATA-->
      <text:p text:style-name="P4">
<draw:frame draw:style-name="fr1" draw:name="Image209" text:anchor-type="as-char" svg:width="6.9236in" svg:height="3.956343in" draw:z-index="0">
<draw:image xlink:href="../Images/yкринформ/2023-05-11T19-40-00-03-00/630_360_1683823186-253.jpg" xlink:type="simple" xlink:show="embed" xlink:actuate="onLoad" draw:mime-type="image/jpeg"/>
</draw:frame>
The rival of Ukrainian Katarina Zavatskaya in the 1/4 finals of the International Tennis Federation tournament was determined(ITF)In Trnava(Czech Republic)with a $ 100 thousand prize fund.</text:p>
      <text:p text:style-name="P4">
As reported by Ukrinform, 23-year-old Lutsk native(# 248 of the world rating)In 1 hour 20 minutes won the sown under the 5th number of Japanese Khontama in 1 hour(№183)- 6: 2, 6: 2</text:p>
      <text:p text:style-name="P4">
The ticket to the semi -finals of the competition Zavatskaya is playing with Choshka Lucius Havlichkova(№270)who took the mountain over the leader of "sowing" Slovak Anna Schmidlova(№97)-7: 5, 6: 2.</text:p>
      <text:p text:style-name="P4">
<text:span text:style-name="T4">
 Read also: </text:span>
 <text:a xlink:type="simple" xlink:href="https://www.ukrinform.ua/rubric-sports/3707497-astremska-zacohlila-raketku-u-persomu-koli-turniru-wta-v-rimi.html" text:style-name="Internet_20_link" text:visited-style-name="Visited_20_Internet_20_Link">
</text:a>
The TRONVA tournament will last until May 14.</text:p>
      <text:p text:style-name="P4">
Photo: raquetc / flickr.</text:p>
      <text:p text:style-name="P4">
News Source: <text:a xlink:type="simple" xlink:href="https://www.ukrinform.ua/rubric-sports/3707952-zavacka-zigrae-z-ceskou-gavlickovou-u-cvertfinali-turniru-itf-u-trnavi.html" text:style-name="Internet_20_link" text:visited-style-name="Visited_20_Internet_20_Link">
https://www.ukrinform.ua/rubric-sports/3707952-zavacka-zigrae-z-ceskou-gavlickovou-u-cvertfinali-turniru-itf-u-trnavi.html</text:a>
</text:p>
      <!--NEWS-->
      <text:h text:style-name="P10" text:outline-level="1">
<text:span text:style-name="T4">
The OSCE found “creative solutions” to bypass the veto of</text:span>
</text:h>
      <text:p text:style-name="P4">
Authors: Ukrinform (Person)</text:p>
      <text:p text:style-name="P4">
Publisher: Укринформ (Organization)</text:p>
      <text:p text:style-name="P4">
Published Time: 2023-05-11T19:47:00+03:00</text:p>
      <text:p text:style-name="P4">
Modified Time: 2023-05-11T19:47:00+03:00</text:p>
      <text:p text:style-name="P4">
Description: Russia's refusal to cooperate in the OSCE forces her to adapt her way of work. Members of the organization found creative solutions to bypass the Russian Federation. - Ukrinform.</text:p>
      <text:p text:style-name="P4">
Images: ["<text:a xlink:type="simple" xlink:href="https://static.ukrinform.com/photos/2021_08/thumb_files/630_360_1630178216-740.jpg" text:style-name="Internet_20_link" text:visited-style-name="Visited_20_Internet_20_Link">
630_360_16301...</text:a>
"]</text:p>
      <text:p text:style-name="P4">
Tags: ['ОБСЄ', 'Вето', 'росія']</text:p>
      <text:p text:style-name="P4">
Type: Article</text:p>
      <!--METADATA-->
      <text:p text:style-name="P4">
<draw:frame draw:style-name="fr1" draw:name="Image210" text:anchor-type="as-char" svg:width="6.9236in" svg:height="3.956343in" draw:z-index="0">
<draw:image xlink:href="../Images/yкринформ/2023-05-11T19-47-00-03-00/630_360_1630178216-740.jpg" xlink:type="simple" xlink:show="embed" xlink:actuate="onLoad" draw:mime-type="image/jpeg"/>
</draw:frame>
The failure to cooperate in the OSCE forces her to adapt her way of work. The members of the organization have found creative decisions to bypass the veto of the Russian Federation.</text:p>
      <text:p text:style-name="P4">
As Ukrinform reports, it reports <text:a xlink:type="simple" xlink:href="https://www.euractiv.com/section/global-europe/news/osce-ponders-ways-to-circumvent-russian-vetoes/" text:style-name="Internet_20_link" text:visited-style-name="Visited_20_Internet_20_Link">
</text:a>
"In order to bypass Russia, the OSCE members invented creative decisions to avoid working with Russian colleagues," the message reads.</text:p>
      <text:p text:style-name="P4">
In recent months, Russia has impeded the approval of the budget of the organization, which has jeopardized the activities of the security body, which includes 57 Member States. All decisions should be made by consensus, which allows Russia to block them, which contradict its interests.</text:p>
      <text:p text:style-name="P4">
"It is clear that Russia is not interested in not only the rules of process, but also the fundamental principles by which we work, and therefore we are pursuing them bypassing them," the US ambassador Michael Carpenter said to the OSCE.</text:p>
      <text:p text:style-name="P4">
<text:span text:style-name="T4">
 Read also: </text:span>
 <text:a xlink:type="simple" xlink:href="https://www.ukrinform.ua/rubric-polytics/3704432-ukraina-v-obse-metou-rosii-zalisaetsa-znisenna-nasoi-derzavnosti.html" text:style-name="Internet_20_link" text:visited-style-name="Visited_20_Internet_20_Link">
<text:span text:style-name="T4">
 OSCE </text:span>
</text:a>
Karpenter also added that since the beginning of a full -scale invasion of the Russian Federation in the Ukrainian organization managed to overcome the "obstructionism of Russia".</text:p>
      <text:p text:style-name="P4">
The US Ambassador to the OSCE mentioned the support program of Ukraine, which was created after Russia vetoed by the expansion of the OSCE field missions in Ukraine, which was expected before the war. This program is funded by voluntary contributions, and Irosia cannot veto it.</text:p>
      <text:p text:style-name="P4">
<text:span text:style-name="T4">
 Read also: </text:span>
 <text:a xlink:type="simple" xlink:href="https://www.ukrinform.ua/rubric-ato/3707474-rosia-mae-usvidomiti-so-ij-ne-peremogti-v-ukraini-britania-v-obse.html" text:style-name="Internet_20_link" text:visited-style-name="Visited_20_Internet_20_Link">
<text:span text:style-name="T4">
 OSCE </text:span>
</text:a>
</text:p>
      <text:p text:style-name="P4">
<text:a xlink:type="simple" xlink:href="https://www.ukrinform.ua/tag-obse" text:style-name="Internet_20_link" text:visited-style-name="Visited_20_Internet_20_Link">
 </text:a>
- The only European security platform that brings together Europe, Russia, the USA and Ukraine, and is mainly prevented by conflict, peace monitoring and observation.</text:p>
      <text:p text:style-name="P4">
As reported by Ukrinform, the permanent representative of Ukraine at the United Nations Sergey Kyslytsya healed, <text:a xlink:type="simple" xlink:href="https://www.ukrinform.ua/rubric-polytics/3703190-kislica-poasniv-comu-radbez-oon-ne-zablokuvav-rosijske-golovuvanna.html" text:style-name="Internet_20_link" text:visited-style-name="Visited_20_Internet_20_Link">
</text:a>
</text:p>
      <text:p text:style-name="P4">
News Source: <text:a xlink:type="simple" xlink:href="https://www.ukrinform.ua/rubric-world/3707958-v-obse-znajsli-kreativni-risenna-sob-obhoditi-veto-rosii.html" text:style-name="Internet_20_link" text:visited-style-name="Visited_20_Internet_20_Link">
https://www.ukrinform.ua/rubric-world/3707958-v-obse-znajsli-kreativni-risenna-sob-obhoditi-veto-rosii.html</text:a>
</text:p>
      <!--NEWS-->
      <text:h text:style-name="P10" text:outline-level="1">
<text:span text:style-name="T4">
May 12 UPL will call the best player and trainer April</text:span>
</text:h>
      <text:p text:style-name="P4">
Authors: Ukrinform (Person)</text:p>
      <text:p text:style-name="P4">
Publisher: Укринформ (Organization)</text:p>
      <text:p text:style-name="P4">
Published Time: 2023-05-11T20:03:00+03:00</text:p>
      <text:p text:style-name="P4">
Modified Time: 2023-05-11T20:03:00+03:00</text:p>
      <text:p text:style-name="P4">
Description: The Ukrainian Premier League (UPL) completes the vote, which determines the best football player and coach of the Ukrainian Championship as a result of the second spring month. - Ukrinform.</text:p>
      <text:p text:style-name="P4">
Images: ["<text:a xlink:type="simple" xlink:href="https://static.ukrinform.com/photos/2019_09/thumb_files/630_360_1569402287-491.jpg" text:style-name="Internet_20_link" text:visited-style-name="Visited_20_Internet_20_Link">
630_360_15694...</text:a>
"]</text:p>
      <text:p text:style-name="P4">
Tags: ['Футбол', "Прем'єр-ліга"]</text:p>
      <text:p text:style-name="P4">
Type: Article</text:p>
      <!--METADATA-->
      <text:p text:style-name="P4">
<draw:frame draw:style-name="fr1" draw:name="Image211" text:anchor-type="as-char" svg:width="6.9236in" svg:height="3.956343in" draw:z-index="0">
<draw:image xlink:href="../Images/yкринформ/2023-05-11T20-03-00-03-00/630_360_1569402287-491.jpg" xlink:type="simple" xlink:show="embed" xlink:actuate="onLoad" draw:mime-type="image/jpeg"/>
</draw:frame>
Ukrainian Premier-League(UPL)Completes the vote, which determines the best football player and coach of the Ukrainian Championship as a result of the second spring month.</text:p>
      <text:p text:style-name="P4">
According to official <text:a xlink:type="simple" xlink:href="https://upl.ua/ua/news/view/7229" text:style-name="Internet_20_link" text:visited-style-name="Visited_20_Internet_20_Link">
</text:a>
Organizations, first and foremost, identified four of the best football players and coaches of UPL flowering in 2023, Ukrinform reports.</text:p>
      <text:p text:style-name="P4">
As a result of a survey of sports sites - in the vote for the top football player will participate Artem Dovbik(Dnipro-1), Artem Bondarenko("Miner"), Eduardogerrero("Star")and Danilo Alefirenko(Chernomorets).</text:p>
      <text:p text:style-name="P4">
Серед претендентів на топ-наставника - Олександр Кучер (Dnipro-1), Roman Grigorchuk(Chernomorets), Patrick van Leuven("Star")and Igor Yovichevich("Miner").</text:p>
      <text:p text:style-name="P4">
<text:span text:style-name="T4">
Читайте також:</text:span>
 <text:a xlink:type="simple" xlink:href="https://www.ukrinform.ua/rubric-sports/3706511-upl-klimcuk-ta-ponomarov-najkrasi-u-25mu-turi.html" text:style-name="Internet_20_link" text:visited-style-name="Visited_20_Internet_20_Link">
 <text:span text:style-name="T4">
УПЛ</text:span>
 </text:a>
Voting on the official website of the UPL will last until 13.00 Friday, May 12.</text:p>
      <text:p text:style-name="P4">
News Source: <text:a xlink:type="simple" xlink:href="https://www.ukrinform.ua/rubric-sports/3707962-12-travna-upl-nazve-najkrasih-gravca-ta-trenera-u-kvitni.html" text:style-name="Internet_20_link" text:visited-style-name="Visited_20_Internet_20_Link">
https://www.ukrinform.ua/rubric-sports/3707962-12-travna-upl-nazve-najkrasih-gravca-ta-trenera-u-kvitni.html</text:a>
</text:p>
      <!--NEWS-->
      <text:h text:style-name="P10" text:outline-level="1">
<text:span text:style-name="T4">
On December 16, Ukraine informed that a rocket is likely to fly in Poland - Blaschak</text:span>
</text:h>
      <text:p text:style-name="P4">
Authors: Ukrinform (Person)</text:p>
      <text:p text:style-name="P4">
Publisher: Укринформ (Organization)</text:p>
      <text:p text:style-name="P4">
Published Time: 2023-05-11T20:03:33+03:00</text:p>
      <text:p text:style-name="P4">
Modified Time: 2023-05-11T20:03:33+03:00</text:p>
      <text:p text:style-name="P4">
Description: The Polish side on December 16 last year received a message from the Ukrainian on the detection in the airspace of the object, probably a rocket moving towards Poland. - Ukrinform.</text:p>
      <text:p text:style-name="P4">
Images: ["<text:a xlink:type="simple" xlink:href="https://static.ukrinform.com/photos/2023_04/thumb_files/630_360_1682098204-661.jpg" text:style-name="Internet_20_link" text:visited-style-name="Visited_20_Internet_20_Link">
630_360_16820...</text:a>
"]</text:p>
      <text:p text:style-name="P4">
Tags: ['Польща', 'Ракета', 'росія']</text:p>
      <text:p text:style-name="P4">
Type: Article</text:p>
      <!--METADATA-->
      <text:p text:style-name="P4">
<draw:frame draw:style-name="fr1" draw:name="Image212" text:anchor-type="as-char" svg:width="6.9236in" svg:height="3.956343in" draw:z-index="0">
<draw:image xlink:href="../Images/yкринформ/2023-05-11T20-03-33-03-00/630_360_1682098204-661.jpg" xlink:type="simple" xlink:show="embed" xlink:actuate="onLoad" draw:mime-type="image/jpeg"/>
</draw:frame>
On December 16, the Polish castoron received a message from the Ukrainian show in the airspace of the object, probably a rocket moving in Bikpolsh.</text:p>
      <text:p text:style-name="P4">
This was announced at a press conference by Viceremier -Minister - Minister of National Defense of the RP Mariusz Blaschak, Ukrinform correspondent reports.</text:p>
      <text:p text:style-name="P4">
According to Blaschak, he received the results of the check on the end of April in the forest near Bydgoszha "Military Object".</text:p>
      <text:p text:style-name="P4">
<text:span text:style-name="T4">
 Read also: </text:span>
 <text:a xlink:type="simple" xlink:href="https://www.ukrinform.ua/rubric-world/3707929-duda-bagato-vkazue-na-te-so-bila-bidgosa-mogla-vpasti-raketa.html" text:style-name="Internet_20_link" text:visited-style-name="Visited_20_Internet_20_Link">
</text:a>
“It was found that on December 16, the Center for Air Operations, subordinate to the operative commander, received information from the Ukrainian side of departure to the Polish space of an object that can be a rocket. Cooperation with Ukrainian and American parties has been aggravated, ”the Polish government official said.</text:p>
      <text:p text:style-name="P4">
After that, according to him, the relevant NATO procedures were launched, in particular, the combat readiness of the next forces was administered, and Polish Thai aircraft were raised into the air. He stressed that the facility was also recorded by Polish -kidnamic radar stations.</text:p>
      <text:p text:style-name="P4">
Blaschak noted that the results of the audit certify the correctness of the Central Activities. At the same time, information about the unidentified military object was transferred to the commander of the operational command of the Armed Forces of the Armed Forces, who did not inform the Minister of Defense.</text:p>
      <text:p text:style-name="P4">
<text:span text:style-name="T4">
 Read also: </text:span>
 <text:a xlink:type="simple" xlink:href="https://www.ukrinform.ua/rubric-world/3707243-u-polsi-tehnicna-ekspertiza-pidtverdila-padinna-rosijskoi-raketi-x55-zmi.html" text:style-name="Internet_20_link" text:visited-style-name="Visited_20_Internet_20_Link">
<text:span text:style-name="T4">
 Poland </text:span>
</text:a>
"According to the audit, the commander of the operational command has defined his official duties without notifying the facility that appeared in Poland's airspace, neither me nor the Government Security Center and other existence, which is envisaged by procedures," the minister said.</text:p>
      <text:p text:style-name="P4">
According to him, the most disadvantages were identified in the information of the facility's search.</text:p>
      <text:p text:style-name="P4">
At the same time, the minister denied that he knew about the incident and refused to find the object. “I strongly deny the information that appeared in Window that I refused to give an order to search for the object and send the departments of additional units of territorial defense troops. Janico did not receive such a request, ”Blaschak stressed.He added that the commander of the Operational Command of the Armed Forces of Poland could also decide on the search for the object.</text:p>
      <text:p text:style-name="P4">
At the same time, the initial search operation was named Viceremier-Minister, as it was conducted only by the police patrol, without the involvement of military units, and even one day, December 19.</text:p>
      <text:p text:style-name="P4">
Blaschak reported that he will immediately inform the president and the Prime Minister. Possible personal and disciplinary decisions will be adopted after consultation with the Head of State, Viceremier-Minister added.</text:p>
      <text:p text:style-name="P4">
<text:span text:style-name="T4">
 Read also: </text:span>
 <text:a xlink:type="simple" xlink:href="https://www.ukrinform.ua/rubric-world/3695055-polsa-za-dva-roki-matime-najsilnisi-suhoputni-vijska-v-evropi-blasak.html" text:style-name="Internet_20_link" text:visited-style-name="Visited_20_Internet_20_Link">
<text:span text:style-name="T4">
 cherry </text:span>
</text:a>
Polish President Andrzej Duda reported during his visit to Albania that a military object found in the forest near Bidgosch was probably a rocket. He awaits the official results of the investigation to make more decisions.</text:p>
      <text:p text:style-name="P4">
According to RMF.FM, experts of the Polish Air Force Technical Institute confirmed that a Russian X-55 missile was appeared in the forest near Bidgosch city at the end of April.</text:p>
      <text:p text:style-name="P4">
In late April, the commander of the Operational Command of the Polish Armed Forces of Poland said that the detected object could be associated with the fact that it was happening in the airspace on December 16, when Russia was conducting a massive firing of Ukraine by releasing 76 missiles.</text:p>
      <text:p text:style-name="P4">
According to the publication <text:a xlink:type="simple" xlink:href="https://www.onet.pl/informacje/onetwiadomosci/co-uderzylo-pod-bydgoszcza-sledczy-badaja-rosyjski-slad/6xyv7rb,79cfc278" text:style-name="Internet_20_link" text:visited-style-name="Visited_20_Internet_20_Link">
</text:a>
, one of the main versions of the investigation is the fall of the X-55 rocket, released by the Rivne aircraft, which was in the airspace of Belarus.</text:p>
      <text:p text:style-name="P4">
According to the media, then the Polish air defense forces monitored an object that violated the air space of the country, but it disappeared from the radars.</text:p>
      <text:p text:style-name="P4">
Photo: Pap</text:p>
      <text:p text:style-name="P4">
News Source: <text:a xlink:type="simple" xlink:href="https://www.ukrinform.ua/rubric-world/3707961-ukraina-16-grudna-informuvala-so-u-napramku-polsi-jmovirno-letit-raketa-blasak.html" text:style-name="Internet_20_link" text:visited-style-name="Visited_20_Internet_20_Link">
https://www.ukrinform.ua/rubric-world/3707961-ukraina-16-grudna-informuvala-so-u-napramku-polsi-jmovirno-letit-raketa-blasak.html</text:a>
</text:p>
      <!--NEWS-->
      <text:h text:style-name="P10" text:outline-level="1">
<text:span text:style-name="T4">
Artillery and attack from the drone: the enemy fired at Nikopol region five times a day</text:span>
</text:h>
      <text:p text:style-name="P4">
Authors: Ukrinform (Person)</text:p>
      <text:p text:style-name="P4">
Publisher: Укринформ (Organization)</text:p>
      <text:p text:style-name="P4">
Published Time: 2023-05-11T20:09:47+03:00</text:p>
      <text:p text:style-name="P4">
Modified Time: 2023-05-11T20:09:47+03:00</text:p>
      <text:p text:style-name="P4">
Description: During the day, the enemy attacked the Nikopol region five times in Dnipropetrovsk. It was without the victims. - Ukrinform.</text:p>
      <text:p text:style-name="P4">
Images: ["<text:a xlink:type="simple" xlink:href="https://static.ukrinform.com/photos/2022_07/thumb_files/630_360_1657197743-186.jpg" text:style-name="Internet_20_link" text:visited-style-name="Visited_20_Internet_20_Link">
630_360_16571...</text:a>
"]</text:p>
      <text:p text:style-name="P4">
Tags: ['Дніпропетровщина', 'Обстріл', 'Війна з росією']</text:p>
      <text:p text:style-name="P4">
Type: Article</text:p>
      <!--METADATA-->
      <text:p text:style-name="P4">
<draw:frame draw:style-name="fr1" draw:name="Image213" text:anchor-type="as-char" svg:width="6.9236in" svg:height="3.956343in" draw:z-index="0">
<draw:image xlink:href="../Images/yкринформ/2023-05-11T20-09-47-03-00/630_360_1657197743-186.jpg" xlink:type="simple" xlink:show="embed" xlink:actuate="onLoad" draw:mime-type="image/jpeg"/>
</draw:frame>
During the day, the enemy attacked the Nikopol region five times in Dnipropetrovsk. There were irresistibles.</text:p>
      <text:p text:style-name="P4">
About it in <text:a xlink:type="simple" xlink:href="https://t.me/mykola_lukashuk/4518" text:style-name="Internet_20_link" text:visited-style-name="Visited_20_Internet_20_Link">
</text:a>
Informs Mykola Lukashuk, the Chief Properepetrovsk Regional Council, Ukrinform reports.</text:p>
      <text:p text:style-name="P4">
"Today we have 5 shellings of the Nikopol district. In the afternoon, the Nikopol and the Marganets community were illuminated in the enemy fire. Again the heavy artillery and the attack of the delay. Fortunately, without the victims," he wrote.</text:p>
      <text:p text:style-name="P4">
In the evening, the invaders hit the Mirovsky community in heavy artillery. The details are used.</text:p>
      <text:p text:style-name="P4">
<text:span text:style-name="T4">
 Read also: </text:span>
 <text:a xlink:type="simple" xlink:href="https://www.ukrinform.ua/rubric-ato/3707907-vorog-obstrilav-iz-artilerii-osvitnij-zaklad-u-hersoni.html" text:style-name="Internet_20_link" text:visited-style-name="Visited_20_Internet_20_Link">
</text:a>
The shelling territory is currently being examined.</text:p>
      <text:p text:style-name="P4">
As for other areas of the region, there was without shelling.</text:p>
      <text:p text:style-name="P4">
Earlier it was reported that the enemy is fired at the Nikopol district <text:a xlink:type="simple" xlink:href="https://www.ukrinform.ua/tag-dnipropetrovsina" text:style-name="Internet_20_link" text:visited-style-name="Visited_20_Internet_20_Link">
</text:a>
from the temporarily occupied territory of Zaporizhzhya region, including Vasylivsky district.</text:p>
      <text:p text:style-name="P4">
News Source: <text:a xlink:type="simple" xlink:href="https://www.ukrinform.ua/rubric-ato/3707963-artileria-i-ataka-z-bezpilotnika-vorog-pat-raziv-za-den-obstrilav-nikopolsinu.html" text:style-name="Internet_20_link" text:visited-style-name="Visited_20_Internet_20_Link">
https://www.ukrinform.ua/rubric-ato/3707963-artileria-i-ataka-z-bezpilotnika-vorog-pat-raziv-za-den-obstrilav-nikopolsinu.html</text:a>
</text:p>
      <!--NEWS-->
      <text:h text:style-name="P10" text:outline-level="1">
<text:span text:style-name="T4">
Microsoft will freeze employees' salaries</text:span>
</text:h>
      <text:p text:style-name="P4">
Authors: Ukrinform (Person)</text:p>
      <text:p text:style-name="P4">
Publisher: Укринформ (Organization)</text:p>
      <text:p text:style-name="P4">
Published Time: 2023-05-11T20:13:00+03:00</text:p>
      <text:p text:style-name="P4">
Modified Time: 2023-05-11T20:13:00+03:00</text:p>
      <text:p text:style-name="P4">
Description: Microsoft Corporation has decided this year to freeze salaries for employees who are involved in full -time to help the company to cope with macroeconomic fluctuations. - Ukrinform.</text:p>
      <text:p text:style-name="P4">
Images: ["<text:a xlink:type="simple" xlink:href="https://static.ukrinform.com/photos/2020_08/thumb_files/630_360_1598441683-340.jpg" text:style-name="Internet_20_link" text:visited-style-name="Visited_20_Internet_20_Link">
630_360_15984...</text:a>
"]</text:p>
      <text:p text:style-name="P4">
Tags: ['Microsoft', 'Зарплата']</text:p>
      <text:p text:style-name="P4">
Type: Article</text:p>
      <!--METADATA-->
      <text:p text:style-name="P4">
<draw:frame draw:style-name="fr1" draw:name="Image214" text:anchor-type="as-char" svg:width="6.9236in" svg:height="3.956343in" draw:z-index="0">
<draw:image xlink:href="../Images/yкринформ/2023-05-11T20-13-00-03-00/630_360_1598441683-340.jpg" xlink:type="simple" xlink:show="embed" xlink:actuate="onLoad" draw:mime-type="image/jpeg"/>
</draw:frame>
MMICROSOFT Corporation has decided this year to freeze salaries for employees who are involved in a full -time working day to help the company cope with macroeconomic fluctuations.</text:p>
      <text:p text:style-name="P4">
As Ukrinform reports, it reports <text:a xlink:type="simple" xlink:href="https://www.bloomberg.com/news/articles/2023-05-11/microsoft-freezes-salaries-to-navigate-economic-uncertainty" text:style-name="Internet_20_link" text:visited-style-name="Visited_20_Internet_20_Link">
</text:a>
Such a step is necessary to generate a "sufficient profit" for investing the wax transition of the platform towards artificial intelligence, explained the chief executive director of the company Satya Nadell in an internal note.</text:p>
      <text:p text:style-name="P4">
She added that <text:a xlink:type="simple" xlink:href="https://www.ukrinform.ua/tag-microsoft" text:style-name="Internet_20_link" text:visited-style-name="Visited_20_Internet_20_Link">
</text:a>
Already increasing the compensation in 2022, and that the company will consider the possibility of increasing the rates of hourly workers, keeping the program of bonuses and rewards for the “reserving” stocks.</text:p>
      <text:p text:style-name="P4">
Last month, the company announced quarterly profit and sales that have exceeded the forecasts and what it is betting on the AI. They include new $ 10 billion investments in Openai and Both Chat Both Bing-Strategies aimed at increasing the future sales of Azure, search ads and programs to improve office productivity.</text:p>
      <text:p text:style-name="P4">
<text:span text:style-name="T4">
 Read also: </text:span>
 [<text:span text:style-name="T4">
 Microsoft </text:span>
 <text:span text:style-name="T4">
 </text:span>
 stopped <text:span text:style-name="T4">
 </text:span>
 Guarantee <text:span text:style-name="T4">
<text:span text:style-name="T5">
 service </text:span>
* </text:span>
 <text:span text:style-name="T4">
 Connection </text:span>
 <text:span text:style-name="T4">
 </text:span>
 xbox <text:span text:style-name="T4">
 </text:span>
 **(https://www.ukrinform.ua/rubric-technology/3693879-microsoft-pripinila-garantijne-obslugovuvanna-pristavok-xbox-u-rosii.html)As reported by Ukrinform, the social network of professional contacts <text:a xlink:type="simple" xlink:href="https://www.ukrinform.ua/rubric-technology/3706737-linkedin-skorocue-ponad-700-robocih-misc-ta-pripinae-robotu-odnogo-z-dodatkiv.html" text:style-name="Internet_20_link" text:visited-style-name="Visited_20_Internet_20_Link">
</text:a>
Due to demand and close the application focused on China.</text:p>
      <text:p text:style-name="P4">
News Source: <text:a xlink:type="simple" xlink:href="https://www.ukrinform.ua/rubric-technology/3707935-microsoft-zamorozit-zarplati-pracivnikiv.html" text:style-name="Internet_20_link" text:visited-style-name="Visited_20_Internet_20_Link">
https://www.ukrinform.ua/rubric-technology/3707935-microsoft-zamorozit-zarplati-pracivnikiv.html</text:a>
</text:p>
      <!--NEWS-->
      <text:h text:style-name="P10" text:outline-level="1">
<text:span text:style-name="T4">
The European Commissioner for Internal Affairs visited Irpin</text:span>
</text:h>
      <text:p text:style-name="P4">
Authors: Ukrinform (Person)</text:p>
      <text:p text:style-name="P4">
Publisher: Укринформ (Organization)</text:p>
      <text:p text:style-name="P4">
Published Time: 2023-05-11T20:15:00+03:00</text:p>
      <text:p text:style-name="P4">
Modified Time: 2023-05-11T20:15:00+03:00</text:p>
      <text:p text:style-name="P4">
Description: The European Commissioner for Ilva Johansson, a foreign delegation, visited the Russian invaders in Irpen. - Ukrinform.</text:p>
      <text:p text:style-name="P4">
Images: ["<text:a xlink:type="simple" xlink:href="https://static.ukrinform.com/photos/2023_05/thumb_files/630_360_1683825286-7011.jpeg" text:style-name="Internet_20_link" text:visited-style-name="Visited_20_Internet_20_Link">
630_360_16838...</text:a>
", "<text:a xlink:type="simple" xlink:href="https://static.ukrinform.com/photos/2023_05/1683825281-4618.jpeg" text:style-name="Internet_20_link" text:visited-style-name="Visited_20_Internet_20_Link">
1683825281-46...</text:a>
", "<text:a xlink:type="simple" xlink:href="https://static.ukrinform.com/photos/2023_05/thumb_files/630_360_1683825280-7492.jpeg" text:style-name="Internet_20_link" text:visited-style-name="Visited_20_Internet_20_Link">
630_360_16838...</text:a>
", "<text:a xlink:type="simple" xlink:href="https://static.ukrinform.com/photos/2023_05/thumb_files/630_360_1683825280-4515.jpeg" text:style-name="Internet_20_link" text:visited-style-name="Visited_20_Internet_20_Link">
630_360_16838...</text:a>
", "<text:a xlink:type="simple" xlink:href="https://static.ukrinform.com/photos/2023_05/thumb_files/630_360_1683825280-5839.jpeg" text:style-name="Internet_20_link" text:visited-style-name="Visited_20_Internet_20_Link">
630_360_16838...</text:a>
", "<text:a xlink:type="simple" xlink:href="https://static.ukrinform.com/photos/2023_05/thumb_files/630_360_1683825280-2223.jpeg" text:style-name="Internet_20_link" text:visited-style-name="Visited_20_Internet_20_Link">
630_360_16838...</text:a>
", "<text:a xlink:type="simple" xlink:href="https://static.ukrinform.com/photos/2023_05/thumb_files/630_360_1683825280-7991.jpeg" text:style-name="Internet_20_link" text:visited-style-name="Visited_20_Internet_20_Link">
630_360_16838...</text:a>
", "<text:a xlink:type="simple" xlink:href="https://static.ukrinform.com/photos/2023_05/thumb_files/630_360_1683825281-4618.jpeg" text:style-name="Internet_20_link" text:visited-style-name="Visited_20_Internet_20_Link">
630_360_16838...</text:a>
", "<text:a xlink:type="simple" xlink:href="https://static.ukrinform.com/photos/2023_05/thumb_files/630_360_1683825283-3252.jpeg" text:style-name="Internet_20_link" text:visited-style-name="Visited_20_Internet_20_Link">
630_360_16838...</text:a>
", "<text:a xlink:type="simple" xlink:href="https://static.ukrinform.com/photos/2023_05/thumb_files/630_360_1683825283-5443.jpeg" text:style-name="Internet_20_link" text:visited-style-name="Visited_20_Internet_20_Link">
630_360_16838...</text:a>
", "<text:a xlink:type="simple" xlink:href="https://static.ukrinform.com/photos/2023_05/thumb_files/630_360_1683825283-9838.jpeg" text:style-name="Internet_20_link" text:visited-style-name="Visited_20_Internet_20_Link">
630_360_16838...</text:a>
", "<text:a xlink:type="simple" xlink:href="https://static.ukrinform.com/photos/2023_05/thumb_files/630_360_1683825283-5358.jpeg" text:style-name="Internet_20_link" text:visited-style-name="Visited_20_Internet_20_Link">
630_360_16838...</text:a>
", "<text:a xlink:type="simple" xlink:href="https://static.ukrinform.com/photos/2023_05/thumb_files/630_360_1683825283-7136.jpeg" text:style-name="Internet_20_link" text:visited-style-name="Visited_20_Internet_20_Link">
630_360_16838...</text:a>
", "<text:a xlink:type="simple" xlink:href="https://static.ukrinform.com/photos/2023_05/thumb_files/630_360_1683825283-7605.jpeg" text:style-name="Internet_20_link" text:visited-style-name="Visited_20_Internet_20_Link">
630_360_16838...</text:a>
"]</text:p>
      <text:p text:style-name="P4">
Tags: ['Ірпінь', 'Воєнні злочини', 'Війна з росією', 'Єврокомісар ', 'Ілва Йоганссон']</text:p>
      <text:p text:style-name="P4">
Type: Article</text:p>
      <!--METADATA-->
      <text:p text:style-name="P4">
<draw:frame draw:style-name="fr1" draw:name="Image215" text:anchor-type="as-char" svg:width="6.9236in" svg:height="3.956343in" draw:z-index="0">
<draw:image xlink:href="../Images/yкринформ/2023-05-11T20-15-00-03-00/630_360_1683825286-7011.jpeg" xlink:type="simple" xlink:show="embed" xlink:actuate="onLoad" draw:mime-type="image/jpeg"/>
</draw:frame>
The European Commissioner for Ilva Johansson's internal affairs, a Russian invaders have departed in Irpen in a foreign delegation.</text:p>
      <text:p text:style-name="P4">
About it reports <text:a xlink:type="simple" xlink:href="https://www.npu.gov.ua/news/kerivnyk-natspolitsii-ivan-vyhivskyi-pokazav-ievrokomisaru-z-vnutrishnikh-sprav-ilvi-iohansson-mistsia-voiennykh-zlochyniv-rosiian-v-irpeni" text:style-name="Internet_20_link" text:visited-style-name="Visited_20_Internet_20_Link">
</text:a>
, reports Ukrinform.</text:p>
      <text:p text:style-name="P4">
As it is noted, a delegation, which also included the CEO of the CEO on Migration and Internal Affairs of Monica Paria Taboria Director of Europol Catherine de Bolle, visited the rebuilt -district police department, which during the Russian occupation served as a compartment.</text:p>
      <text:p text:style-name="P4">
The temporary acting head of the National Police Ivan Vygovsky told the guests about the work of the police in the conditions of martial law, as well as to subdue massive shelling of the military of the Russian Federation of Irpen.</text:p>
      <text:p text:style-name="P4">
<draw:frame draw:style-name="fr1" draw:name="Image216" text:anchor-type="as-char" svg:width="6.9236in" svg:height="4.572461in" draw:z-index="0">
<draw:image xlink:href="../Images/yкринформ/2023-05-11T20-15-00-03-00/1683825281-4618.jpeg" xlink:type="simple" xlink:show="embed" xlink:actuate="onLoad" draw:mime-type="image/jpeg"/>
</draw:frame>
“The Russian military fired the city, turning the blossoming Irpin Naruin. The district department was broken <text:a xlink:type="simple" xlink:href="https://www.ukrinform.ua/tag-policia" text:style-name="Internet_20_link" text:visited-style-name="Visited_20_Internet_20_Link">
</text:a>
, whose shooting has become a shelter for the locals. In total, nearly 300 civilians were killed in Irpen during the occupation, ”said the head of the department.</text:p>
      <text:p text:style-name="P4">
The delegation visited the Irpin Lipki residential complex, which is undergoing large -scale destruction. "It was one of the largest residential complexes of the city. It was actually destroyed by the Russians. On March 2 last year, Russian aircraft had two aviation blows to an apartment building. Later, on March 16, the fire began, which, due to active fighting, began to be treated only the next day. Unfortunately, civilians were killed, ” - said.</text:p>
      <text:p text:style-name="P4">
<text:span text:style-name="T4">
 Read also: </text:span>
 <text:a xlink:type="simple" xlink:href="https://www.ukrinform.ua/rubric-polytics/3707890-migranti-j-oblastuvanna-kordoniv-klimenko-zustrivsa-z-evrokomisarom-jogansson.html" text:style-name="Internet_20_link" text:visited-style-name="Visited_20_Internet_20_Link">
<text:span text:style-name="T4">
 Johansson </text:span>
</text:a>
Foreign guests also got acquainted with the work of police cynologists, criminalists and explosives. In particular, the heads of the profile services have told the operation of mobile DNA laboratories, which allows you to install a DNA profile of the dead person in one and a half hours, about the demining of the city of post-excavation. According to them, five tons of explosive objects are exported daily for three months.The European Commissar Johansson was amazed by the devastating results of the Russian co -insurance, as well as the stability of Ukrainians. “The EU will be on your side as much as it takes. We hope that the war will end quickly, I will be able to help you restore the country on your path of the pre -European Union, ”she assured.</text:p>
      <text:p text:style-name="P4">
As reported by Ukrinform, May 11 <text:a xlink:type="simple" xlink:href="https://www.ukrinform.ua/rubric-polytics/3707747-do-kieva-pribula-evrokomisar-iz-vnutrisnih-sprav-ilva-jogansson.html" text:style-name="Internet_20_link" text:visited-style-name="Visited_20_Internet_20_Link">
</text:a>
 .</text:p>
      <text:p text:style-name="P4">
News Source: <text:a xlink:type="simple" xlink:href="https://www.ukrinform.ua/rubric-regions/3707968-evrokomisar-z-pitan-vnutrisnih-sprav-vidvidala-irpin.html" text:style-name="Internet_20_link" text:visited-style-name="Visited_20_Internet_20_Link">
https://www.ukrinform.ua/rubric-regions/3707968-evrokomisar-z-pitan-vnutrisnih-sprav-vidvidala-irpin.html</text:a>
</text:p>
      <!--NEWS-->
      <text:h text:style-name="P10" text:outline-level="1">
<text:span text:style-name="T4">
Borrel: Completion of Russian aggression is one of my key tasks in the next 18 months</text:span>
</text:h>
      <text:p text:style-name="P4">
Authors: Ukrinform (Person)</text:p>
      <text:p text:style-name="P4">
Publisher: Укринформ (Organization)</text:p>
      <text:p text:style-name="P4">
Published Time: 2023-05-11T20:17:00+03:00</text:p>
      <text:p text:style-name="P4">
Modified Time: 2023-05-11T20:17:00+03:00</text:p>
      <text:p text:style-name="P4">
Description: Completing Russian aggression against Ukraine is one of the key tasks for the next 18 months.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Україна', 'Боррель', 'Війна з росією']</text:p>
      <text:p text:style-name="P4">
Type: Article</text:p>
      <!--METADATA-->
      <text:p text:style-name="P4">
<draw:frame draw:style-name="fr1" draw:name="Image217" text:anchor-type="as-char" svg:width="6.9236in" svg:height="3.956343in" draw:z-index="0">
<draw:image xlink:href="../Images/yкринформ/2023-05-11T20-17-00-03-00/630_360_1667561515-584.jpg" xlink:type="simple" xlink:show="embed" xlink:actuate="onLoad" draw:mime-type="image/jpeg"/>
</draw:frame>
The completion of Russian aggression against Ukraine is one of the key tasks for the next 18 months.</text:p>
      <text:p text:style-name="P4">
This was announced today in Brussels during a discussion under the European Chief and Defense Summit and Defense Summit, the EU High Representative Josep Borrel, Ukrinform reports.</text:p>
      <text:p text:style-name="P4">
“Putin can't win this war. This is our most powerful obligation - my personal, the entire European Union and the free world. Putin cannot win a war, and the world must understand what is happening in Ukraine. This is another, diplomatic battle, which is no less important than the battle on the battlefield. Therefore, many leaders in the world are in a state of strategic "oscillation". I do not have them "yes, but ...". There is no "but". There is an invasion. When however, theraine invaded another, for no reason, without any excuse. Hundreds of people will be attenuated, hundreds of people. There are no "but" around this, "Josepborrell said.</text:p>
      <text:p text:style-name="P4">
<text:span text:style-name="T4">
 Read also: </text:span>
 <text:a xlink:type="simple" xlink:href="https://www.ukrinform.ua/rubric-ato/3707940-es-vid-lutogo-peredav-ukraini-ponad-tisacu-raket-borrel.html" text:style-name="Internet_20_link" text:visited-style-name="Visited_20_Internet_20_Link">
<text:span text:style-name="T4">
 Borrel </text:span>
</text:a>
He noted that the so -called "collective event" today belongs to all -states that support Ukraine. This name has ceased to be geographical determination, from now on it is a political position. At the same time it is necessary to avoid the new parcel between the West and the rest of the world - such a division would be very convenient for the Russia. Most countries of the world - 141 states - voted in the UN of Antrosic aggression. They do not support this aggressive war now. But the Evstrains that, according to Borrel, are not determined enough in its condemnation.</text:p>
      <text:p text:style-name="P4">
“I often hear from them - we want peace. Yes, I also want peace. And there are no people who would like peace more than Ukrainians who are bombing every day. I am a saw -in -law hospital in Spain, where many Ukrainian servicemen are treated after injuries and amputations. It is clear that the Ukrainians want a meir. But don't tell me - I want peace. Say how to achieve it, and what kind of peace should be achieved…. If the event stops supporting Ukraine, the war will end. But it will end with Ukraine, ”the EU high representative said.<text:span text:style-name="T4">
 Read also: </text:span>
 <text:a xlink:type="simple" xlink:href="https://www.ukrinform.ua/rubric-polytics/3705973-vijna-rosii-proti-ukraini-obednala-transatlanticnij-alans-borrel.html" text:style-name="Internet_20_link" text:visited-style-name="Visited_20_Internet_20_Link">
<text:span text:style-name="T4">
 Borrel </text:span>
</text:a>
“I am told - stop supporting Ukraine, then the talk will begin peace. But if we stop helping, Russia will continue to squeeze to win the war, this war to occupy Kiev to turn Ukraine into a second Belarus. We will have Russian troops on the Polish border, the danger will increase dramatically, but Ukraine will no longer exist as a peaceful and independent state. This can happen, ”Josepborrel emphasized.</text:p>
      <text:p text:style-name="P4">
He stressed that the completion of Russian aggression against Ukraine is one of its tasks for the next 18 months. At the same time, Ukraine has to win, and Putin Russia is defeated.</text:p>
      <text:p text:style-name="P4">
Asked by the presenter on Putin's statements about the "existential" nature of the threats faced by Russia in this war, the high representative of the Ese was confirmed such a statement.</text:p>
      <text:p text:style-name="P4">
<text:span text:style-name="T4">
 Read also: </text:span>
 <text:a xlink:type="simple" xlink:href="https://www.ukrinform.ua/rubric-polytics/3706382-borrel-zaklikav-iran-pripiniti-pidtrimku-moskvi-v-ii-vijni-proti-ukraini.html" text:style-name="Internet_20_link" text:visited-style-name="Visited_20_Internet_20_Link">
<text:span text:style-name="T4">
 Borrel </text:span>
</text:a>
"This is an existential threat to him, to Vladimir Putin, but not for Russia. We have nothing against the Russian people, who also suffers from this mad idea, to invade Ukraine. It is excluding the responsibility of a person called Vladimir Putin. But not my business is to release how political processes will develop in Russia. My business is to support Ukraine, ”Josep Borrel added.</text:p>
      <text:p text:style-name="P4">
As it was reported, since the beginning of Russian military aggression in February 2022 the European Union and its Member States began to provide Ukraine with significant political, economic, financial, humanitarian and military assistance. EU officials and member states at all levels have repeatedly stated that it would be necessary to support Ukraine in its defense against Russian aggression so much as it would be necessary.</text:p>
      <text:p text:style-name="P4">
News Source: <text:a xlink:type="simple" xlink:href="https://www.ukrinform.ua/rubric-polytics/3707966-borrel-zaversenna-agresii-rf-e-odnim-z-klucovih-moih-zavdan-u-najblizci-18-misaciv.html" text:style-name="Internet_20_link" text:visited-style-name="Visited_20_Internet_20_Link">
https://www.ukrinform.ua/rubric-polytics/3707966-borrel-zaversenna-agresii-rf-e-odnim-z-klucovih-moih-zavdan-u-najblizci-18-misaciv.html</text:a>
</text:p>
      <!--NEWS-->
      <text:h text:style-name="P10" text:outline-level="1">
<text:span text:style-name="T4">
Ukraine can replace the Russian Federation and Belarus in the world market of timber - OP</text:span>
</text:h>
      <text:p text:style-name="P4">
Authors: Ukrinform (Person)</text:p>
      <text:p text:style-name="P4">
Publisher: Укринформ (Organization)</text:p>
      <text:p text:style-name="P4">
Published Time: 2023-05-11T20:17:18+03:00</text:p>
      <text:p text:style-name="P4">
Modified Time: 2023-05-11T20:17:18+03:00</text:p>
      <text:p text:style-name="P4">
Description: Representatives of Russia and Belarus as suppliers of wood are supplanted from the world markets. Ukraine has a chance to take their place, which will create an industry with a turnover of up to $ 10 billion and tens of thousands of jobs. - Ukrinform.</text:p>
      <text:p text:style-name="P4">
Images: ["<text:a xlink:type="simple" xlink:href="https://static.ukrinform.com/photos/2023_04/thumb_files/630_360_1681889365-600.jpg" text:style-name="Internet_20_link" text:visited-style-name="Visited_20_Internet_20_Link">
630_360_16818...</text:a>
"]</text:p>
      <text:p text:style-name="P4">
Tags: ['білорусь', 'Україна', 'росія', 'Деревина', 'Офіс Президента', 'Ринок']</text:p>
      <text:p text:style-name="P4">
Type: Article</text:p>
      <!--METADATA-->
      <text:p text:style-name="P4">
<draw:frame draw:style-name="fr1" draw:name="Image218" text:anchor-type="as-char" svg:width="6.9236in" svg:height="3.956343in" draw:z-index="0">
<draw:image xlink:href="../Images/yкринформ/2023-05-11T20-17-18-03-00/630_360_1681889365-600.jpg" xlink:type="simple" xlink:show="embed" xlink:actuate="onLoad" draw:mime-type="image/jpeg"/>
</draw:frame>
Zevite markets displace representatives of Russia and Belarus as suppliers. Ukraine has a chance to take their place, which will create an industrial industry up to $ 10 billion and tens of thousands of jobs.</text:p>
      <text:p text:style-name="P4">
This was emphasized by the Deputy Head of the Presidential Office Rostislav Shurma during a meeting of the working group for reforming the forest industry, reports Ukrinform.</text:p>
      <text:p text:style-name="P4">
“We want to create a large effective wood products. It is a multiple increase in the production of furniture components, MDF, parquet, bar, structural materials, cellulose, paper, as well as the creation of industrial -energy materials, ”Shurma said.</text:p>
      <text:p text:style-name="P4">
He specified that the cubic meter of untreated wood costs $ 50-100, and the finished product-from $ 700. up to $ 3 thousand</text:p>
      <text:p text:style-name="P4">
The deputy head of the OP emphasized that about 13 billion timber is harvested in Ukraine. This volume can be increased to 25 million cubic meters, in particular, following the example of Scandinavia, where every hectare of forest has been cut down should immediately replace the ways of planting a new one.</text:p>
      <text:p text:style-name="P4">
“Another goal is to aim in the forest industry, namely: mechanization of goods, transition from manual workpiece to mechanized, control over its abandons, increase of productivity, reduction of cost, avoidance of reconstruction. For this purpose, "Forests of Ukraine" will carry out a program of modernization of the tazaupupus of new equipment, ”the official added.</text:p>
      <text:p text:style-name="P4">
<text:span text:style-name="T4">
 Read also: </text:span>
 <text:a xlink:type="simple" xlink:href="https://www.ukrinform.ua/rubric-economy/3703814-zaborona-na-ribu-i-derevinu-z-rosii-rada-zaklikae-svit-rozsiriti-sankcii.html" text:style-name="Internet_20_link" text:visited-style-name="Visited_20_Internet_20_Link">
<text:span text:style-name="T4">
 Wood </text:span>
</text:a>
As it was reported, in September 2022, a single state -specialized forestry enterprise "Forests of Ukraine" was created in Ukraine. It is a relevant property, rights and responsibilities of specialized state -owned enterprises.</text:p>
      <text:p text:style-name="P4">
On the basis of state forestry, 145 branches of SE "Forests of Ukraine" have already been established. Affiliates all necessary functions for protection, protection, rational use and reproduction have been made <text:a xlink:type="simple" xlink:href="https://www.ukrinform.ua/tag-litak" text:style-name="Internet_20_link" text:visited-style-name="Visited_20_Internet_20_Link">
</text:a>
, as well as realization of economic activity. Also at the level of branches remains the task of realization of wood.</text:p>
      <text:p text:style-name="P4">
The State Enterprise "Forests of Ukraine" has already started work on the project of a new system of monitoring and control over the circulation of timber.</text:p>
      <text:p text:style-name="P4">
News Source: <text:a xlink:type="simple" xlink:href="https://www.ukrinform.ua/rubric-economy/3707965-ukraina-moze-zaminiti-rf-ta-bilorus-na-svitovomu-rinku-derevini-op.html" text:style-name="Internet_20_link" text:visited-style-name="Visited_20_Internet_20_Link">
https://www.ukrinform.ua/rubric-economy/3707965-ukraina-moze-zaminiti-rf-ta-bilorus-na-svitovomu-rinku-derevini-op.html</text:a>
</text:p>
      <!--NEWS-->
      <text:h text:style-name="P10" text:outline-level="1">
<text:span text:style-name="T4">
In Transcarpathia this year prices for early strawberries are lower than last year's</text:span>
</text:h>
      <text:p text:style-name="P4">
Authors: Ukrinform (Person)</text:p>
      <text:p text:style-name="P4">
Publisher: Укринформ (Organization)</text:p>
      <text:p text:style-name="P4">
Published Time: 2023-05-11T20:21:10+03:00</text:p>
      <text:p text:style-name="P4">
Modified Time: 2023-05-11T20:21:10+03:00</text:p>
      <text:p text:style-name="P4">
Description: In Transcarpathia this year, the prices for early strawberries are lower than last year's, to buy berries from the field can be from 90 UAH/kg, greenhouse berries - from 150 UAH per kilogram. - Ukrinform.</text:p>
      <text:p text:style-name="P4">
Images: ["<text:a xlink:type="simple" xlink:href="https://static.ukrinform.com/photos/2017_01/thumb_files/630_360_1485515062-1284-klubnika.jpg" text:style-name="Internet_20_link" text:visited-style-name="Visited_20_Internet_20_Link">
630_360_14855...</text:a>
"]</text:p>
      <text:p text:style-name="P4">
Tags: ['Ціни', 'Закарпаття', 'Ягоди']</text:p>
      <text:p text:style-name="P4">
Type: Article</text:p>
      <!--METADATA-->
      <text:p text:style-name="P4">
<draw:frame draw:style-name="fr1" draw:name="Image219" text:anchor-type="as-char" svg:width="6.9236in" svg:height="3.956343in" draw:z-index="0">
<draw:image xlink:href="../Images/yкринформ/2023-05-11T20-21-10-03-00/630_360_1485515062-1284-klubnika.jpg" xlink:type="simple" xlink:show="embed" xlink:actuate="onLoad" draw:mime-type="image/jpeg"/>
</draw:frame>
In Transcarpathia this year, the prices for early strawberries are lower than last year's, buy berries from the field can be from 90 UAH/kg, greenhouse berries - from 150 UAH per kilogram.</text:p>
      <text:p text:style-name="P4">
According to Ukrinform, it was reported in the story of a local Transcarpathian channel <text:a xlink:type="simple" xlink:href="https://www.youtube.com/watch" text:style-name="Internet_20_link" text:visited-style-name="Visited_20_Internet_20_Link">
</text:a>
.</text:p>
      <text:p text:style-name="P4">
"На ринках Закарпаття з'явилася перша полуниця з теплиць закарпатськоїобласті. Цьогорічна ціна на полуницю нижча, ніж 2022 року і становить всередньому 100 - 150 грн/кіло" - йдеться в повідомленні.</text:p>
      <text:p text:style-name="P4">
<text:span text:style-name="T4">
Читайте також:</text:span>
 <text:a xlink:type="simple" xlink:href="https://www.ukrinform.ua/rubric-economy/3706988-v-ukraini-cini-na-polunicu-sagnuli-rekordnogo-rivna-eastfruit.html" text:style-name="Internet_20_link" text:visited-style-name="Visited_20_Internet_20_Link">
 <text:span text:style-name="T4">
полуни</text:span>
 </text:a>
The cost of early berries depends on the size and variety. The cheapest strawberry in the markets of Transcarpathia costs 90 UAH, the most expensive, greenhouse - 200 UAH.</text:p>
      <text:p text:style-name="P4">
The price is not stable, it fluctuates, according to the sellers, depends on the weather - the bumpy days of strawberries in the market are less and more expensive.</text:p>
      <text:p text:style-name="P4">
Usually, the strawberry season from the fields in Transcarpathia started in late May. This year it began two weeks earlier.</text:p>
      <text:p text:style-name="P4">
<text:span text:style-name="T4">
 Read also: </text:span>
 <text:a xlink:type="simple" xlink:href="https://www.ukrinform.ua/rubric-economy/3707783-v-ukraini-znizuutsa-cini-na-ajca-ta-ovoci.html" text:style-name="Internet_20_link" text:visited-style-name="Visited_20_Internet_20_Link">
</text:a>
According to the sellers, in two weeks the price of strawberries in Transcarpathia will fall on average 50 UAH/kilogram.</text:p>
      <text:p text:style-name="P4">
As it was reported, in Ukraine in the last two weeks the average wholesale price of Sunitsyadova(Strawberries)rapidly increased to 190 UAH per kilogram(above $ 5.2/kg).</text:p>
      <text:p text:style-name="P4">
News Source: <text:a xlink:type="simple" xlink:href="https://www.ukrinform.ua/rubric-regions/3707969-na-zakarpatti-cogoric-cini-na-rannu-polunicu-mensi-za-torisni.html" text:style-name="Internet_20_link" text:visited-style-name="Visited_20_Internet_20_Link">
https://www.ukrinform.ua/rubric-regions/3707969-na-zakarpatti-cogoric-cini-na-rannu-polunicu-mensi-za-torisni.html</text:a>
</text:p>
      <!--NEWS-->
      <text:h text:style-name="P10" text:outline-level="1">
<text:span text:style-name="T4">
Poland has transferred 14 MiG-29 aircraft and more than 300 tanks to Ukraine</text:span>
</text:h>
      <text:p text:style-name="P4">
Authors: Ukrinform (Person)</text:p>
      <text:p text:style-name="P4">
Publisher: Укринформ (Organization)</text:p>
      <text:p text:style-name="P4">
Published Time: 2023-05-11T20:24:00+03:00</text:p>
      <text:p text:style-name="P4">
Modified Time: 2023-05-11T20:24:00+03:00</text:p>
      <text:p text:style-name="P4">
Description: From the beginning of a full-scale invasion of Russia in Ukraine Warsaw has transmitted 14 fighters of MiG-29 and 325 tanks to Kiev. - Ukrinform.</text:p>
      <text:p text:style-name="P4">
Images: ["<text:a xlink:type="simple" xlink:href="https://static.ukrinform.com/photos/2017_12/thumb_files/630_360_1513676906-8053.jpeg" text:style-name="Internet_20_link" text:visited-style-name="Visited_20_Internet_20_Link">
630_360_15136...</text:a>
"]</text:p>
      <text:p text:style-name="P4">
Tags: ['Літак', 'Польща', 'Танк']</text:p>
      <text:p text:style-name="P4">
Type: Article</text:p>
      <!--METADATA-->
      <text:p text:style-name="P4">
<draw:frame draw:style-name="fr1" draw:name="Image220" text:anchor-type="as-char" svg:width="6.9236in" svg:height="3.956343in" draw:z-index="0">
<draw:image xlink:href="../Images/yкринформ/2023-05-11T20-24-00-03-00/630_360_1513676906-8053.jpeg" xlink:type="simple" xlink:show="embed" xlink:actuate="onLoad" draw:mime-type="image/jpeg"/>
</draw:frame>
Initially, the full-scale invasion of Russia into Ukraine Warsaw handed over 14 freshers of MiG-29 and 325 tanks to Kiev.</text:p>
      <text:p text:style-name="P4">
This was reported in <text:a xlink:type="simple" xlink:href="https://twitter.com/PLPermRepEU/status/1656562945936044032" text:style-name="Internet_20_link" text:visited-style-name="Visited_20_Internet_20_Link">
</text:a>
Representation in the European Commission, reports Ukrinform.</text:p>
      <text:p text:style-name="P4">
“Of the 575 tanks that were transported to Ukraine by this time, 325 were handed over Poland, to the Second place of the Netherlands(85), on the third - Germany(80), on the fourth -sha(76). Крім цього, з 28 літаків, переданих Києву, Польща відправила аж 14винищувачів МіГ-29”, - повідомило представництво РП в Єврокомісії.</text:p>
      <text:p text:style-name="Quotations">

<text:p text:style-name="P4">
Out of the 575 tanks delivered to Ukraine so far, as many as 325 have been&gt;
 given by 🇵🇱. 🇳🇱 is second (85), 🇩🇪 third(80), and 🇺🇸 fourth(76).  &gt;
  &gt;
  In addition, of the 28 planes transferred to <text:a xlink:type="simple" xlink:href="https://twitter.com/hashtag/Kyiv" text:style-name="Internet_20_link" text:visited-style-name="Visited_20_Internet_20_Link">
&gt;
 </text:a>
so far,&gt;
 Poland has sent as many as 14 MiG-29 fighters. <text:a xlink:type="simple" xlink:href="https://t.co/MWQUSN1ewO" text:style-name="Internet_20_link" text:visited-style-name="Visited_20_Internet_20_Link">
 </text:a>
&gt;
&gt;
 — Poland in the EU(@Plpermrepeu) <text:a xlink:type="simple" xlink:href="https://twitter.com/PLPermRepEU/status/1656562945936044032" text:style-name="Internet_20_link" text:visited-style-name="Visited_20_Internet_20_Link">
&gt;
 </text:a>
<text:span text:style-name="T4">
 Read also: </text:span>
 <text:a xlink:type="simple" xlink:href="https://www.ukrinform.ua/rubric-ato/3706448-polsa-peredala-ukraini-desat-vinisuvaciv-mig29.html" text:style-name="Internet_20_link" text:visited-style-name="Visited_20_Internet_20_Link">
<text:span text:style-name="T4">
 MIG </text:span>
</text:a>
As reported, <text:a xlink:type="simple" xlink:href="https://www.ukrinform.ua/rubric-ato/3680191-blasak-ukraina-vze-otrimala-z-polsi-14-tankiv-leopard-2.html" text:style-name="Internet_20_link" text:visited-style-name="Visited_20_Internet_20_Link">
</text:a>
, as well as upgraded T-72 and PT-91 TWARDY.</text:p>

</text:p>
      <text:p text:style-name="P4">
President Andrzej Duda stated in April that Poland's military assistance for Ukraine is rated at about € 3 billion.</text:p>
      <text:p text:style-name="P4">
Photo: wartime.org.ua</text:p>
      <text:p text:style-name="P4">
News Source: <text:a xlink:type="simple" xlink:href="https://www.ukrinform.ua/rubric-ato/3707970-polsa-peredala-ukraini-vze-14-litakiv-mig29-i-ponad-300-tankiv.html" text:style-name="Internet_20_link" text:visited-style-name="Visited_20_Internet_20_Link">
https://www.ukrinform.ua/rubric-ato/3707970-polsa-peredala-ukraini-vze-14-litakiv-mig29-i-ponad-300-tankiv.html</text:a>
</text:p>
      <!--NEWS-->
      <text:h text:style-name="P10" text:outline-level="1">
<text:span text:style-name="T4">
The court was taken into custody by one of the suspects of appropriation ₴ 17 million NAAS</text:span>
</text:h>
      <text:p text:style-name="P4">
Authors: Ukrinform (Person)</text:p>
      <text:p text:style-name="P4">
Publisher: Укринформ (Organization)</text:p>
      <text:p text:style-name="P4">
Published Time: 2023-05-11T20:31:29+03:00</text:p>
      <text:p text:style-name="P4">
Modified Time: 2023-05-11T20:31:29+03:00</text:p>
      <text:p text:style-name="P4">
Description: The Supreme Anti -Corruption Court has chosen a pre -trial detention facility in the form of a private company, a suspect in appropriation of almost 17 million hryvnias of one of the state -owned enterprises of the Institute of Agriculture, Steppe of the National Academy of Agrarian Sciences.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Прокуратура', 'САП', 'Суд']</text:p>
      <text:p text:style-name="P4">
Type: Article</text:p>
      <!--METADATA-->
      <text:p text:style-name="P4">
<draw:frame draw:style-name="fr1" draw:name="Image221" text:anchor-type="as-char" svg:width="6.9236in" svg:height="3.956343in" draw:z-index="0">
<draw:image xlink:href="../Images/yкринформ/2023-05-11T20-31-29-03-00/630_360_1514464397-1884.jpg" xlink:type="simple" xlink:show="embed" xlink:actuate="onLoad" draw:mime-type="image/jpeg"/>
</draw:frame>
The High Anti -Corruption Court has chosen a preventive measure in the form of a privatist of a private company, suspected of appropriation of nearly 17 million funds of one of the state -owned enterprises of the Institute of Agricultural Economy of Steppe of the National Academy of Agrarian Sciences.</text:p>
      <text:p text:style-name="P4">
According to Ukrinform, the specialized anti -corruption prosecutor's office reported in <text:a xlink:type="simple" xlink:href="https://t.me/sap_gov_ua/1367" text:style-name="Internet_20_link" text:visited-style-name="Visited_20_Internet_20_Link">
</text:a>
.</text:p>
      <text:p text:style-name="P4">
Yes, it is about the director of the company, whose accounts were transferred to the funds.</text:p>
      <text:p text:style-name="P4">
<text:span text:style-name="T4">
 Read also: </text:span>
 <text:a xlink:type="simple" xlink:href="https://www.ukrinform.ua/rubric-economy/3707911-ekskerivnika-banku-suditimut-za-roztratu-477-miljona.html" text:style-name="Internet_20_link" text:visited-style-name="Visited_20_Internet_20_Link">
<text:span text:style-name="T4">
 Sudit </text:span>
</text:a>
According to a court decision, the person involved should be in custody until July 7. He also identified an alternative preventive measure to surround the pledge of 2.013 million hryvnias.</text:p>
      <text:p text:style-name="P4">
In case of pledge on the suspect will be obliged to arrive at each requirement to the investigator(Detective), prosecutor and court and inform them for changing their place of residence and place of work.</text:p>
      <text:p text:style-name="P4">
The person involved will also be obliged to carry an electronic control, refrain from communicating with other suspects and witnesses and to submit to the Main Directorate of the State Migration Service in the Poltava Region.(Passports)For traveling abroad and other documents that are entitled to travel/ entry into Ukraine.</text:p>
      <text:p text:style-name="P4">
<text:span text:style-name="T4">
 Read also: </text:span>
 <text:a xlink:type="simple" xlink:href="https://www.ukrinform.ua/rubric-regions/3707677-na-vinniccini-u-rozporadzenna-minoboroni-povertaut-zemli-vartistu-233-miljoni.html" text:style-name="Internet_20_link" text:visited-style-name="Visited_20_Internet_20_Link">
</text:a>
The suspect will be forbidden from Poltava without the permission of the investigator(Detective), prosecutor or court.</text:p>
      <text:p text:style-name="P4">
As reported by Ukrinform, the former deputy director of one of the state -owned enterprises of the Institute of Agriculture of the Steppe NAAS of Ukraine Tadvin was declared suspicion of seizure of almost UAH 16.7 million.</text:p>
      <text:p text:style-name="P4">
It was established that in the fall of 2021 the expostist appropriated the state enterprises in particularly large sizes by unreasonable transfers under fictitious contracts on the supply of organic supplement and its "introduction" to the fields.</text:p>
      <text:p text:style-name="P4">
News Source: <text:a xlink:type="simple" xlink:href="https://www.ukrinform.ua/rubric-society/3707971-sud-uzav-pid-vartu-odnogo-z-pidozruvanih-u-privlasnenni-17-miljoniv-pidpriemstva-naan.html" text:style-name="Internet_20_link" text:visited-style-name="Visited_20_Internet_20_Link">
https://www.ukrinform.ua/rubric-society/3707971-sud-uzav-pid-vartu-odnogo-z-pidozruvanih-u-privlasnenni-17-miljoniv-pidpriemstva-naan.html</text:a>
</text:p>
      <!--NEWS-->
      <text:h text:style-name="P10" text:outline-level="1">
<text:span text:style-name="T4">
In Kherson, the Russians fired the territory of the utility company</text:span>
</text:h>
      <text:p text:style-name="P4">
Authors: Ukrinform (Person)</text:p>
      <text:p text:style-name="P4">
Publisher: Укринформ (Organization)</text:p>
      <text:p text:style-name="P4">
Published Time: 2023-05-11T20:34:59+03:00</text:p>
      <text:p text:style-name="P4">
Modified Time: 2023-05-11T20:34:59+03:00</text:p>
      <text:p text:style-name="P4">
Description: In Kherson, Russian military fired the territory of the utility.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Type: Article</text:p>
      <!--METADATA-->
      <text:p text:style-name="P4">
<draw:frame draw:style-name="fr1" draw:name="Image222" text:anchor-type="as-char" svg:width="6.9236in" svg:height="3.948443in" draw:z-index="0">
<draw:image xlink:href="../Images/yкринформ/2023-05-11T20-34-59-03-00/630_360_1538997483-946.jpg" xlink:type="simple" xlink:show="embed" xlink:actuate="onLoad" draw:mime-type="image/jpeg"/>
</draw:frame>
The Kherson -Russian military fired the territory of the utility.</text:p>
      <text:p text:style-name="P4">
According to Ukrinform, the Kherson Regional Military Administration reports in <text:a xlink:type="simple" xlink:href="https://t.me/khersonskaODA/5773" text:style-name="Internet_20_link" text:visited-style-name="Visited_20_Internet_20_Link">
</text:a>
.</text:p>
      <text:p text:style-name="P4">
"The invaders hit Kherson again," they kissed the territory of the utility. Due to the enemy shelling, the roof of the tatrolebeus building was damaged, ”the message reads.</text:p>
      <text:p text:style-name="P4">
<text:span text:style-name="T4">
 Read also: </text:span>
 <text:a xlink:type="simple" xlink:href="https://www.ukrinform.ua/rubric-ato/3707963-artileria-i-ataka-z-bezpilotnika-vorog-pat-raziv-za-den-obstrilav-nikopolsinu.html" text:style-name="Internet_20_link" text:visited-style-name="Visited_20_Internet_20_Link">
<text:span text:style-name="T4">
 firing </text:span>
</text:a>
According to preliminary information, people were not injured.</text:p>
      <text:p text:style-name="P4">
As reported by Ukrinform, May 11 <text:a xlink:type="simple" xlink:href="https://www.ukrinform.ua/rubric-ato/3707907-vorog-obstrilav-iz-artilerii-osvitnij-zaklad-u-hersoni.html" text:style-name="Internet_20_link" text:visited-style-name="Visited_20_Internet_20_Link">
</text:a>
 .</text:p>
      <text:p text:style-name="P4">
News Source: <text:a xlink:type="simple" xlink:href="https://www.ukrinform.ua/rubric-ato/3707972-u-hersoni-rosiani-obstrilali-teritoriu-komunalnogo-pidpriemstva.html" text:style-name="Internet_20_link" text:visited-style-name="Visited_20_Internet_20_Link">
https://www.ukrinform.ua/rubric-ato/3707972-u-hersoni-rosiani-obstrilali-teritoriu-komunalnogo-pidpriemstva.html</text:a>
</text:p>
      <!--NEWS-->
      <text:h text:style-name="P10" text:outline-level="1">
<text:span text:style-name="T4">
In Kherson, the Russians fired the territory of the utility company</text:span>
</text:h>
      <text:p text:style-name="P4">
Authors: Ukrinform (Person)</text:p>
      <text:p text:style-name="P4">
Publisher: Укринформ (Organization)</text:p>
      <text:p text:style-name="P4">
Published Time: 2023-05-11T20:34:59+03:00</text:p>
      <text:p text:style-name="P4">
Modified Time: 2023-05-11T20:34:59+03:00</text:p>
      <text:p text:style-name="P4">
Description: In Kherson, Russian military fired the territory of the utility.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Type: Article</text:p>
      <!--METADATA-->
      <text:p text:style-name="P4">
<draw:frame draw:style-name="fr1" draw:name="Image223" text:anchor-type="as-char" svg:width="6.9236in" svg:height="3.948443in" draw:z-index="0">
<draw:image xlink:href="../Images/yкринформ/2023-05-11T20-34-59-03-00/630_360_1538997483-946.jpg" xlink:type="simple" xlink:show="embed" xlink:actuate="onLoad" draw:mime-type="image/jpeg"/>
</draw:frame>
The Kherson -Russian military fired the territory of the utility.</text:p>
      <text:p text:style-name="P4">
According to Ukrinform, the Kherson Regional Military Administration reports in <text:a xlink:type="simple" xlink:href="https://t.me/khersonskaODA/5773" text:style-name="Internet_20_link" text:visited-style-name="Visited_20_Internet_20_Link">
</text:a>
.</text:p>
      <text:p text:style-name="P4">
"The invaders hit Kherson again," they kissed the territory of the utility. Due to the enemy shelling, the roof of the tatrolebeus building was damaged, ”the message reads.</text:p>
      <text:p text:style-name="P4">
<text:span text:style-name="T4">
 Read also: </text:span>
 <text:a xlink:type="simple" xlink:href="https://www.ukrinform.ua/rubric-ato/3707963-artileria-i-ataka-z-bezpilotnika-vorog-pat-raziv-za-den-obstrilav-nikopolsinu.html" text:style-name="Internet_20_link" text:visited-style-name="Visited_20_Internet_20_Link">
<text:span text:style-name="T4">
 firing </text:span>
</text:a>
According to preliminary information, people were not injured.</text:p>
      <text:p text:style-name="P4">
As reported by Ukrinform, May 11 <text:a xlink:type="simple" xlink:href="https://www.ukrinform.ua/rubric-ato/3707907-vorog-obstrilav-iz-artilerii-osvitnij-zaklad-u-hersoni.html" text:style-name="Internet_20_link" text:visited-style-name="Visited_20_Internet_20_Link">
</text:a>
 .</text:p>
      <text:p text:style-name="P4">
News Source: <text:a xlink:type="simple" xlink:href="https://www.ukrinform.ua/rubric-ato/3707972-u-hersoni-rosiani-obstrilali-teritoriu-komunalnogo-pidpriemstva.html" text:style-name="Internet_20_link" text:visited-style-name="Visited_20_Internet_20_Link">
https://www.ukrinform.ua/rubric-ato/3707972-u-hersoni-rosiani-obstrilali-teritoriu-komunalnogo-pidpriemstva.html</text:a>
</text:p>
      <!--NEWS-->
      <text:h text:style-name="P10" text:outline-level="1">
<text:span text:style-name="T4">
The National Bank commented on a sharp slowdown in inflation in April</text:span>
</text:h>
      <text:p text:style-name="P4">
Authors: Ukrinform (Person)</text:p>
      <text:p text:style-name="P4">
Publisher: Укринформ (Organization)</text:p>
      <text:p text:style-name="P4">
Published Time: 2023-05-11T20:36:59+03:00</text:p>
      <text:p text:style-name="P4">
Modified Time: 2023-05-11T20:36:59+03:00</text:p>
      <text:p text:style-name="P4">
Description: In April 2023, consumer inflation in the annual dimension slowed up to 17.9% of 21.3% in March due to a significant supply of food, sufficient fuel reserves, as well as improving inflation and exchange rate expectations. - Ukrinform.</text:p>
      <text:p text:style-name="P4">
Images: ["<text:a xlink:type="simple" xlink:href="https://static.ukrinform.com/photos/2023_03/thumb_files/630_360_1679320501-539.png" text:style-name="Internet_20_link" text:visited-style-name="Visited_20_Internet_20_Link">
630_360_16793...</text:a>
"]</text:p>
      <text:p text:style-name="P4">
Tags: ['Ціни', 'Інфляція', 'Нацбанк']</text:p>
      <text:p text:style-name="P4">
Type: Article</text:p>
      <!--METADATA-->
      <text:p text:style-name="P4">
<draw:frame draw:style-name="fr1" draw:name="Image224" text:anchor-type="as-char" svg:width="6.9236in" svg:height="3.956343in" draw:z-index="0">
<draw:image xlink:href="../Images/yкринформ/2023-05-11T20-36-59-03-00/630_360_1679320501-539.png" xlink:type="simple" xlink:show="embed" xlink:actuate="onLoad" draw:mime-type="image/png"/>
</draw:frame>
In April 20123, consumer inflation slowed down to 17.9% of 21.3% of the annual dimension due to a significant food supply, sufficient fuel reserves, and improving inflation and exchange rate expectations.</text:p>
      <text:p text:style-name="P4">
This is stated in the comment <text:a xlink:type="simple" xlink:href="https://bank.gov.ua/ua/news/all/komentar-natsionalnogo-banku-schodo-rivnya-inflyatsiyi-v-kvitni-2023-roku" text:style-name="Internet_20_link" text:visited-style-name="Visited_20_Internet_20_Link">
</text:a>
, reports Ukrinform.</text:p>
      <text:p text:style-name="P4">
"The actual rates of prices were slightly lower than the trajectory of the forecasting bank, published in the inflationary report for April 2023, which is due to the expected food and fuel.</text:p>
      <text:p text:style-name="P4">
In addition, the slowdown in inflation is largely explained by the effect of comparison of last year, when, since the beginning of a full -scale invasion, consumercies have begun to increase rapidly.</text:p>
      <text:p text:style-name="P4">
The NBU noted that in April significantly slowed(up to 19.2% in annual dimension)rise in price of processed food products. As in the previous months, it is possible to reduce the rate of increase in costs of raw materials and fuel, the restoration of production and logistics chains, in particular, against the background of stable stations in energy.</text:p>
      <text:p text:style-name="P4">
Yes, there was a slowdown in price of bread and flour prices, confectionery and sausage, drinks and canned foods. The decrease in worldwide bugs of low demand, as well as because of uncertainty with the transit of food, have led to a slowdown in dairy products and sunflower products.</text:p>
      <text:p text:style-name="P4">
<text:span text:style-name="T4">
 Read also: </text:span>
 <text:a xlink:type="simple" xlink:href="https://www.ukrinform.ua/rubric-economy/3696964-biznes-pomaksiv-negativni-ocikuvanna-ta-ocinku-inflacii-nacbank.html" text:style-name="Internet_20_link" text:visited-style-name="Visited_20_Internet_20_Link">
<text:span text:style-name="T4">
 Business </text:span>
 <text:span text:style-name="T4">
 Pom </text:span>
 <text:span text:style-name="T4">
 Yakhiv </text:span>
</text:a>
According to the NBU estimates, reducing the rate of rise in prices for imported products contributed to the promotion of exchange rate expectations against the background of strengthening the cash exchange rate.</text:p>
      <text:p text:style-name="P4">
The increase in non -food prices in April has also slowed down -to 15.5% of the year. The regulator calls the reasons for this as well as the basis of the basis of comparison of last year and to improve course expectations.</text:p>
      <text:p text:style-name="P4">
The rate of rise in the cost of services has hardly changed(15.2% in annual dimension).На тлі стабільної ситуації в енергетиці й, відповідно, витрат підприємцівпродовжувало сповільнюватися зростання цін на послуги закладів громадськогохарчування.</text:p>
      <text:p text:style-name="P4">
The rate of rising cheese prices <text:a xlink:type="simple" xlink:href="https://www.ukrinform.ua/tag-produkti" text:style-name="Internet_20_link" text:visited-style-name="Visited_20_Internet_20_Link">
</text:a>
Nutrition in April decreased to 26.2% in the annual dimension, the NBU noted. This price for cereals and flour decreased, and sugar was slowed down.</text:p>
      <text:p text:style-name="P4">
The increase in prices for greenhouse and imported vegetables, preferably the expansion of supply, has slowed down. At the same time, in April, the pace of expensive borscht set.</text:p>
      <text:p text:style-name="P4">
Despite the seasonal increase in the supply of eggs, in particular from households, the cheaper cheaper of these products at the end of April, the annual growth rate on eggs has accelerated. In the NBU, this was explained by the low base of comparing the last year.</text:p>
      <text:p text:style-name="P4">
<text:span text:style-name="T4">
 Read also: </text:span>
 <text:a xlink:type="simple" xlink:href="https://www.ukrinform.ua/rubric-economy/3707246-bankivska-sistema-ukraini-finansovij-uspih-na-tli-dodatkovih-viklikiv.html" text:style-name="Internet_20_link" text:visited-style-name="Visited_20_Internet_20_Link">
</text:a>
The higher rates of meat rise in meat can be explained by the limited capacity of production and poor import.</text:p>
      <text:p text:style-name="P4">
Tobacco products went up slower, probably under pressure from illegal products.</text:p>
      <text:p text:style-name="P4">
The rise in prices for transport services slowed down due to stabilization of the price prices. At the same time, the moratorium on raising tariffs for housing and communal services in the future continued to restrain administrative inflation.</text:p>
      <text:p text:style-name="P4">
As reported by Ukrinform, according to the State Statistics Service, in April 2023 <text:a xlink:type="simple" xlink:href="https://www.ukrinform.ua/rubric-economy/3707371-inflacia-v-ukraini-u-kvitni-spovilnilasa-do-02.html" text:style-name="Internet_20_link" text:visited-style-name="Visited_20_Internet_20_Link">
</text:a>
- from 1.5% in March; Since the beginning of the year, prices have increased by 3.2%.</text:p>
      <text:p text:style-name="P4">
According to the May forecast of the NBU, in Ukraine already in the first half of 2023 there is a rapid decrease in inflation, and <text:a xlink:type="simple" xlink:href="https://www.ukrinform.ua/rubric-economy/3701516-nacbank-prognozue-so-cogoric-inflacia-spovilnitsa-do-148.html" text:style-name="Internet_20_link" text:visited-style-name="Visited_20_Internet_20_Link">
</text:a>
.</text:p>
      <text:p text:style-name="P4">
<text:span text:style-name="T5">
Фото: НБУ</text:span>
</text:p>
      <text:p text:style-name="P4">
News Source: <text:a xlink:type="simple" xlink:href="https://www.ukrinform.ua/rubric-economy/3707973-nacbank-prokomentuvav-rizke-spovilnenna-inflacii-u-kvitni.html" text:style-name="Internet_20_link" text:visited-style-name="Visited_20_Internet_20_Link">
https://www.ukrinform.ua/rubric-economy/3707973-nacbank-prokomentuvav-rizke-spovilnenna-inflacii-u-kvitni.html</text:a>
</text:p>
      <!--NEWS-->
      <text:h text:style-name="P10" text:outline-level="1">
<text:span text:style-name="T4">
The National Bank commented on a sharp slowdown in inflation in April</text:span>
</text:h>
      <text:p text:style-name="P4">
Authors: Ukrinform (Person)</text:p>
      <text:p text:style-name="P4">
Publisher: Укринформ (Organization)</text:p>
      <text:p text:style-name="P4">
Published Time: 2023-05-11T20:36:59+03:00</text:p>
      <text:p text:style-name="P4">
Modified Time: 2023-05-11T20:36:59+03:00</text:p>
      <text:p text:style-name="P4">
Description: In April 2023, consumer inflation in the annual dimension slowed up to 17.9% of 21.3% in March due to a significant supply of food, sufficient fuel reserves, as well as improving inflation and exchange rate expectations. - Ukrinform.</text:p>
      <text:p text:style-name="P4">
Images: ["<text:a xlink:type="simple" xlink:href="https://static.ukrinform.com/photos/2023_03/thumb_files/630_360_1679320501-539.png" text:style-name="Internet_20_link" text:visited-style-name="Visited_20_Internet_20_Link">
630_360_16793...</text:a>
"]</text:p>
      <text:p text:style-name="P4">
Tags: ['Ціни', 'Інфляція', 'Нацбанк']</text:p>
      <text:p text:style-name="P4">
Type: Article</text:p>
      <!--METADATA-->
      <text:p text:style-name="P4">
<draw:frame draw:style-name="fr1" draw:name="Image225" text:anchor-type="as-char" svg:width="6.9236in" svg:height="3.956343in" draw:z-index="0">
<draw:image xlink:href="../Images/yкринформ/2023-05-11T20-36-59-03-00/630_360_1679320501-539.png" xlink:type="simple" xlink:show="embed" xlink:actuate="onLoad" draw:mime-type="image/png"/>
</draw:frame>
In April 20123, consumer inflation slowed down to 17.9% of 21.3% of the annual dimension due to a significant food supply, sufficient fuel reserves, and improving inflation and exchange rate expectations.</text:p>
      <text:p text:style-name="P4">
This is stated in the comment <text:a xlink:type="simple" xlink:href="https://bank.gov.ua/ua/news/all/komentar-natsionalnogo-banku-schodo-rivnya-inflyatsiyi-v-kvitni-2023-roku" text:style-name="Internet_20_link" text:visited-style-name="Visited_20_Internet_20_Link">
</text:a>
, reports Ukrinform.</text:p>
      <text:p text:style-name="P4">
"The actual rates of prices were slightly lower than the trajectory of the forecasting bank, published in the inflationary report for April 2023, which is due to the expected food and fuel.</text:p>
      <text:p text:style-name="P4">
In addition, the slowdown in inflation is largely explained by the effect of comparison of last year, when, since the beginning of a full -scale invasion, consumercies have begun to increase rapidly.</text:p>
      <text:p text:style-name="P4">
The NBU noted that in April significantly slowed(up to 19.2% in annual dimension)rise in price of processed food products. As in the previous months, it is possible to reduce the rate of increase in costs of raw materials and fuel, the restoration of production and logistics chains, in particular, against the background of stable stations in energy.</text:p>
      <text:p text:style-name="P4">
Yes, there was a slowdown in price of bread and flour prices, confectionery and sausage, drinks and canned foods. The decrease in worldwide bugs of low demand, as well as because of uncertainty with the transit of food, have led to a slowdown in dairy products and sunflower products.</text:p>
      <text:p text:style-name="P4">
<text:span text:style-name="T4">
 Read also: </text:span>
 <text:a xlink:type="simple" xlink:href="https://www.ukrinform.ua/rubric-economy/3696964-biznes-pomaksiv-negativni-ocikuvanna-ta-ocinku-inflacii-nacbank.html" text:style-name="Internet_20_link" text:visited-style-name="Visited_20_Internet_20_Link">
<text:span text:style-name="T4">
 Business </text:span>
 <text:span text:style-name="T4">
 Pom </text:span>
 <text:span text:style-name="T4">
 Yakhiv </text:span>
</text:a>
According to the NBU estimates, reducing the rate of rise in prices for imported products contributed to the promotion of exchange rate expectations against the background of strengthening the cash exchange rate.</text:p>
      <text:p text:style-name="P4">
The increase in non -food prices in April has also slowed down -to 15.5% of the year. The regulator calls the reasons for this as well as the basis of the basis of comparison of last year and to improve course expectations.</text:p>
      <text:p text:style-name="P4">
The rate of rise in the cost of services has hardly changed(15.2% in annual dimension).На тлі стабільної ситуації в енергетиці й, відповідно, витрат підприємцівпродовжувало сповільнюватися зростання цін на послуги закладів громадськогохарчування.</text:p>
      <text:p text:style-name="P4">
The rate of rising cheese prices <text:a xlink:type="simple" xlink:href="https://www.ukrinform.ua/tag-produkti" text:style-name="Internet_20_link" text:visited-style-name="Visited_20_Internet_20_Link">
</text:a>
Nutrition in April decreased to 26.2% in the annual dimension, the NBU noted. This price for cereals and flour decreased, and sugar was slowed down.</text:p>
      <text:p text:style-name="P4">
The increase in prices for greenhouse and imported vegetables, preferably the expansion of supply, has slowed down. At the same time, in April, the pace of expensive borscht set.</text:p>
      <text:p text:style-name="P4">
Despite the seasonal increase in the supply of eggs, in particular from households, the cheaper cheaper of these products at the end of April, the annual growth rate on eggs has accelerated. In the NBU, this was explained by the low base of comparing the last year.</text:p>
      <text:p text:style-name="P4">
<text:span text:style-name="T4">
 Read also: </text:span>
 <text:a xlink:type="simple" xlink:href="https://www.ukrinform.ua/rubric-economy/3707246-bankivska-sistema-ukraini-finansovij-uspih-na-tli-dodatkovih-viklikiv.html" text:style-name="Internet_20_link" text:visited-style-name="Visited_20_Internet_20_Link">
</text:a>
The higher rates of meat rise in meat can be explained by the limited capacity of production and poor import.</text:p>
      <text:p text:style-name="P4">
Tobacco products went up slower, probably under pressure from illegal products.</text:p>
      <text:p text:style-name="P4">
The rise in prices for transport services slowed down due to stabilization of the price prices. At the same time, the moratorium on raising tariffs for housing and communal services in the future continued to restrain administrative inflation.</text:p>
      <text:p text:style-name="P4">
As reported by Ukrinform, according to the State Statistics Service, in April 2023 <text:a xlink:type="simple" xlink:href="https://www.ukrinform.ua/rubric-economy/3707371-inflacia-v-ukraini-u-kvitni-spovilnilasa-do-02.html" text:style-name="Internet_20_link" text:visited-style-name="Visited_20_Internet_20_Link">
</text:a>
- from 1.5% in March; Since the beginning of the year, prices have increased by 3.2%.</text:p>
      <text:p text:style-name="P4">
According to the May forecast of the NBU, in Ukraine already in the first half of 2023 there is a rapid decrease in inflation, and <text:a xlink:type="simple" xlink:href="https://www.ukrinform.ua/rubric-economy/3701516-nacbank-prognozue-so-cogoric-inflacia-spovilnitsa-do-148.html" text:style-name="Internet_20_link" text:visited-style-name="Visited_20_Internet_20_Link">
</text:a>
.</text:p>
      <text:p text:style-name="P4">
<text:span text:style-name="T5">
Фото: НБУ</text:span>
</text:p>
      <text:p text:style-name="P4">
News Source: <text:a xlink:type="simple" xlink:href="https://www.ukrinform.ua/rubric-economy/3707973-nacbank-prokomentuvav-rizke-spovilnenna-inflacii-u-kvitni.html" text:style-name="Internet_20_link" text:visited-style-name="Visited_20_Internet_20_Link">
https://www.ukrinform.ua/rubric-economy/3707973-nacbank-prokomentuvav-rizke-spovilnenna-inflacii-u-kvitni.html</text:a>
</text:p>
      <!--NEWS-->
      <text:h text:style-name="P10" text:outline-level="1">
<text:span text:style-name="T4">
In Ukraine tomorrow mainly without precipitation, day to +20 °</text:span>
</text:h>
      <text:p text:style-name="P4">
Authors: Ukrinform (Person)</text:p>
      <text:p text:style-name="P4">
Publisher: Укринформ (Organization)</text:p>
      <text:p text:style-name="P4">
Published Time: 2023-05-11T20:39:00+03:00</text:p>
      <text:p text:style-name="P4">
Modified Time: 2023-05-11T20:39:00+03:00</text:p>
      <text:p text:style-name="P4">
Description: On Friday, May 12, changing cloudiness is expected in Ukraine, it will be without precipitation, only in the northeast of the country will be short -lived in the afternoon. The wind is mostly northeast, in the western regions of the southeast, 5-10 m/s. - Ukrinform.</text:p>
      <text:p text:style-name="P4">
Images: ["<text:a xlink:type="simple" xlink:href="https://static.ukrinform.com/photos/2023_05/thumb_files/630_360_1683815863-599.jpg" text:style-name="Internet_20_link" text:visited-style-name="Visited_20_Internet_20_Link">
630_360_16838...</text:a>
"]</text:p>
      <text:p text:style-name="P4">
Tags: ['Дощ', 'Погода', 'Прогноз', 'Хмарність']</text:p>
      <text:p text:style-name="P4">
Type: Article</text:p>
      <!--METADATA-->
      <text:p text:style-name="P4">
<draw:frame draw:style-name="fr1" draw:name="Image226" text:anchor-type="as-char" svg:width="6.9236in" svg:height="3.956343in" draw:z-index="0">
<draw:image xlink:href="../Images/yкринформ/2023-05-11T20-39-00-03-00/630_360_1683815863-599.jpg" xlink:type="simple" xlink:show="embed" xlink:actuate="onLoad" draw:mime-type="image/jpeg"/>
</draw:frame>
On May 12, a volatile cloud is expected in Ukraine, it will be without precipitation, only in the northeast of the country will be short -term in the afternoon. The wind is northeast, in the western regions of the Southeast, 5-10 m/s.</text:p>
      <text:p text:style-name="P4">
As reported by Ukrinform at the Ukrainian Hydrometeorological Center, the temperature will be 2-7 ° heat at night, in Transcarpathia and the seas of the seas-up to 10 °, the air will heat up to 15-20 ° heat; in the highlands <text:a xlink:type="simple" xlink:href="https://www.ukrinform.ua/tag-karpati" text:style-name="Internet_20_link" text:visited-style-name="Visited_20_Internet_20_Link">
</text:a>
At night 0-5 ° heat, in the daytime 7-12 °.</text:p>
      <text:p text:style-name="P4">
According to weather forecasters, in the capital region tomorrow is changing cloudy, nonsense. The wind is mainly northeast, 5-10 m/s. The temperature in Kiev at night 5-7 ° heat, in the afternoon 18-20 °; On the area at night 2-7 ° heat, in the afternoon 15-20 °.</text:p>
      <text:p text:style-name="P4">
On May 13-14, forecasters are predicted cloudy with clear weather, non-rapid precipitation, only on May 13 in Transcarpathia and in the Carpathians in places of low-time rain, thunderstorms.</text:p>
      <text:p text:style-name="P4">
The wind is mainly northeast, in the western regions of the southeast, 5-10m/s. Temperature May 13 at night 4-9 ° heat(on the seas of seas 10-15 °), afternoon17-22 °; On May 14 in the western regions at night 2-7 ° heat, in the afternoon 17-22 °, at the rest of the night 7-12 ° at night(on the seas of the seas up to 15 °), in the afternoon 20-25 °; The Carpathian Mountains at night 0-5 ° warm, in the afternoon 6-11 °.</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thunderstorms </text:span>
</text:a>
In Kyiv and in the region, May 13-14, cloudy with clearings, without significant rainfall. Visor mainly northeast, 5-10 m/s. The temperature in Kiev on May 13 is 7-9 ° heat, in the afternoon 20-22 °; May 14 at night 10-12 °, in the afternoon 23-25 °. Pass: May 13 at night 4-9 ° warm, in the afternoon 17-22 °; May 14 at night 7-12 °, in the afternoon 20-25 °.</text:p>
      <text:p text:style-name="P4">
According to the Ukrhydromet Center, on May 15 in Ukraine will be without precipitation, only in the day of the east, northeastern regions is small in places, in the Carpathians and Nazakarpatti, moderate short-term rain, sometimes thunderstorms. On May 16, Nazakarpattya, in the Carpathians and in the Carpathian region, moderate short -term rains, separate toigsts, in the rest of the territory at night without precipitation, in the afternoon, low -time rain, thunderstorms. The temperature at night is 8-14 °, in the northeastern regions6-11 °, in the afternoon 18-24 °.</text:p>
      <text:p text:style-name="P4">
In the capital and in the Kyiv region on May 15-16 without precipitation, only in the afternoon on May 16, places in a lot of short-term rain, thunderstorm. Temperature in Kiev at night 11-13 °, in the afternoon 21-23 °; On the region at night 8-13 °, in the afternoon 19-24 °.</text:p>
      <text:p text:style-name="P4">
News Source: <text:a xlink:type="simple" xlink:href="https://www.ukrinform.ua/rubric-regions/3707885-v-ukraini-zavtra-perevazno-bez-opadiv-uden-do-20.html" text:style-name="Internet_20_link" text:visited-style-name="Visited_20_Internet_20_Link">
https://www.ukrinform.ua/rubric-regions/3707885-v-ukraini-zavtra-perevazno-bez-opadiv-uden-do-20.html</text:a>
</text:p>
      <!--NEWS-->
      <text:h text:style-name="P10" text:outline-level="1">
<text:span text:style-name="T4">
In Kiev presented an exhibition about religious buildings destroyed by Russian shelling</text:span>
</text:h>
      <text:p text:style-name="P4">
Authors: Ukrinform (Person)</text:p>
      <text:p text:style-name="P4">
Publisher: Укринформ (Organization)</text:p>
      <text:p text:style-name="P4">
Published Time: 2023-05-11T20:42:11+03:00</text:p>
      <text:p text:style-name="P4">
Modified Time: 2023-05-11T20:42:11+03:00</text:p>
      <text:p text:style-name="P4">
Description: In the refectory chamber of the National Reserve "Kyiv-Pechersk Lavra" a photo exhibition "... but will be revived in glory and power" about 30 religious structures of different denominations, destroyed as a result of shelling of the Russian Federation. - Ukrinform.</text:p>
      <text:p text:style-name="P4">
Images: ["<text:a xlink:type="simple" xlink:href="https://static.ukrinform.com/photos/2023_05/thumb_files/630_360_1683826776-5426.jpeg" text:style-name="Internet_20_link" text:visited-style-name="Visited_20_Internet_20_Link">
630_360_16838...</text:a>
", "<text:a xlink:type="simple" xlink:href="https://static.ukrinform.com/photos/2023_05/thumb_files/630_360_1683826777-7584.jpeg" text:style-name="Internet_20_link" text:visited-style-name="Visited_20_Internet_20_Link">
630_360_16838...</text:a>
", "<text:a xlink:type="simple" xlink:href="https://static.ukrinform.com/photos/2023_05/thumb_files/630_360_1683826776-5026.jpeg" text:style-name="Internet_20_link" text:visited-style-name="Visited_20_Internet_20_Link">
630_360_16838...</text:a>
", "<text:a xlink:type="simple" xlink:href="https://static.ukrinform.com/photos/2023_05/thumb_files/630_360_1683826776-7987.jpeg" text:style-name="Internet_20_link" text:visited-style-name="Visited_20_Internet_20_Link">
630_360_16838...</text:a>
", "<text:a xlink:type="simple" xlink:href="https://static.ukrinform.com/photos/2023_05/thumb_files/630_360_1683826776-2514.jpeg" text:style-name="Internet_20_link" text:visited-style-name="Visited_20_Internet_20_Link">
630_360_16838...</text:a>
", "<text:a xlink:type="simple" xlink:href="https://static.ukrinform.com/photos/2023_05/thumb_files/630_360_1683826776-3270.jpeg" text:style-name="Internet_20_link" text:visited-style-name="Visited_20_Internet_20_Link">
630_360_16838...</text:a>
", "<text:a xlink:type="simple" xlink:href="https://static.ukrinform.com/photos/2023_05/thumb_files/630_360_1683826776-2483.jpeg" text:style-name="Internet_20_link" text:visited-style-name="Visited_20_Internet_20_Link">
630_360_16838...</text:a>
", "<text:a xlink:type="simple" xlink:href="https://static.ukrinform.com/photos/2023_05/thumb_files/630_360_1683826777-2824.jpeg" text:style-name="Internet_20_link" text:visited-style-name="Visited_20_Internet_20_Link">
630_360_16838...</text:a>
", "<text:a xlink:type="simple" xlink:href="https://static.ukrinform.com/photos/2023_05/thumb_files/630_360_1683826777-6362.jpeg" text:style-name="Internet_20_link" text:visited-style-name="Visited_20_Internet_20_Link">
630_360_16838...</text:a>
", "<text:a xlink:type="simple" xlink:href="https://static.ukrinform.com/photos/2023_05/thumb_files/630_360_1683826777-6167.jpeg" text:style-name="Internet_20_link" text:visited-style-name="Visited_20_Internet_20_Link">
630_360_16838...</text:a>
", "<text:a xlink:type="simple" xlink:href="https://static.ukrinform.com/photos/2023_05/thumb_files/630_360_1683826777-6289.jpeg" text:style-name="Internet_20_link" text:visited-style-name="Visited_20_Internet_20_Link">
630_360_16838...</text:a>
", "<text:a xlink:type="simple" xlink:href="https://static.ukrinform.com/photos/2023_05/thumb_files/630_360_1683826777-1499.jpeg" text:style-name="Internet_20_link" text:visited-style-name="Visited_20_Internet_20_Link">
630_360_16838...</text:a>
", "<text:a xlink:type="simple" xlink:href="https://static.ukrinform.com/photos/2023_05/thumb_files/630_360_1683826778-5648.jpeg" text:style-name="Internet_20_link" text:visited-style-name="Visited_20_Internet_20_Link">
630_360_16838...</text:a>
", "<text:a xlink:type="simple" xlink:href="https://static.ukrinform.com/photos/2023_05/thumb_files/630_360_1683826778-6927.jpeg" text:style-name="Internet_20_link" text:visited-style-name="Visited_20_Internet_20_Link">
630_360_16838...</text:a>
"]</text:p>
      <text:p text:style-name="P4">
Tags: ['Церква', 'Ткаченко', 'Фотовиставка', 'Київ']</text:p>
      <text:p text:style-name="P4">
Type: Article</text:p>
      <!--METADATA-->
      <text:p text:style-name="P4">
<draw:frame draw:style-name="fr1" draw:name="Image227" text:anchor-type="as-char" svg:width="6.9236in" svg:height="3.956343in" draw:z-index="0">
<draw:image xlink:href="../Images/yкринформ/2023-05-11T20-42-11-03-00/630_360_1683826776-5426.jpeg" xlink:type="simple" xlink:show="embed" xlink:actuate="onLoad" draw:mime-type="image/jpeg"/>
</draw:frame>
The Seeding House of the National Reserve "Kyiv-Pechersk Lavra" opened a photo exhibition "... but will be revived in glory and power" about 30 religious sites of different denominations, destroyed as a result of shelling of the Russian Federation.</text:p>
      <text:p text:style-name="P4">
This was reported by Ukrinform correspondent.</text:p>
      <text:p text:style-name="P4">
"During the war in Ukraine, 415 religious buildings were damaged, a hundred of them was completely destroyed. The enemy, shooting in our sacred structures, is kissing in God, regardless of religion. We will undoubtedly rebuild everything, but it is important for us to record the evil that create with temples in Ukraine in Ukraine Russian aggressors, ”the Minister of Culture and Information Policy Alexander Tkachenko became.</text:p>
      <text:p text:style-name="P4">
<text:span text:style-name="T4">
 Read also: </text:span>
 <text:a xlink:type="simple" xlink:href="https://www.ukrinform.ua/rubric-culture/3707630-u-francii-vidkrilasa-fotovistavka-pro-cernigiv.html" text:style-name="Internet_20_link" text:visited-style-name="Visited_20_Internet_20_Link">
<text:span text:style-name="T4">
 Photo Exhibition </text:span>
</text:a>
The photo exhibition consists of 40 photographs, which presents the destruction of 30 sacral structures of different denominations: some of them are illustrated from the outside. More photos with mutilated sights are collected in the video, which will be renovated in the adjacent hall. Leader by the number of destruction is currently Donetsk Oblast(120 structures).</text:p>
      <text:p text:style-name="P4">
"This exhibition is intended to certify that evil will certainly be punished. Evil is not consistent with human nature, but after the fall it has entered the world. And we will make real consequences now. We are fighting evil, and I am sure that we will overcome it - we will overcome it - we will overcome it Aggressor. The good won ... After the victory we will rebuild what the aggressor destroyed, "Metropolitan Epiphanius said.</text:p>
      <text:p text:style-name="P4">
The exhibition is complemented by objects of museum institutions - the remains of the destroyed temples. In particular, visitors will see the lining of the dome of the temple from the village. The Valley, which is presented.</text:p>
      <text:p text:style-name="P4">
<text:span text:style-name="T4">
 Read also: </text:span>
 <text:a xlink:type="simple" xlink:href="https://www.ukrinform.ua/rubric-regions/3698172-u-lucku-vidkrili-fotovistavku-pro-voenni-zlocini-rosian.html" text:style-name="Internet_20_link" text:visited-style-name="Visited_20_Internet_20_Link">
<text:span text:style-name="T4">
 Photo Exhibition </text:span>
</text:a>
"The irony is that it is a new temple built by the Moscow Patriarchy. that lay on the side, "the expert said.</text:p>
      <text:p text:style-name="P4">
The facade stucco is also presented from the Dolinsky Church. At the same time, wooden elements of decoration, which framed - they are also at the exhibition were survived from the church in the village of Vyryomivka in Zhytomyr region.</text:p>
      <text:p text:style-name="P4">
According to the organizers, historians museum such objects, to provide the misery that the war brought.</text:p>
      <text:p text:style-name="P4">
<text:span text:style-name="T4">
 Read also: </text:span>
 <text:a xlink:type="simple" xlink:href="https://www.ukrinform.ua/rubric-culture/3707835-u-nacionalnij-biblioteci-moldovi-vidkrilas-programa-zahodiv-roku-ukrainskoi-kulturi.html" text:style-name="Internet_20_link" text:visited-style-name="Visited_20_Internet_20_Link">
</text:a>
The National Reserve "Kyiv-Pechersk Lavra", the National Museum of the Revolution of Dignity, the National Museum of History of Ukraine, and the World War II and Heritage Savings Staff, gathered the exposition. It will show a year.</text:p>
      <text:p text:style-name="P4">
As reported by Ukrinform, in the French city of Reims, which became a brown -Ukrainian Chernihiv, on May 10, they opened a photo exhibition: "Crossroads, photos of Reims and Chernihiv", which depicted the crushed during the city's wars.</text:p>
      <text:p text:style-name="P4">
News Source: <text:a xlink:type="simple" xlink:href="https://www.ukrinform.ua/rubric-kyiv/3707976-u-kievi-prezentuvali-vistavku-pro-religijni-sporudi-zrujnovani-rosijskimi-obstrilami.html" text:style-name="Internet_20_link" text:visited-style-name="Visited_20_Internet_20_Link">
https://www.ukrinform.ua/rubric-kyiv/3707976-u-kievi-prezentuvali-vistavku-pro-religijni-sporudi-zrujnovani-rosijskimi-obstrilami.html</text:a>
</text:p>
      <!--NEWS-->
      <text:h text:style-name="P10" text:outline-level="1">
<text:span text:style-name="T4">
The Armed Forces destroyed the Russian shell C1 in the Bakhmut direction</text:span>
</text:h>
      <text:p text:style-name="P4">
Authors: Ukrinform (Person)</text:p>
      <text:p text:style-name="P4">
Publisher: Укринформ (Organization)</text:p>
      <text:p text:style-name="P4">
Published Time: 2023-05-11T21:01:00+03:00</text:p>
      <text:p text:style-name="P4">
Modified Time: 2023-05-11T21:01:00+03:00</text:p>
      <text:p text:style-name="P4">
Description: In the Bakhmut direction, the Armed Forces fighters were destroyed by the Russian SPRC. - Ukrinform.</text:p>
      <text:p text:style-name="P4">
Images: ["<text:a xlink:type="simple" xlink:href="https://static.ukrinform.com/photos/2023_05/thumb_files/630_360_1683827831-947.jpg" text:style-name="Internet_20_link" text:visited-style-name="Visited_20_Internet_20_Link">
630_360_16838...</text:a>
"]</text:p>
      <text:p text:style-name="P4">
Tags: ['Бахмут', 'ЗСУ', 'Війна з росією']</text:p>
      <text:p text:style-name="P4">
Type: Article</text:p>
      <!--METADATA-->
      <text:p text:style-name="P4">
<draw:frame draw:style-name="fr1" draw:name="Image228" text:anchor-type="as-char" svg:width="6.9236in" svg:height="3.956343in" draw:z-index="0">
<draw:image xlink:href="../Images/yкринформ/2023-05-11T21-01-00-03-00/630_360_1683827831-947.jpg" xlink:type="simple" xlink:show="embed" xlink:actuate="onLoad" draw:mime-type="image/jpeg"/>
</draw:frame>
The Nabakhmut direction of the Armed Forces fighters destroyed the Russian SPRC. The shell C1.</text:p>
      <text:p text:style-name="P4">
This was reported by 45 separate artillery brigade of the Armed Forces of Ukraine in <text:a xlink:type="simple" xlink:href="https://www.facebook.com/watch/" text:style-name="Internet_20_link" text:visited-style-name="Visited_20_Internet_20_Link">
</text:a>
, reports Ukrinform.</text:p>
      <text:p text:style-name="P4">
"The minus the shell C1. Bakhmut direction. Air Intelligence 45 Oabr found a shell1, in collaboration with a missile unit and aerial intelligence 132 ORBs are complex on metal," the statement reads.</text:p>
      <text:p text:style-name="P4">
<text:span text:style-name="T4">
 Read also: </text:span>
 <text:a xlink:type="simple" xlink:href="https://www.ukrinform.ua/rubric-ato/3707954-zsu-vrazili-visim-vorozih-punktiv-upravlinna-zasib-ppo-ta-dvi-vazlivi-cili-voroga.html" text:style-name="Internet_20_link" text:visited-style-name="Visited_20_Internet_20_Link">
</text:a>
As reported by Ukrinform, in the Kherson region, the forces and means of the airway of the air command "South" <text:a xlink:type="simple" xlink:href="https://www.ukrinform.ua/rubric-ato/3707915-sili-ppo-znisili-na-hersonsini-rosijskij-bezpilotnik-orlan10.html" text:style-name="Internet_20_link" text:visited-style-name="Visited_20_Internet_20_Link">
</text:a>
.</text:p>
      <text:p text:style-name="P4">
Photo illustrative, wikipedia</text:p>
      <text:p text:style-name="P4">
News Source: <text:a xlink:type="simple" xlink:href="https://www.ukrinform.ua/rubric-ato/3707983-zsu-znisili-na-bahmutskomu-napramku-rosijskij-pancir-s1.html" text:style-name="Internet_20_link" text:visited-style-name="Visited_20_Internet_20_Link">
https://www.ukrinform.ua/rubric-ato/3707983-zsu-znisili-na-bahmutskomu-napramku-rosijskij-pancir-s1.html</text:a>
</text:p>
      <!--NEWS-->
      <text:h text:style-name="P10" text:outline-level="1">
<text:span text:style-name="T4">
In Ukraine, they exceeded the planning plan of trees under the Green Country program</text:span>
</text:h>
      <text:p text:style-name="P4">
Authors: Ukrinform (Person)</text:p>
      <text:p text:style-name="P4">
Publisher: Укринформ (Organization)</text:p>
      <text:p text:style-name="P4">
Published Time: 2023-05-11T21:05:22+03:00</text:p>
      <text:p text:style-name="P4">
Modified Time: 2023-05-11T21:05:22+03:00</text:p>
      <text:p text:style-name="P4">
Description: Branches of the State Enterprise "Forests of Ukraine" completed the spring planting of trees under the Green Country program, exceeding the plan. - Ukrinform.</text:p>
      <text:p text:style-name="P4">
Images: ["<text:a xlink:type="simple" xlink:href="https://static.ukrinform.com/photos/2023_05/thumb_files/630_360_1683828255-726.jpg" text:style-name="Internet_20_link" text:visited-style-name="Visited_20_Internet_20_Link">
630_360_16838...</text:a>
"]</text:p>
      <text:p text:style-name="P4">
Tags: ['Зелена країна', 'Юрій Болоховець']</text:p>
      <text:p text:style-name="P4">
Type: Article</text:p>
      <!--METADATA-->
      <text:p text:style-name="P4">
<draw:frame draw:style-name="fr1" draw:name="Image229" text:anchor-type="as-char" svg:width="6.9236in" svg:height="3.956343in" draw:z-index="0">
<draw:image xlink:href="../Images/yкринформ/2023-05-11T21-05-22-03-00/630_360_1683828255-726.jpg" xlink:type="simple" xlink:show="embed" xlink:actuate="onLoad" draw:mime-type="image/jpeg"/>
</draw:frame>
The Filid State Enterprise "Forests of Ukraine" completed the spring planting of trees with the program "Green Country", exceeding the plan.</text:p>
      <text:p text:style-name="P4">
This was reported in. at. Heads of SE "Forests of Ukraine" Yuri Bolokhovets during the time of the working group for reforming the forest industry, reports Ukrinform.</text:p>
      <text:p text:style-name="P4">
“The main task of SE“ Forests of Ukraine ”is the preservation and multiplication of the country's forest fund. The spring boarding company has just completed. Plan offices are exceeded - the implementation of the Green Country President program is successful. The program for the preservation of self -seeded forests of forestry grounds is also active, ”the head of the enterprise said.</text:p>
      <text:p text:style-name="P4">
He emphasized that it is also done now to provide access to the processing industry to quality raw materials, in particular, transparent conditioning of the product has been created. Raw wood and lumber are one hundred percent percentage at e-auctions.</text:p>
      <text:p text:style-name="P4">
<text:span text:style-name="T4">
 Read also: </text:span>
 <text:a xlink:type="simple" xlink:href="https://www.ukrinform.ua/rubric-economy/3666519-lisi-ukraini-perehodit-na-zakupivli-cerez-emajdancik.html" text:style-name="Internet_20_link" text:visited-style-name="Visited_20_Internet_20_Link">
</text:a>
In addition, the company is actively working to reduce the cost of products, which makes it possible to guarantee the market availability of raw materials and at the same time ensure a high level of revenues to budgets of all levels.</text:p>
      <text:p text:style-name="P4">
“The purchase of DP is centralized, only what increases the efficiency of production and provides an increase in economic indicators. In addition, purchases are transferred to one of the sites <text:a xlink:type="simple" xlink:href="https://www.ukrinform.ua/tag-prozorro" text:style-name="Internet_20_link" text:visited-style-name="Visited_20_Internet_20_Link">
</text:a>
that makes it possible to buy much cheaper, ”Nadbolokhovets.</text:p>
      <text:p text:style-name="P4">
As part of the Green Country Environmental Program, it is planned to pay 1 billion trees. The Ministry of Environmental Protection and Natural Resources planned to plant at least 200 million tree seedlings in the spring of 2023.</text:p>
      <text:p text:style-name="P4">
<text:span text:style-name="T5">
Foto: rv.gov.ua</text:span>
</text:p>
      <text:p text:style-name="P4">
News Source: <text:a xlink:type="simple" xlink:href="https://www.ukrinform.ua/rubric-economy/3707984-v-ukraini-perevikonali-plan-posadki-derev-za-programou-zelena-kraina.html" text:style-name="Internet_20_link" text:visited-style-name="Visited_20_Internet_20_Link">
https://www.ukrinform.ua/rubric-economy/3707984-v-ukraini-perevikonali-plan-posadki-derev-za-programou-zelena-kraina.html</text:a>
</text:p>
      <!--NEWS-->
      <text:h text:style-name="P10" text:outline-level="1">
<text:span text:style-name="T4">
Poland is investigating the possible participation of Schroeder in the preparation of Russian aggression - the media</text:span>
</text:h>
      <text:p text:style-name="P4">
Authors: Ukrinform (Person)</text:p>
      <text:p text:style-name="P4">
Publisher: Укринформ (Organization)</text:p>
      <text:p text:style-name="P4">
Published Time: 2023-05-11T21:13:00+03:00</text:p>
      <text:p text:style-name="P4">
Modified Time: 2023-05-11T21:13:00+03:00</text:p>
      <text:p text:style-name="P4">
Description: The National Prosecutor's Office of Poland is investigating the possible participation of the former German Chancellor Gerhard Schroeder in the preparation of a full -scale invasion of Russia in Russia. - Ukrinform.</text:p>
      <text:p text:style-name="P4">
Images: ["<text:a xlink:type="simple" xlink:href="https://static.ukrinform.com/photos/2018_11/thumb_files/630_360_1542350301-354.jpg" text:style-name="Internet_20_link" text:visited-style-name="Visited_20_Internet_20_Link">
630_360_15423...</text:a>
"]</text:p>
      <text:p text:style-name="P4">
Tags: ['Польща', 'Агресія РФ', 'росія', 'Шредер', 'Розслідування']</text:p>
      <text:p text:style-name="P4">
Type: Article</text:p>
      <!--METADATA-->
      <text:p text:style-name="P4">
<draw:frame draw:style-name="fr1" draw:name="Image230" text:anchor-type="as-char" svg:width="6.9236in" svg:height="3.956343in" draw:z-index="0">
<draw:image xlink:href="../Images/yкринформ/2023-05-11T21-13-00-03-00/630_360_1542350301-354.jpg" xlink:type="simple" xlink:show="embed" xlink:actuate="onLoad" draw:mime-type="image/jpeg"/>
</draw:frame>
The National Prosecutor's Office of Poland is investigating the possible involvement of former German chamber Gerhard Schroeder in the preparation of a full -scale invasion of Russia in Russia.</text:p>
      <text:p text:style-name="P4">
About it with reference to its sources informs <text:a xlink:type="simple" xlink:href="https://www.rmf24.pl/raporty/raport-wojna-z-rosja/news-gerhard-schroeder-pod-lupa-polskich-sledczych-chodzi-o-wojne,nId,6771210#crp_state=1" text:style-name="Internet_20_link" text:visited-style-name="Visited_20_Internet_20_Link">
</text:a>
, reports Ukrinform.</text:p>
      <text:p text:style-name="P4">
As it is noted, the National Prosecutor's Office of the RP received reports of probability of Schroeder of a crime, which is included in the investigation into Russian aggression, conducted by the Mazowiec Department on organized crime in Warsaw.</text:p>
      <text:p text:style-name="P4">
According to the documents received, the former German politician could use the position in the Russian energy sector to further exercise the EU and Ukraine. As it is noted, investigators also evaluate that Yakorol Schroeder could play in preparation for aggression of the Russian Federation against Ukraine.</text:p>
      <text:p text:style-name="P4">
<text:span text:style-name="T4">
 Read also: </text:span>
 <text:span text:style-name="T4">
 <text:a xlink:type="simple" xlink:href="https://www.ukrinform.ua/rubric-world/3704904-sreder-prograv-sud-sodo-ofisiv-u-bundestazi.html" text:style-name="Internet_20_link" text:visited-style-name="Visited_20_Internet_20_Link">
</text:a>
</text:span>
</text:p>
      <text:p text:style-name="P4">
As emphasized in the statement to the prosecutor's office, after the start of the full -scale interference of the Russian Federation in Ukraine <text:span text:style-name="T4">
 <text:a xlink:type="simple" xlink:href="https://www.ukrinform.ua/tag-sreder" text:style-name="Internet_20_link" text:visited-style-name="Visited_20_Internet_20_Link">
</text:a>
</text:span>
 He was unlawful from the Kremlin and continued to occupy positions in Russian energy companies. And a few days ago, he was in the West at the Embassy of the RFZ Accident of the Victory of the USSR in the war with Germany in 1945.</text:p>
      <text:p text:style-name="P4">
It is noted that Polish investigators carry out proceedings in the case of Russian aggression in agreement with the Ukrainian side. They have already interviewed almost 2 thousand sides. Polish prosecutors documented the destroyed buildings in Ukraine, in particular with the use of 3D scanners.</text:p>
      <text:p text:style-name="P4">
<text:span text:style-name="T4">
 Read also: </text:span>
 <text:span text:style-name="T4">
 <text:a xlink:type="simple" xlink:href="https://www.ukrinform.ua/rubric-world/3598992-nimecki-politiki-pomilalisa-sodo-rosii-i-zaraz-koreguut-svij-kurs-spiker-bundestagu.html" text:style-name="Internet_20_link" text:visited-style-name="Visited_20_Internet_20_Link">
</text:a>
</text:span>
</text:p>
      <text:p text:style-name="P4">
Recall that Gerhard Schroeder was German Chancellor from 1998 to 2005. The afternoon of political career, 79-year-old Schroeder has worked for Russian energy concerns now and is considered close to Putin.</text:p>
      <text:p text:style-name="P4">
News Source: <text:a xlink:type="simple" xlink:href="https://www.ukrinform.ua/rubric-world/3707986-polsa-rozslidue-mozlivu-ucast-sredera-u-pidgotovci-rosijskoi-agresii-zmi.html" text:style-name="Internet_20_link" text:visited-style-name="Visited_20_Internet_20_Link">
https://www.ukrinform.ua/rubric-world/3707986-polsa-rozslidue-mozlivu-ucast-sredera-u-pidgotovci-rosijskoi-agresii-zmi.html</text:a>
</text:p>
      <!--NEWS-->
      <text:h text:style-name="P10" text:outline-level="1">
<text:span text:style-name="T4">
Reznikov on Storm Shadow: Cyclone moves from Britain, bringing storms with him</text:span>
</text:h>
      <text:p text:style-name="P4">
Authors: Ukrinform (Person)</text:p>
      <text:p text:style-name="P4">
Publisher: Укринформ (Organization)</text:p>
      <text:p text:style-name="P4">
Published Time: 2023-05-11T21:23:00+03:00</text:p>
      <text:p text:style-name="P4">
Modified Time: 2023-05-11T21:23:00+03:00</text:p>
      <text:p text:style-name="P4">
Description: The Minister of Defense of Ukraine Alexei Reznikov commented on the transfer of Storm Shadow to Ukraine with Britain. - Ukrinform.</text:p>
      <text:p text:style-name="P4">
Images: ["<text:a xlink:type="simple" xlink:href="https://static.ukrinform.com/photos/2023_03/thumb_files/630_360_1678276922-524.jpg" text:style-name="Internet_20_link" text:visited-style-name="Visited_20_Internet_20_Link">
630_360_16782...</text:a>
"]</text:p>
      <text:p text:style-name="P4">
Tags: ['Ракета', 'Резніков', 'Війна з росією']</text:p>
      <text:p text:style-name="P4">
Type: Article</text:p>
      <!--METADATA-->
      <text:p text:style-name="P4">
<draw:frame draw:style-name="fr1" draw:name="Image231" text:anchor-type="as-char" svg:width="6.9236in" svg:height="3.956343in" draw:z-index="0">
<draw:image xlink:href="../Images/yкринформ/2023-05-11T21-23-00-03-00/630_360_1678276922-524.jpg" xlink:type="simple" xlink:show="embed" xlink:actuate="onLoad" draw:mime-type="image/jpeg"/>
</draw:frame>
Ministry of Ministry of Ukraine Alexei Reznnikov commented on the transfer of Ukrainian Storm Shadow missiles by Britain.</text:p>
      <text:p text:style-name="P4">
He wrote about it in <text:a xlink:type="simple" xlink:href="https://twitter.com/oleksiireznikov/status/1656689517703712769" text:style-name="Internet_20_link" text:visited-style-name="Visited_20_Internet_20_Link">
</text:a>
, reports Ukrinform.</text:p>
      <text:p text:style-name="P4">
"Forecasters predict that the cyclone is moving from the UK to Ukraine, bringing storms with it. It is through the shadow of the storm that(Storm Shadow)The solid light of our freedom will break and lights light on our victory. " - writes.</text:p>
      <text:p text:style-name="P4">
<text:span text:style-name="T4">
 Read also: </text:span>
 <text:a xlink:type="simple" xlink:href="https://www.ukrinform.ua/rubric-ato/3707816-raketa-storm-shadow-dla-ukraini-u-comu-suttevij-proriv.html" text:style-name="Internet_20_link" text:visited-style-name="Visited_20_Internet_20_Link">
<text:span text:style-name="T4">
 Storm </text:span>
</text:a>
As reported, <text:a xlink:type="simple" xlink:href="https://www.ukrinform.ua/rubric-ato/3707788-ministr-oboroni-britanii-pidtverdiv-peredacu-ukraini-raket-storm-shadow.html" text:style-name="Internet_20_link" text:visited-style-name="Visited_20_Internet_20_Link">
</text:a>
range up to 250 km.</text:p>
      <text:p text:style-name="P4">
News Source: <text:a xlink:type="simple" xlink:href="https://www.ukrinform.ua/rubric-ato/3707991-reznikov-pro-peredacu-storm-shadow-ciklon-ruhaetsa-z-britanii-prinosaci-z-sobou-stormi.html" text:style-name="Internet_20_link" text:visited-style-name="Visited_20_Internet_20_Link">
https://www.ukrinform.ua/rubric-ato/3707991-reznikov-pro-peredacu-storm-shadow-ciklon-ruhaetsa-z-britanii-prinosaci-z-sobou-stormi.html</text:a>
</text:p>
      <!--NEWS-->
      <text:h text:style-name="P10" text:outline-level="1">
<text:span text:style-name="T4">
WHO stated that the flash of smallpox is no longer a global emergency</text:span>
</text:h>
      <text:p text:style-name="P4">
Authors: Ukrinform (Person)</text:p>
      <text:p text:style-name="P4">
Publisher: Укринформ (Organization)</text:p>
      <text:p text:style-name="P4">
Published Time: 2023-05-11T21:30:00+03:00</text:p>
      <text:p text:style-name="P4">
Modified Time: 2023-05-11T21:30:00+03:00</text:p>
      <text:p text:style-name="P4">
Description: The World Health Organization (WHO) has stated on Thursday that a global smallpox outbreak is no longer an international emergency after a sharp decrease in the number of cases in recent months. - Ukrinform.</text:p>
      <text:p text:style-name="P4">
Images: ["<text:a xlink:type="simple" xlink:href="https://static.ukrinform.com/photos/2022_05/thumb_files/630_360_1653415716-874.jpg" text:style-name="Internet_20_link" text:visited-style-name="Visited_20_Internet_20_Link">
630_360_16534...</text:a>
"]</text:p>
      <text:p text:style-name="P4">
Tags: ['Надзвичайна ситуація', 'ВООЗ', 'Мавпяча віспа']</text:p>
      <text:p text:style-name="P4">
Type: Article</text:p>
      <!--METADATA-->
      <text:p text:style-name="P4">
<draw:frame draw:style-name="fr1" draw:name="Image232" text:anchor-type="as-char" svg:width="6.9236in" svg:height="3.956343in" draw:z-index="0">
<draw:image xlink:href="../Images/yкринформ/2023-05-11T21-30-00-03-00/630_360_1653415716-874.jpg" xlink:type="simple" xlink:show="embed" xlink:actuate="onLoad" draw:mime-type="image/jpeg"/>
</draw:frame>
World Health Organization(WHO)She stated on Thursday that global flashvispa is no longer an international emergency after a sharp decrease in the number of cases in recent months.</text:p>
      <text:p text:style-name="P4">
As Ukrinform reports, it reports <text:a xlink:type="simple" xlink:href="https://apnews.com/article/who-mpox-monkeypox-global-outbreak-emergency-a0d6935e99a0117ed921c10059a074ae" text:style-name="Internet_20_link" text:visited-style-name="Visited_20_Internet_20_Link">
</text:a>
.</text:p>
      <text:p text:style-name="P4">
WHO CEO Tedros Adan Hebreessus reported on Thursday that his expert committee concluded that a recent sharp decline in quantities(about 90%)no longer causes acute concern.</text:p>
      <text:p text:style-name="P4">
As of today, more than 87,000 cases of smallpox and 140 deaths have been registered worldwide, WHO is evidenced.</text:p>
      <text:p text:style-name="P4">
<text:span text:style-name="T4">
 Read also: </text:span>
 <text:span text:style-name="T4">
 <text:a xlink:type="simple" xlink:href="https://www.ukrinform.ua/rubric-society/3705279-vooz-skasuvala-status-pandemii-covid19.html" text:style-name="Internet_20_link" text:visited-style-name="Visited_20_Internet_20_Link">
</text:a>
</text:span>
</text:p>
      <text:p text:style-name="P4">
Last year, the Hebreessus declared a smallpox, which is also known as monkeyvispa, a "emergency" situation.</text:p>
      <text:p text:style-name="P4">
Almost all cases of infection have been found in men unconventional sexual orientation, bisexuals and those who have had other men who had intimate relationships.</text:p>
      <text:p text:style-name="P4">
Last year, more than 100 countries swept the disease. It was the largest outbreak in history.</text:p>
      <text:p text:style-name="P4">
<text:span text:style-name="T4">
 Read also: </text:span>
 <text:span text:style-name="T4">
 <text:a xlink:type="simple" xlink:href="https://www.ukrinform.ua/rubric-world/3623576-vooz-perejmenuvala-hvorobu-vispi-mavp-na-mpox.html" text:style-name="Internet_20_link" text:visited-style-name="Visited_20_Internet_20_Link">
</text:a>
</text:span>
</text:p>
      <text:p text:style-name="P4">
Monkey smallpox most often causes rash, fever, headache, pain, and enlargement of the lymph nodes. Skin lesions can last up to a month. The performer spreads through close physical contact with an infected person or red clothes or bedding. Most people do not need treatment to recover.</text:p>
      <text:p text:style-name="P4">
As reported by Ukrinform, <text:span text:style-name="T4">
 <text:a xlink:type="simple" xlink:href="https://www.ukrinform.ua/tag-vooz" text:style-name="Internet_20_link" text:visited-style-name="Visited_20_Internet_20_Link">
</text:a>
</text:span>
 has announced that the Covid-19 is no longer considered a global emergency in the healthcare sector.</text:p>
      <text:p text:style-name="P4">
News Source: <text:a xlink:type="simple" xlink:href="https://www.ukrinform.ua/rubric-world/3707992-vooz-zaavila-so-spalah-vispi-bilse-ne-e-globalnou-nadzvicajnou-situacieu.html" text:style-name="Internet_20_link" text:visited-style-name="Visited_20_Internet_20_Link">
https://www.ukrinform.ua/rubric-world/3707992-vooz-zaavila-so-spalah-vispi-bilse-ne-e-globalnou-nadzvicajnou-situacieu.html</text:a>
</text:p>
      <!--NEWS-->
      <text:h text:style-name="P10" text:outline-level="1">
<text:span text:style-name="T4">
Zinchenko dropped by the end of the season due to injury - media</text:span>
</text:h>
      <text:p text:style-name="P4">
Authors: Ukrinform (Person)</text:p>
      <text:p text:style-name="P4">
Publisher: Укринформ (Organization)</text:p>
      <text:p text:style-name="P4">
Published Time: 2023-05-11T21:34:21+03:00</text:p>
      <text:p text:style-name="P4">
Modified Time: 2023-05-11T21:34:21+03:00</text:p>
      <text:p text:style-name="P4">
Description: The Ukrainian defender of the Arsenal London Alexander Zinchenko dropped out by the end of the season of the English Football Premier League (APP). - Ukrinform.</text:p>
      <text:p text:style-name="P4">
Images: ["<text:a xlink:type="simple" xlink:href="https://static.ukrinform.com/photos/2023_05/thumb_files/630_360_1683829951-412.jpg" text:style-name="Internet_20_link" text:visited-style-name="Visited_20_Internet_20_Link">
630_360_16838...</text:a>
"]</text:p>
      <text:p text:style-name="P4">
Tags: ['Арсенал', 'Футбол', 'Зінченко', 'АПЛ']</text:p>
      <text:p text:style-name="P4">
Type: Article</text:p>
      <!--METADATA-->
      <text:p text:style-name="P4">
<draw:frame draw:style-name="fr1" draw:name="Image233" text:anchor-type="as-char" svg:width="6.9236in" svg:height="3.956343in" draw:z-index="0">
<draw:image xlink:href="../Images/yкринформ/2023-05-11T21-34-21-03-00/630_360_1683829951-412.jpg" xlink:type="simple" xlink:show="embed" xlink:actuate="onLoad" draw:mime-type="image/jpeg"/>
</draw:frame>
Ukrainian defender of the London "Arsenal" Alexander Zinchenko through injury by the end of the season of English football premier league(Premier League).</text:p>
      <text:p text:style-name="P4">
Як повідомляє <text:a xlink:type="simple" xlink:href="https://theathletic.com/4423917/2023/05/11/william-saliba-zinchenko-arsenal-injury/" text:style-name="Internet_20_link" text:visited-style-name="Visited_20_Internet_20_Link">
 </text:a>
The Athletic, Zinchenko spent an hour in the field of Newcastle in the field(2:0)After which he was replaced by defender Tirney, reports Ukrinform.</text:p>
      <text:p text:style-name="P4">
According to The Athletic, Zinchenko was injured in the match against Newcastle, the replacement was forced. Because of this, the Ukrainian footballer dropped to the end of the season.</text:p>
      <text:p text:style-name="P4">
At the same time, according to the source, the decision of the coaching staff of Arsenal is epirest. In this way, "canonicals" want to avoid the need for surgical development.</text:p>
      <text:p text:style-name="P4">
Zinchenko's injury will deprive the defender of the opportunity to play in the decisive matches of Arsenal in the Championship of England. The Ukrainian team continues to fight for the title with Manchester City, lagging behind the "locals" for one point(81 against 82), having a duel more.</text:p>
      <text:p text:style-name="P4">
<text:span text:style-name="T4">
 Read also: </text:span>
 <text:a xlink:type="simple" xlink:href="https://www.ukrinform.ua/rubric-sports/3706048-apl-arsenal-iz-zincenkom-peremig-nukasl.html" text:style-name="Internet_20_link" text:visited-style-name="Visited_20_Internet_20_Link">
<text:span text:style-name="T4">
 Zinchenko </text:span>
</text:a>
It is also unknown whether Zinchenko will participate in the nearby selection matches of the European 20124, which the national team of Ukraine will hold in June.</text:p>
      <text:p text:style-name="P4">
Photo: Getty Images.</text:p>
      <text:p text:style-name="P4">
News Source: <text:a xlink:type="simple" xlink:href="https://www.ukrinform.ua/rubric-sports/3707996-zincenko-vibuv-do-kinca-sezonu-cerez-travmu-zmi.html" text:style-name="Internet_20_link" text:visited-style-name="Visited_20_Internet_20_Link">
https://www.ukrinform.ua/rubric-sports/3707996-zincenko-vibuv-do-kinca-sezonu-cerez-travmu-zmi.html</text:a>
</text:p>
      <!--NEWS-->
      <text:h text:style-name="P10" text:outline-level="1">
<text:span text:style-name="T4">
China has already lost the opportunity to be a mediator in Russia's War - Borrel</text:span>
</text:h>
      <text:p text:style-name="P4">
Authors: Ukrinform (Person)</text:p>
      <text:p text:style-name="P4">
Publisher: Укринформ (Organization)</text:p>
      <text:p text:style-name="P4">
Published Time: 2023-05-11T21:36:21+03:00</text:p>
      <text:p text:style-name="P4">
Modified Time: 2023-05-11T21:36:21+03:00</text:p>
      <text:p text:style-name="P4">
Description: China is an important partner for the EU, but has already lost the opportunity to be a mediator in Russia's war. - Ukrinform.</text:p>
      <text:p text:style-name="P4">
Images: ["<text:a xlink:type="simple" xlink:href="https://static.ukrinform.com/photos/2022_05/thumb_files/630_360_1652440568-512.jpg" text:style-name="Internet_20_link" text:visited-style-name="Visited_20_Internet_20_Link">
630_360_16524...</text:a>
"]</text:p>
      <text:p text:style-name="P4">
Tags: ['Китай', 'Боррель', 'Війна з росією']</text:p>
      <text:p text:style-name="P4">
Type: Article</text:p>
      <!--METADATA-->
      <text:p text:style-name="P4">
<draw:frame draw:style-name="fr1" draw:name="Image234" text:anchor-type="as-char" svg:width="6.9236in" svg:height="3.956343in" draw:z-index="0">
<draw:image xlink:href="../Images/yкринформ/2023-05-11T21-36-21-03-00/630_360_1652440568-512.jpg" xlink:type="simple" xlink:show="embed" xlink:actuate="onLoad" draw:mime-type="image/jpeg"/>
</draw:frame>
China is a self -important EU partner, but has already lost the opportunity to be a mediator in the war.</text:p>
      <text:p text:style-name="P4">
This was announced today in Brussels during a discussion under the European Chief and Defense Summit and Defense Summit, the EU High Representative Josep Borrel, Ukrinform reports.</text:p>
      <text:p text:style-name="P4">
“We must act very carefully and diplomatically so as not to push Russia in the arms and ask China to take advantage of our influence to stop the war. Zedobre that President Xi called President Zelensky. When we will be consumed by our strategy(EU - ed.)As for China, we must be very disagreeable in order for China to act according to its own responsibility, the country is a permanent member of the UN Security Council, ”said Josep Borrel.</text:p>
      <text:p text:style-name="P4">
<text:span text:style-name="T4">
 Read also: </text:span>
 <text:a xlink:type="simple" xlink:href="https://www.ukrinform.ua/rubric-polytics/3707966-borrel-zaversenna-agresii-rf-e-odnim-z-klucovih-moih-zavdan-u-najblizci-18-misaciv.html" text:style-name="Internet_20_link" text:visited-style-name="Visited_20_Internet_20_Link">
<text:span text:style-name="T4">
 Borrel </text:span>
</text:a>
He noted that China has a great impact on Russia and can help to break aggression. At the same time, Beijing has already lost the opportunity to play the role of intermediary, since his "neutrality" in this war of Russia against Ukraine was rather pro -Russian. Meanwhile, according to the high representative of the EU, unlimited friendship between Russia and China has its limits.</text:p>
      <text:p text:style-name="P4">
“It is a kind of limited unlimited friendship. This couple is quite unbalanced: Russia has only 1 percent of world GDP - economically it can be compared, for example, with Italy or with Spain. China accounts for 20 percent of world GDP. Yes, China supports Russia, but it has not yet provided military assistance. We must be vigilant so as not to pushes Russia in China. But I don't think China feels very comfortable from what(in Russia)It happens, ”Borrel said.</text:p>
      <text:p text:style-name="P4">
<text:span text:style-name="T4">
 Read also: </text:span>
 <text:a xlink:type="simple" xlink:href="https://www.ukrinform.ua/rubric-ato/3707940-es-vid-lutogo-peredav-ukraini-ponad-tisacu-raket-borrel.html" text:style-name="Internet_20_link" text:visited-style-name="Visited_20_Internet_20_Link">
<text:span text:style-name="T4">
 Borrel </text:span>
</text:a>
According to him, China remains an important partner for the EU, which is a trade in goods and services about $ 2.7 billion. At the same time, China remains a competitor in the economy and a prohibition in values.As it was reported, on April 26, President of Ukraine Volodymyr Zelensky had a hours talking with the head of the PRC, the Chinese chairman.</text:p>
      <text:p text:style-name="P4">
Photo: picdrop.com</text:p>
      <text:p text:style-name="P4">
News Source: <text:a xlink:type="simple" xlink:href="https://www.ukrinform.ua/rubric-polytics/3707999-kitaj-vze-vtrativ-mozlivist-buti-poserednikom-u-rozvazanij-rosieu-vijni-borrel.html" text:style-name="Internet_20_link" text:visited-style-name="Visited_20_Internet_20_Link">
https://www.ukrinform.ua/rubric-polytics/3707999-kitaj-vze-vtrativ-mozlivist-buti-poserednikom-u-rozvazanij-rosieu-vijni-borrel.html</text:a>
</text:p>
      <!--NEWS-->
      <text:h text:style-name="P10" text:outline-level="1">
<text:span text:style-name="T4">
The New York Times called Putin "the most dangerous fool in the world"</text:span>
</text:h>
      <text:p text:style-name="P4">
Authors: Ukrinform (Person)</text:p>
      <text:p text:style-name="P4">
Publisher: Укринформ (Organization)</text:p>
      <text:p text:style-name="P4">
Published Time: 2023-05-11T21:42:00+03:00</text:p>
      <text:p text:style-name="P4">
Modified Time: 2023-05-11T21:42:00+03:00</text:p>
      <text:p text:style-name="P4">
Description: Only the President of Russia Putin knows the direction of the war against Ukraine, writes American journalist Thomas Friedman. - Ukrinform.</text:p>
      <text:p text:style-name="P4">
Images: ["<text:a xlink:type="simple" xlink:href="https://static.ukrinform.com/photos/2022_10/thumb_files/630_360_1666286812-185.jpg" text:style-name="Internet_20_link" text:visited-style-name="Visited_20_Internet_20_Link">
630_360_16662...</text:a>
"]</text:p>
      <text:p text:style-name="P4">
Tags: ['путін', 'Агресія РФ', 'Війна', 'The New York Times']</text:p>
      <text:p text:style-name="P4">
Type: Article</text:p>
      <!--METADATA-->
      <text:p text:style-name="P4">
<draw:frame draw:style-name="fr1" draw:name="Image235" text:anchor-type="as-char" svg:width="6.9236in" svg:height="3.95476in" draw:z-index="0">
<draw:image xlink:href="../Images/yкринформ/2023-05-11T21-42-00-03-00/630_360_1666286812-185.jpg" xlink:type="simple" xlink:show="embed" xlink:actuate="onLoad" draw:mime-type="image/jpeg"/>
</draw:frame>
Only the President of Russian Putin knows the direction of the war against Ukraine, writes American journalist Thomas Friedman.</text:p>
      <text:p text:style-name="P4">
His column under the heading "Vladimir Putin is the most dangerous fool of the Education" was published in the newspaper <text:a xlink:type="simple" xlink:href="https://www.nytimes.com/2023/05/09/opinion/putin-ukraine-war.html" text:style-name="Internet_20_link" text:visited-style-name="Visited_20_Internet_20_Link">
</text:a>
, reports Ukrinform.</text:p>
      <text:p text:style-name="P4">
“Since the beginning of this war, there was only one place where it is possible to understand her course of dissent - in the head of Vladimir Putin. Unfortunately, Putin does not issue a cart to his mash, ”Columnist said.</text:p>
      <text:p text:style-name="P4">
<text:span text:style-name="T4">
 Read also: </text:span>
 <text:span text:style-name="T4">
 <text:a xlink:type="simple" xlink:href="https://www.ukrinform.ua/rubric-ato/3707942-putin-ne-mae-sansu-na-peremogu-odnak-dosi-pragne-ukrainskoi-porazki.html" text:style-name="Internet_20_link" text:visited-style-name="Visited_20_Internet_20_Link">
</text:a>
</text:span>
</text:p>
      <text:p text:style-name="P4">
In his opinion, the Russian head began the war "almost without the participation of his capital or military command, and, of course, without mass calls from the side of the Russian people."</text:p>
      <text:p text:style-name="P4">
Putin has never had a plan B, as he thought he would capture Kyiv and continue to threaten all of Europe, Friedman says.</text:p>
      <text:p text:style-name="P4">
“<text:span text:style-name="T4">
 <text:a xlink:type="simple" xlink:href="https://www.ukrinform.ua/tag-putin" text:style-name="Internet_20_link" text:visited-style-name="Visited_20_Internet_20_Link">
</text:a>
</text:span>
 He put himself in a situation, he cannot win, cannot lose and cannot stop, - the journalist said. - He can no longer capture control of all of Ukraine. Alevodes cannot afford to be defeated after spending only Russian lives and money. Therefore, he cannot stop. "</text:p>
      <text:p text:style-name="P4">
<text:span text:style-name="T4">
 Read also: </text:span>
 <text:span text:style-name="T4">
 <text:a xlink:type="simple" xlink:href="https://www.ukrinform.ua/rubric-world/3707989-putin-kadirov-kamuflaz-konfliktu.html" text:style-name="Internet_20_link" text:visited-style-name="Visited_20_Internet_20_Link">
</text:a>
</text:span>
</text:p>
      <text:p text:style-name="P4">
So Putin resorted to the shelling of Ukrainian cities and civilian infrastructure - the war for exhaustion, hoping that "he will be able to somehow deduce sufficient from Ukrainians and deplete Western allies of Kiev so much that they will give him a large enough piece of Russian -speaking Eastern Ukraine. Victory. "</text:p>
      <text:p text:style-name="P4">
Putin B plan is to mask what plan A has failed, the NYT Columnist concludes.</text:p>
      <text:p text:style-name="P4">
"If this military operation had an honest name, it would be called the surgery of" preserved face, "he said.</text:p>
      <text:p text:style-name="P4">
<text:span text:style-name="T4">
 Read also: </text:span>
 <text:span text:style-name="T4">
 <text:a xlink:type="simple" xlink:href="https://www.ukrinform.ua/rubric-ato/3707389-putin-nakazav-prizvati-zapasnikiv-na-vijskovi-zbori.html" text:style-name="Internet_20_link" text:visited-style-name="Visited_20_Internet_20_Link">
</text:a>
 </text:span>
</text:p>
      <text:p text:style-name="P4">
The author notes that because of the fear of his own people, Putin "grabs for any reason to justify the war he began through his personal fantasy that Ukraine is not a real country, but only part of Russia."</text:p>
      <text:p text:style-name="P4">
In particular, he is scared that after the war he will be remembered by the number of victims of the Russian Federation.</text:p>
      <text:p text:style-name="P4">
<text:span text:style-name="T4">
 Read also: </text:span>
 <text:span text:style-name="T4">
 <text:a xlink:type="simple" xlink:href="https://www.ukrinform.ua/rubric-polytics/3707518-tramp-vidmovivsa-nazivati-putina-voennim-zlocincem.html" text:style-name="Internet_20_link" text:visited-style-name="Visited_20_Internet_20_Link">
</text:a>
</text:span>
</text:p>
      <text:p text:style-name="P4">
Putin also knows that the victorious leaders will not resign peacefully and will be more important to develop a plan B to justify horrible losses, adding a journalist.</text:p>
      <text:p text:style-name="P4">
News Source: <text:a xlink:type="simple" xlink:href="https://www.ukrinform.ua/rubric-world/3708005-the-new-york-times-nazvala-putina-najnebezpecnisim-durnem-u-sviti.html" text:style-name="Internet_20_link" text:visited-style-name="Visited_20_Internet_20_Link">
https://www.ukrinform.ua/rubric-world/3708005-the-new-york-times-nazvala-putina-najnebezpecnisim-durnem-u-sviti.html</text:a>
</text:p>
      <!--NEWS-->
      <text:h text:style-name="P10" text:outline-level="1">
<text:span text:style-name="T4">
There was a shooting at Mercedes in Germany, there are casualties - media</text:span>
</text:h>
      <text:p text:style-name="P4">
Authors: Ukrinform (Person)</text:p>
      <text:p text:style-name="P4">
Publisher: Укринформ (Organization)</text:p>
      <text:p text:style-name="P4">
Published Time: 2023-05-11T21:47:00+03:00</text:p>
      <text:p text:style-name="P4">
Modified Time: 2023-05-11T21:47:00+03:00</text:p>
      <text:p text:style-name="P4">
Description: In the southwest of Germany at the Mercedes Automobile Manufacturer, a man opened the shooting, causing two people to be killed. - Ukrinform.</text:p>
      <text:p text:style-name="P4">
Images: ["<text:a xlink:type="simple" xlink:href="https://static.ukrinform.com/photos/2023_05/thumb_files/630_360_1683830465-636.jpg" text:style-name="Internet_20_link" text:visited-style-name="Visited_20_Internet_20_Link">
630_360_16838...</text:a>
", "<text:a xlink:type="simple" xlink:href="https://static.ukrinform.com/photos/2023_05/1683830465-416.jpg" text:style-name="Internet_20_link" text:visited-style-name="Visited_20_Internet_20_Link">
1683830465-41...</text:a>
", "<text:a xlink:type="simple" xlink:href="https://static.ukrinform.com/photos/2023_05/1683830465-501.jpg" text:style-name="Internet_20_link" text:visited-style-name="Visited_20_Internet_20_Link">
1683830465-50...</text:a>
", "<text:a xlink:type="simple" xlink:href="https://static.ukrinform.com/photos/2023_05/1683830464-830.jpg" text:style-name="Internet_20_link" text:visited-style-name="Visited_20_Internet_20_Link">
1683830464-83...</text:a>
"]</text:p>
      <text:p text:style-name="P4">
Tags: ['Німеччина', 'Стрілянина', 'Mercedes']</text:p>
      <text:p text:style-name="P4">
Type: Article</text:p>
      <!--METADATA-->
      <text:p text:style-name="P4">
<draw:frame draw:style-name="fr1" draw:name="Image236" text:anchor-type="as-char" svg:width="6.9236in" svg:height="3.956343in" draw:z-index="0">
<draw:image xlink:href="../Images/yкринформ/2023-05-11T21-47-00-03-00/630_360_1683830465-636.jpg" xlink:type="simple" xlink:show="embed" xlink:actuate="onLoad" draw:mime-type="image/jpeg"/>
</draw:frame>
A man at the Mercedes Automobile Factory opened a man opened a man opened a man at the Mercedes Automobile Manufacturer.</text:p>
      <text:p text:style-name="P4">
As Ukrinform reports, it reports <text:a xlink:type="simple" xlink:href="https://apnews.com/article/germany-mercedes-benz-factory-shooting-5758c4d45cd96a0b6b4dd111eb954d9b" text:style-name="Internet_20_link" text:visited-style-name="Visited_20_Internet_20_Link">
</text:a>
With reference to the Germaninformation DPA.</text:p>
      <text:p text:style-name="P4">
The incident happened in the German city of Zindelfenhen, near the city of Stuttgart. Information of the spokesman of the Prosecutor's Office of Stutgart, a suspect, a 53-year-old man, was taken into custody.</text:p>
      <text:p text:style-name="P4">
<draw:frame draw:style-name="fr1" draw:name="Image237" text:anchor-type="as-char" svg:width="6.9236in" svg:height="4.618041in" draw:z-index="0">
<draw:image xlink:href="../Images/yкринформ/2023-05-11T21-47-00-03-00/1683830465-416.jpg" xlink:type="simple" xlink:show="embed" xlink:actuate="onLoad" draw:mime-type="image/jpeg"/>
</draw:frame>
Police received the first emergency call challenges around 07:45 on Thursday, police spokeswoman DPA said.</text:p>
      <text:p text:style-name="P4">
<text:span text:style-name="T4">
 Read also: </text:span>
 <text:a xlink:type="simple" xlink:href="https://www.ukrinform.ua/rubric-world/3707537-kilkist-zertv-strilanini-poblizu-sinagogi-u-tunisi-zrosla-do-sesti.html" text:style-name="Internet_20_link" text:visited-style-name="Visited_20_Internet_20_Link">
<text:span text:style-name="T4">
 shoot </text:span>
</text:a>
According to police, both victims were 44 years old. There were no details of the rally or the motives of the attacker were provided.</text:p>
      <text:p text:style-name="P4">
<draw:frame draw:style-name="fr1" draw:name="Image238" text:anchor-type="as-char" svg:width="6.9236in" svg:height="5.144235in" draw:z-index="0">
<draw:image xlink:href="../Images/yкринформ/2023-05-11T21-47-00-03-00/1683830465-501.jpg" xlink:type="simple" xlink:show="embed" xlink:actuate="onLoad" draw:mime-type="image/jpeg"/>
</draw:frame>
All participants of the incident worked on a logistics company Rhenus.</text:p>
      <text:p text:style-name="P4">
Mercedes-Benz said in a statement that two people had died at the Uzindelphini plant and that the company was "deeply shocked and upset by tragic".</text:p>
      <text:p text:style-name="P4">
<text:span text:style-name="T4">
 Read also: </text:span>
 <text:a xlink:type="simple" xlink:href="https://www.ukrinform.ua/rubric-world/3705903-unaslidok-strilanini-v-torgovelnomu-centri-tehasa-zaginuli-devatero-ludej.html" text:style-name="Internet_20_link" text:visited-style-name="Visited_20_Internet_20_Link">
<text:span text:style-name="T4">
 shoot </text:span>
</text:a>
At the branched factory of the German carmaker in Zindelfing, there are 35,000 employees who produce luxury sedans of e- and S-clushes, as a compartment of CLS and GLC, reports on Mercedes-Benz. There are also planning, purchases, development and design departments.</text:p>
      <text:p text:style-name="P4">
<draw:frame draw:style-name="fr1" draw:name="Image239" text:anchor-type="as-char" svg:width="6.9236in" svg:height="4.618041in" draw:z-index="0">
<draw:image xlink:href="../Images/yкринформ/2023-05-11T21-47-00-03-00/1683830464-830.jpg" xlink:type="simple" xlink:show="embed" xlink:actuate="onLoad" draw:mime-type="image/jpeg"/>
</draw:frame>
According to Ukrinform, several people were fired on Saturday at the Allen Trade Center, in Dallas suburbs, Texas.</text:p>
      <text:p text:style-name="P4">
Photo: Julian Rettig/DPA</text:p>
      <text:p text:style-name="P4">
News Source: <text:a xlink:type="simple" xlink:href="https://www.ukrinform.ua/rubric-world/3708003-na-zavodi-mercedes-u-nimeccini-stalasa-strilanina-e-zertvi-zmi.html" text:style-name="Internet_20_link" text:visited-style-name="Visited_20_Internet_20_Link">
https://www.ukrinform.ua/rubric-world/3708003-na-zavodi-mercedes-u-nimeccini-stalasa-strilanina-e-zertvi-zmi.html</text:a>
</text:p>
      <!--NEWS-->
      <text:h text:style-name="P10" text:outline-level="1">
<text:span text:style-name="T4">
During the day, the Russians made 17 shelling of border communities of Sumy region - Ova</text:span>
</text:h>
      <text:p text:style-name="P4">
Authors: Ukrinform (Person)</text:p>
      <text:p text:style-name="P4">
Publisher: Укринформ (Organization)</text:p>
      <text:p text:style-name="P4">
Published Time: 2023-05-11T21:53:00+03:00</text:p>
      <text:p text:style-name="P4">
Modified Time: 2023-05-11T21:53:00+03:00</text:p>
      <text:p text:style-name="P4">
Description: Russian troops on Thursday, May 11, carried out 17 shelling of border communities of Sumy region.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240" text:anchor-type="as-char" svg:width="6.9236in" svg:height="3.956343in" draw:z-index="0">
<draw:image xlink:href="../Images/yкринформ/2023-05-11T21-53-00-03-00/630_360_1674980674-403.jpeg" xlink:type="simple" xlink:show="embed" xlink:actuate="onLoad" draw:mime-type="image/jpeg"/>
</draw:frame>
Ruskivska on Thursday, May 11, 17 shells of border community region were fired.</text:p>
      <text:p text:style-name="P4">
According to Ukrinform, the Sumy Regional Military Administration reports in <text:a xlink:type="simple" xlink:href="https://t.me/Sumy_news_ODA/16116" text:style-name="Internet_20_link" text:visited-style-name="Visited_20_Internet_20_Link">
</text:a>
.</text:p>
      <text:p text:style-name="P4">
“During the day, the Russians made 17 border shelling. More than 80 works were recorded. The settlements of Znob -Novgorod, Esman, Yunak, Belopil, Mykolaiv, Velikopisarevsky communities have been shelling.</text:p>
      <text:p text:style-name="P4">
<text:span text:style-name="T4">
 Read also: </text:span>
 <text:span text:style-name="T4">
 <text:a xlink:type="simple" xlink:href="https://www.ukrinform.ua/rubric-ato/3707863-rosiani-vkotre-obstrilali-prikordonna-sumsini-ta-cernigivsini-14-vlucan.html" text:style-name="Internet_20_link" text:visited-style-name="Visited_20_Internet_20_Link">
</text:a>
</text:span>
</text:p>
      <text:p text:style-name="P4">
There was an artillery shelling in the Nikolaev rural community(3 explosions).</text:p>
      <text:p text:style-name="P4">
По Зноб-Новгородській громаді росіяни били з мінометів - 29 вибухів. Внаслідокобстрілу зруйновано міст на автошляху місцевого значення. Пошкоджено дваприватні житлові будинки. Також був артобстріл - 3 вибухи.</text:p>
      <text:p text:style-name="P4">
Крім того, по Білопільській громаді загарбники здійснили мінометний обстріл(20 explosions)and grenade launcher shelling - 2 explosions.</text:p>
      <text:p text:style-name="P4">
<text:span text:style-name="T4">
 Read also: </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The Russians also dropped one mine into the territory of the Essman community.</text:p>
      <text:p text:style-name="P4">
Artillery <text:span text:style-name="T4">
 [] has been recorded in the Greater Pisaar community [] <text:a xlink:type="simple" xlink:href="https://www.ukrinform.ua/tag-obstril" text:style-name="Internet_20_link" text:visited-style-name="Visited_20_Internet_20_Link">
</text:a>
 </text:span>
 (8 explosions)and shelling of mortar -6 explosions.</text:p>
      <text:p text:style-name="P4">
There was a firing with a RSSV on the young man's community(11 explosions).</text:p>
      <text:p text:style-name="P4">
<text:span text:style-name="T4">
Читайте також:</text:span>
 <text:span text:style-name="T4">
<text:a xlink:type="simple" xlink:href="https://www.ukrinform.ua/rubric-ato/3707864-rosiani-obstrilali-z-rszv-tornado-selise-na-harkivsini-e-poraneni.html" text:style-name="Internet_20_link" text:visited-style-name="Visited_20_Internet_20_Link">
 </text:a>
</text:span>
</text:p>
      <text:p text:style-name="P4">
As reported by Ukrinform, Russian invaders per day made shelling of nine units of Ukraine.</text:p>
      <text:p text:style-name="P4">
News Source: <text:a xlink:type="simple" xlink:href="https://www.ukrinform.ua/rubric-ato/3708007-vprodovz-dna-rosiani-zdijsnili-17-obstriliv-prikordonnih-gromad-sumsini-ova.html" text:style-name="Internet_20_link" text:visited-style-name="Visited_20_Internet_20_Link">
https://www.ukrinform.ua/rubric-ato/3708007-vprodovz-dna-rosiani-zdijsnili-17-obstriliv-prikordonnih-gromad-sumsini-ova.html</text:a>
</text:p>
      <!--NEWS-->
      <text:h text:style-name="P10" text:outline-level="1">
<text:span text:style-name="T4">
The US is in support of justice and responsibility for military crimes - State Department</text:span>
</text:h>
      <text:p text:style-name="P4">
Authors: Ukrinform (Person)</text:p>
      <text:p text:style-name="P4">
Publisher: Укринформ (Organization)</text:p>
      <text:p text:style-name="P4">
Published Time: 2023-05-11T21:57:00+03:00</text:p>
      <text:p text:style-name="P4">
Modified Time: 2023-05-11T21:57:00+03:00</text:p>
      <text:p text:style-name="P4">
Description: The United States continues to support the mechanisms that work to establish justice and hold responsibility for military crimes in Ukraine. - Ukrinform.</text:p>
      <text:p text:style-name="P4">
Images: ["<text:a xlink:type="simple" xlink:href="https://static.ukrinform.com/photos/2022_10/thumb_files/630_360_1666031974-150.jpg" text:style-name="Internet_20_link" text:visited-style-name="Visited_20_Internet_20_Link">
630_360_16660...</text:a>
"]</text:p>
      <text:p text:style-name="P4">
Tags: ['США', 'Держдеп', 'Вашингтон']</text:p>
      <text:p text:style-name="P4">
Type: Article</text:p>
      <!--METADATA-->
      <text:p text:style-name="P4">
<draw:frame draw:style-name="fr1" draw:name="Image241" text:anchor-type="as-char" svg:width="6.9236in" svg:height="3.956343in" draw:z-index="0">
<draw:image xlink:href="../Images/yкринформ/2023-05-11T21-57-00-03-00/630_360_1666031974-150.jpg" xlink:type="simple" xlink:show="embed" xlink:actuate="onLoad" draw:mime-type="image/jpeg"/>
</draw:frame>
The connection continues to support the mechanisms that work for the establishment of law enforcement and prosecution for military crimes in Ukraine.</text:p>
      <text:p text:style-name="P4">
This was stated on Thursday during a pressing in Washington by the Deputy District State Administration Vedant Patel, reports Ukrinform's own correspondent.</text:p>
      <text:p text:style-name="P4">
“The United States, of course, strongly support ways to establish justice for the international crimes committed in Ukraine. And we support the international investigations, as well as investigations of war crimes and cruelty in Ukraine, ”the US administration spokesman.</text:p>
      <text:p text:style-name="P4">
<text:span text:style-name="T4">
 Read also: </text:span>
 <text:a xlink:type="simple" xlink:href="https://www.ukrinform.ua/rubric-ato/3706519-derzdep-zreaguvav-na-ostanni-povitrani-ataki-rosian-na-ukrainski-mista.html" text:style-name="Internet_20_link" text:visited-style-name="Visited_20_Internet_20_Link">
</text:a>
He noted that this list includes, including the cases conducted by the ISS Prosecutor, as well as the Independent International Investigative Commission on Ukraine, created by the UN Human Rights Council. In addition, the United States support the AMCCE Action of the OSCE, initiated in March 2022 by post -scale -scale invasion of the Russian Federation into Ukraine.</text:p>
      <text:p text:style-name="P4">
“International courts, such as the ISS, can play an important role in the context of international efforts to ensure the responsibility for atrocities. And the US will take measures to allow organizations to collect, store, analyze and disseminate information from open sources and exhaust information, ”the State Department representative said.</text:p>
      <text:p text:style-name="P4">
<text:span text:style-name="T4">
 Read also: </text:span>
 <text:a xlink:type="simple" xlink:href="https://www.ukrinform.ua/rubric-ato/3705109-u-persi-dni-travna-rosia-sogodini-zavdavala-aviaudaru-po-ukraini-derzdep-ssa.html" text:style-name="Internet_20_link" text:visited-style-name="Visited_20_Internet_20_Link">
</text:a>
According to Ukrinform, the Ukrainian side initiated and achieved the creation of a special tribunal on the crime of aggression against Ukraine. On May 9, Zelensky conducted the summit of the main group working on it. Today, this group has 37 participants.</text:p>
      <text:p text:style-name="P4">
News Source: <text:a xlink:type="simple" xlink:href="https://www.ukrinform.ua/rubric-polytics/3708010-ssa-vistupaut-na-pidtrimku-pravosudda-ta-vidpovidalnosti-za-voenni-zlocini-derzdep.html" text:style-name="Internet_20_link" text:visited-style-name="Visited_20_Internet_20_Link">
https://www.ukrinform.ua/rubric-polytics/3708010-ssa-vistupaut-na-pidtrimku-pravosudda-ta-vidpovidalnosti-za-voenni-zlocini-derzdep.html</text:a>
</text:p>
      <!--NEWS-->
      <text:h text:style-name="P10" text:outline-level="1">
<text:span text:style-name="T4">
Liverpool started the Second Eurovision-2023 Sexpinal</text:span>
</text:h>
      <text:p text:style-name="P4">
Authors: Ukrinform (Person)</text:p>
      <text:p text:style-name="P4">
Publisher: Укринформ (Organization)</text:p>
      <text:p text:style-name="P4">
Published Time: 2023-05-11T22:00:00+03:00</text:p>
      <text:p text:style-name="P4">
Modified Time: 2023-05-11T22:00:00+03:00</text:p>
      <text:p text:style-name="P4">
Description: In the British Liverpool just launched the second semifinals of the 67th International Song Contest of Eurovision 2023.-Ukrinform.</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Європа', 'Культура', 'Музика', 'Україна']</text:p>
      <text:p text:style-name="P4">
Type: Article</text:p>
      <!--METADATA-->
      <text:p text:style-name="P4">
<draw:frame draw:style-name="fr1" draw:name="Image242" text:anchor-type="as-char" svg:width="6.9236in" svg:height="3.956343in" draw:z-index="0">
<draw:image xlink:href="../Images/yкринформ/2023-05-11T22-00-00-03-00/630_360_1683829607-260.jpg" xlink:type="simple" xlink:show="embed" xlink:actuate="onLoad" draw:mime-type="image/jpeg"/>
</draw:frame>
The Liverpool of the Liverpool has just started the second semifinals of the 67th International Warning Eurovision Competition 2023.</text:p>
      <text:p text:style-name="P4">
The show takes place on the stage of Liverpool Arena, where today 16 performers will compete in the final competition, Ukrinform reports with a link to <text:a xlink:type="simple" xlink:href="https://eurovisionworld.com/esc/tonight-eurovision-2023-semi-final-2" text:style-name="Internet_20_link" text:visited-style-name="Visited_20_Internet_20_Link">
</text:a>
Leaders of the show: Ukrainian singer and songwriter Yulia Sanina, British actress and singer Hanna Veddingm, British rapper and dancer Alosadixon.</text:p>
      <text:p text:style-name="P4">
<text:span text:style-name="T4">
 Read also: </text:span>
 <text:span text:style-name="T4">
 <text:a xlink:type="simple" xlink:href="https://www.ukrinform.ua/rubric-culture/3707749-evrobacenna-2023-u-mkip-nagadali-de-divitisa-drugij-pivfinal-ta-ak-progolosuvati-za-ucasnikiv.html" text:style-name="Internet_20_link" text:visited-style-name="Visited_20_Internet_20_Link">
</text:a>
</text:span>
</text:p>
      <text:p text:style-name="P4">
The order of speeches:</text:p>
      <ul>
        <li>
Denmark: Reilly - Breaking My Heart * Armenia: Brunette - Future Lover * Romania: Theodore Andrei - D.G.T.(Off and on)* Estonia: Alika - Bridges * Belgium: Gustaf - Because of You * Cyprus: Andrew Lambre - Break a Broken Heart * Iceland: Diljá - Power * Greece: Victor Vernikos -Carpe Diem * Georgia: IRO-Echo * San Marino: Piquued Jacks-Like Animal * Austria: Teay and Salina-Who The Hell Is Edgar? * Albania: Albina &amp; Familja Kelmendi - Duje * Lithuania: Monica Lykita - Stay * Australia: Voyager - Promise</li>
      </ul>
      <text:p text:style-name="P4">
Ukraine has the right to vote in the second semifinals.</text:p>
      <text:p text:style-name="P4">
As reported by Ukrinform, on May 9 the 67th song contest "<text:span text:style-name="T4">
 [] started(https://www.ukrinform.ua/tag-evrobacenna)</text:span>
 ”. Representatives of the following countries: Croatia, Moldova, Switzerland, Finland, Czech Republic, Israel, Portugal, Sweden, Serbia and Norway were competitive.</text:p>
      <text:p text:style-name="P4">
According to the rules, the semifinals do not participate in the winner of the last year, which is called the "Great Five"-the founders of the competition. That is why every year the drawing is determined by the help of which three countries will vote in a remedy semi -finals, and from which three other countries - in the second semifinals. Ukraine is able to vote in the second semifinals, May 11.</text:p>
      <text:p text:style-name="P4">
News Source: <text:a xlink:type="simple" xlink:href="https://www.ukrinform.ua/rubric-culture/3707994-u-liverpuli-startuvav-drugij-pivfinal-evrobacenna2023.html" text:style-name="Internet_20_link" text:visited-style-name="Visited_20_Internet_20_Link">
https://www.ukrinform.ua/rubric-culture/3707994-u-liverpuli-startuvav-drugij-pivfinal-evrobacenna2023.html</text:a>
</text:p>
      <!--NEWS-->
      <text:h text:style-name="P10" text:outline-level="1">
<text:span text:style-name="T4">
Liverpool started the Second Eurovision-2023 Sexpinal</text:span>
</text:h>
      <text:p text:style-name="P4">
Authors: Ukrinform (Person)</text:p>
      <text:p text:style-name="P4">
Publisher: Укринформ (Organization)</text:p>
      <text:p text:style-name="P4">
Published Time: 2023-05-11T22:00:00+03:00</text:p>
      <text:p text:style-name="P4">
Modified Time: 2023-05-11T22:00:00+03:00</text:p>
      <text:p text:style-name="P4">
Description: In the British Liverpool just launched the second semifinals of the 67th International Song Contest of Eurovision 2023.-Ukrinform.</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Європа', 'Культура', 'Музика', 'Україна']</text:p>
      <text:p text:style-name="P4">
Type: Article</text:p>
      <!--METADATA-->
      <text:p text:style-name="P4">
<draw:frame draw:style-name="fr1" draw:name="Image243" text:anchor-type="as-char" svg:width="6.9236in" svg:height="3.956343in" draw:z-index="0">
<draw:image xlink:href="../Images/yкринформ/2023-05-11T22-00-00-03-00/630_360_1683829607-260.jpg" xlink:type="simple" xlink:show="embed" xlink:actuate="onLoad" draw:mime-type="image/jpeg"/>
</draw:frame>
The Liverpool of the Liverpool has just started the second semifinals of the 67th International Warning Eurovision Competition 2023.</text:p>
      <text:p text:style-name="P4">
The show takes place on the stage of Liverpool Arena, where today 16 performers will compete in the final competition, Ukrinform reports with a link to <text:a xlink:type="simple" xlink:href="https://eurovisionworld.com/esc/tonight-eurovision-2023-semi-final-2" text:style-name="Internet_20_link" text:visited-style-name="Visited_20_Internet_20_Link">
</text:a>
Leaders of the show: Ukrainian singer and songwriter Yulia Sanina, British actress and singer Hanna Veddingm, British rapper and dancer Alosadixon.</text:p>
      <text:p text:style-name="P4">
<text:span text:style-name="T4">
 Read also: </text:span>
 <text:span text:style-name="T4">
 <text:a xlink:type="simple" xlink:href="https://www.ukrinform.ua/rubric-culture/3707749-evrobacenna-2023-u-mkip-nagadali-de-divitisa-drugij-pivfinal-ta-ak-progolosuvati-za-ucasnikiv.html" text:style-name="Internet_20_link" text:visited-style-name="Visited_20_Internet_20_Link">
</text:a>
</text:span>
</text:p>
      <text:p text:style-name="P4">
The order of speeches:</text:p>
      <ul>
        <li>
Denmark: Reilly - Breaking My Heart * Armenia: Brunette - Future Lover * Romania: Theodore Andrei - D.G.T.(Off and on)* Estonia: Alika - Bridges * Belgium: Gustaf - Because of You * Cyprus: Andrew Lambre - Break a Broken Heart * Iceland: Diljá - Power * Greece: Victor Vernikos -Carpe Diem * Georgia: IRO-Echo * San Marino: Piquued Jacks-Like Animal * Austria: Teay and Salina-Who The Hell Is Edgar? * Albania: Albina &amp; Familja Kelmendi - Duje * Lithuania: Monica Lykita - Stay * Australia: Voyager - Promise</li>
      </ul>
      <text:p text:style-name="P4">
Ukraine has the right to vote in the second semifinals.</text:p>
      <text:p text:style-name="P4">
As reported by Ukrinform, on May 9 the 67th song contest "<text:span text:style-name="T4">
 [] started(https://www.ukrinform.ua/tag-evrobacenna)</text:span>
 ”. Representatives of the following countries: Croatia, Moldova, Switzerland, Finland, Czech Republic, Israel, Portugal, Sweden, Serbia and Norway were competitive.</text:p>
      <text:p text:style-name="P4">
According to the rules, the semifinals do not participate in the winner of the last year, which is called the "Great Five"-the founders of the competition. That is why every year the drawing is determined by the help of which three countries will vote in a remedy semi -finals, and from which three other countries - in the second semifinals. Ukraine is able to vote in the second semifinals, May 11.</text:p>
      <text:p text:style-name="P4">
News Source: <text:a xlink:type="simple" xlink:href="https://www.ukrinform.ua/rubric-culture/3707994-u-liverpuli-startuvav-drugij-pivfinal-evrobacenna2023.html" text:style-name="Internet_20_link" text:visited-style-name="Visited_20_Internet_20_Link">
https://www.ukrinform.ua/rubric-culture/3707994-u-liverpuli-startuvav-drugij-pivfinal-evrobacenna2023.html</text:a>
</text:p>
      <!--NEWS-->
      <text:h text:style-name="P10" text:outline-level="1">
<text:span text:style-name="T4">
Five EU countries have re -appealed to the European Commission in Ukrainian Agro -Production</text:span>
</text:h>
      <text:p text:style-name="P4">
Authors: Ukrinform (Person)</text:p>
      <text:p text:style-name="P4">
Publisher: Укринформ (Organization)</text:p>
      <text:p text:style-name="P4">
Published Time: 2023-05-11T22:09:00+03:00</text:p>
      <text:p text:style-name="P4">
Modified Time: 2023-05-11T22:09:00+03:00</text:p>
      <text:p text:style-name="P4">
Description: Five EU countries - Poland, Slovakia, Hungary, Romania, Bulgaria - have appealed to the European Commission on Thursday to offer appropriate protection mechanisms for the agrarians of these countries from the increased influx of Ukrainian agro -products. - Ukrinform.</text:p>
      <text:p text:style-name="P4">
Images: ["<text:a xlink:type="simple" xlink:href="https://static.ukrinform.com/photos/2023_05/thumb_files/630_360_1683202063-248.jpg" text:style-name="Internet_20_link" text:visited-style-name="Visited_20_Internet_20_Link">
630_360_16832...</text:a>
"]</text:p>
      <text:p text:style-name="P4">
Tags: ['Болгарія', 'Економіка', 'Євросоюз', 'Імпорт', 'Польща', 'Румунія', 'Угорщина', 'Україна', 'Словаччина', 'Агропродукція']</text:p>
      <text:p text:style-name="P4">
Type: Article</text:p>
      <!--METADATA-->
      <text:p text:style-name="P4">
<draw:frame draw:style-name="fr1" draw:name="Image244" text:anchor-type="as-char" svg:width="6.9236in" svg:height="3.956343in" draw:z-index="0">
<draw:image xlink:href="../Images/yкринформ/2023-05-11T22-09-00-03-00/630_360_1683202063-248.jpg" xlink:type="simple" xlink:show="embed" xlink:actuate="onLoad" draw:mime-type="image/jpeg"/>
</draw:frame>
Five EU - Poland, Slovakia, Hungary, Romania, Bulgaria - on Thursday, they appealed to the European Commission with a call to offer appropriate mechanism for the agrarians of these countries from the increased influx of Ukrainian agro -products.</text:p>
      <text:p text:style-name="P4">
This is stated in <text:a xlink:type="simple" xlink:href="https://www.gov.pl/web/rolnictwo/ministrowie-ds-rolnictwa-panstw-przyfrontowych-po-raz-kolejny-apeluja-do-komisji-europejskiej" text:style-name="Internet_20_link" text:visited-style-name="Visited_20_Internet_20_Link">
</text:a>
Ministry of Agriculture and Development of the village of RP, reports Ukrinform.</text:p>
      <text:p text:style-name="P4">
As it is noted, on Thursday, at the initiative of Poland, the relevant joint agricultural leafer agriculture of the EU countries was sent to the Vice -Code of Code, the European Commissioner for Trade in Valdis Dombrovskis Tai -Ukrainian Commissioner for Agriculture Janusz Voitsekhovsky.</text:p>
      <text:p text:style-name="P4">
The letter concerns exceptional and temporary preventive measures for the imported quantity of goods from Ukraine.</text:p>
      <text:p text:style-name="P4">
<text:span text:style-name="T4">
 Read also: </text:span>
 <text:span text:style-name="T4">
 <text:a xlink:type="simple" xlink:href="https://www.ukrinform.ua/rubric-economy/3697411-u-varsavi-sukaut-risenna-dla-vidnovlenna-tranzitu-ukrainskoi-agroprodukcii-do-evropi.html" text:style-name="Internet_20_link" text:visited-style-name="Visited_20_Internet_20_Link">
</text:a>
</text:span>
</text:p>
      <text:p text:style-name="P4">
It emphasizes that the decision of the European Commission of May 2 on prohibition(by June 5, with the possibility of continuing)In the domestic market of these five EUs of wheat, corn, rapeseed and sunflower from Ukraine may be "ineffective and insufficient". The ministers have noted that the introduced pastons for imports do not apply to products from Ukraine, which until May 2, the acting prohibitions of these EU countries.</text:p>
      <text:p text:style-name="P4">
Therefore, in order to resolve the situation, these countries offer the appropriate, in their opinion, mechanisms. In particular, they proposed to confirm the continuation of the European Commission Decision of May 2 on the ban on imports up to five country of wheat, corn, rapeseed and sunflower from Ukraine. They also propose to implement constant monitoring of imports of other sensitive <text:span text:style-name="T4">
 <text:a xlink:type="simple" xlink:href="https://www.ukrinform.ua/tag-agroprodukcia" text:style-name="Internet_20_link" text:visited-style-name="Visited_20_Internet_20_Link">
</text:a>
</text:span>
 From Ukraine and, withdrawal, to provide for prompt implementation of preventive measures. In addition, it is proposed to adapt the level of support of agrarians to actual losses, to assume additional funds for assistance to farmers, since the budget of joint agrarian policy and national budgets is insufficient.</text:p>
      <text:p text:style-name="P4">
<text:span text:style-name="T4">
 Read also: </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Meanwhile, the territory of Poland continues to carry the transit transportation of Ukrainian grain to European ports for further export to the third countries.</text:p>
      <text:p text:style-name="P4">
<text:span text:style-name="T4">
 Read also: </text:span>
 <text:span text:style-name="T4">
 <text:a xlink:type="simple" xlink:href="https://www.ukrinform.ua/rubric-economy/3707374-ukraina-cogoric-eksportuvala-do-es-blizko-miljona-tonn-soi.html" text:style-name="Internet_20_link" text:visited-style-name="Visited_20_Internet_20_Link">
</text:a>
</text:span>
</text:p>
      <text:p text:style-name="P4">
As it was reported, during a press conference on May 9, with the President of the European Commission, von Der Lyen Zelensky emphasized that any restrictions on Ukrainian exports are now completely unacceptable because they do not strengthen Ukraine Yusikh in Europe, but strengthen the capabilities of the aggressor.</text:p>
      <text:p text:style-name="P4">
News Source: <text:a xlink:type="simple" xlink:href="https://www.ukrinform.ua/rubric-economy/3708011-pat-krain-es-znovu-zvernulisa-do-evrokomisii-u-spravi-ukrainskoi-agroprodukcii.html" text:style-name="Internet_20_link" text:visited-style-name="Visited_20_Internet_20_Link">
https://www.ukrinform.ua/rubric-economy/3708011-pat-krain-es-znovu-zvernulisa-do-evrokomisii-u-spravi-ukrainskoi-agroprodukcii.html</text:a>
</text:p>
      <!--NEWS-->
      <text:h text:style-name="P10" text:outline-level="1">
<text:span text:style-name="T4">
Norway has adopted the presidency in the Russian Federation in the Arctic Council</text:span>
</text:h>
      <text:p text:style-name="P4">
Authors: Ukrinform (Person)</text:p>
      <text:p text:style-name="P4">
Publisher: Укринформ (Organization)</text:p>
      <text:p text:style-name="P4">
Published Time: 2023-05-11T22:17:00+03:00</text:p>
      <text:p text:style-name="P4">
Modified Time: 2023-05-11T22:17:00+03:00</text:p>
      <text:p text:style-name="P4">
Description: At the 13th meeting of the Arctic Council, which took place in Russian Salehard on Thursday in online mode, Norway adopted a rotary chairman in the Arctic Council from the Russian Federation. - Ukrinform.</text:p>
      <text:p text:style-name="P4">
Images: ["<text:a xlink:type="simple" xlink:href="https://static.ukrinform.com/photos/2023_01/thumb_files/630_360_1675168275-915.jpg" text:style-name="Internet_20_link" text:visited-style-name="Visited_20_Internet_20_Link">
630_360_16751...</text:a>
"]</text:p>
      <text:p text:style-name="P4">
Tags: ['Норвегія', 'росія', 'Арктична рада']</text:p>
      <text:p text:style-name="P4">
Type: Article</text:p>
      <!--METADATA-->
      <text:p text:style-name="P4">
<draw:frame draw:style-name="fr1" draw:name="Image245" text:anchor-type="as-char" svg:width="6.9236in" svg:height="3.956343in" draw:z-index="0">
<draw:image xlink:href="../Images/yкринформ/2023-05-11T22-17-00-03-00/630_360_1675168275-915.jpg" xlink:type="simple" xlink:show="embed" xlink:actuate="onLoad" draw:mime-type="image/jpeg"/>
</draw:frame>
At the 13th Musiness of the Arctic Council, which took place in Russian Salehard on Thursday Vnind-mode, Norway adopted a rotary chairman in the Arctic Council of the PHRF.</text:p>
      <text:p text:style-name="P4">
As Ukrinform reports, it reports <text:a xlink:type="simple" xlink:href="https://apnews.com/article/norway-russia-arctic-council-ukraine-84c595b4a0afef03ab2d053bf8b659b6" text:style-name="Internet_20_link" text:visited-style-name="Visited_20_Internet_20_Link">
</text:a>
In March 2022, seven Member States of the Arctic Council suspended their participation with a goal body in response to Russia's invasion in Ukraine in February.</text:p>
      <text:p text:style-name="P4">
Countries, including Canada, Denmark, Finland, Iceland, Norway Sweden and the United States, have stated that they would not send their representatives to the Council meeting to Russia.</text:p>
      <text:p text:style-name="P4">
<text:span text:style-name="T4">
 Read also: </text:span>
 <text:span text:style-name="T4">
 <text:a xlink:type="simple" xlink:href="https://www.ukrinform.ua/rubric-world/3502629-kraini-arkticnoi-radi-vidnovluut-robotu-bez-rosii.html" text:style-name="Internet_20_link" text:visited-style-name="Visited_20_Internet_20_Link">
</text:a>
</text:span>
</text:p>
      <text:p text:style-name="P4">
Research with the participation of Russia, ranging from climatic work and ending with the mapping of polar bears, has been suspended, and scientists have lost access to good objects in the Russian Arctic.</text:p>
      <text:p text:style-name="P4">
“It is a huge challenge for Norway. They should isolate Russia and simultaneously make sure that they do not provoke Russia to dissolve the Council, ”said Rusmus Gsveso Berstelsen of the Arctic University of Norway.</text:p>
      <text:p text:style-name="P4">
<text:span text:style-name="T4">
 Read also: </text:span>
 <text:span text:style-name="T4">
 <text:a xlink:type="simple" xlink:href="https://www.ukrinform.ua/rubric-world/3662429-nacgvardia-ssa-trenuetsa-vesti-boi-z-rosieu-ta-kitaem-v-arkticnih-umovah.html" text:style-name="Internet_20_link" text:visited-style-name="Visited_20_Internet_20_Link">
</text:a>
</text:span>
</text:p>
      <text:p text:style-name="P4">
Several countries, including France, Germany, China, Japan, India and Korea, are involved in the Arctic Council's meetings as observers, and it is that international policy is another challenge for the presidency of Norway, B Thietelsen said.</text:p>
      <text:p text:style-name="P4">
During the two -year presidency of Russia <text:span text:style-name="T4">
 <text:a xlink:type="simple" xlink:href="https://www.ukrinform.ua/tag-arkticna-rada" text:style-name="Internet_20_link" text:visited-style-name="Visited_20_Internet_20_Link">
</text:a>
</text:span>
 Faced with the greatest threat to its existence since 1996. On March 3, last year, all founding countries, except for, left the work of the Council in response to the "flashy violations of the country's principles of conscience and territorial integrity based on international law".</text:p>
      <text:p text:style-name="P4">
As reported by Ukrinform, the chairmanship of the UN Security Council from May 1 moved to Switzerland.</text:p>
      <text:p text:style-name="P4">
News Source: <text:a xlink:type="simple" xlink:href="https://www.ukrinform.ua/rubric-world/3708012-norvegia-perejnala-u-rf-golovuvanna-v-arkticnij-radi.html" text:style-name="Internet_20_link" text:visited-style-name="Visited_20_Internet_20_Link">
https://www.ukrinform.ua/rubric-world/3708012-norvegia-perejnala-u-rf-golovuvanna-v-arkticnij-radi.html</text:a>
</text:p>
      <!--NEWS-->
      <text:h text:style-name="P10" text:outline-level="1">
<text:span text:style-name="T4">
In the evening, the enemy fired at Sumy and Chernihiv border four times four times</text:span>
</text:h>
      <text:p text:style-name="P4">
Authors: Ukrinform (Person)</text:p>
      <text:p text:style-name="P4">
Publisher: Укринформ (Organization)</text:p>
      <text:p text:style-name="P4">
Published Time: 2023-05-11T22:29:00+03:00</text:p>
      <text:p text:style-name="P4">
Modified Time: 2023-05-11T22:29:00+03:00</text:p>
      <text:p text:style-name="P4">
Description: In the evening of Thursday, the enemy fired at the border of Sumy and Chernihiv four times. - Ukrinform.</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Чернігівщина', 'Війна з росією']</text:p>
      <text:p text:style-name="P4">
Type: Article</text:p>
      <!--METADATA-->
      <text:p text:style-name="P4">
<draw:frame draw:style-name="fr1" draw:name="Image246" text:anchor-type="as-char" svg:width="6.9236in" svg:height="3.956343in" draw:z-index="0">
<draw:image xlink:href="../Images/yкринформ/2023-05-11T22-29-00-03-00/630_360_1675418382-232.jpg" xlink:type="simple" xlink:show="embed" xlink:actuate="onLoad" draw:mime-type="image/jpeg"/>
</draw:frame>
The enemy fired at the border of Sumy and Chernihiv in the evening.</text:p>
      <text:p text:style-name="P4">
About it reports <text:a xlink:type="simple" xlink:href="https://t.me/ok_pivnich1/2541" text:style-name="Internet_20_link" text:visited-style-name="Visited_20_Internet_20_Link">
</text:a>
, reports Ukrinform.</text:p>
      <text:p text:style-name="P4">
"As of 9:00 pm on May 11, Russian troops fired 4 times the border and Sumy regions," the message reads.</text:p>
      <text:p text:style-name="P4">
<text:span text:style-name="T4">
 Read also: </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Thus, from 17:15 to 17:20 there were two trips, probably from a mortar 120 mm, in the region. Leonivka. There was no information about the losses among the local population or damage to civilian infrastructure.</text:p>
      <text:p text:style-name="P4">
From 17:20 to 5:25, three parishes were recorded, probably from the artillery, Uda NP. Red. Information is specified about the losses of the local population and damage to civilian infrastructure.</text:p>
      <text:p text:style-name="P4">
From 18:15 to 18:50 16 parishes were recorded, probably with a mortar 120 mm, Uda NP. Znob-Novgorod. Information is specified about the loss of civil infrastructure among the local population.</text:p>
      <text:p text:style-name="P4">
<text:span text:style-name="T4">
 Read also: </text:span>
 <text:span text:style-name="T4">
 <text:a xlink:type="simple" xlink:href="https://www.ukrinform.ua/rubric-ato/3708007-vprodovz-dna-rosiani-zdijsnili-17-obstriliv-prikordonnih-gromad-sumsini-ova.html" text:style-name="Internet_20_link" text:visited-style-name="Visited_20_Internet_20_Link">
</text:a>
</text:span>
</text:p>
      <text:p text:style-name="P4">
From 19:00 to 8:00 pm 15 came, probably from the artillery, Uda NP. Ant. Information is specified about the losses of the local population and damage to civilian infrastructure.</text:p>
      <text:p text:style-name="P4">
As it was reported, Russian troops on Thursday, May 11, carried out 17 laps of border communities of Sumy region.</text:p>
      <text:p text:style-name="P4">
_ Photo illustrative_</text:p>
      <text:p text:style-name="P4">
News Source: <text:a xlink:type="simple" xlink:href="https://www.ukrinform.ua/rubric-ato/3708009-nadvecir-vorog-cotiri-razi-obstrilav-prikordonna-sumsini-ta-cernigivsini.html" text:style-name="Internet_20_link" text:visited-style-name="Visited_20_Internet_20_Link">
https://www.ukrinform.ua/rubric-ato/3708009-nadvecir-vorog-cotiri-razi-obstrilav-prikordonna-sumsini-ta-cernigivsini.html</text:a>
</text:p>
      <!--NEWS-->
      <text:h text:style-name="P10" text:outline-level="1">
<text:span text:style-name="T4">
Kalinina will play with Australian Open champion at WTA tournament in Rome</text:span>
</text:h>
      <text:p text:style-name="P4">
Authors: Ukrinform (Person)</text:p>
      <text:p text:style-name="P4">
Publisher: Укринформ (Organization)</text:p>
      <text:p text:style-name="P4">
Published Time: 2023-05-11T22:35:00+03:00</text:p>
      <text:p text:style-name="P4">
Modified Time: 2023-05-11T22:35:00+03:00</text:p>
      <text:p text:style-name="P4">
Description: American Sofia Kenin will become the rival of the second "racquet" of Ukraine Angelina Kalinina in the third circle of prestigious soil tournament of the women's tennis association (WTA) - Internazionali BNL D'Atalia - in Rome (Italy) with a prize fund of $ 3.5 million.</text:p>
      <text:p text:style-name="P4">
Images: ["<text:a xlink:type="simple" xlink:href="https://static.ukrinform.com/photos/2023_05/thumb_files/630_360_1683833601-320.jpg" text:style-name="Internet_20_link" text:visited-style-name="Visited_20_Internet_20_Link">
630_360_16838...</text:a>
"]</text:p>
      <text:p text:style-name="P4">
Tags: ['Теніс', 'Ангеліна Калініна']</text:p>
      <text:p text:style-name="P4">
Type: Article</text:p>
      <!--METADATA-->
      <text:p text:style-name="P4">
<draw:frame draw:style-name="fr1" draw:name="Image247" text:anchor-type="as-char" svg:width="6.9236in" svg:height="3.956343in" draw:z-index="0">
<draw:image xlink:href="../Images/yкринформ/2023-05-11T22-35-00-03-00/630_360_1683833601-320.jpg" xlink:type="simple" xlink:show="embed" xlink:actuate="onLoad" draw:mime-type="image/jpeg"/>
</draw:frame>
Amongonda Kenin will become a rival(WTA)- International BNL of Italy - у(Italy)With a prize fund $ 3.5 million.</text:p>
      <text:p text:style-name="P4">
In the second round of Kenin competition(№134 WTA)Won the sown under the 2nd number of Arina Sobolenko - 7: 6(7:4), 6: 2, reports Ukrinform.</text:p>
      <text:p text:style-name="P4">
As it was reported, Kalinina, in turn, confidently beat Russian Annublinka(6:2, 6:2).</text:p>
      <text:p text:style-name="P4">
<text:span text:style-name="T4">
Читайте також:</text:span>
 <text:a xlink:type="simple" xlink:href="https://www.ukrinform.ua/rubric-sports/3707892-kalinina-zdobula-peremogu-u-drugomu-koli-turniru-u-rimi.html" text:style-name="Internet_20_link" text:visited-style-name="Visited_20_Internet_20_Link">
 </text:a>
The tournament in the Italian capital will last until May 21.</text:p>
      <text:p text:style-name="P4">
It should be noted that Kenin won the Australian Open in 2020 and became the finalist Rolan Garros.</text:p>
      <text:p text:style-name="P4">
In the photo: Angelina Kalinina(Getty Images).</text:p>
      <text:p text:style-name="P4">
News Source: <text:a xlink:type="simple" xlink:href="https://www.ukrinform.ua/rubric-sports/3708015-kalinina-zigrae-z-cempionkou-australian-open-na-turniri-wta-v-rimi.html" text:style-name="Internet_20_link" text:visited-style-name="Visited_20_Internet_20_Link">
https://www.ukrinform.ua/rubric-sports/3708015-kalinina-zigrae-z-cempionkou-australian-open-na-turniri-wta-v-rimi.html</text:a>
</text:p>
      <!--NEWS-->
      <text:h text:style-name="P10" text:outline-level="1">
<text:span text:style-name="T4">
The President has approved a comprehensive strategic plan for reforming the law enforcement system</text:span>
</text:h>
      <text:p text:style-name="P4">
Authors: Ukrinform (Person)</text:p>
      <text:p text:style-name="P4">
Publisher: Укринформ (Organization)</text:p>
      <text:p text:style-name="P4">
Published Time: 2023-05-11T22:46:00+03:00</text:p>
      <text:p text:style-name="P4">
Modified Time: 2023-05-11T22:46:00+03:00</text:p>
      <text:p text:style-name="P4">
Description: President Volodymyr Zelensky has approved a comprehensive strategic plan for reforming all law enforcement agencies and the Prosecutor's Office of Ukraine-a detailed document, which was calculated in 2027. - Ukrinform.</text:p>
      <text:p text:style-name="P4">
Images: ["<text:a xlink:type="simple" xlink:href="https://static.ukrinform.com/photos/2023_05/thumb_files/630_360_1683114944-177.jpeg" text:style-name="Internet_20_link" text:visited-style-name="Visited_20_Internet_20_Link">
630_360_16831...</text:a>
"]</text:p>
      <text:p text:style-name="P4">
Tags: ['Поліція', 'Прокуратура', 'Реформа', 'Звернення', 'Зеленський', 'Війна з росією']</text:p>
      <text:p text:style-name="P4">
Type: Article</text:p>
      <!--METADATA-->
      <text:p text:style-name="P4">
<draw:frame draw:style-name="fr1" draw:name="Image248" text:anchor-type="as-char" svg:width="6.9236in" svg:height="3.956343in" draw:z-index="0">
<draw:image xlink:href="../Images/yкринформ/2023-05-11T22-46-00-03-00/630_360_1683114944-177.jpeg" xlink:type="simple" xlink:show="embed" xlink:actuate="onLoad" draw:mime-type="image/jpeg"/>
</draw:frame>
The Presidential Lordir Zelensky has approved a comprehensive strategic plan for reforming all law enforcement agencies and the Prosecutor's Office of Ukraine-a detailed document that was issued in 2027.</text:p>
      <text:p text:style-name="P4">
The head of state said this during <text:a xlink:type="simple" xlink:href="https://www.youtube.com/watch" text:style-name="Internet_20_link" text:visited-style-name="Visited_20_Internet_20_Link">
</text:a>
At the end of the 442th day of the war, Ukrinform reports.</text:p>
      <text:p text:style-name="P4">
<text:span text:style-name="T5">
Viso: <text:a xlink:type="simple" xlink:href="https://t.me/OP_UA/9472" text:style-name="Internet_20_link" text:visited-style-name="Visited_20_Internet_20_Link">
</text:a>
</text:span>
</text:p>
      <text:p text:style-name="P4">
<text:span text:style-name="T4">
 _ I wish health, dear Ukrainians!_ </text:span>
</text:p>
      <text:p text:style-name="P4">
Today, I have an honorable and very pleasant task for this appeal - to thank our soldiers and units, who especially distinguished the states of the state from the beginning of this week.</text:p>
      <text:p text:style-name="P4">
Khortytsya was a 3rd and 5th separate assault brigades and the 28th separately managed brigade named after the knights of the winter hike ... I thank all of you guys-every soldier thank you, the sergeant and the officer for the extremely successful actions of the destruction of the occupiers. Very good result!</text:p>
      <text:p text:style-name="P4">
The Tavriya-the soldiers of the 44th Separate Artillery Brigade named after Hetmanadanil of the Apostle, the 55th Separate Artillery Brigade "Zaporizhzhya Sich", Our Slavic "Penyatyatyatya"-the 59th Separate Brigade of the Brigade named after Yakovag. All of you for the strength of the dispositions, for the power in the battles, for the inspiration for the victory that you give all Ukraine to the courage and courage.</text:p>
      <text:p text:style-name="P4">
Odessa dared-thank the soldiers of the 406th Separate Artillery Brigade of the names of the names-Hallzhi Alexei Diamozov for their wonderful results in the destruction of the enemy's location!</text:p>
      <text:p text:style-name="P4">
Today I will also note the artillery calculations of the 63rd mechanized university-the boys are able to "minus" hostile equipment on the battlefield. Every virtue blow, our heroes, is the lives of Ukrainians. Thank you!</text:p>
      <text:p text:style-name="P4">
There are something to note this week and the units of our National Guard. In particular, the warriors of the 1st and 14th brigades of the National Guard, the anchor with all the Defense and Security of Ukraine defend our state in Nadonnets, in Luhansk region. Thank you, the National Guards, and for your stability, and the fulfillment of your intelligence, artillery to move the former "Second Army" below and below in the list of military forces.</text:p>
      <text:p text:style-name="P4">
He also signed a new decree on the celebration of our warriors by state.Each of all of these names, each of all these units is an honor, a cure of Ukraine, it is the heroism of our people. The heroism that makes Ukraine free forever. With now, liberating our land now, giving Ukraine the winners now, everyone and anyone who fights for the sake of Ukraine gives freedom and all generations of our people.</text:p>
      <text:p text:style-name="P4">
Never on our earth will not be dominated by other people's flags and never our people will be devoted to enslavement. The resistance in battles now, the power in our active actions, the courage and the accuracy of our soldiers daily and every night - Ukraine's canezoundness, which will always be. Which we intensify and will strengthen.</text:p>
      <text:p text:style-name="P4">
Today, as always, was in contact with commander and intelligence.</text:p>
      <text:p text:style-name="P4">
He made several meetings on our international efforts. I will soon be able to declare very important news for our defense, for our relationships with partners.</text:p>
      <text:p text:style-name="P4">
He met with the special advisor of Brazil President on international issues. The opportunity to hold a summit in Ukraine - Latin America. Even once emphasized his invitation for Brazil President to visit our Ukraine and see the heroism Our cities of the icing, which are now blown by Russian terrorists.</text:p>
      <text:p text:style-name="P4">
Our formula of peace, which Ukraine suggested to the world last year, has now become only more relevant. It is the only complex and only realistic plan to return not only to our people, but also to all the peoples of the planet who seek life of units.</text:p>
      <text:p text:style-name="P4">
And one more.</text:p>
      <text:p text:style-name="P4">
Today, he approved a comprehensive strategic plan for reforming our system of law - all law enforcement agencies and prosecutors. This is a detailed document, which is designed for a while by the age of 27.</text:p>
      <text:p text:style-name="P4">
To put it simply, we have to provide such a system of guaranteeing and law and order for our country, which will also fit our rapid accession of Ukraine in the EU - add our willingness to implement the Tsumet, and, most important Now with the protection of our country.Ukraine should become and has already become the site of Europe and the entire free world. We have to provide the maximum of security, maximum freedom, maximum respect for the law, and a person in Ukraine.</text:p>
      <text:p text:style-name="P4">
And this is the answer to the question of Ukraine after the war we build. A state that respects its people and which is respected in the world. The state whose example of life is all. The path to this begins now. It begins in the actions, personalities of everyone and everyone who is fighting for the sake of Ukraine and for the sake of all Ukrainians.</text:p>
      <text:p text:style-name="P4">
Glory to all our soldiers who are now in battle!Glory to our beautiful people!</text:p>
      <text:p text:style-name="P4">
Thank you all in the world who helps us, Ukrainians!</text:p>
      <text:p text:style-name="P4">
<text:span text:style-name="T4">
<text:span text:style-name="T5">
Glory to Ukraine!</text:span>
 </text:span>
</text:p>
      <text:p text:style-name="P4">
News Source: <text:a xlink:type="simple" xlink:href="https://www.ukrinform.ua/rubric-ato/3708019-prezident-shvaliv-kompleksnij-strategicnij-plan-reformuvanna-sistemi-pravoporadku.html" text:style-name="Internet_20_link" text:visited-style-name="Visited_20_Internet_20_Link">
https://www.ukrinform.ua/rubric-ato/3708019-prezident-shvaliv-kompleksnij-strategicnij-plan-reformuvanna-sistemi-pravoporadku.html</text:a>
</text:p>
      <!--NEWS-->
      <text:h text:style-name="P10" text:outline-level="1">
<text:span text:style-name="T4">
South Africa reacted to state charges for weapons supply to the Russian Federation</text:span>
</text:h>
      <text:p text:style-name="P4">
Authors: Ukrinform (Person)</text:p>
      <text:p text:style-name="P4">
Publisher: Укринформ (Organization)</text:p>
      <text:p text:style-name="P4">
Published Time: 2023-05-11T22:54:00+03:00</text:p>
      <text:p text:style-name="P4">
Modified Time: 2023-05-11T22:54:00+03:00</text:p>
      <text:p text:style-name="P4">
Description: South Africa responded to US accusations of supplying Russia's weapons, expressing "the disappointment that the US Ambassador had taken a counter -productive public position." - Ukrinform.</text:p>
      <text:p text:style-name="P4">
Images: ["<text:a xlink:type="simple" xlink:href="https://static.ukrinform.com/photos/2023_05/thumb_files/630_360_1683834760-394.jpg" text:style-name="Internet_20_link" text:visited-style-name="Visited_20_Internet_20_Link">
630_360_16838...</text:a>
"]</text:p>
      <text:p text:style-name="P4">
Tags: ['ПАР', 'США', 'Зброя', 'росія', 'Війна з росією']</text:p>
      <text:p text:style-name="P4">
Type: Article</text:p>
      <!--METADATA-->
      <text:p text:style-name="P4">
<draw:frame draw:style-name="fr1" draw:name="Image249" text:anchor-type="as-char" svg:width="6.9236in" svg:height="3.956343in" draw:z-index="0">
<draw:image xlink:href="../Images/yкринформ/2023-05-11T22-54-00-03-00/630_360_1683834760-394.jpg" xlink:type="simple" xlink:show="embed" xlink:actuate="onLoad" draw:mime-type="image/jpeg"/>
</draw:frame>
Parchidnia reacted to US accusations of supplying Russia's weapons, expressing "the frustration that the US Ambassador has taken a counter -productive public position."</text:p>
      <text:p text:style-name="P4">
Ukrinform transfers this with reference to <text:a xlink:type="simple" xlink:href="https://www.radiosvoboda.org/a/news-par-ssha-zvynuvachennya/32407640.html" text:style-name="Internet_20_link" text:visited-style-name="Visited_20_Internet_20_Link">
</text:a>
.</text:p>
      <text:p text:style-name="P4">
“It is well known that a Russian ship called Lady R was mounted in South Africa. Since then, accusations have begun on the purpose of the trip. Although no evidence was provided to support these accusations this day. The government has obliged to start an independent investigation, ”the office of the country's office said.</text:p>
      <text:p text:style-name="P4">
<text:span text:style-name="T4">
 Read also: </text:span>
 <text:span text:style-name="T4">
 <text:a xlink:type="simple" xlink:href="https://www.ukrinform.ua/rubric-world/3703098-pivdennoafrikanska-respublika-zaklikae-putina-ne-ihati-na-samit-briks-sob-uniknuti-arestu-zmi.html" text:style-name="Internet_20_link" text:visited-style-name="Visited_20_Internet_20_Link">
</text:a>
</text:span>
</text:p>
      <text:p text:style-name="P4">
The statement also noted that during recent meetings by the inter-half-African delegation and US officials, a question of this Russian vessel has been discussed-the parties have reached an agreement that they will continue to investigate, and the US intelligence services will provide any evidence they possess.</text:p>
      <text:p text:style-name="P4">
"Therefore, it is frustrated that the US ambassador has taken a counter -productive public position that undermines the understanding of the issue on this issue," the South Africa has.</text:p>
      <text:p text:style-name="P4">
Earlier the US has accused <text:span text:style-name="T4">
 <text:a xlink:type="simple" xlink:href="http://www.ukrinform.ua/tag-par" text:style-name="Internet_20_link" text:visited-style-name="Visited_20_Internet_20_Link">
</text:a>
</text:span>
 In the supply of Russia's boobs through a Russian ship, which was rooted on the Naval Base of Simons-Town in Cape Town in December last year. According to media reports, these accusations were sounded from the US Ambassador to South Africa Ruben Bridzhiti. As the ambassador said, he was convinced that the vessel was loaded with weapons on his liberal journey to the Russian Federation.</text:p>
      <text:p text:style-name="P4">
The United States has repeatedly expressed repeatedly critically for the preservation of the authorities of the South Africa "convenient" relations with Russia.</text:p>
      <text:p text:style-name="P4">
<text:span text:style-name="T4">
 Read also: </text:span>
 <text:span text:style-name="T4">
 <text:a xlink:type="simple" xlink:href="https://www.ukrinform.ua/rubric-world/3700846-u-par-zaperecili-namir-vijti-z-miznarodnogo-kriminalnogo-sudu.html" text:style-name="Internet_20_link" text:visited-style-name="Visited_20_Internet_20_Link">
</text:a>
</text:span>
</text:p>
      <text:p text:style-name="P4">
During the UN voting, representatives of the South African Republic maintained from condemning Russia's war against Ukraine. In addition, Praetoria has not united as US sanctions and European countries against Moscow for aggression against Ukraine.</text:p>
      <text:p text:style-name="P4">
Washington also expressed concern about the participation of couples in _ <text:span text:style-name="T4">
 <text:a xlink:type="simple" xlink:href="https://www.ukrinform.ua/rubric-world/3657952-par-provede-vijskovi-navcanna-razom-iz-kitaem-ta-rf.html" text:style-name="Internet_20_link" text:visited-style-name="Visited_20_Internet_20_Link">
</text:a>
</text:span>
 _</text:p>
      <text:p text:style-name="P4">
News Source: <text:a xlink:type="simple" xlink:href="https://www.ukrinform.ua/rubric-world/3708018-u-par-vidreaguvali-na-zvinuvacenna-stativ-sodo-postacanna-zbroi-do-rf.html" text:style-name="Internet_20_link" text:visited-style-name="Visited_20_Internet_20_Link">
https://www.ukrinform.ua/rubric-world/3708018-u-par-vidreaguvali-na-zvinuvacenna-stativ-sodo-postacanna-zbroi-do-rf.html</text:a>
</text:p>
      <!--NEWS-->
      <text:h text:style-name="P10" text:outline-level="1">
<text:span text:style-name="T4">
Zelensky thanked the defenders for the work on the front</text:span>
</text:h>
      <text:p text:style-name="P4">
Authors: Ukrinform (Person)</text:p>
      <text:p text:style-name="P4">
Publisher: Укринформ (Organization)</text:p>
      <text:p text:style-name="P4">
Published Time: 2023-05-11T23:06:00+03:00</text:p>
      <text:p text:style-name="P4">
Modified Time: 2023-05-11T23:06:00+03:00</text:p>
      <text:p text:style-name="P4">
Description: President of Ukraine Volodymyr Zelensky thanked the Ukrainian defenders for their effective work on the destruction of the invaders.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text:p>
      <text:p text:style-name="P4">
Type: Article</text:p>
      <!--METADATA-->
      <text:p text:style-name="P4">
<draw:frame draw:style-name="fr1" draw:name="Image250" text:anchor-type="as-char" svg:width="6.9236in" svg:height="3.956343in" draw:z-index="0">
<draw:image xlink:href="../Images/yкринформ/2023-05-11T23-06-00-03-00/630_360_1682862659-378.jpeg" xlink:type="simple" xlink:show="embed" xlink:actuate="onLoad" draw:mime-type="image/jpeg"/>
</draw:frame>
President of Ukraine Volodymyr Zelensky thanked the Ukrainian defenders for the efficiency for the destruction of the invaders.</text:p>
      <text:p text:style-name="P4">
He said this in the traditional <text:a xlink:type="simple" xlink:href="https://www.youtube.com/watch" text:style-name="Internet_20_link" text:visited-style-name="Visited_20_Internet_20_Link">
</text:a>
, reports Ukrinform.</text:p>
      <text:p text:style-name="P4">
<text:span text:style-name="T5">
Viso: <text:a xlink:type="simple" xlink:href="https://t.me/OP_UA/9472" text:style-name="Internet_20_link" text:visited-style-name="Visited_20_Internet_20_Link">
</text:a>
</text:span>
</text:p>
      <text:p text:style-name="P4">
"Today I have an honorable and very pleasant task for this appeal-to thank our soldiers and units, which especially distinguished the states of the state from the beginning The Winter Knights Brigade ... Thank you all the guys -every soldier, sergeant and officer -a common successful action to destroy the invaders. A very good result!", the President said.</text:p>
      <text:p text:style-name="P4">
<text:span text:style-name="T4">
 Read also: </text:span>
 <text:a xlink:type="simple" xlink:href="https://www.ukrinform.ua/rubric-ato/3707893-zelenskij-vidznaciv-nagorodami-134-zahisnikiv-122-iz-nih-posmertno.html" text:style-name="Internet_20_link" text:visited-style-name="Visited_20_Internet_20_Link">
<text:span text:style-name="T4">
 Zelensky </text:span>
</text:a>
The head of state noted the "Tavriya"-soldiers of the 44th Separate Artillery Brigade named after Hetman Danylo the Apostle, 55th separate artillery brigade "Zaporizhzhya Sich", 59th Separate Motor infantry brigade named after Jacob Gandziuk and79.</text:p>
      <text:p text:style-name="P4">
"I thank you all for your strength and strength in the battles, for the inspiration of the pre -performance that you give all Ukraine with your own accuracy and courage," said Volodymyr Zelensky.</text:p>
      <text:p text:style-name="P4">
The President also mentioned Odessa and thanked them to the soldiers of the 406th Separate Iartilers of the name of the General Hurunji Alexei Diamozov for the miraculous ones in the destruction of the enemy's concentration sites.</text:p>
      <text:p text:style-name="P4">
<text:span text:style-name="T4">
 Read also: </text:span>
 <text:a xlink:type="simple" xlink:href="https://www.ukrinform.ua/rubric-ato/3707865-na-pivdni-vorog-u-panici-rozporosue-zusilla-na-kilka-napramkiv-gumenuk.html" text:style-name="Internet_20_link" text:visited-style-name="Visited_20_Internet_20_Link">
</text:a>
Volodymyr Zelenskyy also noted the ability to minus hostile technique of warmer calculations of the 63rd separate mechanized brigade.</text:p>
      <text:p text:style-name="P4">
"Everyone of your accurate blow, our heroes, is the lives of the lives of Ukrainians. Thank you!", - said the Head of State.</text:p>
      <text:p text:style-name="P4">
Also this week, he said, the units of the National Guard were also distinguished. In particular, the soldiers of the 1st and 14th brigades of the operational purpose of the Guard, who, along with all the defense and security forces of Ukraine, protect the state in Donetsk and Luhansk region.</text:p>
      <text:p text:style-name="P4">
<text:span text:style-name="T4">
 Read also: </text:span>
 <text:a xlink:type="simple" xlink:href="https://www.ukrinform.ua/rubric-ato/3707724-ne-mozna-dopustiti-zamorozenna-vijni-ci-povtorenna-minskih-ugod-zelenskij.html" text:style-name="Internet_20_link" text:visited-style-name="Visited_20_Internet_20_Link">
<text:span text:style-name="T4">
 Zelensky </text:span>
</text:a>
</text:p>
      <text:p text:style-name="P4">
As reported by Ukrinform, <text:a xlink:type="simple" xlink:href="https://www.ukrinform.ua/rubric-ato/3707954-zsu-vrazili-visim-vorozih-punktiv-upravlinna-zasib-ppo-ta-dvi-vazlivi-cili-voroga.html" text:style-name="Internet_20_link" text:visited-style-name="Visited_20_Internet_20_Link">
</text:a>
Russian invaders, as well as destroyed 8 enemy management, aircraft and 2 "important goals" of the enemy.</text:p>
      <text:p text:style-name="P4">
Photo: op</text:p>
      <text:p text:style-name="P4">
News Source: <text:a xlink:type="simple" xlink:href="https://www.ukrinform.ua/rubric-ato/3708021-zelenskij-podakuvav-zahisnikam-za-rezultativnu-robotu-na-fronti.html" text:style-name="Internet_20_link" text:visited-style-name="Visited_20_Internet_20_Link">
https://www.ukrinform.ua/rubric-ato/3708021-zelenskij-podakuvav-zahisnikam-za-rezultativnu-robotu-na-fronti.html</text:a>
</text:p>
      <!--NEWS-->
      <text:h text:style-name="P10" text:outline-level="1">
<text:span text:style-name="T4">
Energoatom is preparing to quickly change the staff of the ZPP after de -occupation</text:span>
</text:h>
      <text:p text:style-name="P4">
Authors: Ukrinform (Person)</text:p>
      <text:p text:style-name="P4">
Publisher: Укринформ (Organization)</text:p>
      <text:p text:style-name="P4">
Published Time: 2023-05-11T23:15:00+03:00</text:p>
      <text:p text:style-name="P4">
Modified Time: 2023-05-11T23:15:00+03:00</text:p>
      <text:p text:style-name="P4">
Description: NNEGC Energoatom is training staff, who must enter the Zaporizhzhya NPP immediately after de -occupation and start working. - Ukrinform.</text:p>
      <text:p text:style-name="P4">
Images: ["<text:a xlink:type="simple" xlink:href="https://static.ukrinform.com/photos/2020_05/thumb_files/630_360_1589906243-565.jpg" text:style-name="Internet_20_link" text:visited-style-name="Visited_20_Internet_20_Link">
630_360_15899...</text:a>
"]</text:p>
      <text:p text:style-name="P4">
Tags: ['Енергоатом', 'Запорізька АЕС', 'Петро Котін', 'Єдині новини']</text:p>
      <text:p text:style-name="P4">
Type: Article</text:p>
      <!--METADATA-->
      <text:p text:style-name="P4">
<draw:frame draw:style-name="fr1" draw:name="Image251" text:anchor-type="as-char" svg:width="6.9236in" svg:height="3.956343in" draw:z-index="0">
<draw:image xlink:href="../Images/yкринформ/2023-05-11T23-15-00-03-00/630_360_1589906243-565.jpg" xlink:type="simple" xlink:show="embed" xlink:actuate="onLoad" draw:mime-type="image/jpeg"/>
</draw:frame>
NNEGC "Energoatom" conducts the training of staff, which should go to Zaporizhzhia ZAP immediately after the de -occupation and start working.</text:p>
      <text:p text:style-name="P4">
According to Ukrinform, President of NNEGC Petro Kotinv Evinv TV Balerphone "Unified News" informed about it.</text:p>
      <text:p text:style-name="P4">
“We're getting ready now on(controlled - ed.)territories of Ukraine. We have the staff who left Energodar. It works at our other separated units, including nuclear power plants, but we mitigate his willingness to go to the Zaporizhzhya NPP for the first call, ”Kotin said.</text:p>
      <text:p text:style-name="P4">
<text:span text:style-name="T4">
 Read also: </text:span>
 <text:span text:style-name="T4">
 <text:a xlink:type="simple" xlink:href="https://www.ukrinform.ua/rubric-ato/3707651-zagarbniki-rozgrabuvali-usi-medicni-ustanovi-energodara-ta-pidpriemstva-navkolo-zaes-vijskovi.html" text:style-name="Internet_20_link" text:visited-style-name="Visited_20_Internet_20_Link">
</text:a>
</text:span>
</text:p>
      <text:p text:style-name="P4">
According to him, Energoatom also prepares watch at nuclear power plants, full changes of personnel, which will be needed in the event of a lack of staff at the Zaporizhzhya Aesecupy.</text:p>
      <text:p text:style-name="P4">
Kotin recalled that there are signs of preparation of the invaders for "evacuation". In particular, special training of Rosatoma staff and the military for a speedy departure from the station were carried out.</text:p>
      <text:p text:style-name="P4">
As it was reported, the invaders are preparing for "evacuation" with <text:span text:style-name="T4">
 <text:a xlink:type="simple" xlink:href="https://www.ukrinform.ua/tag-energodar" text:style-name="Internet_20_link" text:visited-style-name="Visited_20_Internet_20_Link">
</text:a>
</text:span>
 About 2.7 thousand employees of the Zaporozhye NPP and their families.</text:p>
      <text:p text:style-name="P4">
News Source: <text:a xlink:type="simple" xlink:href="https://www.ukrinform.ua/rubric-economy/3707977-energoatom-gotuetsa-svidko-zminiti-personal-zaes-pisla-deokupacii.html" text:style-name="Internet_20_link" text:visited-style-name="Visited_20_Internet_20_Link">
https://www.ukrinform.ua/rubric-economy/3707977-energoatom-gotuetsa-svidko-zminiti-personal-zaes-pisla-deokupacii.html</text:a>
</text:p>
      <!--NEWS-->
      <text:h text:style-name="P10" text:outline-level="1">
<text:span text:style-name="T4">
The President celebrated 134 paratroopers state awards</text:span>
</text:h>
      <text:p text:style-name="P4">
Authors: Ukrinform (Person)</text:p>
      <text:p text:style-name="P4">
Publisher: Укринформ (Organization)</text:p>
      <text:p text:style-name="P4">
Published Time: 2023-05-11T23:23:00+03:00</text:p>
      <text:p text:style-name="P4">
Modified Time: 2023-05-11T23:23:00+03:00</text:p>
      <text:p text:style-name="P4">
Description: President of Ukraine Volodymyr Zelensky celebrated 134 paratroopers state awards.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ЗСУ', 'Зеленський', 'Війна з росією']</text:p>
      <text:p text:style-name="P4">
Type: Article</text:p>
      <!--METADATA-->
      <text:p text:style-name="P4">
<draw:frame draw:style-name="fr1" draw:name="Image252" text:anchor-type="as-char" svg:width="6.9236in" svg:height="3.956343in" draw:z-index="0">
<draw:image xlink:href="../Images/yкринформ/2023-05-11T23-23-00-03-00/630_360_1664353648-814.jpeg" xlink:type="simple" xlink:show="embed" xlink:actuate="onLoad" draw:mime-type="image/jpeg"/>
</draw:frame>
President of Ukraine Volodymyr Zelensky celebrated 134 paratroopers state awards.</text:p>
      <text:p text:style-name="P4">
He said this during <text:a xlink:type="simple" xlink:href="https://t.me/V_Zelenskiy_official/6195" text:style-name="Internet_20_link" text:visited-style-name="Visited_20_Internet_20_Link">
</text:a>
, reports Ukrinform.</text:p>
      <text:p text:style-name="P4">
"A new decree was signed today on the celebration of our soldiers by state-owned Navalhorod. It is the exemplary bold servicemen Brigade, 132th Separate Reconnaissance Battalion, 148th Separate Artillery Division of the 199th DShV Training Center ... Each of all these names, each of all units is an honor, it is the pride of Ukraine, it is the heroism of our people. It makes Ukraine free forever, "the President said.</text:p>
      <text:p text:style-name="P4">
<text:span text:style-name="T4">
 Read also: </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The head of state emphasized that having stood now against the enemy, every defender of the pelvis of Ukraine gives freedom and all new generations of our people.</text:p>
      <text:p text:style-name="P4">
"Never on our earth will not be dominated by other people's flags and will never be devoted to enslave ",- said Vladimir Zelensky.</text:p>
      <text:p text:style-name="P4">
As reported by Ukrinform, _ <text:span text:style-name="T4">
 <text:a xlink:type="simple" xlink:href="https://www.ukrinform.ua/rubric-ato/3707954-zsu-vrazili-visim-vorozih-punktiv-upravlinna-zasib-ppo-ta-dvi-vazlivi-cili-voroga.html" text:style-name="Internet_20_link" text:visited-style-name="Visited_20_Internet_20_Link">
</text:a>
</text:span>
 _, as well as destroyed 8 enemy control points, aircraft and 2 "important goals" of the enemy.</text:p>
      <text:p text:style-name="P4">
News Source: <text:a xlink:type="simple" xlink:href="https://www.ukrinform.ua/rubric-ato/3708022-prezident-vidznaciv-derzavnimi-nagorodami-134-desantnikiv.html" text:style-name="Internet_20_link" text:visited-style-name="Visited_20_Internet_20_Link">
https://www.ukrinform.ua/rubric-ato/3708022-prezident-vidznaciv-derzavnimi-nagorodami-134-desantnikiv.html</text:a>
</text:p>
      <!--NEWS-->
      <text:h text:style-name="P10" text:outline-level="1">
<text:span text:style-name="T4">
Due to the hostile shelling in Kherson almost destroyed gymnasium</text:span>
</text:h>
      <text:p text:style-name="P4">
Authors: Ukrinform (Person)</text:p>
      <text:p text:style-name="P4">
Publisher: Укринформ (Organization)</text:p>
      <text:p text:style-name="P4">
Published Time: 2023-05-11T23:36:00+03:00</text:p>
      <text:p text:style-name="P4">
Modified Time: 2023-05-11T23:36:00+03:00</text:p>
      <text:p text:style-name="P4">
Description: Due to the enemy shelling in Kherson, the gymnasium # 20 was almost destroyed. - Ukrinform.</text:p>
      <text:p text:style-name="P4">
Images: ["<text:a xlink:type="simple" xlink:href="https://static.ukrinform.com/photos/2023_05/thumb_files/630_360_1683831164-698.jpg" text:style-name="Internet_20_link" text:visited-style-name="Visited_20_Internet_20_Link">
630_360_16838...</text:a>
"]</text:p>
      <text:p text:style-name="P4">
Tags: ['Херсон', 'Обстріл', 'Війна з росією']</text:p>
      <text:p text:style-name="P4">
Type: Article</text:p>
      <!--METADATA-->
      <text:p text:style-name="P4">
<draw:frame draw:style-name="fr1" draw:name="Image253" text:anchor-type="as-char" svg:width="6.9236in" svg:height="3.956343in" draw:z-index="0">
<draw:image xlink:href="../Images/yкринформ/2023-05-11T23-36-00-03-00/630_360_1683831164-698.jpg" xlink:type="simple" xlink:show="embed" xlink:actuate="onLoad" draw:mime-type="image/jpeg"/>
</draw:frame>
Due to the firing in Kherson, the gymnasium # 20 was almost destroyed.</text:p>
      <text:p text:style-name="P4">
Roman Mroczokopubi in <text:a xlink:type="simple" xlink:href="https://t.me/roman_mrochko/274" text:style-name="Internet_20_link" text:visited-style-name="Visited_20_Internet_20_Link">
</text:a>
, reports Ukrinform</text:p>
      <text:p text:style-name="P4">
"Kherson: Gymnasium 20 is almost destroyed!", - the message reads.</text:p>
      <text:p text:style-name="P4">
<text:span text:style-name="T4">
 Read also: </text:span>
 _ <text:span text:style-name="T4">
 <text:a xlink:type="simple" xlink:href="https://www.ukrinform.ua/rubric-ato/3707972-u-hersoni-rosiani-obstrilali-teritoriu-komunalnogo-pidpriemstva.html" text:style-name="Internet_20_link" text:visited-style-name="Visited_20_Internet_20_Link">
</text:a>
</text:span>
 _</text:p>
      <text:p text:style-name="P4">
According to MBA, the security remained alive.</text:p>
      <text:p text:style-name="P4">
As reported by Ukrinform, _ <text:span text:style-name="T4">
 <text:a xlink:type="simple" xlink:href="https://www.ukrinform.ua/rubric-ato/3707907-vorog-obstrilav-iz-artilerii-osvitnij-zaklad-u-hersoni.html" text:style-name="Internet_20_link" text:visited-style-name="Visited_20_Internet_20_Link">
</text:a>
</text:span>
 _herson.</text:p>
      <text:p text:style-name="P4">
<text:span text:style-name="T5">
Foto: Roman Mrochko, telegram</text:span>
</text:p>
      <text:p text:style-name="P4">
News Source: <text:a xlink:type="simple" xlink:href="https://www.ukrinform.ua/rubric-regions/3708008-cerez-vorozij-obstril-u-hersoni-majze-znisena-gimnazia.html" text:style-name="Internet_20_link" text:visited-style-name="Visited_20_Internet_20_Link">
https://www.ukrinform.ua/rubric-regions/3708008-cerez-vorozij-obstril-u-hersoni-majze-znisena-gimnazia.html</text:a>
</text:p>
      <!--NEWS-->
      <text:h text:style-name="P10" text:outline-level="1">
<text:span text:style-name="T4">
It takes a law enforcement system that will meet the purpose of rapid entry in the EU - Zelensky</text:span>
</text:h>
      <text:p text:style-name="P4">
Authors: Ukrinform (Person)</text:p>
      <text:p text:style-name="P4">
Publisher: Укринформ (Organization)</text:p>
      <text:p text:style-name="P4">
Published Time: 2023-05-11T23:44:00+03:00</text:p>
      <text:p text:style-name="P4">
Modified Time: 2023-05-11T23:44:00+03:00</text:p>
      <text:p text:style-name="P4">
Description: Ukraine needs a law enforcement system that will meet the purpose of rapid entry into the EU.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Прокуратура', 'Зеленський', 'Документи']</text:p>
      <text:p text:style-name="P4">
Type: Article</text:p>
      <!--METADATA-->
      <text:p text:style-name="P4">
<draw:frame draw:style-name="fr1" draw:name="Image254" text:anchor-type="as-char" svg:width="6.9236in" svg:height="3.956343in" draw:z-index="0">
<draw:image xlink:href="../Images/yкринформ/2023-05-11T23-44-00-03-00/630_360_1679682020-565.jpeg" xlink:type="simple" xlink:show="embed" xlink:actuate="onLoad" draw:mime-type="image/jpeg"/>
</draw:frame>
Ukraine is a law enforcement system that will meet the purpose of the UEC.</text:p>
      <text:p text:style-name="P4">
President Volodymyr Zelenskyy said this during <text:a xlink:type="simple" xlink:href="https://www.youtube.com/watch" text:style-name="Internet_20_link" text:visited-style-name="Visited_20_Internet_20_Link">
</text:a>
, reports Ukrinform.</text:p>
      <text:p text:style-name="P4">
"Today, it has approved a comprehensive strategic plan for reforming our law enforcement system-all law enforcement agencies and prosecutors. This is a detailed document, which is designed for a time before the 27th year. To put it simply, we are simply dying to ensure such a system Ukraine's accession to the EU, "Zelensky said.</text:p>
      <text:p text:style-name="P4">
<text:span text:style-name="T4">
 Read also: </text:span>
 <text:span text:style-name="T4">
 <text:a xlink:type="simple" xlink:href="https://www.ukrinform.ua/rubric-ato/3708019-prezident-shvaliv-kompleksnij-strategicnij-plan-reformuvanna-sistemi-pravoporadku.html" text:style-name="Internet_20_link" text:visited-style-name="Visited_20_Internet_20_Link">
</text:a>
</text:span>
</text:p>
      <text:p text:style-name="P4">
The President noted that law enforcement agencies, as an element of the state system, should work so that safety, protection, justice, which are primarily at the level of institutions, were felt at the level of daily work on whom people judge the state.</text:p>
      <text:p text:style-name="P4">
"Trust in the state, trust in the state are formed from confidence in those acting of the state.</text:p>
      <text:p text:style-name="P4">
<text:span text:style-name="T4">
 Read also: </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According to him, ensuring maximum security, freedom, respect for the law in Ukraine, and is the answer to the question of which Ukraine will be used after the war.</text:p>
      <text:p text:style-name="P4">
As reported by Ukrinform, previously the United States stated that _ <text:span text:style-name="T4">
 <text:a xlink:type="simple" xlink:href="https://www.ukrinform.ua/rubric-polytics/3708010-ssa-vistupaut-na-pidtrimku-pravosudda-ta-vidpovidalnosti-za-voenni-zlocini-derzdep.html" text:style-name="Internet_20_link" text:visited-style-name="Visited_20_Internet_20_Link">
</text:a>
</text:span>
 _ and prosecution for war crimes in Ukraine.</text:p>
      <text:p text:style-name="P4">
<text:span text:style-name="T5">
Foto: op</text:span>
</text:p>
      <text:p text:style-name="P4">
News Source: <text:a xlink:type="simple" xlink:href="https://www.ukrinform.ua/rubric-society/3708024-potribna-taka-sistema-pravoporadku-aka-vidpovidatime-meti-svidkogo-vstupu-u-es-zelenskij.html" text:style-name="Internet_20_link" text:visited-style-name="Visited_20_Internet_20_Link">
https://www.ukrinform.ua/rubric-society/3708024-potribna-taka-sistema-pravoporadku-aka-vidpovidatime-meti-svidkogo-vstupu-u-es-zelenskij.html</text:a>
</text:p>
      <!--NEWS-->
      <text:h text:style-name="P10" text:outline-level="1">
<text:span text:style-name="T4">
Reznikov told about a new project for training Ukrainian officers in Latvia</text:span>
</text:h>
      <text:p text:style-name="P4">
Authors: Ukrinform (Person)</text:p>
      <text:p text:style-name="P4">
Publisher: Укринформ (Organization)</text:p>
      <text:p text:style-name="P4">
Published Time: 2023-05-11T23:55:00+03:00</text:p>
      <text:p text:style-name="P4">
Modified Time: 2023-05-11T23:55:00+03:00</text:p>
      <text:p text:style-name="P4">
Description: The Minister of Defense of Ukraine Oleksiy Reznikov reported on Thursday the new project of training Ukrainian junior officers in Latvia Canadian and Latvian instructors. - Ukrinform.</text:p>
      <text:p text:style-name="P4">
Images: ["<text:a xlink:type="simple" xlink:href="https://static.ukrinform.com/photos/2023_03/thumb_files/630_360_1678277232-607.jpg" text:style-name="Internet_20_link" text:visited-style-name="Visited_20_Internet_20_Link">
630_360_16782...</text:a>
"]</text:p>
      <text:p text:style-name="P4">
Tags: ['Канада', 'Латвія', 'Військові навчання', 'Резніков']</text:p>
      <text:p text:style-name="P4">
Type: Article</text:p>
      <!--METADATA-->
      <text:p text:style-name="P4">
<draw:frame draw:style-name="fr1" draw:name="Image255" text:anchor-type="as-char" svg:width="6.9236in" svg:height="3.956343in" draw:z-index="0">
<draw:image xlink:href="../Images/yкринформ/2023-05-11T23-55-00-03-00/630_360_1678277232-607.jpg" xlink:type="simple" xlink:show="embed" xlink:actuate="onLoad" draw:mime-type="image/jpeg"/>
</draw:frame>
Ministry of Ministry of Ukraine Oleksiy Reznikov reported on Thursday a new project of training in Ukrainian junior officers in Latvia Canadian and Latvian instructors.</text:p>
      <text:p text:style-name="P4">
He wrote about it in his <text:a xlink:type="simple" xlink:href="https://twitter.com/oleksiireznikov/status/1656661075864227845" text:style-name="Internet_20_link" text:visited-style-name="Visited_20_Internet_20_Link">
</text:a>
, reports Ukrinform.</text:p>
      <text:p text:style-name="P4">
“I believe that Canadian and Latvian instructors will do their best to help our soldiers learn to fight and win. Education is a key to success, ”the minister wrote.</text:p>
      <text:p text:style-name="P4">
He reported that his colleagues, Canadian Defense Minister Anita Anand and Latvia Ministry of Inar Inara Murniets, launched a new ambitious project on Ukrainian junior officers in <text:span text:style-name="T4">
 [] <text:a xlink:type="simple" xlink:href="https://www.ukrinform.ua/tag-latvia" text:style-name="Internet_20_link" text:visited-style-name="Visited_20_Internet_20_Link">
</text:a>
</text:span>
.</text:p>
      <text:p text:style-name="P4">
According to Reznikov, the military from Ukraine will master the process of planning such collection, coordination of maneuvers and intelligence.</text:p>
      <text:p text:style-name="P4">
At the end of the post, the Ukrainian Minister of Defense thanked the Canadian Talatin peoples for the support of Ukraine.</text:p>
      <text:p text:style-name="P4">
"We will celebrate the victory together," Reznikov said.</text:p>
      <text:p text:style-name="Quotations">

<text:p text:style-name="P4">
My and Colleagues <text:a xlink:type="simple" xlink:href="https://twitter.com/AnitaAnandMP" text:style-name="Internet_20_link" text:visited-style-name="Visited_20_Internet_20_Link">
</text:a>
&gt;
 and <text:a xlink:type="simple" xlink:href="https://twitter.com/IMurniece" text:style-name="Internet_20_link" text:visited-style-name="Visited_20_Internet_20_Link">
 </text:a>
launched a new&gt;
 ambitious project for training brave Ukrainian junior officers in Latvia.  &gt;
  They will master the process of planning and orders, maneuver coordination,&gt;
 intelligence reconnaissance, etc.  &gt;
  I believe that Canadian and…&gt;
&gt;
 — Oleksii Reznikov(@oleksireznikov) <text:a xlink:type="simple" xlink:href="https://twitter.com/oleksiireznikov/status/1656661075864227845" text:style-name="Internet_20_link" text:visited-style-name="Visited_20_Internet_20_Link">
&gt;
 </text:a>
<text:span text:style-name="T4">
 Read also: </text:span>
 <text:span text:style-name="T4">
 <text:a xlink:type="simple" xlink:href="https://www.ukrinform.ua/rubric-ato/3703662-instruktori-z-novoi-zelandii-vcat-ukrainskih-novobranciv-boam-na-peredovij.html" text:style-name="Internet_20_link" text:visited-style-name="Visited_20_Internet_20_Link">
</text:a>
</text:span>
</text:p>

</text:p>
      <text:p text:style-name="P4">
“Canada and Latvia will train the Ukrainian soldiers in the territory of Lantvia, since May 15. In partnership between Canadian Latvia's armed forces, we will conduct training in the development of leadership skills of the Armed Forces of the Armed Forces, ”said Canada's Defense Minister Anand on Thursday, 11th.</text:p>
      <text:p text:style-name="P4">
According to her, within the framework of this new program, the Ukrainian younger ones will be officer “responsibilities on the battlefield, the planning process and provisions, coordination of maneuvers, collecting reconnaissance data, planning of TACLOSION”.</text:p>
      <text:p text:style-name="P4">
As reported by Ukrinform, _ <text:span text:style-name="T4">
 <text:a xlink:type="simple" xlink:href="https://www.ukrinform.ua/rubric-ato/3707512-kanada-ta-latvia-navcatimut-ukrainskih-oficeriv-liderskih-navicok.html" text:style-name="Internet_20_link" text:visited-style-name="Visited_20_Internet_20_Link">
</text:a>
</text:span>
 _ that will focus on the development of their leadership skills.</text:p>
      <text:p text:style-name="P4">
News Source: <text:a xlink:type="simple" xlink:href="https://www.ukrinform.ua/rubric-ato/3707939-reznikov-rozpoviv-pro-novij-proekt-iz-navcanna-ukrainskih-oficeriv-u-latvii.html" text:style-name="Internet_20_link" text:visited-style-name="Visited_20_Internet_20_Link">
https://www.ukrinform.ua/rubric-ato/3707939-reznikov-rozpoviv-pro-novij-proekt-iz-navcanna-ukrainskih-oficeriv-u-latvii.html</text:a>
</text:p>
      <!--NEWS-->
      <text:h text:style-name="P10" text:outline-level="1">
<text:span text:style-name="T4">
NATO Military Committee confirmed the adamant support of Ukraine</text:span>
</text:h>
      <text:p text:style-name="P4">
Author: ['АРМІЯINFORM']</text:p>
      <text:p text:style-name="P4">
Time: 2023-05-11T33:00:00-04:00</text:p>
      <text:p text:style-name="P4">
Description: Kerivniki defending Krayan-Soveznits, Yaki held Sogodnі Zustych at format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rob-bauer.jpg" text:style-name="Internet_20_link" text:visited-style-name="Visited_20_Internet_20_Link">
rob-bauer.jpg</text:a>
']</text:p>
      <text:p text:style-name="P4">
Tags: ['STOPRUSSIA', 'АГРЕСІЯ РФ', 'ВІЙСЬКОВИЙ КОМІТЕТ НАТО', 'НАТО', 'РОБ БАУЕР']</text:p>
      <text:p text:style-name="P4">
Category: News</text:p>
      <!--METADATA-->
      <text:p text:style-name="P4">
<draw:frame draw:style-name="fr1" draw:name="Image256" text:anchor-type="as-char" svg:width="6.9236in" svg:height="4.615733in" draw:z-index="0">
<draw:image xlink:href="../Images/AРМІЯINFORM/2023-05-11T33-00-00-04-00/rob-bauer.jpg" xlink:type="simple" xlink:show="embed" xlink:actuate="onLoad" draw:mime-type="image/jpeg"/>
</draw:frame>
Admiral Rob Bauer. Photo: Johanna Geron / Reuters</text:p>
      <text:p text:style-name="P4">
Defense heads of the Union countries who held a meeting with the NATO format committee today identified the strategic directions for the development of the Alliance and confirmed the adamant support of Ukraine in its struggle for Russian aggression.</text:p>
      <text:p text:style-name="P4">
As <text:a xlink:type="simple" xlink:href="https://www.ukrinform.ua/rubric-polytics/3707468-vijskovij-komitet-nato-pidtverdiv-nepohitnu-pidtrimku-ukraini.html" text:style-name="Internet_20_link" text:visited-style-name="Visited_20_Internet_20_Link">
reports</text:a>
Ukrinform, Admiral Rob Bauer, said the NATO headquarters today at a press conference at the NATO Headquarters.</text:p>
      <text:p text:style-name="P4">
NATO Military Committee is the highest body of the Alliance's military administration, which determines the needs of defense and development of the Armed Forces to ensure the collective defense of the Allies, to enforce political decisions in the country's leaders.</text:p>
      <text:p text:style-name="P4">
"The war that Russia has expected to complete in three days entered the fifteenth months. The growing determination and courage of the Ukrainian troops and the Ukrainian Narode continue to impress us. Today we have devoted a special session of the military situation in Ukraine and around it. The Ukrainian military representative provided detailed information on the situation on the ground, and outlined Ukraine to continue the struggle for what belongs to it by right, ”Admiral Bauer said.</text:p>
      <text:p text:style-name="P4">
"The heads of the South Defense have confirmed their unchanged support-there is no doubt that NATO will support Ukraine for as long as it is a budget," the head of the NATO Military Committee added.</text:p>
      <text:p text:style-name="P4">
He warned against false mistakes in evaluating Russia's behavior: it will not stop Ukraine, since its ambition goes far beyond the Russian borders. This is a manifestation in Abkhazia and North Ossetia, Transnistria and more. Once after all, she tried to violate the foundations of international order based on directions. It was she who pushed NATO to strengthen collective defense. Not only the Alliance and Ukraine, but all the free democracies of the world.</text:p>
      <text:p text:style-name="P4">
“The fundamental difference between response to crisis and collective defense is that we are not in defense, but our opponent defines the time frame. We must be ready for the fact that the conflict can be manifested at any time. It has been brought to this new era for years. We have monitored trends of the increasing aggressiveness in Russia's behavior. Together, we have made the most enhancement of collective defense since the end of the Cold War. But this work is not completed, ”the Alliance's military manager said.“All our efforts are focused on the political will of the Union countries with their military capabilities. This is more important now than ever before. The Russian aggressive war against Ukraine is the greatest threat to euro -Atlantic security for decades. Last year, it has changed lightly. NATO will continue to do what is best able to join, adapt and protect, ”Rob Bauer said.</text:p>
      <text:p text:style-name="P4">
He recalled that the Armed Forces of the Union countries now unite 3.2 million people in military uniforms, and they all work for the same purpose-reliably protection of a billion citizens living in the Alliance, the tadomocratic values they share. Their commitment and determination are a clear signal to the potential aggressor - NATO will protect every inch.</text:p>
      <text:p text:style-name="P4">
"It also indicates that together we are much stronger than alone," the Admiral said.</text:p>
      <text:p text:style-name="P4">
News Source: <text:a xlink:type="simple" xlink:href="https://armyinform.com.ua/2023/05/11/vijskovyj-komitet-nato-pidtverdyv-nepohytnu-pidtrymku-ukrayiny/" text:style-name="Internet_20_link" text:visited-style-name="Visited_20_Internet_20_Link">
https://armyinform.com.ua/2023/05/11/vijskovyj-komitet-nato-pidtverdyv-nepohytnu-pidtrymku-ukrayiny/</text:a>
</text:p>
      <!--NEWS-->
      <text:h text:style-name="P10" text:outline-level="1">
<text:span text:style-name="T4">
The occupiers stopped paying salaries to employees of their administrations</text:span>
</text:h>
      <text:p text:style-name="P4">
Author: ['АРМІЯINFORM']</text:p>
      <text:p text:style-name="P4">
Time: 2023-05-11T34:00:00-04:00</text:p>
      <text:p text:style-name="P4">
Description: Pearn Pubputsіnіnіnіnііnііnіsovo deductions of the Zaporiazhzhiy was filled without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zatrymanyj-kolaborant.jpg" text:style-name="Internet_20_link" text:visited-style-name="Visited_20_Internet_20_Link">
zatrymanyj-kolaborant.jpg</text:a>
']</text:p>
      <text:p text:style-name="P4">
Tags: ['ЗАПОРІЖЖЯ', 'КОЛАБОРАНТИ', 'ОКУПАНТИ', 'ТИМЧАСОВО ОКУПОВАНІ ТЕРИТОРІЇ', 'ЦЕНТР НАЦІОНАЛЬНОГО СПРОТИВУ']</text:p>
      <text:p text:style-name="P4">
Category: News</text:p>
      <!--METADATA-->
      <text:p text:style-name="P4">
<draw:frame draw:style-name="fr1" draw:name="Image257" text:anchor-type="as-char" svg:width="6.9236in" svg:height="4.615733in" draw:z-index="0">
<draw:image xlink:href="../Images/AРМІЯINFORM/2023-05-11T34-00-00-04-00/zatrymanyj-kolaborant.jpg" xlink:type="simple" xlink:show="embed" xlink:actuate="onLoad" draw:mime-type="image/jpeg"/>
</draw:frame>
A collaborator detained in Cherkasy region. Illustrative Photo: Service Safety of Ukraine</text:p>
      <text:p text:style-name="P4">
Occupation administrations in the temporarily occupied territories of Zaporizhzhya left funding.</text:p>
      <text:p text:style-name="P4">
About it <text:a xlink:type="simple" xlink:href="https://sprotyv.mod.gov.ua/rosiyany-prypynyly-vyplachuvaty-zarplatu-pratsivnykam-okupatsijnyh-administratsij/" text:style-name="Internet_20_link" text:visited-style-name="Visited_20_Internet_20_Link">
reports</text:a>
Central Resistance to Special Operations forces of Ukraine.</text:p>
      <text:p text:style-name="P4">
“Wages arrears in the Russian“ military-civil administration ”of the temporarily occupied territories of Zaporizhzhya region ranges from 1 to 2.5 months. The management of occupation administrations claims that the Moscowas are blocked in the Russian Treasury in connection with bureaucratic conversations. However, according to information from our underground, blocking the funds is at the level of decision in Moscow. The Russians decided not to pay the funds to the "administrations" due to the development of the situation on the front, " - the testing of the Center for National Resistance reads.</text:p>
      <text:p text:style-name="P4">
News Source: <text:a xlink:type="simple" xlink:href="https://armyinform.com.ua/2023/05/11/okupanty-prypynyly-vyplachuvaty-zarplatu-praczivnykam-svoyih-administraczij/" text:style-name="Internet_20_link" text:visited-style-name="Visited_20_Internet_20_Link">
https://armyinform.com.ua/2023/05/11/okupanty-prypynyly-vyplachuvaty-zarplatu-praczivnykam-svoyih-administraczij/</text:a>
</text:p>
      <!--NEWS-->
      <text:h text:style-name="P10" text:outline-level="1">
<text:span text:style-name="T4">
Braga is all "shaved", they were covered there, two survived everything - the interception of GUR MOU</text:span>
</text:h>
      <text:p text:style-name="P4">
Author: ['АРМІЯINFORM']</text:p>
      <text:p text:style-name="P4">
Time: 2023-05-11T35:00:00-04:00</text:p>
      <text:p text:style-name="P4">
Description: Golovna managed by the Rosvіdi Minobornoki Ukrainian, published Chergov Perekholnnya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p>
      <text:p text:style-name="P4">
Tags: ['STOPRUSSIA', 'АГРЕСІЯ РФ', 'ВІЙНА', 'ВТОРГНЕННЯ РФ', 'ГУР ПЕРЕХОПЛЕННЯ', 'ОКУПАНТИ']</text:p>
      <text:p text:style-name="P4">
Category: News</text:p>
      <!--METADATA-->
      <text:p text:style-name="P4">
Main Directorate of Intelligence of the Ministry of Defense of Ukraine <text:a xlink:type="simple" xlink:href="https://gur.gov.ua/content/u-polovyny-krysha-nachala-ekhat-chutly-ne-streliaiut.html" text:style-name="Internet_20_link" text:visited-style-name="Visited_20_Internet_20_Link">
published</text:a>
Another intercepting telephone conversations of the invaders, to the military, the military told a friend about the state of personnel, and they were a familiar situation of the acquaintance: "In the half of the core began to start echa, a little shot."</text:p>
      <text:p text:style-name="P4">
News Source: <text:a xlink:type="simple" xlink:href="https://armyinform.com.ua/2023/05/11/dvoye-vyzhyly-vsogo-perehoplennya-gur-mou/" text:style-name="Internet_20_link" text:visited-style-name="Visited_20_Internet_20_Link">
https://armyinform.com.ua/2023/05/11/dvoye-vyzhyly-vsogo-perehoplennya-gur-mou/</text:a>
</text:p>
      <!--NEWS-->
      <text:h text:style-name="P10" text:outline-level="1">
<text:span text:style-name="T4">
The countries of the Lublin Triangle presented a joint report "Sustgration of misinformation"</text:span>
</text:h>
      <text:p text:style-name="P4">
Author: ['АРМІЯINFORM']</text:p>
      <text:p text:style-name="P4">
Time: 2023-05-11T36:00:00-04:00</text:p>
      <text:p text:style-name="P4">
Description: Upersher at the headquarters of UNESCO VILED Presentation of SPILE DOPOVID Lyubbleinsky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lyublinska-uniya.jpg" text:style-name="Internet_20_link" text:visited-style-name="Visited_20_Internet_20_Link">
lyublinska-uniya.jpg</text:a>
']</text:p>
      <text:p text:style-name="P4">
Tags: ['ЛЮБЛІНСЬКИЙ ТРИКУТНИК', 'МІНІСТЕРСТВО ЗАКОРДОННИХ СПРАВ УКРАЇНИ', 'СТІЙКІСТЬ', 'ЮНЕСКО']</text:p>
      <text:p text:style-name="P4">
Category: News</text:p>
      <!--METADATA-->
      <text:p text:style-name="P4">
<draw:frame draw:style-name="fr1" draw:name="Image258" text:anchor-type="as-char" svg:width="6.9236in" svg:height="4.618895in" draw:z-index="0">
<draw:image xlink:href="../Images/AРМІЯINFORM/2023-05-11T36-00-00-04-00/lyublinska-uniya.jpg" xlink:type="simple" xlink:show="embed" xlink:actuate="onLoad" draw:mime-type="image/jpeg"/>
</draw:frame>
Presentation "Resistance to misinformation". Photo: Foreign Ministry of Ukraine</text:p>
      <text:p text:style-name="P4">
For the first time in the UNESCO headquarters, a joint report of the countries of the Lublin Triangle "Strength of misinformation" was held.</text:p>
      <text:p text:style-name="P4">
About it <text:a xlink:type="simple" xlink:href="https://mfa.gov.ua/news/vpershe-na-majdanchiku-yunesko-krayini-lyublinskogo-trikutnika-prezentuvali-spilnu-dopovid-stijkist-shchodo-dezinformaciyi" text:style-name="Internet_20_link" text:visited-style-name="Visited_20_Internet_20_Link">
reports</text:a>
Ministry of Foreign Affairs of Ukraine.</text:p>
      <text:p text:style-name="P4">
The authors of the report are experts of the three NGOs - Media Detector from Ukraine, Civic Resilience Initiative from Lithuania and the Tadeushakostyushka Institute of Poland. The document was presented by the director of Media Detector Galinapetrenko, a representative of Civic Resilience Initiative, AndRyukitite, representatives of the Foreign Ministry of Lithuania and Poland. The introductory speech was made by the heads of constitutional representations of Ukraine, Lithuania and Poland at UNESCO.</text:p>
      <text:p text:style-name="P4">
The event was initiated by the permanent missions of Ukraine, Lithuania and Poland as a UNESCO with the assistance of the Group of Friends of Ukraine in UNESCO - permanent representative offices of Britain, Canada, Latvia, Estonia and others.</text:p>
      <text:p text:style-name="P4">
The basis of the speeches of participants of the event was the question of the importance of further combining efforts around the struggle against Russian propaganda Tadesynformation around the world, including by forming the stability of antimanipulations and intervention by the Russian Federation in the information field of other states of international organizations. Participants paid considerable attention to the ways of overcoming the detrimental influence of Russian narratives.</text:p>
      <text:p text:style-name="P4">
The permanent representative of Ukraine at UNESCO, Ambassador Vadim Omelchenko emphasized that misinformation is a type of weapon that Russia uses not only anti -Ukraine, its identity and cultural heritage, but also against all values. He emphasized that only by joint efforts of civilized countries can this general threat be in place.</text:p>
      <text:p text:style-name="P4">
During the event, the authors of the report expressed practical recommendations to state -minded institutions, civil society, international organizations and means of master's information aimed at increasing the stability of the society of anti -Russian misinformation.</text:p>
      <text:p text:style-name="P4">
The event became the first in the framework of cooperation in the format of the Lublin Triangle UNESCO. The permanent representation of Ukraine extends the text in the corresponding UNESCO member states.</text:p>
      <text:p text:style-name="P4">
_ With the full text of the report can be found <text:a xlink:type="simple" xlink:href="https://mfa.gov.ua/storage/app/sites/1/Docs/the-lublin-triangle-joint-report-on-countering-disinformation.pdf" text:style-name="Internet_20_link" text:visited-style-name="Visited_20_Internet_20_Link">
of the lover</text:a>
._</text:p>
      <text:p text:style-name="P4">
News Source: <text:a xlink:type="simple" xlink:href="https://armyinform.com.ua/2023/05/11/dopovid-stijkist-shhodo-dezinformacziyi/" text:style-name="Internet_20_link" text:visited-style-name="Visited_20_Internet_20_Link">
https://armyinform.com.ua/2023/05/11/dopovid-stijkist-shhodo-dezinformacziyi/</text:a>
</text:p>
      <!--NEWS-->
      <text:h text:style-name="P10" text:outline-level="1">
<text:span text:style-name="T4">
Imagine Dragons shot a musical story about a guy from the occupied Mykolaiv region in Ukraine</text:span>
</text:h>
      <text:p text:style-name="P4">
Author: ['АРМІЯINFORM']</text:p>
      <text:p text:style-name="P4">
Time: 2023-05-11T37:00:00-04:00</text:p>
      <text:p text:style-name="P4">
Description: Gurt Imagine Dragons, having finished Videofilm in the composition of Crushed, Klip Buv Buvniy in ... War with Ukraine 2022, War with Ukraine Latest News today,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imagine-dragons-crushed.jpg" text:style-name="Internet_20_link" text:visited-style-name="Visited_20_Internet_20_Link">
imagine-dragons-crushed.jpg</text:a>
']</text:p>
      <text:p text:style-name="P4">
Tags: ['IMAGINE DRAGONS', 'UNITED24', 'ВІДЕО', 'МИКОЛАЇВЩИНА', 'МУЗИКА', 'СВІТ ПІДТРИМУЄ УКРАЇНУ', 'ТИМЧАСОВО ОКУПОВАНІ ТЕРИТОРІЇ']</text:p>
      <text:p text:style-name="P4">
Category: News</text:p>
      <!--METADATA-->
      <text:p text:style-name="P4">
<draw:frame draw:style-name="fr1" draw:name="Image259" text:anchor-type="as-char" svg:width="6.9236in" svg:height="3.980598in" draw:z-index="0">
<draw:image xlink:href="../Images/AРМІЯINFORM/2023-05-11T37-00-00-04-00/imagine-dragons-crushed.jpg" xlink:type="simple" xlink:show="embed" xlink:actuate="onLoad" draw:mime-type="image/jpeg"/>
</draw:frame>
Frame Video: Imagine Dragons - Crushed</text:p>
      <text:p text:style-name="P4">
Imagine Dragons created a video for the CRUSHED composition, the video was made in Ukraine. This creative work tells the real history of 14-year-old Khalopets from Novogrigorivka, Nikolaev region, named Sashko, whose house was occupied by Russian troops for five months.</text:p>
      <text:p text:style-name="P4">
During this time, Sashko was hiding in a bomb shelter to survive until he was unable to Ukrainian. However, the village in which he lived was almost destroyed, and Sasha's school was destroyed.</text:p>
      <text:p text:style-name="P4">
The film was shot by the director of the Taem Arnold, who is a friend <text:a xlink:type="simple" xlink:href="https://donorbox.org/imagine_dragons" text:style-name="Internet_20_link" text:visited-style-name="Visited_20_Internet_20_Link">
United24</text:a>
- a fundraising platform that supports the direction of "reconstruction of Ukraine" and founded by the President of Ukraine by the President Zelensky. Imagine Dragons decided to create this movie to support a charity project and draw attention to the situation in Ukraine.</text:p>
      <text:p text:style-name="P4">
<text:span text:style-name="T4">
 Thank you very much Imagine Dragons for such a powerful support for our country!</text:span>
</text:p>
      <text:p text:style-name="P4">
News Source: <text:a xlink:type="simple" xlink:href="https://armyinform.com.ua/2023/05/11/imagine-dragons-znyaly-v-ukrayini-muzychnyj-film-istoriyu-hlopczya-z-okupovanoyi-mykolayivshhyny/" text:style-name="Internet_20_link" text:visited-style-name="Visited_20_Internet_20_Link">
https://armyinform.com.ua/2023/05/11/imagine-dragons-znyaly-v-ukrayini-muzychnyj-film-istoriyu-hlopczya-z-okupovanoyi-mykolayivshhyny/</text:a>
</text:p>
      <!--NEWS-->
      <text:h text:style-name="P10" text:outline-level="1">
<text:span text:style-name="T4">
Irishmen began to teach Ukrainian military demining</text:span>
</text:h>
      <text:p text:style-name="P4">
Author: ['АРМІЯINFORM']</text:p>
      <text:p text:style-name="P4">
Time: 2023-05-11T38:00:00-04:00</text:p>
      <text:p text:style-name="P4">
Description: Ukrainianski Vіsysovo services were in a fortunate bomb of the bombs of the bombs of the bombs of the PID ... War with Ukraine 2022, war with Ukraine latest news today, news war with Ukraine 2022 The last to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eneral-shon-klensi.jpg" text:style-name="Internet_20_link" text:visited-style-name="Visited_20_Internet_20_Link">
general-shon-klensi.jpg</text:a>
', '<text:a xlink:type="simple" xlink:href="https://armyinform.com.ua/wp-content/uploads/2022/10/33-1.jpg" text:style-name="Internet_20_link" text:visited-style-name="Visited_20_Internet_20_Link">
33-1.jpg</text:a>
']</text:p>
      <text:p text:style-name="P4">
Tags: ['ВІЙСЬКОВА ПІДГОТОВКА', 'ДОПОМОГА ПАРТНЕРІВ', 'ІРЛАНДІЯ', 'РОЗМІНУВАННЯ', 'ШОН КЛЕНСІ']</text:p>
      <text:p text:style-name="P4">
Category: News</text:p>
      <!--METADATA-->
      <text:p text:style-name="P4">
<draw:frame draw:style-name="fr1" draw:name="Image260" text:anchor-type="as-char" svg:width="6.9236in" svg:height="4.711293in" draw:z-index="0">
<draw:image xlink:href="../Images/AРМІЯINFORM/2023-05-11T38-00-00-04-00/general-shon-klensi.jpg" xlink:type="simple" xlink:show="embed" xlink:actuate="onLoad" draw:mime-type="image/jpeg"/>
</draw:frame>
Sean Clancy. Photo: The Times</text:p>
      <text:p text:style-name="P4">
Ukrainian servicemen began training and disposal of BOMB under the guidance of Irish instructors.</text:p>
      <text:p text:style-name="P4">
As <text:a xlink:type="simple" xlink:href="https://www.irishtimes.com/ireland/2023/05/09/irish-troops-start-training-ukrainian-forces-in-cyprus/" text:style-name="Internet_20_link" text:visited-style-name="Visited_20_Internet_20_Link">
reports</text:a>
The Irish Times, About the Chief of General Staff of Defense of Ireland, Lieutenanthane-General Clancy.</text:p>
      <text:p text:style-name="P4">
He noted that training is part of a military assistance mission to Ukraine, during which representatives of the Armed Forces of Ukraine are trained from the Member States as part of assisting in the release of Russian aggression.</text:p>
      <text:p text:style-name="P4">
Ireland undertook to send up to 30 defense servicemen for the participation in the fields of disposal of ammunition and military medicine.</text:p>
      <text:p text:style-name="P4">
<draw:frame draw:style-name="fr1" draw:name="Image261" text:anchor-type="as-char" svg:width="6.9236in" svg:height="4.612849in" draw:z-index="0">
<draw:image xlink:href="../Images/AРМІЯINFORM/2023-05-11T38-00-00-04-00/33-1.jpg" xlink:type="simple" xlink:show="embed" xlink:actuate="onLoad" draw:mime-type="image/jpeg"/>
</draw:frame>
Demand. Illustrative photo</text:p>
      <text:p text:style-name="P4">
"Irish troops are already in Cyprus and conduct training for the Armed Forces of Ammunition and Demand," said Lieutenantchlene General.</text:p>
      <text:p text:style-name="P4">
According to him, other defense servicemen coordinate the mission of Znimechy and Brussels.</text:p>
      <text:p text:style-name="P4">
News Source: <text:a xlink:type="simple" xlink:href="https://armyinform.com.ua/2023/05/11/irlandczi-pochaly-navchaty-ukrayinskyh-vijskovyh-rozminuvannya/" text:style-name="Internet_20_link" text:visited-style-name="Visited_20_Internet_20_Link">
https://armyinform.com.ua/2023/05/11/irlandczi-pochaly-navchaty-ukrayinskyh-vijskovyh-rozminuvannya/</text:a>
</text:p>
      <!--NEWS-->
      <text:h text:style-name="P10" text:outline-level="1">
<text:span text:style-name="T4">
"Minus" 14 targets in two days: SBU showed the work of special forces</text:span>
</text:h>
      <text:p text:style-name="P4">
Author: ['АРМІЯINFORM']</text:p>
      <text:p text:style-name="P4">
Time: 2023-05-11T39:00:00-04:00</text:p>
      <text:p text:style-name="P4">
Description: For two DNI VIISKOVOKOVSKI Center for special operation “A” of the Service of the Bezpeki of Ukraine Z PIRDRODILU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БІЛИЙ ВОВК', 'ВТРАТИ ВОРОГА', 'ЗНИЩЕННЯ ВОРОГА', 'СБУ', 'СПЕЦПРИЗНАЧЕНЦІ']</text:p>
      <text:p text:style-name="P4">
Category: News</text:p>
      <!--METADATA-->
      <text:p text:style-name="P4">
<draw:frame draw:style-name="fr1" draw:name="Image262" text:anchor-type="as-char" svg:width="6.9236in" svg:height="3.555362in" draw:z-index="0">
<draw:image xlink:href="../Images/AРМІЯINFORM/2023-05-11T39-00-00-04-00/232191481_149444590648295_3523033550936501027_n.jpg" xlink:type="simple" xlink:show="embed" xlink:actuate="onLoad" draw:mime-type="image/jpeg"/>
</draw:frame>
Illustrative photo</text:p>
      <text:p text:style-name="P4">
In two days, servicemen of the Center for Special Operations "A" of the Security Service of Ukraine from the White Wolf unit destroyed 14 targets. The SBU <text:a xlink:type="simple" xlink:href="https://www.facebook.com/SecurSerUkraine/" text:style-name="Internet_20_link" text:visited-style-name="Visited_20_Internet_20_Link">
reports</text:a>
Ufeysbook.</text:p>
      <text:p text:style-name="P4">
"The special forces of the CSO" A "of the Security Services of Ukraine from the White Wolf unit by the shock drones hung and eliminated the weapons of the enemy: four tanks, DVABMP-3 and four BBM, two armor, a warehouse with ammunition and automobile equipment,"-the message reads.</text:p>
      <text:p text:style-name="P4">
News Source: <text:a xlink:type="simple" xlink:href="https://armyinform.com.ua/2023/05/11/minus-14-czilej-za-dva-dni-sbu-pokazala-robotu-speczpryznachencziv/" text:style-name="Internet_20_link" text:visited-style-name="Visited_20_Internet_20_Link">
https://armyinform.com.ua/2023/05/11/minus-14-czilej-za-dva-dni-sbu-pokazala-robotu-speczpryznachencziv/</text:a>
</text:p>
      <!--NEWS-->
      <text:h text:style-name="P10" text:outline-level="1">
<text:span text:style-name="T4">
The degradation of Russian armed forces is really unprecedented - Admiral Rob Bauer</text:span>
</text:h>
      <text:p text:style-name="P4">
Author: ['АРМІЯINFORM']</text:p>
      <text:p text:style-name="P4">
Time: 2023-05-11T40:00:00-04:00</text:p>
      <text:p text:style-name="P4">
Description: VID Occupation invaded in Ukraine Rosiyskі Zaggarbniks did not put the Logistic syste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admiral-rob-bauer.jpg" text:style-name="Internet_20_link" text:visited-style-name="Visited_20_Internet_20_Link">
admiral-rob-bauer.jpg</text:a>
']</text:p>
      <text:p text:style-name="P4">
Tags: ['STOPRUSSIA', 'АГРЕСІЯ РФ', 'ВІЙСЬКОВИЙ КОМІТЕТ НАТО', 'НАТО']</text:p>
      <text:p text:style-name="P4">
Category: News</text:p>
      <!--METADATA-->
      <text:p text:style-name="P4">
<draw:frame draw:style-name="fr1" draw:name="Image263" text:anchor-type="as-char" svg:width="6.9236in" svg:height="4.620047in" draw:z-index="0">
<draw:image xlink:href="../Images/AРМІЯINFORM/2023-05-11T40-00-00-04-00/admiral-rob-bauer.jpg" xlink:type="simple" xlink:show="embed" xlink:actuate="onLoad" draw:mime-type="image/jpeg"/>
</draw:frame>
Admiral Rob Bauer. Photo: The Netherlands Defense Ministry</text:p>
      <text:p text:style-name="P4">
From the beginning of the invasion of Ukraine, Russian invaders have not created a systematic support system, have suffered heavy losses, and now forced to use outdated equipment and uninvited people in large numbers.</text:p>
      <text:p text:style-name="P4">
As <text:a xlink:type="simple" xlink:href="https://www.ukrinform.ua/rubric-ato/3707487-vijna-v-ukraini-dedali-silnise-protistavlatime-kilkist-akosti-admiral-bauer.html" text:style-name="Internet_20_link" text:visited-style-name="Visited_20_Internet_20_Link">
reports</text:a>
Ukrinform, the day before in Brussels, during a press conference following the meeting of the Defense of Defense of the Union countries, said the chairman of the Military Committee Natoadmiral Rob Bauer.</text:p>
      <text:p text:style-name="P4">
At the same time, Ukraine, according to him, focuses on the quality of forces and drunking of servicemen, uses weapons of Western samples, and this cut will be reflected on the battlefield over the following months.</text:p>
      <text:p text:style-name="P4">
“Any side in the war faces the same problems-loses people, has destroyed or damaged equipment, and feels a lack of ammunition. One of the award miscalculations that Russia was preparing for the three -day, "forgot" to inform the performers about its goals and could not expand the logistics system. So during the days they were left without fuel for the tank armies, ”said the Dutch Admiral Bauer.</text:p>
      <text:p text:style-name="P4">
He noted that in the conditions of fighting on the fourth or sixth day, they are transformed into a logistics competition, and this is what happens in Ukraine now. This is closely related to other problems-with the ability to replenish stools, receive new equipment, tanks and combat vehicles, tanks and combat vehicles, tanks and combat vehicles new artillery systems and more. It is also about replenishing the personnel of the conscription or mobilization and its preparation.</text:p>
      <text:p text:style-name="P4">
“From a material point of view, the Russians began to use very old-materials and capabilities, for example, the T-54 tanks, the 1954 model, which we mibble on the battlefield. The problem is that they still have a lot of these-54. We see that the Russians are forced to focus on quantities. Including a large number of conscripts and mobilized people who are not well -known, they act on outdated materials, but in large numbers. Ukrainian, on the other hand, focused on quality, with weapons of the Western design, and as appropriate training for the military. This is a big difference that will have the manifestation of the next months, ”NATO's Military Committee said.“Logistics and logistics environment is a very important component(prompt - ed.)thinking. For many decades, we have neglected a large volume that would be associated with collective defense to a large -scale conflict - because we did not provide such a conflict. We planned smaller operations, which also had a significant logistics component, but were much more suitable for planning than war we see in Ukraine now, ”Rob Bauer said.</text:p>
      <text:p text:style-name="P4">
He stressed that the solution of such problems is not a matter of one day, it will interfere with large -scale and long efforts and investments, including in the development of the system of providing troops and logistics, improving the system of military management, etc. All this is at the heart of updated operational concepts on the modernization of the structure of troops and their provision, which will be considered during NATO -Samite in Vilnius.</text:p>
      <text:p text:style-name="P4">
In turn, the Commander -in -Chief of the United NATO Armed Forces in the Europian American General Christopher Cavola noted that the Russian army should not be underestimated.</text:p>
      <text:p text:style-name="P4">
“I want to add that the degradation of the Russian Armed Forces is really unprecedented. Alevona concerns, above all, land forces, why we have very multifaceted. At the same time, it is worth remembering that in other areas, this degradation is much less noticeable, ”said the US military commander.</text:p>
      <text:p text:style-name="P4">
News Source: <text:a xlink:type="simple" xlink:href="https://armyinform.com.ua/2023/05/11/degradacziya-rosijskyh-zbrojnyh-syl/" text:style-name="Internet_20_link" text:visited-style-name="Visited_20_Internet_20_Link">
https://armyinform.com.ua/2023/05/11/degradacziya-rosijskyh-zbrojnyh-syl/</text:a>
</text:p>
      <!--NEWS-->
      <text:h text:style-name="P10" text:outline-level="1">
<text:span text:style-name="T4">
During the mandatory evacuation from dangerous areas of Kharkiv region, all children were taken out</text:span>
</text:h>
      <text:p text:style-name="P4">
Author: ['АРМІЯINFORM']</text:p>
      <text:p text:style-name="P4">
Time: 2023-05-11T41:00:00-04:00</text:p>
      <text:p text:style-name="P4">
Description: 79 evakuyu was evacuated by the settlement of the Kommersant District at the Mazhas Obov'yazkovo ... War with Ukraine 2022, the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evakuacziya-ditej.jpg" text:style-name="Internet_20_link" text:visited-style-name="Visited_20_Internet_20_Link">
evakuacziya-ditej.jpg</text:a>
']</text:p>
      <text:p text:style-name="P4">
Tags: ['ЕВАКУАЦІЯ ДІТЕЙ', 'ЕВАКУАЦІЯ НАСЕЛЕННЯ', 'КУП‘ЯНСЬК', 'МІНРЕІНТЕГРАЦІЇ', 'ХАРКІВЩИНА']</text:p>
      <text:p text:style-name="P4">
Category: News</text:p>
      <!--METADATA-->
      <text:p text:style-name="P4">
<draw:frame draw:style-name="fr1" draw:name="Image264" text:anchor-type="as-char" svg:width="6.9236in" svg:height="5.618664in" draw:z-index="0">
<draw:image xlink:href="../Images/AРМІЯINFORM/2023-05-11T41-00-00-04-00/evakuacziya-ditej.jpg" xlink:type="simple" xlink:show="embed" xlink:actuate="onLoad" draw:mime-type="image/jpeg"/>
</draw:frame>
<text:span text:style-name="T4">
 79 children evacuated from the settlements of Kupyansk district in the obligatory evacuation. </text:span>
</text:p>
      <text:p text:style-name="P4">
The corresponding decision was made by the coordination headquarters on compulsory vacing under the chairmanship of Viceremier-Minister Irina Vereshchuk.</text:p>
      <text:p text:style-name="P4">
In particular, the compulsory evacuation of children was carried out in Vilkhvatsk, Petropavlovsk, Velikoburlutsk and two -year -old territorial communities.</text:p>
      <text:p text:style-name="P4">
The evacuated residents received one -time financial assistance in the amount of 2 thousand hryvnias for adults and 3 thousand hryvnias for children under 18 years of age and persons with disinfectants.</text:p>
      <text:p text:style-name="P4">
You can report to evacuate from Kupyansk community by phone:(098)941-23-00.</text:p>
      <text:p text:style-name="P4">
You can also contact a 24-hour Ministry of Reintegration Hotline: 15-48. For messages through WhatsApp/Telegram/Viber Messengers Act(096)078-84-33.</text:p>
      <text:p text:style-name="P4">
Source: <text:a xlink:type="simple" xlink:href="https://minre.gov.ua/2023/05/10/z-nebezpechnyh-naselenyh-punktiv-harkivshhyny-evakujovano-vsih-ditej/" text:style-name="Internet_20_link" text:visited-style-name="Visited_20_Internet_20_Link">
Ministry of Reintegration of temporarily occupied territories</text:a>
</text:p>
      <text:p text:style-name="P4">
News Source: <text:a xlink:type="simple" xlink:href="https://armyinform.com.ua/2023/05/11/nebezpechnyh-rajoniv-harkivshhyny-vyvezeno-ditej/" text:style-name="Internet_20_link" text:visited-style-name="Visited_20_Internet_20_Link">
https://armyinform.com.ua/2023/05/11/nebezpechnyh-rajoniv-harkivshhyny-vyvezeno-ditej/</text:a>
</text:p>
      <!--NEWS-->
      <text:h text:style-name="P10" text:outline-level="1">
<text:span text:style-name="T4">
The invaders in the south of Ukraine are massively terminated and exported</text:span>
</text:h>
      <text:p text:style-name="P4">
Author: ['АРМІЯINFORM']</text:p>
      <text:p text:style-name="P4">
Time: 2023-05-11T42:00:00-04:00</text:p>
      <text:p text:style-name="P4">
Description: Rosіyskіyki Vyvo Mino of Medic Medic Holders of the Timchasov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rosiyany-marodery.jpg" text:style-name="Internet_20_link" text:visited-style-name="Visited_20_Internet_20_Link">
rosiyany-marodery.jpg</text:a>
']</text:p>
      <text:p text:style-name="P4">
Tags: ['ЗАПОРІЖЖЯ', 'МАРОДЕРИ', 'ОКУПАНТИ', 'РОСІЙСЬКО-ОКУПАЦІЙНІ ВІЙСЬКА', 'ССО', 'ХЕРСОНЩИНА', 'ЦЕНТРУ НАЦІОНАЛЬНОГО СПРОТИВУ']</text:p>
      <text:p text:style-name="P4">
Category: News</text:p>
      <!--METADATA-->
      <text:p text:style-name="P4">
<draw:frame draw:style-name="fr1" draw:name="Image265" text:anchor-type="as-char" svg:width="6.9236in" svg:height="4.615733in" draw:z-index="0">
<draw:image xlink:href="../Images/AРМІЯINFORM/2023-05-11T42-00-00-04-00/rosiyany-marodery.jpg" xlink:type="simple" xlink:show="embed" xlink:actuate="onLoad" draw:mime-type="image/jpeg"/>
</draw:frame>
Illustrative photo</text:p>
      <text:p text:style-name="P4">
Russian invaders export property from medical institutions and state -owned occupied territories(THAT)Zaporizhzhya and Kherson regions.</text:p>
      <text:p text:style-name="P4">
About it <text:a xlink:type="simple" xlink:href="https://sprotyv.mod.gov.ua/okupanty-vyvozyat-majno-derzhavnyh-ustanov-z-tot-pivdnya-ukrayiny/" text:style-name="Internet_20_link" text:visited-style-name="Visited_20_Internet_20_Link">
reports</text:a>
Center for National Resistance to Silis -specific Operations of Ukraine.</text:p>
      <text:p text:style-name="P4">
“The occupation administrations of the Tot of Zaporizhzhia and Kherson region are massively terminated. Documentation, office equipment and other property of Ukrainian state institutions, which previously housed the invaders, are taken to the Russian Federation. Parts of the colaboration with families have also already left the territory of the Russian Federation. All this is under the appearance of the so -called "evacuation", "the message reads.</text:p>
      <text:p text:style-name="P4">
In addition, the occupiers also export medical equipment from hospitals in the temporary and industrial territory.</text:p>
      <text:p text:style-name="P4">
News Source: <text:a xlink:type="simple" xlink:href="https://armyinform.com.ua/2023/05/11/okupanty-masovo-prypynyat-svoyu-diyalnist/" text:style-name="Internet_20_link" text:visited-style-name="Visited_20_Internet_20_Link">
https://armyinform.com.ua/2023/05/11/okupanty-masovo-prypynyat-svoyu-diyalnist/</text:a>
</text:p>
      <!--NEWS-->
      <text:h text:style-name="P10" text:outline-level="1">
<text:span text:style-name="T4">
Defense forces destroyed 5 enemy UAVs of different types</text:span>
</text:h>
      <text:p text:style-name="P4">
Author: ['АРМІЯINFORM']</text:p>
      <text:p text:style-name="P4">
Time: 2023-05-11T43:00:00-04:00</text:p>
      <text:p text:style-name="P4">
Description: About the General Headquarters of the ZS, steal.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АВІАЦІЯ ЗСУ', 'АГРЕСІЯ РФ', 'ВТОРГНЕННЯ РФ', 'ГШ ЗСУ']</text:p>
      <text:p text:style-name="P4">
Category: News</text:p>
      <!--METADATA-->
      <text:p text:style-name="P4">
<draw:frame draw:style-name="fr1" draw:name="Image266" text:anchor-type="as-char" svg:width="6.9236in" svg:height="4.292632in" draw:z-index="0">
<draw:image xlink:href="../ConvertedIMGs/AРМІЯINFORM/2023-05-11T43-00-00-04-00/1200_0_1651937012-2605.png" xlink:type="simple" xlink:show="embed" xlink:actuate="onLoad" draw:mime-type="image/png"/>
</draw:frame>
Illustrative Photo <text:span text:style-name="T4">
 🔥Set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The General Staff of the Armed Forces of Ukraine.</text:p>
      <text:p text:style-name="P4">
“Aviation of defense forces over the past day has struck 4 beats in the areas of concentration of personal staff and enemy military equipment. Over the past day, our organization destroyed 5 enemy UAVs of different types. And the units of the missile troops of the Iarthillery were affected by 1 anti-aircraft missile complex, 2 areas of concentration of the Living Silers, 1 composition of fuel and lubricants, 2 artillery units of the present position, as well as the station of electronic struggle of the occupiers.</text:p>
      <text:p text:style-name="P4">
Support the Armed Forces!Let's win!</text:p>
      <text:p text:style-name="P4">
Glory to Ukraine!”, - the message reads.</text:p>
      <text:p text:style-name="P4">
News Source: <text:a xlink:type="simple" xlink:href="https://armyinform.com.ua/2023/05/11/syly-oborony-znyshhyly-5-vorozhyh-bpla-riznyh-typiv/" text:style-name="Internet_20_link" text:visited-style-name="Visited_20_Internet_20_Link">
https://armyinform.com.ua/2023/05/11/syly-oborony-znyshhyly-5-vorozhyh-bpla-riznyh-typiv/</text:a>
</text:p>
      <!--NEWS-->
      <text:h text:style-name="P10" text:outline-level="1">
<text:span text:style-name="T4">
During the past day, the Russians have inflicted 45 aviation blows</text:span>
</text:h>
      <text:p text:style-name="P4">
Author: ['АРМІЯINFORM']</text:p>
      <text:p text:style-name="P4">
Time: 2023-05-11T44:00:00-04:00</text:p>
      <text:p text:style-name="P4">
Description: About the General Headquarters of the ZS, steal. “The Chotirist of Forty Friends came up ... the war with Ukraine 2022, the war with Ukraine is the latest news today, the news of the war with Ukraine 2022 is the last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05/aviacziya-rf.jpg" text:style-name="Internet_20_link" text:visited-style-name="Visited_20_Internet_20_Link">
aviacziya-rf.jpg</text:a>
']</text:p>
      <text:p text:style-name="P4">
Tags: ['STOPRUSSIA', 'АГРЕСІЯ РФ', 'ВТОРГНЕННЯ РФ', 'ГШ ЗС УКРАЇНИ', 'ГШ ЗСУ']</text:p>
      <text:p text:style-name="P4">
Category: News</text:p>
      <!--METADATA-->
      <text:p text:style-name="P4">
<draw:frame draw:style-name="fr1" draw:name="Image267" text:anchor-type="as-char" svg:width="6.9236in" svg:height="4.431104in" draw:z-index="0">
<draw:image xlink:href="../Images/AРМІЯINFORM/2023-05-11T44-00-00-04-00/aviacziya-rf.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The General Staff of the Armed Forces of Ukraine.</text:p>
      <text:p text:style-name="P4">
“Four hundredth of the second day of the large -scale armed aggression of the Russian Federation against Ukraine began.</text:p>
      <text:p text:style-name="P4">
Over the past day, the enemy struck the C-300 rocket on the civil infrastructure of Konstantinovka in Donetsk region. In addition, he inflicted 45 aircraft shoes and carried out 53 shelling of rocket launchers on positions of troops and settlements of Kherson region. Peaceful people were injured, private dwellings and other civilian infrastructure were destroyed and damaged.</text:p>
      <text:p text:style-name="P4">
The likelihood of further rocket and aviation strikes throughout Ukraine is high, because the enemy continues to apply terror tactics, ”the message reads.</text:p>
      <text:p text:style-name="P4">
News Source: <text:a xlink:type="simple" xlink:href="https://armyinform.com.ua/2023/05/11/protyagom-mynuloyi-doby-rosiyany-zavdaly-45-aviaczijnyh-udariv/" text:style-name="Internet_20_link" text:visited-style-name="Visited_20_Internet_20_Link">
https://armyinform.com.ua/2023/05/11/protyagom-mynuloyi-doby-rosiyany-zavdaly-45-aviaczijnyh-udariv/</text:a>
</text:p>
      <!--NEWS-->
      <text:h text:style-name="P10" text:outline-level="1">
<text:span text:style-name="T4">
Ukrainian defenders repelled 39 enemy attacks - the most fierce battles continue for Bakhmut and Marinka</text:span>
</text:h>
      <text:p text:style-name="P4">
Author: ['АРМІЯINFORM']</text:p>
      <text:p text:style-name="P4">
Time: 2023-05-11T45:00:00-04:00</text:p>
      <text:p text:style-name="P4">
Description: About the General Headquarters of the ZS, steal. “The opponent is a sinking of ZoSEREDZHUVATI ... The war with Ukraine 2022, the war with Ukraine is the latest news today, the war with Ukraine 2022 is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3/05/345561938_169733466036684_5362462622211363921_n-1.jpg" text:style-name="Internet_20_link" text:visited-style-name="Visited_20_Internet_20_Link">
345561938_169733466036684_5362462622211363921_n-1.jpg</text:a>
']</text:p>
      <text:p text:style-name="P4">
Tags: ['STOPRUSSIA', 'АГРЕСІЯ РФ', 'ВТОРГНЕННЯ РФ', 'ГШ ЗСУ', 'ХРОНІКА ОБОРОНИ']</text:p>
      <text:p text:style-name="P4">
Category: News</text:p>
      <!--METADATA-->
      <text:p text:style-name="P4">
<draw:frame draw:style-name="fr1" draw:name="Image268" text:anchor-type="as-char" svg:width="6.9236in" svg:height="4.622945in" draw:z-index="0">
<draw:image xlink:href="../Images/AРМІЯINFORM/2023-05-11T45-00-00-04-00/345561938_169733466036684_5362462622211363921_n-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The General Staff of the Armed Forces of Ukraine.</text:p>
      <text:p text:style-name="P4">
“The enemy continues to concentrate the main efforts on Liman, Bakhmut, Avdiiv and Mariinsky directions - 39 hostilities are reflected. The most fierce battles continue for Bakhmut and Marinka.</text:p>
      <text:p text:style-name="P4">
<text:span text:style-name="T4">
 In Volyn and Polissya directions </text:span>
 Signs of formation of offensive groups were not detected. The landfills of the Republic of Belarus continue to be identified units of the Armed Forces of the Russian Federation.</text:p>
      <text:p text:style-name="P4">
<text:span text:style-name="T4">
 In the Siversky and Slobozhansky directions </text:span>
 during the enemy fired changes and artillery settlements of Bleshnya, Leonivka, Krasny Khutirchernihiv region; Bachivsk, walking, boyars, Volfine, Belovoda, Popivka, Pavlovka and Basivka of Sumy region, as well as veterinary, green, huts, Zibyne and Budarki in Kharkiv region.</text:p>
      <text:p text:style-name="P4">
<text:span text:style-name="T4">
 The enemy of the offensives </text:span>
 did not take action in the Kupyansk direction. Oblivaudari in the areas of settlements Masyutivka, May Day and Thorns. Artillery and mortar shellings of the enemy were suffered by Mykolaivka, Krasne, first, Figolivka, Novomlinsk, two -year, Masyutivka, Lyman first, Kislivkivka region and Stelmakhivka.</text:p>
      <text:p text:style-name="P4">
<text:span text:style-name="T4">
 In the Liman direction </text:span>
 the enemy was unsuccessful offensive actions in the Ranserebryansky forestry. He has struck the areas of Bigorivka, Verkhnamyanskoye and controversial. Artillery shells were Makeevka, Bigorivka and Merry Luhansk region and Yampolivka, disputed Brest - Donetsk.</text:p>
      <text:p text:style-name="P4">
<text:span text:style-name="T4">
 In the Bakhmut direction </text:span>
 the enemy conducted unsuccessful offensive actions in the city of Bakhmut. He has caused air strikes in the areas of settlements Thorns, Bakhmut, Hlyshchiyivka, Kurdyumivka and White Mountain. Orykhovo-Vasylivka, Bogdanivka, Bakhmut, Ivanivske, Yar, Stupochka, Iron and New York of Donetsk region were injured from enemy shelling.</text:p>
      <text:p text:style-name="P4">
<text:span text:style-name="T4">
 At Avdiivsky </text:span>
 <text:span text:style-name="T4">
 direction </text:span>
 the enemy conducted unsuccessful offensive actions by Avdiivka. He struck aviation strikes in the areas of Novokalin Taavdiivka. He fired at the settlements of Berdychi, Avdiivka, Pervomaisket Nevelskoye Donetsk region.<text:span text:style-name="T4">
 In the mineral direction </text:span>
 During the day the enemy conducted offensive actions in Rivmivaylovka, did not have success. He caused the Air Force near the Tanovovilka Purchalivka. He fired at the settlements of Novomykhailivka, Khaledar, Prychistivka and Novoukrainka.</text:p>
      <text:p text:style-name="P4">
<text:span text:style-name="T4">
 In Zaporizhzhya and Kherson directions </text:span>
 The enemy is defending. Increasing the strokes in the areas of settlements Gulyaypole, Mala Tokmachka, Stepnogorsk, Kizomis and Stanislav. Fired at the settlements of Uremivka, Novopoil of Donetsk region; Malynivka, Gulyaypole, Mykilsk, Mala Tokmachka, Orikhiv, Kamianske Zaporizhzhya region; Manganese and Nikopol - Dnipropetrovsk; Dudchans, Berislav, Vesele, Antonivka, Dniprovske, Belozer, Kizomis, wide beam, Stanislav Kherson region Tamisto Kherson ”, - the message reads.</text:p>
      <text:p text:style-name="P4">
News Source: <text:a xlink:type="simple" xlink:href="https://armyinform.com.ua/2023/05/11/ukrayinski-zahysnyky-vidbyly-39-vorozhyh-atak-najzapeklishi-boyi-tryvayut-za-bahmut-ta-maryinku/" text:style-name="Internet_20_link" text:visited-style-name="Visited_20_Internet_20_Link">
https://armyinform.com.ua/2023/05/11/ukrayinski-zahysnyky-vidbyly-39-vorozhyh-atak-najzapeklishi-boyi-tryvayut-za-bahmut-ta-maryinku/</text:a>
</text:p>
      <!--NEWS-->
      <text:h text:style-name="P10" text:outline-level="1">
<text:span text:style-name="T4">
"Patriot cannot knock down" dagger "and Ukrainian soldiers are drug addicts" - regular fakes of Russian propaganda</text:span>
</text:h>
      <text:p text:style-name="P4">
Author: ['АРМІЯINFORM']</text:p>
      <text:p text:style-name="P4">
Time: 2023-05-11T46:00:00-04:00</text:p>
      <text:p text:style-name="P4">
Description: The Center for the Wizin -Format at the RNBO of Ukraine, having published Dobіrka Fakev Tu Manipulyatsiy,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rosijska-propaganda-fejky.jpg" text:style-name="Internet_20_link" text:visited-style-name="Visited_20_Internet_20_Link">
rosijska-propaganda-fejky.jpg</text:a>
']</text:p>
      <text:p text:style-name="P4">
Tags: ['РОСІЙСЬКА ПРОПАГАНДА', 'РОСІЙСЬКІ ФЕЙКИ', 'ЦПД РНБО']</text:p>
      <text:p text:style-name="P4">
Category: News</text:p>
      <!--METADATA-->
      <text:p text:style-name="P4">
<draw:frame draw:style-name="fr1" draw:name="Image269" text:anchor-type="as-char" svg:width="6.9236in" svg:height="4.32725in" draw:z-index="0">
<draw:image xlink:href="../Images/AРМІЯINFORM/2023-05-11T46-00-00-04-00/rosijska-propaganda-fejky.jpg" xlink:type="simple" xlink:show="embed" xlink:actuate="onLoad" draw:mime-type="image/jpeg"/>
</draw:frame>
Fakes of Rospropaganda. Collage: Armyinform</text:p>
      <text:p text:style-name="P4">
Center for Combating Misinformation in NSDC Ukraine <text:a xlink:type="simple" xlink:href="https://t.me/CenterCounteringDisinformation/5294" text:style-name="Internet_20_link" text:visited-style-name="Visited_20_Internet_20_Link">
Published</text:a>
A selection of fakeite manipulations, who were actively spreading the propagandists of the aggressor state.</text:p>
      <text:p text:style-name="P4">
<text:span text:style-name="T4">
Manipulation</text:span>
</text:p>
      <text:p text:style-name="P4">
The Russian Foreign Ministry spokeswoman M. Zakharov stated: “The Kiev regime has no moral right to comment on the Victory Day, to condemn someone, to recommend something to the Chivat. This regime has nothing to do with the Great Victory, nor the Domist Heroes of Kiev and Odessa, nor to more than two thousand Ukrainians-the Heroic Soviet Union. "</text:p>
      <text:p text:style-name="P4">
<text:span text:style-name="T4">
Misinformation</text:span>
</text:p>
      <text:p text:style-name="P4">
Citing the statement of the Deputy Secretary of the Russian Security Council O. Grebenkin, the Russian media reported: “Today, drug use is considered the norm among soldiers of the Ukrainian army, whom the West chases to slaughter… Helping the“ its ”helped transform the channels of drugs from Ukraine.</text:p>
      <text:p text:style-name="P4">
<text:span text:style-name="T4">
Manipulation</text:span>
</text:p>
      <text:p text:style-name="P4">
"It is impossible to knock down the Russian hypersonic rocket" dagger "by the American complex. Such statements are due to a lack of results, including the decrease in HIMARS efficiency, which the Russian military learned to protect, ”said Russian military expert O. Leonkov.</text:p>
      <text:p text:style-name="P4">
News Source: <text:a xlink:type="simple" xlink:href="https://armyinform.com.ua/2023/05/11/patriot-ne-mozhe-zbyty-kyndzhal/" text:style-name="Internet_20_link" text:visited-style-name="Visited_20_Internet_20_Link">
https://armyinform.com.ua/2023/05/11/patriot-ne-mozhe-zbyty-kyndzhal/</text:a>
</text:p>
      <!--NEWS-->
      <text:h text:style-name="P10" text:outline-level="1">
<text:span text:style-name="T4">
In Zaporozhye, the occupiers in three days took out about 300 locals</text:span>
</text:h>
      <text:p text:style-name="P4">
Author: ['АРМІЯINFORM']</text:p>
      <text:p text:style-name="P4">
Time: 2023-05-11T47:00:00-04:00</text:p>
      <text:p text:style-name="P4">
Description: About the General Headquarters of the ZS, steal. “At the same time, Ostanniykh TROOH DNIV ... War with Ukraine 2022, War with Ukraine Latest News Today, News War with Ukraine 2022 Last for today, will there be a war between Ukraine and Russia, and when, the war with Ukraine will be or not, there will be or not, it will be, will be whether the war with Ukraine in the near future says, the war with Ukraine, Ukrainian news today, Ukrainian news in Ukrainian media in Russian</text:p>
      <text:p text:style-name="P4">
Images: ['<text:a xlink:type="simple" xlink:href="https://armyinform.com.ua/wp-content/uploads/2022/11/okupanty-luganshhyna.jpg" text:style-name="Internet_20_link" text:visited-style-name="Visited_20_Internet_20_Link">
okupanty-luganshhyna.jpg</text:a>
']</text:p>
      <text:p text:style-name="P4">
Tags: ['STOPRUSSIA', 'АГРЕСІЯ РФ', 'ВТОРГНЕННЯ РФ', 'ГШ ЗСУ', 'ПРИМУСОВА ЕВАКУАЦІЯ З ЗАПОРІЖЖЯ']</text:p>
      <text:p text:style-name="P4">
Category: News</text:p>
      <!--METADATA-->
      <text:p text:style-name="P4">
<draw:frame draw:style-name="fr1" draw:name="Image270" text:anchor-type="as-char" svg:width="6.9236in" svg:height="4.615733in" draw:z-index="0">
<draw:image xlink:href="../Images/AРМІЯINFORM/2023-05-11T47-00-00-04-00/okupanty-luganshhyn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The General Staff of the Armed Forces of Ukraine.</text:p>
      <text:p text:style-name="P4">
"Over the last three days, the Russian occupation administration has" evacuated "about 300 locals, in particular, children, from temporarily captured territories of the Zaporozhye region to Berdyansk," - the message reads.</text:p>
      <text:p text:style-name="P4">
News Source: <text:a xlink:type="simple" xlink:href="https://armyinform.com.ua/2023/05/11/na-zaporizhzhi-okupanty-za-try-dni-vyvezly-blyzko-300-misczevyh-zhyteliv/" text:style-name="Internet_20_link" text:visited-style-name="Visited_20_Internet_20_Link">
https://armyinform.com.ua/2023/05/11/na-zaporizhzhi-okupanty-za-try-dni-vyvezly-blyzko-300-misczevyh-zhyteliv/</text:a>
</text:p>
      <!--NEWS-->
      <text:h text:style-name="P10" text:outline-level="1">
<text:span text:style-name="T4">
Ukrainian defenders have eliminated more than 600 invaders in the past 24 hours, destroyed 14 artistem and 12 BBM</text:span>
</text:h>
      <text:p text:style-name="P4">
Author: ['АРМІЯINFORM']</text:p>
      <text:p text:style-name="P4">
Time: 2023-05-11T48:00:00-04:00</text:p>
      <text:p text:style-name="P4">
Description: Zagalni Boyov, take the enemy on 02/24/22 to 05/11/23 Orintovn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a9bf1ab1-8a1d-40e2-893f-124040c53ba8-scaled.jpg" text:style-name="Internet_20_link" text:visited-style-name="Visited_20_Internet_20_Link">
a9bf1ab1-8a1d-40e2-893f-124040c53ba8-scaled.jpg</text:a>
']</text:p>
      <text:p text:style-name="P4">
Tags: ['STOPRUSSIA', 'АГРЕСІЯ РФ', 'ВТОРГНЕННЯ РФ', 'ВТРАТИ ВОРОГА', 'ГШ ЗСУ']</text:p>
      <text:p text:style-name="P4">
Category: News</text:p>
      <!--METADATA-->
      <text:p text:style-name="P4">
<draw:frame draw:style-name="fr1" draw:name="Image271" text:anchor-type="as-char" svg:width="6.9236in" svg:height="6.975527in" draw:z-index="0">
<draw:image xlink:href="../Images/AРМІЯINFORM/2023-05-11T48-00-00-04-00/a9bf1ab1-8a1d-40e2-893f-124040c53ba8-scaled.jpg" xlink:type="simple" xlink:show="embed" xlink:actuate="onLoad" draw:mime-type="image/jpeg"/>
</draw:frame>
The total combat loss of the enemy from 24.02.22 to 11.05.23 will be orientated:</text:p>
      <text:p text:style-name="P4">
<text:span text:style-name="T4">
<text:span text:style-name="T5">
 Personnel - </text:span>
* 196920(+610)persons eliminated</text:span>
<text:span text:style-name="T5">
 tanks - </text:span>
<text:span text:style-name="T5">
 3740(+4)</text:span>
<text:span text:style-name="T4">
 combat armored vehicles - </text:span>
 7287(+12)<text:span text:style-name="T4">
<text:span text:style-name="T5">
 Artillery systems - </text:span>
<text:span text:style-name="T5">
 3053(+14)</text:span>
 </text:span>
 RSZV - <text:span text:style-name="T4">
 557(+2)</text:span>
<text:span text:style-name="T5">
 air defense - </text:span>
<text:span text:style-name="T5">
 310(+2)</text:span>
<text:span text:style-name="T4">
 aircraft - </text:span>
 308(0)<text:span text:style-name="T4">
<text:span text:style-name="T5">
 helicopters - </text:span>
* 294(0)</text:span>
<text:span text:style-name="T5">
 UAV Operative Tactical Level-</text:span>
<text:span text:style-name="T5">
 2627(+3)</text:span>
<text:span text:style-name="T4">
 Winged missiles - </text:span>
 970(0)<text:span text:style-name="T4">
<text:span text:style-name="T5">
 ships / boats - </text:span>
* 18(0)</text:span>
<text:span text:style-name="T5">
 Automobile equipment and tanks - </text:span>
<text:span text:style-name="T5">
 5984(+10)</text:span>
<text:span text:style-name="T4">
 Special Technique - </text:span>
 391(+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May 11, 23.</text:p>
      <text:p text:style-name="P4">
News Source: <text:a xlink:type="simple" xlink:href="https://armyinform.com.ua/2023/05/11/ukrayinski-zahysnyky-za-mynulu-dobu-likviduvaly-ponad-600-okupantiv-znyshhyly-14-artsystem-i-12-bbm/" text:style-name="Internet_20_link" text:visited-style-name="Visited_20_Internet_20_Link">
https://armyinform.com.ua/2023/05/11/ukrayinski-zahysnyky-za-mynulu-dobu-likviduvaly-ponad-600-okupantiv-znyshhyly-14-artsystem-i-12-bbm/</text:a>
</text:p>
      <!--NEWS-->
      <text:h text:style-name="P10" text:outline-level="1">
<text:span text:style-name="T4">
Under the pretext of evacuation, Russian invaders steal temporarily occupied territories</text:span>
</text:h>
      <text:p text:style-name="P4">
Author: ['АРМІЯINFORM']</text:p>
      <text:p text:style-name="P4">
Time: 2023-05-11T49:00:00-04:00</text:p>
      <text:p text:style-name="P4">
Description: The cups of the traveler, especially at the DNI, Yaki, are fucked by the puppants of the holy, at ... the war with Ukraine 2022, the war with Ukraine is the latest news today, the news war with Ukraine 2022 The last ones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5f6a5358.jpg" text:style-name="Internet_20_link" text:visited-style-name="Visited_20_Internet_20_Link">
5f6a5358.jpg</text:a>
']</text:p>
      <text:p text:style-name="P4">
Tags: ['АГРЕСІЯ РФ', 'ВТОРГНЕННЯ РФ', 'ГАННА МАЛЯР', 'МАРОДЕРСТВО']</text:p>
      <text:p text:style-name="P4">
Category: News</text:p>
      <!--METADATA-->
      <text:p text:style-name="P4">
<draw:frame draw:style-name="fr1" draw:name="Image272" text:anchor-type="as-char" svg:width="6.9236in" svg:height="4.615733in" draw:z-index="0">
<draw:image xlink:href="../Images/AРМІЯINFORM/2023-05-11T49-00-00-04-00/5f6a5358.jpg" xlink:type="simple" xlink:show="embed" xlink:actuate="onLoad" draw:mime-type="image/jpeg"/>
</draw:frame>
Gannamaars. Photo: Dmitry Yurchenko / Armyinfom</text:p>
      <text:p text:style-name="P4">
Since the beginning of May, especially in the days declared by the occupiers of the festive tavhihid, in the temporarily occupied territories in Zaporizhzhya and Kherson region the number of cases of looting and theft of Russian servicemen has increased significantly. The property and vehicles are mainly stolen by a release of the need to ensure evacuation of the population.</text:p>
      <text:p text:style-name="P4">
About it <text:a xlink:type="simple" xlink:href="https://t.me/annamaliar/721" text:style-name="Internet_20_link" text:visited-style-name="Visited_20_Internet_20_Link">
wrote</text:a>
Deputy Minister of Defense Anna Malyar in Telegrams.</text:p>
      <text:p text:style-name="P4">
“In the settlements Tokmak, childbirth, Kamianka, Rozivka, Mikhailivka, Molochansk, Energodar, Chernihivka in the temporarily occupied territory of the Uzaporozhye region, Russian invaders, covering up with the so -called provision of mechanical measures, stolen the material values of local enterprises of Tagiv.</text:p>
      <text:p text:style-name="P4">
According to Anna Malyar, in Energodar at night from the territory of the private enterprise "Electropodenmontazh-10", about 20 units of transportation were stolen and the composition of material property was looted.</text:p>
      <text:p text:style-name="P4">
Also, at night, under the pretext of evacuation of the Russian occupation administration of the razing point Skadovsk in the temporarily occupied territory in the Kherson region, the invaders hastily removed the looted office equipment and other property.</text:p>
      <text:p text:style-name="P4">
"It is probably that on May 7 this year, Russian invaders will be used to move the stolen property of the temporarily occupied Crimea," Anna Malyar said.</text:p>
      <text:p text:style-name="P4">
News Source: <text:a xlink:type="simple" xlink:href="https://armyinform.com.ua/2023/05/11/pid-pryvodom-evakuacziyi-rosijski-okupanty-obkradayut-tymchasovo-okupovani-terytoriyi/" text:style-name="Internet_20_link" text:visited-style-name="Visited_20_Internet_20_Link">
https://armyinform.com.ua/2023/05/11/pid-pryvodom-evakuacziyi-rosijski-okupanty-obkradayut-tymchasovo-okupovani-terytoriyi/</text:a>
</text:p>
      <!--NEWS-->
      <text:h text:style-name="P10" text:outline-level="1">
<text:span text:style-name="T4">
SWIFT ResPONSE-23 with NATO allies take place in Estonia</text:span>
</text:h>
      <text:p text:style-name="P4">
Author: ['АРМІЯINFORM']</text:p>
      <text:p text:style-name="P4">
Time: 2023-05-11T50:00:00-04:00</text:p>
      <text:p text:style-name="P4">
Description: In the ecdon, the US Army in the Egi in the єvropi that Africa, it rushed out of all SWIFT ... War with Ukraine 2022, war with Ukraine Latest news today, Ukrainian News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swiftresponse2023.jpg" text:style-name="Internet_20_link" text:visited-style-name="Visited_20_Internet_20_Link">
swiftresponse2023.jpg</text:a>
']</text:p>
      <text:p text:style-name="P4">
Tags: ['SWIFT RESPONSE-23', 'ВІЙСЬКОВІ НАВЧАННЯ', 'ЕСТОНІЯ']</text:p>
      <text:p text:style-name="P4">
Category: News</text:p>
      <!--METADATA-->
      <text:p text:style-name="P4">
<draw:frame draw:style-name="fr1" draw:name="Image273" text:anchor-type="as-char" svg:width="6.9236in" svg:height="3.894525in" draw:z-index="0">
<draw:image xlink:href="../Images/AРМІЯINFORM/2023-05-11T50-00-00-04-00/swiftresponse2023.jpg" xlink:type="simple" xlink:show="embed" xlink:actuate="onLoad" draw:mime-type="image/jpeg"/>
</draw:frame>
In Estonia under the auspices of the US Army in Europe and Africa, Swift Response-2023 military training began.</text:p>
      <text:p text:style-name="P4">
About it <text:a xlink:type="simple" xlink:href="https://twitter.com/Kaitsevagi/status/1655920565037694977" text:style-name="Internet_20_link" text:visited-style-name="Visited_20_Internet_20_Link">
reports</text:a>
The press service of Estonia Defense.</text:p>
      <text:p text:style-name="P4">
The exercises that will last until May 20, 2023 in the Baltic and Mediterranean regions, a script will be worked out, which will be rapidly deployed in Estonia in cooperation with Estonia forces and NATO allies.</text:p>
      <text:p text:style-name="P4">
Countries such as the Czech Republic, Estonia, France, Germany, Greece, Hungary, Italy, Latvia, the Netherlands, Poland, Portugal, Spain, the United Kingdom and the United States take part in the exercises.</text:p>
      <text:p text:style-name="P4">
Swift Respons-23 training is the first of the three exercises that include dynamic use of forces in Europe to restrain and increase NATO readiness.</text:p>
      <text:p text:style-name="P4">
News Source: <text:a xlink:type="simple" xlink:href="https://armyinform.com.ua/2023/05/11/v-estoniyi-vidbuvayutsya-navchannya-swift-response-23-iz-soyuznykamy-po-nato/" text:style-name="Internet_20_link" text:visited-style-name="Visited_20_Internet_20_Link">
https://armyinform.com.ua/2023/05/11/v-estoniyi-vidbuvayutsya-navchannya-swift-response-23-iz-soyuznykamy-po-nato/</text:a>
</text:p>
      <!--NEWS-->
      <text:h text:style-name="P10" text:outline-level="1">
<text:span text:style-name="T4">
In Ukraine a moment of silence</text:span>
</text:h>
      <text:p text:style-name="P4">
Author: ['АРМІЯINFORM']</text:p>
      <text:p text:style-name="P4">
Time: 2023-05-11T51: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74" text:anchor-type="as-char" svg:width="6.9236in" svg:height="3.895992in" draw:z-index="0">
<draw:image xlink:href="../Images/AРМІЯINFORM/2023-05-11T51-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11/v-ukrayini-hvylyna-movchannya-2/" text:style-name="Internet_20_link" text:visited-style-name="Visited_20_Internet_20_Link">
https://armyinform.com.ua/2023/05/11/v-ukrayini-hvylyna-movchannya-2/</text:a>
</text:p>
      <!--NEWS-->
      <text:h text:style-name="P10" text:outline-level="1">
<text:span text:style-name="T4">
In Zaporizhzhya, the Terrobronivtsi force the Russians to dig up and move to defense - Colonel Vladimir Martyniuk</text:span>
</text:h>
      <text:p text:style-name="P4">
Author: ['АРМІЯINFORM']</text:p>
      <text:p text:style-name="P4">
Time: 2023-05-11T52:00:00-04:00</text:p>
      <text:p text:style-name="P4">
Description: The commander of the Hrome -based brigades of the Teritarian defense forces ZSU Colonel Volodymyr Martinyuk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5395431483553991573_y.jpg" text:style-name="Internet_20_link" text:visited-style-name="Visited_20_Internet_20_Link">
photo_5395431483553991573_y.jpg</text:a>
']</text:p>
      <text:p text:style-name="P4">
Tags: ['ВІЙНА', 'ЗАПОРІЖЖЯ', 'КОМАНДУВАННЯ СИЛ ТЕРОБОРОНИ ЗСУ', 'НАЦІОНАЛЬНИЙ СПРОТИВ', 'ТЕРОБОРОНА']</text:p>
      <text:p text:style-name="P4">
Category: News</text:p>
      <!--METADATA-->
      <text:p text:style-name="P4">
<draw:frame draw:style-name="fr1" draw:name="Image275" text:anchor-type="as-char" svg:width="6.9236in" svg:height="4.32725in" draw:z-index="0">
<draw:image xlink:href="../Images/AРМІЯINFORM/2023-05-11T52-00-00-04-00/photo_5395431483553991573_y.jpg" xlink:type="simple" xlink:show="embed" xlink:actuate="onLoad" draw:mime-type="image/jpeg"/>
</draw:frame>
The commander of the Separate Brigade of Territorial Defense forces Colonel Volodymyrmartyniuk reported that warriors not only reflect enemy attacks, but also force the enemy to dig up and move to defense.</text:p>
      <text:p text:style-name="P4">
About this <text:a xlink:type="simple" xlink:href="https://t.me/militarymediacenter/1903" text:style-name="Internet_20_link" text:visited-style-name="Visited_20_Internet_20_Link">
it is referred</text:a>
on Military Mediacenter.</text:p>
      <text:p text:style-name="P4">
«Ivano-Frankivsk Separate Brigade of Forces of Territorial Defense of the Armed Forces of Ukraine in Zaporozhye. Here, Russian invaders periodically use aviation, artillery, tanks and armored vehicles, there are constant hostile groups. However, our brigade defends its positions and does not give the enemy chances for a breakthrough, ”the brigade commander said.</text:p>
      <text:p text:style-name="P4">
According to him, a separate brigade TEP has been fighting and restraining the Kremlin occupier for over a year.</text:p>
      <text:p text:style-name="P4">
"Courageous warriors from Prykarpattya not only reflect the attacks of the Russian enemy tasks in their area, but also force the Russians to dig a good excavation and to the defense," he said.</text:p>
      <text:p text:style-name="P4">
Volodymyr Martyniuk stressed that it is very important to understand now that instead of the Nastya it will not come to fight. The liberation of our independent land depends exclusively from us.</text:p>
      <text:p text:style-name="P4">
“The participation of every Ukrainian should be to approach the victory: who does not fight - working for the development of the economy, volunteer and purchases for the army ammunition, drones or cars. The contribution of each of us is important. And if we will understand it - no evil in the world will be able to break our native Ukraine, our volunteer freedom!” He added.</text:p>
      <text:p text:style-name="P4">
News Source: <text:a xlink:type="simple" xlink:href="https://armyinform.com.ua/2023/05/11/na-zaporizhzhi-teroboronivczi-zmushuyut-rosiyan-okopuvatysya-ta-perehodyty-do-oborony-polkovnyk-volodymyr-martynyuk/" text:style-name="Internet_20_link" text:visited-style-name="Visited_20_Internet_20_Link">
https://armyinform.com.ua/2023/05/11/na-zaporizhzhi-teroboronivczi-zmushuyut-rosiyan-okopuvatysya-ta-perehodyty-do-oborony-polkovnyk-volodymyr-martynyuk/</text:a>
</text:p>
      <!--NEWS-->
      <text:h text:style-name="P10" text:outline-level="1">
<text:span text:style-name="T4">
Britain's statement in the OSCE: Russia must realize that it will never be able to win Ukraine</text:span>
</text:h>
      <text:p text:style-name="P4">
Author: ['АРМІЯINFORM']</text:p>
      <text:p text:style-name="P4">
Time: 2023-05-11T53:00:00-04:00</text:p>
      <text:p text:style-name="P4">
Description: Rosiyska Federalca Ma, Chitko Usvidomiti, Scho, Nikoli is not a snapper to Khustogt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ukraine_soldiers.jpg" text:style-name="Internet_20_link" text:visited-style-name="Visited_20_Internet_20_Link">
ukraine_soldiers.jpg</text:a>
']</text:p>
      <text:p text:style-name="P4">
Tags: ['STOPRUSSIA', 'БРИТАНІЯ', 'ДОПОМОГА ПАРТНЕРІВ', 'ОБСЄ', 'СВІТ ПІДТРИМУЄ УКРАЇНУ', 'ЯН СТАББС']</text:p>
      <text:p text:style-name="P4">
Category: News</text:p>
      <!--METADATA-->
      <text:p text:style-name="P4">
<draw:frame draw:style-name="fr1" draw:name="Image276" text:anchor-type="as-char" svg:width="6.9236in" svg:height="3.894525in" draw:z-index="0">
<draw:image xlink:href="../Images/AРМІЯINFORM/2023-05-11T53-00-00-04-00/ukraine_soldiers.jpg" xlink:type="simple" xlink:show="embed" xlink:actuate="onLoad" draw:mime-type="image/jpeg"/>
</draw:frame>
The Russian Federation should be clearly aware that it will never be able to defeat Ukraine.</text:p>
      <text:p text:style-name="P4">
About it <text:a xlink:type="simple" xlink:href="https://www.gov.uk/government/speeches/russia-must-realise-that-it-can-never-win-in-ukraine-if-it-keeps-fighting-it-will-keep-losing-uk-statement-to-the-osce" text:style-name="Internet_20_link" text:visited-style-name="Visited_20_Internet_20_Link">
stated</text:a>
UK's military adviser Jan Stabbs.</text:p>
      <text:p text:style-name="P4">
“Over the last week, Russia has again inflicted massive rocket launchers from UAVs from settlements throughout Ukraine with minimal observance or compliance. It should be noted that on Monday, the Ukrainian red cross reported that as a result of <text:a xlink:type="simple" xlink:href="https://armyinform.com.ua/2023/05/08/zagyblyj-ta-poraneni-vnaslidok-raketnyh-obstriliv-czyvilnyh-obyektiv-na-odeshhyni-prokurory-dokumentuyut-naslidky/" text:style-name="Internet_20_link" text:visited-style-name="Visited_20_Internet_20_Link">
rocket mole</text:a>
1000 square meters of humanitarian aid, which kept in the large warehouse of the Odessa region, were completely destroyed. Such attacks by Russian are directed to punish the Ukrainian people and sow terror. These are the marstoky acts of revenge and the shameful manifestation of the inability of Russian military protection, ”said Jan Stabbs, expressing during the OSCE meeting a strict transmission of Russia.</text:p>
      <text:p text:style-name="P4">
The UK's military adviser also emphasized the irony of false navigat of Russia on confrontation, taking into account its past actions.</text:p>
      <text:p text:style-name="P4">
"I would like to emphasize the irony that this was happening by the country that invaded Georgia in 2008, illegally annexed Crimea in 2014, and has begun a large -scale invasion of Ukraine on February 24 last year," he said.</text:p>
      <text:p text:style-name="P4">
Jan Stabbs has confirmed the support of the United Kingdom of Ukraine.</text:p>
      <text:p text:style-name="P4">
“Russia must realize that it will never be able to win in Ukraine. If it continues to fight, it will continue to lose. We are not underestimating a prolonged threat from the Russian Federation, but over time Ukraine will have a reason to celebrate. Ukraine will continue to demonstrate its decisiveness and unwavering moral force, struggling for the liberation of most of the homeland. Sovereignty, territorial integrity and independence of Ukraine will be fully restored. The United Kingdom and the International Security Company will remain adamant in support - we will support Ukraine as much as it does not need it, ”Jan Stabbs summarized.</text:p>
      <text:p text:style-name="P4">
News Source: <text:a xlink:type="simple" xlink:href="https://armyinform.com.ua/2023/05/11/zayava-brytaniyi-v-obsye-rosiya-maye-usvidomyty-shho-vona-nikoly-ne-zmozhe-peremogty-ukrayinu/" text:style-name="Internet_20_link" text:visited-style-name="Visited_20_Internet_20_Link">
https://armyinform.com.ua/2023/05/11/zayava-brytaniyi-v-obsye-rosiya-maye-usvidomyty-shho-vona-nikoly-ne-zmozhe-peremogty-ukrayinu/</text:a>
</text:p>
      <!--NEWS-->
      <text:h text:style-name="P10" text:outline-level="1">
<text:span text:style-name="T4">
The President of Ukraine has formed new military administrations in a temporarily occupied part of Kherson region</text:span>
</text:h>
      <text:p text:style-name="P4">
Author: ['АРМІЯINFORM']</text:p>
      <text:p text:style-name="P4">
Time: 2023-05-11T54:00:00-04:00</text:p>
      <text:p text:style-name="P4">
Description: President of Ukraine Volodymyr Zelensky, having fired DVI Novі vіsyskovі adminsitasi o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STOPRUSSIA', 'АГРЕСІЯ РФ', 'ВОЛОДИМИР ЗЕЛЕНСЬКИЙ', 'УКАЗ ПРЕЗИДЕНТА УКРАЇНИ']</text:p>
      <text:p text:style-name="P4">
Category: News</text:p>
      <!--METADATA-->
      <text:p text:style-name="P4">
<draw:frame draw:style-name="fr1" draw:name="Image277" text:anchor-type="as-char" svg:width="6.9236in" svg:height="4.615733in" draw:z-index="0">
<draw:image xlink:href="../Images/AРМІЯINFORM/2023-05-11T54-00-00-04-00/ukaz.jpg" xlink:type="simple" xlink:show="embed" xlink:actuate="onLoad" draw:mime-type="image/jpeg"/>
</draw:frame>
President of Ukraine Volodymyr Zelensky has formed two new military administrations in a temporarily occupied part of the Kherson region.</text:p>
      <text:p text:style-name="P4">
This is stated in <text:a xlink:type="simple" xlink:href="https://www.president.gov.ua/documents/2682023-46713" text:style-name="Internet_20_link" text:visited-style-name="Visited_20_Internet_20_Link">
Decree # 268/2023</text:a>
, published on the website of the Presidential Office of Ukraine.</text:p>
      <text:p text:style-name="P4">
It is about the Vynohradiv Rural Military Administration and the Skadovsk Military Administration.</text:p>
      <text:p text:style-name="P4">
"The General Staff of the Armed Forces of Ukraine, the Kherson Regional State Administration should be carried out in accordance with the Law of Ukraine" On Legal Regime "measures related to the formation of military administrations referred to in Article 1 of this Decree," the statement reads.</text:p>
      <text:p text:style-name="P4">
The decree enters into force on the day of its publication.</text:p>
      <text:p text:style-name="P4">
News Source: <text:a xlink:type="simple" xlink:href="https://armyinform.com.ua/2023/05/11/prezydent-ukrayiny-utvoryv-novi-vijskovi-administracziyi-na-tymchasovo-okupovanij-chastyni-hersonshhyny/" text:style-name="Internet_20_link" text:visited-style-name="Visited_20_Internet_20_Link">
https://armyinform.com.ua/2023/05/11/prezydent-ukrayiny-utvoryv-novi-vijskovi-administracziyi-na-tymchasovo-okupovanij-chastyni-hersonshhyny/</text:a>
</text:p>
      <!--NEWS-->
      <text:h text:style-name="P10" text:outline-level="1">
<text:span text:style-name="T4">
US Secretary of State discussed the further support of Ukraine with the President of the Euro Council</text:span>
</text:h>
      <text:p text:style-name="P4">
Author: ['АРМІЯINFORM']</text:p>
      <text:p text:style-name="P4">
Time: 2023-05-11T55:00:00-04:00</text:p>
      <text:p text:style-name="P4">
Description: The US Secretary of the United States Entoni Blinken, having discussed the president of the sake of Charles for the sake of Charles ... The war with Ukraine 2022, the war with Ukraine is th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thumbnail-tw-20210616133724-8181.jpg" text:style-name="Internet_20_link" text:visited-style-name="Visited_20_Internet_20_Link">
thumbnail-tw-20210616133724-8181.jpg</text:a>
']</text:p>
      <text:p text:style-name="P4">
Tags: ['ДЕРЖАВНИЙ СЕКРЕТАР США ЕНТОНІ\xa0БЛІНКЕН', 'ДЕРЖДЕП США', 'ЄВРОРАДА', 'ШАРЛЬ МІШЕЛЬ']</text:p>
      <text:p text:style-name="P4">
Category: News</text:p>
      <!--METADATA-->
      <text:p text:style-name="P4">
<draw:frame draw:style-name="fr1" draw:name="Image278" text:anchor-type="as-char" svg:width="6.9236in" svg:height="3.356897in" draw:z-index="0">
<draw:image xlink:href="../Images/AРМІЯINFORM/2023-05-11T55-00-00-04-00/thumbnail-tw-20210616133724-8181.jpg" xlink:type="simple" xlink:show="embed" xlink:actuate="onLoad" draw:mime-type="image/jpeg"/>
</draw:frame>
US Secretary of State Anthony Blinken discussed the issue of further support of Ukraine with President by European Council by President Michel in the context of its opposition to Russian aggression.</text:p>
      <text:p text:style-name="P4">
About it <text:a xlink:type="simple" xlink:href="https://www.state.gov/secretary-blinkens-call-with-european-council-president-michel/" text:style-name="Internet_20_link" text:visited-style-name="Visited_20_Internet_20_Link">
reports</text:a>
US State Department.</text:p>
      <text:p text:style-name="P4">
"Anthony Blinken and Charles Michel have confirmed support from the United States and the European Union, independence and territorial integrity of Ukraine," the statement reads.</text:p>
      <text:p text:style-name="P4">
In addition, the leaders discussed the possibilities of maintaining the sustainable peace between Armenias with Azerbaijan.</text:p>
      <text:p text:style-name="P4">
Earlier, the President of the Euro Council Charles Michelle <text:a xlink:type="simple" xlink:href="https://armyinform.com.ua/2022/05/05/prezydent-yevrorady-vvazhaye-shho-aktyvy-rosiyan-zamorozheni-sankcziyamy-potribno-konfiskuvaty-dlya-vidnovlennya-ukrayiny/" text:style-name="Internet_20_link" text:visited-style-name="Visited_20_Internet_20_Link">
declared</text:a>
that the assets of Russians, frozen by sanctions, need to be confirmed for the restoration of Ukraine.</text:p>
      <text:p text:style-name="P4">
News Source: <text:a xlink:type="simple" xlink:href="https://armyinform.com.ua/2023/05/11/derzhsekretar-ssha-obgovoryv-z-prezydentom-yevrorady-podalshu-pidtrymku-ukrayiny/" text:style-name="Internet_20_link" text:visited-style-name="Visited_20_Internet_20_Link">
https://armyinform.com.ua/2023/05/11/derzhsekretar-ssha-obgovoryv-z-prezydentom-yevrorady-podalshu-pidtrymku-ukrayiny/</text:a>
</text:p>
      <!--NEWS-->
      <text:h text:style-name="P10" text:outline-level="1">
<text:span text:style-name="T4">
During the day, rescuers went to eliminate the consequences of enemy shelling almost 200 times</text:span>
</text:h>
      <text:p text:style-name="P4">
Author: ['АРМІЯINFORM']</text:p>
      <text:p text:style-name="P4">
Time: 2023-05-11T56:00:00-04:00</text:p>
      <text:p text:style-name="P4">
Description: The last time, 10 injuries, the holding of the Service of Ukraine Zvozvichahi ... the war with Ukraine 2022, the war with Ukraine is the latest news today, the News War with Ukraine 2022 are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279" text:anchor-type="as-char" svg:width="6.9236in" svg:height="4.635046in" draw:z-index="0">
<draw:image xlink:href="../Images/AРМІЯINFORM/2023-05-11T56-00-00-04-00/pozhezha-1.jpg" xlink:type="simple" xlink:show="embed" xlink:actuate="onLoad" draw:mime-type="image/jpeg"/>
</draw:frame>
Illustrative photo</text:p>
      <text:p text:style-name="P4">
During the last day, <text:span text:style-name="T4">
 May 10, </text:span>
 Divisions of the Civil Service of Ukraine of Uncertain Situations <text:span text:style-name="T4">
 164 departures </text:span>
 to eliminate the consequences of the occupants of settlements and infrastructure. Eliminated <text:span text:style-name="T4">
 6 </text:span>
 fires. Psychological assistance is provided <text:span text:style-name="T4">
 108 </text:span>
 to persons.</text:p>
      <text:p text:style-name="P4">
This is stated in <text:a xlink:type="simple" xlink:href="https://dsns.gov.ua/uk/news/nadzvicaini-podiyi/operativna-informaciia-shhodo-likvidaciyi-naslidkiv-castkovix-pidtoplen-na-teritoriyi-ukrayini-stanom-na-900-8" text:style-name="Internet_20_link" text:visited-style-name="Visited_20_Internet_20_Link">
message</text:a>
SES of Ukraine.</text:p>
      <text:p text:style-name="P4">
Since the beginning of large -scale aggression of Russia, the units of the SES of Ukraine made 93 720 trips to eliminate the consequences of shelling, eliminated 14 468 fires, rescued 4041 persons, provided psychological assistance to 213 855 persons.</text:p>
      <text:p text:style-name="P4">
News Source: <text:a xlink:type="simple" xlink:href="https://armyinform.com.ua/2023/05/11/za-dobu-ryatuvalnyky-majzhe-200-raziv-vyyizhdzhaly-na-likvidacziyu-naslidkiv-vorozhyh-obstriliv-4/" text:style-name="Internet_20_link" text:visited-style-name="Visited_20_Internet_20_Link">
https://armyinform.com.ua/2023/05/11/za-dobu-ryatuvalnyky-majzhe-200-raziv-vyyizhdzhaly-na-likvidacziyu-naslidkiv-vorozhyh-obstriliv-4/</text:a>
</text:p>
      <!--NEWS-->
      <text:h text:style-name="P10" text:outline-level="1">
<text:span text:style-name="T4">
"Blood -fastened": A movie and a book about Georgians that defend Ukraine were presented in Kiev</text:span>
</text:h>
      <text:p text:style-name="P4">
Author: ['Євген Букет']</text:p>
      <text:p text:style-name="P4">
Time: 2023-05-11T57:00:00-04:00</text:p>
      <text:p text:style-name="P4">
Description: The documentary of the television journalist Oleg Manchuri was presented with Kiwi. The book is the book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ukrinform-osn.jpg" text:style-name="Internet_20_link" text:visited-style-name="Visited_20_Internet_20_Link">
ukrinform-osn.jpg</text:a>
', '<text:a xlink:type="simple" xlink:href="https://armyinform.com.ua/wp-content/uploads/2023/05/skripleni-krovyu-obkladynka.jpg" text:style-name="Internet_20_link" text:visited-style-name="Visited_20_Internet_20_Link">
skripleni-krovyu-obkladynka.jpg</text:a>
', '<text:a xlink:type="simple" xlink:href="https://armyinform.com.ua/wp-content/uploads/2023/05/zaza-nanuashvili.jpg" text:style-name="Internet_20_link" text:visited-style-name="Visited_20_Internet_20_Link">
zaza-nanuashvili.jpg</text:a>
', '<text:a xlink:type="simple" xlink:href="https://armyinform.com.ua/wp-content/uploads/2023/05/oleg-manchura.jpg" text:style-name="Internet_20_link" text:visited-style-name="Visited_20_Internet_20_Link">
oleg-manchura.jpg</text:a>
']</text:p>
      <text:p text:style-name="P4">
Tags: []</text:p>
      <text:p text:style-name="P4">
Category: News</text:p>
      <!--METADATA-->
      <text:p text:style-name="P4">
<draw:frame draw:style-name="fr1" draw:name="Image280" text:anchor-type="as-char" svg:width="6.9236in" svg:height="4.315711in" draw:z-index="0">
<draw:image xlink:href="../Images/AРМІЯINFORM/2023-05-11T57-00-00-04-00/ukrinform-osn.jpg" xlink:type="simple" xlink:show="embed" xlink:actuate="onLoad" draw:mime-type="image/jpeg"/>
</draw:frame>
In Kiev, a documentary of the TV journalist Oleg Manchura was presented Taknig "fastened with blood" about Georgian volunteers in Russian-Ukrainian. The filming of the tape took place in Georgia, Belgium and on the front line of the Vzaposhi region. The presentation was attended by the protagonist of the film-Zabanashvili-the founder of the Georgian National Battalion in the composition of the Ukrainian Legion of the Armed Forces of Ukraine and the creative team of the project.</text:p>
      <text:p text:style-name="P4">
<draw:frame draw:style-name="fr1" draw:name="Image281" text:anchor-type="as-char" svg:width="6.9236in" svg:height="5.492723in" draw:z-index="0">
<draw:image xlink:href="../Images/AРМІЯINFORM/2023-05-11T57-00-00-04-00/skripleni-krovyu-obkladynka.jpg" xlink:type="simple" xlink:show="embed" xlink:actuate="onLoad" draw:mime-type="image/jpeg"/>
</draw:frame>
Through the history of Zaza Nanashvili and the history of his family is revealed by the historian volunteer movement. He is a former MVSGRUSE specialist officer, defends Ukraine since 2014 side by side with his son Vano. Wife is a Ukrainian - Volunteer. In this context, he said: “I spoke that I was a little son, but then I had a young son, I created a family with a Ukrainian family. I loved Ukraine as my native. And now I can say from my heart that I am fighting for Ukraine. For Georgia and Ukraine. "</text:p>
      <text:p text:style-name="P4">
The participants of the press conference reported that in the ranks of the Defense Forces of Ukraine a full -scale invasion of Russia reflect more than 2.5 thousand Georgians.</text:p>
      <text:p text:style-name="P4">
<draw:frame draw:style-name="fr1" draw:name="Image282" text:anchor-type="as-char" svg:width="6.9236in" svg:height="4.142621in" draw:z-index="0">
<draw:image xlink:href="../Images/AРМІЯINFORM/2023-05-11T57-00-00-04-00/zaza-nanuashvili.jpg" xlink:type="simple" xlink:show="embed" xlink:actuate="onLoad" draw:mime-type="image/jpeg"/>
</draw:frame>
Zaza Nanashvili</text:p>
      <text:p text:style-name="P4">
“At first, I had to fight with the Ukrainians - the" west. " Then he met the Georgians. Adapted. Old friends joined - like -minded people, as I do, the principles and purpose. Now I have a large unit where not only Georgians and Ukrainians are fighting, but also British, Americans, Chileans, Peruvians, South Africans, Poles. Everyone is except Russian. "Good Russian" - only in bags, " - said Zaza Nanashvili during a presentation.</text:p>
      <text:p text:style-name="P4">
Two episodes of the movie "Blood fastened" were presented, which will be in the near future on the air of national Ukrainian TV channels. The plans of the creators - also present the tape in Brussels.</text:p>
      <text:p text:style-name="P4">
<draw:frame draw:style-name="fr1" draw:name="Image283" text:anchor-type="as-char" svg:width="6.9236in" svg:height="4.621503in" draw:z-index="0">
<draw:image xlink:href="../Images/AРМІЯINFORM/2023-05-11T57-00-00-04-00/oleg-manchura.jpg" xlink:type="simple" xlink:show="embed" xlink:actuate="onLoad" draw:mime-type="image/jpeg"/>
</draw:frame>
Oleg ManchuraStories, through the prism of personal experience, recorded in the film and the books of the book, are extremely important for awareness of the deep sensor with the oppressor, understanding the motivation of heroes and fixation of details.</text:p>
      <text:p text:style-name="P4">
Historical materials and interviews with memories and considerations about the war of the growth of Georgian volunteers every ten pages of the book are interrupted by biographical references of those killed in 2014-2021 of the heroes of the Russian-Ukrainian war, concluded by Andrey Kovalev and Rostislav Martyniuk.</text:p>
      <text:p text:style-name="P4">
According to the editor of Rostislav Martyniuk, the purpose of the work was to reveal the unique phenomenon of the Georgian volunteer movement in Ukraine. And with this task, the authors, directors, editors, installers and designers managed to cope with it.</text:p>
      <text:p text:style-name="P4">
News Source: <text:a xlink:type="simple" xlink:href="https://armyinform.com.ua/2023/05/11/skripleni-krovyu-u-kyyevi-prezentuvaly-film-i-knygu-pro-gruzyniv-yaki-zahyshhayut-ukrayinu/" text:style-name="Internet_20_link" text:visited-style-name="Visited_20_Internet_20_Link">
https://armyinform.com.ua/2023/05/11/skripleni-krovyu-u-kyyevi-prezentuvaly-film-i-knygu-pro-gruzyniv-yaki-zahyshhayut-ukrayinu/</text:a>
</text:p>
      <!--NEWS-->
      <text:h text:style-name="P10" text:outline-level="1">
<text:span text:style-name="T4">
Improvement of the Military Medical Commissions Service: What has been implemented now</text:span>
</text:h>
      <text:p text:style-name="P4">
Author: ['АРМІЯINFORM']</text:p>
      <text:p text:style-name="P4">
Time: 2023-05-11T58:00:00-04:00</text:p>
      <text:p text:style-name="P4">
Description: TO TO Zbroinі Khustroyani Systematically prazuyut over the orders of the VIISKOVO-LIKARSOK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reformiviyskovolikarskikhkomisiybuti-e1683788675641.jpg" text:style-name="Internet_20_link" text:visited-style-name="Visited_20_Internet_20_Link">
reformiviyskovolikarskikhkomisiybuti-e1683788675641.jpg</text:a>
']</text:p>
      <text:p text:style-name="P4">
Tags: ['ВІЙСЬКОВО-ЛІКАРСЬКА КОМІСІЯ', 'ВЛК', 'МЕДИЧНІ ПОСЛУГИ']</text:p>
      <text:p text:style-name="P4">
Category: News</text:p>
      <!--METADATA-->
      <text:p text:style-name="P4">
<draw:frame draw:style-name="fr1" draw:name="Image284" text:anchor-type="as-char" svg:width="6.9236in" svg:height="4.255034in" draw:z-index="0">
<draw:image xlink:href="../Images/AРМІЯINFORM/2023-05-11T58-00-00-04-00/reformiviyskovolikarskikhkomisiybuti-e1683788675641.jpg" xlink:type="simple" xlink:show="embed" xlink:actuate="onLoad" draw:mime-type="image/jpeg"/>
</draw:frame>
The Government and the Armed Forces of Ukraine are systematically working on improving the Military Medical Commission. Currently, changes to the laws of Ukraine have already been approved, the registration of the circumstances of the injury, the number of garrison VLCs, is increased by military personnel, the number of garrison VLK is increased, service is being improved, and the implementation of metropolitan.</text:p>
      <text:h text:style-name="P12" text:outline-level="3">
<text:span text:style-name="T4">
<text:span text:style-name="T4">
 5 steps taken to improve the Military Medical Commission </text:span>
</text:span>
</text:h>
      <text:p text:style-name="P4">
<text:span text:style-name="T4">
 1 . Financing. Introduced Medical Services Package as part of the Medical Guarantee Program. </text:span>
</text:p>
      <ul>
        <li>
freelance VLK at the CCC and JV was created on the basis of civilian medical establishments; * their number and list are determined by the OVA management; * NSAU concludes contracts with medical institutions and provides payment for the services provided.</li>
      </ul>
      <text:p text:style-name="P4">
Free Services:</text:p>
      <ul>
        <li>
conducting medical examinations(laboratory and instrumental research); * Direction in the presence of testimony to other medical institutions for examinations; Registration of reference projects and formation of medical notes on health status.</li>
      </ul>
      <text:p text:style-name="P4">
<text:span text:style-name="T4">
 2 . Increased the number of garrison VLK to extend the bandwidth. </text:span>
</text:p>
      <text:p text:style-name="P4">
<text:span text:style-name="T4">
 3 . Amendments to the laws of Ukraine, which simplify the registration of military servicemen, have been approved(wounds, injuries, injuries).</text:span>
 Удосконалений процес документообігу між військовими частинами тазакладами охорони здоров’я. Врегульовано можливість розширення мережі ВЛКшляхом залучення цивільних закладів охорони здоровʼя.</text:p>
      <text:p text:style-name="P4">
<text:span text:style-name="T4">
4. Покращення сервісу:</text:span>
</text:p>
      <ul>
        <li>
розроблено рекомендації щодо організації роботи ВЛК та обслуговування відвідувачів.  * проводяться виїзні засідання МСЕК до військовослужбовців (372 meetings were held).</li>
      </ul>
      <text:p text:style-name="P4">
<text:span text:style-name="T4">
5. Цифровізація:</text:span>
</text:p>
      <ul>
        <li>
пілотується процес документообігу між в/ч, вЗОЗ та ТЦК та СП;  * розгорнуто електронну чергу в окремих гарнізонних ВЛК, плануються наступні;  * військові заклади долучаються до роботи з ЕСОЗ, триває забезпечення комп’ютерною технікою.</li>
      </ul>
      <text:p text:style-name="P4">
Більше на <text:a xlink:type="simple" xlink:href="http://turbota.mil.gov.ua/" text:style-name="Internet_20_link" text:visited-style-name="Visited_20_Internet_20_Link">
сайті</text:a>
.</text:p>
      <text:p text:style-name="P4">
<text:span text:style-name="T5">
За інформацією<text:a xlink:type="simple" xlink:href="https://t.me/militarymediacenter/1904" text:style-name="Internet_20_link" text:visited-style-name="Visited_20_Internet_20_Link">
Military Media Center</text:a>
</text:span>
</text:p>
      <text:p text:style-name="P4">
News Source: <text:a xlink:type="simple" xlink:href="https://armyinform.com.ua/2023/05/11/pokrashhennya-servisu-vijskovo-likarskyh-komisij-shho-vprovadzheno-narazi/" text:style-name="Internet_20_link" text:visited-style-name="Visited_20_Internet_20_Link">
https://armyinform.com.ua/2023/05/11/pokrashhennya-servisu-vijskovo-likarskyh-komisij-shho-vprovadzheno-narazi/</text:a>
</text:p>
      <!--NEWS-->
      <text:h text:style-name="P10" text:outline-level="1">
<text:span text:style-name="T4">
Situation in Kherson: Critical infrastructure under enemy shelling</text:span>
</text:h>
      <text:p text:style-name="P4">
Author: ['Дмитро Завтонов']</text:p>
      <text:p text:style-name="P4">
Time: 2023-05-11T59:00:00-04:00</text:p>
      <text:p text:style-name="P4">
Description: Porting the Terorizuvati Mirnee Khherson, healthy posts poste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_golovna-1.jpg" text:style-name="Internet_20_link" text:visited-style-name="Visited_20_Internet_20_Link">
0_golovna-1.jpg</text:a>
', '<text:a xlink:type="simple" xlink:href="https://armyinform.com.ua/wp-content/uploads/2023/05/1_sergij-150x150.jpg" text:style-name="Internet_20_link" text:visited-style-name="Visited_20_Internet_20_Link">
1_sergij-150x150.jpg</text:a>
', '<text:a xlink:type="simple" xlink:href="https://armyinform.com.ua/wp-content/uploads/2023/05/2-48-150x150.jpg" text:style-name="Internet_20_link" text:visited-style-name="Visited_20_Internet_20_Link">
2-48-150x150.jpg</text:a>
', '<text:a xlink:type="simple" xlink:href="https://armyinform.com.ua/wp-content/uploads/2023/05/3-47-150x150.jpg" text:style-name="Internet_20_link" text:visited-style-name="Visited_20_Internet_20_Link">
3-47-150x150.jpg</text:a>
', '<text:a xlink:type="simple" xlink:href="https://armyinform.com.ua/wp-content/uploads/2023/05/4-42-150x150.jpg" text:style-name="Internet_20_link" text:visited-style-name="Visited_20_Internet_20_Link">
4-42-150x150.jpg</text:a>
', '<text:a xlink:type="simple" xlink:href="https://armyinform.com.ua/wp-content/uploads/2023/05/5-32-150x150.jpg" text:style-name="Internet_20_link" text:visited-style-name="Visited_20_Internet_20_Link">
5-32-150x150.jpg</text:a>
', '<text:a xlink:type="simple" xlink:href="https://armyinform.com.ua/wp-content/uploads/2023/05/6_artem-150x150.jpg" text:style-name="Internet_20_link" text:visited-style-name="Visited_20_Internet_20_Link">
6_artem-150x150.jpg</text:a>
', '<text:a xlink:type="simple" xlink:href="https://armyinform.com.ua/wp-content/uploads/2023/05/7-20-150x150.jpg" text:style-name="Internet_20_link" text:visited-style-name="Visited_20_Internet_20_Link">
7-20-150x150.jpg</text:a>
', '<text:a xlink:type="simple" xlink:href="https://armyinform.com.ua/wp-content/uploads/2023/05/8-16-150x150.jpg" text:style-name="Internet_20_link" text:visited-style-name="Visited_20_Internet_20_Link">
8-16-150x150.jpg</text:a>
', '<text:a xlink:type="simple" xlink:href="https://armyinform.com.ua/wp-content/uploads/2023/05/9-17-150x150.jpg" text:style-name="Internet_20_link" text:visited-style-name="Visited_20_Internet_20_Link">
9-17-150x150.jpg</text:a>
', '<text:a xlink:type="simple" xlink:href="https://armyinform.com.ua/wp-content/uploads/2023/05/10-19-150x150.jpg" text:style-name="Internet_20_link" text:visited-style-name="Visited_20_Internet_20_Link">
10-19-150x150.jpg</text:a>
']</text:p>
      <text:p text:style-name="P4">
Tags: ['ХЕРСОН']</text:p>
      <text:p text:style-name="P4">
Category: News</text:p>
      <!--METADATA-->
      <text:p text:style-name="P4">
<draw:frame draw:style-name="fr1" draw:name="Image285" text:anchor-type="as-char" svg:width="6.9236in" svg:height="4.609964in" draw:z-index="0">
<draw:image xlink:href="../Images/AРМІЯINFORM/2023-05-11T59-00-00-04-00/0_golovna-1.jpg" xlink:type="simple" xlink:show="embed" xlink:actuate="onLoad" draw:mime-type="image/jpeg"/>
</draw:frame>
The occupiers continue to terrorize the civilian population of Kherson, carrying out permanent supports from the residential quarters, civil infrastructure.</text:p>
      <text:p text:style-name="P4">
<text:a xlink:type="simple" xlink:href="https://armyinform.com.ua/wp-content/uploads/2023/05/1_sergij.jpg" text:style-name="Internet_20_link" text:visited-style-name="Visited_20_Internet_20_Link">
!(Images/AРМІЯINFORM/2023-05-11T59-00-00-04-00/1_sergij-150x150.jpg)</text:a>
Sergey</text:p>
      <text:p text:style-name="P4">
<text:a xlink:type="simple" xlink:href="https://armyinform.com.ua/wp-content/uploads/2023/05/2-48.jpg" text:style-name="Internet_20_link" text:visited-style-name="Visited_20_Internet_20_Link">
!(Images/AРМІЯINFORM/2023-05-11T59-00-00-04-00/2-48-150x150.jpg)</text:a>
</text:p>
      <text:p text:style-name="P4">
<text:a xlink:type="simple" xlink:href="https://armyinform.com.ua/wp-content/uploads/2023/05/3-47.jpg" text:style-name="Internet_20_link" text:visited-style-name="Visited_20_Internet_20_Link">
<draw:frame draw:style-name="fr1" draw:name="Image286" text:anchor-type="as-char" svg:width="6.9236in" svg:height="6.9236in" draw:z-index="0">
<draw:image xlink:href="../Images/AРМІЯINFORM/2023-05-11T59-00-00-04-00/3-47-150x150.jpg" xlink:type="simple" xlink:show="embed" xlink:actuate="onLoad" draw:mime-type="image/jpeg"/>
</draw:frame>
</text:a>
</text:p>
      <text:p text:style-name="P4">
<text:a xlink:type="simple" xlink:href="https://armyinform.com.ua/wp-content/uploads/2023/05/4-42.jpg" text:style-name="Internet_20_link" text:visited-style-name="Visited_20_Internet_20_Link">
<draw:frame draw:style-name="fr1" draw:name="Image287" text:anchor-type="as-char" svg:width="6.9236in" svg:height="6.9236in" draw:z-index="0">
<draw:image xlink:href="../Images/AРМІЯINFORM/2023-05-11T59-00-00-04-00/4-42-150x150.jpg" xlink:type="simple" xlink:show="embed" xlink:actuate="onLoad" draw:mime-type="image/jpeg"/>
</draw:frame>
</text:a>
</text:p>
      <text:p text:style-name="P4">
<text:a xlink:type="simple" xlink:href="https://armyinform.com.ua/wp-content/uploads/2023/05/5-32.jpg" text:style-name="Internet_20_link" text:visited-style-name="Visited_20_Internet_20_Link">
<draw:frame draw:style-name="fr1" draw:name="Image288" text:anchor-type="as-char" svg:width="6.9236in" svg:height="6.9236in" draw:z-index="0">
<draw:image xlink:href="../Images/AРМІЯINFORM/2023-05-11T59-00-00-04-00/5-32-150x150.jpg" xlink:type="simple" xlink:show="embed" xlink:actuate="onLoad" draw:mime-type="image/jpeg"/>
</draw:frame>
</text:a>
- Every day the enemy produces hundreds of shells in the city and region, and, as always, objects of critical infrastructure. On their "Soviet holidays", they decide to increase the number of shelling in the city: from artillery, RSZV and mortars. The commented hour allowed to prevent losses among civilians. So, unfortunately, they are wounded, but without dead, - said the serviceman. - The situation is difficult now, but the answer we give the enemy decent. I can say that we "congratulated" them more and more efficiently, so they were ill.</text:p>
      <text:p text:style-name="P4">
Although one of the main tasks of the military of a separate territorial defense is the provision of security in the city itself and the protection of the coastline, because of constant hostile shelling, defenders are involved daily in the assistance of the population.</text:p>
      <text:p text:style-name="P4">
<text:a xlink:type="simple" xlink:href="https://armyinform.com.ua/wp-content/uploads/2023/05/6_artem.jpg" text:style-name="Internet_20_link" text:visited-style-name="Visited_20_Internet_20_Link">
!(Images/AРМІЯINFORM/2023-05-11T59-00-00-04-00/6_artem-150x150.jpg)</text:a>
Artem</text:p>
      <text:p text:style-name="P4">
<text:a xlink:type="simple" xlink:href="https://armyinform.com.ua/wp-content/uploads/2023/05/7-20.jpg" text:style-name="Internet_20_link" text:visited-style-name="Visited_20_Internet_20_Link">
<draw:frame draw:style-name="fr1" draw:name="Image289" text:anchor-type="as-char" svg:width="6.9236in" svg:height="6.9236in" draw:z-index="0">
<draw:image xlink:href="../Images/AРМІЯINFORM/2023-05-11T59-00-00-04-00/7-20-150x150.jpg" xlink:type="simple" xlink:show="embed" xlink:actuate="onLoad" draw:mime-type="image/jpeg"/>
</draw:frame>
</text:a>
</text:p>
      <text:p text:style-name="P4">
<text:a xlink:type="simple" xlink:href="https://armyinform.com.ua/wp-content/uploads/2023/05/8-16.jpg" text:style-name="Internet_20_link" text:visited-style-name="Visited_20_Internet_20_Link">
<draw:frame draw:style-name="fr1" draw:name="Image290" text:anchor-type="as-char" svg:width="6.9236in" svg:height="6.9236in" draw:z-index="0">
<draw:image xlink:href="../Images/AРМІЯINFORM/2023-05-11T59-00-00-04-00/8-16-150x150.jpg" xlink:type="simple" xlink:show="embed" xlink:actuate="onLoad" draw:mime-type="image/jpeg"/>
</draw:frame>
</text:a>
</text:p>
      <text:p text:style-name="P4">
According to Artem, because of the enemy shelling in recent months, there have been multi -wealth among representatives of various types of municipal services, so the administration of the communities turned to the military.</text:p>
      <text:p text:style-name="P4">
<text:a xlink:type="simple" xlink:href="https://armyinform.com.ua/wp-content/uploads/2023/05/9-17.jpg" text:style-name="Internet_20_link" text:visited-style-name="Visited_20_Internet_20_Link">
!(Images/AРМІЯINFORM/2023-05-11T59-00-00-04-00/9-17-150x150.jpg)</text:a>
</text:p>
      <text:p text:style-name="P4">
<text:a xlink:type="simple" xlink:href="https://armyinform.com.ua/wp-content/uploads/2023/05/10-19.jpg" text:style-name="Internet_20_link" text:visited-style-name="Visited_20_Internet_20_Link">
<draw:frame draw:style-name="fr1" draw:name="Image291" text:anchor-type="as-char" svg:width="6.9236in" svg:height="6.9236in" draw:z-index="0">
<draw:image xlink:href="../Images/AРМІЯINFORM/2023-05-11T59-00-00-04-00/10-19-150x150.jpg" xlink:type="simple" xlink:show="embed" xlink:actuate="onLoad" draw:mime-type="image/jpeg"/>
</draw:frame>
</text:a>
- Now in Kherson we help repairmen, accompanying them during work. The distance to the left bank, of course, does not allow all situations, because between the exit and the arrival of time of seconds, but we, the military, do everything possible to help in the shortest time to submit the consequences of each terrorist act of the invaders, - added the defender.</text:p>
      <text:p text:style-name="P4">
<text:span text:style-name="T5">
Opto and video author</text:span>
</text:p>
      <text:p text:style-name="P4">
News Source: <text:a xlink:type="simple" xlink:href="https://armyinform.com.ua/2023/05/11/sytuacziya-v-hersoni-krytychna-infrastruktura-pid-vorozhymy-obstrilamy/" text:style-name="Internet_20_link" text:visited-style-name="Visited_20_Internet_20_Link">
https://armyinform.com.ua/2023/05/11/sytuacziya-v-hersoni-krytychna-infrastruktura-pid-vorozhymy-obstrilamy/</text:a>
</text:p>
      <!--NEWS-->
      <text:h text:style-name="P10" text:outline-level="1">
<text:span text:style-name="T4">
Zaporizka Oblast(19:00). Red Alert: aerial threat. Sirens sounding. Take cover now!</text:span>
</text:h>
      <text:p text:style-name="P4">
Authors: liveuamap (Language: en)</text:p>
      <text:p text:style-name="P4">
Time: 2023-05-11T5:01:00</text:p>
      <text:p text:style-name="P4">
Location: Zaporizka Oblast (Latitude:47.612431 Longtitude:35.765391)</text:p>
      <text:p text:style-name="P4">
Videos: []</text:p>
      <text:p text:style-name="P4">
Images: []</text:p>
      <text:p text:style-name="P4">
Tags: ["Europe", "Central and Eastern Europe"]</text:p>
      <text:p text:style-name="P4">
Id: 22562139</text:p>
      <!--METADATA-->
      <text:p text:style-name="P4">
Zaporizhzhia region(19:00). Red Alert: aerial threat. Sirens sounding. Take covernow!</text:p>
      <text:p text:style-name="P4">
News Collection Link: <text:a xlink:type="simple" xlink:href="https://liveuamap.com/en/2023/11-may-zaporizka-oblast1900-red-alert-aerial-g" text:style-name="Internet_20_link" text:visited-style-name="Visited_20_Internet_20_Link">
https://liveuamap.com/en/2023/11-may-zaporizka-oblast1900-red-alert-aerial-g</text:a>
</text:p>
      <text:p text:style-name="P4">
News Source: <text:a xlink:type="simple" xlink:href="https://t.me/air_alert_ua/45039" text:style-name="Internet_20_link" text:visited-style-name="Visited_20_Internet_20_Link">
https://t.me/air_alert_ua/45039</text:a>
</text:p>
      <!--NEWS-->
      <text:h text:style-name="P10" text:outline-level="1">
<text:span text:style-name="T4">
Last day Russian troops fired 115 settlements of Ukraine</text:span>
</text:h>
      <text:p text:style-name="P4">
Author: ['АРМІЯINFORM']</text:p>
      <text:p text:style-name="P4">
Time: 2023-05-11T60: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96228734-86ab-4f78-a1bb-54a6bda8f0ad.jpg" text:style-name="Internet_20_link" text:visited-style-name="Visited_20_Internet_20_Link">
96228734-86ab-4f78-a1bb-54a6bda8f0ad.jpg</text:a>
']</text:p>
      <text:p text:style-name="P4">
Tags: ['STOPRUSSIA', 'АГРЕСІЯ РФ', 'ВІЙНА', 'ВТОРГНЕННЯ РФ', 'НАСЛІДКИ ВОРОЖИХ ОБСТРІЛІВ']</text:p>
      <text:p text:style-name="P4">
Category: News</text:p>
      <!--METADATA-->
      <text:p text:style-name="P4">
<draw:frame draw:style-name="fr1" draw:name="Image292" text:anchor-type="as-char" svg:width="6.9236in" svg:height="4.772043in" draw:z-index="0">
<draw:image xlink:href="../Images/AРМІЯINFORM/2023-05-11T60-00-00-04-00/96228734-86ab-4f78-a1bb-54a6bda8f0ad.jpg" xlink:type="simple" xlink:show="embed" xlink:actuate="onLoad" draw:mime-type="image/jpeg"/>
</draw:frame>
During the last day, Russian troops fired at the territory of 9 regions of Ukraine.</text:p>
      <text:p text:style-name="P4">
About it in Telegram <text:a xlink:type="simple" xlink:href="https://t.me/militarymediacenter/1905" text:style-name="Internet_20_link" text:visited-style-name="Visited_20_Internet_20_Link">
informs</text:a>
MilitaryMedia Center.</text:p>
      <text:p text:style-name="P4">
The report says shelling was made from different types of weapons(mortars, tanks, artillery, RSZV, SCR, UAV, tactical aviation). Здійсненообстріли 115 населених пунктів, підтверджено ураження 90 об’єктівінфраструктури.</text:p>
      <text:p text:style-name="P4">
Є загиблі та поранені серед цивільного населення, кількість жертв уточнюється.</text:p>
      <text:p text:style-name="P4">
News Source: <text:a xlink:type="simple" xlink:href="https://armyinform.com.ua/2023/05/11/mynuloyi-doby-rosijski-vijska-obstrilyaly-115-naselenyh-punktiv-ukrayiny/" text:style-name="Internet_20_link" text:visited-style-name="Visited_20_Internet_20_Link">
https://armyinform.com.ua/2023/05/11/mynuloyi-doby-rosijski-vijska-obstrilyaly-115-naselenyh-punktiv-ukrayiny/</text:a>
</text:p>
      <!--NEWS-->
      <text:h text:style-name="P10" text:outline-level="1">
<text:span text:style-name="T4">
The Ministry of Defense presented representatives of the US Chamber of Commerce</text:span>
</text:h>
      <text:p text:style-name="P4">
Author: ['АРМІЯINFORM']</text:p>
      <text:p text:style-name="P4">
Time: 2023-05-11T61:00:00-04:00</text:p>
      <text:p text:style-name="P4">
Description: At the Minobornoi Vidbuli Zustych Iz, the representatives of the American Trademark of the Palace in ... War with Ukraine 2022, the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855a831885d97e76ac6b146f6d5cb8ff77f194be-e1683792162684.jpeg" text:style-name="Internet_20_link" text:visited-style-name="Visited_20_Internet_20_Link">
855a831885d97e76ac6b146f6d5cb8ff77f194be-e1683792162684.jpeg</text:a>
']</text:p>
      <text:p text:style-name="P4">
Tags: ['ІТ-ТЕХНОЛОГІЇ', 'МІНІСТЕРСТВО ОБОРОНИ', 'ЦИФРОВІЗАЦІЯ ЗСУ']</text:p>
      <text:p text:style-name="P4">
Category: News</text:p>
      <!--METADATA-->
      <text:p text:style-name="P4">
<draw:frame draw:style-name="fr1" draw:name="Image293" text:anchor-type="as-char" svg:width="6.9236in" svg:height="3.946452in" draw:z-index="0">
<draw:image xlink:href="../Images/AРМІЯINFORM/2023-05-11T61-00-00-04-00/855a831885d97e76ac6b146f6d5cb8ff77f194be-e1683792162684.jpeg" xlink:type="simple" xlink:show="embed" xlink:actuate="onLoad" draw:mime-type="image/jpeg"/>
</draw:frame>
The Ministry of Defense met with representatives of the American trade in Ukraine, during which the Advisor to the Secretary of Defense of Logistics IIT Oksana Ferchuk presented the current projects of the Ministry of Defense in the field of IThechnology and digitalization.</text:p>
      <text:p text:style-name="P4">
About this <text:a xlink:type="simple" xlink:href="https://www.mil.gov.ua/news/2023/05/11/minoboroni-prezentuvalo-predstavnikam-amerikanskoi-torgovelnoi-palati-proekti-vidomstva-u-sferi-it-tehnologij-i-czifrovizaczii/" text:style-name="Internet_20_link" text:visited-style-name="Visited_20_Internet_20_Link">
informs</text:a>
Ministry of Defence Ukraine.</text:p>
      <text:p text:style-name="P4">
Among these projects are the Logfas logistics support service(Logistic Functional Area Services)- an integrated set of software systems designed to support NATO logistics. The Successful Success Service in NATO countries since 1995 allows you to collect, store, process, analyze, display and disseminate information to support logistics during operations and exercises.</text:p>
      <text:p text:style-name="P4">
According to Oksana Ferchuk, the LOGFAS system provides full control of logistical assistance provided to Ukraine by partner countries. In the future, the program will provide logistical planning not only in international assistance, but also a complete list of resources available in the Armed Forces.</text:p>
      <text:p text:style-name="P4">
In addition, the introduction of ERP(enterprise resource planning)SAP Base Programming Systems will automate logistics, financial accounting and reporting and implement automated HR processes.</text:p>
      <text:p text:style-name="P4">
The Protection Project was also discussed - an electronic registrar, which develops the Ministry of Defense with the Ministry of Farm Transformation. The plans include the integration of the system with other state registers in Ukraine in order to obtain additional data on the military. Kut the territorial centers of staffing and social support to carry out the targeted involvement of the military -conscious in the fulfillment of the tasks of the Ukrainian.The participants of the meeting eventually agreed on further cooperation, in particular the compression of the development of IT technologies and digitalization of the Ministry of Defense and the Armed Forces of Ukraine.</text:p>
      <text:p text:style-name="P4">
News Source: <text:a xlink:type="simple" xlink:href="https://armyinform.com.ua/2023/05/11/minoborony-prezentuvalo-predstavnykam-amerykanskoyi-torgovelnoyi-palaty-proyekty-u-sferi-it-tehnologij-i-czyfrovizacziyi/" text:style-name="Internet_20_link" text:visited-style-name="Visited_20_Internet_20_Link">
https://armyinform.com.ua/2023/05/11/minoborony-prezentuvalo-predstavnykam-amerykanskoyi-torgovelnoyi-palaty-proyekty-u-sferi-it-tehnologij-i-czyfrovizacziyi/</text:a>
</text:p>
      <!--NEWS-->
      <text:h text:style-name="P10" text:outline-level="1">
<text:span text:style-name="T4">
The US Attorney General for the first time allowed the transfer of confiscated Russian assets to Ukraine</text:span>
</text:h>
      <text:p text:style-name="P4">
Author: ['АРМІЯINFORM']</text:p>
      <text:p text:style-name="P4">
Time: 2023-05-11T62:00:00-04:00</text:p>
      <text:p text:style-name="P4">
Description: General Prosecutor of the United States Merrik Garland allowed Persher the transfer of confessive Rosiyk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malofeev.jpg" text:style-name="Internet_20_link" text:visited-style-name="Visited_20_Internet_20_Link">
malofeev.jpg</text:a>
']</text:p>
      <text:p text:style-name="P4">
Tags: ['АНТИРОСІЙСЬКІ САНКЦІЇ', 'ДОПОМОГА ПАРТНЕРІВ', 'КОНФІСКАЦІЯ РОСІЙСЬКИХ АКТИВІВ', 'ПІДТРИМКА УКРАЇНИ', 'СВІТ ПІДТРИМУЄ УКРАЇНУ', 'США ТА\xa0УКРАЇНА']</text:p>
      <text:p text:style-name="P4">
Category: News</text:p>
      <!--METADATA-->
      <text:p text:style-name="P4">
<draw:frame draw:style-name="fr1" draw:name="Image294" text:anchor-type="as-char" svg:width="6.9236in" svg:height="3.894525in" draw:z-index="0">
<draw:image xlink:href="../Images/AРМІЯINFORM/2023-05-11T62-00-00-04-00/malofeev.jpg" xlink:type="simple" xlink:show="embed" xlink:actuate="onLoad" draw:mime-type="image/jpeg"/>
</draw:frame>
US Prosecutor General Merrick Garland has allowed the first transfer of confiscated Russian assets for use in Ukraine.</text:p>
      <text:p text:style-name="P4">
He reported this at a press conference on Wednesday, May 10, 2023.</text:p>
      <text:p text:style-name="P4">
Last year, the US Department of Justice accused the Russian oligarch Konstantinamalofeev of violating the sanctions imposed on Russia after its invasion of in Ukraine, stating that it funded the Russians who contributed to separatism in Crimea.</text:p>
      <text:p text:style-name="P4">
Then, according to Garland, he also announced the arrest of $ 5.4 billion in the so -called Orthodox oligarch and Ukrainophob Konstantin Malofeev counting in the US financial institution related to violations of Malofeev's sanctions.</text:p>
      <text:p text:style-name="P4">
In February Garland <text:a xlink:type="simple" xlink:href="https://armyinform.com.ua/2023/02/06/peredacha-konfiskovanyh-aktyviv-malofyeyeva-pershyj-pishov/" text:style-name="Internet_20_link" text:visited-style-name="Visited_20_Internet_20_Link">
stated</text:a>
that authorized the transfer of money for use in Ukraine.</text:p>
      <text:p text:style-name="P4">
"Although this is the first transfer of the United States of the confiscated Russian funds to the transmission of Ukraine, it will not be the last," Merrick Garland said.</text:p>
      <text:p text:style-name="P4">
Recall, as of March 2023, <text:a xlink:type="simple" xlink:href="https://armyinform.com.ua/2023/03/16/najbilshe-sankczij-proty-rf-nakladeno-ssha-shvejczariyeyu-ta-kanadoyu/" text:style-name="Internet_20_link" text:visited-style-name="Visited_20_Internet_20_Link">
Russia is the most sub -Ukrainian world</text:a>
. Проти російських фізичних іюридичних осіб діє 14 081 санкція. Це уп’ятеро більше, ніж до визнання неюпсевдореспублік «л/днр» у 2022 році. Найбільше санкцій проти рф наклали США,Швейцарія та Канада — 1948, 1782 та 1590 обмежень, відповідно.</text:p>
      <text:p text:style-name="P4">
<text:span text:style-name="T5">
Підготував Віталій Литвин</text:span>
</text:p>
      <text:p text:style-name="P4">
News Source: <text:a xlink:type="simple" xlink:href="https://armyinform.com.ua/2023/05/11/genprokuror-ssha-vpershe-dozvolyv-peredachu-konfiskovanyh-rosijskyh-aktyviv-ukrayini/" text:style-name="Internet_20_link" text:visited-style-name="Visited_20_Internet_20_Link">
https://armyinform.com.ua/2023/05/11/genprokuror-ssha-vpershe-dozvolyv-peredachu-konfiskovanyh-rosijskyh-aktyviv-ukrayini/</text:a>
</text:p>
      <!--NEWS-->
      <text:h text:style-name="P10" text:outline-level="1">
<text:span text:style-name="T4">
No occupier will be able to hide from punishment even in Russian swamps - Andrei Kostin</text:span>
</text:h>
      <text:p text:style-name="P4">
Author: ['АРМІЯINFORM']</text:p>
      <text:p text:style-name="P4">
Time: 2023-05-11T63:00:00-04:00</text:p>
      <text:p text:style-name="P4">
Description: Kozhzhenets, Yaki Prishov on Ukrainian Earth with Vіinoy, May Im'ya, the prison that ... War with Ukraine 2022, War with Ukraine Latest News today, News War with Ukraine 2022 The last ones for Ukraine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photo1683784512.jpeg" text:style-name="Internet_20_link" text:visited-style-name="Visited_20_Internet_20_Link">
photo1683784512.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95" text:anchor-type="as-char" svg:width="6.9236in" svg:height="3.894525in" draw:z-index="0">
<draw:image xlink:href="../Images/AРМІЯINFORM/2023-05-11T63-00-00-04-00/photo1683784512.jpeg" xlink:type="simple" xlink:show="embed" xlink:actuate="onLoad" draw:mime-type="image/jpeg"/>
</draw:frame>
Every offender who came to the Ukrainian land with the war has a name, the name of the face. Many of them are already known to Ukrainian justice. Others will not be able to sneak even in Russian swamps.</text:p>
      <text:p text:style-name="P4">
About it <text:a xlink:type="simple" xlink:href="https://www.gp.gov.ua/ua/posts/andrii-kostin-kozen-zlocin-maje-imya-prizvishhe-ta-obliccya-bagato-z-nix-mi-vze-znajemo-insim-ne-vdastsya-sxovatisya-navit-na-rosiiskix-bolotax" text:style-name="Internet_20_link" text:visited-style-name="Visited_20_Internet_20_Link">
stated</text:a>
Prosecutor General of Ukraine Andreykostin.</text:p>
      <text:p text:style-name="P4">
“We will find everyone involved. No military criminal will escape punishment. Their nonsense will know the whole world. Their names will sound in the courtroom, ” - said.</text:p>
      <text:p text:style-name="P4">
Thus, according to Andriy Kostin, today prosecutors of the Kherson Regional Prosecutor's Office reported the suspicion of the deputy head of the Rosgvardi department of the Rostov region to the Colonel of the Russian police, who organized a serving during the occupation of Kherson. He personally gave orders to apply a violence to hundreds of illegally detained civilians. Also about the suspected three of his associates.</text:p>
      <text:p text:style-name="P4">
In the captured premises of the temporary detention center from March to October2022, these criminals kept and tortured people. In total, more than two hundred people. One hundred and sixty of them turned to the rule of law. Work on the installation of other victims is ongoing.</text:p>
      <text:p text:style-name="P4">
“These were mainly pro -Ukrainian activists, volunteers, veterans, relatives of law enforcement officers. Some were kept for hours, others. Under horrible antisanitic conditions. They were beaten and tortured, restricted in food and water, refused to provide medical care. At least 17 men used the genital organs of electric shock, ”the Prosecutor General of Ukraine emphasized.</text:p>
      <text:p text:style-name="P4">
As during the NKVD, people were "knocked out" by what they did not do. They were accused of resistance traffic and demanded information about the Defense Forces of Ukraine. It is already known that at least three prisoners were tortured to death. Six - forced to be exported to temporarily occupied territories.</text:p>
      <text:p text:style-name="P4">
“This case, unfortunately, is not uncommon. Only in Kherson, 11 Katanet was found 13 places of freedom. Information on illegal maintenance is checked as 1000 people, ”Andrei Kostin said.</text:p>
      <text:p text:style-name="P4">
News Source: <text:a xlink:type="simple" xlink:href="https://armyinform.com.ua/2023/05/11/andrij-kostin-kozhen-zlochyn-maye-imya-prizvyshhe-ta-oblychchya/" text:style-name="Internet_20_link" text:visited-style-name="Visited_20_Internet_20_Link">
https://armyinform.com.ua/2023/05/11/andrij-kostin-kozhen-zlochyn-maye-imya-prizvyshhe-ta-oblychchya/</text:a>
</text:p>
      <!--NEWS-->
      <text:h text:style-name="P10" text:outline-level="1">
<text:span text:style-name="T4">
During the day of the Pyrotechnics of the SESS neutralized nearly 300 explosive items</text:span>
</text:h>
      <text:p text:style-name="P4">
Author: ['АРМІЯINFORM']</text:p>
      <text:p text:style-name="P4">
Time: 2023-05-11T64:00:00-04:00</text:p>
      <text:p text:style-name="P4">
Description: Lent out, 10 injuries, pirotechnic, Pirozhili of the Hold Service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5/345614666_257701429975424_3380841930557610325_n.jpg" text:style-name="Internet_20_link" text:visited-style-name="Visited_20_Internet_20_Link">
345614666_257701429975424_3380841930557610325_n.jpg</text:a>
']</text:p>
      <text:p text:style-name="P4">
Tags: ['STOPRUSSIA', 'АГРЕСІЯ РФ', 'ВІЙНА', 'ВТОРГНЕННЯ РФ', 'ДСНС УКРАЇНИ', 'РОЗМІНУВАННЯ']</text:p>
      <text:p text:style-name="P4">
Category: News</text:p>
      <!--METADATA-->
      <text:p text:style-name="P4">
<draw:frame draw:style-name="fr1" draw:name="Image296" text:anchor-type="as-char" svg:width="6.9236in" svg:height="4.619339in" draw:z-index="0">
<draw:image xlink:href="../Images/AРМІЯINFORM/2023-05-11T64-00-00-04-00/nebezpechno-miny.jpg" xlink:type="simple" xlink:show="embed" xlink:actuate="onLoad" draw:mime-type="image/jpeg"/>
</draw:frame>
"Dangerously. Mines. " Illustrative photo</text:p>
      <text:p text:style-name="P4">
During the last day, <text:span text:style-name="T4">
 May 10 </text:span>
, pyrotechnic units of the State Service of Ukraine for Emergency Situations <text:span text:style-name="T4">
 109 times </text:span>
 were involved in the execution of demining.</text:p>
      <text:p text:style-name="P4">
About it _ <text:a xlink:type="simple" xlink:href="https://dsns.gov.ua/uk/news/nadzvicaini-podiyi/operativna-informaciia-shhodo-roboti-pirotexnicnix-pidrozdiliv-dsns-ukrayini-47" text:style-name="Internet_20_link" text:visited-style-name="Visited_20_Internet_20_Link">
reports</text:a>
_ SES of Ukraine.</text:p>
      <text:p text:style-name="P4">
Pyrotechnical units found, seized and disposed(cleared)The area of the area <text:span text:style-name="T4">
 77 hectares </text:span>
.</text:p>
      <text:p text:style-name="P4">
Most often pyrotechnic units worked: in Kharkiv region 17 836 times, Kyiv region - 7659, Donetsk region - 5184, Mykolaiv region - 4856, Kherson region - 4713, Chernihiv region - 4587, Sumy - 1970, Cherkasy region - 1102.</text:p>
      <text:p text:style-name="P4">
Background: from the beginning of large -scale aggression of the Russian Federation of Ukrainian Federation of Ukraine, pyrotechnic units of the SES of Ukraine were involved 54 423 times before the execution of tasks for mine. 358 382 explosive edits, including 2222 aviation bombs, were disposed of. Examined(cleared)84 952 hectares.</text:p>
      <text:p text:style-name="P4">
A total of 174 thousand square meters remain. km of potentially dangerous territories, measuring 30% of the total area of the state.</text:p>
      <text:p text:style-name="P4">
<draw:frame draw:style-name="fr1" draw:name="Image297" text:anchor-type="as-char" svg:width="6.9236in" svg:height="5.804039in" draw:z-index="0">
<draw:image xlink:href="../Images/AРМІЯINFORM/2023-05-11T64-00-00-04-00/345614666_257701429975424_3380841930557610325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11/za-dobu-pirotehniky-dsns-zneshkodyly-majzhe-300-vybuhonebezpechnyh-predmetiv-3/" text:style-name="Internet_20_link" text:visited-style-name="Visited_20_Internet_20_Link">
https://armyinform.com.ua/2023/05/11/za-dobu-pirotehniky-dsns-zneshkodyly-majzhe-300-vybuhonebezpechnyh-predmetiv-3/</text:a>
</text:p>
      <!--NEWS-->
      <text:h text:style-name="P10" text:outline-level="1">
<text:span text:style-name="T4">
The traitor who "cited" the Russian rocket on a multi -storey building in Nikolaev is shouted</text:span>
</text:h>
      <text:p text:style-name="P4">
Author: ['АРМІЯINFORM']</text:p>
      <text:p text:style-name="P4">
Time: 2023-05-11T65:00:00-04:00</text:p>
      <text:p text:style-name="P4">
Description: Vikrika Shchelnik of the Rosiyk -Given attacks on the cyvic іnfrastructur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ce9337a28ecb004876059c969f40c15b-e1683792772646.jpeg" text:style-name="Internet_20_link" text:visited-style-name="Visited_20_Internet_20_Link">
ce9337a28ecb004876059c969f40c15b-e1683792772646.jpeg</text:a>
']</text:p>
      <text:p text:style-name="P4">
Tags: ['STOPRUSSIA', 'АГРЕСІЯ РФ', 'ВТОРГНЕННЯ РФ', 'СБУ']</text:p>
      <text:p text:style-name="P4">
Category: News</text:p>
      <!--METADATA-->
      <text:p text:style-name="P4">
<draw:frame draw:style-name="fr1" draw:name="Image298" text:anchor-type="as-char" svg:width="6.9236in" svg:height="4.534597in" draw:z-index="0">
<draw:image xlink:href="../Images/AРМІЯINFORM/2023-05-11T65-00-00-04-00/ce9337a28ecb004876059c969f40c15b-e1683792772646.jpeg" xlink:type="simple" xlink:show="embed" xlink:actuate="onLoad" draw:mime-type="image/jpeg"/>
</draw:frame>
Another corrector of Russian air attacks on Civilinfrastructure of Ukraine is revealed. It was at his guidance that the invaders made a rocket launcher on a residential high -rise building in Nikolaev in the fall of 2022, as a result, 8 civilians, including a minor child, were killed.</text:p>
      <text:p text:style-name="P4">
The attacker was a local resident, whom the Russian intelligence service attracted to schedule last August. Intending a taxi driver, he extort the regional center and recorded the places of basement and movement of siloborovna in the region. The attacker also tried to trust the experience of passengers and questioned information about the possible movement of Ukrainian military equipment and handed it to the occupiers, together with the coordinates of civilian infrastructure, which were located near residential buildings.</text:p>
      <text:p text:style-name="P4">
For each task completed, the enemy informant received up to 5 thousand UAH a bank card.</text:p>
      <text:p text:style-name="P4">
During the search at his place of residence, a mobile phone was found, which he used to communicate with the aggressor.</text:p>
      <text:p text:style-name="P4">
He is now in custody. The attacker faces up to 15 years in prison or life -making.</text:p>
      <text:p text:style-name="P4">
<text:span text:style-name="T4">
 Source: </text:span>
 <text:a xlink:type="simple" xlink:href="https://ssu.gov.ua/novyny/sbu-vykryla-vorozhoho-informatora-yakyi-naviv-rosiisku-raketu-na-zhytlovu-bahatopoverkhivku-v-mykolaievi" text:style-name="Internet_20_link" text:visited-style-name="Visited_20_Internet_20_Link">
<text:span text:style-name="T5">
SBU</text:span>
</text:a>
</text:p>
      <text:p text:style-name="P4">
News Source: <text:a xlink:type="simple" xlink:href="https://armyinform.com.ua/2023/05/11/vykryto-zradnyka-yakyj-naviv-rosijsku-raketu-na-bagatopoverhivku-v-mykolayevi/" text:style-name="Internet_20_link" text:visited-style-name="Visited_20_Internet_20_Link">
https://armyinform.com.ua/2023/05/11/vykryto-zradnyka-yakyj-naviv-rosijsku-raketu-na-bagatopoverhivku-v-mykolayevi/</text:a>
</text:p>
      <!--NEWS-->
      <text:h text:style-name="P10" text:outline-level="1">
<text:span text:style-name="T4">
Russia has reduced the number of rocket carriers in the Black Sea</text:span>
</text:h>
      <text:p text:style-name="P4">
Author: ['АРМІЯINFORM']</text:p>
      <text:p text:style-name="P4">
Time: 2023-05-11T66:00:00-04:00</text:p>
      <text:p text:style-name="P4">
Description: The village of Rosіyska, the Federals of Rosmyschi, has a Kilkiyst Raketonosyv with Chorny ... The war with Ukraine 2022, the war with Ukraine is the latest news today, the news war with Ukraine 2022 is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maxresdefault-1-1.jpg" text:style-name="Internet_20_link" text:visited-style-name="Visited_20_Internet_20_Link">
maxresdefault-1-1.jpg</text:a>
']</text:p>
      <text:p text:style-name="P4">
Tags: ['ВМС ЗС УКРАЇНИ', 'РАКЕТИ «КАЛІБР»', 'ЧОРНЕ МОРЕ']</text:p>
      <text:p text:style-name="P4">
Category: News</text:p>
      <!--METADATA-->
      <text:p text:style-name="P4">
<draw:frame draw:style-name="fr1" draw:name="Image299" text:anchor-type="as-char" svg:width="6.9236in" svg:height="3.894525in" draw:z-index="0">
<draw:image xlink:href="../Images/AРМІЯINFORM/2023-05-11T66-00-00-04-00/maxresdefault-1-1.jpg" xlink:type="simple" xlink:show="embed" xlink:actuate="onLoad" draw:mime-type="image/jpeg"/>
</draw:frame>
As of May 11, the Russian Federation reduced its number of rocket launchers to the Black Sea to two, and the enemy holds 16 winged -tinged "caliber".</text:p>
      <text:p text:style-name="P4">
About it <text:a xlink:type="simple" xlink:href="https://t.me/ukrainian_navy/3041" text:style-name="Internet_20_link" text:visited-style-name="Visited_20_Internet_20_Link">
reports</text:a>
Command of the Navy of the Armed Forces of Ukraine.</text:p>
      <text:p text:style-name="P4">
There is one enemy ship in the Sea.</text:p>
      <text:p text:style-name="P4">
There are five enemy ships in the Mediterranean, one of them carriers of the Caliber winged missiles, a total volley - 4 missiles.</text:p>
      <text:p text:style-name="P4">
During the day in the interests of the Russian Federation the passage of the Kerch-Yenikhal Strait made:</text:p>
      <ul>
        <li>
16 vessels to the Azov Sea, 4 of them moved from the Bosphorus Strait; * To the Black Sea - 13 vessels, 2 of them vessels continued in the direction of the Bosphorus Strait.</li>
      </ul>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5/11/rosiya-zmenshyla-kilkist-raketonosiyiv-u-chornomu-mori-2/" text:style-name="Internet_20_link" text:visited-style-name="Visited_20_Internet_20_Link">
https://armyinform.com.ua/2023/05/11/rosiya-zmenshyla-kilkist-raketonosiyiv-u-chornomu-mori-2/</text:a>
</text:p>
      <!--NEWS-->
      <text:h text:style-name="P10" text:outline-level="1">
<text:span text:style-name="T4">
More than three thousand employees from ZPP plan to "evacuate" Russian invaders</text:span>
</text:h>
      <text:p text:style-name="P4">
Author: ['АРМІЯINFORM']</text:p>
      <text:p text:style-name="P4">
Time: 2023-05-11T67:00:00-04:00</text:p>
      <text:p text:style-name="P4">
Description: “Energiat” by rejecting the ilongosiya about the Pidogotovka of the Rosieki Percopecans before the “Evakuaci” wir ... the war with Ukraine is the latest news today, the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zaes.jpg" text:style-name="Internet_20_link" text:visited-style-name="Visited_20_Internet_20_Link">
zaes.jpg</text:a>
']</text:p>
      <text:p text:style-name="P4">
Tags: ['АГРЕСІЯ РФ', 'ВТОРГНЕННЯ РФ', 'ЗАЕС', 'НАЕК ЕНЕРГОАТОМ', 'ОКУПАЦІЯ']</text:p>
      <text:p text:style-name="P4">
Category: News</text:p>
      <!--METADATA-->
      <text:p text:style-name="P4">
<draw:frame draw:style-name="fr1" draw:name="Image300" text:anchor-type="as-char" svg:width="6.9236in" svg:height="3.900295in" draw:z-index="0">
<draw:image xlink:href="../Images/AРМІЯINFORM/2023-05-11T67-00-00-04-00/zaes.jpg" xlink:type="simple" xlink:show="embed" xlink:actuate="onLoad" draw:mime-type="image/jpeg"/>
</draw:frame>
"Energoatom" received information about the preparation of Russian invaders for "evacuation" from the satellite city of Zaporizhzhya nuclear power plant(Rabbit)Almost 3100 people.</text:p>
      <text:p text:style-name="P4">
About it <text:a xlink:type="simple" xlink:href="https://t.me/energoatom_ua/13034" text:style-name="Internet_20_link" text:visited-style-name="Visited_20_Internet_20_Link">
reports</text:a>
SE "NNEGC" Energoatom ".</text:p>
      <text:p text:style-name="P4">
First of all, it is about the export of 2,700 station employees who have signed a contract with the fake AO "Explaining Organization of the Zaporozhye ACE" or other Rosatom's enterprise and their families.</text:p>
      <text:p text:style-name="P4">
At the same time, Energoatom reminds that the employees of the NPP departure from the city of Rashistisaboronized almost from the beginning of the occupation. Also, according to the General Staff of the Armed Forces, part of the family atomic atomicians have already been taken out of Energodar to the Rostov region of the Russian Federation.</text:p>
      <text:p text:style-name="P4">
Thus, the Russian invaders prove their inability to provide the operation of the Zaporozhye Nuclear Power Plant, as it is now lacking in skilled personnel. Even those Ukrainian workers who, having signed the shameful contracts, agreed to cooperate with the ages, are going to "evacuate" in the near future. And this will exacerbate the very urgent issue of the presence of sufficient staff to ensure the safety of operations of the NPP, even in the current disconnected condition.</text:p>
      <text:p text:style-name="P4">
At the same time, Energoatom, for its part, takes all possible measures to formulate the required number of specialists who can ensure safe operation of the stations in the first period after its de -occupation. Such a team will be formed by the WEZ employees who are currently in the territory controlled by Ukraine, as well as specialists from other nuclear power plants.</text:p>
      <text:p text:style-name="P4">
"As soon as possible, the de -occupation of the Zaporizhzhya NPP, the expulsion of the racists from the energy and the transmission of control over the station of its legitimate Ukrainian operator, Energoatom, is the only way to stop the Russian disorder to tagua its further security," the statement reads.</text:p>
      <text:p text:style-name="P4">
News Source: <text:a xlink:type="simple" xlink:href="https://armyinform.com.ua/2023/05/11/ponad-try-tysyachi-praczivnykiv-iz-zaes-planuyut-evakuyuvaty-rosijski-okupanty/" text:style-name="Internet_20_link" text:visited-style-name="Visited_20_Internet_20_Link">
https://armyinform.com.ua/2023/05/11/ponad-try-tysyachi-praczivnykiv-iz-zaes-planuyut-evakuyuvaty-rosijski-okupanty/</text:a>
</text:p>
      <!--NEWS-->
      <text:h text:style-name="P10" text:outline-level="1">
<text:span text:style-name="T4">
Canadian and Latvian servicemen will train Ukrainian junior officers in Latvia</text:span>
</text:h>
      <text:p text:style-name="P4">
Author: ['АРМІЯINFORM']</text:p>
      <text:p text:style-name="P4">
Time: 2023-05-11T68:00:00-04:00</text:p>
      <text:p text:style-name="P4">
Description: Canada ib Latvia spiomas to the Ukrainian Viexkovo services in Latvia.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unifier-1.jpg" text:style-name="Internet_20_link" text:visited-style-name="Visited_20_Internet_20_Link">
unifier-1.jpg</text:a>
']</text:p>
      <text:p text:style-name="P4">
Tags: ['STOPRUSSIA', 'UNIFIER', 'ВІЙСЬКОВІ НАВЧАННЯ', 'ДОПОМОГА ПАРТНЕРІВ', 'КАНАДА', 'ЛАТВІЯ', 'СВІТ ПІДТРИМУЄ УКРАЇНУ']</text:p>
      <text:p text:style-name="P4">
Category: News</text:p>
      <!--METADATA-->
      <text:p text:style-name="P4">
<draw:frame draw:style-name="fr1" draw:name="Image301" text:anchor-type="as-char" svg:width="6.9236in" svg:height="3.894525in" draw:z-index="0">
<draw:image xlink:href="../Images/AРМІЯINFORM/2023-05-11T68-00-00-04-00/unifier-1.jpg" xlink:type="simple" xlink:show="embed" xlink:actuate="onLoad" draw:mime-type="image/jpeg"/>
</draw:frame>
Canada and Latvia will train Ukrainian servicemen in Latvia together.</text:p>
      <text:p text:style-name="P4">
About it at a joint conference with the head of the defense department of Latvia inralmurnets <text:a xlink:type="simple" xlink:href="https://www.canada.ca/en/department-national-defence/news/2023/05/canadian-armed-forces-to-train-ukrainian-junior-officers-in-latvia.html" text:style-name="Internet_20_link" text:visited-style-name="Visited_20_Internet_20_Link">
reported</text:a>
Canadian Defense Minister Anita Anand.</text:p>
      <text:p text:style-name="P4">
Jointly developed by Canada's armed forces(CAF)And the National Armed Forces of Latvia, which starts on May 15, 2023, will allow the necessary training for the development of the leadership qualities of the junior officer for the Armory Forces of Ukraine as part of the UNIFIER operation.</text:p>
      <text:p text:style-name="P4">
“Latvia and Canada are close NATO allies, united by our strong defense relations and mutual obligations to maintain Ukraine, and the oscillatory is protected from the illegal and unjustified war of Russia. Expanding our preparation for Ukrainian military officers will help Ukraine's success of Napoli Battle and give another opportunity for Canadian and Latvian military work together. I thank the Minister Murniets for her close cooperation, and I thank Latvia for their permanent hospitality to Canada's armed forces, ”the Canadian Defense Minister said.</text:p>
      <text:p text:style-name="P4">
This training is a complement to other current deployment of the Canadian Armed Forces of Operation Unifier to support Ukraine:The Canadian Armed Forces have already prepared more than 36,000 Ukrainian military as part of the UNIFIER operation.</text:p>
      <text:p text:style-name="P4">
Recall how <text:a xlink:type="simple" xlink:href="https://armyinform.com.ua/2023/05/10/kanada-razom-iz-yes-prodovzhat-nadavaty-vijskovu-pidtrymku-ukrayini-zokrema-v-ramkah-operacziyi-unifier/" text:style-name="Internet_20_link" text:visited-style-name="Visited_20_Internet_20_Link">
informed</text:a>
Canada Prime Minister Justin Trudeau, officially working with EU partners in Ukraine's military support, in particular as part of the UNIFIER operation.</text:p>
      <text:p text:style-name="P4">
News Source: <text:a xlink:type="simple" xlink:href="https://armyinform.com.ua/2023/05/11/kanadski-ta-latvijski-vijskovosluzhbovczi-navchatymut-ukrayinskyh-molodshyh-oficzeriv-u-latviyi/" text:style-name="Internet_20_link" text:visited-style-name="Visited_20_Internet_20_Link">
https://armyinform.com.ua/2023/05/11/kanadski-ta-latvijski-vijskovosluzhbovczi-navchatymut-ukrayinskyh-molodshyh-oficzeriv-u-latviyi/</text:a>
</text:p>
      <!--NEWS-->
      <text:h text:style-name="P10" text:outline-level="1">
<text:span text:style-name="T4">
The analysis of the work indicates the need to improve the system of psychological work in the troops - Alexei Reznikov</text:span>
</text:h>
      <text:p text:style-name="P4">
Author: ['АРМІЯINFORM']</text:p>
      <text:p text:style-name="P4">
Time: 2023-05-11T69:00:00-04:00</text:p>
      <text:p text:style-name="P4">
Description: About the psychologist of the Piditrim of the Ukrainian Zakhisnik, they have a reservoir to their outbuilding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002-1.jpg" text:style-name="Internet_20_link" text:visited-style-name="Visited_20_Internet_20_Link">
002-1.jpg</text:a>
']</text:p>
      <text:p text:style-name="P4">
Tags: ['ОЛЕКСІЙ РЕЗНІКОВ', 'ОФІЦІЙНО']</text:p>
      <text:p text:style-name="P4">
Category: News</text:p>
      <!--METADATA-->
      <text:p text:style-name="P4">
<draw:frame draw:style-name="fr1" draw:name="Image302" text:anchor-type="as-char" svg:width="6.9236in" svg:height="4.615733in" draw:z-index="0">
<draw:image xlink:href="../Images/AРМІЯINFORM/2023-05-11T69-00-00-04-00/002-1.jpg" xlink:type="simple" xlink:show="embed" xlink:actuate="onLoad" draw:mime-type="image/jpeg"/>
</draw:frame>
Oleksireznikov. Photo: Dmitry Yurchenko / Armyinform</text:p>
      <text:p text:style-name="P4">
About the psychological support of Ukrainian defenders and the prevention of the development of union post -traumatic states today in the capital <text:a xlink:type="simple" xlink:href="https://armyinform.com.ua/2023/05/11/vidnovymo-lyudynu-lyudyna-vidnovyt-vse/" text:style-name="Internet_20_link" text:visited-style-name="Visited_20_Internet_20_Link">
spoke</text:a>
During the expanded <text:span text:style-name="T4">
 meeting of the Interagency Coordination Council with </text:span>
 <text:span text:style-name="T4">
<text:span text:style-name="T5">
*</text:span>
* Mental health and </text:span>
<text:span text:style-name="T4">
<text:span text:style-name="T5">
* </text:span>
</text:span>
<text:span text:style-name="T4">
* to provide psychological assistance to persons affected by the armed aggression of the Russian Federation Anti -Ukraine </text:span>
.</text:p>
      <ul>
        <li>
The Ministry of Defense and the Armed Forces have joint developments in the psychological support of servicemen and their families. Analysis of the work and a number of pilot projects indicate the inadequacy of improving the system of psychological work in the troops with the selection of standardized agreements of NATO member states as an elevated mental health program,-said Alexei Reznikov during the meeting.</li>
      </ul>
      <text:p text:style-name="P4">
News Source: <text:a xlink:type="simple" xlink:href="https://armyinform.com.ua/2023/05/11/analiz-provedenoyi-roboty-vkazuye-na-neobhidnist-udoskonalennya-systemy-psyhologichnoyi-roboty-u-vijskah-oleksij-reznikov/" text:style-name="Internet_20_link" text:visited-style-name="Visited_20_Internet_20_Link">
https://armyinform.com.ua/2023/05/11/analiz-provedenoyi-roboty-vkazuye-na-neobhidnist-udoskonalennya-systemy-psyhologichnoyi-roboty-u-vijskah-oleksij-reznikov/</text:a>
</text:p>
      <!--NEWS-->
      <text:h text:style-name="P10" text:outline-level="1">
<text:span text:style-name="T4">
Russian troops fired at the border of Chernihiv and Sumy region three times</text:span>
</text:h>
      <text:p text:style-name="P4">
Author: ['АРМІЯINFORM']</text:p>
      <text:p text:style-name="P4">
Time: 2023-05-11T70:00:00-04:00</text:p>
      <text:p text:style-name="P4">
Description: About the Khovdomlya commanding “Pivnich”: “Stot 12:00 11 Rosіyskі injectio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text:p>
      <text:p text:style-name="P4">
Category: News</text:p>
      <!--METADATA-->
      <text:p text:style-name="P4">
<draw:frame draw:style-name="fr1" draw:name="Image303" text:anchor-type="as-char" svg:width="6.9236in" svg:height="4.615733in" draw:z-index="0">
<draw:image xlink:href="../Images/AРМІЯINFORM/2023-05-11T70-00-00-04-00/obstril-harkova-8.jpg" xlink:type="simple" xlink:show="embed" xlink:actuate="onLoad" draw:mime-type="image/jpeg"/>
</draw:frame>
Illustrative photo</text:p>
      <text:p text:style-name="P4">
About it <text:a xlink:type="simple" xlink:href="https://www.facebook.com/kommander.nord/posts/pfbid0ooZpafQu1GYnAfZ4wdBe2aBdPPTQ8QSaZJJmBemTMhH6vt4zbyaUsS8i6N39CUXwl" text:style-name="Internet_20_link" text:visited-style-name="Visited_20_Internet_20_Link">
reports</text:a>
Operational Command "North":</text:p>
      <text:p text:style-name="P4">
“The state of 12:00 on May 11, Russian troops fired at the border and Sumy regions three times.</text:p>
      <text:p text:style-name="P4">
From 07:40 to 07:55 there are four parishes, probably from a mortar 120 mm, in the np. Novasilivka. There was no information about the losses among the local population or damage to civilian infrastructure.</text:p>
      <text:p text:style-name="P4">
About 10:02 there were four trips, probably at the helicopter, to the rafters. There was no information about the losses among the local population or damage to civilian infrastructure.</text:p>
      <text:p text:style-name="P4">
From 10:30 to 11:00 there were three trips, probably from a mortar 120 mm, in the rayon. Novasilivka. There was no information about the losses among the local population or damage to civilian infrastructure. ”</text:p>
      <text:p text:style-name="P4">
News Source: <text:a xlink:type="simple" xlink:href="https://armyinform.com.ua/2023/05/11/rosijski-vijska-3-razy-obstrilyaly-prykordonnya-chernigivshhyny-ta-sumshhyny/" text:style-name="Internet_20_link" text:visited-style-name="Visited_20_Internet_20_Link">
https://armyinform.com.ua/2023/05/11/rosijski-vijska-3-razy-obstrilyaly-prykordonnya-chernigivshhyny-ta-sumshhyny/</text:a>
</text:p>
      <!--NEWS-->
      <text:h text:style-name="P10" text:outline-level="1">
<text:span text:style-name="T4">
The likelihood of subsequent enemy rocket launchers and air strikes in Ukrainian settlements is quite high - Valery Shershen</text:span>
</text:h>
      <text:p text:style-name="P4">
Author: ['Дмитро Горбунов']</text:p>
      <text:p text:style-name="P4">
Time: 2023-05-11T71:00:00-04:00</text:p>
      <text:p text:style-name="P4">
Description: About the DIA Voroga on Donechchini that PIVDNI Ukrainian in the Efіrі Telemarafon "єini New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shershen.jpg" text:style-name="Internet_20_link" text:visited-style-name="Visited_20_Internet_20_Link">
shershen.jpg</text:a>
']</text:p>
      <text:p text:style-name="P4">
Tags: []</text:p>
      <text:p text:style-name="P4">
Category: News</text:p>
      <!--METADATA-->
      <text:p text:style-name="P4">
<draw:frame draw:style-name="fr1" draw:name="Image304" text:anchor-type="as-char" svg:width="6.9236in" svg:height="3.921331in" draw:z-index="0">
<draw:image xlink:href="../Images/AРМІЯINFORM/2023-05-11T71-00-00-04-00/shershen.jpg" xlink:type="simple" xlink:show="embed" xlink:actuate="onLoad" draw:mime-type="image/jpeg"/>
</draw:frame>
About the actions of the enemy in Donetsk and south of Ukraine on the air of the telecommunication <text:a xlink:type="simple" xlink:href="https://www.youtube.com/watch" text:style-name="Internet_20_link" text:visited-style-name="Visited_20_Internet_20_Link">
"Unin"</text:a>
Valery Shershn, a contorted Press Center of Tavriysk Defense Forces, told Valery Shershn.</text:p>
      <ul>
        <li>
The tactics of Russians' actions to kill the civilian population have not changed. The enemy struck the Tavriya direction in the Tavriya direction by two shots of the SPRS-300 rocket on the civilian infrastructure of the city of Zaporozhye. Also cassette shells were attacked by the village of Malokaterinovka, Zaporizhzhya district. As a result, 8 people were injured, - said the Armed Forces serviceman.</li>
      </ul>
      <text:p text:style-name="P4">
Speaking of the situation in Donetsk region, he stressed that there have been no special changes in the Bakhmut direction for the last 24 hours.</text:p>
      <ul>
        <li>
The enemy is trying to focus on Marinsk and Avdiivsky. There are 22 hostile attacks. At the same time, the invaders were accompanied by aviation strikes near Avdiivka, - said Valeriyshchn.</li>
      </ul>
      <text:p text:style-name="P4">
According to him, the likelihood of subsequent enemy rocket and aviation strikes of Ukrainian settlements is quite high.</text:p>
      <ul>
        <li>
In total, Russian invaders have inflicted 16 air strikes and made 409 more units of various weapons. Units of missile troops and artillery of the Tavriyskaya Silaboron during the last day have performed 730 firewalls. It is about counter -bacity struggle and about work on planning. The overall loss of the enemy in our direction is 130 people who are shocked and wounded. 10 units of hostile weapons of Tavi equipment were also damaged. In addition, we destroyed two ammunition warehouses, ”Valery Shershn said.</li>
      </ul>
      <text:p text:style-name="P4">
News Source: <text:a xlink:type="simple" xlink:href="https://armyinform.com.ua/2023/05/11/imovirnist-nastupnyh-vorozhyh-raketnyh-ta-aviaudariv-po-ukrayinskyh-naselenyh-punktah-dosyt-vysoka-valerij-shershen/" text:style-name="Internet_20_link" text:visited-style-name="Visited_20_Internet_20_Link">
https://armyinform.com.ua/2023/05/11/imovirnist-nastupnyh-vorozhyh-raketnyh-ta-aviaudariv-po-ukrayinskyh-naselenyh-punktah-dosyt-vysoka-valerij-shershen/</text:a>
</text:p>
      <!--NEWS-->
      <text:h text:style-name="P10" text:outline-level="1">
<text:span text:style-name="T4">
The world should seek justice to see peace fully protected - President of Ukraine</text:span>
</text:h>
      <text:p text:style-name="P4">
Author: ['АРМІЯINFORM']</text:p>
      <text:p text:style-name="P4">
Time: 2023-05-11T72:00:00-04:00</text:p>
      <text:p text:style-name="P4">
Description: Ukrainian President Volodymyr Zelensky is attached, SO TsIvil Put Svit Priven Shukat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5395390561105595808_y.jpg" text:style-name="Internet_20_link" text:visited-style-name="Visited_20_Internet_20_Link">
photo_5395390561105595808_y.jpg</text:a>
', '<text:a xlink:type="simple" xlink:href="https://armyinform.com.ua/wp-content/uploads/2023/05/photo_5395390561105595803_y-150x150.jpg" text:style-name="Internet_20_link" text:visited-style-name="Visited_20_Internet_20_Link">
photo_5395390561105595803_y-150x150.jpg</text:a>
', '<text:a xlink:type="simple" xlink:href="https://armyinform.com.ua/wp-content/uploads/2023/05/photo_5395390561105595805_y-150x150.jpg" text:style-name="Internet_20_link" text:visited-style-name="Visited_20_Internet_20_Link">
photo_5395390561105595805_y-150x150.jpg</text:a>
', '<text:a xlink:type="simple" xlink:href="https://armyinform.com.ua/wp-content/uploads/2023/05/photo_5395390561105595812_y-150x150.jpg" text:style-name="Internet_20_link" text:visited-style-name="Visited_20_Internet_20_Link">
photo_5395390561105595812_y-150x150.jpg</text:a>
', '<text:a xlink:type="simple" xlink:href="https://armyinform.com.ua/wp-content/uploads/2023/05/photo_5395390561105595810_y-150x150.jpg" text:style-name="Internet_20_link" text:visited-style-name="Visited_20_Internet_20_Link">
photo_5395390561105595810_y-150x150.jpg</text:a>
']</text:p>
      <text:p text:style-name="P4">
Tags: ['ВІЙНА', 'ВОЛОДИМИР ЗЕЛЕНСЬКИЙ', 'ПРЕЗИДЕНТ УКРАЇНИ']</text:p>
      <text:p text:style-name="P4">
Category: News</text:p>
      <!--METADATA-->
      <text:p text:style-name="P4">
<draw:frame draw:style-name="fr1" draw:name="Image305" text:anchor-type="as-char" svg:width="6.9236in" svg:height="4.615733in" draw:z-index="0">
<draw:image xlink:href="../Images/AРМІЯINFORM/2023-05-11T72-00-00-04-00/photo_5395390561105595808_y.jpg" xlink:type="simple" xlink:show="embed" xlink:actuate="onLoad" draw:mime-type="image/jpeg"/>
</draw:frame>
President of Ukraine Volodymyr Zelensky noted that the civilized world should seek justice in order to see the peaceful peace.</text:p>
      <text:p text:style-name="P4">
About him <text:a xlink:type="simple" xlink:href="https://t.me/V_Zelenskiy_official/6194" text:style-name="Internet_20_link" text:visited-style-name="Visited_20_Internet_20_Link">
wrote</text:a>
In his telegram.</text:p>
      <text:p text:style-name="P4">
“This is our historical responsibility - modern generations - to make a full punishment for aggression, to prevent not only repetition of aggression against our country, but also new wars. There are potential aggressors in the world, ”the message reads.</text:p>
      <text:p text:style-name="P4">
<text:a xlink:type="simple" xlink:href="https://armyinform.com.ua/wp-content/uploads/2023/05/photo_5395390561105595803_y.jpg" text:style-name="Internet_20_link" text:visited-style-name="Visited_20_Internet_20_Link">
!(Images/AРМІЯINFORM/2023-05-11T72-00-00-04-00/photo_5395390561105595803_y-150x150.jpg)</text:a>
</text:p>
      <text:p text:style-name="P4">
<text:a xlink:type="simple" xlink:href="https://armyinform.com.ua/wp-content/uploads/2023/05/photo_5395390561105595805_y.jpg" text:style-name="Internet_20_link" text:visited-style-name="Visited_20_Internet_20_Link">
<draw:frame draw:style-name="fr1" draw:name="Image306" text:anchor-type="as-char" svg:width="6.9236in" svg:height="6.9236in" draw:z-index="0">
<draw:image xlink:href="../Images/AРМІЯINFORM/2023-05-11T72-00-00-04-00/photo_5395390561105595805_y-150x150.jpg" xlink:type="simple" xlink:show="embed" xlink:actuate="onLoad" draw:mime-type="image/jpeg"/>
</draw:frame>
</text:a>
</text:p>
      <text:p text:style-name="P4">
<text:a xlink:type="simple" xlink:href="https://armyinform.com.ua/wp-content/uploads/2023/05/photo_5395390561105595812_y.jpg" text:style-name="Internet_20_link" text:visited-style-name="Visited_20_Internet_20_Link">
<draw:frame draw:style-name="fr1" draw:name="Image307" text:anchor-type="as-char" svg:width="6.9236in" svg:height="6.9236in" draw:z-index="0">
<draw:image xlink:href="../Images/AРМІЯINFORM/2023-05-11T72-00-00-04-00/photo_5395390561105595812_y-150x150.jpg" xlink:type="simple" xlink:show="embed" xlink:actuate="onLoad" draw:mime-type="image/jpeg"/>
</draw:frame>
</text:a>
</text:p>
      <text:p text:style-name="P4">
<text:a xlink:type="simple" xlink:href="https://armyinform.com.ua/wp-content/uploads/2023/05/photo_5395390561105595810_y.jpg" text:style-name="Internet_20_link" text:visited-style-name="Visited_20_Internet_20_Link">
<draw:frame draw:style-name="fr1" draw:name="Image308" text:anchor-type="as-char" svg:width="6.9236in" svg:height="6.9236in" draw:z-index="0">
<draw:image xlink:href="../Images/AРМІЯINFORM/2023-05-11T72-00-00-04-00/photo_5395390561105595810_y-150x150.jpg" xlink:type="simple" xlink:show="embed" xlink:actuate="onLoad" draw:mime-type="image/jpeg"/>
</draw:frame>
</text:a>
</text:p>
      <text:p text:style-name="P4">
News Source: <text:a xlink:type="simple" xlink:href="https://armyinform.com.ua/2023/05/11/svit-maye-shukaty-spravedlyvosti-shhob-pobachyty-myr-povnistyu-zahyshhenym-prezydent-ukrayiny/" text:style-name="Internet_20_link" text:visited-style-name="Visited_20_Internet_20_Link">
https://armyinform.com.ua/2023/05/11/svit-maye-shukaty-spravedlyvosti-shhob-pobachyty-myr-povnistyu-zahyshhenym-prezydent-ukrayiny/</text:a>
</text:p>
      <!--NEWS-->
      <text:h text:style-name="P10" text:outline-level="1">
<text:span text:style-name="T4">
Two medals won army athletes at the World Cup in Ball Firing Cup</text:span>
</text:h>
      <text:p text:style-name="P4">
Author: ['АРМІЯINFORM']</text:p>
      <text:p text:style-name="P4">
Time: 2023-05-11T73:00:00-04:00</text:p>
      <text:p text:style-name="P4">
Description: ArmiSki Sorosteni Healthy Medali at the Etapi Cup of the Culture of the Culture, Yakiy ... War with Ukraine 2022, War with Ukraine Latest News Today, News War with Ukraine 2022 The last ones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630_360_1674323513-570.jpg" text:style-name="Internet_20_link" text:visited-style-name="Visited_20_Internet_20_Link">
630_360_1674323513-570.jpg</text:a>
']</text:p>
      <text:p text:style-name="P4">
Tags: ['АЗЕРБАЙДЖАН', 'АРМІЙСЬКИЙ СПОРТ', 'СТРІЛЬБА КУЛЬОВА']</text:p>
      <text:p text:style-name="P4">
Category: News</text:p>
      <!--METADATA-->
      <text:p text:style-name="P4">
<draw:frame draw:style-name="fr1" draw:name="Image309" text:anchor-type="as-char" svg:width="6.9236in" svg:height="3.956343in" draw:z-index="0">
<draw:image xlink:href="../Images/AРМІЯINFORM/2023-05-11T73-00-00-04-00/630_360_1674323513-570.jpg" xlink:type="simple" xlink:show="embed" xlink:actuate="onLoad" draw:mime-type="image/jpeg"/>
</draw:frame>
Army guns have won two medals at the World Cup with a ball -shot that lasts in Baku(Azerbaijan).</text:p>
      <text:p text:style-name="P4">
Про це<text:a xlink:type="simple" xlink:href="https%3A%2F%2Fwww.facebook.com%2Folympicua%2Fposts%2Fpfbid027B92LUbc9FLcNaZHuoPFdtskafSh2ZzbDRu4as5dh5kbnqpU9E5wcUCwB63Vc2FBl&amp;show_text=true&amp;width=500" text:style-name="Internet_20_link" text:visited-style-name="Visited_20_Internet_20_Link">
повідомляє</text:a>
National Olympic Committee of Ukraine.</text:p>
      <text:p text:style-name="P4">
Yes, the Olympic champion <text:span text:style-name="T4">
 Elena Kostevich </text:span>
 became <text:span text:style-name="T4">
 a silver medalist </text:span>
 a pneumatic pistol at a distance of 10 meters.</text:p>
      <text:p text:style-name="P4">
In the finals, she gave way to 0.7 points from Greece.</text:p>
      <text:p text:style-name="P4">
Also on <text:span text:style-name="T4">
 the second place of the pedestal </text:span>
 in the same type of competition among men was rising our <text:span text:style-name="T4">
 Oleg Omelchuk </text:span>
.</text:p>
      <text:p text:style-name="P4">
News Source: <text:a xlink:type="simple" xlink:href="https://armyinform.com.ua/2023/05/11/dvi-medali-zdobuly-armijski-sportsmeny-na-etapi-kubka-svitu-z-kulovoyi-strilby/" text:style-name="Internet_20_link" text:visited-style-name="Visited_20_Internet_20_Link">
https://armyinform.com.ua/2023/05/11/dvi-medali-zdobuly-armijski-sportsmeny-na-etapi-kubka-svitu-z-kulovoyi-strilby/</text:a>
</text:p>
      <!--NEWS-->
      <text:h text:style-name="P10" text:outline-level="1">
<text:span text:style-name="T4">
Office of the Prosecutor General of Ukraine: nearly 86 thousand war crimes are documented</text:span>
</text:h>
      <text:p text:style-name="P4">
Author: ['АРМІЯINFORM']</text:p>
      <text:p text:style-name="P4">
Time: 2023-05-11T74: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11052023ua.jpg" text:style-name="Internet_20_link" text:visited-style-name="Visited_20_Internet_20_Link">
warcrime-11052023ua.jpg</text:a>
', '<text:a xlink:type="simple" xlink:href="https://armyinform.com.ua/wp-content/uploads/2023/05/warcrime-11052023en.jpg" text:style-name="Internet_20_link" text:visited-style-name="Visited_20_Internet_20_Link">
warcrime-11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10" text:anchor-type="as-char" svg:width="6.9236in" svg:height="4.448413in" draw:z-index="0">
<draw:image xlink:href="../Images/AРМІЯINFORM/2023-05-11T74-00-00-04-00/warcrime-11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y 11 </text:span>
 Registered:</text:p>
      <ul>
        <li>
85 925 Military Crimes, * 17 115 Crimes against National Security of Ukraine.</li>
      </ul>
      <text:p text:style-name="P4">
In addition, according to the official data of juvenile prosecutors, <text:span text:style-name="T4">
 1447 children have become </text:span>
 as a result of Russian aggression, of which:</text:p>
      <ul>
        <li>
480 - children were killed, * 967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11" text:anchor-type="as-char" svg:width="6.9236in" svg:height="4.448413in" draw:z-index="0">
<draw:image xlink:href="../Images/AРМІЯINFORM/2023-05-11T74-00-00-04-00/warcrime-11052023en.jpg" xlink:type="simple" xlink:show="embed" xlink:actuate="onLoad" draw:mime-type="image/jpeg"/>
</draw:frame>
</text:p>
      <text:p text:style-name="P4">
News Source: <text:a xlink:type="simple" xlink:href="https://armyinform.com.ua/2023/05/11/ofis-genprokurora-ukrayiny-zadokumentovano-majzhe-86-tysyach-voyennyh-zlochyniv/" text:style-name="Internet_20_link" text:visited-style-name="Visited_20_Internet_20_Link">
https://armyinform.com.ua/2023/05/11/ofis-genprokurora-ukrayiny-zadokumentovano-majzhe-86-tysyach-voyennyh-zlochyniv/</text:a>
</text:p>
      <!--NEWS-->
      <text:h text:style-name="P10" text:outline-level="1">
<text:span text:style-name="T4">
Unique medical equipment from Canadian partners arrived in Ukraine</text:span>
</text:h>
      <text:p text:style-name="P4">
Author: ['Леся Медведенко']</text:p>
      <text:p text:style-name="P4">
Time: 2023-05-11T75:00:00-04:00</text:p>
      <text:p text:style-name="P4">
Description: About Tse Rospovili Aktziye, representers of the Klenov Obroofi Foundation of Ta Canadco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1-54.jpg" text:style-name="Internet_20_link" text:visited-style-name="Visited_20_Internet_20_Link">
1-54.jpg</text:a>
', '<text:a xlink:type="simple" xlink:href="https://armyinform.com.ua/wp-content/uploads/2023/05/2-50.jpg" text:style-name="Internet_20_link" text:visited-style-name="Visited_20_Internet_20_Link">
2-50.jpg</text:a>
', '<text:a xlink:type="simple" xlink:href="https://armyinform.com.ua/wp-content/uploads/2023/05/3-49.jpg" text:style-name="Internet_20_link" text:visited-style-name="Visited_20_Internet_20_Link">
3-49.jpg</text:a>
', '<text:a xlink:type="simple" xlink:href="https://armyinform.com.ua/wp-content/uploads/2023/05/4-frederik-gerber.jpg" text:style-name="Internet_20_link" text:visited-style-name="Visited_20_Internet_20_Link">
4-frederik-gerber.jpg</text:a>
', '<text:a xlink:type="simple" xlink:href="https://armyinform.com.ua/wp-content/uploads/2023/05/5-oleksandr-bugaj.jpg" text:style-name="Internet_20_link" text:visited-style-name="Visited_20_Internet_20_Link">
5-oleksandr-bugaj.jpg</text:a>
', '<text:a xlink:type="simple" xlink:href="https://armyinform.com.ua/wp-content/uploads/2023/05/6-27.jpg" text:style-name="Internet_20_link" text:visited-style-name="Visited_20_Internet_20_Link">
6-27.jpg</text:a>
']</text:p>
      <text:p text:style-name="P4">
Tags: ['СОЦІАЛЬНИЙ ЗАХИСТ']</text:p>
      <text:p text:style-name="P4">
Category: News</text:p>
      <!--METADATA-->
      <text:p text:style-name="P4">
<draw:frame draw:style-name="fr1" draw:name="Image312" text:anchor-type="as-char" svg:width="6.9236in" svg:height="4.615733in" draw:z-index="0">
<draw:image xlink:href="../Images/AРМІЯINFORM/2023-05-11T75-00-00-04-00/1-54.jpg" xlink:type="simple" xlink:show="embed" xlink:actuate="onLoad" draw:mime-type="image/jpeg"/>
</draw:frame>
The organizers of the action, representatives of the Klenov Nadiya Foundation Thornhill Medical during a presentation in Ukrinform, told about it.</text:p>
      <ul>
        <li>
Today we transmit 30 Thornhill MedicalMoves® Slctm ThornhillMoves® Lung ventilation systems within the framework of medical support projects that remain priority for our Foundation since 2014. This medical equipment was saved by the Government of Canada. At the same time, within the framework of this program, ThornhillMedical organizes training for Ukrainian doctors, surgeons, anesthesiologists the use of these life support systems, - said the co -founder of the Klenova Nadiya Foundation, Svetlana Kominko.</li>
      </ul>
      <text:p text:style-name="P4">
<draw:frame draw:style-name="fr1" draw:name="Image313" text:anchor-type="as-char" svg:width="6.9236in" svg:height="4.615733in" draw:z-index="0">
<draw:image xlink:href="../Images/AРМІЯINFORM/2023-05-11T75-00-00-04-00/2-50.jpg" xlink:type="simple" xlink:show="embed" xlink:actuate="onLoad" draw:mime-type="image/jpeg"/>
</draw:frame>
The MOVES® SLCTM system, developed by the Canadian company Thornhill Medical. Ceedine in the world is a micro -integrated portable system of life support, which is a pre -treating most of treatment and monitoring that occurs with a hospital.</text:p>
      <text:p text:style-name="P4">
The device weighs only 18 kg, wear it like a bag, over the shoulder. It has an oxygen concentrator, a unique lung ventilation system, which stores oxygen, aspiration and ensures complete monitoring of vital indicators in a single, portable system that works on batteries and without oxygen cylinders.</text:p>
      <text:p text:style-name="P4">
This unique system has been specially designed to provide emergency medical assistance to the wounded in combat conditions that require fast medical aid and transportation to medical institutions.</text:p>
      <text:p text:style-name="P4">
<draw:frame draw:style-name="fr1" draw:name="Image314" text:anchor-type="as-char" svg:width="6.9236in" svg:height="4.615733in" draw:z-index="0">
<draw:image xlink:href="../Images/AРМІЯINFORM/2023-05-11T75-00-00-04-00/3-49.jpg" xlink:type="simple" xlink:show="embed" xlink:actuate="onLoad" draw:mime-type="image/jpeg"/>
</draw:frame>
According to Military Consultant Frederick Gerber, Thornhill Medical, it is currently the only life support system used on the field of rescue of the seriously wounded.</text:p>
      <ul>
        <li>
Last year, we have prepared more than 100 military medicine specialists who will be able to use this unique system. These days, another 50 Ukrainian military doctors will be prepared. Last year, three such systems were carried out to Ukraine, which worked continuously all this time to save people's life, - he said.</li>
      </ul>
      <text:p text:style-name="P4">
<draw:frame draw:style-name="fr1" draw:name="Image315" text:anchor-type="as-char" svg:width="6.9236in" svg:height="4.615733in" draw:z-index="0">
<draw:image xlink:href="../Images/AРМІЯINFORM/2023-05-11T75-00-00-04-00/4-frederik-gerber.jpg" xlink:type="simple" xlink:show="embed" xlink:actuate="onLoad" draw:mime-type="image/jpeg"/>
</draw:frame>
Frederick Gerber</text:p>
      <text:p text:style-name="P4">
According to Frederick Gerber, the uniqueness of this system is that it is much smaller and lighter than its analogues. In addition, its multifunctionality allows you to improve the patient's medical performance and prevent complications.- This system integrates the apparatus of artificial ventilation of the lungs, the monitoring of the patient's condition, electric suction pump, and most importantly - oxygen generator. That is, one such system is able to replace several devices. In addition, it involves powerful batteries that provide autonomous operation for 14 hours. The system can be used in both civilian and deposits, but nowadays - military medicine. Intense fighting is ongoing Ukraine, and to give the wounded a chance to survive, especially when there is a need for artificial lung ventilation, this device, ”he emphasized.</text:p>
      <text:p text:style-name="P4">
<draw:frame draw:style-name="fr1" draw:name="Image316" text:anchor-type="as-char" svg:width="6.9236in" svg:height="4.615733in" draw:z-index="0">
<draw:image xlink:href="../Images/AРМІЯINFORM/2023-05-11T75-00-00-04-00/5-oleksandr-bugaj.jpg" xlink:type="simple" xlink:show="embed" xlink:actuate="onLoad" draw:mime-type="image/jpeg"/>
</draw:frame>
Alexander Bugai</text:p>
      <text:p text:style-name="P4">
According to Alexander Bugay, the system from Canadian colleagues constantly disseminated in work, they save the lives of civilians and military.</text:p>
      <ul>
        <li>
We used these systems to transport the wounded, which were stenciled, artificial ventilation of the lungs, in the hospital, as well as for transportation in ambulances, on air vessels, as well as in humanitarian trains, - he said.</li>
      </ul>
      <text:p text:style-name="P4">
The initiative was due to the Klenov Nadiya Foundation, which, of the compound -scale invasion, has transmitted medicines, medical equipment and tactical media medicine worth UAH 243 million to military and civilian hospitals in the country, as well as for the advanced. The Foundation cooperates with organizations and volunteer groups in Canada and Europe for purchasing and delivery of assistance to Ukraine. In 2022, the Thornhill Medical Company provided humanitarian and medical support for Ukraine worth about $ 1 million, transferring the Moves® SLC TM mobile system and module of MDM ™ anesthesia module.</text:p>
      <text:p text:style-name="P4">
<draw:frame draw:style-name="fr1" draw:name="Image317" text:anchor-type="as-char" svg:width="6.9236in" svg:height="4.615733in" draw:z-index="0">
<draw:image xlink:href="../Images/AРМІЯINFORM/2023-05-11T75-00-00-04-00/6-27.jpg" xlink:type="simple" xlink:show="embed" xlink:actuate="onLoad" draw:mime-type="image/jpeg"/>
</draw:frame>
The unique equipment transmitted within this initiative will be used in military care, will save the lives of wealthy soldiers in frontline hospitals, stabilization centers and during transportation to medical institutions.</text:p>
      <text:p text:style-name="P4">
<text:span text:style-name="T5">
Foto Dmitry Yurchenko</text:span>
</text:p>
      <text:p text:style-name="P4">
News Source: <text:a xlink:type="simple" xlink:href="https://armyinform.com.ua/2023/05/11/v-ukrayinu-prybulo-unikalne-medychne-obladnannya-vid-kanadskyh-partneriv/" text:style-name="Internet_20_link" text:visited-style-name="Visited_20_Internet_20_Link">
https://armyinform.com.ua/2023/05/11/v-ukrayinu-prybulo-unikalne-medychne-obladnannya-vid-kanadskyh-partneriv/</text:a>
</text:p>
      <!--NEWS-->
      <text:h text:style-name="P10" text:outline-level="1">
<text:span text:style-name="T4">
In Vinnytsia region, 25 hectares of illegally removed land are returned to the Ministry of Defense</text:span>
</text:h>
      <text:p text:style-name="P4">
Author: ['АРМІЯINFORM']</text:p>
      <text:p text:style-name="P4">
Time: 2023-05-11T76:00:00-04:00</text:p>
      <text:p text:style-name="P4">
Description: 2006 Rotsi 9 lands of lands without a weather and the worship of the defense of Ukraine Lish fo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1/12/photo_2021-12-10_12-16-09.jpg" text:style-name="Internet_20_link" text:visited-style-name="Visited_20_Internet_20_Link">
photo_2021-12-10_12-16-09.jpg</text:a>
']</text:p>
      <text:p text:style-name="P4">
Tags: ['МІНІСТЕРСТВО ОБОРОНИ УКРАЇНИ', 'ПОВЕРНЕННЯ ЗЕМЛІ']</text:p>
      <text:p text:style-name="P4">
Category: News</text:p>
      <!--METADATA-->
      <text:p text:style-name="P4">
<draw:frame draw:style-name="fr1" draw:name="Image318" text:anchor-type="as-char" svg:width="6.9236in" svg:height="4.608521in" draw:z-index="0">
<draw:image xlink:href="../Images/AРМІЯINFORM/2023-05-11T76-00-00-04-00/photo_2021-12-10_12-16-09.jpg" xlink:type="simple" xlink:show="embed" xlink:actuate="onLoad" draw:mime-type="image/jpeg"/>
</draw:frame>
Ministry of Defence Ukraine</text:p>
      <text:p text:style-name="P4">
In 2006, 9 land plots without agreement with the Ministry of Defense of Ukraine were given to private citizens for the conduct of commodity agricultural production at the behest of the Tivriv Regional State Administration. In fact, the state administration, having exceeded its powers, interfered with the lands of defense lands, which is the exclusive competence of the regional state administration and the Ministry of Defense of Ukraine.</text:p>
      <text:p text:style-name="P4">
About it <text:a xlink:type="simple" xlink:href="https://vin.gp.gov.ua/ua/news.html" text:style-name="Internet_20_link" text:visited-style-name="Visited_20_Internet_20_Link">
reports</text:a>
The press service of the Vinnytsia Regional Prosecutor's Office.</text:p>
      <text:p text:style-name="P4">
The Tulchyn District Prosecutor's Office in the interests of the state in the person of the Vinnytsia regional military administration and the Ministry of Defense of Ukraine of the Dotivrovsky District Court have filed 9 claims for recognition of illegal trimming of orders of the Tivriv district state administration, elimination of interference in the use and disposal The intended purpose "for the dislocation and permanent activity of the Armed Forces of Ukraine" in the territory of the Shpikovsky settlement community of Tulchyn district.</text:p>
      <text:p text:style-name="P4">
The prosecutor's office emphasizes that the illegal alienation of defense lands and the use of their outsiders has a negative impact on the defense capability of the state, since they serve to ensure the life of the military formations of the Armed Forces of Ukraine.</text:p>
      <text:p text:style-name="P4">
News Source: <text:a xlink:type="simple" xlink:href="https://armyinform.com.ua/2023/05/11/na-vinnychchyni-do-upravlinnya-minoborony-povertayetsya-25-ga-nezakonno-vyluchenoyi-zemli/" text:style-name="Internet_20_link" text:visited-style-name="Visited_20_Internet_20_Link">
https://armyinform.com.ua/2023/05/11/na-vinnychchyni-do-upravlinnya-minoborony-povertayetsya-25-ga-nezakonno-vyluchenoyi-zemli/</text:a>
</text:p>
      <!--NEWS-->
      <text:h text:style-name="P10" text:outline-level="1">
<text:span text:style-name="T4">
Spring Storm-23 will take place in Estonia</text:span>
</text:h>
      <text:p text:style-name="P4">
Author: ['АРМІЯINFORM']</text:p>
      <text:p text:style-name="P4">
Time: 2023-05-11T77:00:00-04:00</text:p>
      <text:p text:style-name="P4">
Description: 15 Herbalop 2023 Rotsі Rotzi Large witsyskovi Kevadtorm-23 (“Spring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springstorm.jpg" text:style-name="Internet_20_link" text:visited-style-name="Visited_20_Internet_20_Link">
springstorm.jpg</text:a>
']</text:p>
      <text:p text:style-name="P4">
Tags: ['ВІЙСЬКОВІ НАВЧАННЯ', 'ЕСТОНІЯ']</text:p>
      <text:p text:style-name="P4">
Category: News</text:p>
      <!--METADATA-->
      <text:p text:style-name="P4">
<draw:frame draw:style-name="fr1" draw:name="Image319" text:anchor-type="as-char" svg:width="6.9236in" svg:height="3.894525in" draw:z-index="0">
<draw:image xlink:href="../Images/AРМІЯINFORM/2023-05-11T77-00-00-04-00/springstorm.jpg" xlink:type="simple" xlink:show="embed" xlink:actuate="onLoad" draw:mime-type="image/jpeg"/>
</draw:frame>
May 15, 2023 will begin large-scale KEVADTORM-23 military training(“Spring Storm-23”).</text:p>
      <text:p text:style-name="P4">
Про це йдеться у<text:a xlink:type="simple" xlink:href="https://www.facebook.com/kaitseministeerium/posts/pfbid0G3dSCU438DYhHLuJCcZpe3ziwSgn9H8HPeU6R31Y5EnajcvokNeYnHThFy61ra1Vl" text:style-name="Internet_20_link" text:visited-style-name="Visited_20_Internet_20_Link">
повідомленні</text:a>
Estonia's Ministry of Defense.</text:p>
      <text:p text:style-name="P4">
Spring Storm training is the largest annual maneuvers with the participation of the increased ahead of NATO's presence under the leadership of Great Britain in Estonia.</text:p>
      <text:p text:style-name="P4">
More than 14,000 soldiers from Estonia and Allies will take part in the maneuvers.</text:p>
      <text:p text:style-name="P4">
The main actions of Spring Storm-23 will take place in Northern Estonia, which will last until May 26.</text:p>
      <text:p text:style-name="P4">
Military aviation flights are activated during exercises. The maneuver will take part of the German Air Force and the United Kingdom, the strike and training of the Air Force of Poland and Estonia, as well as US helicopters, the United Kingdom of Testonia.</text:p>
      <text:p text:style-name="P4">
Navy ships will conduct joint training with allies. In its reference, in the north of the country forces, together with friendly forces, they are practiced in carrying out maritime planting and reflecting the landing from land.</text:p>
      <text:p text:style-name="P4">
Different simulations will be used during the exercises: in particular, idle cartridges, training grenades and signaling missiles.</text:p>
      <text:p text:style-name="P4">
During the Spring Storm, the forces of Estonia's defense forces check the effectiveness of combat plans, the interaction of various echelons of management and the readiness of units of completion of combat tasks. The first maneuvers will manage the recently formed Estonian Division.</text:p>
      <text:p text:style-name="P4">
According to <text:a xlink:type="simple" xlink:href="https://www.gov.uk/government/news/further-support-for-ukraine-urged-at-meeting-of-nato-defence-chiefs" text:style-name="Internet_20_link" text:visited-style-name="Visited_20_Internet_20_Link">
message</text:a>
The Ministry of Defense of Britain, more than 1000 servicemen of the Armed Forces will take part in the exercises, which will lead multinational maneuvers.</text:p>
      <text:p text:style-name="P4">
News Source: <text:a xlink:type="simple" xlink:href="https://armyinform.com.ua/2023/05/11/v-estoniyi-vidbudutsya-masshtabni-vijskovi-navchannya-spring-storm-23/" text:style-name="Internet_20_link" text:visited-style-name="Visited_20_Internet_20_Link">
https://armyinform.com.ua/2023/05/11/v-estoniyi-vidbudutsya-masshtabni-vijskovi-navchannya-spring-storm-23/</text:a>
</text:p>
      <!--NEWS-->
      <text:h text:style-name="P10" text:outline-level="1">
<text:span text:style-name="T4">
Ukraine is ready to give more to the Russian Federation more bodies of occupiers to pick up our fallen defenses - the coordination headquarters</text:span>
</text:h>
      <text:p text:style-name="P4">
Author: ['АРМІЯINFORM']</text:p>
      <text:p text:style-name="P4">
Time: 2023-05-11T78:00:00-04:00</text:p>
      <text:p text:style-name="P4">
Description: At the coordinating headquarters, Zustinich Zustyunov Zhisnikvyv Zremoi єgersko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dd434091-6e3e-4bbc-8a93-371d539752c0.jpg" text:style-name="Internet_20_link" text:visited-style-name="Visited_20_Internet_20_Link">
dd434091-6e3e-4bbc-8a93-371d539752c0.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20" text:anchor-type="as-char" svg:width="6.9236in" svg:height="4.615733in" draw:z-index="0">
<draw:image xlink:href="../Images/AРМІЯINFORM/2023-05-11T78-00-00-04-00/dd434091-6e3e-4bbc-8a93-371d539752c0.jpg" xlink:type="simple" xlink:show="embed" xlink:actuate="onLoad" draw:mime-type="image/jpeg"/>
</draw:frame>
At the Coordination Headquarters a meeting with the families of defenders from the Separate Higher Brigade. Oleksa Dovbush, during which the answer to the questions of the defenders was provided by a representative of the coordination headquarters. Relatives of servicemen were interested in the issue of returning the bodies of defenders of the deposited territories.</text:p>
      <text:p text:style-name="P4">
About it <text:a xlink:type="simple" xlink:href="https://t.me/Koord_shtab/1034" text:style-name="Internet_20_link" text:visited-style-name="Visited_20_Internet_20_Link">
reports</text:a>
Coordinating headquarters of inquiries for the treatment of prisoners of war.</text:p>
      <text:p text:style-name="P4">
“It should be understood that even in the liberated Kherson region there is still danger of search groups. Searches are already killed as a result of a blast on mines, so it is a difficult process today. As for the Bakhmut direction - there is even more difficult there. We currently have a huge number of bodies of liquidated Russians, and we are ready to give more and more bodies of the occupiers of the enemy side, the abysses of our fallen defenders, ”the headquarters representative said.</text:p>
      <text:p text:style-name="P4">
The staff specialist commented on the issues of the audience about the options of official computers with the aggressor state to obtain answers to requests. There is only one formal contact with the Russian side: the Interior Commissioner for Human Rights.</text:p>
      <text:p text:style-name="P4">
In addition, the coordination headquarters noted that the staff experts receive information from both open and closed sources.</text:p>
      <text:p text:style-name="P4">
During the meeting, native defenders and defenders once again emphasized the danger of transferring personal information to unidentified persons.</text:p>
      <text:p text:style-name="P4">
"It should be borne in mind that people who collect information may be wrapped in, who will try to receive funds from the families of defenders, or representatives of hostile special services by deception," the staff representative said.</text:p>
      <text:p text:style-name="P4">
News Source: <text:a xlink:type="simple" xlink:href="https://armyinform.com.ua/2023/05/11/ukrayina-gotova-viddavaty-rf-bilshe-til-okupantiv-aby-zabraty-nashyh-poleglyh-oboroncziv-koordynaczijnyj-shtab/" text:style-name="Internet_20_link" text:visited-style-name="Visited_20_Internet_20_Link">
https://armyinform.com.ua/2023/05/11/ukrayina-gotova-viddavaty-rf-bilshe-til-okupantiv-aby-zabraty-nashyh-poleglyh-oboroncziv-koordynaczijnyj-shtab/</text:a>
</text:p>
      <!--NEWS-->
      <text:h text:style-name="P10" text:outline-level="1">
<text:span text:style-name="T4">
Ukrainian recruits receive from Swedish instructors the skills of installing engineering obstacles</text:span>
</text:h>
      <text:p text:style-name="P4">
Author: ['АРМІЯINFORM']</text:p>
      <text:p text:style-name="P4">
Time: 2023-05-11T79:00:00-04:00</text:p>
      <text:p text:style-name="P4">
Description: Swedezi VIISKOVI ISTRUSTORI from Great British, as part of the operation interflex,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enshtab02.jpg" text:style-name="Internet_20_link" text:visited-style-name="Visited_20_Internet_20_Link">
genshtab02.jpg</text:a>
', '<text:a xlink:type="simple" xlink:href="https://armyinform.com.ua/wp-content/uploads/2023/05/genshtab01.jpg" text:style-name="Internet_20_link" text:visited-style-name="Visited_20_Internet_20_Link">
genshtab01.jpg</text:a>
']</text:p>
      <text:p text:style-name="P4">
Tags: ['КОРОЛІВСТВО ШВЕЦІЯ', 'ОПЕРАЦІЯ INTERFLEX', 'ПІДГОТОВКА ЗС УКРАЇНИ']</text:p>
      <text:p text:style-name="P4">
Category: News</text:p>
      <!--METADATA-->
      <text:p text:style-name="P4">
<draw:frame draw:style-name="fr1" draw:name="Image321" text:anchor-type="as-char" svg:width="6.9236in" svg:height="3.894525in" draw:z-index="0">
<draw:image xlink:href="../Images/AРМІЯINFORM/2023-05-11T79-00-00-04-00/genshtab02.jpg" xlink:type="simple" xlink:show="embed" xlink:actuate="onLoad" draw:mime-type="image/jpeg"/>
</draw:frame>
Swedish military instructors in the United Kingdom as part of the Interflex Operation Study Ukrainian recruits to install and overcome engineering.</text:p>
      <text:p text:style-name="P4">
About it <text:a xlink:type="simple" xlink:href="https://www.facebook.com/GeneralStaff.ua/posts/583723433940739" text:style-name="Internet_20_link" text:visited-style-name="Visited_20_Internet_20_Link">
reports</text:a>
The General Staff of the Armed Forces.</text:p>
      <text:p text:style-name="P4">
This training enables military personnel to master the necessary battles and tactical knowledge to improve the safety and forces of action of the Armed Forces for the protection of Ukraine.</text:p>
      <text:p text:style-name="P4">
"The Kingdom of Sweden continues to support the people of Ukraine and provides permanent support in response to continuing violations of international law," the Armed Forces General Staff.</text:p>
      <text:p text:style-name="P4">
<draw:frame draw:style-name="fr1" draw:name="Image322" text:anchor-type="as-char" svg:width="6.9236in" svg:height="3.894525in" draw:z-index="0">
<draw:image xlink:href="../Images/AРМІЯINFORM/2023-05-11T79-00-00-04-00/genshtab01.jpg" xlink:type="simple" xlink:show="embed" xlink:actuate="onLoad" draw:mime-type="image/jpeg"/>
</draw:frame>
Arriving in the United Kingdom, the contingent of armed servicemen of Sweden joined the partner countries in the training program for Ukrainian nobles under the leadership of the United Kingdom.</text:p>
      <text:p text:style-name="P4">
Recall that the Interflex operation was launched by the UK government for the preparation of Ukrainian servicemen. As of the beginning of April 2023, the training <text:a xlink:type="simple" xlink:href="https://armyinform.com.ua/2023/04/06/operacziya-interflex-u-brytaniyi-vzhe-projshly-pidgotovku-10-tysyach-novobrancziv-zsu/" text:style-name="Internet_20_link" text:visited-style-name="Visited_20_Internet_20_Link">
passed</text:a>
There are already more than 10 thousand servicemen of the Armed Forces. This year, the United Kingdom is planned to proclaim another 20,000 Ukrainian recruits for effective struggle of the RF Zay.</text:p>
      <text:p text:style-name="P4">
Volunteers [arranged] graduates of the Interflex Educational Operation course(https://armyinform.com.ua/2023/05/07/volontery-vlashtuvaly-svyato-dlya-vypusknykiv-kursu-navchalnoyi-operacziyi-interfleks/)holiday.</text:p>
      <text:p text:style-name="P4">
News Source: <text:a xlink:type="simple" xlink:href="https://armyinform.com.ua/2023/05/11/ukrayinski-novobranczi-otrymuyut-vid-shvedskyh-instruktoriv-navychky-vstanovlennya-inzhenernyh-pereshkod/" text:style-name="Internet_20_link" text:visited-style-name="Visited_20_Internet_20_Link">
https://armyinform.com.ua/2023/05/11/ukrayinski-novobranczi-otrymuyut-vid-shvedskyh-instruktoriv-navychky-vstanovlennya-inzhenernyh-pereshkod/</text:a>
</text:p>
      <!--NEWS-->
      <text:h text:style-name="P10" text:outline-level="1">
<text:span text:style-name="T4">
NATO's defensive heads have testified to Ukraine's further support</text:span>
</text:h>
      <text:p text:style-name="P4">
Author: ['АРМІЯINFORM']</text:p>
      <text:p text:style-name="P4">
Time: 2023-05-11T80:00:00-04:00</text:p>
      <text:p text:style-name="P4">
Description: VIISKOVA PIDTRIMAKA OKENYYA TO RAMENCE OF SYSTEM SYSTEMS NATO defense system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nato-1.jpg" text:style-name="Internet_20_link" text:visited-style-name="Visited_20_Internet_20_Link">
nato-1.jpg</text:a>
']</text:p>
      <text:p text:style-name="P4">
Tags: ['ВІЙНА', 'НАТО', 'ПІДТРИМКА УКРАЇНИ']</text:p>
      <text:p text:style-name="P4">
Category: News</text:p>
      <!--METADATA-->
      <text:p text:style-name="P4">
<draw:frame draw:style-name="fr1" draw:name="Image323" text:anchor-type="as-char" svg:width="6.9236in" svg:height="3.894525in" draw:z-index="0">
<draw:image xlink:href="../Images/AРМІЯINFORM/2023-05-11T80-00-00-04-00/nato-1.jpg" xlink:type="simple" xlink:show="embed" xlink:actuate="onLoad" draw:mime-type="image/jpeg"/>
</draw:frame>
The military support of Ukraine and the radical revision of NATO and NATO defense systems were the main topics of the agenda of the Alliance's Heads, which took place in Brussels.</text:p>
      <text:p text:style-name="P4">
This is stated in the message of the British defense department, <text:a xlink:type="simple" xlink:href="https://www.gov.uk/government/news/further-support-for-ukraine-urged-at-meeting-of-nato-defence-chiefs" text:style-name="Internet_20_link" text:visited-style-name="Visited_20_Internet_20_Link">
placed</text:a>
on the Government Portal of Great Britain.</text:p>
      <text:p text:style-name="P4">
"Since the war in Ukraine reached another important phase, it is extraordinary that the United Kingdom and its allies would remain firmly constantly supporting Ukraine because they seek to displace Russian from their sovereign territory," said Admiral Radakin, Chief of Defense of the Great British.</text:p>
      <text:p text:style-name="P4">
He added that Russian President Vladimir Putin managed to make more naked.</text:p>
      <text:p text:style-name="P4">
“Since Finland is now a full member of NATO, and Sweden is expected to complete the introduction in the coming months, Putin has only been able to make Nasalias stronger than ever. I look forward to working with other heads of defense agencies to complete the transformation(https://armyinform.com.ua/2022/11/09/nastupnyj-samit-nato-vidbudetsya-vlitku-2023-roku-v-lytvi/)”, - said Anthony Radakin.</text:p>
      <text:p text:style-name="P4">
Together with his colleagues, Admiral Radakin congratulated the new NATO regional plans that provide NATO military command to a wide range of opportunities for the Alliance to defense from Russia and terrorist groups.</text:p>
      <text:p text:style-name="P4">
This is the first time that NATO has developed such plans after the cold. These plans are part of the ten-year process of transformation of the Alliance, which is more united and united than ever.</text:p>
      <text:p text:style-name="P4">
“The United Kingdom undertakes to support Ukraine as much as it will be needed to protect itself from the illegal and unprovoked invasion of Russia. We are one of the leading military support suppliers for the Armory Forces of Ukraine and pledged to spend another 2.3 billion pototlings on Ukraine's military support this year. By taking on ourselves, we strengthen the position of Ukraine in the repeling barbaric invasion of the nuisance and ensure its long -term sovereignty, ”the presentation reads.</text:p>
      <text:p text:style-name="P4">
News Source: <text:a xlink:type="simple" xlink:href="https://armyinform.com.ua/2023/05/11/kerivnyky-oboronnyh-vidomstv-nato-zasvidchyly-podalshu-pidtrymku-ukrayiny/" text:style-name="Internet_20_link" text:visited-style-name="Visited_20_Internet_20_Link">
https://armyinform.com.ua/2023/05/11/kerivnyky-oboronnyh-vidomstv-nato-zasvidchyly-podalshu-pidtrymku-ukrayiny/</text:a>
</text:p>
      <!--NEWS-->
      <text:h text:style-name="P10" text:outline-level="1">
<text:span text:style-name="T4">
The World Congress of Ukrainians has secured 50 trucks for terrobouron</text:span>
</text:h>
      <text:p text:style-name="P4">
Author: ['АРМІЯINFORM']</text:p>
      <text:p text:style-name="P4">
Time: 2023-05-11T81:00:00-04:00</text:p>
      <text:p text:style-name="P4">
Description: Svitovy Kongres Ukrainians at the framework of its own izhitivativ Unite with Ukraine Dopomaga ... war with Ukraine 2022, war with Ukraine Latest news today, News War with Ukraine 2022 Last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hatsapp-image-2023-05-11-at-00.49.23-3-e1683793093781-1024x479-1.jpeg" text:style-name="Internet_20_link" text:visited-style-name="Visited_20_Internet_20_Link">
whatsapp-image-2023-05-11-at-00.49.23-3-e1683793093781-1024x479-1.jpeg</text:a>
']</text:p>
      <text:p text:style-name="P4">
Tags: ['ДОПОМОГА УКРАЇНИ', 'ПІДТРИМКА УКРАЇНИ', 'СВІТОВИЙ КОНГРЕС УКРАЇНЦІВ', 'СИЛИ ТРО']</text:p>
      <text:p text:style-name="P4">
Category: News</text:p>
      <!--METADATA-->
      <text:p text:style-name="P4">
<draw:frame draw:style-name="fr1" draw:name="Image324" text:anchor-type="as-char" svg:width="6.9236in" svg:height="3.238676in" draw:z-index="0">
<draw:image xlink:href="../Images/AРМІЯINFORM/2023-05-11T81-00-00-04-00/whatsapp-image-2023-05-11-at-00.49.23-3-e1683793093781-1024x479-1.jpeg" xlink:type="simple" xlink:show="embed" xlink:actuate="onLoad" draw:mime-type="image/jpeg"/>
</draw:frame>
The World Congress of Ukrainians, as part of their initiative, UNITE CACRAINE ASSIGNMENT ASSOCIATION OF 50 GAZ-66 all-wheel drive trucks for logistical needs of the Section of the Armed Forces.</text:p>
      <text:p text:style-name="P4">
About this <text:a xlink:type="simple" xlink:href="https://www.ukrainianworldcongress.org/ua/svitovij-kon%d2%91res-ukra%d1%97ncziv-zabezpechiv-vidnovlennya-50-povnoprividnih-vantazhivok-dlya-tro/" text:style-name="Internet_20_link" text:visited-style-name="Visited_20_Internet_20_Link">
it is referred</text:a>
On the UWC website.</text:p>
      <text:p text:style-name="P4">
“The essence of this project is very simple - on the front is critically lacking in full -drive military transport, especially now that we are planning a linguistic offensive. Because of this, a simple idea came, the brothers of the old Soviet cars that were already written off and were waiting for their turn for disposal, and give them a second life, ” - reports the TRO Lawn Logistics Officer Shevchenko.</text:p>
      <text:p text:style-name="P4">
According to the director of the UNITE WITH Ukraine initiative Andriy Potichny, such use of funds is extremely effective, because the new such machine will cost about $ 50,000-80,000, and you can repair such machines for $ 5000-8000.</text:p>
      <text:p text:style-name="P4">
“Each of these machines is 60 to 40 years old and these machines are subject to disposal. But the restoration of this technique justifies itself in terms of technical characteristics for the tasks they should perform on the front. All of these machine -driven and with the right approach to recovery, they are able to do the work that they have on them, ”said Andrey Podzega, the director of the enterprise, which makes the repair of automotive equipment for the Armed Forces.</text:p>
      <text:p text:style-name="P4">
As it was reported, in half a year the World Congress of Ukrainians <text:a xlink:type="simple" xlink:href="https://armyinform.com.ua/2023/04/20/za-piv-roku-svitovyj-kongres-ukrayincziv-peredav-teroboroni-dopomogy-na-85-mln-grn/" text:style-name="Internet_20_link" text:visited-style-name="Visited_20_Internet_20_Link">
passed</text:a>
Terrobronivka forgone for 85 million UAH.</text:p>
      <text:p text:style-name="P4">
News Source: <text:a xlink:type="simple" xlink:href="https://armyinform.com.ua/2023/05/11/svitovyj-kongres-ukrayincziv-zabezpechyv-vidnovlennya-50-vantazhivok-dlya-teroboronivcziv/" text:style-name="Internet_20_link" text:visited-style-name="Visited_20_Internet_20_Link">
https://armyinform.com.ua/2023/05/11/svitovyj-kongres-ukrayincziv-zabezpechyv-vidnovlennya-50-vantazhivok-dlya-teroboronivcziv/</text:a>
</text:p>
      <!--NEWS-->
      <text:h text:style-name="P10" text:outline-level="1">
<text:span text:style-name="T4">
SCO command reports the destruction of enemy patrol</text:span>
</text:h>
      <text:p text:style-name="P4">
Author: ['АРМІЯINFORM']</text:p>
      <text:p text:style-name="P4">
Time: 2023-05-11T82:00:00-04:00</text:p>
      <text:p text:style-name="P4">
Description: The coarse of the Ukrainian VIISKOVOVOVOVSKIV SPECHALED PATRULA in Tila Rosiyki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STOPRUSSIA', 'АГРЕСІЯ РФ', 'ВТОРГНЕННЯ РФ', 'КОМАНДУВАННЯ ССО']</text:p>
      <text:p text:style-name="P4">
Category: News</text:p>
      <!--METADATA-->
      <text:p text:style-name="P4">
A group of Ukrainian military personnel of the SCO destroyed a patrol in the rear of Russian.</text:p>
      <text:p text:style-name="P4">
About it <text:a xlink:type="simple" xlink:href="https://www.facebook.com/usofcom/videos/253285927372858/" text:style-name="Internet_20_link" text:visited-style-name="Visited_20_Internet_20_Link">
reports</text:a>
Command of the SCA of the Armed Forces.</text:p>
      <text:p text:style-name="P4">
“During the reconnaissance in the rear of the enemy, the SCO group noticed a hostile patrol. Having evaluated the situation, the group commander decided to join the enemy, ”the message said.</text:p>
      <text:p text:style-name="P4">
According to the command, the destruction of 3 invaders was confirmed.</text:p>
      <text:p text:style-name="P4">
There are no casualties from our soldiers.</text:p>
      <text:p text:style-name="P4">
“Even in the rear, the enemy will always feel in danger!We work!” “Special forces were declared.</text:p>
      <text:p text:style-name="P4">
News Source: <text:a xlink:type="simple" xlink:href="https://armyinform.com.ua/2023/05/11/komanduvannya-sso-povidomlyaye-pro-znyshhennya-vorozhogo-patrulya/" text:style-name="Internet_20_link" text:visited-style-name="Visited_20_Internet_20_Link">
https://armyinform.com.ua/2023/05/11/komanduvannya-sso-povidomlyaye-pro-znyshhennya-vorozhogo-patrulya/</text:a>
</text:p>
      <!--NEWS-->
      <text:h text:style-name="P10" text:outline-level="1">
<text:span text:style-name="T4">
乌克兰总统死后授予149名乌克兰捍卫者</text:span>
</text:h>
      <text:p text:style-name="P4">
Author: ['АРМІЯINFORM']</text:p>
      <text:p text:style-name="P4">
Time: 2023-05-11T83:00:00-04:00</text:p>
      <text:p text:style-name="P4">
Description: 乌克兰总统沃罗迪米尔·泽伦斯基（Volodymyr Zelensky）死于主权纳戈罗德（Nagorods）149 ...与乌克兰2022年的战争，与乌克兰的最新新闻，今天与乌克兰2022年的新闻战争今天上次与乌克兰的新闻战争，乌克兰和俄罗斯之间的战争将与乌克兰之间的战争他们说，在2022年是否在不久的将来与乌克兰战争，他们说，与乌克兰的战争，今天的乌克兰新闻，乌克兰的新闻，乌克兰媒体在俄罗斯的媒体</text:p>
      <text:p text:style-name="P4">
Images: ['<text:a xlink:type="simple" xlink:href="https://armyinform.com.ua/wp-content/uploads/2023/05/1648108073_613x321_2_0_nw.jpeg" text:style-name="Internet_20_link" text:visited-style-name="Visited_20_Internet_20_Link">
1648108073_613x321_2_0_nw.jpeg</text:a>
']</text:p>
      <text:p text:style-name="P4">
Tags: ['УКАЗ ПРЕЗИДЕНТА УКРАЇНИ']</text:p>
      <text:p text:style-name="P4">
Category: News</text:p>
      <!--METADATA-->
      <text:p text:style-name="P4">
<draw:frame draw:style-name="fr1" draw:name="Image325" text:anchor-type="as-char" svg:width="6.9236in" svg:height="3.625572in" draw:z-index="0">
<draw:image xlink:href="../Images/AРМІЯINFORM/2023-05-11T83-00-00-04-00/1648108073_613x321_2_0_nw.jpeg" xlink:type="simple" xlink:show="embed" xlink:actuate="onLoad" draw:mime-type="image/jpeg"/>
</draw:frame>
乌克兰沃迪米尔Zelensky总统死后庆祝了149个乌克兰军人州。</text:p>
      <text:p text:style-name="P4">
对应<text:a xlink:type="simple" xlink:href="https://www.president.gov.ua/documents/2692023-46705" text:style-name="Internet_20_link" text:visited-style-name="Visited_20_Internet_20_Link">
法令#269/2023</text:a>
由国家元首发表。</text:p>
      <text:p text:style-name="P4">
值得注意的是，该奖项是“以个人的勇气，在保护乌克兰的国家主权和领土完整，无私的军事义务方面被颁发的。”</text:p>
      <text:p text:style-name="P4">
<text:span text:style-name="T4">
授予Bohdan Khmelnitsky III学位的命令</text:span>
</text:p>
      <text:p text:style-name="P4">
Kolyad Dmitry Sergeyevich(死后) - 高级中尉</text:p>
      <text:p text:style-name="P4">
Nikandrov Sergey Valentinovich(死后) - 队长</text:p>
      <text:p text:style-name="P4">
Stadnichenko Sergey Sergeyevich(死后) - 高级中尉</text:p>
      <text:p text:style-name="P4">
Ustinov Oleg Igorovich(死后) - 高级中尉</text:p>
      <text:p text:style-name="P4">
<text:span text:style-name="T4">
授予勇气和等级的顺序</text:span>
</text:p>
      <text:p text:style-name="P4">
Kalina Igor Vasilyevich(死后) - 高级士兵</text:p>
      <text:p text:style-name="P4">
<text:span text:style-name="T4">
授予II学位的勇气命令</text:span>
</text:p>
      <text:p text:style-name="P4">
弗拉迪斯拉夫·尤里维奇(死后) - 高级中士</text:p>
      <text:p text:style-name="P4">
亚历山大·莱皮卡什(Alexander Lepikash)(死后) - 士兵</text:p>
      <text:p text:style-name="P4">
<text:span text:style-name="T4">
授予三级勇气的勇气</text:span>
</text:p>
      <text:p text:style-name="P4">
Bagaylyuk Peter Denisovich(死后) - 士兵</text:p>
      <text:p text:style-name="P4">
Gennady Gennadyevich(死后) - 高级士兵</text:p>
      <text:p text:style-name="P4">
Balana Alexander Nikolaevich(死后) - 中士</text:p>
      <text:p text:style-name="P4">
Bandura Roman Stepanovich(死后) - 士兵</text:p>
      <text:p text:style-name="P4">
Andrei Ilyich Beleychik(死后) - 士兵</text:p>
      <text:p text:style-name="P4">
Victor Biganovsky(死后) - 高级士兵</text:p>
      <text:p text:style-name="P4">
Bledniuk Sergey Yevgenyevich(死后) - 士兵</text:p>
      <text:p text:style-name="P4">
Bliznyuk Roman Valeriyovych(死后) - 士兵</text:p>
      <text:p text:style-name="P4">
安德烈·博格达诺维奇的研究(死后) - 士兵</text:p>
      <text:p text:style-name="P4">
弗拉基米尔·彼得罗维奇(死后) - 高级士兵</text:p>
      <text:p text:style-name="P4">
Vidotsky Andriy Mikhailovich(死后) - 酋长</text:p>
      <text:p text:style-name="P4">
Yana Ivanovich Vilkhovetsky(死后) - 高级士兵</text:p>
      <text:p text:style-name="P4">
Andriy A.(死后) - 士兵</text:p>
      <text:p text:style-name="P4">
罗马弗拉基米罗维奇的狼(死后) - 高级士兵</text:p>
      <text:p text:style-name="P4">
Gavrilyuk Ivan Andreevich(死后) - 士兵</text:p>
      <text:p text:style-name="P4">
Garashchenko Pavel Petrovich(死后) - 士兵</text:p>
      <text:p text:style-name="P4">
Sergey Nikolaevich Hashinsky(死后) - 士兵</text:p>
      <text:p text:style-name="P4">
Genzirovsky Nikolai Vasilyevich(死后) - 士兵</text:p>
      <text:p text:style-name="P4">
Gizen Nikolai Stepanovich(死后) - 士兵</text:p>
      <text:p text:style-name="P4">
Gladky Alexander Viktorovich(死后) - 士兵</text:p>
      <text:p text:style-name="P4">
Vadim Ivanovich(死后) - 高级士兵</text:p>
      <text:p text:style-name="P4">
Golinia Yuri Vasilyevich(死后) - 士兵</text:p>
      <text:p text:style-name="P4">
Grytskiv Roman Yarostlavovich(死后) - 士兵</text:p>
      <text:p text:style-name="P4">
Gregory Vitaliy Mikhailovich(死后) - 高级士兵</text:p>
      <text:p text:style-name="P4">
Danylyuk Leonid Leonidovich(死后) - 士兵Beak Dmitry Petrovich(死后) - 士兵</text:p>
      <text:p text:style-name="P4">
Didenko Mikhail Mikhailovich(死后) - 士兵</text:p>
      <text:p text:style-name="P4">
多布罗茨基尤里·尼古拉维奇(死后) - 高级士兵</text:p>
      <text:p text:style-name="P4">
Studladov Stanislav Sergeyevich(死后) - 士兵</text:p>
      <text:p text:style-name="P4">
罗马奥雷斯托维奇愚蠢(死后) - 高级中士</text:p>
      <text:p text:style-name="P4">
Dmitry Yarostlavovich(死后) - 高级士兵</text:p>
      <text:p text:style-name="P4">
Zherova Victor(死后) - 中士</text:p>
      <text:p text:style-name="P4">
伊万·米哈洛维奇·朱克(Ivan Mikhailovich Zhuk)(死后) - 初中中士</text:p>
      <text:p text:style-name="P4">
Zaica Mikhail Mikhailovich(死后) - 士兵</text:p>
      <text:p text:style-name="P4">
Ivakina Mariana Valentinovich(死后) - 士兵</text:p>
      <text:p text:style-name="P4">
Ivanochka Taras Vasilyevich(死后) - 士兵</text:p>
      <text:p text:style-name="P4">
Karpyuk Ilya Petrovich(死后) - 士兵</text:p>
      <text:p text:style-name="P4">
克尼茨基·德米特里·彼得罗维奇(Kernitsky Dmitry Petrovich)(死后) - 初中中士</text:p>
      <text:p text:style-name="P4">
Kovalchuk Mikhail Bogdanovich(死后) - 士兵</text:p>
      <text:p text:style-name="P4">
Victor Vasilyevich的铁匠(死后) - 中士</text:p>
      <text:p text:style-name="P4">
Komaric Ilya Nikolaevich(死后) - 高级中士</text:p>
      <text:p text:style-name="P4">
Kostash Yuri Nikolaevich(死后)-Headquarters</text:p>
      <text:p text:style-name="P4">
Kostyuk Alexander Mikhailovich(死后) - 士兵</text:p>
      <text:p text:style-name="P4">
Kudllo Andrei Ivanovich(死后) - 士兵</text:p>
      <text:p text:style-name="P4">
库尔巴尼·伊万·伊万诺维奇(死后) - 初中中士</text:p>
      <text:p text:style-name="P4">
Larikova Yuri Yurievich(死后) - 初中中士</text:p>
      <text:p text:style-name="P4">
Leonenko Oleg Alexandrovich(死后) - 高级士兵</text:p>
      <text:p text:style-name="P4">
Leha Gennady Yurievich(死后) - 士兵</text:p>
      <text:p text:style-name="P4">
Leshchenko Mikhail Pavlovich(死后) - 士兵</text:p>
      <text:p text:style-name="P4">
Litvinchuk Maxim Viktorovich(死后) - 士兵</text:p>
      <text:p text:style-name="P4">
Vitaliy Vasyliovych Paink(死后) - 士兵</text:p>
      <text:p text:style-name="P4">
Marotchak Dmitry Vasilyevich(死后) - 士兵</text:p>
      <text:p text:style-name="P4">
Martyniuk Dmitry Mikhailovich(死后) - 士兵</text:p>
      <text:p text:style-name="P4">
弗拉基米尔·马尔肯科(Vladimir Marchenko)(死后) - 高级中士</text:p>
      <text:p text:style-name="P4">
Marchuk Sergey Nikolaevich(死后) - 高级士兵</text:p>
      <text:p text:style-name="P4">
Matichak Vitaliy Vladimirovich(死后) - 士兵</text:p>
      <text:p text:style-name="P4">
Matyshak Sergey Sergeyevich(死后) - 士兵</text:p>
      <text:p text:style-name="P4">
Makhnevich Nazar Yaroslavovich(死后) - 中士</text:p>
      <text:p text:style-name="P4">
Melnik Taras Dmitrovich(死后) - 士兵</text:p>
      <text:p text:style-name="P4">
Melnychuk Vasily Vasilyevich(死后) - 中士</text:p>
      <text:p text:style-name="P4">
Melnychuk Vasily Ivanovich(死后) - 初中中士</text:p>
      <text:p text:style-name="P4">
Melnychuk Vladimir Petrovich(死后) - 士兵</text:p>
      <text:p text:style-name="P4">
Melnychuk Stanislav Miroslavovich(死后) - 士兵</text:p>
      <text:p text:style-name="P4">
Mesetina Alexander Vasilyevich(死后) - 士兵</text:p>
      <text:p text:style-name="P4">
Mindo Nikolai Mikhailovich(死后) - 中士</text:p>
      <text:p text:style-name="P4">
Mysuga Grigory Tarasovich(死后) - 初中中士</text:p>
      <text:p text:style-name="P4">
Myron Miron Vasilyevich(死后) - 士兵</text:p>
      <text:p text:style-name="P4">
Mokrychuk Yuri Ananiyovich(死后) - 酋长</text:p>
      <text:p text:style-name="P4">
Morarash Igor Arturovich(死后) - 初中中士</text:p>
      <text:p text:style-name="P4">
Mocherniuk Vasily Vasilyevich(死后) - 初中中士Ogilchina Vladislav Nikolaevich(死后) - 士兵</text:p>
      <text:p text:style-name="P4">
Oliynyk Sergey Ivanovich(死后)-Headquarters</text:p>
      <text:p text:style-name="P4">
Omelechka Roman Viktorovich(死后) - 高级士兵</text:p>
      <text:p text:style-name="P4">
奥萨德·德米特里·亚历山德罗维奇(Osadchy Dmitry Alexandrovich)(死后) - 士兵</text:p>
      <text:p text:style-name="P4">
Osipovich Denis Anatolyevich(死后) - 高级士兵</text:p>
      <text:p text:style-name="P4">
Ostafiychuk vladimir Ivanovich(死后) - 士兵</text:p>
      <text:p text:style-name="P4">
Ostashchuk Ivan Romanovich(死后) - 士兵</text:p>
      <text:p text:style-name="P4">
Pavlyuk Andriy Ivanovich(死后) - 高级中士</text:p>
      <text:p text:style-name="P4">
Palamar Andrei Onufrivich(死后) - 士兵</text:p>
      <text:p text:style-name="P4">
亚历山大·维克托维奇的燃料(死后) - 高级士兵</text:p>
      <text:p text:style-name="P4">
Panasyuk Vasily Nikolaevich(死后) - 士兵</text:p>
      <text:p text:style-name="P4">
Patichuk Yevgeny Viktorovich(死后) - 高级士兵</text:p>
      <text:p text:style-name="P4">
Pachkovsky Andriy Ivanovich(死后) - 士兵</text:p>
      <text:p text:style-name="P4">
Petrachkov Alexei Ivanovich(死后) - 初中中士</text:p>
      <text:p text:style-name="P4">
彼得罗夫罗马伊万诺维奇(死后) - 初中中士</text:p>
      <text:p text:style-name="P4">
佩特鲁克·佩特·罗斯特拉夫维奇(死后) - 士兵</text:p>
      <text:p text:style-name="P4">
Pikh Igor Mikhailovich(死后) - 士兵</text:p>
      <text:p text:style-name="P4">
Yuri Sergeyevich Plisk(死后) - 高级中士</text:p>
      <text:p text:style-name="P4">
Vasily Petrovich(死后) - 士兵</text:p>
      <text:p text:style-name="P4">
伊万·波利科娃(Ivan Polyakova)(死后) - 士兵</text:p>
      <text:p text:style-name="P4">
伊瓜诺维奇的横向(死后) - 士兵</text:p>
      <text:p text:style-name="P4">
Radetsky Victor Vasilyevich(死后) - 高级士兵</text:p>
      <text:p text:style-name="P4">
Rostislav Vasilyevich(死后) - 高级士兵</text:p>
      <text:p text:style-name="P4">
Rinzak Roman Bogdanovich(死后) - 士兵</text:p>
      <text:p text:style-name="P4">
Yuri Mikhailovich Rapa(死后) - 士兵</text:p>
      <text:p text:style-name="P4">
Mikhail Mikhailovich(死后) - 士兵</text:p>
      <text:p text:style-name="P4">
Sagaidak Sergey Petrovich(死后) - 士兵</text:p>
      <text:p text:style-name="P4">
罗马罗曼维奇的萨利格(死后) - 士兵</text:p>
      <text:p text:style-name="P4">
Selivanov Vladimir Vladimirovich(死后) - 高级士兵</text:p>
      <text:p text:style-name="P4">
Seniv Andrei Ruslanovich(死后) - 中士</text:p>
      <text:p text:style-name="P4">
Senyuk Vasily Fedorovich(死后) - 初中中士</text:p>
      <text:p text:style-name="P4">
亚历山大·塞雷布林斯基(死后) - 酋长</text:p>
      <text:p text:style-name="P4">
Silkina Sergey Alexandrovich(死后) - 高级士兵</text:p>
      <text:p text:style-name="P4">
Sikorsky Anatoly Tadeushovich(死后) - 高级士兵</text:p>
      <text:p text:style-name="P4">
dmitry valeriyovych syruk(死后) - 士兵</text:p>
      <text:p text:style-name="P4">
Skalun Ernest Ruslanovich(死后) - 士兵</text:p>
      <text:p text:style-name="P4">
Smadich Sergey Leonidovich(死后) - 高级士兵</text:p>
      <text:p text:style-name="P4">
Smirnova Dmitry Olegovich(死后) - 士兵</text:p>
      <text:p text:style-name="P4">
Sokolovsky Sergey Ivanovich(死后) - 士兵</text:p>
      <text:p text:style-name="P4">
Solova Anatoly Stepanovich(死后) - 中士</text:p>
      <text:p text:style-name="P4">
Stefanyshyn Yuri Yurievich(死后) - 士兵</text:p>
      <text:p text:style-name="P4">
Stefutin Anatoly Vladimirovich(死后) - 高级中士</text:p>
      <text:p text:style-name="P4">
Stepkina Artem Andriyovich(死后) - 士兵</text:p>
      <text:p text:style-name="P4">
Oleg Dmitrovich的Semin(死后) - 高级士兵Vladimir Tkachenko(死后) - 士兵</text:p>
      <text:p text:style-name="P4">
尤里·特卡库克(Yuri Tkachuk)(死后) - 酋长</text:p>
      <text:p text:style-name="P4">
Uzunalov Artem Vladimirovich(死后) - 中士</text:p>
      <text:p text:style-name="P4">
Svyatoslav Ushpalevich(死后) - 高级中士</text:p>
      <text:p text:style-name="P4">
Vasily Yaroslavovich Falhovsky(死后) - 士兵</text:p>
      <text:p text:style-name="P4">
Fedinyak Lubomir Bogdanovich(死后) - 初中中士</text:p>
      <text:p text:style-name="P4">
Philip Vitaliy Valeryevich(死后) - 士兵</text:p>
      <text:p text:style-name="P4">
Andrei Vasilyevich Frankov(死后) - 高级士兵</text:p>
      <text:p text:style-name="P4">
Kharkiv Yuri Vasilyevich(死后) - 士兵</text:p>
      <text:p text:style-name="P4">
Khudyak Stepan Yaroslavovich(死后) - 士兵</text:p>
      <text:p text:style-name="P4">
亚历山大·伊万诺维奇·沙鲁克(Alexander Ivanovich Tsaruk)(死后) - 士兵</text:p>
      <text:p text:style-name="P4">
Tsybik Vasily Yaroslavovich(死后) - 士兵</text:p>
      <text:p text:style-name="P4">
tsymbalyuk oleg sergeyevich(死后) - 士兵</text:p>
      <text:p text:style-name="P4">
Cheban Alexander Alekseevich(死后) - 初中中士</text:p>
      <text:p text:style-name="P4">
Chernolyuk Stanislav Vladimirovich(死后) - 高级士兵</text:p>
      <text:p text:style-name="P4">
Chirv Dmitry Andreevich(死后) - 中士</text:p>
      <text:p text:style-name="P4">
Shari Alexander Dmitrovich(死后) - 中士</text:p>
      <text:p text:style-name="P4">
Shevchuk Vasily Vasilyevich(死后) - 高级中士</text:p>
      <text:p text:style-name="P4">
Shershina Ivan Igorovich(死后) - 士兵</text:p>
      <text:p text:style-name="P4">
Shikhov Valery Vasilyevich(死后) - 初中中士</text:p>
      <text:p text:style-name="P4">
Schmigel Miroslav Yevgenovich(死后) - 士兵</text:p>
      <text:p text:style-name="P4">
Shchparko Nikita Viktorovich(死后) - 初中中士</text:p>
      <text:p text:style-name="P4">
Shurgalyuk Vladislav Ruslanovich(死后) - 高级士兵</text:p>
      <text:p text:style-name="P4">
Dmitry Dmitry Yakubovsky(死后) - 高级士兵</text:p>
      <text:p text:style-name="P4">
Yatsel Andriy Romanovich(死后) - 中士。</text:p>
      <text:p text:style-name="P4">
News Source: <text:a xlink:type="simple" xlink:href="https://armyinform.com.ua/2023/05/11/prezydent-ukrayiny-nagorodyv-posmertno-149-ukrayinskyh-zahysnykiv/" text:style-name="Internet_20_link" text:visited-style-name="Visited_20_Internet_20_Link">
https://armyinform.com.ua/2023/05/11/prezydent-ukrayiny-nagorodyv-posmertno-149-ukrayinskyh-zahysnykiv/</text:a>
</text:p>
      <!--NEWS-->
      <text:h text:style-name="P10" text:outline-level="1">
<text:span text:style-name="T4">
Президент України нагородив посмертно 149 українських захисників</text:span>
</text:h>
      <text:p text:style-name="P4">
author: ['АРМІЯINFORM']</text:p>
      <text:p text:style-name="P4">
time: 2023-05-11T83:00:00-04:00</text:p>
      <text:p text:style-name="P4">
description: Президент України Володимир Зеленський посмертно відзначив державними нагородами 149...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48108073_613x321_2_0_nw.jpeg" text:style-name="Internet_20_link" text:visited-style-name="Visited_20_Internet_20_Link">
1648108073_613x321_2_0_nw.jpeg</text:a>
']</text:p>
      <text:p text:style-name="P4">
tags: ['УКАЗ ПРЕЗИДЕНТА УКРАЇНИ']</text:p>
      <text:p text:style-name="P4">
category: News</text:p>
      <!--METADATA-->
      <text:p text:style-name="P4">
<draw:frame draw:style-name="fr1" draw:name="Image326" text:anchor-type="as-char" svg:width="6.9236in" svg:height="3.625572in" draw:z-index="0">
<draw:image xlink:href="../Images/AРМІЯINFORM/2023-05-11T83-00-00-04-00/1648108073_613x321_2_0_nw.jpeg" xlink:type="simple" xlink:show="embed" xlink:actuate="onLoad" draw:mime-type="image/jpeg"/>
</draw:frame>
</text:p>
      <text:p text:style-name="P4">
Президент України Володимир Зеленський посмертно відзначив державниминагородами 149 українських військовослужбовців.</text:p>
      <text:p text:style-name="P4">
Відповідний <text:a xlink:type="simple" xlink:href="https://www.president.gov.ua/documents/2692023-46705" text:style-name="Internet_20_link" text:visited-style-name="Visited_20_Internet_20_Link">
Указ№269/2023</text:a>
 опублікованийна сайті глави держав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Нагородити орденом Богдана Хмельницького ІІІ ступеня</text:span>
</text:p>
      <text:p text:style-name="P4">
КОЛЯДУ Дмитра Сергійовича (посмертно) — старшого лейтенанта</text:p>
      <text:p text:style-name="P4">
НІКАНДРОВА Сергія Валентиновича (посмертно) — капітана</text:p>
      <text:p text:style-name="P4">
СТАДНИЧЕНКА Сергія Сергійовича (посмертно) — старшого лейтенанта</text:p>
      <text:p text:style-name="P4">
УСТИНОВА Олега Ігоровича (посмертно) — старшого лейтенанта</text:p>
      <text:p text:style-name="P4">
<text:span text:style-name="T4">
Нагородити орденом «За мужність» І ступеня</text:span>
</text:p>
      <text:p text:style-name="P4">
КАЛИНА Ігоря Васильовича (посмертно) — старшого солдата</text:p>
      <text:p text:style-name="P4">
<text:span text:style-name="T4">
Нагородити орденом «За мужність» ІІ ступеня</text:span>
</text:p>
      <text:p text:style-name="P4">
ГАЛАЙКА Владислава Юрійовича (посмертно) — старшого сержанта</text:p>
      <text:p text:style-name="P4">
ЛЕПІКАША Олександра Анатолійовича (посмертно) — солдата</text:p>
      <text:p text:style-name="P4">
<text:span text:style-name="T4">
Нагородити орденом «За мужність» ІІІ ступеня</text:span>
</text:p>
      <text:p text:style-name="P4">
БАГАЙЛЮКА Петра Денисовича (посмертно) — солдата</text:p>
      <text:p text:style-name="P4">
БАЛАКІНА Геннадія Геннадійовича (посмертно) — старшого солдата</text:p>
      <text:p text:style-name="P4">
БАЛАНА Олександра Миколайовича (посмертно) — сержанта</text:p>
      <text:p text:style-name="P4">
БАНДУРУ Романа Степановича (посмертно) — солдата</text:p>
      <text:p text:style-name="P4">
БЕЛЕЙЧИКА Андрія Ілліча (посмертно) — солдата</text:p>
      <text:p text:style-name="P4">
БІГАНОВСЬКОГО Віктора Михайловича (посмертно) — старшого солдата</text:p>
      <text:p text:style-name="P4">
БЛЕДНЮКА Сергія Євгенійовича (посмертно) — солдата</text:p>
      <text:p text:style-name="P4">
БЛИЗНЮКА Романа Валерійовича (посмертно) — солдата</text:p>
      <text:p text:style-name="P4">
ВИВКУ Андрія Богдановича (посмертно) — солдата</text:p>
      <text:p text:style-name="P4">
ВИТОШКА Володимира Петровича (посмертно) — старшого солдата</text:p>
      <text:p text:style-name="P4">
ВІДОЦЬКОГО Андрія Михайловича (посмертно) — головного сержанта</text:p>
      <text:p text:style-name="P4">
ВІЛЬХОВЕЦЬКОГО Яна Івановича (посмертно) — старшого солдата</text:p>
      <text:p text:style-name="P4">
ВІСИЧА Андрія Олексійовича (посмертно) — солдата</text:p>
      <text:p text:style-name="P4">
ВОВКА Романа Володимировича (посмертно) — старшого солдата</text:p>
      <text:p text:style-name="P4">
ГАВРИЛЮКА Івана Андрійовича (посмертно) — солдата</text:p>
      <text:p text:style-name="P4">
ГАРАЩЕНКА Павла Петровича (посмертно) — солдата</text:p>
      <text:p text:style-name="P4">
ГАШИНСЬКОГО Сергія Миколайовича (посмертно) — солдата</text:p>
      <text:p text:style-name="P4">
ГЕНСІРОВСЬКОГО Миколу Васильовичу (посмертно) — солдата</text:p>
      <text:p text:style-name="P4">
ГІСЕНА Миколу Степановича (посмертно) — солдата</text:p>
      <text:p text:style-name="P4">
ГЛАДКОГО Олександра Вікторовича (посмертно) — солдата</text:p>
      <text:p text:style-name="P4">
ГОЛІНАТОГО Вадима Івановича (посмертно) — старшого солдата</text:p>
      <text:p text:style-name="P4">
ГОЛІНЕЯ Юрія Васильовича (посмертно) — солдата</text:p>
      <text:p text:style-name="P4">
ГРИЦЬКІВА Романа Ярославовича (посмертно) — солдата</text:p>
      <text:p text:style-name="P4">
ГРЕГОРА Віталія Михайловича (посмертно) — старшого солдата</text:p>
      <text:p text:style-name="P4">
ДАНИЛЮКА Леоніда Леонідовича (посмертно) — солдата</text:p>
      <text:p text:style-name="P4">
ДАНИЛЮКА Павла Павловича (посмертно) — солдата</text:p>
      <text:p text:style-name="P4">
ДЗЮБУ Дмитра Петровича (посмертно) — солдата</text:p>
      <text:p text:style-name="P4">
ДІДЕНКА Михайла Михайловича (посмертно) — солдата</text:p>
      <text:p text:style-name="P4">
ДОБРОЦЬКОГО Юрія Миколайовича (посмертно) — старшого солдата</text:p>
      <text:p text:style-name="P4">
ДУДОЛАДОВА Станіслава Сергійовича (посмертно) — солдата</text:p>
      <text:p text:style-name="P4">
ДУРКАЛА Романа Орестовича (посмертно) — старшого сержанта</text:p>
      <text:p text:style-name="P4">
ДЯКІВА Дмитра Ярославовича (посмертно) — старшого солдата</text:p>
      <text:p text:style-name="P4">
ЖЕЖЕРОВА Віктора Олександровича (посмертно) — сержанта</text:p>
      <text:p text:style-name="P4">
ЖУКА Івана Михайловича (посмертно) — молодшого сержанта</text:p>
      <text:p text:style-name="P4">
ЗАЇЦЯ Михайла Михайловича (посмертно) — солдата</text:p>
      <text:p text:style-name="P4">
ІВАКІНА Мар’яна Валентиновича (посмертно) — солдата</text:p>
      <text:p text:style-name="P4">
ІВАНОЧКА Тараса Васильовича (посмертно) — солдата</text:p>
      <text:p text:style-name="P4">
КАРП’ЮКА Іллю Петровича (посмертно) — солдата</text:p>
      <text:p text:style-name="P4">
КЕРНИЦЬКОГО Дмитра Петровича (посмертно) — молодшого сержанта</text:p>
      <text:p text:style-name="P4">
КОВАЛЬЧУКА Михайла Богдановича (посмертно) — солдата</text:p>
      <text:p text:style-name="P4">
КОВАЧА Віктора Васильовича (посмертно) — сержанта</text:p>
      <text:p text:style-name="P4">
КОМАРИЦЮ Іллю Миколайовича (посмертно) — старшого сержанта</text:p>
      <text:p text:style-name="P4">
КОСТАША Юрія Миколайовича (посмертно) — штаб-сержанта</text:p>
      <text:p text:style-name="P4">
КОСТЮКА Олександра Михайловича (посмертно) — солдата</text:p>
      <text:p text:style-name="P4">
КУДЛУ Андрія Івановича (посмертно) — солдата</text:p>
      <text:p text:style-name="P4">
КУЛИБАНИЧА Івана Івановича (посмертно) — молодшого сержанта</text:p>
      <text:p text:style-name="P4">
ЛАРІКОВА Юрія Юрійовича (посмертно) — молодшого сержанта</text:p>
      <text:p text:style-name="P4">
ЛЕОНЕНКА Олега Олександровича (посмертно) — старшого солдата</text:p>
      <text:p text:style-name="P4">
ЛЕХА Геннадія Юрійовича (посмертно) — солдата</text:p>
      <text:p text:style-name="P4">
ЛЕЩЕНКА Михайла Павловича (посмертно) — солдата</text:p>
      <text:p text:style-name="P4">
ЛІТВІНЧУКА Максима Вікторовича (посмертно) — солдата</text:p>
      <text:p text:style-name="P4">
МАЛЯРИКА Віталія Васильовича (посмертно) — солдата</text:p>
      <text:p text:style-name="P4">
МАРОТЧАКА Дмитра Васильовича (посмертно) — солдата</text:p>
      <text:p text:style-name="P4">
МАРЦИНЮКА Дмитра Михайловича (посмертно) — солдата</text:p>
      <text:p text:style-name="P4">
МАРЧЕНКА Володимира Ігоровича (посмертно) — старшого сержанта</text:p>
      <text:p text:style-name="P4">
МАРЧУКА Сергія Миколайовича (посмертно) — старшого солдата</text:p>
      <text:p text:style-name="P4">
МАТИЧАКА Віталія Володимировича (посмертно) — солдата</text:p>
      <text:p text:style-name="P4">
МАТИЩАКА Сергія Сергійовича (посмертно) — солдата</text:p>
      <text:p text:style-name="P4">
МАХНЕВИЧА Назара Ярославовича (посмертно) — сержанта</text:p>
      <text:p text:style-name="P4">
МЕЛЬНИКА Тараса Дмитровича (посмертно) — солдата</text:p>
      <text:p text:style-name="P4">
МЕЛЬНИЧУКА Василя Васильовича (посмертно) — сержанта</text:p>
      <text:p text:style-name="P4">
МЕЛЬНИЧУКА Василя Івановича (посмертно) — молодшого сержанта</text:p>
      <text:p text:style-name="P4">
МЕЛЬНИЧУКА Володимира Петровича (посмертно) — солдата</text:p>
      <text:p text:style-name="P4">
МЕЛЬНИЧУКА Станіслава Мирославовича (посмертно) — солдата</text:p>
      <text:p text:style-name="P4">
МЕЧЕТІНА Олександра Васильовича (посмертно) — солдата</text:p>
      <text:p text:style-name="P4">
МИНДЬО Миколу Михайловича (посмертно) — сержанта</text:p>
      <text:p text:style-name="P4">
МИСЮГУ Григорія Тарасовича (посмертно) — молодшого сержанта</text:p>
      <text:p text:style-name="P4">
МИЦАКА Мирона Васильовича (посмертно) — солдата</text:p>
      <text:p text:style-name="P4">
МОКРІЙЧУКА Юрія Ананійовича (посмертно) — головного сержанта</text:p>
      <text:p text:style-name="P4">
МОРАРАША Ігоря Артуровича (посмертно) — молодшого сержанта</text:p>
      <text:p text:style-name="P4">
МОЧЕРНЮКА Василя Васильовича (посмертно) — молодшого сержанта</text:p>
      <text:p text:style-name="P4">
МУСТЕЦУ Василя Олександровича (посмертно) — молодшого сержанта</text:p>
      <text:p text:style-name="P4">
ОГІЛЬЧИНА Владислава Миколайовича (посмертно) — солдата</text:p>
      <text:p text:style-name="P4">
ОЛІЙНИКА Сергія Івановича (посмертно) — штаб-сержанта</text:p>
      <text:p text:style-name="P4">
ОМЕЛЕЧКА Романа Вікторовича (посмертно) — старшого солдата</text:p>
      <text:p text:style-name="P4">
ОСАДЧОГО Дмитра Олександровича (посмертно) — солдата</text:p>
      <text:p text:style-name="P4">
ОСИПОВИЧА Дениса Анатолійовича (посмертно) — старшого солдата</text:p>
      <text:p text:style-name="P4">
ОСТАФІЙЧУКА Володимира Івановича (посмертно) — солдата</text:p>
      <text:p text:style-name="P4">
ОСТАЩУКА Івана Романовича (посмертно) — солдата</text:p>
      <text:p text:style-name="P4">
ПАВЛЮКА Андрія Івановича (посмертно) — старшого сержанта</text:p>
      <text:p text:style-name="P4">
ПАЛАМАРА Андрія Онуфрійовича (посмертно) — солдата</text:p>
      <text:p text:style-name="P4">
ПАЛИГУ Олександра Вікторовича (посмертно) — старшого солдата</text:p>
      <text:p text:style-name="P4">
ПАНАСЮКА Василя Миколайовича (посмертно) — солдата</text:p>
      <text:p text:style-name="P4">
ПАТИЧУКА Євгенія Вікторовича (посмертно) — старшого солдата</text:p>
      <text:p text:style-name="P4">
ПАЧКОВСЬКОГО Андрія Івановича (посмертно) — солдата</text:p>
      <text:p text:style-name="P4">
ПЕТРАЧКОВА Олексія Івановича (посмертно) — молодшого сержанта</text:p>
      <text:p text:style-name="P4">
ПЕТРІВА Романа Івановича (посмертно) — молодшого сержанта</text:p>
      <text:p text:style-name="P4">
ПЕТРУКА Петра Ростиславовича (посмертно) — солдата</text:p>
      <text:p text:style-name="P4">
ПІХА Ігоря Михайловича (посмертно) — солдата</text:p>
      <text:p text:style-name="P4">
ПЛИСКУ Юрія Сергійовича (посмертно) — старшого сержанта</text:p>
      <text:p text:style-name="P4">
ПОГОРІЛОГО Василя Петровича (посмертно) — солдата</text:p>
      <text:p text:style-name="P4">
ПОЛЯКОВА Івана Сергійовича (посмертно) — солдата</text:p>
      <text:p text:style-name="P4">
ПОПЕРЕЧНОГО Ігоря Івановича (посмертно) — солдата</text:p>
      <text:p text:style-name="P4">
РАДЕЦЬКОГО Віктора Васильовича (посмертно) — старшого солдата</text:p>
      <text:p text:style-name="P4">
РАПІЯ Ростислава Васильовича (посмертно) — старшого солдата</text:p>
      <text:p text:style-name="P4">
РИНЗАКА Романа Богдановича (посмертно) — солдата</text:p>
      <text:p text:style-name="P4">
РОПА Юрія Михайловича (посмертно) — солдата</text:p>
      <text:p text:style-name="P4">
РУМЯНЦЕВА Михайла Михайловича (посмертно) — солдата</text:p>
      <text:p text:style-name="P4">
САГАЙДАКА Сергія Петровича (посмертно) — солдата</text:p>
      <text:p text:style-name="P4">
САЛИГУ Романа Романовича (посмертно) — солдата</text:p>
      <text:p text:style-name="P4">
СЕЛІВАНОВА Володимира Володимировича (посмертно) — старшого солдата</text:p>
      <text:p text:style-name="P4">
СЕНІВА Андрія Руслановича (посмертно) — сержанта</text:p>
      <text:p text:style-name="P4">
СЕНЮКА Василя Федоровича (посмертно) — молодшого сержанта</text:p>
      <text:p text:style-name="P4">
СЕРЕБРЯНСЬКОГО Олександра Володимировича (посмертно) — головного сержанта</text:p>
      <text:p text:style-name="P4">
СИЛКІНА Сергія Олександровича (посмертно) — старшого солдата</text:p>
      <text:p text:style-name="P4">
СІКОРСЬКОГО Анатолія Тадеушовича (посмертно) — старшого солдата</text:p>
      <text:p text:style-name="P4">
СІРУКА Дмитра Валерійовича (посмертно) — солдата</text:p>
      <text:p text:style-name="P4">
СКАЛУНА Ернеста Руслановича (посмертно) — солдата</text:p>
      <text:p text:style-name="P4">
СМАДИЧА Сергія Леонідовича (посмертно) — старшого солдата</text:p>
      <text:p text:style-name="P4">
СМІРНОВА Дмитра Олеговича (посмертно) — солдата</text:p>
      <text:p text:style-name="P4">
СОКОЛОВСЬКОГО Сергія Івановича (посмертно) — солдата</text:p>
      <text:p text:style-name="P4">
СОЛОВЕЯ Анатолія Степановича (посмертно) — сержанта</text:p>
      <text:p text:style-name="P4">
СТЕФАНИШИНА Юрія Юрійовича (посмертно) — солдата</text:p>
      <text:p text:style-name="P4">
СТЕФУТІНА Анатолія Володимировича (посмертно) — старшого сержанта</text:p>
      <text:p text:style-name="P4">
СТЬОПКІНА Артема Андрійовича (посмертно) — солдата</text:p>
      <text:p text:style-name="P4">
СЬОМІНА Олега Дмитровича (посмертно) — старшого солдата</text:p>
      <text:p text:style-name="P4">
ТИМЧУКА Богдана Федоровича (посмертно) — старшого солдата</text:p>
      <text:p text:style-name="P4">
ТКАЧЕНКА Володимира Олександровича (посмертно) — солдата</text:p>
      <text:p text:style-name="P4">
ТКАЧУКА Юрія Васильовича (посмертно) — головного сержанта</text:p>
      <text:p text:style-name="P4">
УЗУНАЛОВА Артема Володимировича (посмертно) — сержанта</text:p>
      <text:p text:style-name="P4">
УШПАЛЕВИЧА Святослава Євгенійовича (посмертно) — старшого сержанта</text:p>
      <text:p text:style-name="P4">
ФАЛЬОВСЬКОГО Василя Ярославовича (посмертно) — солдата</text:p>
      <text:p text:style-name="P4">
ФЕДИНЯКА Любомира Богдановича (посмертно) — молодшого сержанта</text:p>
      <text:p text:style-name="P4">
ФІЛІПЦЯ Віталія Валерійовича (посмертно) — солдата</text:p>
      <text:p text:style-name="P4">
ФРАНКІВА Андрія Васильовича (посмертно) — старшого солдата</text:p>
      <text:p text:style-name="P4">
ХАРКАВОГО Юрія Васильовича (посмертно) — солдата</text:p>
      <text:p text:style-name="P4">
ХУДЯКА Степана Ярославовича (посмертно) — солдата</text:p>
      <text:p text:style-name="P4">
ЦАРУКА Олександра Івановича (посмертно) — солдата</text:p>
      <text:p text:style-name="P4">
ЦИБИКА Василя Ярославовича (посмертно) — солдата</text:p>
      <text:p text:style-name="P4">
ЦИМБАЛЮКА Олега Сергійовича (посмертно) — солдата</text:p>
      <text:p text:style-name="P4">
ЧЕБАНА Олександра Олексійовича (посмертно) — молодшого сержанта</text:p>
      <text:p text:style-name="P4">
ЧЕРНОЛЮКА Станіслава Володимировича (посмертно) — старшого солдата</text:p>
      <text:p text:style-name="P4">
ЧИРВУ Дмитра Андрійовича (посмертно) — сержанта</text:p>
      <text:p text:style-name="P4">
ШАРИЯ Олександра Дмитровича (посмертно) — сержанта</text:p>
      <text:p text:style-name="P4">
ШЕВЧУКА Василя Васильовича (посмертно) — старшого сержанта</text:p>
      <text:p text:style-name="P4">
ШЕРШІНЯ Івана Ігоровича (посмертно) — солдата</text:p>
      <text:p text:style-name="P4">
ШИХОВА Валерія Васильовича (посмертно) — молодшого сержанта</text:p>
      <text:p text:style-name="P4">
ШМІГЕЛЯ Мирослава Євгеновича (посмертно) — солдата</text:p>
      <text:p text:style-name="P4">
ШПАРКОГО Микиту Вікторовича (посмертно) — молодшого сержанта</text:p>
      <text:p text:style-name="P4">
ШУРГАЛЮКА Владислава Руслановича (посмертно) — старшого солдата</text:p>
      <text:p text:style-name="P4">
ЯКУБОВСЬКОГО Дмитра Дмитровича (посмертно) — старшого солдата</text:p>
      <text:p text:style-name="P4">
ЯЦЕЛЯ Андрія Романовича (посмертно) — сержанта.</text:p>
      <text:p text:style-name="P4">
News Source: <text:a xlink:type="simple" xlink:href="https://armyinform.com.ua/2023/05/11/prezydent-ukrayiny-nagorodyv-posmertno-149-ukrayinskyh-zahysnykiv/" text:style-name="Internet_20_link" text:visited-style-name="Visited_20_Internet_20_Link">
https://armyinform.com.ua/2023/05/11/prezydent-ukrayiny-nagorodyv-posmertno-149-ukrayinskyh-zahysnykiv/</text:a>
</text:p>
      <!--NEWS-->
      <text:h text:style-name="P10" text:outline-level="1">
<text:span text:style-name="T4">
Four field warehouses with Rosarmia ammunition-Sergey Cherevaty were destroyed in the estuary</text:span>
</text:h>
      <text:p text:style-name="P4">
Author: ['Дмитро Горбунов']</text:p>
      <text:p text:style-name="P4">
Time: 2023-05-11T84:00:00-04:00</text:p>
      <text:p text:style-name="P4">
Description: About the operational situation on the similarity of the Country in the Ephiri Telemarafon "єini Novi"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lyman-10.jpg" text:style-name="Internet_20_link" text:visited-style-name="Visited_20_Internet_20_Link">
lyman-10.jpg</text:a>
']</text:p>
      <text:p text:style-name="P4">
Tags: ['ЄДИНІ НОВИНИ', 'ЛИМАН', 'ЛИМАНО-КУП’ЯНСЬКИЙ НАПРЯМОК', 'СЕРГІЙ ЧЕРЕВАТИЙ']</text:p>
      <text:p text:style-name="P4">
Category: News</text:p>
      <!--METADATA-->
      <text:p text:style-name="P4">
<draw:frame draw:style-name="fr1" draw:name="Image327" text:anchor-type="as-char" svg:width="6.9236in" svg:height="5.1927in" draw:z-index="0">
<draw:image xlink:href="../Images/AРМІЯINFORM/2023-05-11T84-00-00-04-00/lyman-10.jpg" xlink:type="simple" xlink:show="embed" xlink:actuate="onLoad" draw:mime-type="image/jpeg"/>
</draw:frame>
About the operational situation in the east of our country on the air of a telecommunication <text:a xlink:type="simple" xlink:href="https://www.youtube.com/watch" text:style-name="Internet_20_link" text:visited-style-name="Visited_20_Internet_20_Link">
"Unin"</text:a>
The spokesman of the Eastern Urell of the Armed Forces of the Armed Forces Colonel Sergei Cherevaty told.</text:p>
      <ul>
        <li>
During the last day, the enemy has made 390 shelling of our positions of the Nabakhmut direction. There were 15 combat clashes, 9 aircraft. As a result, 165 invaders were destroyed, 216 were injured and another grief-warrior was captured. We also eliminated two T-72 tanks, a dwabrona car, a UAV management point and a field warehouse with ammunition, he reported.</li>
      </ul>
      <text:p text:style-name="P4">
He said that although the enemy shows activity, the "morale" of the occupant is falling. After all, all efforts to move forward are broken by the pro -professionalism of the Defense Forces of Ukraine.</text:p>
      <text:p text:style-name="P4">
-470 enemy shelling took place in the Limano-Kupyansk direction, 11 aircraft and one combat collisions were recorded. As a result, 38 invaders destroyed another 65. In addition, we burned 4 infantry fighting vehicles, Strizh Station and 4 Field Warehouses with ammunition, ”Colonel Sergiy Cherevaty told.</text:p>
      <text:p text:style-name="P4">
News Source: <text:a xlink:type="simple" xlink:href="https://armyinform.com.ua/2023/05/11/na-lymansko-kupyanskomu-napryamku-znyshheno-chotyry-polovyh-sklady-z-boyeprypasamy-rosarmiyi-sergij-cherevatyj/" text:style-name="Internet_20_link" text:visited-style-name="Visited_20_Internet_20_Link">
https://armyinform.com.ua/2023/05/11/na-lymansko-kupyanskomu-napryamku-znyshheno-chotyry-polovyh-sklady-z-boyeprypasamy-rosarmiyi-sergij-cherevatyj/</text:a>
</text:p>
      <!--NEWS-->
      <text:h text:style-name="P10" text:outline-level="1">
<text:span text:style-name="T4">
A large -scale research project is being implemented in the Kharkiv region.</text:span>
</text:h>
      <text:p text:style-name="P4">
Author: ['АРМІЯINFORM']</text:p>
      <text:p text:style-name="P4">
Time: 2023-05-11T85:00:00-04:00</text:p>
      <text:p text:style-name="P4">
Description: Harkіvskiye Realized High -Being Doslidnitsky Proxaki Skod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1_golovna-4-1.jpg" text:style-name="Internet_20_link" text:visited-style-name="Visited_20_Internet_20_Link">
01_golovna-4-1.jpg</text:a>
']</text:p>
      <text:p text:style-name="P4">
Tags: []</text:p>
      <text:p text:style-name="P4">
Category: News</text:p>
      <!--METADATA-->
      <text:p text:style-name="P4">
<draw:frame draw:style-name="fr1" draw:name="Image328" text:anchor-type="as-char" svg:width="6.9236in" svg:height="3.835674in" draw:z-index="0">
<draw:image xlink:href="../Images/AРМІЯINFORM/2023-05-11T85-00-00-04-00/01_golovna-4-1.jpg" xlink:type="simple" xlink:show="embed" xlink:actuate="onLoad" draw:mime-type="image/jpeg"/>
</draw:frame>
In the Kharkiv region, a large -scale research project is carried out by the damage caused to the natural complexes of the region as a result of hostilities that have unfolded in the region from the beginning of a large -scale invasion of the Russian Federation.</text:p>
      <text:p text:style-name="P4">
As part of the project, a team of scientists - biologists, geographers, ecologists - studying photos and geographical information systems(GIS)to determine the harm caused by the war of natural complexes of the region.</text:p>
      <ul>
        <li>
Cards of probable harm to natural complexes within the Rogan Gromance have been developed. We now have the opportunity to create such maps for every victim of the Kharkiv region, because we have the necessary data for this purpose, "Oleg Seliverstov, Correspondent Armyinform Coordinator of the Environmental Program, Oleg Seliverstov.</li>
      </ul>
      <text:p text:style-name="P4">
To date, scientists have already developed a database that captures the most victims of the Listens in the Kharkiv region, so that communities can now see the hazards and plan measures to clean the territory.</text:p>
      <text:p text:style-name="P4">
More about the International Foundation's Ecological Initiative(Ekapa)For Sweden Financing Project - In <text:a xlink:type="simple" xlink:href="https://armyinform.com.ua/2023/05/11/shkodu-dovkillyu-harkivshhyny-vid-vijny-fiksuyut-geoinformtehnologiyi/" text:style-name="Internet_20_link" text:visited-style-name="Visited_20_Internet_20_Link">
Interview</text:a>
Oleg Seliverstov.</text:p>
      <text:p text:style-name="P4">
News Source: <text:a xlink:type="simple" xlink:href="https://armyinform.com.ua/2023/05/11/u-harkivskij-oblasti-realizovuyetsya-masshtabnyj-doslidnyczkyj-proyekt-z-fiksacziyi-shkody-pryrodi/" text:style-name="Internet_20_link" text:visited-style-name="Visited_20_Internet_20_Link">
https://armyinform.com.ua/2023/05/11/u-harkivskij-oblasti-realizovuyetsya-masshtabnyj-doslidnyczkyj-proyekt-z-fiksacziyi-shkody-pryrodi/</text:a>
</text:p>
      <!--NEWS-->
      <text:h text:style-name="P10" text:outline-level="1">
<text:span text:style-name="T4">
We started working on the formation of a personnel reserve in the de -industrial territories - Irina Vereshchuk</text:span>
</text:h>
      <text:p text:style-name="P4">
Author: ['Світлана Кирган']</text:p>
      <text:p text:style-name="P4">
Time: 2023-05-11T86:00:00-04:00</text:p>
      <text:p text:style-name="P4">
Description: About the PID hour of the Preservation of the Viceper'r-Minire-Miniger Zwan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img_8444-scaled.jpg" text:style-name="Internet_20_link" text:visited-style-name="Visited_20_Internet_20_Link">
img_8444-scaled.jpg</text:a>
']</text:p>
      <text:p text:style-name="P4">
Tags: []</text:p>
      <text:p text:style-name="P4">
Category: News</text:p>
      <!--METADATA-->
      <text:p text:style-name="P4">
<draw:frame draw:style-name="fr1" draw:name="Image329" text:anchor-type="as-char" svg:width="6.9236in" svg:height="4.614606in" draw:z-index="0">
<draw:image xlink:href="../Images/AРМІЯINFORM/2023-05-11T86-00-00-04-00/img_8444-scaled.jpg" xlink:type="simple" xlink:show="embed" xlink:actuate="onLoad" draw:mime-type="image/jpeg"/>
</draw:frame>
This was announced during the press conference by Viceremier-Minister-Minister of Research of Reintegration of Temporarily Occupied Territories Irina Vereshchuk.</text:p>
      <ul>
        <li>
We went through the development of a separate resolution on the creation of reserve workers of state bodies for work in de -industrial territories. Tens of thousands of specialists, motivated, patriotic and give them a clear motivational line. They need to understand if they go there, they have to do there for what money, what motivation they go there, the state guarantees them about the safety of their stay. We all understand and solve these issues, - said Irina Vereshchuk.</li>
      </ul>
      <text:p text:style-name="P4">
Irina Vereshchuk also reported that the formation of a personnel reserve for deo -industrial territories has already begun.</text:p>
      <ul>
        <li>
Dozens of people turn to us publicly and non -publicly. First, these are those who have been forced by the displaced person, left everything in his native Crimea and left. Also veterans, representatives of indigenous peoples. Who, not they, have the right to be intelligence for the state to restore Ukraine in Crimea? - A taralaminist.</li>
      </ul>
      <text:p text:style-name="P4">
She noted that the relevant resolution would be adopted in the near future.</text:p>
      <ul>
        <li>
I sincerely thank everyone who joined the development of the resolution, it will soon be approved. We will then be able to discuss it more substantively, but the implementation of the formation of the personnel reserve begins, - - said the reintegration of temporarily occupied territories.</li>
      </ul>
      <text:p text:style-name="P4">
She added that the strategy of de -occupation and reintegration of Crimea, which is nowadays, is an important fundamental document that will determine the policies on Crimea.</text:p>
      <text:p text:style-name="P4">
News Source: <text:a xlink:type="simple" xlink:href="https://armyinform.com.ua/2023/05/11/my-pochaly-robotu-nad-formuvannyam-kadrovogo-rezervu-na-deokupovanyh-terytoriyah-iryna-vereshhuk/" text:style-name="Internet_20_link" text:visited-style-name="Visited_20_Internet_20_Link">
https://armyinform.com.ua/2023/05/11/my-pochaly-robotu-nad-formuvannyam-kadrovogo-rezervu-na-deokupovanyh-terytoriyah-iryna-vereshhuk/</text:a>
</text:p>
      <!--NEWS-->
      <text:h text:style-name="P10" text:outline-level="1">
<text:span text:style-name="T4">
To Mother's Day everyone can give flowers to moms of dead defenders</text:span>
</text:h>
      <text:p text:style-name="P4">
Author: ['Тетяна Головатюк']</text:p>
      <text:p text:style-name="P4">
Time: 2023-05-11T87:00:00-04:00</text:p>
      <text:p text:style-name="P4">
Description: A friend has a tender in Ukrainian, Mother's Day. It’s a pity, Bagato of the Ukrainian ... War with Ukraine 2022, war with Ukraine latest news today, news war with Ukraine 2022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5/rss-photo.jpg" text:style-name="Internet_20_link" text:visited-style-name="Visited_20_Internet_20_Link">
rss-photo.jpg</text:a>
']</text:p>
      <text:p text:style-name="P4">
Tags: []</text:p>
      <text:p text:style-name="P4">
Category: News</text:p>
      <!--METADATA-->
      <text:p text:style-name="P4">
<draw:frame draw:style-name="fr1" draw:name="Image330" text:anchor-type="as-char" svg:width="6.9236in" svg:height="4.793262in" draw:z-index="0">
<draw:image xlink:href="../Images/AРМІЯINFORM/2023-05-11T87-00-00-04-00/rss-photo.jpg" xlink:type="simple" xlink:show="embed" xlink:actuate="onLoad" draw:mime-type="image/jpeg"/>
</draw:frame>
Photo illustrative</text:p>
      <text:p text:style-name="P4">
Mother's Day will be celebrated in Ukraine on the second Sunday of May. Unfortunately, multi -Ukrainian heroes will no longer be able to hug and congratulate their dear people.</text:p>
      <text:p text:style-name="P4">
Therefore, on the eve of the holiday company <text:a xlink:type="simple" xlink:href="https://flowers.ua/ua/flowers-for-mom" text:style-name="Internet_20_link" text:visited-style-name="Visited_20_Internet_20_Link">
Flowers.ua</text:a>
with the support of a public organization <text:a xlink:type="simple" xlink:href="https://www.facebook.com/nezlamny/" text:style-name="Internet_20_link" text:visited-style-name="Visited_20_Internet_20_Link">
"indomitable"</text:a>
She decided to support the fans of the dead heroes and give them flowers.</text:p>
      <ul>
        <li>
Each of you has the opportunity to join this initiative by purchasing the bouquet "Thank you to the mother of the hero". Flowers.ua, in turn, will make another, the same, at their own expense. So, purchased a bouquet, you will be able to express support at once two mothers of dead heroes, - the organizers say.</li>
      </ul>
      <text:p text:style-name="P4">
Starting on May 12, 2023, the company delivery service will deliver the bouquets of "Thank you to the mother of the hero".</text:p>
      <text:p text:style-name="P4">
According to the results of bouquet delivery on <text:a xlink:type="simple" xlink:href="https://flowers.ua/ua/flowers-for-mom" text:style-name="Internet_20_link" text:visited-style-name="Visited_20_Internet_20_Link">
site</text:a>
Post a photo report. And also anyone who participates in the initiative and acquire a bouquet of flowers for the mother's mother, will receive an SMS with a report for the report.</text:p>
      <text:p text:style-name="P4">
Let's make a "Mom's Day" together for mothers of fallen heroes!</text:p>
      <text:p text:style-name="P4">
To get acquainted with the details and to congratulate the mothers of the mothers of the dead defenders on <text:a xlink:type="simple" xlink:href="https://flowers.ua/ua/flowers-for-mom" text:style-name="Internet_20_link" text:visited-style-name="Visited_20_Internet_20_Link">
reference</text:a>
.</text:p>
      <text:p text:style-name="P4">
News Source: <text:a xlink:type="simple" xlink:href="https://armyinform.com.ua/2023/05/11/do-dnya-materi-kozhen-zmozhe-podaruvaty-kvity-mamam-zagyblyh-zahysnykiv/" text:style-name="Internet_20_link" text:visited-style-name="Visited_20_Internet_20_Link">
https://armyinform.com.ua/2023/05/11/do-dnya-materi-kozhen-zmozhe-podaruvaty-kvity-mamam-zagyblyh-zahysnykiv/</text:a>
</text:p>
      <!--NEWS-->
      <text:h text:style-name="P10" text:outline-level="1">
<text:span text:style-name="T4">
The panic of the Russians is gradually growing because they do not know what direction to wait for our offensive - Natalia Humeniuk</text:span>
</text:h>
      <text:p text:style-name="P4">
Author: ['Дмитро Горбунов']</text:p>
      <text:p text:style-name="P4">
Time: 2023-05-11T88:00:00-04:00</text:p>
      <text:p text:style-name="P4">
Description: About the chief in the Efirphon “єini News”, the chief of the Obdnah was gone ... the war with Ukraine 2022, the war with Ukraine is the latest news today, the news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2022-11-16_13-45-44.jpg" text:style-name="Internet_20_link" text:visited-style-name="Visited_20_Internet_20_Link">
photo_2022-11-16_13-45-44.jpg</text:a>
']</text:p>
      <text:p text:style-name="P4">
Tags: ['STOPRUSSIA', 'АГРЕСІЯ РФ']</text:p>
      <text:p text:style-name="P4">
Category: News</text:p>
      <!--METADATA-->
      <text:p text:style-name="P4">
<draw:frame draw:style-name="fr1" draw:name="Image331" text:anchor-type="as-char" svg:width="6.9236in" svg:height="4.61393in" draw:z-index="0">
<draw:image xlink:href="../Images/AРМІЯINFORM/2023-05-11T88-00-00-04-00/photo_2022-11-16_13-45-44.jpg" xlink:type="simple" xlink:show="embed" xlink:actuate="onLoad" draw:mime-type="image/jpeg"/>
</draw:frame>
About it on the air of the telemorathon <text:a xlink:type="simple" xlink:href="https://www.youtube.com/watch" text:style-name="Internet_20_link" text:visited-style-name="Visited_20_Internet_20_Link">
"uninodine"</text:a>
Natalia Humeniuk reported the Chief Coordinating Press Center of Defense forces.</text:p>
      <ul>
        <li>
Currently, in the Black Sea, a hostile ship group is 10 casualties, including two surface rocket launchers. Rocket launchers are equipped with caliber missiles up to 16 units. These rockets are used by the occupiers only rarely on specific objects. If we take into account their last rocket launcher of 8 "calibers", then all of them - successfully shot down by our Air Force. You are obvious that they try to save their missiles. However, they do not stop terror against peaceful registration, - said Natalia Humeniuk.</li>
      </ul>
      <text:p text:style-name="P4">
According to her, on land, the Russians take a lot of awkward steps without any systemic and logic.</text:p>
      <ul>
        <li>
In the Kherson direction, the enemy continues to fire us, feeling a powerful pressure on our part. Very tightly occupiers carry out a mine of the level of water of the left bank of the river and deep into their defense. In this way, they are to protect against the defense forces of Ukraine. The panic of the Russian grows growing because they do not know what direction to wait for the Naduprian soldiers. As a result, they spray their efforts. The latest for the racists both in the Kherson direction and in Zaporizhzhya, - said Natalia Humeniuk.</li>
      </ul>
      <text:p text:style-name="P4">
News Source: <text:a xlink:type="simple" xlink:href="https://armyinform.com.ua/2023/05/11/panika-rosiyan-postupovo-zrostaye-bo-vony-ne-znayut-z-yakogo-napryamku-chekaty-na-nash-nastup-nataliya-gumenyuk/" text:style-name="Internet_20_link" text:visited-style-name="Visited_20_Internet_20_Link">
https://armyinform.com.ua/2023/05/11/panika-rosiyan-postupovo-zrostaye-bo-vony-ne-znayut-z-yakogo-napryamku-chekaty-na-nash-nastup-nataliya-gumenyuk/</text:a>
</text:p>
      <!--NEWS-->
      <text:h text:style-name="P10" text:outline-level="1">
<text:span text:style-name="T4">
Aviation of Defense Forces per day struck 13 strokes in the enemy's concentration areas</text:span>
</text:h>
      <text:p text:style-name="P4">
Author: ['АРМІЯINFORM']</text:p>
      <text:p text:style-name="P4">
Time: 2023-05-11T89:00:00-04:00</text:p>
      <text:p text:style-name="P4">
Description: About Tse at Facebook, the General Staff of the ZSU. AvIACII of defense forces for Dob ... War with Ukraine 2022, War with Ukraine Latest News Today, News War with Ukraine 2022 The last for today, whether the war between Ukraine and Russia will be,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ХРОНІКА ОБОРОНИ']</text:p>
      <text:p text:style-name="P4">
Category: News</text:p>
      <!--METADATA-->
      <text:p text:style-name="P4">
<draw:frame draw:style-name="fr1" draw:name="Image332" text:anchor-type="as-char" svg:width="6.9236in" svg:height="4.49457in" draw:z-index="0">
<draw:image xlink:href="../Images/AРМІЯINFORM/2023-05-11T89-00-00-04-00/aviacziya-ps-zsu-zavdara-udariv.jpg" xlink:type="simple" xlink:show="embed" xlink:actuate="onLoad" draw:mime-type="image/jpeg"/>
</draw:frame>
Illustrative Photo <text:span text:style-name="T4">
 🔥 The Situation of Russian Completion </text:span>
</text:p>
      <text:p text:style-name="P4">
About it on Facebook <text:a xlink:type="simple" xlink:href="https://www.facebook.com/GeneralStaff.ua/posts/pfbid02iKeyCi7tvsLGCUdMAVnHcZgMGPaFfLnB5zdCEQzYUcsEgLJTGzoi3BGYdL3Ak8Hql" text:style-name="Internet_20_link" text:visited-style-name="Visited_20_Internet_20_Link">
reports</text:a>
The General Staff of the Armed Forces.</text:p>
      <text:p text:style-name="P4">
Aviation of defense forces per day has made 13 beats in the areas of concentration of personal staff and military equipment of the enemy. In addition, throughout this, our defenders destroyed 7 enemy UAVs of different types. And the departments of Rakchemeter and artillery struck 8 management points, 13 areas of the Living Silence, 1 composition of ammunition, 1 composition of fuel and lubricants, 5 artillery units at firing positions, 1 means of air defense and 2 more important goals of the enemy.</text:p>
      <text:p text:style-name="P4">
News Source: <text:a xlink:type="simple" xlink:href="https://armyinform.com.ua/2023/05/11/aviacziya-syl-oborony-za-dobu-zavdala-13-udariv-po-rajonah-zoseredzhennya-voroga/" text:style-name="Internet_20_link" text:visited-style-name="Visited_20_Internet_20_Link">
https://armyinform.com.ua/2023/05/11/aviacziya-syl-oborony-za-dobu-zavdala-13-udariv-po-rajonah-zoseredzhennya-voroga/</text:a>
</text:p>
      <!--NEWS-->
      <text:h text:style-name="P10" text:outline-level="1">
<text:span text:style-name="T4">
In Donetsk, the most fierce battles continue for Bakhmut and Marinka</text:span>
</text:h>
      <text:p text:style-name="P4">
Author: ['АРМІЯINFORM']</text:p>
      <text:p text:style-name="P4">
Time: 2023-05-11T90:00:00-04:00</text:p>
      <text:p text:style-name="P4">
Description: About Tse at Facebook, the General Staff of the ZSU. The enemy is sung ... War with Ukraine 2022, the war with Ukraine is the latest news today, the news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333" text:anchor-type="as-char" svg:width="6.9236in" svg:height="4.615733in" draw:z-index="0">
<draw:image xlink:href="../Images/AРМІЯINFORM/2023-05-11T90-00-00-04-00/artyleriya.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iKeyCi7tvsLGCUdMAVnHcZgMGPaFfLnB5zdCEQzYUcsEgLJTGzoi3BGYdL3Ak8Hql" text:style-name="Internet_20_link" text:visited-style-name="Visited_20_Internet_20_Link">
reports</text:a>
The General Staff of the Armed Forces.</text:p>
      <text:p text:style-name="P4">
The enemy continues to focus on the main efforts on the Lyman, Bakhmut, Avdiiv and Mariinsky directions. During the day, more than 30 attacks in these areas of the front. The fiercest are afraid of Bakhmut and Marinka.</text:p>
      <text:p text:style-name="P4">
News Source: <text:a xlink:type="simple" xlink:href="https://armyinform.com.ua/2023/05/11/na-donechchyni-najzapeklishi-boyi-tryvayut-za-bahmut-ta-maryinku/" text:style-name="Internet_20_link" text:visited-style-name="Visited_20_Internet_20_Link">
https://armyinform.com.ua/2023/05/11/na-donechchyni-najzapeklishi-boyi-tryvayut-za-bahmut-ta-maryinku/</text:a>
</text:p>
      <!--NEWS-->
      <text:h text:style-name="P10" text:outline-level="1">
<text:span text:style-name="T4">
Volodymyr Zelensky discussed with Advisor to the President of Brazil</text:span>
</text:h>
      <text:p text:style-name="P4">
Author: ['АРМІЯINFORM']</text:p>
      <text:p text:style-name="P4">
Time: 2023-05-11T91:00:00-04:00</text:p>
      <text:p text:style-name="P4">
Description: About the President of Ukraine Volodymyr Zelenskiy, Vyzensky at Twitter: “Zipya Z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zelenskyj-1.png" text:style-name="Internet_20_link" text:visited-style-name="Visited_20_Internet_20_Link">
zelenskyj-1.png</text:a>
']</text:p>
      <text:p text:style-name="P4">
Tags: ['STOPRUSSIA', 'АГРЕСІЯ РФ', 'ВОЛОДИМИР ЗЕЛЕНСЬКИЙ']</text:p>
      <text:p text:style-name="P4">
Category: News</text:p>
      <!--METADATA-->
      <text:p text:style-name="P4">
<draw:frame draw:style-name="fr1" draw:name="Image334" text:anchor-type="as-char" svg:width="6.9236in" svg:height="4.826381in" draw:z-index="0">
<draw:image xlink:href="../Images/AРМІЯINFORM/2023-05-11T91-00-00-04-00/zelenskyj-1.png" xlink:type="simple" xlink:show="embed" xlink:actuate="onLoad" draw:mime-type="image/png"/>
</draw:frame>
President of Ukraine Volodymyr Zelenskyy <text:a xlink:type="simple" xlink:href="https://twitter.com/ZelenskyyUa/status/1656640134786306049" text:style-name="Internet_20_link" text:visited-style-name="Visited_20_Internet_20_Link">
reported</text:a>
Utwitter:</text:p>
      <text:p text:style-name="P4">
“He met with the special adviser to Brazil President on International AMIRIM. He stressed that a single plan capable of ending Russian aggressively Ukraine is the Ukrainian formula of peace. Ukrainian - Latin America was discussed. I expect to continue the dialogue with the president Lula da Silva and I will be happy to welcome him in Ukraine. "</text:p>
      <text:p text:style-name="P4">
News Source: <text:a xlink:type="simple" xlink:href="https://armyinform.com.ua/2023/05/11/volodymyr-zelenskyj-obgovoryv-z-radnykom-prezydenta-brazyliyi-mozhlyvist-samitu-ukrayina-latynska-ameryka/" text:style-name="Internet_20_link" text:visited-style-name="Visited_20_Internet_20_Link">
https://armyinform.com.ua/2023/05/11/volodymyr-zelenskyj-obgovoryv-z-radnykom-prezydenta-brazyliyi-mozhlyvist-samitu-ukrayina-latynska-ameryka/</text:a>
</text:p>
      <!--NEWS-->
      <text:h text:style-name="P10" text:outline-level="1">
<text:span text:style-name="T4">
Seven Projects to Restore Mental Health of Ukrainians</text:span>
</text:h>
      <text:p text:style-name="P4">
Author: ['АРМІЯINFORM']</text:p>
      <text:p text:style-name="P4">
Time: 2023-05-11T92:00:00-04:00</text:p>
      <text:p text:style-name="P4">
Description: For the framework of the Mizhvіdchiy, for the sake of the sake of the mental psychic healthy Uryadovs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e-1.jpg" text:style-name="Internet_20_link" text:visited-style-name="Visited_20_Internet_20_Link">
golovne-1.jpg</text:a>
', '<text:a xlink:type="simple" xlink:href="https://armyinform.com.ua/wp-content/uploads/2023/05/shmygal-zzzz.jpg" text:style-name="Internet_20_link" text:visited-style-name="Visited_20_Internet_20_Link">
shmygal-zzzz.jpg</text:a>
', '<text:a xlink:type="simple" xlink:href="https://armyinform.com.ua/wp-content/uploads/2023/05/persha-ledi.jpeg" text:style-name="Internet_20_link" text:visited-style-name="Visited_20_Internet_20_Link">
persha-ledi.jpeg</text:a>
', '<text:a xlink:type="simple" xlink:href="https://armyinform.com.ua/wp-content/uploads/2023/05/laputina.jpg" text:style-name="Internet_20_link" text:visited-style-name="Visited_20_Internet_20_Link">
laputina.jpg</text:a>
', '<text:a xlink:type="simple" xlink:href="https://armyinform.com.ua/wp-content/uploads/2023/05/reznikov-foto.jpg" text:style-name="Internet_20_link" text:visited-style-name="Visited_20_Internet_20_Link">
reznikov-foto.jpg</text:a>
', '<text:a xlink:type="simple" xlink:href="https://armyinform.com.ua/wp-content/uploads/2023/05/zagalna.jpg" text:style-name="Internet_20_link" text:visited-style-name="Visited_20_Internet_20_Link">
zagalna.jpg</text:a>
', '<text:a xlink:type="simple" xlink:href="https://armyinform.com.ua/wp-content/uploads/2023/05/lyashko-foto.jpg" text:style-name="Internet_20_link" text:visited-style-name="Visited_20_Internet_20_Link">
lyashko-foto.jpg</text:a>
']</text:p>
      <text:p text:style-name="P4">
Tags: []</text:p>
      <text:p text:style-name="P4">
Category: News</text:p>
      <!--METADATA-->
      <text:p text:style-name="P4">
<draw:frame draw:style-name="fr1" draw:name="Image335" text:anchor-type="as-char" svg:width="6.9236in" svg:height="4.621503in" draw:z-index="0">
<draw:image xlink:href="../Images/AРМІЯINFORM/2023-05-11T92-00-00-04-00/golovne-1.jpg" xlink:type="simple" xlink:show="embed" xlink:actuate="onLoad" draw:mime-type="image/jpeg"/>
</draw:frame>
<text:span text:style-name="T4">
 In the framework of the Interagency Coordination Council on Mental Protection, government officials proposed seven projects for the renewal of the renewal of the Ukrainian citizens. </text:span>
</text:p>
      <text:p text:style-name="P4">
Russia's criminal attack on Ukraine has led not only to the large -scale physical image loss suffered by our society, but also to a large -scale mental catastrophe. In fact, every citizen of Ukraine - both military and civilian - is suffering from the negative consequences that have made their mental healthy -scale invasion of the Armed Forces of the Russian Federation. A constructive conversation at an extended meeting of the Interagency Coordination Council was conducted about how our society is overcome.(Mkr)on mental health and psychological assistance to persons affected by the Armed Aggression of the Russian Federation against Ukraine.</text:p>
      <text:p text:style-name="P4">
Read also:</text:p>
      <text:p text:style-name="P4">
<text:a xlink:type="simple" xlink:href="https://armyinform.com.ua/2023/05/11/vidnovymo-lyudynu-lyudyna-vidnovyt-vse/" text:style-name="Internet_20_link" text:visited-style-name="Visited_20_Internet_20_Link">
“Rebuild a person - a person will restore everything”: a strategy of maintaining mental warriors</text:a>
The event was chaired by Prime Minister Denis Shmigal and with the participation of the first lady of Elena Zelenskaya. Also present were the Minister of Defense of Ukraine Oleksiy Rennikov, Viceremier-Minister-Minister of Reintegration of the Occupied Territories of Ukraine Irina Vereshchuk, Minister of Affairs of Ukraine Yulia Laputin, members of the Interagency Coordination Council, representatives of the Coordination Center for Mental Center for Mental Center.</text:p>
      <text:p text:style-name="P4">
The meeting presented seven priority projects of all -Ukrainian program health program, in particular from the Ministry of Veterans, the Ministry of Health, the Ministry of Defense, the Ministry of Social Policy, the Ministry of Education, the Ministry of Internal Affairs and the Ministry of Youth.</text:p>
      <text:p text:style-name="P4">
According to the head of government in the introductory speech, at the previous meetings, the road card of the project was operated, so now it is necessary to determine what self -mechanisms the sustainability of every Ukrainian and Ukrainian woman and the restoration of mental health can be increased.</text:p>
      <text:p text:style-name="P4">
<draw:frame draw:style-name="fr1" draw:name="Image336" text:anchor-type="as-char" svg:width="6.9236in" svg:height="4.567887in" draw:z-index="0">
<draw:image xlink:href="../Images/AРМІЯINFORM/2023-05-11T92-00-00-04-00/shmygal-zzzz.jpg" xlink:type="simple" xlink:show="embed" xlink:actuate="onLoad" draw:mime-type="image/jpeg"/>
</draw:frame>
- The main direction is the creation of services in communities that are maximized to citizens and will be able to facilitate their adaptation and socialization. The role of regional military administrations is important. It is necessary to continue to build a network of services and services that will implement our programmatic health, - he said.- I am grateful for two laws that will simplify the work of VLK on our military and veterans, and which have already been adopted in two readings. The principle of "reference for the military", is the key in this reform, - Denis Shmigal noted.</text:p>
      <text:p text:style-name="P4">
"The government has launched a great reform of medical and social expert commissions of the Tavi Medical Commissions and the Verkhovna Rada of Ukraine also involved in their introduction to life"</text:p>
      <text:p text:style-name="P4">
According to <text:span text:style-name="T4">
 Elena Zelenskaya, </text:span>
 to get a result that is tangible to a person, more common actions, because the component of mental health is important in all spheres of life - both in educational and social and in the safety and defense sector. culture.</text:p>
      <text:p text:style-name="P4">
<draw:frame draw:style-name="fr1" draw:name="Image337" text:anchor-type="as-char" svg:width="6.9236in" svg:height="4.613521in" draw:z-index="0">
<draw:image xlink:href="../Images/AРМІЯINFORM/2023-05-11T92-00-00-04-00/persha-ledi.jpeg" xlink:type="simple" xlink:show="embed" xlink:actuate="onLoad" draw:mime-type="image/jpeg"/>
</draw:frame>
Read also:</text:p>
      <text:p text:style-name="P4">
[Timiak? Mental Health Program?(https://armyinform.com.ua/2023/05/08/skazhy-chesno-ty-yak/)- Psychosocial service should be nearby. In the office of the family doctor, in the CNAP, in the bank, in the employment center, in the tax, in the police department. And it can only be close, but flexibly. I just named only a few categories of people, but in fact every story, every tragedy, every stress, every load is unique and unique. Therefore, the system should be flexible and see not the category, alludin. For every experience, suffering, case, - added Elena Zelenskaya.</text:p>
      <text:p text:style-name="P4">
For her part, Viceremier-Minister-Minister for Reintegration of Temporarily-Coiled Territories of Ukraine <text:span text:style-name="T4">
 Irina Vereshchuk </text:span>
 told about the coordination center of psychological support at the CMU, which has recently been opened and showed practical results, as well as plans to create such centers with each state.</text:p>
      <text:p text:style-name="P4">
-The center will include heads of profile structural units, as well as representatives of other humanitarian service providers, as well as profile specialists: psychologists, lawyers, coordinators and case managers. - explained Irina Vereshchuk.</text:p>
      <text:p text:style-name="P4">
Minister for Veterans of Ukraine <text:span text:style-name="T4">
 Yulia Laputina </text:span>
 presented the prosectminaterans “Transition from military service to civilian life(in the part of psychic care)».</text:p>
      <text:p text:style-name="P4">
<draw:frame draw:style-name="fr1" draw:name="Image338" text:anchor-type="as-char" svg:width="6.9236in" svg:height="4.615733in" draw:z-index="0">
<draw:image xlink:href="../Images/AРМІЯINFORM/2023-05-11T92-00-00-04-00/laputina.jpg" xlink:type="simple" xlink:show="embed" xlink:actuate="onLoad" draw:mime-type="image/jpeg"/>
</draw:frame>
</text:p>
      <text:p text:style-name="P4">
"Now wounded, military, veterans and their families need psychological assistance in the process of transition from military service to civilian life"</text:p>
      <ul>
        <li>
We expect to reach the figure in more than 50 thousand services every year, - said Yulia Laputina.</li>
      </ul>
      <text:p text:style-name="P4">
<draw:frame draw:style-name="fr1" draw:name="Image339" text:anchor-type="as-char" svg:width="6.9236in" svg:height="5.790647in" draw:z-index="0">
<draw:image xlink:href="../Images/AРМІЯINFORM/2023-05-11T92-00-00-04-00/reznikov-foto.jpg" xlink:type="simple" xlink:show="embed" xlink:actuate="onLoad" draw:mime-type="image/jpeg"/>
</draw:frame>
The greatest pressure on the psyche is now withstanding our defenders and defenders. The Minister of Defense <text:span text:style-name="T4">
 Alexei Reznikov </text:span>
:</text:p>
      <ul>
        <li>
What happens on the battlefield is excessive loads, just crazy, they press the human body, including mental state. Therefore, today we went to such a project that we call the system of decompression of fighters, which are primarily on the front country. This is still a pilot project, - said.</li>
      </ul>
      <text:p text:style-name="P4">
According to Alexei Reznikov, the recovery covers the program for a week, the huts fall into a cozy atmosphere, where there are no artillery explosions, a drinker to meet with the family, to talk in parallel, to work with military psychologists - and this gives the result of a quick restoration of the ability to perform tasks.</text:p>
      <text:p text:style-name="P4">
Alexei Reznikov: "We want to open six centers of psychological restoration today, just no more than 150-200 kilometers from the front line, which is the north, east and south of the country where the soldiers are not far away"</text:p>
      <text:p text:style-name="P4">
When it comes to large -scale changes in the consciousness of citizens, you need to contact the education system. This was emphasized by the Minister of Education and Science of Ukraine <text:span text:style-name="T4">
 Oksenlisli, </text:span>
 emphasizing the need to integrate psychosocial support for and psychological assistance at all levels of Ukrainian education.</text:p>
      <ul>
        <li>
From June to April, we have prepared 40,000 specialists who have undergone a mental health in short -term programs. We take on an ambitious goal to teach 400 thousand specialists in the next year. Here I see some risks, so we still need to build a system of monitoring the quality of education, - he said.</li>
      </ul>
      <text:p text:style-name="P4">
The Minister sees the tasks of educators in the development of a system capable of helping the participants of the educational process who need it, as well as to create mechanisms to prevent such conditions.</text:p>
      <text:p text:style-name="P4">
<draw:frame draw:style-name="fr1" draw:name="Image340" text:anchor-type="as-char" svg:width="6.9236in" svg:height="4.615733in" draw:z-index="0">
<draw:image xlink:href="../Images/AРМІЯINFORM/2023-05-11T92-00-00-04-00/zagalna.jpg" xlink:type="simple" xlink:show="embed" xlink:actuate="onLoad" draw:mime-type="image/jpeg"/>
</draw:frame>
</text:p>
      <text:p text:style-name="P4">
<draw:frame draw:style-name="fr1" draw:name="Image341" text:anchor-type="as-char" svg:width="6.9236in" svg:height="4.623845in" draw:z-index="0">
<draw:image xlink:href="../Images/AРМІЯINFORM/2023-05-11T92-00-00-04-00/lyashko-foto.jpg" xlink:type="simple" xlink:show="embed" xlink:actuate="onLoad" draw:mime-type="image/jpeg"/>
</draw:frame>
As the primary steps of the road card, Viktor Lyashko identified, in particular, the scalating of MHGAP² training, informing patients and reducing the stigma of the inhabitant environment, updating the patient's clinical route and plane redirecting, implementation of a guaranteed package of services and secondary/outpatient/outpatient.</text:p>
      <text:p text:style-name="P4">
Following the implementation of the project, patients will have significant benefits, such as Otpsychological support for a family doctor and the availability of placement of service.</text:p>
      <text:p text:style-name="P4">
Viktor Lyashko also noted that the target audience of the recipients of psychological assistance is huge. In his opinion, children should be identified in a separate category and to introduce separate projects for them, which were discussed, in particular, during the First Lady Meeting with the President of the European Union.</text:p>
      <text:p text:style-name="P4">
The MCR participants noted that a new system of psychological assistance will not be built in a short time, for example, a year or a half, but the country should go through: for the sake of our children, for the sake of our children, for the sake of the next tonnes of Ukrainians.</text:p>
      <ul>
        <li>
I am convinced that if you improve the mental immunity of everyone, then the plant of Ukraine as a whole will improve, - said Elena Zelenska.</li>
      </ul>
      <text:p text:style-name="P4">
_Opto from official sources.</text:p>
      <text:p text:style-name="P4">
News Source: <text:a xlink:type="simple" xlink:href="https://armyinform.com.ua/2023/05/11/sim-proyektiv-z-vidnovlennya-mentalnogo-zdorovya-ukrayincziv/" text:style-name="Internet_20_link" text:visited-style-name="Visited_20_Internet_20_Link">
https://armyinform.com.ua/2023/05/11/sim-proyektiv-z-vidnovlennya-mentalnogo-zdorovya-ukrayincziv/</text:a>
</text:p>
      <!--NEWS-->
      <text:h text:style-name="P10" text:outline-level="1">
<text:span text:style-name="T4">
Our defenders have knocked down enemy Ragone "Orlan-10"</text:span>
</text:h>
      <text:p text:style-name="P4">
Author: ['АРМІЯINFORM']</text:p>
      <text:p text:style-name="P4">
Time: 2023-05-11T93:00:00-04:00</text:p>
      <text:p text:style-name="P4">
Description: About the Chief of the Divine, the commanding "Piven": "11 injury 2023 Rock, on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6593263_2105960896262023_680076446259097874_n.jpg" text:style-name="Internet_20_link" text:visited-style-name="Visited_20_Internet_20_Link">
346593263_2105960896262023_680076446259097874_n.jpg</text:a>
']</text:p>
      <text:p text:style-name="P4">
Tags: ['STOPRUSSIA', 'АГРЕСІЯ РФ', 'БПЛА "ОРЛАН-10"']</text:p>
      <text:p text:style-name="P4">
Category: News</text:p>
      <!--METADATA-->
      <text:p text:style-name="P4">
<draw:frame draw:style-name="fr1" draw:name="Image342" text:anchor-type="as-char" svg:width="6.9236in" svg:height="6.9236in" draw:z-index="0">
<draw:image xlink:href="../Images/AРМІЯINFORM/2023-05-11T93-00-00-04-00/346593263_2105960896262023_680076446259097874_n.jpg" xlink:type="simple" xlink:show="embed" xlink:actuate="onLoad" draw:mime-type="image/jpeg"/>
</draw:frame>
About it <text:a xlink:type="simple" xlink:href="https://www.facebook.com/PvKPivden/posts/pfbid0KGGXybFmsJeX27du9TFmeCkgMNorijrb4RgkfjKS934LY6mXZZrgFYmhvjeCwRRzl" text:style-name="Internet_20_link" text:visited-style-name="Visited_20_Internet_20_Link">
reports</text:a>
South Air Command:</text:p>
      <text:p text:style-name="P4">
“On May 11, 2023, in Kherson region, the Russian reconnaissance fee" Orlan-10 "was destroyed by the forces and means of the air command" South ".</text:p>
      <text:p text:style-name="P4">
News Source: <text:a xlink:type="simple" xlink:href="https://armyinform.com.ua/2023/05/11/nashi-zahysnyky-zbyly-vorozhyj-bezpilotnyk-orlan-10/" text:style-name="Internet_20_link" text:visited-style-name="Visited_20_Internet_20_Link">
https://armyinform.com.ua/2023/05/11/nashi-zahysnyky-zbyly-vorozhyj-bezpilotnyk-orlan-10/</text:a>
</text:p>
      <!--NEWS-->
      <text:h text:style-name="P10" text:outline-level="1">
<text:span text:style-name="T4">
The two officers of the Armed Forces of the Russian Federation, who were tortured by a civilian resident of Kyiv region, were reported</text:span>
</text:h>
      <text:p text:style-name="P4">
Author: ['АРМІЯINFORM']</text:p>
      <text:p text:style-name="P4">
Time: 2023-05-11T94:00:00-04:00</text:p>
      <text:p text:style-name="P4">
Description: For the process of the Kerivnitvva, the prosecutor's office of the Kivyvskoi, the war about Pіdozra DVU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45622330_139968282394602_3500216441891527405_n-1.jpg" text:style-name="Internet_20_link" text:visited-style-name="Visited_20_Internet_20_Link">
345622330_139968282394602_3500216441891527405_n-1.jpg</text:a>
']</text:p>
      <text:p text:style-name="P4">
Tags: ['STOPRUSSIA', 'АГРЕСІЯ РФ']</text:p>
      <text:p text:style-name="P4">
Category: News</text:p>
      <!--METADATA-->
      <text:p text:style-name="P4">
<draw:frame draw:style-name="fr1" draw:name="Image343" text:anchor-type="as-char" svg:width="6.9236in" svg:height="7.810159in" draw:z-index="0">
<draw:image xlink:href="../Images/AРМІЯINFORM/2023-05-11T94-00-00-04-00/345622330_139968282394602_3500216441891527405_n-1.jpg" xlink:type="simple" xlink:show="embed" xlink:actuate="onLoad" draw:mime-type="image/jpeg"/>
</draw:frame>
Under the procedural leadership of the Kyiv Regional Prosecutor's Office, the Two Military Russian Federation was informed on the facts of abuse of civil registration(Part 1 of Art. 438 of the Criminal Code of Ukraine).</text:p>
      <text:p text:style-name="P4">
Про це<text:a xlink:type="simple" xlink:href="https://www.facebook.com/pgo.gov.ua/posts/pfbid07cawzvMFtBZUJnGkrByjHNnv5bgqcSaMteujQb7NKJ3iGMU7a4Zrtxet5xFRrTbWl" text:style-name="Internet_20_link" text:visited-style-name="Visited_20_Internet_20_Link">
повідомляє</text:a>
Office of the Prosecutor General of Ukraine.</text:p>
      <text:p text:style-name="P4">
According to the investigation, in March 2022, while in the occupied Selibodanivka of the Brovarsky district, the suspects were seen in the forest belt of a local minor. To detain a man, they shot him in the leg and brought him a navigated car to the place of their dislocation.</text:p>
      <text:p text:style-name="P4">
There, the victim was kept for 5 days with his hands tied behind, starving and not giving water. The invaders did not provide him with a medical assistance after injury so that he would suffer from the decay of the wound.</text:p>
      <text:p text:style-name="P4">
The suspects repeatedly questioned the captive about cooperation with the Armed Forces of Ukraine. In order to fulfill their orders, the subordinates of the Russian Federation were beaten by a man with an example of a machine gun, and then cut it with a knife. They strangled him, humiliated and offended him.</text:p>
      <text:p text:style-name="P4">
The deputy commander personally fired one shot in the finger of the left hand of a traumatic weapon. After that, the brigade commander gave the victim.</text:p>
      <text:p text:style-name="P4">
However, Russian soldiers, realizing that a man would die due to the loss of blood of the injured wounds, left him with his arms tied in the room, derived the interrogation. After a while, the victim escaped.</text:p>
      <text:p text:style-name="P4">
Special pre -trial investigation - Security Service of Ukraine in Kyiv and Kyiv region.</text:p>
      <text:p text:style-name="P4">
News Source: <text:a xlink:type="simple" xlink:href="https://armyinform.com.ua/2023/05/11/povidomleno-pro-pidozru-dvom-oficzeram-zs-rf-yaki-katuvaly-myrnogo-meshkanczya-kyyivshhyny/" text:style-name="Internet_20_link" text:visited-style-name="Visited_20_Internet_20_Link">
https://armyinform.com.ua/2023/05/11/povidomleno-pro-pidozru-dvom-oficzeram-zs-rf-yaki-katuvaly-myrnogo-meshkanczya-kyyivshhyny/</text:a>
</text:p>
      <!--NEWS-->
      <text:h text:style-name="P10" text:outline-level="1">
<text:span text:style-name="T4">
SCO commander checked the preparation of subordinate parts</text:span>
</text:h>
      <text:p text:style-name="P4">
Author: ['АРМІЯINFORM']</text:p>
      <text:p text:style-name="P4">
Time: 2023-05-11T95:00:00-04:00</text:p>
      <text:p text:style-name="P4">
Description: About the cereal command of the forces of the special operations of the ZS Ukrainian: “The robot in Tilu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6619429_1637924069965000_3587617090554231214_n.jpg" text:style-name="Internet_20_link" text:visited-style-name="Visited_20_Internet_20_Link">
346619429_1637924069965000_3587617090554231214_n.jpg</text:a>
', '<text:a xlink:type="simple" xlink:href="https://armyinform.com.ua/wp-content/uploads/2023/05/346474557_949847963134870_8609545151913262032_n-150x150.jpg" text:style-name="Internet_20_link" text:visited-style-name="Visited_20_Internet_20_Link">
346474557_949847963134870_8609545151913262032_n-150x150.jpg</text:a>
', '<text:a xlink:type="simple" xlink:href="https://armyinform.com.ua/wp-content/uploads/2023/05/346494291_1256427511746438_9181024722900498061_n-150x150.jpg" text:style-name="Internet_20_link" text:visited-style-name="Visited_20_Internet_20_Link">
346494291_1256427511746438_9181024722900498061_n-150x150.jpg</text:a>
', '<text:a xlink:type="simple" xlink:href="https://armyinform.com.ua/wp-content/uploads/2023/05/346626970_117132871353974_605840882307637573_n-150x150.jpg" text:style-name="Internet_20_link" text:visited-style-name="Visited_20_Internet_20_Link">
346626970_117132871353974_605840882307637573_n-150x150.jpg</text:a>
']</text:p>
      <text:p text:style-name="P4">
Tags: ['STOPRUSSIA', 'АГРЕСІЯ РФ']</text:p>
      <text:p text:style-name="P4">
Category: News</text:p>
      <!--METADATA-->
      <text:p text:style-name="P4">
<draw:frame draw:style-name="fr1" draw:name="Image344" text:anchor-type="as-char" svg:width="6.9236in" svg:height="4.61393in" draw:z-index="0">
<draw:image xlink:href="../Images/AРМІЯINFORM/2023-05-11T95-00-00-04-00/346619429_1637924069965000_3587617090554231214_n.jpg" xlink:type="simple" xlink:show="embed" xlink:actuate="onLoad" draw:mime-type="image/jpeg"/>
</draw:frame>
About it <text:a xlink:type="simple" xlink:href="https://www.facebook.com/usofcom/posts/pfbid02SLgNXEHm66f54193MASV5BFRcnT9NPJg4chkC6cYkUuA4vDXdDEN5Ty46F4Wiewjl" text:style-name="Internet_20_link" text:visited-style-name="Visited_20_Internet_20_Link">
reports</text:a>
Command of Special Operations forces of the Armed Forces of Ukraine:</text:p>
      <text:p text:style-name="P4">
"Working in the rear of the enemy requires the maximum coordination of actions of the Taar of the readiness of each operator," - brigade General Viktor Khorenko during checking the preparation of SCO units for the future counter -offensive.</text:p>
      <text:p text:style-name="P4">
During the working trip to the units of the Special Operations of the Armed Forces of Ukraine, the commander of the SCO Brigadny Viktor Khorenko visited the places of preparation of subordinate parts.</text:p>
      <text:p text:style-name="P4">
The commander got acquainted with the current capabilities of the SCO groups, as well as the emphasizing the need for constant training of personnel and improvement of skills of work both in the rear of the enemy and directly on the line of combat collision. "</text:p>
      <text:p text:style-name="P4">
<text:a xlink:type="simple" xlink:href="https://armyinform.com.ua/wp-content/uploads/2023/05/346474557_949847963134870_8609545151913262032_n.jpg" text:style-name="Internet_20_link" text:visited-style-name="Visited_20_Internet_20_Link">
!(Images/AРМІЯINFORM/2023-05-11T95-00-00-04-00/346474557_949847963134870_8609545151913262032_n-150x150.jpg)</text:a>
</text:p>
      <text:p text:style-name="P4">
<text:a xlink:type="simple" xlink:href="https://armyinform.com.ua/wp-content/uploads/2023/05/346494291_1256427511746438_9181024722900498061_n.jpg" text:style-name="Internet_20_link" text:visited-style-name="Visited_20_Internet_20_Link">
<draw:frame draw:style-name="fr1" draw:name="Image345" text:anchor-type="as-char" svg:width="6.9236in" svg:height="6.9236in" draw:z-index="0">
<draw:image xlink:href="../Images/AРМІЯINFORM/2023-05-11T95-00-00-04-00/346494291_1256427511746438_9181024722900498061_n-150x150.jpg" xlink:type="simple" xlink:show="embed" xlink:actuate="onLoad" draw:mime-type="image/jpeg"/>
</draw:frame>
</text:a>
</text:p>
      <text:p text:style-name="P4">
<text:a xlink:type="simple" xlink:href="https://armyinform.com.ua/wp-content/uploads/2023/05/346626970_117132871353974_605840882307637573_n.jpg" text:style-name="Internet_20_link" text:visited-style-name="Visited_20_Internet_20_Link">
<draw:frame draw:style-name="fr1" draw:name="Image346" text:anchor-type="as-char" svg:width="6.9236in" svg:height="6.9236in" draw:z-index="0">
<draw:image xlink:href="../Images/AРМІЯINFORM/2023-05-11T95-00-00-04-00/346626970_117132871353974_605840882307637573_n-150x150.jpg" xlink:type="simple" xlink:show="embed" xlink:actuate="onLoad" draw:mime-type="image/jpeg"/>
</draw:frame>
</text:a>
</text:p>
      <text:p text:style-name="P4">
News Source: <text:a xlink:type="simple" xlink:href="https://armyinform.com.ua/2023/05/11/komanduvach-sso-pereviryv-pidgotovku-pidporyadkovanyh-chastyn/" text:style-name="Internet_20_link" text:visited-style-name="Visited_20_Internet_20_Link">
https://armyinform.com.ua/2023/05/11/komanduvach-sso-pereviryv-pidgotovku-pidporyadkovanyh-chastyn/</text:a>
</text:p>
      <!--NEWS-->
      <text:h text:style-name="P10" text:outline-level="1">
<text:span text:style-name="T4">
In the Poltava region, deals were exposed that were supplied to the Russian Federation of special equipment for the production of SCRC C-300</text:span>
</text:h>
      <text:p text:style-name="P4">
Author: ['АРМІЯINFORM']</text:p>
      <text:p text:style-name="P4">
Time: 2023-05-11T96:00:00-04:00</text:p>
      <text:p text:style-name="P4">
Description: The Poltava region has a blocked scheme of an illegal handle before the goods ... War with Ukraine 2022, the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zpnrshgoshh-e1683806569646.jpg" text:style-name="Internet_20_link" text:visited-style-name="Visited_20_Internet_20_Link">
zpnrshgoshh-e1683806569646.jpg</text:a>
']</text:p>
      <text:p text:style-name="P4">
Tags: ['STOPRUSSIA', 'АГРЕСІЯ РФ', 'ВТОРГНЕННЯ РФ', 'СБУ']</text:p>
      <text:p text:style-name="P4">
Category: News</text:p>
      <!--METADATA-->
      <text:p text:style-name="P4">
<draw:frame draw:style-name="fr1" draw:name="Image347" text:anchor-type="as-char" svg:width="6.9236in" svg:height="4.009918in" draw:z-index="0">
<draw:image xlink:href="../Images/AРМІЯINFORM/2023-05-11T96-00-00-04-00/zpnrshgoshh-e1683806569646.jpg" xlink:type="simple" xlink:show="embed" xlink:actuate="onLoad" draw:mime-type="image/jpeg"/>
</draw:frame>
In the Poltava region, the scheme of illegal supply to Russian Ukrainian critical exports is blocked. This equipment is involved in the head of a local diamond tool manufacturer and his accomplice, who has a control business in the Russian Federation.</text:p>
      <text:p text:style-name="P4">
The persons involved in the mechanism of hidden transfer of products, which is also used by enterprises of the military-industrial complex of the aggressor country.</text:p>
      <text:p text:style-name="P4">
Among the "customers" of the goods were representatives of the Kursk Electrical Industrial Processes, to which they sent tools for the production of energy protection systems at the objects of the Navy of the Russian Federation.</text:p>
      <text:p text:style-name="P4">
Also, the dealers were in contact with the Moscow enterprise "NPP Tory", which produces accessories for Russian anti-aircraft missile complexes C-300 TAS-400.</text:p>
      <text:p text:style-name="P4">
As a result of comprehensive measures, the SBU staff prevented the export of more than 100 units of a new batch of goods.</text:p>
      <text:p text:style-name="P4">
According to the investigation, for the realization of the equipment of the dealership, it was initially sent to their accomplices to one of the countries of the South Caucasus. From there, "parcels" were transported to the control of a commercial structure in the Russian Federation.</text:p>
      <text:p text:style-name="P4">
Currently, both the attackers have been informed about the suspicion of collaborative activities, and the director of the enterprise is additionally for the illegal handling of weapons, fighting or explosives.</text:p>
      <text:p text:style-name="P4">
The issue of choosing a preventive measure is resolved. Investigative actions are ongoing.</text:p>
      <text:p text:style-name="P4">
<text:span text:style-name="T4">
 Source: </text:span>
 <text:a xlink:type="simple" xlink:href="https://ssu.gov.ua/novyny/sbu-vykryla-na-poltavshchyni-dilkiv-yaki-postachaly-do-rf-spetsobladnannia-dlia-vyrobnytstva-zrk-s300" text:style-name="Internet_20_link" text:visited-style-name="Visited_20_Internet_20_Link">
<text:span text:style-name="T5">
SBU</text:span>
</text:a>
</text:p>
      <text:p text:style-name="P4">
News Source: <text:a xlink:type="simple" xlink:href="https://armyinform.com.ua/2023/05/11/na-poltavshhyni-vykryly-dilkiv-yaki-postachaly-do-rf-speczobladnannya-dlya-vyrobnycztva-zrk-s-300/" text:style-name="Internet_20_link" text:visited-style-name="Visited_20_Internet_20_Link">
https://armyinform.com.ua/2023/05/11/na-poltavshhyni-vykryly-dilkiv-yaki-postachaly-do-rf-speczobladnannya-dlya-vyrobnycztva-zrk-s-300/</text:a>
</text:p>
      <!--NEWS-->
      <text:h text:style-name="P10" text:outline-level="1">
<text:span text:style-name="T4">
A comprehensive strategic plan for reforming the law enforcement system is approved - President of Ukraine</text:span>
</text:h>
      <text:p text:style-name="P4">
Author: ['АРМІЯINFORM']</text:p>
      <text:p text:style-name="P4">
Time: 2023-05-11T97:00:00-04:00</text:p>
      <text:p text:style-name="P4">
Description: https://www.youtube.com/watch?v=ubwyh3a5ig0&amp;amp ;t=1S about the President of Ukraine ... War with Ukraine 2022, War with Ukraine Last news today, News War with Ukraine 2022 Last for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text:p>
      <text:p text:style-name="P4">
Category: News</text:p>
      <!--METADATA-->
      <text:p text:style-name="P4">
President of Ukraine Volodymyr Zelenskyy <text:a xlink:type="simple" xlink:href="https://www.president.gov.ua/news/sogodni-shvaliv-kompleksnij-strategichnij-plan-reformuvannya-82821" text:style-name="Internet_20_link" text:visited-style-name="Visited_20_Internet_20_Link">
said</text:a>
In his video address:</text:p>
      <text:p text:style-name="P4">
“I wish health, dear Ukrainians!</text:p>
      <text:p text:style-name="P4">
Today, I have an honorable and very pleasant task for this appeal - to thank our soldiers and units, who especially distinguished the states of the state from the beginning of this week.</text:p>
      <text:p text:style-name="P4">
Khortytsya was a 3rd and 5th separate assault brigades and the 28th separately managed brigade named after the knights of the winter campaign ... I thank you all the guys-every soldier thank you, the sergeant and the officer for the extremely successful actions of the occupiers. Very good result!</text:p>
      <text:p text:style-name="P4">
The Tavriya-the soldiers of the 44th Separate Artillery Brigade named after Hetmanadanil of the Apostle, the 55th Separate Artillery Brigade "Zaporizhzhya Sich", Our Slavic "Penyatystyeyatka"-59th Separate Brigade of the Brigade named after Yakovag. All of you for the strength of the dispositions, for the power in the battles, for the inspiration for the victory that you give all Ukraine to the courage and courage.</text:p>
      <text:p text:style-name="P4">
Odessa dared-thank the soldiers of the 406th Separate Artillery Brigade of the names of the names of the name-Hhorounga Alexei Diamozov for their wonderful results in the destruction of the enemy's location!</text:p>
      <text:p text:style-name="P4">
Today I will also note the artillery calculations of the 63rd mechanized university-the boys are able to "minus" hostile equipment on the battlefield. Every virtue blow, our heroes, is the lives of Ukrainians. Thank you!</text:p>
      <text:p text:style-name="P4">
There are something to note this week and the units of our National Guard. In particular, the warriors of the 1st and 14th brigades of the National Guard, the anchor with all the Defense and Security of Ukraine defend our state in Nadonnets, in Luhansk region. Thank you, the National Guards, and for your stability, and the fulfillment of your intelligence, artillery to move the former "Second Army" below and below in the list of military forces.</text:p>
      <text:p text:style-name="P4">
He also signed a new decree on the celebration of our warriors by state.</text:p>
      <text:p text:style-name="P4">
These are the brave servicemen of our landing troops. 134 years… 25th separate airborne Sicheslav Brigade, 46th Separate Aaromobile Brigade, 95th Separate Airborne Brigade, 132th Separate Sentence Battalion, 148th Separate Artillery Division and 199-Studial Center of DSV…Never on our earth will not be dominated by other people's flags and never our people will be devoted to enslavement. The resistance in battles now, the power in our active actions, the courage and the accuracy of our soldiers every day and every night - Ukraine's canezoundness, which will always be. Which we intensify and will strengthen.</text:p>
      <text:p text:style-name="P4">
Today, as always, was in contact with commander and intelligence.</text:p>
      <text:p text:style-name="P4">
He made several meetings on our international efforts. I will soon be able to declare very important news for our defense, for our relationships with partners.</text:p>
      <text:p text:style-name="P4">
He met with the special advisor of Brazil President on international issues. The opportunity to hold the Summit in Ukraine - Latin America. Once he emphasized his invitation for Brazil President to visit our Ukraine and see the heroism Our cities of the icing, which are now blown by Russian terrorists.</text:p>
      <text:p text:style-name="P4">
Our formula of peace, which Ukraine suggested to the world last year, has now become only more relevant. It is the only complex and only realistic plan to return not only to our people, but also to all the peoples of the planet who seek life of units.</text:p>
      <text:p text:style-name="P4">
And one more.</text:p>
      <text:p text:style-name="P4">
Today, he approved a comprehensive strategic plan for reforming our system of law - all law enforcement agencies and prosecutors. This is a detailed document, which is designed for a while by the age of 27.</text:p>
      <text:p text:style-name="P4">
To put it simply, we must provide such a system of guaranteeing and law and order for our country, which will correspond to our fastest accession of Ukraine in the EU - we add our willingness to implement the Tsumet, and, most important Now with the protection of our country.</text:p>
      <text:p text:style-name="P4">
Each element of the state system - law enforcement agencies, must work so that people really feel safety and protection so that people can feel justice, so that they are guaranteed at the level of institutions, along with the daily work of those on whom people judge the state. Trust in the state, trust in the state is formed from confidence in those who acts from the name of the state. Law enforcement, the prosecutor's office is the key to this. Of course, together with all others who work in the state apparatus.</text:p>
      <text:p text:style-name="P4">
Ukraine should become and has already become the site of Europe and the entire free world. We have to provide the maximum of security, maximum freedom, maximum respect for the law, and a person in Ukraine.Glory to all our soldiers who are now in battle!Glory to our beautiful people!</text:p>
      <text:p text:style-name="P4">
Thank you all in the world who helps us, Ukrainians!</text:p>
      <text:p text:style-name="P4">
Glory to Ukraine!".</text:p>
      <text:p text:style-name="P4">
News Source: <text:a xlink:type="simple" xlink:href="https://armyinform.com.ua/2023/05/11/shvaleno-kompleksnyj-strategichnyj-plan-reformuvannya-systemy-pravoporyadku-prezydent-ukrayiny/" text:style-name="Internet_20_link" text:visited-style-name="Visited_20_Internet_20_Link">
https://armyinform.com.ua/2023/05/11/shvaleno-kompleksnyj-strategichnyj-plan-reformuvannya-systemy-pravoporyadku-prezydent-ukrayiny/</text:a>
</text:p>
      <!--NEWS-->
      <text:h text:style-name="P10" text:outline-level="1">
<text:span text:style-name="T4">
Four enemy associates in Kherson and Izium are exposed</text:span>
</text:h>
      <text:p text:style-name="P4">
Author: ['АРМІЯINFORM']</text:p>
      <text:p text:style-name="P4">
Time: 2023-05-11T98:00:00-04:00</text:p>
      <text:p text:style-name="P4">
Description: SBU Vikrila Chotirokh Zradnikiv I Kolaborandiv on deoking Teritors at the sam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6472199_711836684049161_8589021562940728659_n.jpg" text:style-name="Internet_20_link" text:visited-style-name="Visited_20_Internet_20_Link">
346472199_711836684049161_8589021562940728659_n.jpg</text:a>
']</text:p>
      <text:p text:style-name="P4">
Tags: ['STOPRUSSIA', 'АГРЕСІЯ РФ']</text:p>
      <text:p text:style-name="P4">
Category: News</text:p>
      <!--METADATA-->
      <text:p text:style-name="P4">
<draw:frame draw:style-name="fr1" draw:name="Image348" text:anchor-type="as-char" svg:width="6.9236in" svg:height="4.615733in" draw:z-index="0">
<draw:image xlink:href="../Images/AРМІЯINFORM/2023-05-11T98-00-00-04-00/346472199_711836684049161_8589021562940728659_n.jpg" xlink:type="simple" xlink:show="embed" xlink:actuate="onLoad" draw:mime-type="image/jpeg"/>
</draw:frame>
The SBU exposed four more traitors and collaborators in the territories of the Ranka and South of Ukraine.</text:p>
      <text:p text:style-name="P4">
About it <text:a xlink:type="simple" xlink:href="https://www.facebook.com/SecurSerUkraine/posts/pfbid02zFFA9SGpK2CGCTxHL3SCgYrrB59HND3RUDGqYCAPhFZvJ1L9JRPk85H1MRJFfj15l" text:style-name="Internet_20_link" text:visited-style-name="Visited_20_Internet_20_Link">
reports</text:a>
Security Service of Ukraine.</text:p>
      <text:p text:style-name="P4">
Yes, in Kherson:</text:p>
      <text:p text:style-name="P4">
Three more supporters of Rashism were exposed. Among them is the junior inspector of the department and security of the state institution "Northern Correctional Colony No. 90".</text:p>
      <text:p text:style-name="P4">
After the capture of the city, he joined the occupying administration, where it was bruised in mass repression against the participants of the resistance movement.</text:p>
      <text:p text:style-name="P4">
It is established that the attacker protected the Russian torturers, to which the detainees of Ukrainian patriots were brought.</text:p>
      <text:p text:style-name="P4">
On the basis of the evidence collected, the investigators of the Security Service informed him of the suspicion of Part 2 of Art. 111 of the Criminal Code of Ukraine(A state betrayal committed by the martial state of martial law).</text:p>
      <text:p text:style-name="P4">
Інші двоє колаборантів — добровільно погодились стати «операторами наборуданих» у так званому «пенсійному фонді Херсонської області».</text:p>
      <text:p text:style-name="P4">
Зловмисниці оформляли документи для нарахування соцвиплат у російській валюті.</text:p>
      <text:p text:style-name="P4">
Наразі їх підозрюють у вчиненні злочину за ч. 2 ст. 111-1 Кримінальногокодексу України (Collaboration).</text:p>
      <text:p text:style-name="P4">
На Харківщині:</text:p>
      <text:p text:style-name="P4">
затримано мешканку Ізюма, яка під час окупації міста очолила створенеагресором місцеве «управління праці і соціальної політики».</text:p>
      <text:p text:style-name="P4">
На цій «посаді» вона намагалась схиляти людей до підтримки загарбників черезвидачу «гумдопомоги» і поширення пропагандистських газет з рф.</text:p>
      <text:p text:style-name="P4">
Злочинні дії фігурантки кваліфіковані за ч. 5 ст. 111-1 Кримінального кодексуУкраїни (Collaboration).</text:p>
      <text:p text:style-name="P4">
Тривають слідчі дії для встановлення всіх обставин злочинів і притягненнявинних до відповідальності.</text:p>
      <text:p text:style-name="P4">
Розслідування проводили співробітники СБУ в Кіровоградській, Харківській таХерсонській областях спільно з Територіальним управлінням ДБР (M. Melitopol)and the National Police under the procedural guidance of prosecutors.</text:p>
      <text:p text:style-name="P4">
News Source: <text:a xlink:type="simple" xlink:href="https://armyinform.com.ua/2023/05/11/vykryto-chotyroh-vorozhyh-poplichnykiv-u-hersoni-ta-izyumi/" text:style-name="Internet_20_link" text:visited-style-name="Visited_20_Internet_20_Link">
https://armyinform.com.ua/2023/05/11/vykryto-chotyroh-vorozhyh-poplichnykiv-u-hersoni-ta-izyumi/</text:a>
</text:p>
      <!--NEWS-->
      <text:h text:style-name="P10" text:outline-level="1">
<text:span text:style-name="T4">
Short. War. Day 442. Videoodigest</text:span>
</text:h>
      <text:p text:style-name="P4">
Author: ['АРМІЯINFORM']</text:p>
      <text:p text:style-name="P4">
Time: 2023-05-11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text:p>
      <text:p text:style-name="P4">
Category: News</text:p>
      <!--METADATA-->
      <text:p text:style-name="P4">
News Source: <text:a xlink:type="simple" xlink:href="https://armyinform.com.ua/2023/05/11/korotko-vijna-den-442-videodajdzhest/" text:style-name="Internet_20_link" text:visited-style-name="Visited_20_Internet_20_Link">
https://armyinform.com.ua/2023/05/11/korotko-vijna-den-442-videodajdzhest/</text:a>
</text:p>
      <!--NEWS-->
      <text:h text:style-name="P10" text:outline-level="1">
<text:span text:style-name="T4">
Musk found the CEO for Twitter</text:span>
</text:h>
      <text:p text:style-name="P4">
Authors: Ukrinform (Person)</text:p>
      <text:p text:style-name="P4">
Publisher: Укринформ (Organization)</text:p>
      <text:p text:style-name="P4">
Published Time: 2023-05-12T-31:54:00+03:00</text:p>
      <text:p text:style-name="P4">
Modified Time: 2023-05-12T00:54:00+03:00</text:p>
      <text:p text:style-name="P4">
Description: Billionaire Ilon Musk has found a new CEO of the Twitter social network he owns. - Ukrinform.</text:p>
      <text:p text:style-name="P4">
Images: ["<text:a xlink:type="simple" xlink:href="https://static.ukrinform.com/photos/2023_04/thumb_files/630_360_1682252855-654.jpg" text:style-name="Internet_20_link" text:visited-style-name="Visited_20_Internet_20_Link">
630_360_16822...</text:a>
"]</text:p>
      <text:p text:style-name="P4">
Tags: ['Ілон Маск', 'IT-технології', 'Twitter']</text:p>
      <text:p text:style-name="P4">
Type: Article</text:p>
      <!--METADATA-->
      <text:p text:style-name="P4">
<draw:frame draw:style-name="fr1" draw:name="Image349" text:anchor-type="as-char" svg:width="6.9236in" svg:height="3.956343in" draw:z-index="0">
<draw:image xlink:href="../Images/yкринформ/2023-05-12T-31-54-00-03-00/630_360_1682252855-654.jpg" xlink:type="simple" xlink:show="embed" xlink:actuate="onLoad" draw:mime-type="image/jpeg"/>
</draw:frame>
A billionaire Musk has found a new CEO of the Twitter social network, which he widespread.</text:p>
      <text:p text:style-name="P4">
As Ukrinform reports, he wrote about it in <text:a xlink:type="simple" xlink:href="https://twitter.com/elonmusk/status/1656748197308674048" text:style-name="Internet_20_link" text:visited-style-name="Visited_20_Internet_20_Link">
</text:a>
.</text:p>
      <text:p text:style-name="P4">
За словами Маска, новий гендиректор і обійме посаду в Twitter Inc., яканещодавно змінила свою назву на X Corp. Приблизно за півтора місяця. Проте вінне назвав ім'я нового керівника, натякнувши лише, що це жінка.</text:p>
      <text:p text:style-name="P4">
<text:span text:style-name="T4">
Читайте також:</text:span>
 <text:span text:style-name="T4">
<text:a xlink:type="simple" xlink:href="https://www.ukrinform.ua/rubric-technology/3707185-u-tvitteri-zavlatsa-video-ta-audiodzvinki.html" text:style-name="Internet_20_link" text:visited-style-name="Visited_20_Internet_20_Link">
 </text:a>
</text:span>
</text:p>
      <text:p text:style-name="P4">
“I am glad to announce that I have a new CEO of X/Twitter. She is a state of work in about 6 weeks!” - wrote Musk in his tweet.</text:p>
      <text:p text:style-name="Quotations">

<text:p text:style-name="P4">
Excited to AnnoUnce that I've Hired A New Ceo for X/Twitter. She will be&gt;
 starting in ~ 6 weeks!&gt;
&gt;
 MY Role Will Transition to Being Exec Chair &amp; CTO, Overseeing Product,&gt;
 Software &amp; Sysops. &gt;
&gt;
 - Elon Musk(@elonmusk) <text:a xlink:type="simple" xlink:href="https://twitter.com/elonmusk/status/1656748197308674048" text:style-name="Internet_20_link" text:visited-style-name="Visited_20_Internet_20_Link">
&gt;
 </text:a>
<text:span text:style-name="T4">
 Read also: </text:span>
 <text:span text:style-name="T4">
 <text:a xlink:type="simple" xlink:href="https://www.ukrinform.ua/rubric-technology/3706491-tvitter-vidalatime-akaunti-aki-buli-neaktivni-rokami.html" text:style-name="Internet_20_link" text:visited-style-name="Visited_20_Internet_20_Link">
</text:a>
</text:span>
</text:p>

</text:p>
      <text:p text:style-name="P4">
Musk added that he will perform the duties of the executive chairman and the technical director, will supervise products, software and system administrators.</text:p>
      <text:p text:style-name="P4">
As reported, Musk purchased <text:span text:style-name="T4">
 <text:a xlink:type="simple" xlink:href="https://www.ukrinform.ua/tag-twitter" text:style-name="Internet_20_link" text:visited-style-name="Visited_20_Internet_20_Link">
</text:a>
</text:span>
 In October last year.</text:p>
      <text:p text:style-name="P4">
News Source: <text:a xlink:type="simple" xlink:href="https://www.ukrinform.ua/rubric-technology/3708032-mask-znajsov-generalnogo-direktora-dla-tvittera.html" text:style-name="Internet_20_link" text:visited-style-name="Visited_20_Internet_20_Link">
https://www.ukrinform.ua/rubric-technology/3708032-mask-znajsov-generalnogo-direktora-dla-tvittera.html</text:a>
</text:p>
      <!--NEWS-->
      <text:h text:style-name="P10" text:outline-level="1">
<text:span text:style-name="T4">
Podolyak told what conditions the exchange of Boguslaev for</text:span>
</text:h>
      <text:p text:style-name="P4">
Authors: Ukrinform (Person)</text:p>
      <text:p text:style-name="P4">
Publisher: Укринформ (Organization)</text:p>
      <text:p text:style-name="P4">
Published Time: 2023-05-12T-33:39:00+03:00</text:p>
      <text:p text:style-name="P4">
Modified Time: 2023-05-12T00:39:00+03:00</text:p>
      <text:p text:style-name="P4">
Description: Vyacheslav Boguslaev's Motor Sich Expature is possible, but at first he must obtain the most rigid criminal sentence and the maximum period for his wine to be legally fixed. - Ukrinform.</text:p>
      <text:p text:style-name="P4">
Images: ["<text:a xlink:type="simple" xlink:href="https://static.ukrinform.com/photos/2019_07/thumb_files/630_360_1562674142-155.jpg" text:style-name="Internet_20_link" text:visited-style-name="Visited_20_Internet_20_Link">
630_360_15626...</text:a>
"]</text:p>
      <text:p text:style-name="P4">
Tags: ['Обмін', 'росія', 'Богуслаєв', 'Подоляк', 'Війна з росією']</text:p>
      <text:p text:style-name="P4">
Type: Article</text:p>
      <!--METADATA-->
      <text:p text:style-name="P4">
<draw:frame draw:style-name="fr1" draw:name="Image350" text:anchor-type="as-char" svg:width="6.9236in" svg:height="3.956343in" draw:z-index="0">
<draw:image xlink:href="../Images/yкринформ/2023-05-12T-33-39-00-03-00/630_360_1562674142-155.jpg" xlink:type="simple" xlink:show="embed" xlink:actuate="onLoad" draw:mime-type="image/jpeg"/>
</draw:frame>
Sich Motor Sich Exchange, Vyacheslav Boguslaev is possible, but at first it is possible to obtain the most rigid criminal sentence and the maximum period for his wine to be legally fixed.</text:p>
      <text:p text:style-name="P4">
The adviser to the chairman of the Presidential Office of Ukraine Mikhail Podolyak said in an interview <text:a xlink:type="simple" xlink:href="https://24tv.ua/boguslayev-poprosiv-vklyuchiti-yogo-obmin-rosiyeyu-mozhlivo-obminyati_n2311788" text:style-name="Internet_20_link" text:visited-style-name="Visited_20_Internet_20_Link">
</text:a>
, reports Ukrinform.</text:p>
      <text:p text:style-name="P4">
"This person worked for the Russians and encouraged them to cause missile attacks on their own enterprise," Podolyak said.</text:p>
      <text:p text:style-name="P4">
<text:span text:style-name="T4">
 Read also: </text:span>
 <text:span text:style-name="T4">
 <text:a xlink:type="simple" xlink:href="https://www.ukrinform.ua/rubric-society/3707480-boguslaev-poprosiv-vkluciti-jogo-v-spisok-na-obmin-z-rf-shemi.html" text:style-name="Internet_20_link" text:visited-style-name="Visited_20_Internet_20_Link">
</text:a>
</text:span>
</text:p>
      <text:p text:style-name="P4">
The adviser to the chairman Pus explained that Boguslaev during a full-scale invasion of any actions "Motor Sich", in particular, the possibility of transmitting the helicopter forces of Ukraine. In his opinion, so <text:span text:style-name="T4">
 <text:a xlink:type="simple" xlink:href="https://www.ukrinform.ua/tag-boguslaev" text:style-name="Internet_20_link" text:visited-style-name="Visited_20_Internet_20_Link">
</text:a>
</text:span>
 Must get the most rigid criminal sentence and the maximum term. It is necessary to legally record his one side as a criminal criminal, and on the other - as an absolute, purebred traitor.</text:p>
      <text:p text:style-name="P4">
“It is historically important to record such people so that by the end of their existence, everyone understands who it was. He during a full -scale war, when a citizen of the country was brutally killed and raped, he continued to support those who did, ”Podolyak stressed.</text:p>
      <text:p text:style-name="P4">
<text:span text:style-name="T4">
 Read also: </text:span>
 <text:span text:style-name="T4">
 <text:a xlink:type="simple" xlink:href="https://www.ukrinform.ua/rubric-society/3689181-sud-prodovziv-strok-boguslaevu-perebuvatime-pid-vartou-do-kinca-travna.html" text:style-name="Internet_20_link" text:visited-style-name="Visited_20_Internet_20_Link">
</text:a>
</text:span>
</text:p>
      <text:p text:style-name="P4">
It is important to do, a confident adviser to the head, so that they are not told then, he said, "raised the production of" Sich Motor ", and" has great merits. "</text:p>
      <text:p text:style-name="P4">
"However, if we can pick up a thousand of our boys for the subject of Boguslaev, then we will definitely go to the exchange processes," Podolyak emphasized.</text:p>
      <text:p text:style-name="P4">
He noted that the headquarters should be dealt with by the exchange of the exchange.</text:p>
      <text:p text:style-name="P4">
<text:span text:style-name="T4">
 Read also: </text:span>
 <text:span text:style-name="T4">
 <text:a xlink:type="simple" xlink:href="https://www.ukrinform.ua/rubric-ato/3688366-boguslaevu-ogolosili-novu-pidozru-za-blokuvanna-peredaci-silam-oboroni-gelikopteriv.html" text:style-name="Internet_20_link" text:visited-style-name="Visited_20_Internet_20_Link">
</text:a>
</text:span>
</text:p>
      <text:p text:style-name="P4">
We will remind: earlier in an interview with the publication "Podolya" Podolyak <text:a xlink:type="simple" xlink:href="https://www.currenttime.tv/a/32098701.html" text:style-name="Internet_20_link" text:visited-style-name="Visited_20_Internet_20_Link">
</text:a>
that the exchange is possible similar to how it happened with the traitor Medvedchuk.<text:span text:style-name="T4">
 Read also: </text:span>
 <text:span text:style-name="T4">
 <text:a xlink:type="simple" xlink:href="https://www.ukrinform.ua/rubric-ato/3690307-zelenskij-vviv-sankcii-proti-boguslaeva-ta-nizki-fizicnih-ta-uridicnih-osib-z-rosii-ta-iranu.html" text:style-name="Internet_20_link" text:visited-style-name="Visited_20_Internet_20_Link">
</text:a>
</text:span>
</text:p>
      <text:p text:style-name="P4">
As reported by Ukrinform, earlier the secretary of the National Security and Defense Council Danilov expressed his belief that Boguslaev is a letter to click him in the list for exchange with Russia _ <text:span text:style-name="T4">
 [] <text:a xlink:type="simple" xlink:href="https://www.ukrinform.ua/rubric-ato/3707639-danilov-listom-iz-prohannam-pro-obmin-boguslaev-pidtverdiv-so-buv-rosijskim-agentom.html" text:style-name="Internet_20_link" text:visited-style-name="Visited_20_Internet_20_Link">
</text:a>
</text:span>
 _</text:p>
      <text:p text:style-name="P4">
News Source: <text:a xlink:type="simple" xlink:href="https://www.ukrinform.ua/rubric-society/3708031-podolak-rozpoviv-za-akij-umov-mozlivij-obmin-boguslaeva-do-rosii.html" text:style-name="Internet_20_link" text:visited-style-name="Visited_20_Internet_20_Link">
https://www.ukrinform.ua/rubric-society/3708031-podolak-rozpoviv-za-akij-umov-mozlivij-obmin-boguslaeva-do-rosii.html</text:a>
</text:p>
      <!--NEWS-->
      <text:h text:style-name="P10" text:outline-level="1">
<text:span text:style-name="T4">
"West Hem" and "Basel" won the first matches of 1/2 finals of the UEFA Conference League</text:span>
</text:h>
      <text:p text:style-name="P4">
Authors: Ukrinform (Person)</text:p>
      <text:p text:style-name="P4">
Publisher: Укринформ (Organization)</text:p>
      <text:p text:style-name="P4">
Published Time: 2023-05-12T-35:33:50+03:00</text:p>
      <text:p text:style-name="P4">
Modified Time: 2023-05-12T00:33:50+03:00</text:p>
      <text:p text:style-name="P4">
Description: In the UEFA Conferences, the first matches of the semi -final stage were held. - Ukrinform.</text:p>
      <text:p text:style-name="P4">
Images: ["<text:a xlink:type="simple" xlink:href="https://static.ukrinform.com/photos/2023_05/thumb_files/630_360_1683840777-830.jpg" text:style-name="Internet_20_link" text:visited-style-name="Visited_20_Internet_20_Link">
630_360_16838...</text:a>
"]</text:p>
      <text:p text:style-name="P4">
Tags: ['Футбол', 'Ліга конференцій УЄФА']</text:p>
      <text:p text:style-name="P4">
Type: Article</text:p>
      <!--METADATA-->
      <text:p text:style-name="P4">
<draw:frame draw:style-name="fr1" draw:name="Image351" text:anchor-type="as-char" svg:width="6.9236in" svg:height="3.956343in" draw:z-index="0">
<draw:image xlink:href="../Images/yкринформ/2023-05-12T-35-33-50-03-00/630_360_1683840777-830.jpg" xlink:type="simple" xlink:show="embed" xlink:actuate="onLoad" draw:mime-type="image/jpeg"/>
</draw:frame>
The UEFA Lisaneshone Finish the first matches of the semi -final stage of the draw.</text:p>
      <text:p text:style-name="P4">
The English West Hem in London won a volitional victory over the Dutch ALKMARA - 2: 1, and the Italian Fiorentina in Florence gave way to the Swiss Basel - 1: 2, Ukrinform reports.</text:p>
      <text:p text:style-name="P4">
On London Stadium in West Hema was distinguished by Alzhrets Mohammed Said Benrahma(67-a minute, with a penalty)and Jamaican forward Michel Antonio(76); As a composition of "Alkmaara" ball scored Randers(41).</text:p>
      <text:p text:style-name="P4">
Авторами голів на «Стадіо Артеміо Франкі» у Флоренції стали Артур (25)- Ugospodarvtav, now fed(71)and Zeki Amduni(90+3)- guests.</text:p>
      <text:p text:style-name="P4">
The fights will be held on May 18.</text:p>
      <text:p text:style-name="P4">
<text:span text:style-name="T4">
 Read also: </text:span>
 <text:a xlink:type="simple" xlink:href="https://www.ukrinform.ua/rubric-sports/3707765-zbirni-ukraini-z-plaznogo-futbolu-otrimali-supernikiv-na-evropejskih-igrah.html" text:style-name="Internet_20_link" text:visited-style-name="Visited_20_Internet_20_Link">
<text:span text:style-name="T4">
 Football </text:span>
</text:a>
We will remind, the UEFA League Final will take place on June 7 at Cinobosstadium in Prague(Czech Republic).</text:p>
      <text:p text:style-name="P4">
Фото: AFP.</text:p>
      <text:p text:style-name="P4">
News Source: <text:a xlink:type="simple" xlink:href="https://www.ukrinform.ua/rubric-sports/3708030-vest-gem-i-bazel-vigrali-persi-matci-12-finalu-ligi-konferencij-uefa.html" text:style-name="Internet_20_link" text:visited-style-name="Visited_20_Internet_20_Link">
https://www.ukrinform.ua/rubric-sports/3708030-vest-gem-i-bazel-vigrali-persi-matci-12-finalu-ligi-konferencij-uefa.html</text:a>
</text:p>
      <!--NEWS-->
      <text:h text:style-name="P10" text:outline-level="1">
<text:span text:style-name="T4">
Taiwan started military training reserves</text:span>
</text:h>
      <text:p text:style-name="P4">
Authors: Ukrinform (Person)</text:p>
      <text:p text:style-name="P4">
Publisher: Укринформ (Organization)</text:p>
      <text:p text:style-name="P4">
Published Time: 2023-05-12T-37:27:00+03:00</text:p>
      <text:p text:style-name="P4">
Modified Time: 2023-05-12T00:27:00+03:00</text:p>
      <text:p text:style-name="P4">
Description: In Taiwan, the first group of fourteen reserves passes a weekly military training. - Ukrinform.</text:p>
      <text:p text:style-name="P4">
Images: ["<text:a xlink:type="simple" xlink:href="https://static.ukrinform.com/photos/2023_05/thumb_files/630_360_1683805568-376.jpeg" text:style-name="Internet_20_link" text:visited-style-name="Visited_20_Internet_20_Link">
630_360_16838...</text:a>
"]</text:p>
      <text:p text:style-name="P4">
Tags: ['Китай', 'Резервісти', 'Тайвань', 'Військові навчання']</text:p>
      <text:p text:style-name="P4">
Type: Article</text:p>
      <!--METADATA-->
      <text:p text:style-name="P4">
<draw:frame draw:style-name="fr1" draw:name="Image352" text:anchor-type="as-char" svg:width="6.9236in" svg:height="3.956343in" draw:z-index="0">
<draw:image xlink:href="../Images/yкринформ/2023-05-12T-37-27-00-03-00/630_360_1683805568-376.jpeg" xlink:type="simple" xlink:show="embed" xlink:actuate="onLoad" draw:mime-type="image/jpeg"/>
</draw:frame>
The first group of fourteen reserves passes a weekly military Vyshkil.</text:p>
      <text:p text:style-name="P4">
About it reports <text:a xlink:type="simple" xlink:href="https://www3.nhk.or.jp/nhkworld/en/news/20230511_27/" text:style-name="Internet_20_link" text:visited-style-name="Visited_20_Internet_20_Link">
</text:a>
, reports Ukrinform.</text:p>
      <text:p text:style-name="P4">
Until recently, the preparation of Taiwanese reservists was limited. However, this year the Ministry of Defense began to be involved in training, trying to strengthen the defense opportunities in response to the growing military pressure of China.</text:p>
      <text:p text:style-name="P4">
Fourteen reserves are involved in a five -day curriculum.</text:p>
      <text:p text:style-name="P4">
President <text:span text:style-name="T4">
 <text:a xlink:type="simple" xlink:href="https://www.ukrinform.ua/tag-tajvan" text:style-name="Internet_20_link" text:visited-style-name="Visited_20_Internet_20_Link">
</text:a>
</text:span>
 This invisible center and watched combat firing training. She thanked the participants for the decision to undergo a military training and a statement that more women would join.</text:p>
      <text:p text:style-name="P4">
Tsi noted that Taiwan was on the forefront of democracy, and the island's calling for unity to defend his fartherman's unity.</text:p>
      <text:p text:style-name="P4">
<text:span text:style-name="T4">
 Read also: </text:span>
 <text:span text:style-name="T4">
 <text:a xlink:type="simple" xlink:href="https://www.ukrinform.ua/rubric-ato/3705471-stati-vidilat-tajvanu-vijskovoi-dopomogi-na-500-miljoniv-reuters.html" text:style-name="Internet_20_link" text:visited-style-name="Visited_20_Internet_20_Link">
</text:a>
</text:span>
</text:p>
      <text:p text:style-name="P4">
The minimum service life for volunteer servicemen who are considered to be a basic component of Taiwan's defense forces has been set for four years. However, in the last five years, these defense ministry shows that about 20%of staff leave military service every year for personal reasons.</text:p>
      <text:p text:style-name="P4">
During this year, the Ministry plans to prepare 220 reserves.</text:p>
      <text:p text:style-name="P4">
As reported by Ukrinform, _ <text:span text:style-name="T4">
 <text:a xlink:type="simple" xlink:href="https://www.ukrinform.ua/rubric-world/3705506-kitaj-risuce-vistupae-proti-prodazu-spolucenimi-statami-zbroi-tajvanu-mzs.html" text:style-name="Internet_20_link" text:visited-style-name="Visited_20_Internet_20_Link">
</text:a>
</text:span>
 _ and calls the US to stop military contacts with the island.</text:p>
      <text:p text:style-name="P4">
News Source: <text:a xlink:type="simple" xlink:href="https://www.ukrinform.ua/rubric-world/3707784-tajvan-rozpocav-vijskovu-pidgotovku-rezervistok.html" text:style-name="Internet_20_link" text:visited-style-name="Visited_20_Internet_20_Link">
https://www.ukrinform.ua/rubric-world/3707784-tajvan-rozpocav-vijskovu-pidgotovku-rezervistok.html</text:a>
</text:p>
      <!--NEWS-->
      <text:h text:style-name="P10" text:outline-level="1">
<text:span text:style-name="T4">
Eurovision-2023: A second ten finalists have been determined</text:span>
</text:h>
      <text:p text:style-name="P4">
Authors: Ukrinform (Person)</text:p>
      <text:p text:style-name="P4">
Publisher: Укринформ (Organization)</text:p>
      <text:p text:style-name="P4">
Published Time: 2023-05-12T-39:10:00+03:00</text:p>
      <text:p text:style-name="P4">
Modified Time: 2023-05-12T00:10:00+03:00</text:p>
      <text:p text:style-name="P4">
Description: The second ten finalists of the 67th International Song Contest of Eurovision-2023, which takes place in British Liverpool, became known. - Ukrinform.</text:p>
      <text:p text:style-name="P4">
Images: ["<text:a xlink:type="simple" xlink:href="https://static.ukrinform.com/photos/2022_11/thumb_files/630_360_1669128291-481.jpg" text:style-name="Internet_20_link" text:visited-style-name="Visited_20_Internet_20_Link">
630_360_16691...</text:a>
", "<text:a xlink:type="simple" xlink:href="https://static.ukrinform.com/photos/2023_05/1683842490-199.jpg" text:style-name="Internet_20_link" text:visited-style-name="Visited_20_Internet_20_Link">
1683842490-19...</text:a>
"]</text:p>
      <text:p text:style-name="P4">
Tags: ['Британія', 'Євробачення', 'Культура', 'Музика', 'Україна']</text:p>
      <text:p text:style-name="P4">
Type: Article</text:p>
      <!--METADATA-->
      <text:p text:style-name="P4">
<draw:frame draw:style-name="fr1" draw:name="Image353" text:anchor-type="as-char" svg:width="6.9236in" svg:height="3.956343in" draw:z-index="0">
<draw:image xlink:href="../Images/yкринформ/2023-05-12T-39-10-00-03-00/630_360_1669128291-481.jpg" xlink:type="simple" xlink:show="embed" xlink:actuate="onLoad" draw:mime-type="image/jpeg"/>
</draw:frame>
The second ten finalists of the 67th International Song Production 20123, which takes place in British Liverpool.</text:p>
      <text:p text:style-name="P4">
This was reported by Ukrinform correspondent with reference to the live broadcasting in <text:a xlink:type="simple" xlink:href="https://www.youtube.com/watch" text:style-name="Internet_20_link" text:visited-style-name="Visited_20_Internet_20_Link">
</text:a>
.</text:p>
      <text:p text:style-name="P4">
Of 16 participants of the second semifinals <text:span text:style-name="T4">
 <text:a xlink:type="simple" xlink:href="https://www.ukrinform.ua/tag-evrobacenna" text:style-name="Internet_20_link" text:visited-style-name="Visited_20_Internet_20_Link">
</text:a>
</text:span>
 Representatives of the following countries: Albania, Cyprus, Estonia, Belgium, Austria, Lithuania, Poland, Australia, Armenia, Slovenia.</text:p>
      <text:p text:style-name="P4">
<draw:frame draw:style-name="fr1" draw:name="Image354" text:anchor-type="as-char" svg:width="6.9236in" svg:height="5.583755in" draw:z-index="0">
<draw:image xlink:href="../Images/yкринформ/2023-05-12T-39-10-00-03-00/1683842490-199.jpg" xlink:type="simple" xlink:show="embed" xlink:actuate="onLoad" draw:mime-type="image/jpeg"/>
</draw:frame>
For reaching the finals of the competition on Thursday competed:</text:p>
      <text:p text:style-name="P4">
<text:span text:style-name="T4">
 Denmark: Riley - Breaking My Heart </text:span>
</text:p>
      <text:p text:style-name="P4">
<text:span text:style-name="T4">
 Armenia: Brunette - Future Lover </text:span>
</text:p>
      <text:p text:style-name="P4">
<text:span text:style-name="T4">
 Romania: Theodore Andrew - D.G.T.(Off and on)</text:span>
</text:p>
      <text:p text:style-name="P4">
<text:span text:style-name="T4">
 Estonia: Alika - Bridges </text:span>
</text:p>
      <text:p text:style-name="P4">
<text:span text:style-name="T4">
 Belgium: Gustafa - Because of You </text:span>
</text:p>
      <text:p text:style-name="P4">
<text:span text:style-name="T4">
 Cyprus: Andrew Lambre - Break A Broken Heart </text:span>
</text:p>
      <text:p text:style-name="P4">
<text:span text:style-name="T4">
 Iceland: diljá - Power </text:span>
</text:p>
      <text:p text:style-name="P4">
<text:span text:style-name="T4">
 Greece: Victor Vernikos - Whaty Say </text:span>
</text:p>
      <text:p text:style-name="P4">
<text:span text:style-name="T4">
 Poland: Blanca - Solo </text:span>
</text:p>
      <text:p text:style-name="P4">
<text:span text:style-name="T4">
 Slovenia: Joker Out - Carpe Diem </text:span>
</text:p>
      <text:p text:style-name="P4">
<text:span text:style-name="T4">
 Georgia: Ira - Echo </text:span>
</text:p>
      <text:p text:style-name="P4">
<text:span text:style-name="T4">
 San Marino: Piqued Jacks-Like and Animal </text:span>
</text:p>
      <text:p text:style-name="P4">
<text:span text:style-name="T4">
 Austria: Teay and Salina - Who The Hell Is Edgar? </text:span>
</text:p>
      <text:p text:style-name="P4">
<text:span text:style-name="T4">
 Albania: Albina &amp; Familja Kelmendi - Duje </text:span>
</text:p>
      <text:p text:style-name="P4">
<text:span text:style-name="T4">
 Lithuania: Monica Linquita - Stay </text:span>
</text:p>
      <text:p text:style-name="P4">
<text:span text:style-name="T4">
 Australia: Voyager - Promise </text:span>
</text:p>
      <text:p text:style-name="P4">
<text:span text:style-name="T4">
 Read also: </text:span>
 <text:span text:style-name="T4">
 <text:a xlink:type="simple" xlink:href="https://www.ukrinform.ua/rubric-culture/3707037-evrobacenna2023-tvorchi-zapustili-manifest-iz-zaklikom-prodovziti-pidtrimku-ukrainu.html" text:style-name="Internet_20_link" text:visited-style-name="Visited_20_Internet_20_Link">
</text:a>
</text:span>
</text:p>
      <text:p text:style-name="P4">
During the vote, a group of Ukrainian singers - Maria Yaremchuk and Otoy with the performance performance of the installation was reminiscent of Wheat and Christmas night, “Family”, “Family, and the Visny”, “OY”, performed for the exit of the second semi -finals. Shchedryk ”, Miroslav Skoryk's“ melody ”sounded.</text:p>
      <text:p text:style-name="P4">
The Grand Final, which will determine the winner of the songwriting song, <text:span text:style-name="T4">
 will take place on Saturday, May 13. </text:span>
 **</text:p>
      <text:p text:style-name="P4">
The audience also presented a record of the contestants from Ukraine Heart ofsteel, which they would present on the Grand Finally of the Contest.</text:p>
      <text:p text:style-name="P4">
Ukraine will perform in the finals of the 19th as the winner of last year's competition. The final of the competition also immediately fall into the United Kingdom, France, Germany, Italy and Spain as a founding countries of the competition.</text:p>
      <text:p text:style-name="P4">
News Source: <text:a xlink:type="simple" xlink:href="https://www.ukrinform.ua/rubric-culture/3708029-evrobacenna2023-viznacilasa-druga-desatka-finalistiv.html" text:style-name="Internet_20_link" text:visited-style-name="Visited_20_Internet_20_Link">
https://www.ukrinform.ua/rubric-culture/3708029-evrobacenna2023-viznacilasa-druga-desatka-finalistiv.html</text:a>
</text:p>
      <!--NEWS-->
      <text:h text:style-name="P10" text:outline-level="1">
<text:span text:style-name="T4">
UEFA Europa League: Juventus Avoid the defeat of Seville, Roma overcame Bayer</text:span>
</text:h>
      <text:p text:style-name="P4">
Authors: Ukrinform (Person)</text:p>
      <text:p text:style-name="P4">
Publisher: Укринформ (Organization)</text:p>
      <text:p text:style-name="P4">
Published Time: 2023-05-12T-41:00:00+03:00</text:p>
      <text:p text:style-name="P4">
Modified Time: 2023-05-12T00:00:00+03:00</text:p>
      <text:p text:style-name="P4">
Description: In the UEFA Europa League, the first matches of the semi-final stage of the drawing-2022/23 were completed. - Ukrinform.</text:p>
      <text:p text:style-name="P4">
Images: ["<text:a xlink:type="simple" xlink:href="https://static.ukrinform.com/photos/2023_05/thumb_files/630_360_1683838111-670.jpg" text:style-name="Internet_20_link" text:visited-style-name="Visited_20_Internet_20_Link">
630_360_16838...</text:a>
"]</text:p>
      <text:p text:style-name="P4">
Tags: ['Футбол', 'Ліга Європи', 'Ювентус', 'Рома']</text:p>
      <text:p text:style-name="P4">
Type: Article</text:p>
      <!--METADATA-->
      <text:p text:style-name="P4">
<draw:frame draw:style-name="fr1" draw:name="Image355" text:anchor-type="as-char" svg:width="6.9236in" svg:height="3.956343in" draw:z-index="0">
<draw:image xlink:href="../Images/yкринформ/2023-05-12T-41-00-00-03-00/630_360_1683838111-670.jpg" xlink:type="simple" xlink:show="embed" xlink:actuate="onLoad" draw:mime-type="image/jpeg"/>
</draw:frame>
In the UEFA Lisivrop, the first matches of the semi-final stage of the drawing-2022/23 were completed.</text:p>
      <text:p text:style-name="P4">
The Italian Juventus tore a draw with the Spanish Seville - 1: 1, the other Roma team in Rome was minimally overcome by German Bayer - 1: 0, Ukrinform reports.</text:p>
      <text:p text:style-name="P4">
"Juventus" on Allianz Stadium in Turin after the goal of the Marokan forward "Seville" Yussef Anne Nesiri in the 26th minute escaped the defeat in the compensated time -Federico Gatti(90+7).</text:p>
      <text:p text:style-name="P4">
Успіх «Ромі» на «Стадіо Олімпіко» забезпечив влучний удар хавбека Едоардо Бове(63).</text:p>
      <text:p text:style-name="P4">
Поєдинки у відповідь пройдуть 18 травня у Севільї та Леверкузені.</text:p>
      <text:p text:style-name="P4">
<text:span text:style-name="T4">
Читайте також:</text:span>
 <text:a xlink:type="simple" xlink:href="https://www.ukrinform.ua/rubric-sports/3707733-evgen-seleznov-oficijno-ogolosiv-pro-zaversenna-kareri-futbolista.html" text:style-name="Internet_20_link" text:visited-style-name="Visited_20_Internet_20_Link">
 <text:span text:style-name="T4">
футбол</text:span>
 </text:a>
We will remind, the final match of the Europa League will take on May 31 "Pushash Arena"(Hungary).</text:p>
      <text:p text:style-name="P4">
Фото: AFP.</text:p>
      <text:p text:style-name="P4">
News Source: <text:a xlink:type="simple" xlink:href="https://www.ukrinform.ua/rubric-sports/3708028-liga-evropi-uefa-uventus-unik-porazki-vid-sevili-roma-zdolala-baer.html" text:style-name="Internet_20_link" text:visited-style-name="Visited_20_Internet_20_Link">
https://www.ukrinform.ua/rubric-sports/3708028-liga-evropi-uefa-uventus-unik-porazki-vid-sevili-roma-zdolala-baer.html</text:a>
</text:p>
      <!--NEWS-->
      <text:h text:style-name="P10" text:outline-level="1">
<text:span text:style-name="T4">
UEFA Europa League: Juventus Avoid the defeat of Seville, Roma overcame Bayer</text:span>
</text:h>
      <text:p text:style-name="P4">
Authors: Ukrinform (Person)</text:p>
      <text:p text:style-name="P4">
Publisher: Укринформ (Organization)</text:p>
      <text:p text:style-name="P4">
Published Time: 2023-05-12T00:00:00+03:00</text:p>
      <text:p text:style-name="P4">
Modified Time: 2023-05-12T00:00:00+03:00</text:p>
      <text:p text:style-name="P4">
Description: In the UEFA Europa League, the first matches of the semi-final stage of the drawing-2022/23 were completed. - Ukrinform.</text:p>
      <text:p text:style-name="P4">
Images: ["<text:a xlink:type="simple" xlink:href="https://static.ukrinform.com/photos/2023_05/thumb_files/630_360_1683838111-670.jpg" text:style-name="Internet_20_link" text:visited-style-name="Visited_20_Internet_20_Link">
630_360_16838...</text:a>
"]</text:p>
      <text:p text:style-name="P4">
Tags: ['Футбол', 'Ліга Європи', 'Ювентус', 'Рома']</text:p>
      <text:p text:style-name="P4">
Type: Article</text:p>
      <!--METADATA-->
      <text:p text:style-name="P4">
<draw:frame draw:style-name="fr1" draw:name="Image356" text:anchor-type="as-char" svg:width="6.9236in" svg:height="3.956343in" draw:z-index="0">
<draw:image xlink:href="../Images/yкринформ/2023-05-12T00-00-00-03-00/630_360_1683838111-670.jpg" xlink:type="simple" xlink:show="embed" xlink:actuate="onLoad" draw:mime-type="image/jpeg"/>
</draw:frame>
In the UEFA Lisivrop, the first matches of the semi-final stage of the drawing-2022/23 were completed.</text:p>
      <text:p text:style-name="P4">
The Italian Juventus tore a draw with the Spanish Seville - 1: 1, the other Roma team in Rome was minimally overcome by German Bayer - 1: 0, Ukrinform reports.</text:p>
      <text:p text:style-name="P4">
"Juventus" on Allianz Stadium in Turin after the goal of the Marokan forward "Seville" Yussef Anne Nesiri in the 26th minute escaped the defeat in the compensated time -Federico Gatti(90+7).</text:p>
      <text:p text:style-name="P4">
Успіх «Ромі» на «Стадіо Олімпіко» забезпечив влучний удар хавбека Едоардо Бове(63).</text:p>
      <text:p text:style-name="P4">
Поєдинки у відповідь пройдуть 18 травня у Севільї та Леверкузені.</text:p>
      <text:p text:style-name="P4">
<text:span text:style-name="T4">
Читайте також:</text:span>
 <text:a xlink:type="simple" xlink:href="https://www.ukrinform.ua/rubric-sports/3707733-evgen-seleznov-oficijno-ogolosiv-pro-zaversenna-kareri-futbolista.html" text:style-name="Internet_20_link" text:visited-style-name="Visited_20_Internet_20_Link">
 <text:span text:style-name="T4">
футбол</text:span>
 </text:a>
We will remind, the final match of the Europa League will take on May 31 "Pushash Arena"(Hungary).</text:p>
      <text:p text:style-name="P4">
Фото: AFP.</text:p>
      <text:p text:style-name="P4">
News Source: <text:a xlink:type="simple" xlink:href="https://www.ukrinform.ua/rubric-sports/3708028-liga-evropi-uefa-uventus-unik-porazki-vid-sevili-roma-zdolala-baer.html" text:style-name="Internet_20_link" text:visited-style-name="Visited_20_Internet_20_Link">
https://www.ukrinform.ua/rubric-sports/3708028-liga-evropi-uefa-uventus-unik-porazki-vid-sevili-roma-zdolala-baer.html</text:a>
</text:p>
      <!--NEWS-->
      <text:h text:style-name="P10" text:outline-level="1">
<text:span text:style-name="T4">
Eurovision-2023: A second ten finalists have been determined</text:span>
</text:h>
      <text:p text:style-name="P4">
Authors: Ukrinform (Person)</text:p>
      <text:p text:style-name="P4">
Publisher: Укринформ (Organization)</text:p>
      <text:p text:style-name="P4">
Published Time: 2023-05-12T00:10:00+03:00</text:p>
      <text:p text:style-name="P4">
Modified Time: 2023-05-12T00:10:00+03:00</text:p>
      <text:p text:style-name="P4">
Description: The second ten finalists of the 67th International Song Contest of Eurovision-2023, which takes place in British Liverpool, became known. - Ukrinform.</text:p>
      <text:p text:style-name="P4">
Images: ["<text:a xlink:type="simple" xlink:href="https://static.ukrinform.com/photos/2022_11/thumb_files/630_360_1669128291-481.jpg" text:style-name="Internet_20_link" text:visited-style-name="Visited_20_Internet_20_Link">
630_360_16691...</text:a>
", "<text:a xlink:type="simple" xlink:href="https://static.ukrinform.com/photos/2023_05/1683842490-199.jpg" text:style-name="Internet_20_link" text:visited-style-name="Visited_20_Internet_20_Link">
1683842490-19...</text:a>
"]</text:p>
      <text:p text:style-name="P4">
Tags: ['Британія', 'Євробачення', 'Культура', 'Музика', 'Україна']</text:p>
      <text:p text:style-name="P4">
Type: Article</text:p>
      <!--METADATA-->
      <text:p text:style-name="P4">
<draw:frame draw:style-name="fr1" draw:name="Image357" text:anchor-type="as-char" svg:width="6.9236in" svg:height="3.956343in" draw:z-index="0">
<draw:image xlink:href="../Images/yкринформ/2023-05-12T00-10-00-03-00/630_360_1669128291-481.jpg" xlink:type="simple" xlink:show="embed" xlink:actuate="onLoad" draw:mime-type="image/jpeg"/>
</draw:frame>
The second ten finalists of the 67th International Song Production 20123, which takes place in British Liverpool.</text:p>
      <text:p text:style-name="P4">
This was reported by Ukrinform correspondent with reference to the live broadcasting in <text:a xlink:type="simple" xlink:href="https://www.youtube.com/watch" text:style-name="Internet_20_link" text:visited-style-name="Visited_20_Internet_20_Link">
</text:a>
.</text:p>
      <text:p text:style-name="P4">
Of 16 participants of the second semifinals <text:span text:style-name="T4">
 <text:a xlink:type="simple" xlink:href="https://www.ukrinform.ua/tag-evrobacenna" text:style-name="Internet_20_link" text:visited-style-name="Visited_20_Internet_20_Link">
</text:a>
</text:span>
 Representatives of the following countries: Albania, Cyprus, Estonia, Belgium, Austria, Lithuania, Poland, Australia, Armenia, Slovenia.</text:p>
      <text:p text:style-name="P4">
<draw:frame draw:style-name="fr1" draw:name="Image358" text:anchor-type="as-char" svg:width="6.9236in" svg:height="5.583755in" draw:z-index="0">
<draw:image xlink:href="../Images/yкринформ/2023-05-12T00-10-00-03-00/1683842490-199.jpg" xlink:type="simple" xlink:show="embed" xlink:actuate="onLoad" draw:mime-type="image/jpeg"/>
</draw:frame>
For reaching the finals of the competition on Thursday competed:</text:p>
      <text:p text:style-name="P4">
<text:span text:style-name="T4">
 Denmark: Riley - Breaking My Heart </text:span>
</text:p>
      <text:p text:style-name="P4">
<text:span text:style-name="T4">
 Armenia: Brunette - Future Lover </text:span>
</text:p>
      <text:p text:style-name="P4">
<text:span text:style-name="T4">
 Romania: Theodore Andrew - D.G.T.(Off and on)</text:span>
</text:p>
      <text:p text:style-name="P4">
<text:span text:style-name="T4">
 Estonia: Alika - Bridges </text:span>
</text:p>
      <text:p text:style-name="P4">
<text:span text:style-name="T4">
 Belgium: Gustafa - Because of You </text:span>
</text:p>
      <text:p text:style-name="P4">
<text:span text:style-name="T4">
 Cyprus: Andrew Lambre - Break A Broken Heart </text:span>
</text:p>
      <text:p text:style-name="P4">
<text:span text:style-name="T4">
 Iceland: diljá - Power </text:span>
</text:p>
      <text:p text:style-name="P4">
<text:span text:style-name="T4">
 Greece: Victor Vernikos - Whaty Say </text:span>
</text:p>
      <text:p text:style-name="P4">
<text:span text:style-name="T4">
 Poland: Blanca - Solo </text:span>
</text:p>
      <text:p text:style-name="P4">
<text:span text:style-name="T4">
 Slovenia: Joker Out - Carpe Diem </text:span>
</text:p>
      <text:p text:style-name="P4">
<text:span text:style-name="T4">
 Georgia: Ira - Echo </text:span>
</text:p>
      <text:p text:style-name="P4">
<text:span text:style-name="T4">
 San Marino: Piqued Jacks-Like and Animal </text:span>
</text:p>
      <text:p text:style-name="P4">
<text:span text:style-name="T4">
 Austria: Teay and Salina - Who The Hell Is Edgar? </text:span>
</text:p>
      <text:p text:style-name="P4">
<text:span text:style-name="T4">
 Albania: Albina &amp; Familja Kelmendi - Duje </text:span>
</text:p>
      <text:p text:style-name="P4">
<text:span text:style-name="T4">
 Lithuania: Monica Linquita - Stay </text:span>
</text:p>
      <text:p text:style-name="P4">
<text:span text:style-name="T4">
 Australia: Voyager - Promise </text:span>
</text:p>
      <text:p text:style-name="P4">
<text:span text:style-name="T4">
 Read also: </text:span>
 <text:span text:style-name="T4">
 <text:a xlink:type="simple" xlink:href="https://www.ukrinform.ua/rubric-culture/3707037-evrobacenna2023-tvorchi-zapustili-manifest-iz-zaklikom-prodovziti-pidtrimku-ukrainu.html" text:style-name="Internet_20_link" text:visited-style-name="Visited_20_Internet_20_Link">
</text:a>
</text:span>
</text:p>
      <text:p text:style-name="P4">
During the vote, a group of Ukrainian singers - Maria Yaremchuk and Otoy with the performance performance of the installation was reminiscent of Wheat and Christmas night, “Family”, “Family, and the Visny”, “OY”, performed for the exit of the second semi -finals. Shchedryk ”, Miroslav Skoryk's“ melody ”sounded.</text:p>
      <text:p text:style-name="P4">
The Grand Final, which will determine the winner of the songwriting song, <text:span text:style-name="T4">
 will take place on Saturday, May 13. </text:span>
 **</text:p>
      <text:p text:style-name="P4">
The audience also presented a record of the contestants from Ukraine Heart ofsteel, which they would present on the Grand Finally of the Contest.</text:p>
      <text:p text:style-name="P4">
Ukraine will perform in the finals of the 19th as the winner of last year's competition. The final of the competition also immediately fall into the United Kingdom, France, Germany, Italy and Spain as a founding countries of the competition.</text:p>
      <text:p text:style-name="P4">
News Source: <text:a xlink:type="simple" xlink:href="https://www.ukrinform.ua/rubric-culture/3708029-evrobacenna2023-viznacilasa-druga-desatka-finalistiv.html" text:style-name="Internet_20_link" text:visited-style-name="Visited_20_Internet_20_Link">
https://www.ukrinform.ua/rubric-culture/3708029-evrobacenna2023-viznacilasa-druga-desatka-finalistiv.html</text:a>
</text:p>
      <!--NEWS-->
      <text:h text:style-name="P10" text:outline-level="1">
<text:span text:style-name="T4">
Taiwan started military training reserves</text:span>
</text:h>
      <text:p text:style-name="P4">
Authors: Ukrinform (Person)</text:p>
      <text:p text:style-name="P4">
Publisher: Укринформ (Organization)</text:p>
      <text:p text:style-name="P4">
Published Time: 2023-05-12T00:27:00+03:00</text:p>
      <text:p text:style-name="P4">
Modified Time: 2023-05-12T00:27:00+03:00</text:p>
      <text:p text:style-name="P4">
Description: In Taiwan, the first group of fourteen reserves passes a weekly military training. - Ukrinform.</text:p>
      <text:p text:style-name="P4">
Images: ["<text:a xlink:type="simple" xlink:href="https://static.ukrinform.com/photos/2023_05/thumb_files/630_360_1683805568-376.jpeg" text:style-name="Internet_20_link" text:visited-style-name="Visited_20_Internet_20_Link">
630_360_16838...</text:a>
"]</text:p>
      <text:p text:style-name="P4">
Tags: ['Китай', 'Резервісти', 'Тайвань', 'Військові навчання']</text:p>
      <text:p text:style-name="P4">
Type: Article</text:p>
      <!--METADATA-->
      <text:p text:style-name="P4">
<draw:frame draw:style-name="fr1" draw:name="Image359" text:anchor-type="as-char" svg:width="6.9236in" svg:height="3.956343in" draw:z-index="0">
<draw:image xlink:href="../Images/yкринформ/2023-05-12T00-27-00-03-00/630_360_1683805568-376.jpeg" xlink:type="simple" xlink:show="embed" xlink:actuate="onLoad" draw:mime-type="image/jpeg"/>
</draw:frame>
The first group of fourteen reserves passes a weekly military Vyshkil.</text:p>
      <text:p text:style-name="P4">
About it reports <text:a xlink:type="simple" xlink:href="https://www3.nhk.or.jp/nhkworld/en/news/20230511_27/" text:style-name="Internet_20_link" text:visited-style-name="Visited_20_Internet_20_Link">
</text:a>
, reports Ukrinform.</text:p>
      <text:p text:style-name="P4">
Until recently, the preparation of Taiwanese reservists was limited. However, this year the Ministry of Defense began to be involved in training, trying to strengthen the defense opportunities in response to the growing military pressure of China.</text:p>
      <text:p text:style-name="P4">
Fourteen reserves are involved in a five -day curriculum.</text:p>
      <text:p text:style-name="P4">
President <text:span text:style-name="T4">
 <text:a xlink:type="simple" xlink:href="https://www.ukrinform.ua/tag-tajvan" text:style-name="Internet_20_link" text:visited-style-name="Visited_20_Internet_20_Link">
</text:a>
</text:span>
 This invisible center and watched combat firing training. She thanked the participants for the decision to undergo a military training and a statement that more women would join.</text:p>
      <text:p text:style-name="P4">
Tsi noted that Taiwan was on the forefront of democracy, and the island's calling for unity to defend his fartherman's unity.</text:p>
      <text:p text:style-name="P4">
<text:span text:style-name="T4">
 Read also: </text:span>
 <text:span text:style-name="T4">
 <text:a xlink:type="simple" xlink:href="https://www.ukrinform.ua/rubric-ato/3705471-stati-vidilat-tajvanu-vijskovoi-dopomogi-na-500-miljoniv-reuters.html" text:style-name="Internet_20_link" text:visited-style-name="Visited_20_Internet_20_Link">
</text:a>
</text:span>
</text:p>
      <text:p text:style-name="P4">
The minimum service life for volunteer servicemen who are considered to be a basic component of Taiwan's defense forces has been set for four years. However, in the last five years, these defense ministry shows that about 20%of staff leave military service every year for personal reasons.</text:p>
      <text:p text:style-name="P4">
During this year, the Ministry plans to prepare 220 reserves.</text:p>
      <text:p text:style-name="P4">
As reported by Ukrinform, _ <text:span text:style-name="T4">
 <text:a xlink:type="simple" xlink:href="https://www.ukrinform.ua/rubric-world/3705506-kitaj-risuce-vistupae-proti-prodazu-spolucenimi-statami-zbroi-tajvanu-mzs.html" text:style-name="Internet_20_link" text:visited-style-name="Visited_20_Internet_20_Link">
</text:a>
</text:span>
 _ and calls the US to stop military contacts with the island.</text:p>
      <text:p text:style-name="P4">
News Source: <text:a xlink:type="simple" xlink:href="https://www.ukrinform.ua/rubric-world/3707784-tajvan-rozpocav-vijskovu-pidgotovku-rezervistok.html" text:style-name="Internet_20_link" text:visited-style-name="Visited_20_Internet_20_Link">
https://www.ukrinform.ua/rubric-world/3707784-tajvan-rozpocav-vijskovu-pidgotovku-rezervistok.html</text:a>
</text:p>
      <!--NEWS-->
      <text:h text:style-name="P10" text:outline-level="1">
<text:span text:style-name="T4">
"West Hem" and "Basel" won the first matches of 1/2 finals of the UEFA Conference League</text:span>
</text:h>
      <text:p text:style-name="P4">
Authors: Ukrinform (Person)</text:p>
      <text:p text:style-name="P4">
Publisher: Укринформ (Organization)</text:p>
      <text:p text:style-name="P4">
Published Time: 2023-05-12T00:33:50+03:00</text:p>
      <text:p text:style-name="P4">
Modified Time: 2023-05-12T00:33:50+03:00</text:p>
      <text:p text:style-name="P4">
Description: In the UEFA Conferences, the first matches of the semi -final stage were held. - Ukrinform.</text:p>
      <text:p text:style-name="P4">
Images: ["<text:a xlink:type="simple" xlink:href="https://static.ukrinform.com/photos/2023_05/thumb_files/630_360_1683840777-830.jpg" text:style-name="Internet_20_link" text:visited-style-name="Visited_20_Internet_20_Link">
630_360_16838...</text:a>
"]</text:p>
      <text:p text:style-name="P4">
Tags: ['Футбол', 'Ліга конференцій УЄФА']</text:p>
      <text:p text:style-name="P4">
Type: Article</text:p>
      <!--METADATA-->
      <text:p text:style-name="P4">
<draw:frame draw:style-name="fr1" draw:name="Image360" text:anchor-type="as-char" svg:width="6.9236in" svg:height="3.956343in" draw:z-index="0">
<draw:image xlink:href="../Images/yкринформ/2023-05-12T00-33-50-03-00/630_360_1683840777-830.jpg" xlink:type="simple" xlink:show="embed" xlink:actuate="onLoad" draw:mime-type="image/jpeg"/>
</draw:frame>
The UEFA Lisaneshone Finish the first matches of the semi -final stage of the draw.</text:p>
      <text:p text:style-name="P4">
The English West Hem in London won a volitional victory over the Dutch ALKMARA - 2: 1, and the Italian Fiorentina in Florence gave way to the Swiss Basel - 1: 2, Ukrinform reports.</text:p>
      <text:p text:style-name="P4">
On London Stadium in West Hema was distinguished by Alzhrets Mohammed Said Benrahma(67-a minute, with a penalty) та ямайський форвард Мічейл Антоніо (76); As a composition of "Alkmaara" ball scored Randers(41).</text:p>
      <text:p text:style-name="P4">
Авторами голів на «Стадіо Артеміо Франкі» у Флоренції стали Артур (25)- Ugospodarvtav, now fed(71)and Zeki Amduni(90+3)- guests.</text:p>
      <text:p text:style-name="P4">
The fights will be held on May 18.</text:p>
      <text:p text:style-name="P4">
<text:span text:style-name="T4">
 Read also: </text:span>
 <text:a xlink:type="simple" xlink:href="https://www.ukrinform.ua/rubric-sports/3707765-zbirni-ukraini-z-plaznogo-futbolu-otrimali-supernikiv-na-evropejskih-igrah.html" text:style-name="Internet_20_link" text:visited-style-name="Visited_20_Internet_20_Link">
<text:span text:style-name="T4">
 Football </text:span>
</text:a>
We will remind, the UEFA League Final will take place on June 7 at Cinobosstadium in Prague(Czech Republic).</text:p>
      <text:p text:style-name="P4">
Фото: AFP.</text:p>
      <text:p text:style-name="P4">
News Source: <text:a xlink:type="simple" xlink:href="https://www.ukrinform.ua/rubric-sports/3708030-vest-gem-i-bazel-vigrali-persi-matci-12-finalu-ligi-konferencij-uefa.html" text:style-name="Internet_20_link" text:visited-style-name="Visited_20_Internet_20_Link">
https://www.ukrinform.ua/rubric-sports/3708030-vest-gem-i-bazel-vigrali-persi-matci-12-finalu-ligi-konferencij-uefa.html</text:a>
</text:p>
      <!--NEWS-->
      <text:h text:style-name="P10" text:outline-level="1">
<text:span text:style-name="T4">
"West Hem" and "Basel" won the first matches of 1/2 finals of the UEFA Conference League</text:span>
</text:h>
      <text:p text:style-name="P4">
Authors: Ukrinform (Person)</text:p>
      <text:p text:style-name="P4">
Publisher: Укринформ (Organization)</text:p>
      <text:p text:style-name="P4">
Published Time: 2023-05-12T00:33:50+03:00</text:p>
      <text:p text:style-name="P4">
Modified Time: 2023-05-12T00:33:50+03:00</text:p>
      <text:p text:style-name="P4">
Description: In the UEFA Conferences, the first matches of the semi -final stage were held. - Ukrinform.</text:p>
      <text:p text:style-name="P4">
Images: ["<text:a xlink:type="simple" xlink:href="https://static.ukrinform.com/photos/2023_05/thumb_files/630_360_1683840777-830.jpg" text:style-name="Internet_20_link" text:visited-style-name="Visited_20_Internet_20_Link">
630_360_16838...</text:a>
"]</text:p>
      <text:p text:style-name="P4">
Tags: ['Футбол', 'Ліга конференцій УЄФА']</text:p>
      <text:p text:style-name="P4">
Type: Article</text:p>
      <!--METADATA-->
      <text:p text:style-name="P4">
<draw:frame draw:style-name="fr1" draw:name="Image361" text:anchor-type="as-char" svg:width="6.9236in" svg:height="3.956343in" draw:z-index="0">
<draw:image xlink:href="../Images/yкринформ/2023-05-12T00-33-50-03-00/630_360_1683840777-830.jpg" xlink:type="simple" xlink:show="embed" xlink:actuate="onLoad" draw:mime-type="image/jpeg"/>
</draw:frame>
The UEFA Lisaneshone Finish the first matches of the semi -final stage of the draw.</text:p>
      <text:p text:style-name="P4">
The English West Hem in London won a volitional victory over the Dutch ALKMARA - 2: 1, and the Italian Fiorentina in Florence gave way to the Swiss Basel - 1: 2, Ukrinform reports.</text:p>
      <text:p text:style-name="P4">
On London Stadium in West Hema was distinguished by Alzhrets Mohammed Said Benrahma(67-a minute, with a penalty) та ямайський форвард Мічейл Антоніо (76); As a composition of "Alkmaara" ball scored Randers(41).</text:p>
      <text:p text:style-name="P4">
Авторами голів на «Стадіо Артеміо Франкі» у Флоренції стали Артур (25)- Ugospodarvtav, now fed(71)and Zeki Amduni(90+3)- guests.</text:p>
      <text:p text:style-name="P4">
The fights will be held on May 18.</text:p>
      <text:p text:style-name="P4">
<text:span text:style-name="T4">
 Read also: </text:span>
 <text:a xlink:type="simple" xlink:href="https://www.ukrinform.ua/rubric-sports/3707765-zbirni-ukraini-z-plaznogo-futbolu-otrimali-supernikiv-na-evropejskih-igrah.html" text:style-name="Internet_20_link" text:visited-style-name="Visited_20_Internet_20_Link">
<text:span text:style-name="T4">
 Football </text:span>
</text:a>
We will remind, the UEFA League Final will take place on June 7 at Cinobosstadium in Prague(Czech Republic).</text:p>
      <text:p text:style-name="P4">
Фото: AFP.</text:p>
      <text:p text:style-name="P4">
News Source: <text:a xlink:type="simple" xlink:href="https://www.ukrinform.ua/rubric-sports/3708030-vest-gem-i-bazel-vigrali-persi-matci-12-finalu-ligi-konferencij-uefa.html" text:style-name="Internet_20_link" text:visited-style-name="Visited_20_Internet_20_Link">
https://www.ukrinform.ua/rubric-sports/3708030-vest-gem-i-bazel-vigrali-persi-matci-12-finalu-ligi-konferencij-uefa.html</text:a>
</text:p>
      <!--NEWS-->
      <text:h text:style-name="P10" text:outline-level="1">
<text:span text:style-name="T4">
Podolyak told what conditions the exchange of Boguslaev for</text:span>
</text:h>
      <text:p text:style-name="P4">
Authors: Ukrinform (Person)</text:p>
      <text:p text:style-name="P4">
Publisher: Укринформ (Organization)</text:p>
      <text:p text:style-name="P4">
Published Time: 2023-05-12T00:39:00+03:00</text:p>
      <text:p text:style-name="P4">
Modified Time: 2023-05-12T00:39:00+03:00</text:p>
      <text:p text:style-name="P4">
Description: Vyacheslav Boguslaev's Motor Sich Expature is possible, but at first he must obtain the most rigid criminal sentence and the maximum period for his wine to be legally fixed. - Ukrinform.</text:p>
      <text:p text:style-name="P4">
Images: ["<text:a xlink:type="simple" xlink:href="https://static.ukrinform.com/photos/2019_07/thumb_files/630_360_1562674142-155.jpg" text:style-name="Internet_20_link" text:visited-style-name="Visited_20_Internet_20_Link">
630_360_15626...</text:a>
"]</text:p>
      <text:p text:style-name="P4">
Tags: ['Обмін', 'росія', 'Богуслаєв', 'Подоляк', 'Війна з росією']</text:p>
      <text:p text:style-name="P4">
Type: Article</text:p>
      <!--METADATA-->
      <text:p text:style-name="P4">
<draw:frame draw:style-name="fr1" draw:name="Image362" text:anchor-type="as-char" svg:width="6.9236in" svg:height="3.956343in" draw:z-index="0">
<draw:image xlink:href="../Images/yкринформ/2023-05-12T00-39-00-03-00/630_360_1562674142-155.jpg" xlink:type="simple" xlink:show="embed" xlink:actuate="onLoad" draw:mime-type="image/jpeg"/>
</draw:frame>
Sich Motor Sich Exchange, Vyacheslav Boguslaev is possible, but at first it is possible to obtain the most rigid criminal sentence and the maximum period for his wine to be legally fixed.</text:p>
      <text:p text:style-name="P4">
The adviser to the chairman of the Presidential Office of Ukraine Mikhail Podolyak said in an interview <text:a xlink:type="simple" xlink:href="https://24tv.ua/boguslayev-poprosiv-vklyuchiti-yogo-obmin-rosiyeyu-mozhlivo-obminyati_n2311788" text:style-name="Internet_20_link" text:visited-style-name="Visited_20_Internet_20_Link">
</text:a>
, reports Ukrinform.</text:p>
      <text:p text:style-name="P4">
"This person worked for the Russians and encouraged them to cause missile attacks on their own enterprise," Podolyak said.</text:p>
      <text:p text:style-name="P4">
<text:span text:style-name="T4">
 Read also: </text:span>
 <text:span text:style-name="T4">
 <text:a xlink:type="simple" xlink:href="https://www.ukrinform.ua/rubric-society/3707480-boguslaev-poprosiv-vkluciti-jogo-v-spisok-na-obmin-z-rf-shemi.html" text:style-name="Internet_20_link" text:visited-style-name="Visited_20_Internet_20_Link">
</text:a>
</text:span>
</text:p>
      <text:p text:style-name="P4">
The adviser to the chairman Pus explained that Boguslaev during a full-scale invasion of any actions "Motor Sich", in particular, the possibility of transmitting the helicopter forces of Ukraine. In his opinion, so <text:span text:style-name="T4">
 <text:a xlink:type="simple" xlink:href="https://www.ukrinform.ua/tag-boguslaev" text:style-name="Internet_20_link" text:visited-style-name="Visited_20_Internet_20_Link">
</text:a>
</text:span>
 Must get the most rigid criminal sentence and the maximum term. It is necessary to legally record his one side as a criminal criminal, and on the other - as an absolute, purebred traitor.</text:p>
      <text:p text:style-name="P4">
“It is historically important to record such people so that by the end of their existence, everyone understands who it was. He during a full -scale war, when a citizen of the country was brutally killed and raped, he continued to support those who did, ”Podolyak stressed.</text:p>
      <text:p text:style-name="P4">
<text:span text:style-name="T4">
 Read also: </text:span>
 <text:span text:style-name="T4">
 <text:a xlink:type="simple" xlink:href="https://www.ukrinform.ua/rubric-society/3689181-sud-prodovziv-strok-boguslaevu-perebuvatime-pid-vartou-do-kinca-travna.html" text:style-name="Internet_20_link" text:visited-style-name="Visited_20_Internet_20_Link">
</text:a>
</text:span>
</text:p>
      <text:p text:style-name="P4">
It is important to do, a confident adviser to the head, so that they are not told then, he said, "raised the production of" Sich Motor ", and" has great merits. "</text:p>
      <text:p text:style-name="P4">
"However, if we can pick up a thousand of our boys for the subject of Boguslaev, then we will definitely go to the exchange processes," Podolyak emphasized.</text:p>
      <text:p text:style-name="P4">
He noted that the headquarters should be dealt with by the exchange of the exchange.</text:p>
      <text:p text:style-name="P4">
<text:span text:style-name="T4">
 Read also: </text:span>
 <text:span text:style-name="T4">
 <text:a xlink:type="simple" xlink:href="https://www.ukrinform.ua/rubric-ato/3688366-boguslaevu-ogolosili-novu-pidozru-za-blokuvanna-peredaci-silam-oboroni-gelikopteriv.html" text:style-name="Internet_20_link" text:visited-style-name="Visited_20_Internet_20_Link">
</text:a>
</text:span>
</text:p>
      <text:p text:style-name="P4">
We will remind: earlier in an interview with the publication "Podolya" Podolyak <text:a xlink:type="simple" xlink:href="https://www.currenttime.tv/a/32098701.html" text:style-name="Internet_20_link" text:visited-style-name="Visited_20_Internet_20_Link">
</text:a>
that the exchange is possible similar to how it happened with the traitor Medvedchuk.<text:span text:style-name="T4">
 Read also: </text:span>
 <text:span text:style-name="T4">
 <text:a xlink:type="simple" xlink:href="https://www.ukrinform.ua/rubric-ato/3690307-zelenskij-vviv-sankcii-proti-boguslaeva-ta-nizki-fizicnih-ta-uridicnih-osib-z-rosii-ta-iranu.html" text:style-name="Internet_20_link" text:visited-style-name="Visited_20_Internet_20_Link">
</text:a>
</text:span>
</text:p>
      <text:p text:style-name="P4">
As reported by Ukrinform, earlier the secretary of the National Security and Defense Council Danilov expressed his belief that Boguslaev is a letter to click him in the list for exchange with Russia _ <text:span text:style-name="T4">
 [] <text:a xlink:type="simple" xlink:href="https://www.ukrinform.ua/rubric-ato/3707639-danilov-listom-iz-prohannam-pro-obmin-boguslaev-pidtverdiv-so-buv-rosijskim-agentom.html" text:style-name="Internet_20_link" text:visited-style-name="Visited_20_Internet_20_Link">
</text:a>
</text:span>
 _</text:p>
      <text:p text:style-name="P4">
News Source: <text:a xlink:type="simple" xlink:href="https://www.ukrinform.ua/rubric-society/3708031-podolak-rozpoviv-za-akij-umov-mozlivij-obmin-boguslaeva-do-rosii.html" text:style-name="Internet_20_link" text:visited-style-name="Visited_20_Internet_20_Link">
https://www.ukrinform.ua/rubric-society/3708031-podolak-rozpoviv-za-akij-umov-mozlivij-obmin-boguslaeva-do-rosii.html</text:a>
</text:p>
      <!--NEWS-->
      <text:h text:style-name="P10" text:outline-level="1">
<text:span text:style-name="T4">
Musk found the CEO for Twitter</text:span>
</text:h>
      <text:p text:style-name="P4">
Authors: Ukrinform (Person)</text:p>
      <text:p text:style-name="P4">
Publisher: Укринформ (Organization)</text:p>
      <text:p text:style-name="P4">
Published Time: 2023-05-12T00:54:00+03:00</text:p>
      <text:p text:style-name="P4">
Modified Time: 2023-05-12T00:54:00+03:00</text:p>
      <text:p text:style-name="P4">
Description: Billionaire Ilon Musk has found a new CEO of the Twitter social network he owns. - Ukrinform.</text:p>
      <text:p text:style-name="P4">
Images: ["<text:a xlink:type="simple" xlink:href="https://static.ukrinform.com/photos/2023_04/thumb_files/630_360_1682252855-654.jpg" text:style-name="Internet_20_link" text:visited-style-name="Visited_20_Internet_20_Link">
630_360_16822...</text:a>
"]</text:p>
      <text:p text:style-name="P4">
Tags: ['Ілон Маск', 'IT-технології', 'Twitter']</text:p>
      <text:p text:style-name="P4">
Type: Article</text:p>
      <!--METADATA-->
      <text:p text:style-name="P4">
<draw:frame draw:style-name="fr1" draw:name="Image363" text:anchor-type="as-char" svg:width="6.9236in" svg:height="3.956343in" draw:z-index="0">
<draw:image xlink:href="../Images/yкринформ/2023-05-12T00-54-00-03-00/630_360_1682252855-654.jpg" xlink:type="simple" xlink:show="embed" xlink:actuate="onLoad" draw:mime-type="image/jpeg"/>
</draw:frame>
A billionaire Musk has found a new CEO of the Twitter social network, which he widespread.</text:p>
      <text:p text:style-name="P4">
As Ukrinform reports, he wrote about it in <text:a xlink:type="simple" xlink:href="https://twitter.com/elonmusk/status/1656748197308674048" text:style-name="Internet_20_link" text:visited-style-name="Visited_20_Internet_20_Link">
</text:a>
.</text:p>
      <text:p text:style-name="P4">
За словами Маска, новий гендиректор і обійме посаду в Twitter Inc., яканещодавно змінила свою назву на X Corp. Приблизно за півтора місяця. Проте вінне назвав ім'я нового керівника, натякнувши лише, що це жінка.</text:p>
      <text:p text:style-name="P4">
<text:span text:style-name="T4">
Читайте також:</text:span>
 <text:span text:style-name="T4">
<text:a xlink:type="simple" xlink:href="https://www.ukrinform.ua/rubric-technology/3707185-u-tvitteri-zavlatsa-video-ta-audiodzvinki.html" text:style-name="Internet_20_link" text:visited-style-name="Visited_20_Internet_20_Link">
 </text:a>
</text:span>
</text:p>
      <text:p text:style-name="P4">
“I am glad to announce that I have a new CEO of X/Twitter. She is a state of work in about 6 weeks!” - wrote Musk in his tweet.</text:p>
      <text:p text:style-name="Quotations">

<text:p text:style-name="P4">
Excited to AnnoUnce that I've Hired A New Ceo for X/Twitter. She will be&gt;
 starting in ~ 6 weeks!&gt;
&gt;
 MY Role Will Transition to Being Exec Chair &amp; CTO, Overseeing Product,&gt;
 Software &amp; Sysops. &gt;
&gt;
 - Elon Musk(@elonmusk) <text:a xlink:type="simple" xlink:href="https://twitter.com/elonmusk/status/1656748197308674048" text:style-name="Internet_20_link" text:visited-style-name="Visited_20_Internet_20_Link">
&gt;
 </text:a>
<text:span text:style-name="T4">
 Read also: </text:span>
 <text:span text:style-name="T4">
 <text:a xlink:type="simple" xlink:href="https://www.ukrinform.ua/rubric-technology/3706491-tvitter-vidalatime-akaunti-aki-buli-neaktivni-rokami.html" text:style-name="Internet_20_link" text:visited-style-name="Visited_20_Internet_20_Link">
</text:a>
</text:span>
</text:p>

</text:p>
      <text:p text:style-name="P4">
Musk added that he will perform the duties of the executive chairman and the technical director, will supervise products, software and system administrators.</text:p>
      <text:p text:style-name="P4">
As reported, Musk purchased <text:span text:style-name="T4">
 <text:a xlink:type="simple" xlink:href="https://www.ukrinform.ua/tag-twitter" text:style-name="Internet_20_link" text:visited-style-name="Visited_20_Internet_20_Link">
</text:a>
</text:span>
 In October last year.</text:p>
      <text:p text:style-name="P4">
News Source: <text:a xlink:type="simple" xlink:href="https://www.ukrinform.ua/rubric-technology/3708032-mask-znajsov-generalnogo-direktora-dla-tvittera.html" text:style-name="Internet_20_link" text:visited-style-name="Visited_20_Internet_20_Link">
https://www.ukrinform.ua/rubric-technology/3708032-mask-znajsov-generalnogo-direktora-dla-tvittera.html</text:a>
</text:p>
      <!--NEWS-->
      <text:h text:style-name="P10" text:outline-level="1">
<text:span text:style-name="T4">
Musk found the CEO for Twitter</text:span>
</text:h>
      <text:p text:style-name="P4">
Authors: Ukrinform (Person)</text:p>
      <text:p text:style-name="P4">
Publisher: Укринформ (Organization)</text:p>
      <text:p text:style-name="P4">
Published Time: 2023-05-12T00:54:00+03:00</text:p>
      <text:p text:style-name="P4">
Modified Time: 2023-05-12T00:54:00+03:00</text:p>
      <text:p text:style-name="P4">
Description: Billionaire Ilon Musk has found a new CEO of the Twitter social network he owns. - Ukrinform.</text:p>
      <text:p text:style-name="P4">
Images: ["<text:a xlink:type="simple" xlink:href="https://static.ukrinform.com/photos/2023_04/thumb_files/630_360_1682252855-654.jpg" text:style-name="Internet_20_link" text:visited-style-name="Visited_20_Internet_20_Link">
630_360_16822...</text:a>
"]</text:p>
      <text:p text:style-name="P4">
Tags: ['Ілон Маск', 'IT-технології', 'Twitter']</text:p>
      <text:p text:style-name="P4">
Type: Article</text:p>
      <!--METADATA-->
      <text:p text:style-name="P4">
<draw:frame draw:style-name="fr1" draw:name="Image364" text:anchor-type="as-char" svg:width="6.9236in" svg:height="3.956343in" draw:z-index="0">
<draw:image xlink:href="../Images/yкринформ/2023-05-12T00-54-00-03-00/630_360_1682252855-654.jpg" xlink:type="simple" xlink:show="embed" xlink:actuate="onLoad" draw:mime-type="image/jpeg"/>
</draw:frame>
A billionaire Musk has found a new CEO of the Twitter social network, which he widespread.</text:p>
      <text:p text:style-name="P4">
As Ukrinform reports, he wrote about it in <text:a xlink:type="simple" xlink:href="https://twitter.com/elonmusk/status/1656748197308674048" text:style-name="Internet_20_link" text:visited-style-name="Visited_20_Internet_20_Link">
</text:a>
.</text:p>
      <text:p text:style-name="P4">
За словами Маска, новий гендиректор і обійме посаду в Twitter Inc., яканещодавно змінила свою назву на X Corp. Приблизно за півтора місяця. Проте вінне назвав ім'я нового керівника, натякнувши лише, що це жінка.</text:p>
      <text:p text:style-name="P4">
<text:span text:style-name="T4">
Читайте також:</text:span>
 <text:span text:style-name="T4">
<text:a xlink:type="simple" xlink:href="https://www.ukrinform.ua/rubric-technology/3707185-u-tvitteri-zavlatsa-video-ta-audiodzvinki.html" text:style-name="Internet_20_link" text:visited-style-name="Visited_20_Internet_20_Link">
 </text:a>
</text:span>
</text:p>
      <text:p text:style-name="P4">
“I am glad to announce that I have a new CEO of X/Twitter. She is a state of work in about 6 weeks!” - wrote Musk in his tweet.</text:p>
      <text:p text:style-name="Quotations">

<text:p text:style-name="P4">
Excited to AnnoUnce that I've Hired A New Ceo for X/Twitter. She will be&gt;
 starting in ~ 6 weeks!&gt;
&gt;
 MY Role Will Transition to Being Exec Chair &amp; CTO, Overseeing Product,&gt;
 Software &amp; Sysops. &gt;
&gt;
 - Elon Musk(@elonmusk) <text:a xlink:type="simple" xlink:href="https://twitter.com/elonmusk/status/1656748197308674048" text:style-name="Internet_20_link" text:visited-style-name="Visited_20_Internet_20_Link">
&gt;
 </text:a>
<text:span text:style-name="T4">
 Read also: </text:span>
 <text:span text:style-name="T4">
 <text:a xlink:type="simple" xlink:href="https://www.ukrinform.ua/rubric-technology/3706491-tvitter-vidalatime-akaunti-aki-buli-neaktivni-rokami.html" text:style-name="Internet_20_link" text:visited-style-name="Visited_20_Internet_20_Link">
</text:a>
</text:span>
</text:p>

</text:p>
      <text:p text:style-name="P4">
Musk added that he will perform the duties of the executive chairman and the technical director, will supervise products, software and system administrators.</text:p>
      <text:p text:style-name="P4">
As reported, Musk purchased <text:span text:style-name="T4">
 <text:a xlink:type="simple" xlink:href="https://www.ukrinform.ua/tag-twitter" text:style-name="Internet_20_link" text:visited-style-name="Visited_20_Internet_20_Link">
</text:a>
</text:span>
 In October last year.</text:p>
      <text:p text:style-name="P4">
News Source: <text:a xlink:type="simple" xlink:href="https://www.ukrinform.ua/rubric-technology/3708032-mask-znajsov-generalnogo-direktora-dla-tvittera.html" text:style-name="Internet_20_link" text:visited-style-name="Visited_20_Internet_20_Link">
https://www.ukrinform.ua/rubric-technology/3708032-mask-znajsov-generalnogo-direktora-dla-tvittera.html</text:a>
</text:p>
      <!--NEWS-->
      <text:h text:style-name="P10" text:outline-level="1">
<text:span text:style-name="T4">
Has a leadership position during the occupation of Kharkiv region - law enforcement officers exposed a local resident</text:span>
</text:h>
      <text:p text:style-name="P4">
Author: ['АРМІЯINFORM']</text:p>
      <text:p text:style-name="P4">
Time: 2023-05-12T99:00:00-04:00</text:p>
      <text:p text:style-name="P4">
Description: For the proprietary Kerivnitvva of the Okrugskoye prosecutors of the Kharkivs, the war with Ukraine 2022, the war with Ukraine Latest news today, the news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6668770_254896403730302_3012902011103222876_n.jpg" text:style-name="Internet_20_link" text:visited-style-name="Visited_20_Internet_20_Link">
346668770_254896403730302_3012902011103222876_n.jpg</text:a>
']</text:p>
      <text:p text:style-name="P4">
Tags: ['STOPRUSSIA', 'АГРЕСІЯ РФ']</text:p>
      <text:p text:style-name="P4">
Category: News</text:p>
      <!--METADATA-->
      <text:p text:style-name="P4">
<draw:frame draw:style-name="fr1" draw:name="Image365" text:anchor-type="as-char" svg:width="6.9236in" svg:height="7.856567in" draw:z-index="0">
<draw:image xlink:href="../Images/AРМІЯINFORM/2023-05-12T99-00-00-04-00/346668770_254896403730302_3012902011103222876_n.jpg" xlink:type="simple" xlink:show="embed" xlink:actuate="onLoad" draw:mime-type="image/jpeg"/>
</draw:frame>
Under the procedural leadership of the Izium District Prosecutor's Office of the Kharkiv region, the woman was informed of suspicion of collaborative activity(Part 5 of Article 111-1 of the Criminal Code of Ukraine).</text:p>
      <text:p text:style-name="P4">
Про це<text:a xlink:type="simple" xlink:href="https://www.facebook.com/pgo.gov.ua/posts/pfbid02TZ7vRx6PtK7GLmrPW7uHFAog4XmhyekCyC91Rm2A18LtXQR8Ygm1W6ZVyWLXuGfPl" text:style-name="Internet_20_link" text:visited-style-name="Visited_20_Internet_20_Link">
повідомляє</text:a>
Office of the Prosecutor General of Ukraine.</text:p>
      <text:p text:style-name="P4">
According to the investigation, during the occupation of the city of Izum, a local resident voluntarily worked to work for a new "power". She embraced the pseudo -office of the "chief of work and the socialist of the UGA of the Izumsky District."</text:p>
      <text:p text:style-name="P4">
The woman participated in meetings in the occupation administration, provided the acceptance of workers to work at the occupying power, was engaged in the organization of the work of the administrative building "Center for Social Protection of the Population".</text:p>
      <text:p text:style-name="P4">
At the request of the prosecutor's office, the suspect was selected a preventive measure in the form of detention without the right to make bail.</text:p>
      <text:p text:style-name="P4">
Pre -trial investigation - National Police of Ukraine, operational support - SBU.</text:p>
      <text:p text:style-name="P4">
News Source: <text:a xlink:type="simple" xlink:href="https://armyinform.com.ua/2023/05/12/obijnyala-kerivnu-posadu-pid-chas-okupacziyi-harkivshhyny-pravoohoronczi-vykryly-misczevu-zhytelku/" text:style-name="Internet_20_link" text:visited-style-name="Visited_20_Internet_20_Link">
https://armyinform.com.ua/2023/05/12/obijnyala-kerivnu-posadu-pid-chas-okupacziyi-harkivshhyny-pravoohoronczi-vykryly-misczevu-zhytelk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